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]" office:value-type="float" office:value="1" calcext:value-type="float">
            <text:p>1</text:p>
          </table:table-cell>
          <table:table-cell table:formula="of:=[.G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2]" office:value-type="float" office:value="2" calcext:value-type="float">
            <text:p>2</text:p>
          </table:table-cell>
          <table:table-cell table:formula="of:=[.G3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3]" office:value-type="float" office:value="3" calcext:value-type="float">
            <text:p>3</text:p>
          </table:table-cell>
          <table:table-cell table:formula="of:=[.G4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4]" office:value-type="float" office:value="4" calcext:value-type="float">
            <text:p>4</text:p>
          </table:table-cell>
          <table:table-cell table:formula="of:=[.G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5]" office:value-type="float" office:value="5" calcext:value-type="float">
            <text:p>5</text:p>
          </table:table-cell>
          <table:table-cell table:formula="of:=[.G6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6]" office:value-type="float" office:value="6" calcext:value-type="float">
            <text:p>6</text:p>
          </table:table-cell>
          <table:table-cell table:formula="of:=[.G7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7]" office:value-type="float" office:value="7" calcext:value-type="float">
            <text:p>7</text:p>
          </table:table-cell>
          <table:table-cell table:formula="of:=[.G8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8]" office:value-type="float" office:value="8" calcext:value-type="float">
            <text:p>8</text:p>
          </table:table-cell>
          <table:table-cell table:formula="of:=[.G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3" office:value-type="float" office:value="6.4" calcext:value-type="float">
            <text:p>6.4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9]" office:value-type="float" office:value="9" calcext:value-type="float">
            <text:p>9</text:p>
          </table:table-cell>
          <table:table-cell table:formula="of:=[.G10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+3" office:value-type="float" office:value="9.4" calcext:value-type="float">
            <text:p>9.4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0]" office:value-type="float" office:value="10" calcext:value-type="float">
            <text:p>10</text:p>
          </table:table-cell>
          <table:table-cell table:formula="of:=[.G11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+3" office:value-type="float" office:value="12.4" calcext:value-type="float">
            <text:p>12.4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1]" office:value-type="float" office:value="11" calcext:value-type="float">
            <text:p>11</text:p>
          </table:table-cell>
          <table:table-cell table:formula="of:=[.G12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3" office:value-type="float" office:value="15.4" calcext:value-type="float">
            <text:p>15.4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2]" office:value-type="float" office:value="12" calcext:value-type="float">
            <text:p>12</text:p>
          </table:table-cell>
          <table:table-cell table:formula="of:=[.G13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13]" office:value-type="float" office:value="13" calcext:value-type="float">
            <text:p>13</text:p>
          </table:table-cell>
          <table:table-cell table:formula="of:=[.G14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8" calcext:value-type="float">
            <text:p>15.80</text:p>
          </table:table-cell>
          <table:table-cell table:formula="of:=[.C14]-1"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4]" office:value-type="float" office:value="14" calcext:value-type="float">
            <text:p>14</text:p>
          </table:table-cell>
          <table:table-cell table:formula="of:=[.G15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0</text:p>
          </table:table-cell>
          <table:table-cell table:formula="of:=[.C15]-1"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5]" office:value-type="float" office:value="15" calcext:value-type="float">
            <text:p>15</text:p>
          </table:table-cell>
          <table:table-cell table:formula="of:=[.G16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.80</text:p>
          </table:table-cell>
          <table:table-cell table:formula="of:=[.C16]-1"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6]" office:value-type="float" office:value="16" calcext:value-type="float">
            <text:p>16</text:p>
          </table:table-cell>
          <table:table-cell table:formula="of:=[.G17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0</text:p>
          </table:table-cell>
          <table:table-cell table:formula="of:=[.C17]-1"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17]" office:value-type="float" office:value="17" calcext:value-type="float">
            <text:p>17</text:p>
          </table:table-cell>
          <table:table-cell table:formula="of:=[.G18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.80</text:p>
          </table:table-cell>
          <table:table-cell table:formula="of:=[.C18]-1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18]" office:value-type="float" office:value="18" calcext:value-type="float">
            <text:p>18</text:p>
          </table:table-cell>
          <table:table-cell table:formula="of:=[.G19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.80</text:p>
          </table:table-cell>
          <table:table-cell table:formula="of:=[.C19]-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9]" office:value-type="float" office:value="19" calcext:value-type="float">
            <text:p>19</text:p>
          </table:table-cell>
          <table:table-cell table:formula="of:=[.G20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4" calcext:value-type="float">
            <text:p>15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20]" office:value-type="float" office:value="20" calcext:value-type="float">
            <text:p>20</text:p>
          </table:table-cell>
          <table:table-cell table:formula="of:=[.G21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4" calcext:value-type="float">
            <text:p>15.40</text:p>
          </table:table-cell>
          <table:table-cell table:formula="of:=[.C21]+1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H21]" office:value-type="float" office:value="21" calcext:value-type="float">
            <text:p>21</text:p>
          </table:table-cell>
          <table:table-cell table:formula="of:=[.G22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4" calcext:value-type="float">
            <text:p>15.40</text:p>
          </table:table-cell>
          <table:table-cell table:formula="of:=[.C22]+1"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H22]" office:value-type="float" office:value="22" calcext:value-type="float">
            <text:p>22</text:p>
          </table:table-cell>
          <table:table-cell table:formula="of:=[.G23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4" calcext:value-type="float">
            <text:p>15.40</text:p>
          </table:table-cell>
          <table:table-cell table:formula="of:=[.C23]+1"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H23]" office:value-type="float" office:value="23" calcext:value-type="float">
            <text:p>23</text:p>
          </table:table-cell>
          <table:table-cell table:formula="of:=[.G24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0</text:p>
          </table:table-cell>
          <table:table-cell table:formula="of:=[.C24]+1"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24]" office:value-type="float" office:value="24" calcext:value-type="float">
            <text:p>24</text:p>
          </table:table-cell>
          <table:table-cell table:formula="of:=[.G25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4" calcext:value-type="float">
            <text:p>15.40</text:p>
          </table:table-cell>
          <table:table-cell table:formula="of:=[.C25]+1"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H25]" office:value-type="float" office:value="25" calcext:value-type="float">
            <text:p>25</text:p>
          </table:table-cell>
          <table:table-cell table:formula="of:=[.G26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-3" office:value-type="float" office:value="12.4" calcext:value-type="float">
            <text:p>12.4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26]" office:value-type="float" office:value="26" calcext:value-type="float">
            <text:p>26</text:p>
          </table:table-cell>
          <table:table-cell table:formula="of:=[.G27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-3" office:value-type="float" office:value="9.4" calcext:value-type="float">
            <text:p>9.4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H27]" office:value-type="float" office:value="27" calcext:value-type="float">
            <text:p>27</text:p>
          </table:table-cell>
          <table:table-cell table:formula="of:=[.G28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-3" office:value-type="float" office:value="6.4" calcext:value-type="float">
            <text:p>6.4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28]" office:value-type="float" office:value="28" calcext:value-type="float">
            <text:p>28</text:p>
          </table:table-cell>
          <table:table-cell table:formula="of:=[.G29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-3" office:value-type="float" office:value="3.4" calcext:value-type="float">
            <text:p>3.4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H29]" office:value-type="float" office:value="29" calcext:value-type="float">
            <text:p>29</text:p>
          </table:table-cell>
          <table:table-cell table:formula="of:=[.G3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-3" office:value-type="float" office:value="0.4" calcext:value-type="float">
            <text:p>0.4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30]" office:value-type="float" office:value="30" calcext:value-type="float">
            <text:p>30</text:p>
          </table:table-cell>
          <table:table-cell table:formula="of:=[.G31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31]" office:value-type="float" office:value="31" calcext:value-type="float">
            <text:p>31</text:p>
          </table:table-cell>
          <table:table-cell table:formula="of:=[.G32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32]" office:value-type="float" office:value="32" calcext:value-type="float">
            <text:p>32</text:p>
          </table:table-cell>
          <table:table-cell table:formula="of:=[.G33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H33]" office:value-type="float" office:value="33" calcext:value-type="float">
            <text:p>33</text:p>
          </table:table-cell>
          <table:table-cell table:formula="of:=[.G34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H34]" office:value-type="float" office:value="34" calcext:value-type="float">
            <text:p>34</text:p>
          </table:table-cell>
          <table:table-cell table:formula="of:=[.G35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lanilha2" table:style-name="ta1">
        <table:shapes>
          <draw:frame draw:z-index="0" draw:style-name="gr1" draw:text-style-name="P1" svg:width="453.32pt" svg:height="255.06pt" svg:x="179.89pt" svg:y="57.83pt">
            <draw:object draw:notify-on-update-of-ranges="Planilha2.B1:Planilha2.B2501 Planilha2.A1:Planilha2.A2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0.000753427" calcext:value-type="float">
            <text:p>-0.000753427</text:p>
          </table:table-cell>
          <table:table-cell office:value-type="float" office:value="1.53333" calcext:value-type="float">
            <text:p>1.53333</text:p>
          </table:table-cell>
        </table:table-row>
        <table:table-row table:style-name="ro1">
          <table:table-cell office:value-type="float" office:value="-0.00264703" calcext:value-type="float">
            <text:p>-0.00264703</text:p>
          </table:table-cell>
          <table:table-cell office:value-type="float" office:value="3.06667" calcext:value-type="float">
            <text:p>3.06667</text:p>
          </table:table-cell>
        </table:table-row>
        <table:table-row table:style-name="ro1">
          <table:table-cell office:value-type="float" office:value="-0.00565605" calcext:value-type="float">
            <text:p>-0.0056560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-0.00962443" calcext:value-type="float">
            <text:p>-0.00962443</text:p>
          </table:table-cell>
          <table:table-cell office:value-type="float" office:value="6.13333" calcext:value-type="float">
            <text:p>6.13333</text:p>
          </table:table-cell>
        </table:table-row>
        <table:table-row table:style-name="ro1">
          <table:table-cell office:value-type="float" office:value="-0.0140535" calcext:value-type="float">
            <text:p>-0.0140535</text:p>
          </table:table-cell>
          <table:table-cell office:value-type="float" office:value="7.66666" calcext:value-type="float">
            <text:p>7.66666</text:p>
          </table:table-cell>
        </table:table-row>
        <table:table-row table:style-name="ro1">
          <table:table-cell office:value-type="float" office:value="-0.0190622" calcext:value-type="float">
            <text:p>-0.0190622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-0.0243408" calcext:value-type="float">
            <text:p>-0.0243408</text:p>
          </table:table-cell>
          <table:table-cell office:value-type="float" office:value="10.7333" calcext:value-type="float">
            <text:p>10.7333</text:p>
          </table:table-cell>
        </table:table-row>
        <table:table-row table:style-name="ro1">
          <table:table-cell office:value-type="float" office:value="-0.0298912" calcext:value-type="float">
            <text:p>-0.0298912</text:p>
          </table:table-cell>
          <table:table-cell office:value-type="float" office:value="12.2667" calcext:value-type="float">
            <text:p>12.2667</text:p>
          </table:table-cell>
        </table:table-row>
        <table:table-row table:style-name="ro1">
          <table:table-cell office:value-type="float" office:value="-0.035949" calcext:value-type="float">
            <text:p>-0.035949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-0.042285" calcext:value-type="float">
            <text:p>-0.042285</text:p>
          </table:table-cell>
          <table:table-cell office:value-type="float" office:value="15.3333" calcext:value-type="float">
            <text:p>15.3333</text:p>
          </table:table-cell>
        </table:table-row>
        <table:table-row table:style-name="ro1">
          <table:table-cell office:value-type="float" office:value="-0.0491913" calcext:value-type="float">
            <text:p>-0.0491913</text:p>
          </table:table-cell>
          <table:table-cell office:value-type="float" office:value="16.8667" calcext:value-type="float">
            <text:p>16.8667</text:p>
          </table:table-cell>
        </table:table-row>
        <table:table-row table:style-name="ro1">
          <table:table-cell office:value-type="float" office:value="-0.0564982" calcext:value-type="float">
            <text:p>-0.0564982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-0.0639377" calcext:value-type="float">
            <text:p>-0.0639377</text:p>
          </table:table-cell>
          <table:table-cell office:value-type="float" office:value="19.9333" calcext:value-type="float">
            <text:p>19.9333</text:p>
          </table:table-cell>
        </table:table-row>
        <table:table-row table:style-name="ro1">
          <table:table-cell office:value-type="float" office:value="-0.0715327" calcext:value-type="float">
            <text:p>-0.0715327</text:p>
          </table:table-cell>
          <table:table-cell office:value-type="float" office:value="21.4667" calcext:value-type="float">
            <text:p>21.4667</text:p>
          </table:table-cell>
        </table:table-row>
        <table:table-row table:style-name="ro1">
          <table:table-cell office:value-type="float" office:value="-0.0786835" calcext:value-type="float">
            <text:p>-0.07868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085287" calcext:value-type="float">
            <text:p>-0.085287</text:p>
          </table:table-cell>
          <table:table-cell office:value-type="float" office:value="24.5333" calcext:value-type="float">
            <text:p>24.5333</text:p>
          </table:table-cell>
        </table:table-row>
        <table:table-row table:style-name="ro1">
          <table:table-cell office:value-type="float" office:value="-0.0911462" calcext:value-type="float">
            <text:p>-0.0911462</text:p>
          </table:table-cell>
          <table:table-cell office:value-type="float" office:value="26.0667" calcext:value-type="float">
            <text:p>26.0667</text:p>
          </table:table-cell>
        </table:table-row>
        <table:table-row table:style-name="ro1">
          <table:table-cell office:value-type="float" office:value="-0.095913" calcext:value-type="float">
            <text:p>-0.095913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-0.0998725" calcext:value-type="float">
            <text:p>-0.0998725</text:p>
          </table:table-cell>
          <table:table-cell office:value-type="float" office:value="29.1333" calcext:value-type="float">
            <text:p>29.1333</text:p>
          </table:table-cell>
        </table:table-row>
        <table:table-row table:style-name="ro1">
          <table:table-cell office:value-type="float" office:value="-0.102848" calcext:value-type="float">
            <text:p>-0.102848</text:p>
          </table:table-cell>
          <table:table-cell office:value-type="float" office:value="30.6667" calcext:value-type="float">
            <text:p>30.6667</text:p>
          </table:table-cell>
        </table:table-row>
        <table:table-row table:style-name="ro1">
          <table:table-cell office:value-type="float" office:value="-0.105008" calcext:value-type="float">
            <text:p>-0.105008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-0.106592" calcext:value-type="float">
            <text:p>-0.106592</text:p>
          </table:table-cell>
          <table:table-cell office:value-type="float" office:value="33.7333" calcext:value-type="float">
            <text:p>33.7333</text:p>
          </table:table-cell>
        </table:table-row>
        <table:table-row table:style-name="ro1">
          <table:table-cell office:value-type="float" office:value="-0.107358" calcext:value-type="float">
            <text:p>-0.107358</text:p>
          </table:table-cell>
          <table:table-cell office:value-type="float" office:value="35.2667" calcext:value-type="float">
            <text:p>35.2667</text:p>
          </table:table-cell>
        </table:table-row>
        <table:table-row table:style-name="ro1">
          <table:table-cell office:value-type="float" office:value="-0.107562" calcext:value-type="float">
            <text:p>-0.107562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-0.106956" calcext:value-type="float">
            <text:p>-0.106956</text:p>
          </table:table-cell>
          <table:table-cell office:value-type="float" office:value="38.3333" calcext:value-type="float">
            <text:p>38.3333</text:p>
          </table:table-cell>
        </table:table-row>
        <table:table-row table:style-name="ro1">
          <table:table-cell office:value-type="float" office:value="-0.105342" calcext:value-type="float">
            <text:p>-0.105342</text:p>
          </table:table-cell>
          <table:table-cell office:value-type="float" office:value="39.8667" calcext:value-type="float">
            <text:p>39.8667</text:p>
          </table:table-cell>
        </table:table-row>
        <table:table-row table:style-name="ro1">
          <table:table-cell office:value-type="float" office:value="-0.102847" calcext:value-type="float">
            <text:p>-0.102847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-0.0990937" calcext:value-type="float">
            <text:p>-0.0990937</text:p>
          </table:table-cell>
          <table:table-cell office:value-type="float" office:value="42.9333" calcext:value-type="float">
            <text:p>42.9333</text:p>
          </table:table-cell>
        </table:table-row>
        <table:table-row table:style-name="ro1">
          <table:table-cell office:value-type="float" office:value="-0.0943309" calcext:value-type="float">
            <text:p>-0.0943309</text:p>
          </table:table-cell>
          <table:table-cell office:value-type="float" office:value="44.4666" calcext:value-type="float">
            <text:p>44.4666</text:p>
          </table:table-cell>
        </table:table-row>
        <table:table-row table:style-name="ro1">
          <table:table-cell office:value-type="float" office:value="-0.0886712" calcext:value-type="float">
            <text:p>-0.08867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0.0821381" calcext:value-type="float">
            <text:p>-0.0821381</text:p>
          </table:table-cell>
          <table:table-cell office:value-type="float" office:value="47.5333" calcext:value-type="float">
            <text:p>47.5333</text:p>
          </table:table-cell>
        </table:table-row>
        <table:table-row table:style-name="ro1">
          <table:table-cell office:value-type="float" office:value="-0.0752994" calcext:value-type="float">
            <text:p>-0.0752994</text:p>
          </table:table-cell>
          <table:table-cell office:value-type="float" office:value="49.0666" calcext:value-type="float">
            <text:p>49.0666</text:p>
          </table:table-cell>
        </table:table-row>
        <table:table-row table:style-name="ro1">
          <table:table-cell office:value-type="float" office:value="-0.0681494" calcext:value-type="float">
            <text:p>-0.0681494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-0.0610037" calcext:value-type="float">
            <text:p>-0.0610037</text:p>
          </table:table-cell>
          <table:table-cell office:value-type="float" office:value="52.1333" calcext:value-type="float">
            <text:p>52.1333</text:p>
          </table:table-cell>
        </table:table-row>
        <table:table-row table:style-name="ro1">
          <table:table-cell office:value-type="float" office:value="-0.0541159" calcext:value-type="float">
            <text:p>-0.0541159</text:p>
          </table:table-cell>
          <table:table-cell office:value-type="float" office:value="53.6666" calcext:value-type="float">
            <text:p>53.6666</text:p>
          </table:table-cell>
        </table:table-row>
        <table:table-row table:style-name="ro1">
          <table:table-cell office:value-type="float" office:value="-0.0472804" calcext:value-type="float">
            <text:p>-0.0472804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-0.0407995" calcext:value-type="float">
            <text:p>-0.0407995</text:p>
          </table:table-cell>
          <table:table-cell office:value-type="float" office:value="56.7333" calcext:value-type="float">
            <text:p>56.7333</text:p>
          </table:table-cell>
        </table:table-row>
        <table:table-row table:style-name="ro1">
          <table:table-cell office:value-type="float" office:value="-0.0344732" calcext:value-type="float">
            <text:p>-0.0344732</text:p>
          </table:table-cell>
          <table:table-cell office:value-type="float" office:value="58.2666" calcext:value-type="float">
            <text:p>58.2666</text:p>
          </table:table-cell>
        </table:table-row>
        <table:table-row table:style-name="ro1">
          <table:table-cell office:value-type="float" office:value="-0.028283" calcext:value-type="float">
            <text:p>-0.028283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-0.0225058" calcext:value-type="float">
            <text:p>-0.0225058</text:p>
          </table:table-cell>
          <table:table-cell office:value-type="float" office:value="61.3333" calcext:value-type="float">
            <text:p>61.3333</text:p>
          </table:table-cell>
        </table:table-row>
        <table:table-row table:style-name="ro1">
          <table:table-cell office:value-type="float" office:value="-0.0169489" calcext:value-type="float">
            <text:p>-0.0169489</text:p>
          </table:table-cell>
          <table:table-cell office:value-type="float" office:value="62.8666" calcext:value-type="float">
            <text:p>62.8666</text:p>
          </table:table-cell>
        </table:table-row>
        <table:table-row table:style-name="ro1">
          <table:table-cell office:value-type="float" office:value="-0.0120382" calcext:value-type="float">
            <text:p>-0.012038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-0.00792166" calcext:value-type="float">
            <text:p>-0.00792166</text:p>
          </table:table-cell>
          <table:table-cell office:value-type="float" office:value="65.9333" calcext:value-type="float">
            <text:p>65.9333</text:p>
          </table:table-cell>
        </table:table-row>
        <table:table-row table:style-name="ro1">
          <table:table-cell office:value-type="float" office:value="-0.00462785" calcext:value-type="float">
            <text:p>-0.00462785</text:p>
          </table:table-cell>
          <table:table-cell office:value-type="float" office:value="67.4666" calcext:value-type="float">
            <text:p>67.4666</text:p>
          </table:table-cell>
        </table:table-row>
        <table:table-row table:style-name="ro1">
          <table:table-cell office:value-type="float" office:value="-0.00259385" calcext:value-type="float">
            <text:p>-0.002593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0.0016026" calcext:value-type="float">
            <text:p>-0.0016026</text:p>
          </table:table-cell>
          <table:table-cell office:value-type="float" office:value="70.5333" calcext:value-type="float">
            <text:p>70.5333</text:p>
          </table:table-cell>
        </table:table-row>
        <table:table-row table:style-name="ro1">
          <table:table-cell office:value-type="float" office:value="-0.00175815" calcext:value-type="float">
            <text:p>-0.00175815</text:p>
          </table:table-cell>
          <table:table-cell office:value-type="float" office:value="72.0666" calcext:value-type="float">
            <text:p>72.0666</text:p>
          </table:table-cell>
        </table:table-row>
        <table:table-row table:style-name="ro1">
          <table:table-cell office:value-type="float" office:value="-0.00305016" calcext:value-type="float">
            <text:p>-0.00305016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-0.00510899" calcext:value-type="float">
            <text:p>-0.00510899</text:p>
          </table:table-cell>
          <table:table-cell office:value-type="float" office:value="75.1333" calcext:value-type="float">
            <text:p>75.1333</text:p>
          </table:table-cell>
        </table:table-row>
        <table:table-row table:style-name="ro1">
          <table:table-cell office:value-type="float" office:value="-0.00809318" calcext:value-type="float">
            <text:p>-0.00809318</text:p>
          </table:table-cell>
          <table:table-cell office:value-type="float" office:value="76.6666" calcext:value-type="float">
            <text:p>76.6666</text:p>
          </table:table-cell>
        </table:table-row>
        <table:table-row table:style-name="ro1">
          <table:table-cell office:value-type="float" office:value="-0.0116991" calcext:value-type="float">
            <text:p>-0.0116991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-0.0158864" calcext:value-type="float">
            <text:p>-0.0158864</text:p>
          </table:table-cell>
          <table:table-cell office:value-type="float" office:value="79.7333" calcext:value-type="float">
            <text:p>79.7333</text:p>
          </table:table-cell>
        </table:table-row>
        <table:table-row table:style-name="ro1">
          <table:table-cell office:value-type="float" office:value="-0.0208094" calcext:value-type="float">
            <text:p>-0.0208094</text:p>
          </table:table-cell>
          <table:table-cell office:value-type="float" office:value="81.2666" calcext:value-type="float">
            <text:p>81.2666</text:p>
          </table:table-cell>
        </table:table-row>
        <table:table-row table:style-name="ro1">
          <table:table-cell office:value-type="float" office:value="-0.0261774" calcext:value-type="float">
            <text:p>-0.0261774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-0.0322466" calcext:value-type="float">
            <text:p>-0.0322466</text:p>
          </table:table-cell>
          <table:table-cell office:value-type="float" office:value="84.3333" calcext:value-type="float">
            <text:p>84.3333</text:p>
          </table:table-cell>
        </table:table-row>
        <table:table-row table:style-name="ro1">
          <table:table-cell office:value-type="float" office:value="-0.0388648" calcext:value-type="float">
            <text:p>-0.0388648</text:p>
          </table:table-cell>
          <table:table-cell office:value-type="float" office:value="85.8666" calcext:value-type="float">
            <text:p>85.8666</text:p>
          </table:table-cell>
        </table:table-row>
        <table:table-row table:style-name="ro1">
          <table:table-cell office:value-type="float" office:value="-0.0458244" calcext:value-type="float">
            <text:p>-0.0458244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-0.0532404" calcext:value-type="float">
            <text:p>-0.0532404</text:p>
          </table:table-cell>
          <table:table-cell office:value-type="float" office:value="88.9333" calcext:value-type="float">
            <text:p>88.9333</text:p>
          </table:table-cell>
        </table:table-row>
        <table:table-row table:style-name="ro1">
          <table:table-cell office:value-type="float" office:value="-0.0606233" calcext:value-type="float">
            <text:p>-0.0606233</text:p>
          </table:table-cell>
          <table:table-cell office:value-type="float" office:value="90.4666" calcext:value-type="float">
            <text:p>90.4666</text:p>
          </table:table-cell>
        </table:table-row>
        <table:table-row table:style-name="ro1">
          <table:table-cell office:value-type="float" office:value="-0.067933" calcext:value-type="float">
            <text:p>-0.0679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0.0749947" calcext:value-type="float">
            <text:p>-0.0749947</text:p>
          </table:table-cell>
          <table:table-cell office:value-type="float" office:value="93.5333" calcext:value-type="float">
            <text:p>93.5333</text:p>
          </table:table-cell>
        </table:table-row>
        <table:table-row table:style-name="ro1">
          <table:table-cell office:value-type="float" office:value="-0.0814252" calcext:value-type="float">
            <text:p>-0.0814252</text:p>
          </table:table-cell>
          <table:table-cell office:value-type="float" office:value="95.0666" calcext:value-type="float">
            <text:p>95.0666</text:p>
          </table:table-cell>
        </table:table-row>
        <table:table-row table:style-name="ro1">
          <table:table-cell office:value-type="float" office:value="-0.0873913" calcext:value-type="float">
            <text:p>-0.0873913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-0.0925791" calcext:value-type="float">
            <text:p>-0.0925791</text:p>
          </table:table-cell>
          <table:table-cell office:value-type="float" office:value="98.1333" calcext:value-type="float">
            <text:p>98.1333</text:p>
          </table:table-cell>
        </table:table-row>
        <table:table-row table:style-name="ro1">
          <table:table-cell office:value-type="float" office:value="-0.0970102" calcext:value-type="float">
            <text:p>-0.0970102</text:p>
          </table:table-cell>
          <table:table-cell office:value-type="float" office:value="99.6666" calcext:value-type="float">
            <text:p>99.6666</text:p>
          </table:table-cell>
        </table:table-row>
        <table:table-row table:style-name="ro1">
          <table:table-cell office:value-type="float" office:value="-0.100799" calcext:value-type="float">
            <text:p>-0.100799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-0.103649" calcext:value-type="float">
            <text:p>-0.103649</text:p>
          </table:table-cell>
          <table:table-cell office:value-type="float" office:value="102.733" calcext:value-type="float">
            <text:p>102.733</text:p>
          </table:table-cell>
        </table:table-row>
        <table:table-row table:style-name="ro1">
          <table:table-cell office:value-type="float" office:value="-0.105818" calcext:value-type="float">
            <text:p>-0.105818</text:p>
          </table:table-cell>
          <table:table-cell office:value-type="float" office:value="104.267" calcext:value-type="float">
            <text:p>104.267</text:p>
          </table:table-cell>
        </table:table-row>
        <table:table-row table:style-name="ro1">
          <table:table-cell office:value-type="float" office:value="-0.107125" calcext:value-type="float">
            <text:p>-0.10712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-0.107466" calcext:value-type="float">
            <text:p>-0.107466</text:p>
          </table:table-cell>
          <table:table-cell office:value-type="float" office:value="107.333" calcext:value-type="float">
            <text:p>107.333</text:p>
          </table:table-cell>
        </table:table-row>
        <table:table-row table:style-name="ro1">
          <table:table-cell office:value-type="float" office:value="-0.10705" calcext:value-type="float">
            <text:p>-0.10705</text:p>
          </table:table-cell>
          <table:table-cell office:value-type="float" office:value="108.867" calcext:value-type="float">
            <text:p>108.867</text:p>
          </table:table-cell>
        </table:table-row>
        <table:table-row table:style-name="ro1">
          <table:table-cell office:value-type="float" office:value="-0.105548" calcext:value-type="float">
            <text:p>-0.10554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-0.103168" calcext:value-type="float">
            <text:p>-0.103168</text:p>
          </table:table-cell>
          <table:table-cell office:value-type="float" office:value="111.933" calcext:value-type="float">
            <text:p>111.933</text:p>
          </table:table-cell>
        </table:table-row>
        <table:table-row table:style-name="ro1">
          <table:table-cell office:value-type="float" office:value="-0.0999151" calcext:value-type="float">
            <text:p>-0.0999151</text:p>
          </table:table-cell>
          <table:table-cell office:value-type="float" office:value="113.467" calcext:value-type="float">
            <text:p>113.467</text:p>
          </table:table-cell>
        </table:table-row>
        <table:table-row table:style-name="ro1">
          <table:table-cell office:value-type="float" office:value="-0.0956574" calcext:value-type="float">
            <text:p>-0.09565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-0.0907615" calcext:value-type="float">
            <text:p>-0.0907615</text:p>
          </table:table-cell>
          <table:table-cell office:value-type="float" office:value="116.533" calcext:value-type="float">
            <text:p>116.533</text:p>
          </table:table-cell>
        </table:table-row>
        <table:table-row table:style-name="ro1">
          <table:table-cell office:value-type="float" office:value="-0.0850662" calcext:value-type="float">
            <text:p>-0.0850662</text:p>
          </table:table-cell>
          <table:table-cell office:value-type="float" office:value="118.067" calcext:value-type="float">
            <text:p>118.067</text:p>
          </table:table-cell>
        </table:table-row>
        <table:table-row table:style-name="ro1">
          <table:table-cell office:value-type="float" office:value="-0.0787929" calcext:value-type="float">
            <text:p>-0.0787929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1">
          <table:table-cell office:value-type="float" office:value="-0.072178" calcext:value-type="float">
            <text:p>-0.072178</text:p>
          </table:table-cell>
          <table:table-cell office:value-type="float" office:value="121.133" calcext:value-type="float">
            <text:p>121.133</text:p>
          </table:table-cell>
        </table:table-row>
        <table:table-row table:style-name="ro1">
          <table:table-cell office:value-type="float" office:value="-0.0651" calcext:value-type="float">
            <text:p>-0.0651</text:p>
          </table:table-cell>
          <table:table-cell office:value-type="float" office:value="122.667" calcext:value-type="float">
            <text:p>122.667</text:p>
          </table:table-cell>
        </table:table-row>
        <table:table-row table:style-name="ro1">
          <table:table-cell office:value-type="float" office:value="-0.0579981" calcext:value-type="float">
            <text:p>-0.0579981</text:p>
          </table:table-cell>
          <table:table-cell office:value-type="float" office:value="124.2" calcext:value-type="float">
            <text:p>124.2</text:p>
          </table:table-cell>
        </table:table-row>
        <table:table-row table:style-name="ro1">
          <table:table-cell office:value-type="float" office:value="-0.050834" calcext:value-type="float">
            <text:p>-0.050834</text:p>
          </table:table-cell>
          <table:table-cell office:value-type="float" office:value="125.733" calcext:value-type="float">
            <text:p>125.733</text:p>
          </table:table-cell>
        </table:table-row>
        <table:table-row table:style-name="ro1">
          <table:table-cell office:value-type="float" office:value="-0.0437171" calcext:value-type="float">
            <text:p>-0.0437171</text:p>
          </table:table-cell>
          <table:table-cell office:value-type="float" office:value="127.267" calcext:value-type="float">
            <text:p>127.267</text:p>
          </table:table-cell>
        </table:table-row>
        <table:table-row table:style-name="ro1">
          <table:table-cell office:value-type="float" office:value="-0.0369861" calcext:value-type="float">
            <text:p>-0.0369861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office:value-type="float" office:value="-0.030445" calcext:value-type="float">
            <text:p>-0.030445</text:p>
          </table:table-cell>
          <table:table-cell office:value-type="float" office:value="130.333" calcext:value-type="float">
            <text:p>130.333</text:p>
          </table:table-cell>
        </table:table-row>
        <table:table-row table:style-name="ro1">
          <table:table-cell office:value-type="float" office:value="-0.0244196" calcext:value-type="float">
            <text:p>-0.0244196</text:p>
          </table:table-cell>
          <table:table-cell office:value-type="float" office:value="131.867" calcext:value-type="float">
            <text:p>131.867</text:p>
          </table:table-cell>
        </table:table-row>
        <table:table-row table:style-name="ro1">
          <table:table-cell office:value-type="float" office:value="-0.0189387" calcext:value-type="float">
            <text:p>-0.0189387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float" office:value="-0.0139328" calcext:value-type="float">
            <text:p>-0.0139328</text:p>
          </table:table-cell>
          <table:table-cell office:value-type="float" office:value="134.933" calcext:value-type="float">
            <text:p>134.933</text:p>
          </table:table-cell>
        </table:table-row>
        <table:table-row table:style-name="ro1">
          <table:table-cell office:value-type="float" office:value="-0.00975998" calcext:value-type="float">
            <text:p>-0.00975998</text:p>
          </table:table-cell>
          <table:table-cell office:value-type="float" office:value="136.467" calcext:value-type="float">
            <text:p>136.467</text:p>
          </table:table-cell>
        </table:table-row>
        <table:table-row table:style-name="ro1">
          <table:table-cell office:value-type="float" office:value="-0.00624293" calcext:value-type="float">
            <text:p>-0.006242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-0.00361038" calcext:value-type="float">
            <text:p>-0.00361038</text:p>
          </table:table-cell>
          <table:table-cell office:value-type="float" office:value="139.533" calcext:value-type="float">
            <text:p>139.533</text:p>
          </table:table-cell>
        </table:table-row>
        <table:table-row table:style-name="ro1">
          <table:table-cell office:value-type="float" office:value="-0.00200955" calcext:value-type="float">
            <text:p>-0.00200955</text:p>
          </table:table-cell>
          <table:table-cell office:value-type="float" office:value="141.067" calcext:value-type="float">
            <text:p>141.067</text:p>
          </table:table-cell>
        </table:table-row>
        <table:table-row table:style-name="ro1">
          <table:table-cell office:value-type="float" office:value="-0.00128813" calcext:value-type="float">
            <text:p>-0.00128813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1">
          <table:table-cell office:value-type="float" office:value="-0.00177925" calcext:value-type="float">
            <text:p>-0.00177925</text:p>
          </table:table-cell>
          <table:table-cell office:value-type="float" office:value="144.133" calcext:value-type="float">
            <text:p>144.133</text:p>
          </table:table-cell>
        </table:table-row>
        <table:table-row table:style-name="ro1">
          <table:table-cell office:value-type="float" office:value="-0.00326608" calcext:value-type="float">
            <text:p>-0.00326608</text:p>
          </table:table-cell>
          <table:table-cell office:value-type="float" office:value="145.667" calcext:value-type="float">
            <text:p>145.667</text:p>
          </table:table-cell>
        </table:table-row>
        <table:table-row table:style-name="ro1">
          <table:table-cell office:value-type="float" office:value="-0.00573395" calcext:value-type="float">
            <text:p>-0.00573395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-0.00926257" calcext:value-type="float">
            <text:p>-0.00926257</text:p>
          </table:table-cell>
          <table:table-cell office:value-type="float" office:value="148.733" calcext:value-type="float">
            <text:p>148.733</text:p>
          </table:table-cell>
        </table:table-row>
        <table:table-row table:style-name="ro1">
          <table:table-cell office:value-type="float" office:value="-0.0134286" calcext:value-type="float">
            <text:p>-0.0134286</text:p>
          </table:table-cell>
          <table:table-cell office:value-type="float" office:value="150.267" calcext:value-type="float">
            <text:p>150.267</text:p>
          </table:table-cell>
        </table:table-row>
        <table:table-row table:style-name="ro1">
          <table:table-cell office:value-type="float" office:value="-0.0183672" calcext:value-type="float">
            <text:p>-0.0183672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-0.0238419" calcext:value-type="float">
            <text:p>-0.0238419</text:p>
          </table:table-cell>
          <table:table-cell office:value-type="float" office:value="153.333" calcext:value-type="float">
            <text:p>153.333</text:p>
          </table:table-cell>
        </table:table-row>
        <table:table-row table:style-name="ro1">
          <table:table-cell office:value-type="float" office:value="-0.029636" calcext:value-type="float">
            <text:p>-0.029636</text:p>
          </table:table-cell>
          <table:table-cell office:value-type="float" office:value="154.867" calcext:value-type="float">
            <text:p>154.867</text:p>
          </table:table-cell>
        </table:table-row>
        <table:table-row table:style-name="ro1">
          <table:table-cell office:value-type="float" office:value="-0.0359479" calcext:value-type="float">
            <text:p>-0.0359479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-0.0424423" calcext:value-type="float">
            <text:p>-0.0424423</text:p>
          </table:table-cell>
          <table:table-cell office:value-type="float" office:value="157.933" calcext:value-type="float">
            <text:p>157.933</text:p>
          </table:table-cell>
        </table:table-row>
        <table:table-row table:style-name="ro1">
          <table:table-cell office:value-type="float" office:value="-0.049258" calcext:value-type="float">
            <text:p>-0.049258</text:p>
          </table:table-cell>
          <table:table-cell office:value-type="float" office:value="159.467" calcext:value-type="float">
            <text:p>159.467</text:p>
          </table:table-cell>
        </table:table-row>
        <table:table-row table:style-name="ro1">
          <table:table-cell office:value-type="float" office:value="-0.0563759" calcext:value-type="float">
            <text:p>-0.056375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0.0635037" calcext:value-type="float">
            <text:p>-0.0635037</text:p>
          </table:table-cell>
          <table:table-cell office:value-type="float" office:value="162.533" calcext:value-type="float">
            <text:p>162.533</text:p>
          </table:table-cell>
        </table:table-row>
        <table:table-row table:style-name="ro1">
          <table:table-cell office:value-type="float" office:value="-0.0708007" calcext:value-type="float">
            <text:p>-0.0708007</text:p>
          </table:table-cell>
          <table:table-cell office:value-type="float" office:value="164.067" calcext:value-type="float">
            <text:p>164.067</text:p>
          </table:table-cell>
        </table:table-row>
        <table:table-row table:style-name="ro1">
          <table:table-cell office:value-type="float" office:value="-0.0778448" calcext:value-type="float">
            <text:p>-0.0778448</text:p>
          </table:table-cell>
          <table:table-cell office:value-type="float" office:value="165.6" calcext:value-type="float">
            <text:p>165.6</text:p>
          </table:table-cell>
        </table:table-row>
        <table:table-row table:style-name="ro1">
          <table:table-cell office:value-type="float" office:value="-0.0844792" calcext:value-type="float">
            <text:p>-0.0844792</text:p>
          </table:table-cell>
          <table:table-cell office:value-type="float" office:value="167.133" calcext:value-type="float">
            <text:p>167.133</text:p>
          </table:table-cell>
        </table:table-row>
        <table:table-row table:style-name="ro1">
          <table:table-cell office:value-type="float" office:value="-0.0906224" calcext:value-type="float">
            <text:p>-0.0906224</text:p>
          </table:table-cell>
          <table:table-cell office:value-type="float" office:value="168.667" calcext:value-type="float">
            <text:p>168.667</text:p>
          </table:table-cell>
        </table:table-row>
        <table:table-row table:style-name="ro1">
          <table:table-cell office:value-type="float" office:value="-0.0957955" calcext:value-type="float">
            <text:p>-0.0957955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-0.100144" calcext:value-type="float">
            <text:p>-0.100144</text:p>
          </table:table-cell>
          <table:table-cell office:value-type="float" office:value="171.733" calcext:value-type="float">
            <text:p>171.733</text:p>
          </table:table-cell>
        </table:table-row>
        <table:table-row table:style-name="ro1">
          <table:table-cell office:value-type="float" office:value="-0.103477" calcext:value-type="float">
            <text:p>-0.103477</text:p>
          </table:table-cell>
          <table:table-cell office:value-type="float" office:value="173.267" calcext:value-type="float">
            <text:p>173.267</text:p>
          </table:table-cell>
        </table:table-row>
        <table:table-row table:style-name="ro1">
          <table:table-cell office:value-type="float" office:value="-0.10574" calcext:value-type="float">
            <text:p>-0.10574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1">
          <table:table-cell office:value-type="float" office:value="-0.10725" calcext:value-type="float">
            <text:p>-0.10725</text:p>
          </table:table-cell>
          <table:table-cell office:value-type="float" office:value="176.333" calcext:value-type="float">
            <text:p>176.333</text:p>
          </table:table-cell>
        </table:table-row>
        <table:table-row table:style-name="ro1">
          <table:table-cell office:value-type="float" office:value="-0.107804" calcext:value-type="float">
            <text:p>-0.107804</text:p>
          </table:table-cell>
          <table:table-cell office:value-type="float" office:value="177.867" calcext:value-type="float">
            <text:p>177.867</text:p>
          </table:table-cell>
        </table:table-row>
        <table:table-row table:style-name="ro1">
          <table:table-cell office:value-type="float" office:value="-0.107667" calcext:value-type="float">
            <text:p>-0.107667</text:p>
          </table:table-cell>
          <table:table-cell office:value-type="float" office:value="179.4" calcext:value-type="float">
            <text:p>179.4</text:p>
          </table:table-cell>
        </table:table-row>
        <table:table-row table:style-name="ro1">
          <table:table-cell office:value-type="float" office:value="-0.106844" calcext:value-type="float">
            <text:p>-0.106844</text:p>
          </table:table-cell>
          <table:table-cell office:value-type="float" office:value="180.933" calcext:value-type="float">
            <text:p>180.933</text:p>
          </table:table-cell>
        </table:table-row>
        <table:table-row table:style-name="ro1">
          <table:table-cell office:value-type="float" office:value="-0.105121" calcext:value-type="float">
            <text:p>-0.105121</text:p>
          </table:table-cell>
          <table:table-cell office:value-type="float" office:value="182.467" calcext:value-type="float">
            <text:p>182.467</text:p>
          </table:table-cell>
        </table:table-row>
        <table:table-row table:style-name="ro1">
          <table:table-cell office:value-type="float" office:value="-0.102699" calcext:value-type="float">
            <text:p>-0.10269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0992372" calcext:value-type="float">
            <text:p>-0.0992372</text:p>
          </table:table-cell>
          <table:table-cell office:value-type="float" office:value="185.533" calcext:value-type="float">
            <text:p>185.533</text:p>
          </table:table-cell>
        </table:table-row>
        <table:table-row table:style-name="ro1">
          <table:table-cell office:value-type="float" office:value="-0.0947875" calcext:value-type="float">
            <text:p>-0.0947875</text:p>
          </table:table-cell>
          <table:table-cell office:value-type="float" office:value="187.067" calcext:value-type="float">
            <text:p>187.067</text:p>
          </table:table-cell>
        </table:table-row>
        <table:table-row table:style-name="ro1">
          <table:table-cell office:value-type="float" office:value="-0.0894759" calcext:value-type="float">
            <text:p>-0.0894759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float" office:value="-0.0831627" calcext:value-type="float">
            <text:p>-0.0831627</text:p>
          </table:table-cell>
          <table:table-cell office:value-type="float" office:value="190.133" calcext:value-type="float">
            <text:p>190.133</text:p>
          </table:table-cell>
        </table:table-row>
        <table:table-row table:style-name="ro1">
          <table:table-cell office:value-type="float" office:value="-0.0763418" calcext:value-type="float">
            <text:p>-0.0763418</text:p>
          </table:table-cell>
          <table:table-cell office:value-type="float" office:value="191.667" calcext:value-type="float">
            <text:p>191.667</text:p>
          </table:table-cell>
        </table:table-row>
        <table:table-row table:style-name="ro1">
          <table:table-cell office:value-type="float" office:value="-0.0691023" calcext:value-type="float">
            <text:p>-0.0691023</text:p>
          </table:table-cell>
          <table:table-cell office:value-type="float" office:value="193.2" calcext:value-type="float">
            <text:p>193.2</text:p>
          </table:table-cell>
        </table:table-row>
        <table:table-row table:style-name="ro1">
          <table:table-cell office:value-type="float" office:value="-0.0616906" calcext:value-type="float">
            <text:p>-0.0616906</text:p>
          </table:table-cell>
          <table:table-cell office:value-type="float" office:value="194.733" calcext:value-type="float">
            <text:p>194.733</text:p>
          </table:table-cell>
        </table:table-row>
        <table:table-row table:style-name="ro1">
          <table:table-cell office:value-type="float" office:value="-0.0545487" calcext:value-type="float">
            <text:p>-0.0545487</text:p>
          </table:table-cell>
          <table:table-cell office:value-type="float" office:value="196.267" calcext:value-type="float">
            <text:p>196.267</text:p>
          </table:table-cell>
        </table:table-row>
        <table:table-row table:style-name="ro1">
          <table:table-cell office:value-type="float" office:value="-0.0475425" calcext:value-type="float">
            <text:p>-0.0475425</text:p>
          </table:table-cell>
          <table:table-cell office:value-type="float" office:value="197.8" calcext:value-type="float">
            <text:p>197.8</text:p>
          </table:table-cell>
        </table:table-row>
        <table:table-row table:style-name="ro1">
          <table:table-cell office:value-type="float" office:value="-0.0409625" calcext:value-type="float">
            <text:p>-0.0409625</text:p>
          </table:table-cell>
          <table:table-cell office:value-type="float" office:value="199.333" calcext:value-type="float">
            <text:p>199.333</text:p>
          </table:table-cell>
        </table:table-row>
        <table:table-row table:style-name="ro1">
          <table:table-cell office:value-type="float" office:value="-0.0347403" calcext:value-type="float">
            <text:p>-0.0347403</text:p>
          </table:table-cell>
          <table:table-cell office:value-type="float" office:value="200.867" calcext:value-type="float">
            <text:p>200.867</text:p>
          </table:table-cell>
        </table:table-row>
        <table:table-row table:style-name="ro1">
          <table:table-cell office:value-type="float" office:value="-0.0286923" calcext:value-type="float">
            <text:p>-0.0286923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-0.0230515" calcext:value-type="float">
            <text:p>-0.0230515</text:p>
          </table:table-cell>
          <table:table-cell office:value-type="float" office:value="203.933" calcext:value-type="float">
            <text:p>203.933</text:p>
          </table:table-cell>
        </table:table-row>
        <table:table-row table:style-name="ro1">
          <table:table-cell office:value-type="float" office:value="-0.017575" calcext:value-type="float">
            <text:p>-0.017575</text:p>
          </table:table-cell>
          <table:table-cell office:value-type="float" office:value="205.467" calcext:value-type="float">
            <text:p>205.467</text:p>
          </table:table-cell>
        </table:table-row>
        <table:table-row table:style-name="ro1">
          <table:table-cell office:value-type="float" office:value="-0.0125176" calcext:value-type="float">
            <text:p>-0.012517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0.00812243" calcext:value-type="float">
            <text:p>-0.00812243</text:p>
          </table:table-cell>
          <table:table-cell office:value-type="float" office:value="208.533" calcext:value-type="float">
            <text:p>208.533</text:p>
          </table:table-cell>
        </table:table-row>
        <table:table-row table:style-name="ro1">
          <table:table-cell office:value-type="float" office:value="-0.00439622" calcext:value-type="float">
            <text:p>-0.00439622</text:p>
          </table:table-cell>
          <table:table-cell office:value-type="float" office:value="210.067" calcext:value-type="float">
            <text:p>210.067</text:p>
          </table:table-cell>
        </table:table-row>
        <table:table-row table:style-name="ro1">
          <table:table-cell office:value-type="float" office:value="-0.0018731" calcext:value-type="float">
            <text:p>-0.0018731</text:p>
          </table:table-cell>
          <table:table-cell office:value-type="float" office:value="211.6" calcext:value-type="float">
            <text:p>211.6</text:p>
          </table:table-cell>
        </table:table-row>
        <table:table-row table:style-name="ro1">
          <table:table-cell office:value-type="float" office:value="-0.000513247" calcext:value-type="float">
            <text:p>-0.000513247</text:p>
          </table:table-cell>
          <table:table-cell office:value-type="float" office:value="213.133" calcext:value-type="float">
            <text:p>213.133</text:p>
          </table:table-cell>
        </table:table-row>
        <table:table-row table:style-name="ro1">
          <table:table-cell office:value-type="float" office:value="-0.000412385" calcext:value-type="float">
            <text:p>-0.000412385</text:p>
          </table:table-cell>
          <table:table-cell office:value-type="float" office:value="214.667" calcext:value-type="float">
            <text:p>214.667</text:p>
          </table:table-cell>
        </table:table-row>
        <table:table-row table:style-name="ro1">
          <table:table-cell office:value-type="float" office:value="-0.00171148" calcext:value-type="float">
            <text:p>-0.00171148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-0.00396346" calcext:value-type="float">
            <text:p>-0.00396346</text:p>
          </table:table-cell>
          <table:table-cell office:value-type="float" office:value="217.733" calcext:value-type="float">
            <text:p>217.733</text:p>
          </table:table-cell>
        </table:table-row>
        <table:table-row table:style-name="ro1">
          <table:table-cell office:value-type="float" office:value="-0.0072115" calcext:value-type="float">
            <text:p>-0.0072115</text:p>
          </table:table-cell>
          <table:table-cell office:value-type="float" office:value="219.267" calcext:value-type="float">
            <text:p>219.267</text:p>
          </table:table-cell>
        </table:table-row>
        <table:table-row table:style-name="ro1">
          <table:table-cell office:value-type="float" office:value="-0.0111453" calcext:value-type="float">
            <text:p>-0.0111453</text:p>
          </table:table-cell>
          <table:table-cell office:value-type="float" office:value="220.8" calcext:value-type="float">
            <text:p>220.8</text:p>
          </table:table-cell>
        </table:table-row>
        <table:table-row table:style-name="ro1">
          <table:table-cell office:value-type="float" office:value="-0.015473" calcext:value-type="float">
            <text:p>-0.015473</text:p>
          </table:table-cell>
          <table:table-cell office:value-type="float" office:value="222.333" calcext:value-type="float">
            <text:p>222.333</text:p>
          </table:table-cell>
        </table:table-row>
        <table:table-row table:style-name="ro1">
          <table:table-cell office:value-type="float" office:value="-0.0203584" calcext:value-type="float">
            <text:p>-0.0203584</text:p>
          </table:table-cell>
          <table:table-cell office:value-type="float" office:value="223.867" calcext:value-type="float">
            <text:p>223.867</text:p>
          </table:table-cell>
        </table:table-row>
        <table:table-row table:style-name="ro1">
          <table:table-cell office:value-type="float" office:value="-0.0255198" calcext:value-type="float">
            <text:p>-0.0255198</text:p>
          </table:table-cell>
          <table:table-cell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-0.0311755" calcext:value-type="float">
            <text:p>-0.0311755</text:p>
          </table:table-cell>
          <table:table-cell office:value-type="float" office:value="226.933" calcext:value-type="float">
            <text:p>226.933</text:p>
          </table:table-cell>
        </table:table-row>
        <table:table-row table:style-name="ro1">
          <table:table-cell office:value-type="float" office:value="-0.037422" calcext:value-type="float">
            <text:p>-0.037422</text:p>
          </table:table-cell>
          <table:table-cell office:value-type="float" office:value="228.467" calcext:value-type="float">
            <text:p>228.467</text:p>
          </table:table-cell>
        </table:table-row>
        <table:table-row table:style-name="ro1">
          <table:table-cell office:value-type="float" office:value="-0.0440861" calcext:value-type="float">
            <text:p>-0.044086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-0.0513976" calcext:value-type="float">
            <text:p>-0.0513976</text:p>
          </table:table-cell>
          <table:table-cell office:value-type="float" office:value="231.533" calcext:value-type="float">
            <text:p>231.533</text:p>
          </table:table-cell>
        </table:table-row>
        <table:table-row table:style-name="ro1">
          <table:table-cell office:value-type="float" office:value="-0.0589655" calcext:value-type="float">
            <text:p>-0.0589655</text:p>
          </table:table-cell>
          <table:table-cell office:value-type="float" office:value="233.067" calcext:value-type="float">
            <text:p>233.067</text:p>
          </table:table-cell>
        </table:table-row>
        <table:table-row table:style-name="ro1">
          <table:table-cell office:value-type="float" office:value="-0.0665897" calcext:value-type="float">
            <text:p>-0.0665897</text:p>
          </table:table-cell>
          <table:table-cell office:value-type="float" office:value="234.6" calcext:value-type="float">
            <text:p>234.6</text:p>
          </table:table-cell>
        </table:table-row>
        <table:table-row table:style-name="ro1">
          <table:table-cell office:value-type="float" office:value="-0.0741073" calcext:value-type="float">
            <text:p>-0.0741073</text:p>
          </table:table-cell>
          <table:table-cell office:value-type="float" office:value="236.133" calcext:value-type="float">
            <text:p>236.133</text:p>
          </table:table-cell>
        </table:table-row>
        <table:table-row table:style-name="ro1">
          <table:table-cell office:value-type="float" office:value="-0.0809388" calcext:value-type="float">
            <text:p>-0.0809388</text:p>
          </table:table-cell>
          <table:table-cell office:value-type="float" office:value="237.667" calcext:value-type="float">
            <text:p>237.667</text:p>
          </table:table-cell>
        </table:table-row>
        <table:table-row table:style-name="ro1">
          <table:table-cell office:value-type="float" office:value="-0.0871085" calcext:value-type="float">
            <text:p>-0.0871085</text:p>
          </table:table-cell>
          <table:table-cell office:value-type="float" office:value="239.2" calcext:value-type="float">
            <text:p>239.2</text:p>
          </table:table-cell>
        </table:table-row>
        <table:table-row table:style-name="ro1">
          <table:table-cell office:value-type="float" office:value="-0.0923594" calcext:value-type="float">
            <text:p>-0.0923594</text:p>
          </table:table-cell>
          <table:table-cell office:value-type="float" office:value="240.733" calcext:value-type="float">
            <text:p>240.733</text:p>
          </table:table-cell>
        </table:table-row>
        <table:table-row table:style-name="ro1">
          <table:table-cell office:value-type="float" office:value="-0.0965998" calcext:value-type="float">
            <text:p>-0.0965998</text:p>
          </table:table-cell>
          <table:table-cell office:value-type="float" office:value="242.267" calcext:value-type="float">
            <text:p>242.267</text:p>
          </table:table-cell>
        </table:table-row>
        <table:table-row table:style-name="ro1">
          <table:table-cell office:value-type="float" office:value="-0.100134" calcext:value-type="float">
            <text:p>-0.100134</text:p>
          </table:table-cell>
          <table:table-cell office:value-type="float" office:value="243.8" calcext:value-type="float">
            <text:p>243.8</text:p>
          </table:table-cell>
        </table:table-row>
        <table:table-row table:style-name="ro1">
          <table:table-cell office:value-type="float" office:value="-0.10281" calcext:value-type="float">
            <text:p>-0.10281</text:p>
          </table:table-cell>
          <table:table-cell office:value-type="float" office:value="245.333" calcext:value-type="float">
            <text:p>245.333</text:p>
          </table:table-cell>
        </table:table-row>
        <table:table-row table:style-name="ro1">
          <table:table-cell office:value-type="float" office:value="-0.104921" calcext:value-type="float">
            <text:p>-0.104921</text:p>
          </table:table-cell>
          <table:table-cell office:value-type="float" office:value="246.867" calcext:value-type="float">
            <text:p>246.867</text:p>
          </table:table-cell>
        </table:table-row>
        <table:table-row table:style-name="ro1">
          <table:table-cell office:value-type="float" office:value="-0.106494" calcext:value-type="float">
            <text:p>-0.106494</text:p>
          </table:table-cell>
          <table:table-cell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-0.107316" calcext:value-type="float">
            <text:p>-0.107316</text:p>
          </table:table-cell>
          <table:table-cell office:value-type="float" office:value="249.933" calcext:value-type="float">
            <text:p>249.933</text:p>
          </table:table-cell>
        </table:table-row>
        <table:table-row table:style-name="ro1">
          <table:table-cell office:value-type="float" office:value="-0.107527" calcext:value-type="float">
            <text:p>-0.107527</text:p>
          </table:table-cell>
          <table:table-cell office:value-type="float" office:value="251.467" calcext:value-type="float">
            <text:p>251.467</text:p>
          </table:table-cell>
        </table:table-row>
        <table:table-row table:style-name="ro1">
          <table:table-cell office:value-type="float" office:value="-0.106706" calcext:value-type="float">
            <text:p>-0.10670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-0.104782" calcext:value-type="float">
            <text:p>-0.104782</text:p>
          </table:table-cell>
          <table:table-cell office:value-type="float" office:value="254.533" calcext:value-type="float">
            <text:p>254.533</text:p>
          </table:table-cell>
        </table:table-row>
        <table:table-row table:style-name="ro1">
          <table:table-cell office:value-type="float" office:value="-0.101764" calcext:value-type="float">
            <text:p>-0.101764</text:p>
          </table:table-cell>
          <table:table-cell office:value-type="float" office:value="256.067" calcext:value-type="float">
            <text:p>256.067</text:p>
          </table:table-cell>
        </table:table-row>
        <table:table-row table:style-name="ro1">
          <table:table-cell office:value-type="float" office:value="-0.0974146" calcext:value-type="float">
            <text:p>-0.0974146</text:p>
          </table:table-cell>
          <table:table-cell office:value-type="float" office:value="257.6" calcext:value-type="float">
            <text:p>257.6</text:p>
          </table:table-cell>
        </table:table-row>
        <table:table-row table:style-name="ro1">
          <table:table-cell office:value-type="float" office:value="-0.0921419" calcext:value-type="float">
            <text:p>-0.0921419</text:p>
          </table:table-cell>
          <table:table-cell office:value-type="float" office:value="259.133" calcext:value-type="float">
            <text:p>259.133</text:p>
          </table:table-cell>
        </table:table-row>
        <table:table-row table:style-name="ro1">
          <table:table-cell office:value-type="float" office:value="-0.0860242" calcext:value-type="float">
            <text:p>-0.0860242</text:p>
          </table:table-cell>
          <table:table-cell office:value-type="float" office:value="260.667" calcext:value-type="float">
            <text:p>260.667</text:p>
          </table:table-cell>
        </table:table-row>
        <table:table-row table:style-name="ro1">
          <table:table-cell office:value-type="float" office:value="-0.0793203" calcext:value-type="float">
            <text:p>-0.0793203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float" office:value="-0.072509" calcext:value-type="float">
            <text:p>-0.072509</text:p>
          </table:table-cell>
          <table:table-cell office:value-type="float" office:value="263.733" calcext:value-type="float">
            <text:p>263.733</text:p>
          </table:table-cell>
        </table:table-row>
        <table:table-row table:style-name="ro1">
          <table:table-cell office:value-type="float" office:value="-0.0655414" calcext:value-type="float">
            <text:p>-0.0655414</text:p>
          </table:table-cell>
          <table:table-cell office:value-type="float" office:value="265.267" calcext:value-type="float">
            <text:p>265.267</text:p>
          </table:table-cell>
        </table:table-row>
        <table:table-row table:style-name="ro1">
          <table:table-cell office:value-type="float" office:value="-0.0587603" calcext:value-type="float">
            <text:p>-0.0587603</text:p>
          </table:table-cell>
          <table:table-cell office:value-type="float" office:value="266.8" calcext:value-type="float">
            <text:p>266.8</text:p>
          </table:table-cell>
        </table:table-row>
        <table:table-row table:style-name="ro1">
          <table:table-cell office:value-type="float" office:value="-0.0521433" calcext:value-type="float">
            <text:p>-0.0521433</text:p>
          </table:table-cell>
          <table:table-cell office:value-type="float" office:value="268.333" calcext:value-type="float">
            <text:p>268.333</text:p>
          </table:table-cell>
        </table:table-row>
        <table:table-row table:style-name="ro1">
          <table:table-cell office:value-type="float" office:value="-0.0455325" calcext:value-type="float">
            <text:p>-0.0455325</text:p>
          </table:table-cell>
          <table:table-cell office:value-type="float" office:value="269.867" calcext:value-type="float">
            <text:p>269.867</text:p>
          </table:table-cell>
        </table:table-row>
        <table:table-row table:style-name="ro1">
          <table:table-cell office:value-type="float" office:value="-0.0391409" calcext:value-type="float">
            <text:p>-0.0391409</text:p>
          </table:table-cell>
          <table:table-cell office:value-type="float" office:value="271.4" calcext:value-type="float">
            <text:p>271.4</text:p>
          </table:table-cell>
        </table:table-row>
        <table:table-row table:style-name="ro1">
          <table:table-cell office:value-type="float" office:value="-0.0326974" calcext:value-type="float">
            <text:p>-0.0326974</text:p>
          </table:table-cell>
          <table:table-cell office:value-type="float" office:value="272.933" calcext:value-type="float">
            <text:p>272.933</text:p>
          </table:table-cell>
        </table:table-row>
        <table:table-row table:style-name="ro1">
          <table:table-cell office:value-type="float" office:value="-0.0263999" calcext:value-type="float">
            <text:p>-0.0263999</text:p>
          </table:table-cell>
          <table:table-cell office:value-type="float" office:value="274.467" calcext:value-type="float">
            <text:p>274.467</text:p>
          </table:table-cell>
        </table:table-row>
        <table:table-row table:style-name="ro1">
          <table:table-cell office:value-type="float" office:value="-0.0204613" calcext:value-type="float">
            <text:p>-0.020461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-0.0148698" calcext:value-type="float">
            <text:p>-0.0148698</text:p>
          </table:table-cell>
          <table:table-cell office:value-type="float" office:value="277.533" calcext:value-type="float">
            <text:p>277.533</text:p>
          </table:table-cell>
        </table:table-row>
        <table:table-row table:style-name="ro1">
          <table:table-cell office:value-type="float" office:value="-0.0101554" calcext:value-type="float">
            <text:p>-0.0101554</text:p>
          </table:table-cell>
          <table:table-cell office:value-type="float" office:value="279.067" calcext:value-type="float">
            <text:p>279.067</text:p>
          </table:table-cell>
        </table:table-row>
        <table:table-row table:style-name="ro1">
          <table:table-cell office:value-type="float" office:value="-0.00636076" calcext:value-type="float">
            <text:p>-0.00636076</text:p>
          </table:table-cell>
          <table:table-cell office:value-type="float" office:value="280.6" calcext:value-type="float">
            <text:p>280.6</text:p>
          </table:table-cell>
        </table:table-row>
        <table:table-row table:style-name="ro1">
          <table:table-cell office:value-type="float" office:value="-0.00364894" calcext:value-type="float">
            <text:p>-0.00364894</text:p>
          </table:table-cell>
          <table:table-cell office:value-type="float" office:value="282.133" calcext:value-type="float">
            <text:p>282.133</text:p>
          </table:table-cell>
        </table:table-row>
        <table:table-row table:style-name="ro1">
          <table:table-cell office:value-type="float" office:value="-0.00225799" calcext:value-type="float">
            <text:p>-0.00225799</text:p>
          </table:table-cell>
          <table:table-cell office:value-type="float" office:value="283.667" calcext:value-type="float">
            <text:p>283.667</text:p>
          </table:table-cell>
        </table:table-row>
        <table:table-row table:style-name="ro1">
          <table:table-cell office:value-type="float" office:value="-0.00188553" calcext:value-type="float">
            <text:p>-0.00188553</text:p>
          </table:table-cell>
          <table:table-cell office:value-type="float" office:value="285.2" calcext:value-type="float">
            <text:p>285.2</text:p>
          </table:table-cell>
        </table:table-row>
        <table:table-row table:style-name="ro1">
          <table:table-cell office:value-type="float" office:value="-0.00263532" calcext:value-type="float">
            <text:p>-0.00263532</text:p>
          </table:table-cell>
          <table:table-cell office:value-type="float" office:value="286.733" calcext:value-type="float">
            <text:p>286.733</text:p>
          </table:table-cell>
        </table:table-row>
        <table:table-row table:style-name="ro1">
          <table:table-cell office:value-type="float" office:value="-0.00427286" calcext:value-type="float">
            <text:p>-0.00427286</text:p>
          </table:table-cell>
          <table:table-cell office:value-type="float" office:value="288.267" calcext:value-type="float">
            <text:p>288.267</text:p>
          </table:table-cell>
        </table:table-row>
        <table:table-row table:style-name="ro1">
          <table:table-cell office:value-type="float" office:value="-0.00655546" calcext:value-type="float">
            <text:p>-0.00655546</text:p>
          </table:table-cell>
          <table:table-cell office:value-type="float" office:value="289.8" calcext:value-type="float">
            <text:p>289.8</text:p>
          </table:table-cell>
        </table:table-row>
        <table:table-row table:style-name="ro1">
          <table:table-cell office:value-type="float" office:value="-0.0096081" calcext:value-type="float">
            <text:p>-0.0096081</text:p>
          </table:table-cell>
          <table:table-cell office:value-type="float" office:value="291.333" calcext:value-type="float">
            <text:p>291.333</text:p>
          </table:table-cell>
        </table:table-row>
        <table:table-row table:style-name="ro1">
          <table:table-cell office:value-type="float" office:value="-0.0131455" calcext:value-type="float">
            <text:p>-0.0131455</text:p>
          </table:table-cell>
          <table:table-cell office:value-type="float" office:value="292.867" calcext:value-type="float">
            <text:p>292.867</text:p>
          </table:table-cell>
        </table:table-row>
        <table:table-row table:style-name="ro1">
          <table:table-cell office:value-type="float" office:value="-0.0173494" calcext:value-type="float">
            <text:p>-0.0173494</text:p>
          </table:table-cell>
          <table:table-cell office:value-type="float" office:value="294.4" calcext:value-type="float">
            <text:p>294.4</text:p>
          </table:table-cell>
        </table:table-row>
        <table:table-row table:style-name="ro1">
          <table:table-cell office:value-type="float" office:value="-0.0222854" calcext:value-type="float">
            <text:p>-0.0222854</text:p>
          </table:table-cell>
          <table:table-cell office:value-type="float" office:value="295.933" calcext:value-type="float">
            <text:p>295.933</text:p>
          </table:table-cell>
        </table:table-row>
        <table:table-row table:style-name="ro1">
          <table:table-cell office:value-type="float" office:value="-0.0278125" calcext:value-type="float">
            <text:p>-0.0278125</text:p>
          </table:table-cell>
          <table:table-cell office:value-type="float" office:value="297.467" calcext:value-type="float">
            <text:p>297.467</text:p>
          </table:table-cell>
        </table:table-row>
        <table:table-row table:style-name="ro1">
          <table:table-cell office:value-type="float" office:value="-0.0341866" calcext:value-type="float">
            <text:p>-0.03418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-0.0411038" calcext:value-type="float">
            <text:p>-0.0411038</text:p>
          </table:table-cell>
          <table:table-cell office:value-type="float" office:value="300.533" calcext:value-type="float">
            <text:p>300.533</text:p>
          </table:table-cell>
        </table:table-row>
        <table:table-row table:style-name="ro1">
          <table:table-cell office:value-type="float" office:value="-0.0484519" calcext:value-type="float">
            <text:p>-0.0484519</text:p>
          </table:table-cell>
          <table:table-cell office:value-type="float" office:value="302.067" calcext:value-type="float">
            <text:p>302.067</text:p>
          </table:table-cell>
        </table:table-row>
        <table:table-row table:style-name="ro1">
          <table:table-cell office:value-type="float" office:value="-0.0561255" calcext:value-type="float">
            <text:p>-0.0561255</text:p>
          </table:table-cell>
          <table:table-cell office:value-type="float" office:value="303.6" calcext:value-type="float">
            <text:p>303.6</text:p>
          </table:table-cell>
        </table:table-row>
        <table:table-row table:style-name="ro1">
          <table:table-cell office:value-type="float" office:value="-0.0636124" calcext:value-type="float">
            <text:p>-0.0636124</text:p>
          </table:table-cell>
          <table:table-cell office:value-type="float" office:value="305.133" calcext:value-type="float">
            <text:p>305.133</text:p>
          </table:table-cell>
        </table:table-row>
        <table:table-row table:style-name="ro1">
          <table:table-cell office:value-type="float" office:value="-0.0709074" calcext:value-type="float">
            <text:p>-0.0709074</text:p>
          </table:table-cell>
          <table:table-cell office:value-type="float" office:value="306.667" calcext:value-type="float">
            <text:p>306.667</text:p>
          </table:table-cell>
        </table:table-row>
        <table:table-row table:style-name="ro1">
          <table:table-cell office:value-type="float" office:value="-0.0776877" calcext:value-type="float">
            <text:p>-0.0776877</text:p>
          </table:table-cell>
          <table:table-cell office:value-type="float" office:value="308.2" calcext:value-type="float">
            <text:p>308.2</text:p>
          </table:table-cell>
        </table:table-row>
        <table:table-row table:style-name="ro1">
          <table:table-cell office:value-type="float" office:value="-0.083773" calcext:value-type="float">
            <text:p>-0.083773</text:p>
          </table:table-cell>
          <table:table-cell office:value-type="float" office:value="309.733" calcext:value-type="float">
            <text:p>309.733</text:p>
          </table:table-cell>
        </table:table-row>
        <table:table-row table:style-name="ro1">
          <table:table-cell office:value-type="float" office:value="-0.0893129" calcext:value-type="float">
            <text:p>-0.0893129</text:p>
          </table:table-cell>
          <table:table-cell office:value-type="float" office:value="311.267" calcext:value-type="float">
            <text:p>311.267</text:p>
          </table:table-cell>
        </table:table-row>
        <table:table-row table:style-name="ro1">
          <table:table-cell office:value-type="float" office:value="-0.0940456" calcext:value-type="float">
            <text:p>-0.0940456</text:p>
          </table:table-cell>
          <table:table-cell office:value-type="float" office:value="312.8" calcext:value-type="float">
            <text:p>312.8</text:p>
          </table:table-cell>
        </table:table-row>
        <table:table-row table:style-name="ro1">
          <table:table-cell office:value-type="float" office:value="-0.098183" calcext:value-type="float">
            <text:p>-0.098183</text:p>
          </table:table-cell>
          <table:table-cell office:value-type="float" office:value="314.333" calcext:value-type="float">
            <text:p>314.333</text:p>
          </table:table-cell>
        </table:table-row>
        <table:table-row table:style-name="ro1">
          <table:table-cell office:value-type="float" office:value="-0.101706" calcext:value-type="float">
            <text:p>-0.101706</text:p>
          </table:table-cell>
          <table:table-cell office:value-type="float" office:value="315.867" calcext:value-type="float">
            <text:p>315.867</text:p>
          </table:table-cell>
        </table:table-row>
        <table:table-row table:style-name="ro1">
          <table:table-cell office:value-type="float" office:value="-0.104436" calcext:value-type="float">
            <text:p>-0.104436</text:p>
          </table:table-cell>
          <table:table-cell office:value-type="float" office:value="317.4" calcext:value-type="float">
            <text:p>317.4</text:p>
          </table:table-cell>
        </table:table-row>
        <table:table-row table:style-name="ro1">
          <table:table-cell office:value-type="float" office:value="-0.10657" calcext:value-type="float">
            <text:p>-0.10657</text:p>
          </table:table-cell>
          <table:table-cell office:value-type="float" office:value="318.933" calcext:value-type="float">
            <text:p>318.933</text:p>
          </table:table-cell>
        </table:table-row>
        <table:table-row table:style-name="ro1">
          <table:table-cell office:value-type="float" office:value="-0.10777" calcext:value-type="float">
            <text:p>-0.10777</text:p>
          </table:table-cell>
          <table:table-cell office:value-type="float" office:value="320.467" calcext:value-type="float">
            <text:p>320.467</text:p>
          </table:table-cell>
        </table:table-row>
        <table:table-row table:style-name="ro1">
          <table:table-cell office:value-type="float" office:value="-0.10802" calcext:value-type="float">
            <text:p>-0.1080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-0.107334" calcext:value-type="float">
            <text:p>-0.107334</text:p>
          </table:table-cell>
          <table:table-cell office:value-type="float" office:value="323.533" calcext:value-type="float">
            <text:p>323.533</text:p>
          </table:table-cell>
        </table:table-row>
        <table:table-row table:style-name="ro1">
          <table:table-cell office:value-type="float" office:value="-0.105438" calcext:value-type="float">
            <text:p>-0.105438</text:p>
          </table:table-cell>
          <table:table-cell office:value-type="float" office:value="325.067" calcext:value-type="float">
            <text:p>325.067</text:p>
          </table:table-cell>
        </table:table-row>
        <table:table-row table:style-name="ro1">
          <table:table-cell office:value-type="float" office:value="-0.102605" calcext:value-type="float">
            <text:p>-0.102605</text:p>
          </table:table-cell>
          <table:table-cell office:value-type="float" office:value="326.6" calcext:value-type="float">
            <text:p>326.6</text:p>
          </table:table-cell>
        </table:table-row>
        <table:table-row table:style-name="ro1">
          <table:table-cell office:value-type="float" office:value="-0.0987651" calcext:value-type="float">
            <text:p>-0.0987651</text:p>
          </table:table-cell>
          <table:table-cell office:value-type="float" office:value="328.133" calcext:value-type="float">
            <text:p>328.133</text:p>
          </table:table-cell>
        </table:table-row>
        <table:table-row table:style-name="ro1">
          <table:table-cell office:value-type="float" office:value="-0.0940245" calcext:value-type="float">
            <text:p>-0.0940245</text:p>
          </table:table-cell>
          <table:table-cell office:value-type="float" office:value="329.667" calcext:value-type="float">
            <text:p>329.667</text:p>
          </table:table-cell>
        </table:table-row>
        <table:table-row table:style-name="ro1">
          <table:table-cell office:value-type="float" office:value="-0.0887125" calcext:value-type="float">
            <text:p>-0.0887125</text:p>
          </table:table-cell>
          <table:table-cell office:value-type="float" office:value="331.2" calcext:value-type="float">
            <text:p>331.2</text:p>
          </table:table-cell>
        </table:table-row>
        <table:table-row table:style-name="ro1">
          <table:table-cell office:value-type="float" office:value="-0.0827264" calcext:value-type="float">
            <text:p>-0.0827264</text:p>
          </table:table-cell>
          <table:table-cell office:value-type="float" office:value="332.733" calcext:value-type="float">
            <text:p>332.733</text:p>
          </table:table-cell>
        </table:table-row>
        <table:table-row table:style-name="ro1">
          <table:table-cell office:value-type="float" office:value="-0.0764113" calcext:value-type="float">
            <text:p>-0.0764113</text:p>
          </table:table-cell>
          <table:table-cell office:value-type="float" office:value="334.267" calcext:value-type="float">
            <text:p>334.267</text:p>
          </table:table-cell>
        </table:table-row>
        <table:table-row table:style-name="ro1">
          <table:table-cell office:value-type="float" office:value="-0.0698154" calcext:value-type="float">
            <text:p>-0.0698154</text:p>
          </table:table-cell>
          <table:table-cell office:value-type="float" office:value="335.8" calcext:value-type="float">
            <text:p>335.8</text:p>
          </table:table-cell>
        </table:table-row>
        <table:table-row table:style-name="ro1">
          <table:table-cell office:value-type="float" office:value="-0.0629048" calcext:value-type="float">
            <text:p>-0.0629048</text:p>
          </table:table-cell>
          <table:table-cell office:value-type="float" office:value="337.333" calcext:value-type="float">
            <text:p>337.333</text:p>
          </table:table-cell>
        </table:table-row>
        <table:table-row table:style-name="ro1">
          <table:table-cell office:value-type="float" office:value="-0.0560031" calcext:value-type="float">
            <text:p>-0.0560031</text:p>
          </table:table-cell>
          <table:table-cell office:value-type="float" office:value="338.867" calcext:value-type="float">
            <text:p>338.867</text:p>
          </table:table-cell>
        </table:table-row>
        <table:table-row table:style-name="ro1">
          <table:table-cell office:value-type="float" office:value="-0.0489408" calcext:value-type="float">
            <text:p>-0.0489408</text:p>
          </table:table-cell>
          <table:table-cell office:value-type="float" office:value="340.4" calcext:value-type="float">
            <text:p>340.4</text:p>
          </table:table-cell>
        </table:table-row>
        <table:table-row table:style-name="ro1">
          <table:table-cell office:value-type="float" office:value="-0.0419321" calcext:value-type="float">
            <text:p>-0.0419321</text:p>
          </table:table-cell>
          <table:table-cell office:value-type="float" office:value="341.933" calcext:value-type="float">
            <text:p>341.933</text:p>
          </table:table-cell>
        </table:table-row>
        <table:table-row table:style-name="ro1">
          <table:table-cell office:value-type="float" office:value="-0.0351498" calcext:value-type="float">
            <text:p>-0.0351498</text:p>
          </table:table-cell>
          <table:table-cell office:value-type="float" office:value="343.467" calcext:value-type="float">
            <text:p>343.467</text:p>
          </table:table-cell>
        </table:table-row>
        <table:table-row table:style-name="ro1">
          <table:table-cell office:value-type="float" office:value="-0.0285136" calcext:value-type="float">
            <text:p>-0.028513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-0.0224167" calcext:value-type="float">
            <text:p>-0.0224167</text:p>
          </table:table-cell>
          <table:table-cell office:value-type="float" office:value="346.533" calcext:value-type="float">
            <text:p>346.533</text:p>
          </table:table-cell>
        </table:table-row>
        <table:table-row table:style-name="ro1">
          <table:table-cell office:value-type="float" office:value="-0.0168351" calcext:value-type="float">
            <text:p>-0.0168351</text:p>
          </table:table-cell>
          <table:table-cell office:value-type="float" office:value="348.067" calcext:value-type="float">
            <text:p>348.067</text:p>
          </table:table-cell>
        </table:table-row>
        <table:table-row table:style-name="ro1">
          <table:table-cell office:value-type="float" office:value="-0.0119195" calcext:value-type="float">
            <text:p>-0.0119195</text:p>
          </table:table-cell>
          <table:table-cell office:value-type="float" office:value="349.6" calcext:value-type="float">
            <text:p>349.6</text:p>
          </table:table-cell>
        </table:table-row>
        <table:table-row table:style-name="ro1">
          <table:table-cell office:value-type="float" office:value="-0.00793322" calcext:value-type="float">
            <text:p>-0.00793322</text:p>
          </table:table-cell>
          <table:table-cell office:value-type="float" office:value="351.133" calcext:value-type="float">
            <text:p>351.133</text:p>
          </table:table-cell>
        </table:table-row>
        <table:table-row table:style-name="ro1">
          <table:table-cell office:value-type="float" office:value="-0.00473478" calcext:value-type="float">
            <text:p>-0.00473478</text:p>
          </table:table-cell>
          <table:table-cell office:value-type="float" office:value="352.667" calcext:value-type="float">
            <text:p>352.667</text:p>
          </table:table-cell>
        </table:table-row>
        <table:table-row table:style-name="ro1">
          <table:table-cell office:value-type="float" office:value="-0.00260368" calcext:value-type="float">
            <text:p>-0.00260368</text:p>
          </table:table-cell>
          <table:table-cell office:value-type="float" office:value="354.2" calcext:value-type="float">
            <text:p>354.2</text:p>
          </table:table-cell>
        </table:table-row>
        <table:table-row table:style-name="ro1">
          <table:table-cell office:value-type="float" office:value="-0.00147762" calcext:value-type="float">
            <text:p>-0.00147762</text:p>
          </table:table-cell>
          <table:table-cell office:value-type="float" office:value="355.733" calcext:value-type="float">
            <text:p>355.733</text:p>
          </table:table-cell>
        </table:table-row>
        <table:table-row table:style-name="ro1">
          <table:table-cell office:value-type="float" office:value="-0.00128802" calcext:value-type="float">
            <text:p>-0.00128802</text:p>
          </table:table-cell>
          <table:table-cell office:value-type="float" office:value="357.267" calcext:value-type="float">
            <text:p>357.267</text:p>
          </table:table-cell>
        </table:table-row>
        <table:table-row table:style-name="ro1">
          <table:table-cell office:value-type="float" office:value="-0.00222307" calcext:value-type="float">
            <text:p>-0.00222307</text:p>
          </table:table-cell>
          <table:table-cell office:value-type="float" office:value="358.8" calcext:value-type="float">
            <text:p>358.8</text:p>
          </table:table-cell>
        </table:table-row>
        <table:table-row table:style-name="ro1">
          <table:table-cell office:value-type="float" office:value="-0.00398808" calcext:value-type="float">
            <text:p>-0.00398808</text:p>
          </table:table-cell>
          <table:table-cell office:value-type="float" office:value="360.333" calcext:value-type="float">
            <text:p>360.333</text:p>
          </table:table-cell>
        </table:table-row>
        <table:table-row table:style-name="ro1">
          <table:table-cell office:value-type="float" office:value="-0.00668489" calcext:value-type="float">
            <text:p>-0.00668489</text:p>
          </table:table-cell>
          <table:table-cell office:value-type="float" office:value="361.867" calcext:value-type="float">
            <text:p>361.867</text:p>
          </table:table-cell>
        </table:table-row>
        <table:table-row table:style-name="ro1">
          <table:table-cell office:value-type="float" office:value="-0.0102489" calcext:value-type="float">
            <text:p>-0.0102489</text:p>
          </table:table-cell>
          <table:table-cell office:value-type="float" office:value="363.4" calcext:value-type="float">
            <text:p>363.4</text:p>
          </table:table-cell>
        </table:table-row>
        <table:table-row table:style-name="ro1">
          <table:table-cell office:value-type="float" office:value="-0.0144298" calcext:value-type="float">
            <text:p>-0.0144298</text:p>
          </table:table-cell>
          <table:table-cell office:value-type="float" office:value="364.933" calcext:value-type="float">
            <text:p>364.933</text:p>
          </table:table-cell>
        </table:table-row>
        <table:table-row table:style-name="ro1">
          <table:table-cell office:value-type="float" office:value="-0.0194075" calcext:value-type="float">
            <text:p>-0.0194075</text:p>
          </table:table-cell>
          <table:table-cell office:value-type="float" office:value="366.467" calcext:value-type="float">
            <text:p>366.467</text:p>
          </table:table-cell>
        </table:table-row>
        <table:table-row table:style-name="ro1">
          <table:table-cell office:value-type="float" office:value="-0.0249049" calcext:value-type="float">
            <text:p>-0.024904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-0.0309116" calcext:value-type="float">
            <text:p>-0.0309116</text:p>
          </table:table-cell>
          <table:table-cell office:value-type="float" office:value="369.533" calcext:value-type="float">
            <text:p>369.533</text:p>
          </table:table-cell>
        </table:table-row>
        <table:table-row table:style-name="ro1">
          <table:table-cell office:value-type="float" office:value="-0.0374727" calcext:value-type="float">
            <text:p>-0.0374727</text:p>
          </table:table-cell>
          <table:table-cell office:value-type="float" office:value="371.067" calcext:value-type="float">
            <text:p>371.067</text:p>
          </table:table-cell>
        </table:table-row>
        <table:table-row table:style-name="ro1">
          <table:table-cell office:value-type="float" office:value="-0.0442769" calcext:value-type="float">
            <text:p>-0.0442769</text:p>
          </table:table-cell>
          <table:table-cell office:value-type="float" office:value="372.6" calcext:value-type="float">
            <text:p>372.6</text:p>
          </table:table-cell>
        </table:table-row>
        <table:table-row table:style-name="ro1">
          <table:table-cell office:value-type="float" office:value="-0.0514578" calcext:value-type="float">
            <text:p>-0.0514578</text:p>
          </table:table-cell>
          <table:table-cell office:value-type="float" office:value="374.133" calcext:value-type="float">
            <text:p>374.133</text:p>
          </table:table-cell>
        </table:table-row>
        <table:table-row table:style-name="ro1">
          <table:table-cell office:value-type="float" office:value="-0.0587648" calcext:value-type="float">
            <text:p>-0.0587648</text:p>
          </table:table-cell>
          <table:table-cell office:value-type="float" office:value="375.667" calcext:value-type="float">
            <text:p>375.667</text:p>
          </table:table-cell>
        </table:table-row>
        <table:table-row table:style-name="ro1">
          <table:table-cell office:value-type="float" office:value="-0.0660071" calcext:value-type="float">
            <text:p>-0.0660071</text:p>
          </table:table-cell>
          <table:table-cell office:value-type="float" office:value="377.2" calcext:value-type="float">
            <text:p>377.2</text:p>
          </table:table-cell>
        </table:table-row>
        <table:table-row table:style-name="ro1">
          <table:table-cell office:value-type="float" office:value="-0.0732066" calcext:value-type="float">
            <text:p>-0.0732066</text:p>
          </table:table-cell>
          <table:table-cell office:value-type="float" office:value="378.733" calcext:value-type="float">
            <text:p>378.733</text:p>
          </table:table-cell>
        </table:table-row>
        <table:table-row table:style-name="ro1">
          <table:table-cell office:value-type="float" office:value="-0.0799345" calcext:value-type="float">
            <text:p>-0.0799345</text:p>
          </table:table-cell>
          <table:table-cell office:value-type="float" office:value="380.267" calcext:value-type="float">
            <text:p>380.267</text:p>
          </table:table-cell>
        </table:table-row>
        <table:table-row table:style-name="ro1">
          <table:table-cell office:value-type="float" office:value="-0.0862078" calcext:value-type="float">
            <text:p>-0.0862078</text:p>
          </table:table-cell>
          <table:table-cell office:value-type="float" office:value="381.8" calcext:value-type="float">
            <text:p>381.8</text:p>
          </table:table-cell>
        </table:table-row>
        <table:table-row table:style-name="ro1">
          <table:table-cell office:value-type="float" office:value="-0.091854" calcext:value-type="float">
            <text:p>-0.091854</text:p>
          </table:table-cell>
          <table:table-cell office:value-type="float" office:value="383.333" calcext:value-type="float">
            <text:p>383.333</text:p>
          </table:table-cell>
        </table:table-row>
        <table:table-row table:style-name="ro1">
          <table:table-cell office:value-type="float" office:value="-0.0966192" calcext:value-type="float">
            <text:p>-0.0966192</text:p>
          </table:table-cell>
          <table:table-cell office:value-type="float" office:value="384.867" calcext:value-type="float">
            <text:p>384.867</text:p>
          </table:table-cell>
        </table:table-row>
        <table:table-row table:style-name="ro1">
          <table:table-cell office:value-type="float" office:value="-0.100688" calcext:value-type="float">
            <text:p>-0.100688</text:p>
          </table:table-cell>
          <table:table-cell office:value-type="float" office:value="386.4" calcext:value-type="float">
            <text:p>386.4</text:p>
          </table:table-cell>
        </table:table-row>
        <table:table-row table:style-name="ro1">
          <table:table-cell office:value-type="float" office:value="-0.103815" calcext:value-type="float">
            <text:p>-0.103815</text:p>
          </table:table-cell>
          <table:table-cell office:value-type="float" office:value="387.933" calcext:value-type="float">
            <text:p>387.933</text:p>
          </table:table-cell>
        </table:table-row>
        <table:table-row table:style-name="ro1">
          <table:table-cell office:value-type="float" office:value="-0.106093" calcext:value-type="float">
            <text:p>-0.106093</text:p>
          </table:table-cell>
          <table:table-cell office:value-type="float" office:value="389.467" calcext:value-type="float">
            <text:p>389.467</text:p>
          </table:table-cell>
        </table:table-row>
        <table:table-row table:style-name="ro1">
          <table:table-cell office:value-type="float" office:value="-0.107619" calcext:value-type="float">
            <text:p>-0.10761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-0.108189" calcext:value-type="float">
            <text:p>-0.108189</text:p>
          </table:table-cell>
          <table:table-cell office:value-type="float" office:value="392.533" calcext:value-type="float">
            <text:p>392.533</text:p>
          </table:table-cell>
        </table:table-row>
        <table:table-row table:style-name="ro1">
          <table:table-cell office:value-type="float" office:value="-0.108022" calcext:value-type="float">
            <text:p>-0.108022</text:p>
          </table:table-cell>
          <table:table-cell office:value-type="float" office:value="394.067" calcext:value-type="float">
            <text:p>394.067</text:p>
          </table:table-cell>
        </table:table-row>
        <table:table-row table:style-name="ro1">
          <table:table-cell office:value-type="float" office:value="-0.106932" calcext:value-type="float">
            <text:p>-0.106932</text:p>
          </table:table-cell>
          <table:table-cell office:value-type="float" office:value="395.6" calcext:value-type="float">
            <text:p>395.6</text:p>
          </table:table-cell>
        </table:table-row>
        <table:table-row table:style-name="ro1">
          <table:table-cell office:value-type="float" office:value="-0.104862" calcext:value-type="float">
            <text:p>-0.104862</text:p>
          </table:table-cell>
          <table:table-cell office:value-type="float" office:value="397.133" calcext:value-type="float">
            <text:p>397.133</text:p>
          </table:table-cell>
        </table:table-row>
        <table:table-row table:style-name="ro1">
          <table:table-cell office:value-type="float" office:value="-0.101931" calcext:value-type="float">
            <text:p>-0.101931</text:p>
          </table:table-cell>
          <table:table-cell office:value-type="float" office:value="398.667" calcext:value-type="float">
            <text:p>398.667</text:p>
          </table:table-cell>
        </table:table-row>
        <table:table-row table:style-name="ro1">
          <table:table-cell office:value-type="float" office:value="-0.09789" calcext:value-type="float">
            <text:p>-0.09789</text:p>
          </table:table-cell>
          <table:table-cell office:value-type="float" office:value="400.2" calcext:value-type="float">
            <text:p>400.2</text:p>
          </table:table-cell>
        </table:table-row>
        <table:table-row table:style-name="ro1">
          <table:table-cell office:value-type="float" office:value="-0.0929902" calcext:value-type="float">
            <text:p>-0.0929902</text:p>
          </table:table-cell>
          <table:table-cell office:value-type="float" office:value="401.733" calcext:value-type="float">
            <text:p>401.733</text:p>
          </table:table-cell>
        </table:table-row>
        <table:table-row table:style-name="ro1">
          <table:table-cell office:value-type="float" office:value="-0.0872816" calcext:value-type="float">
            <text:p>-0.0872816</text:p>
          </table:table-cell>
          <table:table-cell office:value-type="float" office:value="403.267" calcext:value-type="float">
            <text:p>403.267</text:p>
          </table:table-cell>
        </table:table-row>
        <table:table-row table:style-name="ro1">
          <table:table-cell office:value-type="float" office:value="-0.080823" calcext:value-type="float">
            <text:p>-0.080823</text:p>
          </table:table-cell>
          <table:table-cell office:value-type="float" office:value="404.8" calcext:value-type="float">
            <text:p>404.8</text:p>
          </table:table-cell>
        </table:table-row>
        <table:table-row table:style-name="ro1">
          <table:table-cell office:value-type="float" office:value="-0.0740557" calcext:value-type="float">
            <text:p>-0.0740557</text:p>
          </table:table-cell>
          <table:table-cell office:value-type="float" office:value="406.333" calcext:value-type="float">
            <text:p>406.333</text:p>
          </table:table-cell>
        </table:table-row>
        <table:table-row table:style-name="ro1">
          <table:table-cell office:value-type="float" office:value="-0.0669716" calcext:value-type="float">
            <text:p>-0.0669716</text:p>
          </table:table-cell>
          <table:table-cell office:value-type="float" office:value="407.866" calcext:value-type="float">
            <text:p>407.866</text:p>
          </table:table-cell>
        </table:table-row>
        <table:table-row table:style-name="ro1">
          <table:table-cell office:value-type="float" office:value="-0.0598791" calcext:value-type="float">
            <text:p>-0.0598791</text:p>
          </table:table-cell>
          <table:table-cell office:value-type="float" office:value="409.4" calcext:value-type="float">
            <text:p>409.4</text:p>
          </table:table-cell>
        </table:table-row>
        <table:table-row table:style-name="ro1">
          <table:table-cell office:value-type="float" office:value="-0.0529671" calcext:value-type="float">
            <text:p>-0.0529671</text:p>
          </table:table-cell>
          <table:table-cell office:value-type="float" office:value="410.933" calcext:value-type="float">
            <text:p>410.933</text:p>
          </table:table-cell>
        </table:table-row>
        <table:table-row table:style-name="ro1">
          <table:table-cell office:value-type="float" office:value="-0.0461297" calcext:value-type="float">
            <text:p>-0.0461297</text:p>
          </table:table-cell>
          <table:table-cell office:value-type="float" office:value="412.466" calcext:value-type="float">
            <text:p>412.466</text:p>
          </table:table-cell>
        </table:table-row>
        <table:table-row table:style-name="ro1">
          <table:table-cell office:value-type="float" office:value="-0.0396211" calcext:value-type="float">
            <text:p>-0.039621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-0.0332689" calcext:value-type="float">
            <text:p>-0.0332689</text:p>
          </table:table-cell>
          <table:table-cell office:value-type="float" office:value="415.533" calcext:value-type="float">
            <text:p>415.533</text:p>
          </table:table-cell>
        </table:table-row>
        <table:table-row table:style-name="ro1">
          <table:table-cell office:value-type="float" office:value="-0.0271148" calcext:value-type="float">
            <text:p>-0.0271148</text:p>
          </table:table-cell>
          <table:table-cell office:value-type="float" office:value="417.066" calcext:value-type="float">
            <text:p>417.066</text:p>
          </table:table-cell>
        </table:table-row>
        <table:table-row table:style-name="ro1">
          <table:table-cell office:value-type="float" office:value="-0.0213359" calcext:value-type="float">
            <text:p>-0.0213359</text:p>
          </table:table-cell>
          <table:table-cell office:value-type="float" office:value="418.6" calcext:value-type="float">
            <text:p>418.6</text:p>
          </table:table-cell>
        </table:table-row>
        <table:table-row table:style-name="ro1">
          <table:table-cell office:value-type="float" office:value="-0.0158194" calcext:value-type="float">
            <text:p>-0.0158194</text:p>
          </table:table-cell>
          <table:table-cell office:value-type="float" office:value="420.133" calcext:value-type="float">
            <text:p>420.133</text:p>
          </table:table-cell>
        </table:table-row>
        <table:table-row table:style-name="ro1">
          <table:table-cell office:value-type="float" office:value="-0.0109629" calcext:value-type="float">
            <text:p>-0.0109629</text:p>
          </table:table-cell>
          <table:table-cell office:value-type="float" office:value="421.666" calcext:value-type="float">
            <text:p>421.666</text:p>
          </table:table-cell>
        </table:table-row>
        <table:table-row table:style-name="ro1">
          <table:table-cell office:value-type="float" office:value="-0.00687695" calcext:value-type="float">
            <text:p>-0.00687695</text:p>
          </table:table-cell>
          <table:table-cell office:value-type="float" office:value="423.2" calcext:value-type="float">
            <text:p>423.2</text:p>
          </table:table-cell>
        </table:table-row>
        <table:table-row table:style-name="ro1">
          <table:table-cell office:value-type="float" office:value="-0.00369892" calcext:value-type="float">
            <text:p>-0.00369892</text:p>
          </table:table-cell>
          <table:table-cell office:value-type="float" office:value="424.733" calcext:value-type="float">
            <text:p>424.733</text:p>
          </table:table-cell>
        </table:table-row>
        <table:table-row table:style-name="ro1">
          <table:table-cell office:value-type="float" office:value="-0.00180063" calcext:value-type="float">
            <text:p>-0.00180063</text:p>
          </table:table-cell>
          <table:table-cell office:value-type="float" office:value="426.266" calcext:value-type="float">
            <text:p>426.266</text:p>
          </table:table-cell>
        </table:table-row>
        <table:table-row table:style-name="ro1">
          <table:table-cell office:value-type="float" office:value="-0.00101246" calcext:value-type="float">
            <text:p>-0.00101246</text:p>
          </table:table-cell>
          <table:table-cell office:value-type="float" office:value="427.8" calcext:value-type="float">
            <text:p>427.8</text:p>
          </table:table-cell>
        </table:table-row>
        <table:table-row table:style-name="ro1">
          <table:table-cell office:value-type="float" office:value="-0.00146044" calcext:value-type="float">
            <text:p>-0.00146044</text:p>
          </table:table-cell>
          <table:table-cell office:value-type="float" office:value="429.333" calcext:value-type="float">
            <text:p>429.333</text:p>
          </table:table-cell>
        </table:table-row>
        <table:table-row table:style-name="ro1">
          <table:table-cell office:value-type="float" office:value="-0.00304727" calcext:value-type="float">
            <text:p>-0.00304727</text:p>
          </table:table-cell>
          <table:table-cell office:value-type="float" office:value="430.866" calcext:value-type="float">
            <text:p>430.866</text:p>
          </table:table-cell>
        </table:table-row>
        <table:table-row table:style-name="ro1">
          <table:table-cell office:value-type="float" office:value="-0.00543384" calcext:value-type="float">
            <text:p>-0.00543384</text:p>
          </table:table-cell>
          <table:table-cell office:value-type="float" office:value="432.4" calcext:value-type="float">
            <text:p>432.4</text:p>
          </table:table-cell>
        </table:table-row>
        <table:table-row table:style-name="ro1">
          <table:table-cell office:value-type="float" office:value="-0.00867824" calcext:value-type="float">
            <text:p>-0.00867824</text:p>
          </table:table-cell>
          <table:table-cell office:value-type="float" office:value="433.933" calcext:value-type="float">
            <text:p>433.933</text:p>
          </table:table-cell>
        </table:table-row>
        <table:table-row table:style-name="ro1">
          <table:table-cell office:value-type="float" office:value="-0.0124523" calcext:value-type="float">
            <text:p>-0.0124523</text:p>
          </table:table-cell>
          <table:table-cell office:value-type="float" office:value="435.466" calcext:value-type="float">
            <text:p>435.466</text:p>
          </table:table-cell>
        </table:table-row>
        <table:table-row table:style-name="ro1">
          <table:table-cell office:value-type="float" office:value="-0.0167291" calcext:value-type="float">
            <text:p>-0.016729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-0.0216112" calcext:value-type="float">
            <text:p>-0.0216112</text:p>
          </table:table-cell>
          <table:table-cell office:value-type="float" office:value="438.533" calcext:value-type="float">
            <text:p>438.533</text:p>
          </table:table-cell>
        </table:table-row>
        <table:table-row table:style-name="ro1">
          <table:table-cell office:value-type="float" office:value="-0.0269308" calcext:value-type="float">
            <text:p>-0.0269308</text:p>
          </table:table-cell>
          <table:table-cell office:value-type="float" office:value="440.066" calcext:value-type="float">
            <text:p>440.066</text:p>
          </table:table-cell>
        </table:table-row>
        <table:table-row table:style-name="ro1">
          <table:table-cell office:value-type="float" office:value="-0.0329516" calcext:value-type="float">
            <text:p>-0.0329516</text:p>
          </table:table-cell>
          <table:table-cell office:value-type="float" office:value="441.6" calcext:value-type="float">
            <text:p>441.6</text:p>
          </table:table-cell>
        </table:table-row>
        <table:table-row table:style-name="ro1">
          <table:table-cell office:value-type="float" office:value="-0.0395687" calcext:value-type="float">
            <text:p>-0.0395687</text:p>
          </table:table-cell>
          <table:table-cell office:value-type="float" office:value="443.133" calcext:value-type="float">
            <text:p>443.133</text:p>
          </table:table-cell>
        </table:table-row>
        <table:table-row table:style-name="ro1">
          <table:table-cell office:value-type="float" office:value="-0.0466725" calcext:value-type="float">
            <text:p>-0.0466725</text:p>
          </table:table-cell>
          <table:table-cell office:value-type="float" office:value="444.666" calcext:value-type="float">
            <text:p>444.666</text:p>
          </table:table-cell>
        </table:table-row>
        <table:table-row table:style-name="ro1">
          <table:table-cell office:value-type="float" office:value="-0.0542759" calcext:value-type="float">
            <text:p>-0.0542759</text:p>
          </table:table-cell>
          <table:table-cell office:value-type="float" office:value="446.2" calcext:value-type="float">
            <text:p>446.2</text:p>
          </table:table-cell>
        </table:table-row>
        <table:table-row table:style-name="ro1">
          <table:table-cell office:value-type="float" office:value="-0.0619046" calcext:value-type="float">
            <text:p>-0.0619046</text:p>
          </table:table-cell>
          <table:table-cell office:value-type="float" office:value="447.733" calcext:value-type="float">
            <text:p>447.733</text:p>
          </table:table-cell>
        </table:table-row>
        <table:table-row table:style-name="ro1">
          <table:table-cell office:value-type="float" office:value="-0.0694292" calcext:value-type="float">
            <text:p>-0.0694292</text:p>
          </table:table-cell>
          <table:table-cell office:value-type="float" office:value="449.266" calcext:value-type="float">
            <text:p>449.266</text:p>
          </table:table-cell>
        </table:table-row>
        <table:table-row table:style-name="ro1">
          <table:table-cell office:value-type="float" office:value="-0.0765414" calcext:value-type="float">
            <text:p>-0.0765414</text:p>
          </table:table-cell>
          <table:table-cell office:value-type="float" office:value="450.8" calcext:value-type="float">
            <text:p>450.8</text:p>
          </table:table-cell>
        </table:table-row>
        <table:table-row table:style-name="ro1">
          <table:table-cell office:value-type="float" office:value="-0.0828822" calcext:value-type="float">
            <text:p>-0.0828822</text:p>
          </table:table-cell>
          <table:table-cell office:value-type="float" office:value="452.333" calcext:value-type="float">
            <text:p>452.333</text:p>
          </table:table-cell>
        </table:table-row>
        <table:table-row table:style-name="ro1">
          <table:table-cell office:value-type="float" office:value="-0.0885328" calcext:value-type="float">
            <text:p>-0.0885328</text:p>
          </table:table-cell>
          <table:table-cell office:value-type="float" office:value="453.866" calcext:value-type="float">
            <text:p>453.866</text:p>
          </table:table-cell>
        </table:table-row>
        <table:table-row table:style-name="ro1">
          <table:table-cell office:value-type="float" office:value="-0.0932722" calcext:value-type="float">
            <text:p>-0.0932722</text:p>
          </table:table-cell>
          <table:table-cell office:value-type="float" office:value="455.4" calcext:value-type="float">
            <text:p>455.4</text:p>
          </table:table-cell>
        </table:table-row>
        <table:table-row table:style-name="ro1">
          <table:table-cell office:value-type="float" office:value="-0.097237" calcext:value-type="float">
            <text:p>-0.097237</text:p>
          </table:table-cell>
          <table:table-cell office:value-type="float" office:value="456.933" calcext:value-type="float">
            <text:p>456.933</text:p>
          </table:table-cell>
        </table:table-row>
        <table:table-row table:style-name="ro1">
          <table:table-cell office:value-type="float" office:value="-0.100588" calcext:value-type="float">
            <text:p>-0.100588</text:p>
          </table:table-cell>
          <table:table-cell office:value-type="float" office:value="458.466" calcext:value-type="float">
            <text:p>458.466</text:p>
          </table:table-cell>
        </table:table-row>
        <table:table-row table:style-name="ro1">
          <table:table-cell office:value-type="float" office:value="-0.103232" calcext:value-type="float">
            <text:p>-0.10323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-0.105407" calcext:value-type="float">
            <text:p>-0.105407</text:p>
          </table:table-cell>
          <table:table-cell office:value-type="float" office:value="461.533" calcext:value-type="float">
            <text:p>461.533</text:p>
          </table:table-cell>
        </table:table-row>
        <table:table-row table:style-name="ro1">
          <table:table-cell office:value-type="float" office:value="-0.106916" calcext:value-type="float">
            <text:p>-0.106916</text:p>
          </table:table-cell>
          <table:table-cell office:value-type="float" office:value="463.066" calcext:value-type="float">
            <text:p>463.066</text:p>
          </table:table-cell>
        </table:table-row>
        <table:table-row table:style-name="ro1">
          <table:table-cell office:value-type="float" office:value="-0.107632" calcext:value-type="float">
            <text:p>-0.107632</text:p>
          </table:table-cell>
          <table:table-cell office:value-type="float" office:value="464.6" calcext:value-type="float">
            <text:p>464.6</text:p>
          </table:table-cell>
        </table:table-row>
        <table:table-row table:style-name="ro1">
          <table:table-cell office:value-type="float" office:value="-0.107518" calcext:value-type="float">
            <text:p>-0.107518</text:p>
          </table:table-cell>
          <table:table-cell office:value-type="float" office:value="466.133" calcext:value-type="float">
            <text:p>466.133</text:p>
          </table:table-cell>
        </table:table-row>
        <table:table-row table:style-name="ro1">
          <table:table-cell office:value-type="float" office:value="-0.106188" calcext:value-type="float">
            <text:p>-0.106188</text:p>
          </table:table-cell>
          <table:table-cell office:value-type="float" office:value="467.666" calcext:value-type="float">
            <text:p>467.666</text:p>
          </table:table-cell>
        </table:table-row>
        <table:table-row table:style-name="ro1">
          <table:table-cell office:value-type="float" office:value="-0.103721" calcext:value-type="float">
            <text:p>-0.103721</text:p>
          </table:table-cell>
          <table:table-cell office:value-type="float" office:value="469.2" calcext:value-type="float">
            <text:p>469.2</text:p>
          </table:table-cell>
        </table:table-row>
        <table:table-row table:style-name="ro1">
          <table:table-cell office:value-type="float" office:value="-0.100056" calcext:value-type="float">
            <text:p>-0.100056</text:p>
          </table:table-cell>
          <table:table-cell office:value-type="float" office:value="470.733" calcext:value-type="float">
            <text:p>470.733</text:p>
          </table:table-cell>
        </table:table-row>
        <table:table-row table:style-name="ro1">
          <table:table-cell office:value-type="float" office:value="-0.0952117" calcext:value-type="float">
            <text:p>-0.0952117</text:p>
          </table:table-cell>
          <table:table-cell office:value-type="float" office:value="472.266" calcext:value-type="float">
            <text:p>472.266</text:p>
          </table:table-cell>
        </table:table-row>
        <table:table-row table:style-name="ro1">
          <table:table-cell office:value-type="float" office:value="-0.0896039" calcext:value-type="float">
            <text:p>-0.0896039</text:p>
          </table:table-cell>
          <table:table-cell office:value-type="float" office:value="473.8" calcext:value-type="float">
            <text:p>473.8</text:p>
          </table:table-cell>
        </table:table-row>
        <table:table-row table:style-name="ro1">
          <table:table-cell office:value-type="float" office:value="-0.0833052" calcext:value-type="float">
            <text:p>-0.0833052</text:p>
          </table:table-cell>
          <table:table-cell office:value-type="float" office:value="475.333" calcext:value-type="float">
            <text:p>475.333</text:p>
          </table:table-cell>
        </table:table-row>
        <table:table-row table:style-name="ro1">
          <table:table-cell office:value-type="float" office:value="-0.0767037" calcext:value-type="float">
            <text:p>-0.0767037</text:p>
          </table:table-cell>
          <table:table-cell office:value-type="float" office:value="476.866" calcext:value-type="float">
            <text:p>476.866</text:p>
          </table:table-cell>
        </table:table-row>
        <table:table-row table:style-name="ro1">
          <table:table-cell office:value-type="float" office:value="-0.070049" calcext:value-type="float">
            <text:p>-0.070049</text:p>
          </table:table-cell>
          <table:table-cell office:value-type="float" office:value="478.4" calcext:value-type="float">
            <text:p>478.4</text:p>
          </table:table-cell>
        </table:table-row>
        <table:table-row table:style-name="ro1">
          <table:table-cell office:value-type="float" office:value="-0.063321" calcext:value-type="float">
            <text:p>-0.063321</text:p>
          </table:table-cell>
          <table:table-cell office:value-type="float" office:value="479.933" calcext:value-type="float">
            <text:p>479.933</text:p>
          </table:table-cell>
        </table:table-row>
        <table:table-row table:style-name="ro1">
          <table:table-cell office:value-type="float" office:value="-0.0567681" calcext:value-type="float">
            <text:p>-0.0567681</text:p>
          </table:table-cell>
          <table:table-cell office:value-type="float" office:value="481.466" calcext:value-type="float">
            <text:p>481.466</text:p>
          </table:table-cell>
        </table:table-row>
        <table:table-row table:style-name="ro1">
          <table:table-cell office:value-type="float" office:value="-0.0501909" calcext:value-type="float">
            <text:p>-0.050190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-0.0435796" calcext:value-type="float">
            <text:p>-0.0435796</text:p>
          </table:table-cell>
          <table:table-cell office:value-type="float" office:value="484.533" calcext:value-type="float">
            <text:p>484.533</text:p>
          </table:table-cell>
        </table:table-row>
        <table:table-row table:style-name="ro1">
          <table:table-cell office:value-type="float" office:value="-0.0370236" calcext:value-type="float">
            <text:p>-0.0370236</text:p>
          </table:table-cell>
          <table:table-cell office:value-type="float" office:value="486.066" calcext:value-type="float">
            <text:p>486.066</text:p>
          </table:table-cell>
        </table:table-row>
        <table:table-row table:style-name="ro1">
          <table:table-cell office:value-type="float" office:value="-0.0303674" calcext:value-type="float">
            <text:p>-0.0303674</text:p>
          </table:table-cell>
          <table:table-cell office:value-type="float" office:value="487.6" calcext:value-type="float">
            <text:p>487.6</text:p>
          </table:table-cell>
        </table:table-row>
        <table:table-row table:style-name="ro1">
          <table:table-cell office:value-type="float" office:value="-0.0239684" calcext:value-type="float">
            <text:p>-0.0239684</text:p>
          </table:table-cell>
          <table:table-cell office:value-type="float" office:value="489.133" calcext:value-type="float">
            <text:p>489.133</text:p>
          </table:table-cell>
        </table:table-row>
        <table:table-row table:style-name="ro1">
          <table:table-cell office:value-type="float" office:value="-0.0179696" calcext:value-type="float">
            <text:p>-0.0179696</text:p>
          </table:table-cell>
          <table:table-cell office:value-type="float" office:value="490.666" calcext:value-type="float">
            <text:p>490.666</text:p>
          </table:table-cell>
        </table:table-row>
        <table:table-row table:style-name="ro1">
          <table:table-cell office:value-type="float" office:value="-0.0125833" calcext:value-type="float">
            <text:p>-0.0125833</text:p>
          </table:table-cell>
          <table:table-cell office:value-type="float" office:value="492.2" calcext:value-type="float">
            <text:p>492.2</text:p>
          </table:table-cell>
        </table:table-row>
        <table:table-row table:style-name="ro1">
          <table:table-cell office:value-type="float" office:value="-0.0082594" calcext:value-type="float">
            <text:p>-0.0082594</text:p>
          </table:table-cell>
          <table:table-cell office:value-type="float" office:value="493.733" calcext:value-type="float">
            <text:p>493.733</text:p>
          </table:table-cell>
        </table:table-row>
        <table:table-row table:style-name="ro1">
          <table:table-cell office:value-type="float" office:value="-0.004979" calcext:value-type="float">
            <text:p>-0.004979</text:p>
          </table:table-cell>
          <table:table-cell office:value-type="float" office:value="495.266" calcext:value-type="float">
            <text:p>495.266</text:p>
          </table:table-cell>
        </table:table-row>
        <table:table-row table:style-name="ro1">
          <table:table-cell office:value-type="float" office:value="-0.00295327" calcext:value-type="float">
            <text:p>-0.00295327</text:p>
          </table:table-cell>
          <table:table-cell office:value-type="float" office:value="496.8" calcext:value-type="float">
            <text:p>496.8</text:p>
          </table:table-cell>
        </table:table-row>
        <table:table-row table:style-name="ro1">
          <table:table-cell office:value-type="float" office:value="-0.00215095" calcext:value-type="float">
            <text:p>-0.00215095</text:p>
          </table:table-cell>
          <table:table-cell office:value-type="float" office:value="498.333" calcext:value-type="float">
            <text:p>498.333</text:p>
          </table:table-cell>
        </table:table-row>
        <table:table-row table:style-name="ro1">
          <table:table-cell office:value-type="float" office:value="-0.00230607" calcext:value-type="float">
            <text:p>-0.00230607</text:p>
          </table:table-cell>
          <table:table-cell office:value-type="float" office:value="499.866" calcext:value-type="float">
            <text:p>499.866</text:p>
          </table:table-cell>
        </table:table-row>
        <table:table-row table:style-name="ro1">
          <table:table-cell office:value-type="float" office:value="-0.00343598" calcext:value-type="float">
            <text:p>-0.00343598</text:p>
          </table:table-cell>
          <table:table-cell office:value-type="float" office:value="501.4" calcext:value-type="float">
            <text:p>501.4</text:p>
          </table:table-cell>
        </table:table-row>
        <table:table-row table:style-name="ro1">
          <table:table-cell office:value-type="float" office:value="-0.00520311" calcext:value-type="float">
            <text:p>-0.00520311</text:p>
          </table:table-cell>
          <table:table-cell office:value-type="float" office:value="502.933" calcext:value-type="float">
            <text:p>502.933</text:p>
          </table:table-cell>
        </table:table-row>
        <table:table-row table:style-name="ro1">
          <table:table-cell office:value-type="float" office:value="-0.00756216" calcext:value-type="float">
            <text:p>-0.00756216</text:p>
          </table:table-cell>
          <table:table-cell office:value-type="float" office:value="504.466" calcext:value-type="float">
            <text:p>504.466</text:p>
          </table:table-cell>
        </table:table-row>
        <table:table-row table:style-name="ro1">
          <table:table-cell office:value-type="float" office:value="-0.0105657" calcext:value-type="float">
            <text:p>-0.010565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-0.0140913" calcext:value-type="float">
            <text:p>-0.0140913</text:p>
          </table:table-cell>
          <table:table-cell office:value-type="float" office:value="507.533" calcext:value-type="float">
            <text:p>507.533</text:p>
          </table:table-cell>
        </table:table-row>
        <table:table-row table:style-name="ro1">
          <table:table-cell office:value-type="float" office:value="-0.0184372" calcext:value-type="float">
            <text:p>-0.0184372</text:p>
          </table:table-cell>
          <table:table-cell office:value-type="float" office:value="509.066" calcext:value-type="float">
            <text:p>509.066</text:p>
          </table:table-cell>
        </table:table-row>
        <table:table-row table:style-name="ro1">
          <table:table-cell office:value-type="float" office:value="-0.0235751" calcext:value-type="float">
            <text:p>-0.0235751</text:p>
          </table:table-cell>
          <table:table-cell office:value-type="float" office:value="510.6" calcext:value-type="float">
            <text:p>510.6</text:p>
          </table:table-cell>
        </table:table-row>
        <table:table-row table:style-name="ro1">
          <table:table-cell office:value-type="float" office:value="-0.0295124" calcext:value-type="float">
            <text:p>-0.0295124</text:p>
          </table:table-cell>
          <table:table-cell office:value-type="float" office:value="512.133" calcext:value-type="float">
            <text:p>512.133</text:p>
          </table:table-cell>
        </table:table-row>
        <table:table-row table:style-name="ro1">
          <table:table-cell office:value-type="float" office:value="-0.0363274" calcext:value-type="float">
            <text:p>-0.0363274</text:p>
          </table:table-cell>
          <table:table-cell office:value-type="float" office:value="513.666" calcext:value-type="float">
            <text:p>513.666</text:p>
          </table:table-cell>
        </table:table-row>
        <table:table-row table:style-name="ro1">
          <table:table-cell office:value-type="float" office:value="-0.043639" calcext:value-type="float">
            <text:p>-0.043639</text:p>
          </table:table-cell>
          <table:table-cell office:value-type="float" office:value="515.2" calcext:value-type="float">
            <text:p>515.2</text:p>
          </table:table-cell>
        </table:table-row>
        <table:table-row table:style-name="ro1">
          <table:table-cell office:value-type="float" office:value="-0.0513372" calcext:value-type="float">
            <text:p>-0.0513372</text:p>
          </table:table-cell>
          <table:table-cell office:value-type="float" office:value="516.733" calcext:value-type="float">
            <text:p>516.733</text:p>
          </table:table-cell>
        </table:table-row>
        <table:table-row table:style-name="ro1">
          <table:table-cell office:value-type="float" office:value="-0.0590827" calcext:value-type="float">
            <text:p>-0.0590827</text:p>
          </table:table-cell>
          <table:table-cell office:value-type="float" office:value="518.266" calcext:value-type="float">
            <text:p>518.266</text:p>
          </table:table-cell>
        </table:table-row>
        <table:table-row table:style-name="ro1">
          <table:table-cell office:value-type="float" office:value="-0.0664886" calcext:value-type="float">
            <text:p>-0.0664886</text:p>
          </table:table-cell>
          <table:table-cell office:value-type="float" office:value="519.8" calcext:value-type="float">
            <text:p>519.8</text:p>
          </table:table-cell>
        </table:table-row>
        <table:table-row table:style-name="ro1">
          <table:table-cell office:value-type="float" office:value="-0.0735172" calcext:value-type="float">
            <text:p>-0.0735172</text:p>
          </table:table-cell>
          <table:table-cell office:value-type="float" office:value="521.333" calcext:value-type="float">
            <text:p>521.333</text:p>
          </table:table-cell>
        </table:table-row>
        <table:table-row table:style-name="ro1">
          <table:table-cell office:value-type="float" office:value="-0.0798601" calcext:value-type="float">
            <text:p>-0.0798601</text:p>
          </table:table-cell>
          <table:table-cell office:value-type="float" office:value="522.866" calcext:value-type="float">
            <text:p>522.866</text:p>
          </table:table-cell>
        </table:table-row>
        <table:table-row table:style-name="ro1">
          <table:table-cell office:value-type="float" office:value="-0.0855774" calcext:value-type="float">
            <text:p>-0.0855774</text:p>
          </table:table-cell>
          <table:table-cell office:value-type="float" office:value="524.4" calcext:value-type="float">
            <text:p>524.4</text:p>
          </table:table-cell>
        </table:table-row>
        <table:table-row table:style-name="ro1">
          <table:table-cell office:value-type="float" office:value="-0.0907388" calcext:value-type="float">
            <text:p>-0.0907388</text:p>
          </table:table-cell>
          <table:table-cell office:value-type="float" office:value="525.933" calcext:value-type="float">
            <text:p>525.933</text:p>
          </table:table-cell>
        </table:table-row>
        <table:table-row table:style-name="ro1">
          <table:table-cell office:value-type="float" office:value="-0.0952428" calcext:value-type="float">
            <text:p>-0.0952428</text:p>
          </table:table-cell>
          <table:table-cell office:value-type="float" office:value="527.466" calcext:value-type="float">
            <text:p>527.466</text:p>
          </table:table-cell>
        </table:table-row>
        <table:table-row table:style-name="ro1">
          <table:table-cell office:value-type="float" office:value="-0.0993195" calcext:value-type="float">
            <text:p>-0.099319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-0.102797" calcext:value-type="float">
            <text:p>-0.102797</text:p>
          </table:table-cell>
          <table:table-cell office:value-type="float" office:value="530.533" calcext:value-type="float">
            <text:p>530.533</text:p>
          </table:table-cell>
        </table:table-row>
        <table:table-row table:style-name="ro1">
          <table:table-cell office:value-type="float" office:value="-0.105598" calcext:value-type="float">
            <text:p>-0.105598</text:p>
          </table:table-cell>
          <table:table-cell office:value-type="float" office:value="532.066" calcext:value-type="float">
            <text:p>532.066</text:p>
          </table:table-cell>
        </table:table-row>
        <table:table-row table:style-name="ro1">
          <table:table-cell office:value-type="float" office:value="-0.107693" calcext:value-type="float">
            <text:p>-0.107693</text:p>
          </table:table-cell>
          <table:table-cell office:value-type="float" office:value="533.6" calcext:value-type="float">
            <text:p>533.6</text:p>
          </table:table-cell>
        </table:table-row>
        <table:table-row table:style-name="ro1">
          <table:table-cell office:value-type="float" office:value="-0.108719" calcext:value-type="float">
            <text:p>-0.108719</text:p>
          </table:table-cell>
          <table:table-cell office:value-type="float" office:value="535.133" calcext:value-type="float">
            <text:p>535.133</text:p>
          </table:table-cell>
        </table:table-row>
        <table:table-row table:style-name="ro1">
          <table:table-cell office:value-type="float" office:value="-0.108707" calcext:value-type="float">
            <text:p>-0.108707</text:p>
          </table:table-cell>
          <table:table-cell office:value-type="float" office:value="536.666" calcext:value-type="float">
            <text:p>536.666</text:p>
          </table:table-cell>
        </table:table-row>
        <table:table-row table:style-name="ro1">
          <table:table-cell office:value-type="float" office:value="-0.107516" calcext:value-type="float">
            <text:p>-0.107516</text:p>
          </table:table-cell>
          <table:table-cell office:value-type="float" office:value="538.2" calcext:value-type="float">
            <text:p>538.2</text:p>
          </table:table-cell>
        </table:table-row>
        <table:table-row table:style-name="ro1">
          <table:table-cell office:value-type="float" office:value="-0.105086" calcext:value-type="float">
            <text:p>-0.105086</text:p>
          </table:table-cell>
          <table:table-cell office:value-type="float" office:value="539.733" calcext:value-type="float">
            <text:p>539.733</text:p>
          </table:table-cell>
        </table:table-row>
        <table:table-row table:style-name="ro1">
          <table:table-cell office:value-type="float" office:value="-0.101685" calcext:value-type="float">
            <text:p>-0.101685</text:p>
          </table:table-cell>
          <table:table-cell office:value-type="float" office:value="541.266" calcext:value-type="float">
            <text:p>541.266</text:p>
          </table:table-cell>
        </table:table-row>
        <table:table-row table:style-name="ro1">
          <table:table-cell office:value-type="float" office:value="-0.0972939" calcext:value-type="float">
            <text:p>-0.0972939</text:p>
          </table:table-cell>
          <table:table-cell office:value-type="float" office:value="542.8" calcext:value-type="float">
            <text:p>542.8</text:p>
          </table:table-cell>
        </table:table-row>
        <table:table-row table:style-name="ro1">
          <table:table-cell office:value-type="float" office:value="-0.0922296" calcext:value-type="float">
            <text:p>-0.0922296</text:p>
          </table:table-cell>
          <table:table-cell office:value-type="float" office:value="544.333" calcext:value-type="float">
            <text:p>544.333</text:p>
          </table:table-cell>
        </table:table-row>
        <table:table-row table:style-name="ro1">
          <table:table-cell office:value-type="float" office:value="-0.0866864" calcext:value-type="float">
            <text:p>-0.0866864</text:p>
          </table:table-cell>
          <table:table-cell office:value-type="float" office:value="545.866" calcext:value-type="float">
            <text:p>545.866</text:p>
          </table:table-cell>
        </table:table-row>
        <table:table-row table:style-name="ro1">
          <table:table-cell office:value-type="float" office:value="-0.0806829" calcext:value-type="float">
            <text:p>-0.0806829</text:p>
          </table:table-cell>
          <table:table-cell office:value-type="float" office:value="547.4" calcext:value-type="float">
            <text:p>547.4</text:p>
          </table:table-cell>
        </table:table-row>
        <table:table-row table:style-name="ro1">
          <table:table-cell office:value-type="float" office:value="-0.0745048" calcext:value-type="float">
            <text:p>-0.0745048</text:p>
          </table:table-cell>
          <table:table-cell office:value-type="float" office:value="548.933" calcext:value-type="float">
            <text:p>548.933</text:p>
          </table:table-cell>
        </table:table-row>
        <table:table-row table:style-name="ro1">
          <table:table-cell office:value-type="float" office:value="-0.0680279" calcext:value-type="float">
            <text:p>-0.0680279</text:p>
          </table:table-cell>
          <table:table-cell office:value-type="float" office:value="550.466" calcext:value-type="float">
            <text:p>550.466</text:p>
          </table:table-cell>
        </table:table-row>
        <table:table-row table:style-name="ro1">
          <table:table-cell office:value-type="float" office:value="-0.0613118" calcext:value-type="float">
            <text:p>-0.061311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-0.0544642" calcext:value-type="float">
            <text:p>-0.0544642</text:p>
          </table:table-cell>
          <table:table-cell office:value-type="float" office:value="553.533" calcext:value-type="float">
            <text:p>553.533</text:p>
          </table:table-cell>
        </table:table-row>
        <table:table-row table:style-name="ro1">
          <table:table-cell office:value-type="float" office:value="-0.0473471" calcext:value-type="float">
            <text:p>-0.0473471</text:p>
          </table:table-cell>
          <table:table-cell office:value-type="float" office:value="555.066" calcext:value-type="float">
            <text:p>555.066</text:p>
          </table:table-cell>
        </table:table-row>
        <table:table-row table:style-name="ro1">
          <table:table-cell office:value-type="float" office:value="-0.0402428" calcext:value-type="float">
            <text:p>-0.0402428</text:p>
          </table:table-cell>
          <table:table-cell office:value-type="float" office:value="556.6" calcext:value-type="float">
            <text:p>556.6</text:p>
          </table:table-cell>
        </table:table-row>
        <table:table-row table:style-name="ro1">
          <table:table-cell office:value-type="float" office:value="-0.033225" calcext:value-type="float">
            <text:p>-0.033225</text:p>
          </table:table-cell>
          <table:table-cell office:value-type="float" office:value="558.133" calcext:value-type="float">
            <text:p>558.133</text:p>
          </table:table-cell>
        </table:table-row>
        <table:table-row table:style-name="ro1">
          <table:table-cell office:value-type="float" office:value="-0.0264557" calcext:value-type="float">
            <text:p>-0.0264557</text:p>
          </table:table-cell>
          <table:table-cell office:value-type="float" office:value="559.666" calcext:value-type="float">
            <text:p>559.666</text:p>
          </table:table-cell>
        </table:table-row>
        <table:table-row table:style-name="ro1">
          <table:table-cell office:value-type="float" office:value="-0.0202986" calcext:value-type="float">
            <text:p>-0.0202986</text:p>
          </table:table-cell>
          <table:table-cell office:value-type="float" office:value="561.2" calcext:value-type="float">
            <text:p>561.2</text:p>
          </table:table-cell>
        </table:table-row>
        <table:table-row table:style-name="ro1">
          <table:table-cell office:value-type="float" office:value="-0.0147824" calcext:value-type="float">
            <text:p>-0.0147824</text:p>
          </table:table-cell>
          <table:table-cell office:value-type="float" office:value="562.733" calcext:value-type="float">
            <text:p>562.733</text:p>
          </table:table-cell>
        </table:table-row>
        <table:table-row table:style-name="ro1">
          <table:table-cell office:value-type="float" office:value="-0.0101936" calcext:value-type="float">
            <text:p>-0.0101936</text:p>
          </table:table-cell>
          <table:table-cell office:value-type="float" office:value="564.266" calcext:value-type="float">
            <text:p>564.266</text:p>
          </table:table-cell>
        </table:table-row>
        <table:table-row table:style-name="ro1">
          <table:table-cell office:value-type="float" office:value="-0.00659744" calcext:value-type="float">
            <text:p>-0.00659744</text:p>
          </table:table-cell>
          <table:table-cell office:value-type="float" office:value="565.8" calcext:value-type="float">
            <text:p>565.8</text:p>
          </table:table-cell>
        </table:table-row>
        <table:table-row table:style-name="ro1">
          <table:table-cell office:value-type="float" office:value="-0.00393409" calcext:value-type="float">
            <text:p>-0.00393409</text:p>
          </table:table-cell>
          <table:table-cell office:value-type="float" office:value="567.333" calcext:value-type="float">
            <text:p>567.333</text:p>
          </table:table-cell>
        </table:table-row>
        <table:table-row table:style-name="ro1">
          <table:table-cell office:value-type="float" office:value="-0.00235314" calcext:value-type="float">
            <text:p>-0.00235314</text:p>
          </table:table-cell>
          <table:table-cell office:value-type="float" office:value="568.866" calcext:value-type="float">
            <text:p>568.866</text:p>
          </table:table-cell>
        </table:table-row>
        <table:table-row table:style-name="ro1">
          <table:table-cell office:value-type="float" office:value="-0.00162881" calcext:value-type="float">
            <text:p>-0.00162881</text:p>
          </table:table-cell>
          <table:table-cell office:value-type="float" office:value="570.4" calcext:value-type="float">
            <text:p>570.4</text:p>
          </table:table-cell>
        </table:table-row>
        <table:table-row table:style-name="ro1">
          <table:table-cell office:value-type="float" office:value="-0.0017969" calcext:value-type="float">
            <text:p>-0.0017969</text:p>
          </table:table-cell>
          <table:table-cell office:value-type="float" office:value="571.933" calcext:value-type="float">
            <text:p>571.933</text:p>
          </table:table-cell>
        </table:table-row>
        <table:table-row table:style-name="ro1">
          <table:table-cell office:value-type="float" office:value="-0.00286471" calcext:value-type="float">
            <text:p>-0.00286471</text:p>
          </table:table-cell>
          <table:table-cell office:value-type="float" office:value="573.466" calcext:value-type="float">
            <text:p>573.466</text:p>
          </table:table-cell>
        </table:table-row>
        <table:table-row table:style-name="ro1">
          <table:table-cell office:value-type="float" office:value="-0.00465738" calcext:value-type="float">
            <text:p>-0.0046573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-0.00737278" calcext:value-type="float">
            <text:p>-0.00737278</text:p>
          </table:table-cell>
          <table:table-cell office:value-type="float" office:value="576.533" calcext:value-type="float">
            <text:p>576.533</text:p>
          </table:table-cell>
        </table:table-row>
        <table:table-row table:style-name="ro1">
          <table:table-cell office:value-type="float" office:value="-0.0108893" calcext:value-type="float">
            <text:p>-0.0108893</text:p>
          </table:table-cell>
          <table:table-cell office:value-type="float" office:value="578.066" calcext:value-type="float">
            <text:p>578.066</text:p>
          </table:table-cell>
        </table:table-row>
        <table:table-row table:style-name="ro1">
          <table:table-cell office:value-type="float" office:value="-0.0151992" calcext:value-type="float">
            <text:p>-0.0151992</text:p>
          </table:table-cell>
          <table:table-cell office:value-type="float" office:value="579.6" calcext:value-type="float">
            <text:p>579.6</text:p>
          </table:table-cell>
        </table:table-row>
        <table:table-row table:style-name="ro1">
          <table:table-cell office:value-type="float" office:value="-0.0203871" calcext:value-type="float">
            <text:p>-0.0203871</text:p>
          </table:table-cell>
          <table:table-cell office:value-type="float" office:value="581.133" calcext:value-type="float">
            <text:p>581.133</text:p>
          </table:table-cell>
        </table:table-row>
        <table:table-row table:style-name="ro1">
          <table:table-cell office:value-type="float" office:value="-0.026187" calcext:value-type="float">
            <text:p>-0.026187</text:p>
          </table:table-cell>
          <table:table-cell office:value-type="float" office:value="582.666" calcext:value-type="float">
            <text:p>582.666</text:p>
          </table:table-cell>
        </table:table-row>
        <table:table-row table:style-name="ro1">
          <table:table-cell office:value-type="float" office:value="-0.0326379" calcext:value-type="float">
            <text:p>-0.0326379</text:p>
          </table:table-cell>
          <table:table-cell office:value-type="float" office:value="584.2" calcext:value-type="float">
            <text:p>584.2</text:p>
          </table:table-cell>
        </table:table-row>
        <table:table-row table:style-name="ro1">
          <table:table-cell office:value-type="float" office:value="-0.0395341" calcext:value-type="float">
            <text:p>-0.0395341</text:p>
          </table:table-cell>
          <table:table-cell office:value-type="float" office:value="585.733" calcext:value-type="float">
            <text:p>585.733</text:p>
          </table:table-cell>
        </table:table-row>
        <table:table-row table:style-name="ro1">
          <table:table-cell office:value-type="float" office:value="-0.0466386" calcext:value-type="float">
            <text:p>-0.0466386</text:p>
          </table:table-cell>
          <table:table-cell office:value-type="float" office:value="587.266" calcext:value-type="float">
            <text:p>587.266</text:p>
          </table:table-cell>
        </table:table-row>
        <table:table-row table:style-name="ro1">
          <table:table-cell office:value-type="float" office:value="-0.0539577" calcext:value-type="float">
            <text:p>-0.0539577</text:p>
          </table:table-cell>
          <table:table-cell office:value-type="float" office:value="588.8" calcext:value-type="float">
            <text:p>588.8</text:p>
          </table:table-cell>
        </table:table-row>
        <table:table-row table:style-name="ro1">
          <table:table-cell office:value-type="float" office:value="-0.0611582" calcext:value-type="float">
            <text:p>-0.0611582</text:p>
          </table:table-cell>
          <table:table-cell office:value-type="float" office:value="590.333" calcext:value-type="float">
            <text:p>590.333</text:p>
          </table:table-cell>
        </table:table-row>
        <table:table-row table:style-name="ro1">
          <table:table-cell office:value-type="float" office:value="-0.0682142" calcext:value-type="float">
            <text:p>-0.0682142</text:p>
          </table:table-cell>
          <table:table-cell office:value-type="float" office:value="591.866" calcext:value-type="float">
            <text:p>591.866</text:p>
          </table:table-cell>
        </table:table-row>
        <table:table-row table:style-name="ro1">
          <table:table-cell office:value-type="float" office:value="-0.0750328" calcext:value-type="float">
            <text:p>-0.0750328</text:p>
          </table:table-cell>
          <table:table-cell office:value-type="float" office:value="593.4" calcext:value-type="float">
            <text:p>593.4</text:p>
          </table:table-cell>
        </table:table-row>
        <table:table-row table:style-name="ro1">
          <table:table-cell office:value-type="float" office:value="-0.0813672" calcext:value-type="float">
            <text:p>-0.0813672</text:p>
          </table:table-cell>
          <table:table-cell office:value-type="float" office:value="594.933" calcext:value-type="float">
            <text:p>594.933</text:p>
          </table:table-cell>
        </table:table-row>
        <table:table-row table:style-name="ro1">
          <table:table-cell office:value-type="float" office:value="-0.0873123" calcext:value-type="float">
            <text:p>-0.0873123</text:p>
          </table:table-cell>
          <table:table-cell office:value-type="float" office:value="596.466" calcext:value-type="float">
            <text:p>596.466</text:p>
          </table:table-cell>
        </table:table-row>
        <table:table-row table:style-name="ro1">
          <table:table-cell office:value-type="float" office:value="-0.0926376" calcext:value-type="float">
            <text:p>-0.092637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-0.097283" calcext:value-type="float">
            <text:p>-0.097283</text:p>
          </table:table-cell>
          <table:table-cell office:value-type="float" office:value="599.533" calcext:value-type="float">
            <text:p>599.533</text:p>
          </table:table-cell>
        </table:table-row>
        <table:table-row table:style-name="ro1">
          <table:table-cell office:value-type="float" office:value="-0.101272" calcext:value-type="float">
            <text:p>-0.101272</text:p>
          </table:table-cell>
          <table:table-cell office:value-type="float" office:value="601.066" calcext:value-type="float">
            <text:p>601.066</text:p>
          </table:table-cell>
        </table:table-row>
        <table:table-row table:style-name="ro1">
          <table:table-cell office:value-type="float" office:value="-0.104363" calcext:value-type="float">
            <text:p>-0.104363</text:p>
          </table:table-cell>
          <table:table-cell office:value-type="float" office:value="602.6" calcext:value-type="float">
            <text:p>602.6</text:p>
          </table:table-cell>
        </table:table-row>
        <table:table-row table:style-name="ro1">
          <table:table-cell office:value-type="float" office:value="-0.106659" calcext:value-type="float">
            <text:p>-0.106659</text:p>
          </table:table-cell>
          <table:table-cell office:value-type="float" office:value="604.133" calcext:value-type="float">
            <text:p>604.133</text:p>
          </table:table-cell>
        </table:table-row>
        <table:table-row table:style-name="ro1">
          <table:table-cell office:value-type="float" office:value="-0.10804" calcext:value-type="float">
            <text:p>-0.10804</text:p>
          </table:table-cell>
          <table:table-cell office:value-type="float" office:value="605.666" calcext:value-type="float">
            <text:p>605.666</text:p>
          </table:table-cell>
        </table:table-row>
        <table:table-row table:style-name="ro1">
          <table:table-cell office:value-type="float" office:value="-0.108424" calcext:value-type="float">
            <text:p>-0.108424</text:p>
          </table:table-cell>
          <table:table-cell office:value-type="float" office:value="607.2" calcext:value-type="float">
            <text:p>607.2</text:p>
          </table:table-cell>
        </table:table-row>
        <table:table-row table:style-name="ro1">
          <table:table-cell office:value-type="float" office:value="-0.107926" calcext:value-type="float">
            <text:p>-0.107926</text:p>
          </table:table-cell>
          <table:table-cell office:value-type="float" office:value="608.733" calcext:value-type="float">
            <text:p>608.733</text:p>
          </table:table-cell>
        </table:table-row>
        <table:table-row table:style-name="ro1">
          <table:table-cell office:value-type="float" office:value="-0.106354" calcext:value-type="float">
            <text:p>-0.106354</text:p>
          </table:table-cell>
          <table:table-cell office:value-type="float" office:value="610.266" calcext:value-type="float">
            <text:p>610.266</text:p>
          </table:table-cell>
        </table:table-row>
        <table:table-row table:style-name="ro1">
          <table:table-cell office:value-type="float" office:value="-0.103833" calcext:value-type="float">
            <text:p>-0.103833</text:p>
          </table:table-cell>
          <table:table-cell office:value-type="float" office:value="611.8" calcext:value-type="float">
            <text:p>611.8</text:p>
          </table:table-cell>
        </table:table-row>
        <table:table-row table:style-name="ro1">
          <table:table-cell office:value-type="float" office:value="-0.100383" calcext:value-type="float">
            <text:p>-0.100383</text:p>
          </table:table-cell>
          <table:table-cell office:value-type="float" office:value="613.333" calcext:value-type="float">
            <text:p>613.333</text:p>
          </table:table-cell>
        </table:table-row>
        <table:table-row table:style-name="ro1">
          <table:table-cell office:value-type="float" office:value="-0.0959527" calcext:value-type="float">
            <text:p>-0.0959527</text:p>
          </table:table-cell>
          <table:table-cell office:value-type="float" office:value="614.866" calcext:value-type="float">
            <text:p>614.866</text:p>
          </table:table-cell>
        </table:table-row>
        <table:table-row table:style-name="ro1">
          <table:table-cell office:value-type="float" office:value="-0.0908216" calcext:value-type="float">
            <text:p>-0.0908216</text:p>
          </table:table-cell>
          <table:table-cell office:value-type="float" office:value="616.4" calcext:value-type="float">
            <text:p>616.4</text:p>
          </table:table-cell>
        </table:table-row>
        <table:table-row table:style-name="ro1">
          <table:table-cell office:value-type="float" office:value="-0.0849694" calcext:value-type="float">
            <text:p>-0.0849694</text:p>
          </table:table-cell>
          <table:table-cell office:value-type="float" office:value="617.933" calcext:value-type="float">
            <text:p>617.933</text:p>
          </table:table-cell>
        </table:table-row>
        <table:table-row table:style-name="ro1">
          <table:table-cell office:value-type="float" office:value="-0.0786043" calcext:value-type="float">
            <text:p>-0.0786043</text:p>
          </table:table-cell>
          <table:table-cell office:value-type="float" office:value="619.466" calcext:value-type="float">
            <text:p>619.466</text:p>
          </table:table-cell>
        </table:table-row>
        <table:table-row table:style-name="ro1">
          <table:table-cell office:value-type="float" office:value="-0.0719634" calcext:value-type="float">
            <text:p>-0.071963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-0.065044" calcext:value-type="float">
            <text:p>-0.065044</text:p>
          </table:table-cell>
          <table:table-cell office:value-type="float" office:value="622.533" calcext:value-type="float">
            <text:p>622.533</text:p>
          </table:table-cell>
        </table:table-row>
        <table:table-row table:style-name="ro1">
          <table:table-cell office:value-type="float" office:value="-0.0581301" calcext:value-type="float">
            <text:p>-0.0581301</text:p>
          </table:table-cell>
          <table:table-cell office:value-type="float" office:value="624.066" calcext:value-type="float">
            <text:p>624.066</text:p>
          </table:table-cell>
        </table:table-row>
        <table:table-row table:style-name="ro1">
          <table:table-cell office:value-type="float" office:value="-0.0512204" calcext:value-type="float">
            <text:p>-0.0512204</text:p>
          </table:table-cell>
          <table:table-cell office:value-type="float" office:value="625.6" calcext:value-type="float">
            <text:p>625.6</text:p>
          </table:table-cell>
        </table:table-row>
        <table:table-row table:style-name="ro1">
          <table:table-cell office:value-type="float" office:value="-0.0443677" calcext:value-type="float">
            <text:p>-0.0443677</text:p>
          </table:table-cell>
          <table:table-cell office:value-type="float" office:value="627.133" calcext:value-type="float">
            <text:p>627.133</text:p>
          </table:table-cell>
        </table:table-row>
        <table:table-row table:style-name="ro1">
          <table:table-cell office:value-type="float" office:value="-0.0377343" calcext:value-type="float">
            <text:p>-0.0377343</text:p>
          </table:table-cell>
          <table:table-cell office:value-type="float" office:value="628.666" calcext:value-type="float">
            <text:p>628.666</text:p>
          </table:table-cell>
        </table:table-row>
        <table:table-row table:style-name="ro1">
          <table:table-cell office:value-type="float" office:value="-0.0312181" calcext:value-type="float">
            <text:p>-0.0312181</text:p>
          </table:table-cell>
          <table:table-cell office:value-type="float" office:value="630.2" calcext:value-type="float">
            <text:p>630.2</text:p>
          </table:table-cell>
        </table:table-row>
        <table:table-row table:style-name="ro1">
          <table:table-cell office:value-type="float" office:value="-0.0250467" calcext:value-type="float">
            <text:p>-0.0250467</text:p>
          </table:table-cell>
          <table:table-cell office:value-type="float" office:value="631.733" calcext:value-type="float">
            <text:p>631.733</text:p>
          </table:table-cell>
        </table:table-row>
        <table:table-row table:style-name="ro1">
          <table:table-cell office:value-type="float" office:value="-0.0192924" calcext:value-type="float">
            <text:p>-0.0192924</text:p>
          </table:table-cell>
          <table:table-cell office:value-type="float" office:value="633.266" calcext:value-type="float">
            <text:p>633.266</text:p>
          </table:table-cell>
        </table:table-row>
        <table:table-row table:style-name="ro1">
          <table:table-cell office:value-type="float" office:value="-0.0140391" calcext:value-type="float">
            <text:p>-0.0140391</text:p>
          </table:table-cell>
          <table:table-cell office:value-type="float" office:value="634.8" calcext:value-type="float">
            <text:p>634.8</text:p>
          </table:table-cell>
        </table:table-row>
        <table:table-row table:style-name="ro1">
          <table:table-cell office:value-type="float" office:value="-0.00962631" calcext:value-type="float">
            <text:p>-0.00962631</text:p>
          </table:table-cell>
          <table:table-cell office:value-type="float" office:value="636.333" calcext:value-type="float">
            <text:p>636.333</text:p>
          </table:table-cell>
        </table:table-row>
        <table:table-row table:style-name="ro1">
          <table:table-cell office:value-type="float" office:value="-0.00604717" calcext:value-type="float">
            <text:p>-0.00604717</text:p>
          </table:table-cell>
          <table:table-cell office:value-type="float" office:value="637.866" calcext:value-type="float">
            <text:p>637.866</text:p>
          </table:table-cell>
        </table:table-row>
        <table:table-row table:style-name="ro1">
          <table:table-cell office:value-type="float" office:value="-0.00351882" calcext:value-type="float">
            <text:p>-0.00351882</text:p>
          </table:table-cell>
          <table:table-cell office:value-type="float" office:value="639.4" calcext:value-type="float">
            <text:p>639.4</text:p>
          </table:table-cell>
        </table:table-row>
        <table:table-row table:style-name="ro1">
          <table:table-cell office:value-type="float" office:value="-0.00214639" calcext:value-type="float">
            <text:p>-0.00214639</text:p>
          </table:table-cell>
          <table:table-cell office:value-type="float" office:value="640.933" calcext:value-type="float">
            <text:p>640.933</text:p>
          </table:table-cell>
        </table:table-row>
        <table:table-row table:style-name="ro1">
          <table:table-cell office:value-type="float" office:value="-0.00178471" calcext:value-type="float">
            <text:p>-0.00178471</text:p>
          </table:table-cell>
          <table:table-cell office:value-type="float" office:value="642.466" calcext:value-type="float">
            <text:p>642.466</text:p>
          </table:table-cell>
        </table:table-row>
        <table:table-row table:style-name="ro1">
          <table:table-cell office:value-type="float" office:value="-0.00253931" calcext:value-type="float">
            <text:p>-0.0025393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-0.00418433" calcext:value-type="float">
            <text:p>-0.00418433</text:p>
          </table:table-cell>
          <table:table-cell office:value-type="float" office:value="645.533" calcext:value-type="float">
            <text:p>645.533</text:p>
          </table:table-cell>
        </table:table-row>
        <table:table-row table:style-name="ro1">
          <table:table-cell office:value-type="float" office:value="-0.00661217" calcext:value-type="float">
            <text:p>-0.00661217</text:p>
          </table:table-cell>
          <table:table-cell office:value-type="float" office:value="647.066" calcext:value-type="float">
            <text:p>647.066</text:p>
          </table:table-cell>
        </table:table-row>
        <table:table-row table:style-name="ro1">
          <table:table-cell office:value-type="float" office:value="-0.00981972" calcext:value-type="float">
            <text:p>-0.00981972</text:p>
          </table:table-cell>
          <table:table-cell office:value-type="float" office:value="648.6" calcext:value-type="float">
            <text:p>648.6</text:p>
          </table:table-cell>
        </table:table-row>
        <table:table-row table:style-name="ro1">
          <table:table-cell office:value-type="float" office:value="-0.0135901" calcext:value-type="float">
            <text:p>-0.0135901</text:p>
          </table:table-cell>
          <table:table-cell office:value-type="float" office:value="650.133" calcext:value-type="float">
            <text:p>650.133</text:p>
          </table:table-cell>
        </table:table-row>
        <table:table-row table:style-name="ro1">
          <table:table-cell office:value-type="float" office:value="-0.0180566" calcext:value-type="float">
            <text:p>-0.0180566</text:p>
          </table:table-cell>
          <table:table-cell office:value-type="float" office:value="651.666" calcext:value-type="float">
            <text:p>651.666</text:p>
          </table:table-cell>
        </table:table-row>
        <table:table-row table:style-name="ro1">
          <table:table-cell office:value-type="float" office:value="-0.0231682" calcext:value-type="float">
            <text:p>-0.0231682</text:p>
          </table:table-cell>
          <table:table-cell office:value-type="float" office:value="653.2" calcext:value-type="float">
            <text:p>653.2</text:p>
          </table:table-cell>
        </table:table-row>
        <table:table-row table:style-name="ro1">
          <table:table-cell office:value-type="float" office:value="-0.0288926" calcext:value-type="float">
            <text:p>-0.0288926</text:p>
          </table:table-cell>
          <table:table-cell office:value-type="float" office:value="654.733" calcext:value-type="float">
            <text:p>654.733</text:p>
          </table:table-cell>
        </table:table-row>
        <table:table-row table:style-name="ro1">
          <table:table-cell office:value-type="float" office:value="-0.0353561" calcext:value-type="float">
            <text:p>-0.0353561</text:p>
          </table:table-cell>
          <table:table-cell office:value-type="float" office:value="656.266" calcext:value-type="float">
            <text:p>656.266</text:p>
          </table:table-cell>
        </table:table-row>
        <table:table-row table:style-name="ro1">
          <table:table-cell office:value-type="float" office:value="-0.0423144" calcext:value-type="float">
            <text:p>-0.0423144</text:p>
          </table:table-cell>
          <table:table-cell office:value-type="float" office:value="657.8" calcext:value-type="float">
            <text:p>657.8</text:p>
          </table:table-cell>
        </table:table-row>
        <table:table-row table:style-name="ro1">
          <table:table-cell office:value-type="float" office:value="-0.0497184" calcext:value-type="float">
            <text:p>-0.0497184</text:p>
          </table:table-cell>
          <table:table-cell office:value-type="float" office:value="659.333" calcext:value-type="float">
            <text:p>659.333</text:p>
          </table:table-cell>
        </table:table-row>
        <table:table-row table:style-name="ro1">
          <table:table-cell office:value-type="float" office:value="-0.0573508" calcext:value-type="float">
            <text:p>-0.0573508</text:p>
          </table:table-cell>
          <table:table-cell office:value-type="float" office:value="660.866" calcext:value-type="float">
            <text:p>660.866</text:p>
          </table:table-cell>
        </table:table-row>
        <table:table-row table:style-name="ro1">
          <table:table-cell office:value-type="float" office:value="-0.0648359" calcext:value-type="float">
            <text:p>-0.0648359</text:p>
          </table:table-cell>
          <table:table-cell office:value-type="float" office:value="662.4" calcext:value-type="float">
            <text:p>662.4</text:p>
          </table:table-cell>
        </table:table-row>
        <table:table-row table:style-name="ro1">
          <table:table-cell office:value-type="float" office:value="-0.0720703" calcext:value-type="float">
            <text:p>-0.0720703</text:p>
          </table:table-cell>
          <table:table-cell office:value-type="float" office:value="663.933" calcext:value-type="float">
            <text:p>663.933</text:p>
          </table:table-cell>
        </table:table-row>
        <table:table-row table:style-name="ro1">
          <table:table-cell office:value-type="float" office:value="-0.0787066" calcext:value-type="float">
            <text:p>-0.0787066</text:p>
          </table:table-cell>
          <table:table-cell office:value-type="float" office:value="665.466" calcext:value-type="float">
            <text:p>665.466</text:p>
          </table:table-cell>
        </table:table-row>
        <table:table-row table:style-name="ro1">
          <table:table-cell office:value-type="float" office:value="-0.0846485" calcext:value-type="float">
            <text:p>-0.084648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-0.0899096" calcext:value-type="float">
            <text:p>-0.0899096</text:p>
          </table:table-cell>
          <table:table-cell office:value-type="float" office:value="668.533" calcext:value-type="float">
            <text:p>668.533</text:p>
          </table:table-cell>
        </table:table-row>
        <table:table-row table:style-name="ro1">
          <table:table-cell office:value-type="float" office:value="-0.0943766" calcext:value-type="float">
            <text:p>-0.0943766</text:p>
          </table:table-cell>
          <table:table-cell office:value-type="float" office:value="670.066" calcext:value-type="float">
            <text:p>670.066</text:p>
          </table:table-cell>
        </table:table-row>
        <table:table-row table:style-name="ro1">
          <table:table-cell office:value-type="float" office:value="-0.0982676" calcext:value-type="float">
            <text:p>-0.0982676</text:p>
          </table:table-cell>
          <table:table-cell office:value-type="float" office:value="671.6" calcext:value-type="float">
            <text:p>671.6</text:p>
          </table:table-cell>
        </table:table-row>
        <table:table-row table:style-name="ro1">
          <table:table-cell office:value-type="float" office:value="-0.101553" calcext:value-type="float">
            <text:p>-0.101553</text:p>
          </table:table-cell>
          <table:table-cell office:value-type="float" office:value="673.133" calcext:value-type="float">
            <text:p>673.133</text:p>
          </table:table-cell>
        </table:table-row>
        <table:table-row table:style-name="ro1">
          <table:table-cell office:value-type="float" office:value="-0.104233" calcext:value-type="float">
            <text:p>-0.104233</text:p>
          </table:table-cell>
          <table:table-cell office:value-type="float" office:value="674.666" calcext:value-type="float">
            <text:p>674.666</text:p>
          </table:table-cell>
        </table:table-row>
        <table:table-row table:style-name="ro1">
          <table:table-cell office:value-type="float" office:value="-0.106363" calcext:value-type="float">
            <text:p>-0.106363</text:p>
          </table:table-cell>
          <table:table-cell office:value-type="float" office:value="676.2" calcext:value-type="float">
            <text:p>676.2</text:p>
          </table:table-cell>
        </table:table-row>
        <table:table-row table:style-name="ro1">
          <table:table-cell office:value-type="float" office:value="-0.107653" calcext:value-type="float">
            <text:p>-0.107653</text:p>
          </table:table-cell>
          <table:table-cell office:value-type="float" office:value="677.733" calcext:value-type="float">
            <text:p>677.733</text:p>
          </table:table-cell>
        </table:table-row>
        <table:table-row table:style-name="ro1">
          <table:table-cell office:value-type="float" office:value="-0.108058" calcext:value-type="float">
            <text:p>-0.108058</text:p>
          </table:table-cell>
          <table:table-cell office:value-type="float" office:value="679.266" calcext:value-type="float">
            <text:p>679.266</text:p>
          </table:table-cell>
        </table:table-row>
        <table:table-row table:style-name="ro1">
          <table:table-cell office:value-type="float" office:value="-0.107381" calcext:value-type="float">
            <text:p>-0.107381</text:p>
          </table:table-cell>
          <table:table-cell office:value-type="float" office:value="680.8" calcext:value-type="float">
            <text:p>680.8</text:p>
          </table:table-cell>
        </table:table-row>
        <table:table-row table:style-name="ro1">
          <table:table-cell office:value-type="float" office:value="-0.105432" calcext:value-type="float">
            <text:p>-0.105432</text:p>
          </table:table-cell>
          <table:table-cell office:value-type="float" office:value="682.333" calcext:value-type="float">
            <text:p>682.333</text:p>
          </table:table-cell>
        </table:table-row>
        <table:table-row table:style-name="ro1">
          <table:table-cell office:value-type="float" office:value="-0.102351" calcext:value-type="float">
            <text:p>-0.102351</text:p>
          </table:table-cell>
          <table:table-cell office:value-type="float" office:value="683.866" calcext:value-type="float">
            <text:p>683.866</text:p>
          </table:table-cell>
        </table:table-row>
        <table:table-row table:style-name="ro1">
          <table:table-cell office:value-type="float" office:value="-0.098094" calcext:value-type="float">
            <text:p>-0.098094</text:p>
          </table:table-cell>
          <table:table-cell office:value-type="float" office:value="685.4" calcext:value-type="float">
            <text:p>685.4</text:p>
          </table:table-cell>
        </table:table-row>
        <table:table-row table:style-name="ro1">
          <table:table-cell office:value-type="float" office:value="-0.0929333" calcext:value-type="float">
            <text:p>-0.0929333</text:p>
          </table:table-cell>
          <table:table-cell office:value-type="float" office:value="686.933" calcext:value-type="float">
            <text:p>686.933</text:p>
          </table:table-cell>
        </table:table-row>
        <table:table-row table:style-name="ro1">
          <table:table-cell office:value-type="float" office:value="-0.0871597" calcext:value-type="float">
            <text:p>-0.0871597</text:p>
          </table:table-cell>
          <table:table-cell office:value-type="float" office:value="688.466" calcext:value-type="float">
            <text:p>688.466</text:p>
          </table:table-cell>
        </table:table-row>
        <table:table-row table:style-name="ro1">
          <table:table-cell office:value-type="float" office:value="-0.0809116" calcext:value-type="float">
            <text:p>-0.080911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-0.0745463" calcext:value-type="float">
            <text:p>-0.0745463</text:p>
          </table:table-cell>
          <table:table-cell office:value-type="float" office:value="691.533" calcext:value-type="float">
            <text:p>691.533</text:p>
          </table:table-cell>
        </table:table-row>
        <table:table-row table:style-name="ro1">
          <table:table-cell office:value-type="float" office:value="-0.0680688" calcext:value-type="float">
            <text:p>-0.0680688</text:p>
          </table:table-cell>
          <table:table-cell office:value-type="float" office:value="693.066" calcext:value-type="float">
            <text:p>693.066</text:p>
          </table:table-cell>
        </table:table-row>
        <table:table-row table:style-name="ro1">
          <table:table-cell office:value-type="float" office:value="-0.06153" calcext:value-type="float">
            <text:p>-0.06153</text:p>
          </table:table-cell>
          <table:table-cell office:value-type="float" office:value="694.6" calcext:value-type="float">
            <text:p>694.6</text:p>
          </table:table-cell>
        </table:table-row>
        <table:table-row table:style-name="ro1">
          <table:table-cell office:value-type="float" office:value="-0.054983" calcext:value-type="float">
            <text:p>-0.054983</text:p>
          </table:table-cell>
          <table:table-cell office:value-type="float" office:value="696.133" calcext:value-type="float">
            <text:p>696.133</text:p>
          </table:table-cell>
        </table:table-row>
        <table:table-row table:style-name="ro1">
          <table:table-cell office:value-type="float" office:value="-0.0482219" calcext:value-type="float">
            <text:p>-0.0482219</text:p>
          </table:table-cell>
          <table:table-cell office:value-type="float" office:value="697.666" calcext:value-type="float">
            <text:p>697.666</text:p>
          </table:table-cell>
        </table:table-row>
        <table:table-row table:style-name="ro1">
          <table:table-cell office:value-type="float" office:value="-0.0413856" calcext:value-type="float">
            <text:p>-0.0413856</text:p>
          </table:table-cell>
          <table:table-cell office:value-type="float" office:value="699.2" calcext:value-type="float">
            <text:p>699.2</text:p>
          </table:table-cell>
        </table:table-row>
        <table:table-row table:style-name="ro1">
          <table:table-cell office:value-type="float" office:value="-0.0344825" calcext:value-type="float">
            <text:p>-0.0344825</text:p>
          </table:table-cell>
          <table:table-cell office:value-type="float" office:value="700.733" calcext:value-type="float">
            <text:p>700.733</text:p>
          </table:table-cell>
        </table:table-row>
        <table:table-row table:style-name="ro1">
          <table:table-cell office:value-type="float" office:value="-0.0276242" calcext:value-type="float">
            <text:p>-0.0276242</text:p>
          </table:table-cell>
          <table:table-cell office:value-type="float" office:value="702.266" calcext:value-type="float">
            <text:p>702.266</text:p>
          </table:table-cell>
        </table:table-row>
        <table:table-row table:style-name="ro1">
          <table:table-cell office:value-type="float" office:value="-0.0212089" calcext:value-type="float">
            <text:p>-0.0212089</text:p>
          </table:table-cell>
          <table:table-cell office:value-type="float" office:value="703.8" calcext:value-type="float">
            <text:p>703.8</text:p>
          </table:table-cell>
        </table:table-row>
        <table:table-row table:style-name="ro1">
          <table:table-cell office:value-type="float" office:value="-0.0153721" calcext:value-type="float">
            <text:p>-0.0153721</text:p>
          </table:table-cell>
          <table:table-cell office:value-type="float" office:value="705.333" calcext:value-type="float">
            <text:p>705.333</text:p>
          </table:table-cell>
        </table:table-row>
        <table:table-row table:style-name="ro1">
          <table:table-cell office:value-type="float" office:value="-0.0104716" calcext:value-type="float">
            <text:p>-0.0104716</text:p>
          </table:table-cell>
          <table:table-cell office:value-type="float" office:value="706.866" calcext:value-type="float">
            <text:p>706.866</text:p>
          </table:table-cell>
        </table:table-row>
        <table:table-row table:style-name="ro1">
          <table:table-cell office:value-type="float" office:value="-0.00671866" calcext:value-type="float">
            <text:p>-0.00671866</text:p>
          </table:table-cell>
          <table:table-cell office:value-type="float" office:value="708.4" calcext:value-type="float">
            <text:p>708.4</text:p>
          </table:table-cell>
        </table:table-row>
        <table:table-row table:style-name="ro1">
          <table:table-cell office:value-type="float" office:value="-0.00408918" calcext:value-type="float">
            <text:p>-0.00408918</text:p>
          </table:table-cell>
          <table:table-cell office:value-type="float" office:value="709.933" calcext:value-type="float">
            <text:p>709.933</text:p>
          </table:table-cell>
        </table:table-row>
        <table:table-row table:style-name="ro1">
          <table:table-cell office:value-type="float" office:value="-0.00268742" calcext:value-type="float">
            <text:p>-0.00268742</text:p>
          </table:table-cell>
          <table:table-cell office:value-type="float" office:value="711.466" calcext:value-type="float">
            <text:p>711.466</text:p>
          </table:table-cell>
        </table:table-row>
        <table:table-row table:style-name="ro1">
          <table:table-cell office:value-type="float" office:value="-0.00226874" calcext:value-type="float">
            <text:p>-0.0022687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-0.00269924" calcext:value-type="float">
            <text:p>-0.00269924</text:p>
          </table:table-cell>
          <table:table-cell office:value-type="float" office:value="714.533" calcext:value-type="float">
            <text:p>714.533</text:p>
          </table:table-cell>
        </table:table-row>
        <table:table-row table:style-name="ro1">
          <table:table-cell office:value-type="float" office:value="-0.00387547" calcext:value-type="float">
            <text:p>-0.00387547</text:p>
          </table:table-cell>
          <table:table-cell office:value-type="float" office:value="716.066" calcext:value-type="float">
            <text:p>716.066</text:p>
          </table:table-cell>
        </table:table-row>
        <table:table-row table:style-name="ro1">
          <table:table-cell office:value-type="float" office:value="-0.00557622" calcext:value-type="float">
            <text:p>-0.00557622</text:p>
          </table:table-cell>
          <table:table-cell office:value-type="float" office:value="717.6" calcext:value-type="float">
            <text:p>717.6</text:p>
          </table:table-cell>
        </table:table-row>
        <table:table-row table:style-name="ro1">
          <table:table-cell office:value-type="float" office:value="-0.00793898" calcext:value-type="float">
            <text:p>-0.00793898</text:p>
          </table:table-cell>
          <table:table-cell office:value-type="float" office:value="719.133" calcext:value-type="float">
            <text:p>719.133</text:p>
          </table:table-cell>
        </table:table-row>
        <table:table-row table:style-name="ro1">
          <table:table-cell office:value-type="float" office:value="-0.0109506" calcext:value-type="float">
            <text:p>-0.0109506</text:p>
          </table:table-cell>
          <table:table-cell office:value-type="float" office:value="720.666" calcext:value-type="float">
            <text:p>720.666</text:p>
          </table:table-cell>
        </table:table-row>
        <table:table-row table:style-name="ro1">
          <table:table-cell office:value-type="float" office:value="-0.0147159" calcext:value-type="float">
            <text:p>-0.0147159</text:p>
          </table:table-cell>
          <table:table-cell office:value-type="float" office:value="722.2" calcext:value-type="float">
            <text:p>722.2</text:p>
          </table:table-cell>
        </table:table-row>
        <table:table-row table:style-name="ro1">
          <table:table-cell office:value-type="float" office:value="-0.0194502" calcext:value-type="float">
            <text:p>-0.0194502</text:p>
          </table:table-cell>
          <table:table-cell office:value-type="float" office:value="723.733" calcext:value-type="float">
            <text:p>723.733</text:p>
          </table:table-cell>
        </table:table-row>
        <table:table-row table:style-name="ro1">
          <table:table-cell office:value-type="float" office:value="-0.0250453" calcext:value-type="float">
            <text:p>-0.0250453</text:p>
          </table:table-cell>
          <table:table-cell office:value-type="float" office:value="725.266" calcext:value-type="float">
            <text:p>725.266</text:p>
          </table:table-cell>
        </table:table-row>
        <table:table-row table:style-name="ro1">
          <table:table-cell office:value-type="float" office:value="-0.031554" calcext:value-type="float">
            <text:p>-0.031554</text:p>
          </table:table-cell>
          <table:table-cell office:value-type="float" office:value="726.8" calcext:value-type="float">
            <text:p>726.8</text:p>
          </table:table-cell>
        </table:table-row>
        <table:table-row table:style-name="ro1">
          <table:table-cell office:value-type="float" office:value="-0.038769" calcext:value-type="float">
            <text:p>-0.038769</text:p>
          </table:table-cell>
          <table:table-cell office:value-type="float" office:value="728.333" calcext:value-type="float">
            <text:p>728.333</text:p>
          </table:table-cell>
        </table:table-row>
        <table:table-row table:style-name="ro1">
          <table:table-cell office:value-type="float" office:value="-0.0463509" calcext:value-type="float">
            <text:p>-0.0463509</text:p>
          </table:table-cell>
          <table:table-cell office:value-type="float" office:value="729.866" calcext:value-type="float">
            <text:p>729.866</text:p>
          </table:table-cell>
        </table:table-row>
        <table:table-row table:style-name="ro1">
          <table:table-cell office:value-type="float" office:value="-0.0541195" calcext:value-type="float">
            <text:p>-0.0541195</text:p>
          </table:table-cell>
          <table:table-cell office:value-type="float" office:value="731.4" calcext:value-type="float">
            <text:p>731.4</text:p>
          </table:table-cell>
        </table:table-row>
        <table:table-row table:style-name="ro1">
          <table:table-cell office:value-type="float" office:value="-0.0616379" calcext:value-type="float">
            <text:p>-0.0616379</text:p>
          </table:table-cell>
          <table:table-cell office:value-type="float" office:value="732.933" calcext:value-type="float">
            <text:p>732.933</text:p>
          </table:table-cell>
        </table:table-row>
        <table:table-row table:style-name="ro1">
          <table:table-cell office:value-type="float" office:value="-0.0687553" calcext:value-type="float">
            <text:p>-0.0687553</text:p>
          </table:table-cell>
          <table:table-cell office:value-type="float" office:value="734.466" calcext:value-type="float">
            <text:p>734.466</text:p>
          </table:table-cell>
        </table:table-row>
        <table:table-row table:style-name="ro1">
          <table:table-cell office:value-type="float" office:value="-0.075365" calcext:value-type="float">
            <text:p>-0.07536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-0.0813245" calcext:value-type="float">
            <text:p>-0.0813245</text:p>
          </table:table-cell>
          <table:table-cell office:value-type="float" office:value="737.533" calcext:value-type="float">
            <text:p>737.533</text:p>
          </table:table-cell>
        </table:table-row>
        <table:table-row table:style-name="ro1">
          <table:table-cell office:value-type="float" office:value="-0.086834" calcext:value-type="float">
            <text:p>-0.086834</text:p>
          </table:table-cell>
          <table:table-cell office:value-type="float" office:value="739.066" calcext:value-type="float">
            <text:p>739.066</text:p>
          </table:table-cell>
        </table:table-row>
        <table:table-row table:style-name="ro1">
          <table:table-cell office:value-type="float" office:value="-0.0918451" calcext:value-type="float">
            <text:p>-0.0918451</text:p>
          </table:table-cell>
          <table:table-cell office:value-type="float" office:value="740.6" calcext:value-type="float">
            <text:p>740.6</text:p>
          </table:table-cell>
        </table:table-row>
        <table:table-row table:style-name="ro1">
          <table:table-cell office:value-type="float" office:value="-0.0964152" calcext:value-type="float">
            <text:p>-0.0964152</text:p>
          </table:table-cell>
          <table:table-cell office:value-type="float" office:value="742.133" calcext:value-type="float">
            <text:p>742.133</text:p>
          </table:table-cell>
        </table:table-row>
        <table:table-row table:style-name="ro1">
          <table:table-cell office:value-type="float" office:value="-0.100601" calcext:value-type="float">
            <text:p>-0.100601</text:p>
          </table:table-cell>
          <table:table-cell office:value-type="float" office:value="743.666" calcext:value-type="float">
            <text:p>743.666</text:p>
          </table:table-cell>
        </table:table-row>
        <table:table-row table:style-name="ro1">
          <table:table-cell office:value-type="float" office:value="-0.104134" calcext:value-type="float">
            <text:p>-0.104134</text:p>
          </table:table-cell>
          <table:table-cell office:value-type="float" office:value="745.2" calcext:value-type="float">
            <text:p>745.2</text:p>
          </table:table-cell>
        </table:table-row>
        <table:table-row table:style-name="ro1">
          <table:table-cell office:value-type="float" office:value="-0.106965" calcext:value-type="float">
            <text:p>-0.106965</text:p>
          </table:table-cell>
          <table:table-cell office:value-type="float" office:value="746.733" calcext:value-type="float">
            <text:p>746.733</text:p>
          </table:table-cell>
        </table:table-row>
        <table:table-row table:style-name="ro1">
          <table:table-cell office:value-type="float" office:value="-0.108823" calcext:value-type="float">
            <text:p>-0.108823</text:p>
          </table:table-cell>
          <table:table-cell office:value-type="float" office:value="748.266" calcext:value-type="float">
            <text:p>748.266</text:p>
          </table:table-cell>
        </table:table-row>
        <table:table-row table:style-name="ro1">
          <table:table-cell office:value-type="float" office:value="-0.109478" calcext:value-type="float">
            <text:p>-0.109478</text:p>
          </table:table-cell>
          <table:table-cell office:value-type="float" office:value="749.8" calcext:value-type="float">
            <text:p>749.8</text:p>
          </table:table-cell>
        </table:table-row>
        <table:table-row table:style-name="ro1">
          <table:table-cell office:value-type="float" office:value="-0.108952" calcext:value-type="float">
            <text:p>-0.108952</text:p>
          </table:table-cell>
          <table:table-cell office:value-type="float" office:value="751.333" calcext:value-type="float">
            <text:p>751.333</text:p>
          </table:table-cell>
        </table:table-row>
        <table:table-row table:style-name="ro1">
          <table:table-cell office:value-type="float" office:value="-0.107098" calcext:value-type="float">
            <text:p>-0.107098</text:p>
          </table:table-cell>
          <table:table-cell office:value-type="float" office:value="752.866" calcext:value-type="float">
            <text:p>752.866</text:p>
          </table:table-cell>
        </table:table-row>
        <table:table-row table:style-name="ro1">
          <table:table-cell office:value-type="float" office:value="-0.10413" calcext:value-type="float">
            <text:p>-0.10413</text:p>
          </table:table-cell>
          <table:table-cell office:value-type="float" office:value="754.4" calcext:value-type="float">
            <text:p>754.4</text:p>
          </table:table-cell>
        </table:table-row>
        <table:table-row table:style-name="ro1">
          <table:table-cell office:value-type="float" office:value="-0.100238" calcext:value-type="float">
            <text:p>-0.100238</text:p>
          </table:table-cell>
          <table:table-cell office:value-type="float" office:value="755.933" calcext:value-type="float">
            <text:p>755.933</text:p>
          </table:table-cell>
        </table:table-row>
        <table:table-row table:style-name="ro1">
          <table:table-cell office:value-type="float" office:value="-0.0955578" calcext:value-type="float">
            <text:p>-0.0955578</text:p>
          </table:table-cell>
          <table:table-cell office:value-type="float" office:value="757.466" calcext:value-type="float">
            <text:p>757.466</text:p>
          </table:table-cell>
        </table:table-row>
        <table:table-row table:style-name="ro1">
          <table:table-cell office:value-type="float" office:value="-0.0904537" calcext:value-type="float">
            <text:p>-0.090453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-0.0849392" calcext:value-type="float">
            <text:p>-0.0849392</text:p>
          </table:table-cell>
          <table:table-cell office:value-type="float" office:value="760.533" calcext:value-type="float">
            <text:p>760.533</text:p>
          </table:table-cell>
        </table:table-row>
        <table:table-row table:style-name="ro1">
          <table:table-cell office:value-type="float" office:value="-0.0791342" calcext:value-type="float">
            <text:p>-0.0791342</text:p>
          </table:table-cell>
          <table:table-cell office:value-type="float" office:value="762.066" calcext:value-type="float">
            <text:p>762.066</text:p>
          </table:table-cell>
        </table:table-row>
        <table:table-row table:style-name="ro1">
          <table:table-cell office:value-type="float" office:value="-0.0731038" calcext:value-type="float">
            <text:p>-0.0731038</text:p>
          </table:table-cell>
          <table:table-cell office:value-type="float" office:value="763.6" calcext:value-type="float">
            <text:p>763.6</text:p>
          </table:table-cell>
        </table:table-row>
        <table:table-row table:style-name="ro1">
          <table:table-cell office:value-type="float" office:value="-0.0666631" calcext:value-type="float">
            <text:p>-0.0666631</text:p>
          </table:table-cell>
          <table:table-cell office:value-type="float" office:value="765.133" calcext:value-type="float">
            <text:p>765.133</text:p>
          </table:table-cell>
        </table:table-row>
        <table:table-row table:style-name="ro1">
          <table:table-cell office:value-type="float" office:value="-0.0599347" calcext:value-type="float">
            <text:p>-0.0599347</text:p>
          </table:table-cell>
          <table:table-cell office:value-type="float" office:value="766.666" calcext:value-type="float">
            <text:p>766.666</text:p>
          </table:table-cell>
        </table:table-row>
        <table:table-row table:style-name="ro1">
          <table:table-cell office:value-type="float" office:value="-0.0528611" calcext:value-type="float">
            <text:p>-0.0528611</text:p>
          </table:table-cell>
          <table:table-cell office:value-type="float" office:value="768.2" calcext:value-type="float">
            <text:p>768.2</text:p>
          </table:table-cell>
        </table:table-row>
        <table:table-row table:style-name="ro1">
          <table:table-cell office:value-type="float" office:value="-0.045516" calcext:value-type="float">
            <text:p>-0.045516</text:p>
          </table:table-cell>
          <table:table-cell office:value-type="float" office:value="769.733" calcext:value-type="float">
            <text:p>769.733</text:p>
          </table:table-cell>
        </table:table-row>
        <table:table-row table:style-name="ro1">
          <table:table-cell office:value-type="float" office:value="-0.038201" calcext:value-type="float">
            <text:p>-0.038201</text:p>
          </table:table-cell>
          <table:table-cell office:value-type="float" office:value="771.266" calcext:value-type="float">
            <text:p>771.266</text:p>
          </table:table-cell>
        </table:table-row>
        <table:table-row table:style-name="ro1">
          <table:table-cell office:value-type="float" office:value="-0.0310182" calcext:value-type="float">
            <text:p>-0.0310182</text:p>
          </table:table-cell>
          <table:table-cell office:value-type="float" office:value="772.8" calcext:value-type="float">
            <text:p>772.8</text:p>
          </table:table-cell>
        </table:table-row>
        <table:table-row table:style-name="ro1">
          <table:table-cell office:value-type="float" office:value="-0.0243429" calcext:value-type="float">
            <text:p>-0.0243429</text:p>
          </table:table-cell>
          <table:table-cell office:value-type="float" office:value="774.333" calcext:value-type="float">
            <text:p>774.333</text:p>
          </table:table-cell>
        </table:table-row>
        <table:table-row table:style-name="ro1">
          <table:table-cell office:value-type="float" office:value="-0.0183907" calcext:value-type="float">
            <text:p>-0.0183907</text:p>
          </table:table-cell>
          <table:table-cell office:value-type="float" office:value="775.866" calcext:value-type="float">
            <text:p>775.866</text:p>
          </table:table-cell>
        </table:table-row>
        <table:table-row table:style-name="ro1">
          <table:table-cell office:value-type="float" office:value="-0.0132714" calcext:value-type="float">
            <text:p>-0.0132714</text:p>
          </table:table-cell>
          <table:table-cell office:value-type="float" office:value="777.4" calcext:value-type="float">
            <text:p>777.4</text:p>
          </table:table-cell>
        </table:table-row>
        <table:table-row table:style-name="ro1">
          <table:table-cell office:value-type="float" office:value="-0.00921049" calcext:value-type="float">
            <text:p>-0.00921049</text:p>
          </table:table-cell>
          <table:table-cell office:value-type="float" office:value="778.933" calcext:value-type="float">
            <text:p>778.933</text:p>
          </table:table-cell>
        </table:table-row>
        <table:table-row table:style-name="ro1">
          <table:table-cell office:value-type="float" office:value="-0.00607563" calcext:value-type="float">
            <text:p>-0.00607563</text:p>
          </table:table-cell>
          <table:table-cell office:value-type="float" office:value="780.466" calcext:value-type="float">
            <text:p>780.466</text:p>
          </table:table-cell>
        </table:table-row>
        <table:table-row table:style-name="ro1">
          <table:table-cell office:value-type="float" office:value="-0.00389566" calcext:value-type="float">
            <text:p>-0.0038956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-0.00261753" calcext:value-type="float">
            <text:p>-0.00261753</text:p>
          </table:table-cell>
          <table:table-cell office:value-type="float" office:value="783.533" calcext:value-type="float">
            <text:p>783.533</text:p>
          </table:table-cell>
        </table:table-row>
        <table:table-row table:style-name="ro1">
          <table:table-cell office:value-type="float" office:value="-0.00205243" calcext:value-type="float">
            <text:p>-0.00205243</text:p>
          </table:table-cell>
          <table:table-cell office:value-type="float" office:value="785.066" calcext:value-type="float">
            <text:p>785.066</text:p>
          </table:table-cell>
        </table:table-row>
        <table:table-row table:style-name="ro1">
          <table:table-cell office:value-type="float" office:value="-0.0023325" calcext:value-type="float">
            <text:p>-0.0023325</text:p>
          </table:table-cell>
          <table:table-cell office:value-type="float" office:value="786.6" calcext:value-type="float">
            <text:p>786.6</text:p>
          </table:table-cell>
        </table:table-row>
        <table:table-row table:style-name="ro1">
          <table:table-cell office:value-type="float" office:value="-0.00336217" calcext:value-type="float">
            <text:p>-0.00336217</text:p>
          </table:table-cell>
          <table:table-cell office:value-type="float" office:value="788.133" calcext:value-type="float">
            <text:p>788.133</text:p>
          </table:table-cell>
        </table:table-row>
        <table:table-row table:style-name="ro1">
          <table:table-cell office:value-type="float" office:value="-0.00520692" calcext:value-type="float">
            <text:p>-0.00520692</text:p>
          </table:table-cell>
          <table:table-cell office:value-type="float" office:value="789.666" calcext:value-type="float">
            <text:p>789.666</text:p>
          </table:table-cell>
        </table:table-row>
        <table:table-row table:style-name="ro1">
          <table:table-cell office:value-type="float" office:value="-0.00802574" calcext:value-type="float">
            <text:p>-0.00802574</text:p>
          </table:table-cell>
          <table:table-cell office:value-type="float" office:value="791.2" calcext:value-type="float">
            <text:p>791.2</text:p>
          </table:table-cell>
        </table:table-row>
        <table:table-row table:style-name="ro1">
          <table:table-cell office:value-type="float" office:value="-0.0117114" calcext:value-type="float">
            <text:p>-0.0117114</text:p>
          </table:table-cell>
          <table:table-cell office:value-type="float" office:value="792.733" calcext:value-type="float">
            <text:p>792.733</text:p>
          </table:table-cell>
        </table:table-row>
        <table:table-row table:style-name="ro1">
          <table:table-cell office:value-type="float" office:value="-0.01639" calcext:value-type="float">
            <text:p>-0.01639</text:p>
          </table:table-cell>
          <table:table-cell office:value-type="float" office:value="794.266" calcext:value-type="float">
            <text:p>794.266</text:p>
          </table:table-cell>
        </table:table-row>
        <table:table-row table:style-name="ro1">
          <table:table-cell office:value-type="float" office:value="-0.0219304" calcext:value-type="float">
            <text:p>-0.0219304</text:p>
          </table:table-cell>
          <table:table-cell office:value-type="float" office:value="795.8" calcext:value-type="float">
            <text:p>795.8</text:p>
          </table:table-cell>
        </table:table-row>
        <table:table-row table:style-name="ro1">
          <table:table-cell office:value-type="float" office:value="-0.0281439" calcext:value-type="float">
            <text:p>-0.0281439</text:p>
          </table:table-cell>
          <table:table-cell office:value-type="float" office:value="797.333" calcext:value-type="float">
            <text:p>797.333</text:p>
          </table:table-cell>
        </table:table-row>
        <table:table-row table:style-name="ro1">
          <table:table-cell office:value-type="float" office:value="-0.0349677" calcext:value-type="float">
            <text:p>-0.0349677</text:p>
          </table:table-cell>
          <table:table-cell office:value-type="float" office:value="798.866" calcext:value-type="float">
            <text:p>798.866</text:p>
          </table:table-cell>
        </table:table-row>
        <table:table-row table:style-name="ro1">
          <table:table-cell office:value-type="float" office:value="-0.0420355" calcext:value-type="float">
            <text:p>-0.0420355</text:p>
          </table:table-cell>
          <table:table-cell office:value-type="float" office:value="800.4" calcext:value-type="float">
            <text:p>800.4</text:p>
          </table:table-cell>
        </table:table-row>
        <table:table-row table:style-name="ro1">
          <table:table-cell office:value-type="float" office:value="-0.0492467" calcext:value-type="float">
            <text:p>-0.0492467</text:p>
          </table:table-cell>
          <table:table-cell office:value-type="float" office:value="801.933" calcext:value-type="float">
            <text:p>801.933</text:p>
          </table:table-cell>
        </table:table-row>
        <table:table-row table:style-name="ro1">
          <table:table-cell office:value-type="float" office:value="-0.0564346" calcext:value-type="float">
            <text:p>-0.0564346</text:p>
          </table:table-cell>
          <table:table-cell office:value-type="float" office:value="803.466" calcext:value-type="float">
            <text:p>803.466</text:p>
          </table:table-cell>
        </table:table-row>
        <table:table-row table:style-name="ro1">
          <table:table-cell office:value-type="float" office:value="-0.0633698" calcext:value-type="float">
            <text:p>-0.063369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-0.0701346" calcext:value-type="float">
            <text:p>-0.0701346</text:p>
          </table:table-cell>
          <table:table-cell office:value-type="float" office:value="806.533" calcext:value-type="float">
            <text:p>806.533</text:p>
          </table:table-cell>
        </table:table-row>
        <table:table-row table:style-name="ro1">
          <table:table-cell office:value-type="float" office:value="-0.0765529" calcext:value-type="float">
            <text:p>-0.0765529</text:p>
          </table:table-cell>
          <table:table-cell office:value-type="float" office:value="808.066" calcext:value-type="float">
            <text:p>808.066</text:p>
          </table:table-cell>
        </table:table-row>
        <table:table-row table:style-name="ro1">
          <table:table-cell office:value-type="float" office:value="-0.0826198" calcext:value-type="float">
            <text:p>-0.0826198</text:p>
          </table:table-cell>
          <table:table-cell office:value-type="float" office:value="809.6" calcext:value-type="float">
            <text:p>809.6</text:p>
          </table:table-cell>
        </table:table-row>
        <table:table-row table:style-name="ro1">
          <table:table-cell office:value-type="float" office:value="-0.088354" calcext:value-type="float">
            <text:p>-0.088354</text:p>
          </table:table-cell>
          <table:table-cell office:value-type="float" office:value="811.133" calcext:value-type="float">
            <text:p>811.133</text:p>
          </table:table-cell>
        </table:table-row>
        <table:table-row table:style-name="ro1">
          <table:table-cell office:value-type="float" office:value="-0.0935351" calcext:value-type="float">
            <text:p>-0.0935351</text:p>
          </table:table-cell>
          <table:table-cell office:value-type="float" office:value="812.666" calcext:value-type="float">
            <text:p>812.666</text:p>
          </table:table-cell>
        </table:table-row>
        <table:table-row table:style-name="ro1">
          <table:table-cell office:value-type="float" office:value="-0.0981915" calcext:value-type="float">
            <text:p>-0.0981915</text:p>
          </table:table-cell>
          <table:table-cell office:value-type="float" office:value="814.2" calcext:value-type="float">
            <text:p>814.2</text:p>
          </table:table-cell>
        </table:table-row>
        <table:table-row table:style-name="ro1">
          <table:table-cell office:value-type="float" office:value="-0.102115" calcext:value-type="float">
            <text:p>-0.102115</text:p>
          </table:table-cell>
          <table:table-cell office:value-type="float" office:value="815.733" calcext:value-type="float">
            <text:p>815.733</text:p>
          </table:table-cell>
        </table:table-row>
        <table:table-row table:style-name="ro1">
          <table:table-cell office:value-type="float" office:value="-0.105154" calcext:value-type="float">
            <text:p>-0.105154</text:p>
          </table:table-cell>
          <table:table-cell office:value-type="float" office:value="817.266" calcext:value-type="float">
            <text:p>817.266</text:p>
          </table:table-cell>
        </table:table-row>
        <table:table-row table:style-name="ro1">
          <table:table-cell office:value-type="float" office:value="-0.107303" calcext:value-type="float">
            <text:p>-0.107303</text:p>
          </table:table-cell>
          <table:table-cell office:value-type="float" office:value="818.8" calcext:value-type="float">
            <text:p>818.8</text:p>
          </table:table-cell>
        </table:table-row>
        <table:table-row table:style-name="ro1">
          <table:table-cell office:value-type="float" office:value="-0.108334" calcext:value-type="float">
            <text:p>-0.108334</text:p>
          </table:table-cell>
          <table:table-cell office:value-type="float" office:value="820.333" calcext:value-type="float">
            <text:p>820.333</text:p>
          </table:table-cell>
        </table:table-row>
        <table:table-row table:style-name="ro1">
          <table:table-cell office:value-type="float" office:value="-0.108335" calcext:value-type="float">
            <text:p>-0.108335</text:p>
          </table:table-cell>
          <table:table-cell office:value-type="float" office:value="821.866" calcext:value-type="float">
            <text:p>821.866</text:p>
          </table:table-cell>
        </table:table-row>
        <table:table-row table:style-name="ro1">
          <table:table-cell office:value-type="float" office:value="-0.10729" calcext:value-type="float">
            <text:p>-0.10729</text:p>
          </table:table-cell>
          <table:table-cell office:value-type="float" office:value="823.4" calcext:value-type="float">
            <text:p>823.4</text:p>
          </table:table-cell>
        </table:table-row>
        <table:table-row table:style-name="ro1">
          <table:table-cell office:value-type="float" office:value="-0.105175" calcext:value-type="float">
            <text:p>-0.105175</text:p>
          </table:table-cell>
          <table:table-cell office:value-type="float" office:value="824.933" calcext:value-type="float">
            <text:p>824.933</text:p>
          </table:table-cell>
        </table:table-row>
        <table:table-row table:style-name="ro1">
          <table:table-cell office:value-type="float" office:value="-0.102215" calcext:value-type="float">
            <text:p>-0.102215</text:p>
          </table:table-cell>
          <table:table-cell office:value-type="float" office:value="826.466" calcext:value-type="float">
            <text:p>826.466</text:p>
          </table:table-cell>
        </table:table-row>
        <table:table-row table:style-name="ro1">
          <table:table-cell office:value-type="float" office:value="-0.0983629" calcext:value-type="float">
            <text:p>-0.098362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-0.0937788" calcext:value-type="float">
            <text:p>-0.0937788</text:p>
          </table:table-cell>
          <table:table-cell office:value-type="float" office:value="829.533" calcext:value-type="float">
            <text:p>829.533</text:p>
          </table:table-cell>
        </table:table-row>
        <table:table-row table:style-name="ro1">
          <table:table-cell office:value-type="float" office:value="-0.0885989" calcext:value-type="float">
            <text:p>-0.0885989</text:p>
          </table:table-cell>
          <table:table-cell office:value-type="float" office:value="831.066" calcext:value-type="float">
            <text:p>831.066</text:p>
          </table:table-cell>
        </table:table-row>
        <table:table-row table:style-name="ro1">
          <table:table-cell office:value-type="float" office:value="-0.0827917" calcext:value-type="float">
            <text:p>-0.0827917</text:p>
          </table:table-cell>
          <table:table-cell office:value-type="float" office:value="832.6" calcext:value-type="float">
            <text:p>832.6</text:p>
          </table:table-cell>
        </table:table-row>
        <table:table-row table:style-name="ro1">
          <table:table-cell office:value-type="float" office:value="-0.0765929" calcext:value-type="float">
            <text:p>-0.0765929</text:p>
          </table:table-cell>
          <table:table-cell office:value-type="float" office:value="834.133" calcext:value-type="float">
            <text:p>834.133</text:p>
          </table:table-cell>
        </table:table-row>
        <table:table-row table:style-name="ro1">
          <table:table-cell office:value-type="float" office:value="-0.0699952" calcext:value-type="float">
            <text:p>-0.0699952</text:p>
          </table:table-cell>
          <table:table-cell office:value-type="float" office:value="835.666" calcext:value-type="float">
            <text:p>835.666</text:p>
          </table:table-cell>
        </table:table-row>
        <table:table-row table:style-name="ro1">
          <table:table-cell office:value-type="float" office:value="-0.0631091" calcext:value-type="float">
            <text:p>-0.0631091</text:p>
          </table:table-cell>
          <table:table-cell office:value-type="float" office:value="837.2" calcext:value-type="float">
            <text:p>837.2</text:p>
          </table:table-cell>
        </table:table-row>
        <table:table-row table:style-name="ro1">
          <table:table-cell office:value-type="float" office:value="-0.0561204" calcext:value-type="float">
            <text:p>-0.0561204</text:p>
          </table:table-cell>
          <table:table-cell office:value-type="float" office:value="838.733" calcext:value-type="float">
            <text:p>838.733</text:p>
          </table:table-cell>
        </table:table-row>
        <table:table-row table:style-name="ro1">
          <table:table-cell office:value-type="float" office:value="-0.0489999" calcext:value-type="float">
            <text:p>-0.0489999</text:p>
          </table:table-cell>
          <table:table-cell office:value-type="float" office:value="840.266" calcext:value-type="float">
            <text:p>840.266</text:p>
          </table:table-cell>
        </table:table-row>
        <table:table-row table:style-name="ro1">
          <table:table-cell office:value-type="float" office:value="-0.0420046" calcext:value-type="float">
            <text:p>-0.0420046</text:p>
          </table:table-cell>
          <table:table-cell office:value-type="float" office:value="841.8" calcext:value-type="float">
            <text:p>841.8</text:p>
          </table:table-cell>
        </table:table-row>
        <table:table-row table:style-name="ro1">
          <table:table-cell office:value-type="float" office:value="-0.0351915" calcext:value-type="float">
            <text:p>-0.0351915</text:p>
          </table:table-cell>
          <table:table-cell office:value-type="float" office:value="843.333" calcext:value-type="float">
            <text:p>843.333</text:p>
          </table:table-cell>
        </table:table-row>
        <table:table-row table:style-name="ro1">
          <table:table-cell office:value-type="float" office:value="-0.0286504" calcext:value-type="float">
            <text:p>-0.0286504</text:p>
          </table:table-cell>
          <table:table-cell office:value-type="float" office:value="844.866" calcext:value-type="float">
            <text:p>844.866</text:p>
          </table:table-cell>
        </table:table-row>
        <table:table-row table:style-name="ro1">
          <table:table-cell office:value-type="float" office:value="-0.0226534" calcext:value-type="float">
            <text:p>-0.0226534</text:p>
          </table:table-cell>
          <table:table-cell office:value-type="float" office:value="846.4" calcext:value-type="float">
            <text:p>846.4</text:p>
          </table:table-cell>
        </table:table-row>
        <table:table-row table:style-name="ro1">
          <table:table-cell office:value-type="float" office:value="-0.0171706" calcext:value-type="float">
            <text:p>-0.0171706</text:p>
          </table:table-cell>
          <table:table-cell office:value-type="float" office:value="847.933" calcext:value-type="float">
            <text:p>847.933</text:p>
          </table:table-cell>
        </table:table-row>
        <table:table-row table:style-name="ro1">
          <table:table-cell office:value-type="float" office:value="-0.012436" calcext:value-type="float">
            <text:p>-0.012436</text:p>
          </table:table-cell>
          <table:table-cell office:value-type="float" office:value="849.466" calcext:value-type="float">
            <text:p>849.466</text:p>
          </table:table-cell>
        </table:table-row>
        <table:table-row table:style-name="ro1">
          <table:table-cell office:value-type="float" office:value="-0.00856743" calcext:value-type="float">
            <text:p>-0.00856743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-0.0055297" calcext:value-type="float">
            <text:p>-0.0055297</text:p>
          </table:table-cell>
          <table:table-cell office:value-type="float" office:value="852.533" calcext:value-type="float">
            <text:p>852.533</text:p>
          </table:table-cell>
        </table:table-row>
        <table:table-row table:style-name="ro1">
          <table:table-cell office:value-type="float" office:value="-0.00353554" calcext:value-type="float">
            <text:p>-0.00353554</text:p>
          </table:table-cell>
          <table:table-cell office:value-type="float" office:value="854.066" calcext:value-type="float">
            <text:p>854.066</text:p>
          </table:table-cell>
        </table:table-row>
        <table:table-row table:style-name="ro1">
          <table:table-cell office:value-type="float" office:value="-0.0024714" calcext:value-type="float">
            <text:p>-0.0024714</text:p>
          </table:table-cell>
          <table:table-cell office:value-type="float" office:value="855.6" calcext:value-type="float">
            <text:p>855.6</text:p>
          </table:table-cell>
        </table:table-row>
        <table:table-row table:style-name="ro1">
          <table:table-cell office:value-type="float" office:value="-0.00234852" calcext:value-type="float">
            <text:p>-0.00234852</text:p>
          </table:table-cell>
          <table:table-cell office:value-type="float" office:value="857.133" calcext:value-type="float">
            <text:p>857.133</text:p>
          </table:table-cell>
        </table:table-row>
        <table:table-row table:style-name="ro1">
          <table:table-cell office:value-type="float" office:value="-0.00319976" calcext:value-type="float">
            <text:p>-0.00319976</text:p>
          </table:table-cell>
          <table:table-cell office:value-type="float" office:value="858.666" calcext:value-type="float">
            <text:p>858.666</text:p>
          </table:table-cell>
        </table:table-row>
        <table:table-row table:style-name="ro1">
          <table:table-cell office:value-type="float" office:value="-0.00483548" calcext:value-type="float">
            <text:p>-0.00483548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-0.00735719" calcext:value-type="float">
            <text:p>-0.00735719</text:p>
          </table:table-cell>
          <table:table-cell office:value-type="float" office:value="861.733" calcext:value-type="float">
            <text:p>861.733</text:p>
          </table:table-cell>
        </table:table-row>
        <table:table-row table:style-name="ro1">
          <table:table-cell office:value-type="float" office:value="-0.0106548" calcext:value-type="float">
            <text:p>-0.0106548</text:p>
          </table:table-cell>
          <table:table-cell office:value-type="float" office:value="863.266" calcext:value-type="float">
            <text:p>863.266</text:p>
          </table:table-cell>
        </table:table-row>
        <table:table-row table:style-name="ro1">
          <table:table-cell office:value-type="float" office:value="-0.0146889" calcext:value-type="float">
            <text:p>-0.0146889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-0.0195627" calcext:value-type="float">
            <text:p>-0.0195627</text:p>
          </table:table-cell>
          <table:table-cell office:value-type="float" office:value="866.333" calcext:value-type="float">
            <text:p>866.333</text:p>
          </table:table-cell>
        </table:table-row>
        <table:table-row table:style-name="ro1">
          <table:table-cell office:value-type="float" office:value="-0.0250893" calcext:value-type="float">
            <text:p>-0.0250893</text:p>
          </table:table-cell>
          <table:table-cell office:value-type="float" office:value="867.866" calcext:value-type="float">
            <text:p>867.866</text:p>
          </table:table-cell>
        </table:table-row>
        <table:table-row table:style-name="ro1">
          <table:table-cell office:value-type="float" office:value="-0.0313277" calcext:value-type="float">
            <text:p>-0.0313277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-0.0381531" calcext:value-type="float">
            <text:p>-0.0381531</text:p>
          </table:table-cell>
          <table:table-cell office:value-type="float" office:value="870.933" calcext:value-type="float">
            <text:p>870.933</text:p>
          </table:table-cell>
        </table:table-row>
        <table:table-row table:style-name="ro1">
          <table:table-cell office:value-type="float" office:value="-0.0453222" calcext:value-type="float">
            <text:p>-0.0453222</text:p>
          </table:table-cell>
          <table:table-cell office:value-type="float" office:value="872.466" calcext:value-type="float">
            <text:p>872.466</text:p>
          </table:table-cell>
        </table:table-row>
        <table:table-row table:style-name="ro1">
          <table:table-cell office:value-type="float" office:value="-0.0527868" calcext:value-type="float">
            <text:p>-0.052786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-0.0601941" calcext:value-type="float">
            <text:p>-0.0601941</text:p>
          </table:table-cell>
          <table:table-cell office:value-type="float" office:value="875.533" calcext:value-type="float">
            <text:p>875.533</text:p>
          </table:table-cell>
        </table:table-row>
        <table:table-row table:style-name="ro1">
          <table:table-cell office:value-type="float" office:value="-0.0673951" calcext:value-type="float">
            <text:p>-0.0673951</text:p>
          </table:table-cell>
          <table:table-cell office:value-type="float" office:value="877.066" calcext:value-type="float">
            <text:p>877.066</text:p>
          </table:table-cell>
        </table:table-row>
        <table:table-row table:style-name="ro1">
          <table:table-cell office:value-type="float" office:value="-0.0742502" calcext:value-type="float">
            <text:p>-0.0742502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-0.0805155" calcext:value-type="float">
            <text:p>-0.0805155</text:p>
          </table:table-cell>
          <table:table-cell office:value-type="float" office:value="880.133" calcext:value-type="float">
            <text:p>880.133</text:p>
          </table:table-cell>
        </table:table-row>
        <table:table-row table:style-name="ro1">
          <table:table-cell office:value-type="float" office:value="-0.0862716" calcext:value-type="float">
            <text:p>-0.0862716</text:p>
          </table:table-cell>
          <table:table-cell office:value-type="float" office:value="881.666" calcext:value-type="float">
            <text:p>881.666</text:p>
          </table:table-cell>
        </table:table-row>
        <table:table-row table:style-name="ro1">
          <table:table-cell office:value-type="float" office:value="-0.0913873" calcext:value-type="float">
            <text:p>-0.0913873</text:p>
          </table:table-cell>
          <table:table-cell office:value-type="float" office:value="883.2" calcext:value-type="float">
            <text:p>883.2</text:p>
          </table:table-cell>
        </table:table-row>
        <table:table-row table:style-name="ro1">
          <table:table-cell office:value-type="float" office:value="-0.0958847" calcext:value-type="float">
            <text:p>-0.0958847</text:p>
          </table:table-cell>
          <table:table-cell office:value-type="float" office:value="884.733" calcext:value-type="float">
            <text:p>884.733</text:p>
          </table:table-cell>
        </table:table-row>
        <table:table-row table:style-name="ro1">
          <table:table-cell office:value-type="float" office:value="-0.099857" calcext:value-type="float">
            <text:p>-0.099857</text:p>
          </table:table-cell>
          <table:table-cell office:value-type="float" office:value="886.266" calcext:value-type="float">
            <text:p>886.266</text:p>
          </table:table-cell>
        </table:table-row>
        <table:table-row table:style-name="ro1">
          <table:table-cell office:value-type="float" office:value="-0.103119" calcext:value-type="float">
            <text:p>-0.103119</text:p>
          </table:table-cell>
          <table:table-cell office:value-type="float" office:value="887.8" calcext:value-type="float">
            <text:p>887.8</text:p>
          </table:table-cell>
        </table:table-row>
        <table:table-row table:style-name="ro1">
          <table:table-cell office:value-type="float" office:value="-0.105742" calcext:value-type="float">
            <text:p>-0.105742</text:p>
          </table:table-cell>
          <table:table-cell office:value-type="float" office:value="889.333" calcext:value-type="float">
            <text:p>889.333</text:p>
          </table:table-cell>
        </table:table-row>
        <table:table-row table:style-name="ro1">
          <table:table-cell office:value-type="float" office:value="-0.107558" calcext:value-type="float">
            <text:p>-0.107558</text:p>
          </table:table-cell>
          <table:table-cell office:value-type="float" office:value="890.866" calcext:value-type="float">
            <text:p>890.866</text:p>
          </table:table-cell>
        </table:table-row>
        <table:table-row table:style-name="ro1">
          <table:table-cell office:value-type="float" office:value="-0.108374" calcext:value-type="float">
            <text:p>-0.108374</text:p>
          </table:table-cell>
          <table:table-cell office:value-type="float" office:value="892.4" calcext:value-type="float">
            <text:p>892.4</text:p>
          </table:table-cell>
        </table:table-row>
        <table:table-row table:style-name="ro1">
          <table:table-cell office:value-type="float" office:value="-0.108207" calcext:value-type="float">
            <text:p>-0.108207</text:p>
          </table:table-cell>
          <table:table-cell office:value-type="float" office:value="893.933" calcext:value-type="float">
            <text:p>893.933</text:p>
          </table:table-cell>
        </table:table-row>
        <table:table-row table:style-name="ro1">
          <table:table-cell office:value-type="float" office:value="-0.106828" calcext:value-type="float">
            <text:p>-0.106828</text:p>
          </table:table-cell>
          <table:table-cell office:value-type="float" office:value="895.466" calcext:value-type="float">
            <text:p>895.466</text:p>
          </table:table-cell>
        </table:table-row>
        <table:table-row table:style-name="ro1">
          <table:table-cell office:value-type="float" office:value="-0.104324" calcext:value-type="float">
            <text:p>-0.10432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-0.10078" calcext:value-type="float">
            <text:p>-0.10078</text:p>
          </table:table-cell>
          <table:table-cell office:value-type="float" office:value="898.533" calcext:value-type="float">
            <text:p>898.533</text:p>
          </table:table-cell>
        </table:table-row>
        <table:table-row table:style-name="ro1">
          <table:table-cell office:value-type="float" office:value="-0.0962486" calcext:value-type="float">
            <text:p>-0.0962486</text:p>
          </table:table-cell>
          <table:table-cell office:value-type="float" office:value="900.066" calcext:value-type="float">
            <text:p>900.066</text:p>
          </table:table-cell>
        </table:table-row>
        <table:table-row table:style-name="ro1">
          <table:table-cell office:value-type="float" office:value="-0.0910808" calcext:value-type="float">
            <text:p>-0.0910808</text:p>
          </table:table-cell>
          <table:table-cell office:value-type="float" office:value="901.6" calcext:value-type="float">
            <text:p>901.6</text:p>
          </table:table-cell>
        </table:table-row>
        <table:table-row table:style-name="ro1">
          <table:table-cell office:value-type="float" office:value="-0.0853462" calcext:value-type="float">
            <text:p>-0.0853462</text:p>
          </table:table-cell>
          <table:table-cell office:value-type="float" office:value="903.133" calcext:value-type="float">
            <text:p>903.133</text:p>
          </table:table-cell>
        </table:table-row>
        <table:table-row table:style-name="ro1">
          <table:table-cell office:value-type="float" office:value="-0.0792688" calcext:value-type="float">
            <text:p>-0.0792688</text:p>
          </table:table-cell>
          <table:table-cell office:value-type="float" office:value="904.666" calcext:value-type="float">
            <text:p>904.666</text:p>
          </table:table-cell>
        </table:table-row>
        <table:table-row table:style-name="ro1">
          <table:table-cell office:value-type="float" office:value="-0.0730222" calcext:value-type="float">
            <text:p>-0.0730222</text:p>
          </table:table-cell>
          <table:table-cell office:value-type="float" office:value="906.2" calcext:value-type="float">
            <text:p>906.2</text:p>
          </table:table-cell>
        </table:table-row>
        <table:table-row table:style-name="ro1">
          <table:table-cell office:value-type="float" office:value="-0.0665025" calcext:value-type="float">
            <text:p>-0.0665025</text:p>
          </table:table-cell>
          <table:table-cell office:value-type="float" office:value="907.733" calcext:value-type="float">
            <text:p>907.733</text:p>
          </table:table-cell>
        </table:table-row>
        <table:table-row table:style-name="ro1">
          <table:table-cell office:value-type="float" office:value="-0.0598745" calcext:value-type="float">
            <text:p>-0.0598745</text:p>
          </table:table-cell>
          <table:table-cell office:value-type="float" office:value="909.266" calcext:value-type="float">
            <text:p>909.266</text:p>
          </table:table-cell>
        </table:table-row>
        <table:table-row table:style-name="ro1">
          <table:table-cell office:value-type="float" office:value="-0.0530295" calcext:value-type="float">
            <text:p>-0.0530295</text:p>
          </table:table-cell>
          <table:table-cell office:value-type="float" office:value="910.8" calcext:value-type="float">
            <text:p>910.8</text:p>
          </table:table-cell>
        </table:table-row>
        <table:table-row table:style-name="ro1">
          <table:table-cell office:value-type="float" office:value="-0.045957" calcext:value-type="float">
            <text:p>-0.045957</text:p>
          </table:table-cell>
          <table:table-cell office:value-type="float" office:value="912.333" calcext:value-type="float">
            <text:p>912.333</text:p>
          </table:table-cell>
        </table:table-row>
        <table:table-row table:style-name="ro1">
          <table:table-cell office:value-type="float" office:value="-0.0388713" calcext:value-type="float">
            <text:p>-0.0388713</text:p>
          </table:table-cell>
          <table:table-cell office:value-type="float" office:value="913.866" calcext:value-type="float">
            <text:p>913.866</text:p>
          </table:table-cell>
        </table:table-row>
        <table:table-row table:style-name="ro1">
          <table:table-cell office:value-type="float" office:value="-0.0317641" calcext:value-type="float">
            <text:p>-0.0317641</text:p>
          </table:table-cell>
          <table:table-cell office:value-type="float" office:value="915.4" calcext:value-type="float">
            <text:p>915.4</text:p>
          </table:table-cell>
        </table:table-row>
        <table:table-row table:style-name="ro1">
          <table:table-cell office:value-type="float" office:value="-0.0249917" calcext:value-type="float">
            <text:p>-0.0249917</text:p>
          </table:table-cell>
          <table:table-cell office:value-type="float" office:value="916.933" calcext:value-type="float">
            <text:p>916.933</text:p>
          </table:table-cell>
        </table:table-row>
        <table:table-row table:style-name="ro1">
          <table:table-cell office:value-type="float" office:value="-0.018808" calcext:value-type="float">
            <text:p>-0.018808</text:p>
          </table:table-cell>
          <table:table-cell office:value-type="float" office:value="918.466" calcext:value-type="float">
            <text:p>918.466</text:p>
          </table:table-cell>
        </table:table-row>
        <table:table-row table:style-name="ro1">
          <table:table-cell office:value-type="float" office:value="-0.01338" calcext:value-type="float">
            <text:p>-0.0133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-0.00905848" calcext:value-type="float">
            <text:p>-0.00905848</text:p>
          </table:table-cell>
          <table:table-cell office:value-type="float" office:value="921.533" calcext:value-type="float">
            <text:p>921.533</text:p>
          </table:table-cell>
        </table:table-row>
        <table:table-row table:style-name="ro1">
          <table:table-cell office:value-type="float" office:value="-0.00579673" calcext:value-type="float">
            <text:p>-0.00579673</text:p>
          </table:table-cell>
          <table:table-cell office:value-type="float" office:value="923.066" calcext:value-type="float">
            <text:p>923.066</text:p>
          </table:table-cell>
        </table:table-row>
        <table:table-row table:style-name="ro1">
          <table:table-cell office:value-type="float" office:value="-0.00365587" calcext:value-type="float">
            <text:p>-0.00365587</text:p>
          </table:table-cell>
          <table:table-cell office:value-type="float" office:value="924.6" calcext:value-type="float">
            <text:p>924.6</text:p>
          </table:table-cell>
        </table:table-row>
        <table:table-row table:style-name="ro1">
          <table:table-cell office:value-type="float" office:value="-0.00257306" calcext:value-type="float">
            <text:p>-0.00257306</text:p>
          </table:table-cell>
          <table:table-cell office:value-type="float" office:value="926.133" calcext:value-type="float">
            <text:p>926.133</text:p>
          </table:table-cell>
        </table:table-row>
        <table:table-row table:style-name="ro1">
          <table:table-cell office:value-type="float" office:value="-0.00227053" calcext:value-type="float">
            <text:p>-0.00227053</text:p>
          </table:table-cell>
          <table:table-cell office:value-type="float" office:value="927.666" calcext:value-type="float">
            <text:p>927.666</text:p>
          </table:table-cell>
        </table:table-row>
        <table:table-row table:style-name="ro1">
          <table:table-cell office:value-type="float" office:value="-0.00277588" calcext:value-type="float">
            <text:p>-0.00277588</text:p>
          </table:table-cell>
          <table:table-cell office:value-type="float" office:value="929.2" calcext:value-type="float">
            <text:p>929.2</text:p>
          </table:table-cell>
        </table:table-row>
        <table:table-row table:style-name="ro1">
          <table:table-cell office:value-type="float" office:value="-0.00388408" calcext:value-type="float">
            <text:p>-0.00388408</text:p>
          </table:table-cell>
          <table:table-cell office:value-type="float" office:value="930.733" calcext:value-type="float">
            <text:p>930.733</text:p>
          </table:table-cell>
        </table:table-row>
        <table:table-row table:style-name="ro1">
          <table:table-cell office:value-type="float" office:value="-0.00560323" calcext:value-type="float">
            <text:p>-0.00560323</text:p>
          </table:table-cell>
          <table:table-cell office:value-type="float" office:value="932.266" calcext:value-type="float">
            <text:p>932.266</text:p>
          </table:table-cell>
        </table:table-row>
        <table:table-row table:style-name="ro1">
          <table:table-cell office:value-type="float" office:value="-0.00811073" calcext:value-type="float">
            <text:p>-0.00811073</text:p>
          </table:table-cell>
          <table:table-cell office:value-type="float" office:value="933.8" calcext:value-type="float">
            <text:p>933.8</text:p>
          </table:table-cell>
        </table:table-row>
        <table:table-row table:style-name="ro1">
          <table:table-cell office:value-type="float" office:value="-0.0113537" calcext:value-type="float">
            <text:p>-0.0113537</text:p>
          </table:table-cell>
          <table:table-cell office:value-type="float" office:value="935.333" calcext:value-type="float">
            <text:p>935.333</text:p>
          </table:table-cell>
        </table:table-row>
        <table:table-row table:style-name="ro1">
          <table:table-cell office:value-type="float" office:value="-0.0155924" calcext:value-type="float">
            <text:p>-0.0155924</text:p>
          </table:table-cell>
          <table:table-cell office:value-type="float" office:value="936.866" calcext:value-type="float">
            <text:p>936.866</text:p>
          </table:table-cell>
        </table:table-row>
        <table:table-row table:style-name="ro1">
          <table:table-cell office:value-type="float" office:value="-0.0208191" calcext:value-type="float">
            <text:p>-0.0208191</text:p>
          </table:table-cell>
          <table:table-cell office:value-type="float" office:value="938.4" calcext:value-type="float">
            <text:p>938.4</text:p>
          </table:table-cell>
        </table:table-row>
        <table:table-row table:style-name="ro1">
          <table:table-cell office:value-type="float" office:value="-0.0269199" calcext:value-type="float">
            <text:p>-0.0269199</text:p>
          </table:table-cell>
          <table:table-cell office:value-type="float" office:value="939.933" calcext:value-type="float">
            <text:p>939.933</text:p>
          </table:table-cell>
        </table:table-row>
        <table:table-row table:style-name="ro1">
          <table:table-cell office:value-type="float" office:value="-0.0338766" calcext:value-type="float">
            <text:p>-0.0338766</text:p>
          </table:table-cell>
          <table:table-cell office:value-type="float" office:value="941.466" calcext:value-type="float">
            <text:p>941.466</text:p>
          </table:table-cell>
        </table:table-row>
        <table:table-row table:style-name="ro1">
          <table:table-cell office:value-type="float" office:value="-0.0412624" calcext:value-type="float">
            <text:p>-0.0412624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-0.048877" calcext:value-type="float">
            <text:p>-0.048877</text:p>
          </table:table-cell>
          <table:table-cell office:value-type="float" office:value="944.533" calcext:value-type="float">
            <text:p>944.533</text:p>
          </table:table-cell>
        </table:table-row>
        <table:table-row table:style-name="ro1">
          <table:table-cell office:value-type="float" office:value="-0.0564299" calcext:value-type="float">
            <text:p>-0.0564299</text:p>
          </table:table-cell>
          <table:table-cell office:value-type="float" office:value="946.066" calcext:value-type="float">
            <text:p>946.066</text:p>
          </table:table-cell>
        </table:table-row>
        <table:table-row table:style-name="ro1">
          <table:table-cell office:value-type="float" office:value="-0.0635742" calcext:value-type="float">
            <text:p>-0.0635742</text:p>
          </table:table-cell>
          <table:table-cell office:value-type="float" office:value="947.6" calcext:value-type="float">
            <text:p>947.6</text:p>
          </table:table-cell>
        </table:table-row>
        <table:table-row table:style-name="ro1">
          <table:table-cell office:value-type="float" office:value="-0.07036" calcext:value-type="float">
            <text:p>-0.07036</text:p>
          </table:table-cell>
          <table:table-cell office:value-type="float" office:value="949.133" calcext:value-type="float">
            <text:p>949.133</text:p>
          </table:table-cell>
        </table:table-row>
        <table:table-row table:style-name="ro1">
          <table:table-cell office:value-type="float" office:value="-0.076607" calcext:value-type="float">
            <text:p>-0.076607</text:p>
          </table:table-cell>
          <table:table-cell office:value-type="float" office:value="950.666" calcext:value-type="float">
            <text:p>950.666</text:p>
          </table:table-cell>
        </table:table-row>
        <table:table-row table:style-name="ro1">
          <table:table-cell office:value-type="float" office:value="-0.082405" calcext:value-type="float">
            <text:p>-0.082405</text:p>
          </table:table-cell>
          <table:table-cell office:value-type="float" office:value="952.2" calcext:value-type="float">
            <text:p>952.2</text:p>
          </table:table-cell>
        </table:table-row>
        <table:table-row table:style-name="ro1">
          <table:table-cell office:value-type="float" office:value="-0.0879084" calcext:value-type="float">
            <text:p>-0.0879084</text:p>
          </table:table-cell>
          <table:table-cell office:value-type="float" office:value="953.733" calcext:value-type="float">
            <text:p>953.733</text:p>
          </table:table-cell>
        </table:table-row>
        <table:table-row table:style-name="ro1">
          <table:table-cell office:value-type="float" office:value="-0.0929769" calcext:value-type="float">
            <text:p>-0.0929769</text:p>
          </table:table-cell>
          <table:table-cell office:value-type="float" office:value="955.266" calcext:value-type="float">
            <text:p>955.266</text:p>
          </table:table-cell>
        </table:table-row>
        <table:table-row table:style-name="ro1">
          <table:table-cell office:value-type="float" office:value="-0.0977411" calcext:value-type="float">
            <text:p>-0.0977411</text:p>
          </table:table-cell>
          <table:table-cell office:value-type="float" office:value="956.8" calcext:value-type="float">
            <text:p>956.8</text:p>
          </table:table-cell>
        </table:table-row>
        <table:table-row table:style-name="ro1">
          <table:table-cell office:value-type="float" office:value="-0.101984" calcext:value-type="float">
            <text:p>-0.101984</text:p>
          </table:table-cell>
          <table:table-cell office:value-type="float" office:value="958.333" calcext:value-type="float">
            <text:p>958.333</text:p>
          </table:table-cell>
        </table:table-row>
        <table:table-row table:style-name="ro1">
          <table:table-cell office:value-type="float" office:value="-0.105462" calcext:value-type="float">
            <text:p>-0.105462</text:p>
          </table:table-cell>
          <table:table-cell office:value-type="float" office:value="959.866" calcext:value-type="float">
            <text:p>959.866</text:p>
          </table:table-cell>
        </table:table-row>
        <table:table-row table:style-name="ro1">
          <table:table-cell office:value-type="float" office:value="-0.108079" calcext:value-type="float">
            <text:p>-0.108079</text:p>
          </table:table-cell>
          <table:table-cell office:value-type="float" office:value="961.4" calcext:value-type="float">
            <text:p>961.4</text:p>
          </table:table-cell>
        </table:table-row>
        <table:table-row table:style-name="ro1">
          <table:table-cell office:value-type="float" office:value="-0.10945" calcext:value-type="float">
            <text:p>-0.10945</text:p>
          </table:table-cell>
          <table:table-cell office:value-type="float" office:value="962.933" calcext:value-type="float">
            <text:p>962.933</text:p>
          </table:table-cell>
        </table:table-row>
        <table:table-row table:style-name="ro1">
          <table:table-cell office:value-type="float" office:value="-0.109576" calcext:value-type="float">
            <text:p>-0.109576</text:p>
          </table:table-cell>
          <table:table-cell office:value-type="float" office:value="964.466" calcext:value-type="float">
            <text:p>964.466</text:p>
          </table:table-cell>
        </table:table-row>
        <table:table-row table:style-name="ro1">
          <table:table-cell office:value-type="float" office:value="-0.108423" calcext:value-type="float">
            <text:p>-0.108423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-0.105995" calcext:value-type="float">
            <text:p>-0.105995</text:p>
          </table:table-cell>
          <table:table-cell office:value-type="float" office:value="967.533" calcext:value-type="float">
            <text:p>967.533</text:p>
          </table:table-cell>
        </table:table-row>
        <table:table-row table:style-name="ro1">
          <table:table-cell office:value-type="float" office:value="-0.102671" calcext:value-type="float">
            <text:p>-0.102671</text:p>
          </table:table-cell>
          <table:table-cell office:value-type="float" office:value="969.066" calcext:value-type="float">
            <text:p>969.066</text:p>
          </table:table-cell>
        </table:table-row>
        <table:table-row table:style-name="ro1">
          <table:table-cell office:value-type="float" office:value="-0.0985196" calcext:value-type="float">
            <text:p>-0.0985196</text:p>
          </table:table-cell>
          <table:table-cell office:value-type="float" office:value="970.6" calcext:value-type="float">
            <text:p>970.6</text:p>
          </table:table-cell>
        </table:table-row>
        <table:table-row table:style-name="ro1">
          <table:table-cell office:value-type="float" office:value="-0.0938362" calcext:value-type="float">
            <text:p>-0.0938362</text:p>
          </table:table-cell>
          <table:table-cell office:value-type="float" office:value="972.133" calcext:value-type="float">
            <text:p>972.133</text:p>
          </table:table-cell>
        </table:table-row>
        <table:table-row table:style-name="ro1">
          <table:table-cell office:value-type="float" office:value="-0.088842" calcext:value-type="float">
            <text:p>-0.088842</text:p>
          </table:table-cell>
          <table:table-cell office:value-type="float" office:value="973.666" calcext:value-type="float">
            <text:p>973.666</text:p>
          </table:table-cell>
        </table:table-row>
        <table:table-row table:style-name="ro1">
          <table:table-cell office:value-type="float" office:value="-0.0834361" calcext:value-type="float">
            <text:p>-0.0834361</text:p>
          </table:table-cell>
          <table:table-cell office:value-type="float" office:value="975.2" calcext:value-type="float">
            <text:p>975.2</text:p>
          </table:table-cell>
        </table:table-row>
        <table:table-row table:style-name="ro1">
          <table:table-cell office:value-type="float" office:value="-0.0777854" calcext:value-type="float">
            <text:p>-0.0777854</text:p>
          </table:table-cell>
          <table:table-cell office:value-type="float" office:value="976.733" calcext:value-type="float">
            <text:p>976.733</text:p>
          </table:table-cell>
        </table:table-row>
        <table:table-row table:style-name="ro1">
          <table:table-cell office:value-type="float" office:value="-0.0717166" calcext:value-type="float">
            <text:p>-0.0717166</text:p>
          </table:table-cell>
          <table:table-cell office:value-type="float" office:value="978.266" calcext:value-type="float">
            <text:p>978.266</text:p>
          </table:table-cell>
        </table:table-row>
        <table:table-row table:style-name="ro1">
          <table:table-cell office:value-type="float" office:value="-0.065151" calcext:value-type="float">
            <text:p>-0.065151</text:p>
          </table:table-cell>
          <table:table-cell office:value-type="float" office:value="979.8" calcext:value-type="float">
            <text:p>979.8</text:p>
          </table:table-cell>
        </table:table-row>
        <table:table-row table:style-name="ro1">
          <table:table-cell office:value-type="float" office:value="-0.0582094" calcext:value-type="float">
            <text:p>-0.0582094</text:p>
          </table:table-cell>
          <table:table-cell office:value-type="float" office:value="981.333" calcext:value-type="float">
            <text:p>981.333</text:p>
          </table:table-cell>
        </table:table-row>
        <table:table-row table:style-name="ro1">
          <table:table-cell office:value-type="float" office:value="-0.0508051" calcext:value-type="float">
            <text:p>-0.0508051</text:p>
          </table:table-cell>
          <table:table-cell office:value-type="float" office:value="982.866" calcext:value-type="float">
            <text:p>982.866</text:p>
          </table:table-cell>
        </table:table-row>
        <table:table-row table:style-name="ro1">
          <table:table-cell office:value-type="float" office:value="-0.0432711" calcext:value-type="float">
            <text:p>-0.0432711</text:p>
          </table:table-cell>
          <table:table-cell office:value-type="float" office:value="984.4" calcext:value-type="float">
            <text:p>984.4</text:p>
          </table:table-cell>
        </table:table-row>
        <table:table-row table:style-name="ro1">
          <table:table-cell office:value-type="float" office:value="-0.0358309" calcext:value-type="float">
            <text:p>-0.0358309</text:p>
          </table:table-cell>
          <table:table-cell office:value-type="float" office:value="985.933" calcext:value-type="float">
            <text:p>985.933</text:p>
          </table:table-cell>
        </table:table-row>
        <table:table-row table:style-name="ro1">
          <table:table-cell office:value-type="float" office:value="-0.028718" calcext:value-type="float">
            <text:p>-0.028718</text:p>
          </table:table-cell>
          <table:table-cell office:value-type="float" office:value="987.466" calcext:value-type="float">
            <text:p>987.466</text:p>
          </table:table-cell>
        </table:table-row>
        <table:table-row table:style-name="ro1">
          <table:table-cell office:value-type="float" office:value="-0.0223734" calcext:value-type="float">
            <text:p>-0.022373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-0.0168269" calcext:value-type="float">
            <text:p>-0.0168269</text:p>
          </table:table-cell>
          <table:table-cell office:value-type="float" office:value="990.533" calcext:value-type="float">
            <text:p>990.533</text:p>
          </table:table-cell>
        </table:table-row>
        <table:table-row table:style-name="ro1">
          <table:table-cell office:value-type="float" office:value="-0.012288" calcext:value-type="float">
            <text:p>-0.012288</text:p>
          </table:table-cell>
          <table:table-cell office:value-type="float" office:value="992.066" calcext:value-type="float">
            <text:p>992.066</text:p>
          </table:table-cell>
        </table:table-row>
        <table:table-row table:style-name="ro1">
          <table:table-cell office:value-type="float" office:value="-0.00876976" calcext:value-type="float">
            <text:p>-0.00876976</text:p>
          </table:table-cell>
          <table:table-cell office:value-type="float" office:value="993.6" calcext:value-type="float">
            <text:p>993.6</text:p>
          </table:table-cell>
        </table:table-row>
        <table:table-row table:style-name="ro1">
          <table:table-cell office:value-type="float" office:value="-0.00605016" calcext:value-type="float">
            <text:p>-0.00605016</text:p>
          </table:table-cell>
          <table:table-cell office:value-type="float" office:value="995.133" calcext:value-type="float">
            <text:p>995.133</text:p>
          </table:table-cell>
        </table:table-row>
        <table:table-row table:style-name="ro1">
          <table:table-cell office:value-type="float" office:value="-0.00421337" calcext:value-type="float">
            <text:p>-0.00421337</text:p>
          </table:table-cell>
          <table:table-cell office:value-type="float" office:value="996.666" calcext:value-type="float">
            <text:p>996.666</text:p>
          </table:table-cell>
        </table:table-row>
        <table:table-row table:style-name="ro1">
          <table:table-cell office:value-type="float" office:value="-0.00302005" calcext:value-type="float">
            <text:p>-0.00302005</text:p>
          </table:table-cell>
          <table:table-cell office:value-type="float" office:value="998.2" calcext:value-type="float">
            <text:p>998.2</text:p>
          </table:table-cell>
        </table:table-row>
        <table:table-row table:style-name="ro1">
          <table:table-cell office:value-type="float" office:value="-0.00247578" calcext:value-type="float">
            <text:p>-0.00247578</text:p>
          </table:table-cell>
          <table:table-cell office:value-type="float" office:value="999.733" calcext:value-type="float">
            <text:p>999.733</text:p>
          </table:table-cell>
        </table:table-row>
        <table:table-row table:style-name="ro1">
          <table:table-cell office:value-type="float" office:value="-0.00273518" calcext:value-type="float">
            <text:p>-0.00273518</text:p>
          </table:table-cell>
          <table:table-cell office:value-type="float" office:value="1001.27" calcext:value-type="float">
            <text:p>1001.27</text:p>
          </table:table-cell>
        </table:table-row>
        <table:table-row table:style-name="ro1">
          <table:table-cell office:value-type="float" office:value="-0.00372047" calcext:value-type="float">
            <text:p>-0.00372047</text:p>
          </table:table-cell>
          <table:table-cell office:value-type="float" office:value="1002.8" calcext:value-type="float">
            <text:p>1002.8</text:p>
          </table:table-cell>
        </table:table-row>
        <table:table-row table:style-name="ro1">
          <table:table-cell office:value-type="float" office:value="-0.00574222" calcext:value-type="float">
            <text:p>-0.00574222</text:p>
          </table:table-cell>
          <table:table-cell office:value-type="float" office:value="1004.33" calcext:value-type="float">
            <text:p>1004.33</text:p>
          </table:table-cell>
        </table:table-row>
        <table:table-row table:style-name="ro1">
          <table:table-cell office:value-type="float" office:value="-0.00882226" calcext:value-type="float">
            <text:p>-0.00882226</text:p>
          </table:table-cell>
          <table:table-cell office:value-type="float" office:value="1005.87" calcext:value-type="float">
            <text:p>1005.87</text:p>
          </table:table-cell>
        </table:table-row>
        <table:table-row table:style-name="ro1">
          <table:table-cell office:value-type="float" office:value="-0.0129374" calcext:value-type="float">
            <text:p>-0.0129374</text:p>
          </table:table-cell>
          <table:table-cell office:value-type="float" office:value="1007.4" calcext:value-type="float">
            <text:p>1007.4</text:p>
          </table:table-cell>
        </table:table-row>
        <table:table-row table:style-name="ro1">
          <table:table-cell office:value-type="float" office:value="-0.0181773" calcext:value-type="float">
            <text:p>-0.0181773</text:p>
          </table:table-cell>
          <table:table-cell office:value-type="float" office:value="1008.93" calcext:value-type="float">
            <text:p>1008.93</text:p>
          </table:table-cell>
        </table:table-row>
        <table:table-row table:style-name="ro1">
          <table:table-cell office:value-type="float" office:value="-0.0241749" calcext:value-type="float">
            <text:p>-0.0241749</text:p>
          </table:table-cell>
          <table:table-cell office:value-type="float" office:value="1010.47" calcext:value-type="float">
            <text:p>1010.47</text:p>
          </table:table-cell>
        </table:table-row>
        <table:table-row table:style-name="ro1">
          <table:table-cell office:value-type="float" office:value="-0.0308215" calcext:value-type="float">
            <text:p>-0.030821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-0.0378433" calcext:value-type="float">
            <text:p>-0.0378433</text:p>
          </table:table-cell>
          <table:table-cell office:value-type="float" office:value="1013.53" calcext:value-type="float">
            <text:p>1013.53</text:p>
          </table:table-cell>
        </table:table-row>
        <table:table-row table:style-name="ro1">
          <table:table-cell office:value-type="float" office:value="-0.0448699" calcext:value-type="float">
            <text:p>-0.0448699</text:p>
          </table:table-cell>
          <table:table-cell office:value-type="float" office:value="1015.07" calcext:value-type="float">
            <text:p>1015.07</text:p>
          </table:table-cell>
        </table:table-row>
        <table:table-row table:style-name="ro1">
          <table:table-cell office:value-type="float" office:value="-0.0519235" calcext:value-type="float">
            <text:p>-0.0519235</text:p>
          </table:table-cell>
          <table:table-cell office:value-type="float" office:value="1016.6" calcext:value-type="float">
            <text:p>1016.6</text:p>
          </table:table-cell>
        </table:table-row>
        <table:table-row table:style-name="ro1">
          <table:table-cell office:value-type="float" office:value="-0.0587338" calcext:value-type="float">
            <text:p>-0.0587338</text:p>
          </table:table-cell>
          <table:table-cell office:value-type="float" office:value="1018.13" calcext:value-type="float">
            <text:p>1018.13</text:p>
          </table:table-cell>
        </table:table-row>
        <table:table-row table:style-name="ro1">
          <table:table-cell office:value-type="float" office:value="-0.0653295" calcext:value-type="float">
            <text:p>-0.0653295</text:p>
          </table:table-cell>
          <table:table-cell office:value-type="float" office:value="1019.67" calcext:value-type="float">
            <text:p>1019.67</text:p>
          </table:table-cell>
        </table:table-row>
        <table:table-row table:style-name="ro1">
          <table:table-cell office:value-type="float" office:value="-0.0718082" calcext:value-type="float">
            <text:p>-0.0718082</text:p>
          </table:table-cell>
          <table:table-cell office:value-type="float" office:value="1021.2" calcext:value-type="float">
            <text:p>1021.2</text:p>
          </table:table-cell>
        </table:table-row>
        <table:table-row table:style-name="ro1">
          <table:table-cell office:value-type="float" office:value="-0.0779997" calcext:value-type="float">
            <text:p>-0.0779997</text:p>
          </table:table-cell>
          <table:table-cell office:value-type="float" office:value="1022.73" calcext:value-type="float">
            <text:p>1022.73</text:p>
          </table:table-cell>
        </table:table-row>
        <table:table-row table:style-name="ro1">
          <table:table-cell office:value-type="float" office:value="-0.0840613" calcext:value-type="float">
            <text:p>-0.0840613</text:p>
          </table:table-cell>
          <table:table-cell office:value-type="float" office:value="1024.27" calcext:value-type="float">
            <text:p>1024.27</text:p>
          </table:table-cell>
        </table:table-row>
        <table:table-row table:style-name="ro1">
          <table:table-cell office:value-type="float" office:value="-0.0897955" calcext:value-type="float">
            <text:p>-0.0897955</text:p>
          </table:table-cell>
          <table:table-cell office:value-type="float" office:value="1025.8" calcext:value-type="float">
            <text:p>1025.8</text:p>
          </table:table-cell>
        </table:table-row>
        <table:table-row table:style-name="ro1">
          <table:table-cell office:value-type="float" office:value="-0.095026" calcext:value-type="float">
            <text:p>-0.095026</text:p>
          </table:table-cell>
          <table:table-cell office:value-type="float" office:value="1027.33" calcext:value-type="float">
            <text:p>1027.33</text:p>
          </table:table-cell>
        </table:table-row>
        <table:table-row table:style-name="ro1">
          <table:table-cell office:value-type="float" office:value="-0.0997003" calcext:value-type="float">
            <text:p>-0.0997003</text:p>
          </table:table-cell>
          <table:table-cell office:value-type="float" office:value="1028.87" calcext:value-type="float">
            <text:p>1028.87</text:p>
          </table:table-cell>
        </table:table-row>
        <table:table-row table:style-name="ro1">
          <table:table-cell office:value-type="float" office:value="-0.103424" calcext:value-type="float">
            <text:p>-0.103424</text:p>
          </table:table-cell>
          <table:table-cell office:value-type="float" office:value="1030.4" calcext:value-type="float">
            <text:p>1030.4</text:p>
          </table:table-cell>
        </table:table-row>
        <table:table-row table:style-name="ro1">
          <table:table-cell office:value-type="float" office:value="-0.106191" calcext:value-type="float">
            <text:p>-0.106191</text:p>
          </table:table-cell>
          <table:table-cell office:value-type="float" office:value="1031.93" calcext:value-type="float">
            <text:p>1031.93</text:p>
          </table:table-cell>
        </table:table-row>
        <table:table-row table:style-name="ro1">
          <table:table-cell office:value-type="float" office:value="-0.107857" calcext:value-type="float">
            <text:p>-0.107857</text:p>
          </table:table-cell>
          <table:table-cell office:value-type="float" office:value="1033.47" calcext:value-type="float">
            <text:p>1033.47</text:p>
          </table:table-cell>
        </table:table-row>
        <table:table-row table:style-name="ro1">
          <table:table-cell office:value-type="float" office:value="-0.108295" calcext:value-type="float">
            <text:p>-0.10829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-0.107751" calcext:value-type="float">
            <text:p>-0.107751</text:p>
          </table:table-cell>
          <table:table-cell office:value-type="float" office:value="1036.53" calcext:value-type="float">
            <text:p>1036.53</text:p>
          </table:table-cell>
        </table:table-row>
        <table:table-row table:style-name="ro1">
          <table:table-cell office:value-type="float" office:value="-0.10613" calcext:value-type="float">
            <text:p>-0.10613</text:p>
          </table:table-cell>
          <table:table-cell office:value-type="float" office:value="1038.07" calcext:value-type="float">
            <text:p>1038.07</text:p>
          </table:table-cell>
        </table:table-row>
        <table:table-row table:style-name="ro1">
          <table:table-cell office:value-type="float" office:value="-0.103638" calcext:value-type="float">
            <text:p>-0.103638</text:p>
          </table:table-cell>
          <table:table-cell office:value-type="float" office:value="1039.6" calcext:value-type="float">
            <text:p>1039.6</text:p>
          </table:table-cell>
        </table:table-row>
        <table:table-row table:style-name="ro1">
          <table:table-cell office:value-type="float" office:value="-0.100442" calcext:value-type="float">
            <text:p>-0.100442</text:p>
          </table:table-cell>
          <table:table-cell office:value-type="float" office:value="1041.13" calcext:value-type="float">
            <text:p>1041.13</text:p>
          </table:table-cell>
        </table:table-row>
        <table:table-row table:style-name="ro1">
          <table:table-cell office:value-type="float" office:value="-0.096459" calcext:value-type="float">
            <text:p>-0.096459</text:p>
          </table:table-cell>
          <table:table-cell office:value-type="float" office:value="1042.67" calcext:value-type="float">
            <text:p>1042.67</text:p>
          </table:table-cell>
        </table:table-row>
        <table:table-row table:style-name="ro1">
          <table:table-cell office:value-type="float" office:value="-0.0919329" calcext:value-type="float">
            <text:p>-0.0919329</text:p>
          </table:table-cell>
          <table:table-cell office:value-type="float" office:value="1044.2" calcext:value-type="float">
            <text:p>1044.2</text:p>
          </table:table-cell>
        </table:table-row>
        <table:table-row table:style-name="ro1">
          <table:table-cell office:value-type="float" office:value="-0.0867643" calcext:value-type="float">
            <text:p>-0.0867643</text:p>
          </table:table-cell>
          <table:table-cell office:value-type="float" office:value="1045.73" calcext:value-type="float">
            <text:p>1045.73</text:p>
          </table:table-cell>
        </table:table-row>
        <table:table-row table:style-name="ro1">
          <table:table-cell office:value-type="float" office:value="-0.0809842" calcext:value-type="float">
            <text:p>-0.0809842</text:p>
          </table:table-cell>
          <table:table-cell office:value-type="float" office:value="1047.27" calcext:value-type="float">
            <text:p>1047.27</text:p>
          </table:table-cell>
        </table:table-row>
        <table:table-row table:style-name="ro1">
          <table:table-cell office:value-type="float" office:value="-0.0747482" calcext:value-type="float">
            <text:p>-0.0747482</text:p>
          </table:table-cell>
          <table:table-cell office:value-type="float" office:value="1048.8" calcext:value-type="float">
            <text:p>1048.8</text:p>
          </table:table-cell>
        </table:table-row>
        <table:table-row table:style-name="ro1">
          <table:table-cell office:value-type="float" office:value="-0.0679417" calcext:value-type="float">
            <text:p>-0.0679417</text:p>
          </table:table-cell>
          <table:table-cell office:value-type="float" office:value="1050.33" calcext:value-type="float">
            <text:p>1050.33</text:p>
          </table:table-cell>
        </table:table-row>
        <table:table-row table:style-name="ro1">
          <table:table-cell office:value-type="float" office:value="-0.060857" calcext:value-type="float">
            <text:p>-0.060857</text:p>
          </table:table-cell>
          <table:table-cell office:value-type="float" office:value="1051.87" calcext:value-type="float">
            <text:p>1051.87</text:p>
          </table:table-cell>
        </table:table-row>
        <table:table-row table:style-name="ro1">
          <table:table-cell office:value-type="float" office:value="-0.0535717" calcext:value-type="float">
            <text:p>-0.0535717</text:p>
          </table:table-cell>
          <table:table-cell office:value-type="float" office:value="1053.4" calcext:value-type="float">
            <text:p>1053.4</text:p>
          </table:table-cell>
        </table:table-row>
        <table:table-row table:style-name="ro1">
          <table:table-cell office:value-type="float" office:value="-0.0462041" calcext:value-type="float">
            <text:p>-0.0462041</text:p>
          </table:table-cell>
          <table:table-cell office:value-type="float" office:value="1054.93" calcext:value-type="float">
            <text:p>1054.93</text:p>
          </table:table-cell>
        </table:table-row>
        <table:table-row table:style-name="ro1">
          <table:table-cell office:value-type="float" office:value="-0.0391232" calcext:value-type="float">
            <text:p>-0.0391232</text:p>
          </table:table-cell>
          <table:table-cell office:value-type="float" office:value="1056.47" calcext:value-type="float">
            <text:p>1056.47</text:p>
          </table:table-cell>
        </table:table-row>
        <table:table-row table:style-name="ro1">
          <table:table-cell office:value-type="float" office:value="-0.0322982" calcext:value-type="float">
            <text:p>-0.032298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-0.0260098" calcext:value-type="float">
            <text:p>-0.0260098</text:p>
          </table:table-cell>
          <table:table-cell office:value-type="float" office:value="1059.53" calcext:value-type="float">
            <text:p>1059.53</text:p>
          </table:table-cell>
        </table:table-row>
        <table:table-row table:style-name="ro1">
          <table:table-cell office:value-type="float" office:value="-0.0203879" calcext:value-type="float">
            <text:p>-0.0203879</text:p>
          </table:table-cell>
          <table:table-cell office:value-type="float" office:value="1061.07" calcext:value-type="float">
            <text:p>1061.07</text:p>
          </table:table-cell>
        </table:table-row>
        <table:table-row table:style-name="ro1">
          <table:table-cell office:value-type="float" office:value="-0.0153576" calcext:value-type="float">
            <text:p>-0.0153576</text:p>
          </table:table-cell>
          <table:table-cell office:value-type="float" office:value="1062.6" calcext:value-type="float">
            <text:p>1062.6</text:p>
          </table:table-cell>
        </table:table-row>
        <table:table-row table:style-name="ro1">
          <table:table-cell office:value-type="float" office:value="-0.0111814" calcext:value-type="float">
            <text:p>-0.0111814</text:p>
          </table:table-cell>
          <table:table-cell office:value-type="float" office:value="1064.13" calcext:value-type="float">
            <text:p>1064.13</text:p>
          </table:table-cell>
        </table:table-row>
        <table:table-row table:style-name="ro1">
          <table:table-cell office:value-type="float" office:value="-0.00772737" calcext:value-type="float">
            <text:p>-0.00772737</text:p>
          </table:table-cell>
          <table:table-cell office:value-type="float" office:value="1065.67" calcext:value-type="float">
            <text:p>1065.67</text:p>
          </table:table-cell>
        </table:table-row>
        <table:table-row table:style-name="ro1">
          <table:table-cell office:value-type="float" office:value="-0.00506223" calcext:value-type="float">
            <text:p>-0.00506223</text:p>
          </table:table-cell>
          <table:table-cell office:value-type="float" office:value="1067.2" calcext:value-type="float">
            <text:p>1067.2</text:p>
          </table:table-cell>
        </table:table-row>
        <table:table-row table:style-name="ro1">
          <table:table-cell office:value-type="float" office:value="-0.00331718" calcext:value-type="float">
            <text:p>-0.00331718</text:p>
          </table:table-cell>
          <table:table-cell office:value-type="float" office:value="1068.73" calcext:value-type="float">
            <text:p>1068.73</text:p>
          </table:table-cell>
        </table:table-row>
        <table:table-row table:style-name="ro1">
          <table:table-cell office:value-type="float" office:value="-0.00233014" calcext:value-type="float">
            <text:p>-0.00233014</text:p>
          </table:table-cell>
          <table:table-cell office:value-type="float" office:value="1070.27" calcext:value-type="float">
            <text:p>1070.27</text:p>
          </table:table-cell>
        </table:table-row>
        <table:table-row table:style-name="ro1">
          <table:table-cell office:value-type="float" office:value="-0.00232617" calcext:value-type="float">
            <text:p>-0.00232617</text:p>
          </table:table-cell>
          <table:table-cell office:value-type="float" office:value="1071.8" calcext:value-type="float">
            <text:p>1071.8</text:p>
          </table:table-cell>
        </table:table-row>
        <table:table-row table:style-name="ro1">
          <table:table-cell office:value-type="float" office:value="-0.00323407" calcext:value-type="float">
            <text:p>-0.00323407</text:p>
          </table:table-cell>
          <table:table-cell office:value-type="float" office:value="1073.33" calcext:value-type="float">
            <text:p>1073.33</text:p>
          </table:table-cell>
        </table:table-row>
        <table:table-row table:style-name="ro1">
          <table:table-cell office:value-type="float" office:value="-0.00502837" calcext:value-type="float">
            <text:p>-0.00502837</text:p>
          </table:table-cell>
          <table:table-cell office:value-type="float" office:value="1074.87" calcext:value-type="float">
            <text:p>1074.87</text:p>
          </table:table-cell>
        </table:table-row>
        <table:table-row table:style-name="ro1">
          <table:table-cell office:value-type="float" office:value="-0.00786842" calcext:value-type="float">
            <text:p>-0.00786842</text:p>
          </table:table-cell>
          <table:table-cell office:value-type="float" office:value="1076.4" calcext:value-type="float">
            <text:p>1076.4</text:p>
          </table:table-cell>
        </table:table-row>
        <table:table-row table:style-name="ro1">
          <table:table-cell office:value-type="float" office:value="-0.0115148" calcext:value-type="float">
            <text:p>-0.0115148</text:p>
          </table:table-cell>
          <table:table-cell office:value-type="float" office:value="1077.93" calcext:value-type="float">
            <text:p>1077.93</text:p>
          </table:table-cell>
        </table:table-row>
        <table:table-row table:style-name="ro1">
          <table:table-cell office:value-type="float" office:value="-0.0160631" calcext:value-type="float">
            <text:p>-0.0160631</text:p>
          </table:table-cell>
          <table:table-cell office:value-type="float" office:value="1079.47" calcext:value-type="float">
            <text:p>1079.47</text:p>
          </table:table-cell>
        </table:table-row>
        <table:table-row table:style-name="ro1">
          <table:table-cell office:value-type="float" office:value="-0.021413" calcext:value-type="float">
            <text:p>-0.02141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-0.0273343" calcext:value-type="float">
            <text:p>-0.0273343</text:p>
          </table:table-cell>
          <table:table-cell office:value-type="float" office:value="1082.53" calcext:value-type="float">
            <text:p>1082.53</text:p>
          </table:table-cell>
        </table:table-row>
        <table:table-row table:style-name="ro1">
          <table:table-cell office:value-type="float" office:value="-0.0339074" calcext:value-type="float">
            <text:p>-0.0339074</text:p>
          </table:table-cell>
          <table:table-cell office:value-type="float" office:value="1084.07" calcext:value-type="float">
            <text:p>1084.07</text:p>
          </table:table-cell>
        </table:table-row>
        <table:table-row table:style-name="ro1">
          <table:table-cell office:value-type="float" office:value="-0.0408059" calcext:value-type="float">
            <text:p>-0.0408059</text:p>
          </table:table-cell>
          <table:table-cell office:value-type="float" office:value="1085.6" calcext:value-type="float">
            <text:p>1085.6</text:p>
          </table:table-cell>
        </table:table-row>
        <table:table-row table:style-name="ro1">
          <table:table-cell office:value-type="float" office:value="-0.0479522" calcext:value-type="float">
            <text:p>-0.0479522</text:p>
          </table:table-cell>
          <table:table-cell office:value-type="float" office:value="1087.13" calcext:value-type="float">
            <text:p>1087.13</text:p>
          </table:table-cell>
        </table:table-row>
        <table:table-row table:style-name="ro1">
          <table:table-cell office:value-type="float" office:value="-0.0552571" calcext:value-type="float">
            <text:p>-0.0552571</text:p>
          </table:table-cell>
          <table:table-cell office:value-type="float" office:value="1088.67" calcext:value-type="float">
            <text:p>1088.67</text:p>
          </table:table-cell>
        </table:table-row>
        <table:table-row table:style-name="ro1">
          <table:table-cell office:value-type="float" office:value="-0.0623914" calcext:value-type="float">
            <text:p>-0.0623914</text:p>
          </table:table-cell>
          <table:table-cell office:value-type="float" office:value="1090.2" calcext:value-type="float">
            <text:p>1090.2</text:p>
          </table:table-cell>
        </table:table-row>
        <table:table-row table:style-name="ro1">
          <table:table-cell office:value-type="float" office:value="-0.0694167" calcext:value-type="float">
            <text:p>-0.0694167</text:p>
          </table:table-cell>
          <table:table-cell office:value-type="float" office:value="1091.73" calcext:value-type="float">
            <text:p>1091.73</text:p>
          </table:table-cell>
        </table:table-row>
        <table:table-row table:style-name="ro1">
          <table:table-cell office:value-type="float" office:value="-0.0760758" calcext:value-type="float">
            <text:p>-0.0760758</text:p>
          </table:table-cell>
          <table:table-cell office:value-type="float" office:value="1093.27" calcext:value-type="float">
            <text:p>1093.27</text:p>
          </table:table-cell>
        </table:table-row>
        <table:table-row table:style-name="ro1">
          <table:table-cell office:value-type="float" office:value="-0.0822718" calcext:value-type="float">
            <text:p>-0.0822718</text:p>
          </table:table-cell>
          <table:table-cell office:value-type="float" office:value="1094.8" calcext:value-type="float">
            <text:p>1094.8</text:p>
          </table:table-cell>
        </table:table-row>
        <table:table-row table:style-name="ro1">
          <table:table-cell office:value-type="float" office:value="-0.0880667" calcext:value-type="float">
            <text:p>-0.0880667</text:p>
          </table:table-cell>
          <table:table-cell office:value-type="float" office:value="1096.33" calcext:value-type="float">
            <text:p>1096.33</text:p>
          </table:table-cell>
        </table:table-row>
        <table:table-row table:style-name="ro1">
          <table:table-cell office:value-type="float" office:value="-0.0931866" calcext:value-type="float">
            <text:p>-0.0931866</text:p>
          </table:table-cell>
          <table:table-cell office:value-type="float" office:value="1097.87" calcext:value-type="float">
            <text:p>1097.87</text:p>
          </table:table-cell>
        </table:table-row>
        <table:table-row table:style-name="ro1">
          <table:table-cell office:value-type="float" office:value="-0.0977627" calcext:value-type="float">
            <text:p>-0.0977627</text:p>
          </table:table-cell>
          <table:table-cell office:value-type="float" office:value="1099.4" calcext:value-type="float">
            <text:p>1099.4</text:p>
          </table:table-cell>
        </table:table-row>
        <table:table-row table:style-name="ro1">
          <table:table-cell office:value-type="float" office:value="-0.10167" calcext:value-type="float">
            <text:p>-0.10167</text:p>
          </table:table-cell>
          <table:table-cell office:value-type="float" office:value="1100.93" calcext:value-type="float">
            <text:p>1100.93</text:p>
          </table:table-cell>
        </table:table-row>
        <table:table-row table:style-name="ro1">
          <table:table-cell office:value-type="float" office:value="-0.104736" calcext:value-type="float">
            <text:p>-0.104736</text:p>
          </table:table-cell>
          <table:table-cell office:value-type="float" office:value="1102.47" calcext:value-type="float">
            <text:p>1102.47</text:p>
          </table:table-cell>
        </table:table-row>
        <table:table-row table:style-name="ro1">
          <table:table-cell office:value-type="float" office:value="-0.107074" calcext:value-type="float">
            <text:p>-0.10707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-0.108378" calcext:value-type="float">
            <text:p>-0.108378</text:p>
          </table:table-cell>
          <table:table-cell office:value-type="float" office:value="1105.53" calcext:value-type="float">
            <text:p>1105.53</text:p>
          </table:table-cell>
        </table:table-row>
        <table:table-row table:style-name="ro1">
          <table:table-cell office:value-type="float" office:value="-0.108674" calcext:value-type="float">
            <text:p>-0.108674</text:p>
          </table:table-cell>
          <table:table-cell office:value-type="float" office:value="1107.07" calcext:value-type="float">
            <text:p>1107.07</text:p>
          </table:table-cell>
        </table:table-row>
        <table:table-row table:style-name="ro1">
          <table:table-cell office:value-type="float" office:value="-0.107946" calcext:value-type="float">
            <text:p>-0.107946</text:p>
          </table:table-cell>
          <table:table-cell office:value-type="float" office:value="1108.6" calcext:value-type="float">
            <text:p>1108.6</text:p>
          </table:table-cell>
        </table:table-row>
        <table:table-row table:style-name="ro1">
          <table:table-cell office:value-type="float" office:value="-0.106029" calcext:value-type="float">
            <text:p>-0.106029</text:p>
          </table:table-cell>
          <table:table-cell office:value-type="float" office:value="1110.13" calcext:value-type="float">
            <text:p>1110.13</text:p>
          </table:table-cell>
        </table:table-row>
        <table:table-row table:style-name="ro1">
          <table:table-cell office:value-type="float" office:value="-0.103198" calcext:value-type="float">
            <text:p>-0.103198</text:p>
          </table:table-cell>
          <table:table-cell office:value-type="float" office:value="1111.67" calcext:value-type="float">
            <text:p>1111.67</text:p>
          </table:table-cell>
        </table:table-row>
        <table:table-row table:style-name="ro1">
          <table:table-cell office:value-type="float" office:value="-0.0993954" calcext:value-type="float">
            <text:p>-0.0993954</text:p>
          </table:table-cell>
          <table:table-cell office:value-type="float" office:value="1113.2" calcext:value-type="float">
            <text:p>1113.2</text:p>
          </table:table-cell>
        </table:table-row>
        <table:table-row table:style-name="ro1">
          <table:table-cell office:value-type="float" office:value="-0.09481" calcext:value-type="float">
            <text:p>-0.09481</text:p>
          </table:table-cell>
          <table:table-cell office:value-type="float" office:value="1114.73" calcext:value-type="float">
            <text:p>1114.73</text:p>
          </table:table-cell>
        </table:table-row>
        <table:table-row table:style-name="ro1">
          <table:table-cell office:value-type="float" office:value="-0.0897083" calcext:value-type="float">
            <text:p>-0.0897083</text:p>
          </table:table-cell>
          <table:table-cell office:value-type="float" office:value="1116.27" calcext:value-type="float">
            <text:p>1116.27</text:p>
          </table:table-cell>
        </table:table-row>
        <table:table-row table:style-name="ro1">
          <table:table-cell office:value-type="float" office:value="-0.084006" calcext:value-type="float">
            <text:p>-0.084006</text:p>
          </table:table-cell>
          <table:table-cell office:value-type="float" office:value="1117.8" calcext:value-type="float">
            <text:p>1117.8</text:p>
          </table:table-cell>
        </table:table-row>
        <table:table-row table:style-name="ro1">
          <table:table-cell office:value-type="float" office:value="-0.0780179" calcext:value-type="float">
            <text:p>-0.0780179</text:p>
          </table:table-cell>
          <table:table-cell office:value-type="float" office:value="1119.33" calcext:value-type="float">
            <text:p>1119.33</text:p>
          </table:table-cell>
        </table:table-row>
        <table:table-row table:style-name="ro1">
          <table:table-cell office:value-type="float" office:value="-0.0716924" calcext:value-type="float">
            <text:p>-0.0716924</text:p>
          </table:table-cell>
          <table:table-cell office:value-type="float" office:value="1120.87" calcext:value-type="float">
            <text:p>1120.87</text:p>
          </table:table-cell>
        </table:table-row>
        <table:table-row table:style-name="ro1">
          <table:table-cell office:value-type="float" office:value="-0.0649838" calcext:value-type="float">
            <text:p>-0.0649838</text:p>
          </table:table-cell>
          <table:table-cell office:value-type="float" office:value="1122.4" calcext:value-type="float">
            <text:p>1122.4</text:p>
          </table:table-cell>
        </table:table-row>
        <table:table-row table:style-name="ro1">
          <table:table-cell office:value-type="float" office:value="-0.0581174" calcext:value-type="float">
            <text:p>-0.0581174</text:p>
          </table:table-cell>
          <table:table-cell office:value-type="float" office:value="1123.93" calcext:value-type="float">
            <text:p>1123.93</text:p>
          </table:table-cell>
        </table:table-row>
        <table:table-row table:style-name="ro1">
          <table:table-cell office:value-type="float" office:value="-0.0509057" calcext:value-type="float">
            <text:p>-0.0509057</text:p>
          </table:table-cell>
          <table:table-cell office:value-type="float" office:value="1125.47" calcext:value-type="float">
            <text:p>1125.47</text:p>
          </table:table-cell>
        </table:table-row>
        <table:table-row table:style-name="ro1">
          <table:table-cell office:value-type="float" office:value="-0.043597" calcext:value-type="float">
            <text:p>-0.043597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-0.0363717" calcext:value-type="float">
            <text:p>-0.0363717</text:p>
          </table:table-cell>
          <table:table-cell office:value-type="float" office:value="1128.53" calcext:value-type="float">
            <text:p>1128.53</text:p>
          </table:table-cell>
        </table:table-row>
        <table:table-row table:style-name="ro1">
          <table:table-cell office:value-type="float" office:value="-0.0292929" calcext:value-type="float">
            <text:p>-0.0292929</text:p>
          </table:table-cell>
          <table:table-cell office:value-type="float" office:value="1130.07" calcext:value-type="float">
            <text:p>1130.07</text:p>
          </table:table-cell>
        </table:table-row>
        <table:table-row table:style-name="ro1">
          <table:table-cell office:value-type="float" office:value="-0.0228303" calcext:value-type="float">
            <text:p>-0.0228303</text:p>
          </table:table-cell>
          <table:table-cell office:value-type="float" office:value="1131.6" calcext:value-type="float">
            <text:p>1131.6</text:p>
          </table:table-cell>
        </table:table-row>
        <table:table-row table:style-name="ro1">
          <table:table-cell office:value-type="float" office:value="-0.0170312" calcext:value-type="float">
            <text:p>-0.0170312</text:p>
          </table:table-cell>
          <table:table-cell office:value-type="float" office:value="1133.13" calcext:value-type="float">
            <text:p>1133.13</text:p>
          </table:table-cell>
        </table:table-row>
        <table:table-row table:style-name="ro1">
          <table:table-cell office:value-type="float" office:value="-0.0121332" calcext:value-type="float">
            <text:p>-0.0121332</text:p>
          </table:table-cell>
          <table:table-cell office:value-type="float" office:value="1134.67" calcext:value-type="float">
            <text:p>1134.67</text:p>
          </table:table-cell>
        </table:table-row>
        <table:table-row table:style-name="ro1">
          <table:table-cell office:value-type="float" office:value="-0.00832513" calcext:value-type="float">
            <text:p>-0.00832513</text:p>
          </table:table-cell>
          <table:table-cell office:value-type="float" office:value="1136.2" calcext:value-type="float">
            <text:p>1136.2</text:p>
          </table:table-cell>
        </table:table-row>
        <table:table-row table:style-name="ro1">
          <table:table-cell office:value-type="float" office:value="-0.00541054" calcext:value-type="float">
            <text:p>-0.00541054</text:p>
          </table:table-cell>
          <table:table-cell office:value-type="float" office:value="1137.73" calcext:value-type="float">
            <text:p>1137.73</text:p>
          </table:table-cell>
        </table:table-row>
        <table:table-row table:style-name="ro1">
          <table:table-cell office:value-type="float" office:value="-0.00354565" calcext:value-type="float">
            <text:p>-0.00354565</text:p>
          </table:table-cell>
          <table:table-cell office:value-type="float" office:value="1139.27" calcext:value-type="float">
            <text:p>1139.27</text:p>
          </table:table-cell>
        </table:table-row>
        <table:table-row table:style-name="ro1">
          <table:table-cell office:value-type="float" office:value="-0.00250335" calcext:value-type="float">
            <text:p>-0.00250335</text:p>
          </table:table-cell>
          <table:table-cell office:value-type="float" office:value="1140.8" calcext:value-type="float">
            <text:p>1140.8</text:p>
          </table:table-cell>
        </table:table-row>
        <table:table-row table:style-name="ro1">
          <table:table-cell office:value-type="float" office:value="-0.00216229" calcext:value-type="float">
            <text:p>-0.00216229</text:p>
          </table:table-cell>
          <table:table-cell office:value-type="float" office:value="1142.33" calcext:value-type="float">
            <text:p>1142.33</text:p>
          </table:table-cell>
        </table:table-row>
        <table:table-row table:style-name="ro1">
          <table:table-cell office:value-type="float" office:value="-0.00264683" calcext:value-type="float">
            <text:p>-0.00264683</text:p>
          </table:table-cell>
          <table:table-cell office:value-type="float" office:value="1143.87" calcext:value-type="float">
            <text:p>1143.87</text:p>
          </table:table-cell>
        </table:table-row>
        <table:table-row table:style-name="ro1">
          <table:table-cell office:value-type="float" office:value="-0.00373395" calcext:value-type="float">
            <text:p>-0.00373395</text:p>
          </table:table-cell>
          <table:table-cell office:value-type="float" office:value="1145.4" calcext:value-type="float">
            <text:p>1145.4</text:p>
          </table:table-cell>
        </table:table-row>
        <table:table-row table:style-name="ro1">
          <table:table-cell office:value-type="float" office:value="-0.0056695" calcext:value-type="float">
            <text:p>-0.0056695</text:p>
          </table:table-cell>
          <table:table-cell office:value-type="float" office:value="1146.93" calcext:value-type="float">
            <text:p>1146.93</text:p>
          </table:table-cell>
        </table:table-row>
        <table:table-row table:style-name="ro1">
          <table:table-cell office:value-type="float" office:value="-0.00851578" calcext:value-type="float">
            <text:p>-0.00851578</text:p>
          </table:table-cell>
          <table:table-cell office:value-type="float" office:value="1148.47" calcext:value-type="float">
            <text:p>1148.47</text:p>
          </table:table-cell>
        </table:table-row>
        <table:table-row table:style-name="ro1">
          <table:table-cell office:value-type="float" office:value="-0.012234" calcext:value-type="float">
            <text:p>-0.012234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-0.0170765" calcext:value-type="float">
            <text:p>-0.0170765</text:p>
          </table:table-cell>
          <table:table-cell office:value-type="float" office:value="1151.53" calcext:value-type="float">
            <text:p>1151.53</text:p>
          </table:table-cell>
        </table:table-row>
        <table:table-row table:style-name="ro1">
          <table:table-cell office:value-type="float" office:value="-0.0227708" calcext:value-type="float">
            <text:p>-0.0227708</text:p>
          </table:table-cell>
          <table:table-cell office:value-type="float" office:value="1153.07" calcext:value-type="float">
            <text:p>1153.07</text:p>
          </table:table-cell>
        </table:table-row>
        <table:table-row table:style-name="ro1">
          <table:table-cell office:value-type="float" office:value="-0.029265" calcext:value-type="float">
            <text:p>-0.029265</text:p>
          </table:table-cell>
          <table:table-cell office:value-type="float" office:value="1154.6" calcext:value-type="float">
            <text:p>1154.6</text:p>
          </table:table-cell>
        </table:table-row>
        <table:table-row table:style-name="ro1">
          <table:table-cell office:value-type="float" office:value="-0.0363838" calcext:value-type="float">
            <text:p>-0.0363838</text:p>
          </table:table-cell>
          <table:table-cell office:value-type="float" office:value="1156.13" calcext:value-type="float">
            <text:p>1156.13</text:p>
          </table:table-cell>
        </table:table-row>
        <table:table-row table:style-name="ro1">
          <table:table-cell office:value-type="float" office:value="-0.0436582" calcext:value-type="float">
            <text:p>-0.0436582</text:p>
          </table:table-cell>
          <table:table-cell office:value-type="float" office:value="1157.67" calcext:value-type="float">
            <text:p>1157.67</text:p>
          </table:table-cell>
        </table:table-row>
        <table:table-row table:style-name="ro1">
          <table:table-cell office:value-type="float" office:value="-0.0510625" calcext:value-type="float">
            <text:p>-0.0510625</text:p>
          </table:table-cell>
          <table:table-cell office:value-type="float" office:value="1159.2" calcext:value-type="float">
            <text:p>1159.2</text:p>
          </table:table-cell>
        </table:table-row>
        <table:table-row table:style-name="ro1">
          <table:table-cell office:value-type="float" office:value="-0.0582218" calcext:value-type="float">
            <text:p>-0.0582218</text:p>
          </table:table-cell>
          <table:table-cell office:value-type="float" office:value="1160.73" calcext:value-type="float">
            <text:p>1160.73</text:p>
          </table:table-cell>
        </table:table-row>
        <table:table-row table:style-name="ro1">
          <table:table-cell office:value-type="float" office:value="-0.0650194" calcext:value-type="float">
            <text:p>-0.0650194</text:p>
          </table:table-cell>
          <table:table-cell office:value-type="float" office:value="1162.27" calcext:value-type="float">
            <text:p>1162.27</text:p>
          </table:table-cell>
        </table:table-row>
        <table:table-row table:style-name="ro1">
          <table:table-cell office:value-type="float" office:value="-0.0715744" calcext:value-type="float">
            <text:p>-0.0715744</text:p>
          </table:table-cell>
          <table:table-cell office:value-type="float" office:value="1163.8" calcext:value-type="float">
            <text:p>1163.8</text:p>
          </table:table-cell>
        </table:table-row>
        <table:table-row table:style-name="ro1">
          <table:table-cell office:value-type="float" office:value="-0.0776683" calcext:value-type="float">
            <text:p>-0.0776683</text:p>
          </table:table-cell>
          <table:table-cell office:value-type="float" office:value="1165.33" calcext:value-type="float">
            <text:p>1165.33</text:p>
          </table:table-cell>
        </table:table-row>
        <table:table-row table:style-name="ro1">
          <table:table-cell office:value-type="float" office:value="-0.083555" calcext:value-type="float">
            <text:p>-0.083555</text:p>
          </table:table-cell>
          <table:table-cell office:value-type="float" office:value="1166.87" calcext:value-type="float">
            <text:p>1166.87</text:p>
          </table:table-cell>
        </table:table-row>
        <table:table-row table:style-name="ro1">
          <table:table-cell office:value-type="float" office:value="-0.0891791" calcext:value-type="float">
            <text:p>-0.0891791</text:p>
          </table:table-cell>
          <table:table-cell office:value-type="float" office:value="1168.4" calcext:value-type="float">
            <text:p>1168.4</text:p>
          </table:table-cell>
        </table:table-row>
        <table:table-row table:style-name="ro1">
          <table:table-cell office:value-type="float" office:value="-0.0943831" calcext:value-type="float">
            <text:p>-0.0943831</text:p>
          </table:table-cell>
          <table:table-cell office:value-type="float" office:value="1169.93" calcext:value-type="float">
            <text:p>1169.93</text:p>
          </table:table-cell>
        </table:table-row>
        <table:table-row table:style-name="ro1">
          <table:table-cell office:value-type="float" office:value="-0.0992469" calcext:value-type="float">
            <text:p>-0.0992469</text:p>
          </table:table-cell>
          <table:table-cell office:value-type="float" office:value="1171.47" calcext:value-type="float">
            <text:p>1171.47</text:p>
          </table:table-cell>
        </table:table-row>
        <table:table-row table:style-name="ro1">
          <table:table-cell office:value-type="float" office:value="-0.10333" calcext:value-type="float">
            <text:p>-0.10333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-0.106525" calcext:value-type="float">
            <text:p>-0.106525</text:p>
          </table:table-cell>
          <table:table-cell office:value-type="float" office:value="1174.53" calcext:value-type="float">
            <text:p>1174.53</text:p>
          </table:table-cell>
        </table:table-row>
        <table:table-row table:style-name="ro1">
          <table:table-cell office:value-type="float" office:value="-0.108639" calcext:value-type="float">
            <text:p>-0.108639</text:p>
          </table:table-cell>
          <table:table-cell office:value-type="float" office:value="1176.07" calcext:value-type="float">
            <text:p>1176.07</text:p>
          </table:table-cell>
        </table:table-row>
        <table:table-row table:style-name="ro1">
          <table:table-cell office:value-type="float" office:value="-0.109361" calcext:value-type="float">
            <text:p>-0.109361</text:p>
          </table:table-cell>
          <table:table-cell office:value-type="float" office:value="1177.6" calcext:value-type="float">
            <text:p>1177.6</text:p>
          </table:table-cell>
        </table:table-row>
        <table:table-row table:style-name="ro1">
          <table:table-cell office:value-type="float" office:value="-0.108908" calcext:value-type="float">
            <text:p>-0.108908</text:p>
          </table:table-cell>
          <table:table-cell office:value-type="float" office:value="1179.13" calcext:value-type="float">
            <text:p>1179.13</text:p>
          </table:table-cell>
        </table:table-row>
        <table:table-row table:style-name="ro1">
          <table:table-cell office:value-type="float" office:value="-0.107179" calcext:value-type="float">
            <text:p>-0.107179</text:p>
          </table:table-cell>
          <table:table-cell office:value-type="float" office:value="1180.67" calcext:value-type="float">
            <text:p>1180.67</text:p>
          </table:table-cell>
        </table:table-row>
        <table:table-row table:style-name="ro1">
          <table:table-cell office:value-type="float" office:value="-0.104409" calcext:value-type="float">
            <text:p>-0.104409</text:p>
          </table:table-cell>
          <table:table-cell office:value-type="float" office:value="1182.2" calcext:value-type="float">
            <text:p>1182.2</text:p>
          </table:table-cell>
        </table:table-row>
        <table:table-row table:style-name="ro1">
          <table:table-cell office:value-type="float" office:value="-0.100958" calcext:value-type="float">
            <text:p>-0.100958</text:p>
          </table:table-cell>
          <table:table-cell office:value-type="float" office:value="1183.73" calcext:value-type="float">
            <text:p>1183.73</text:p>
          </table:table-cell>
        </table:table-row>
        <table:table-row table:style-name="ro1">
          <table:table-cell office:value-type="float" office:value="-0.0967907" calcext:value-type="float">
            <text:p>-0.0967907</text:p>
          </table:table-cell>
          <table:table-cell office:value-type="float" office:value="1185.27" calcext:value-type="float">
            <text:p>1185.27</text:p>
          </table:table-cell>
        </table:table-row>
        <table:table-row table:style-name="ro1">
          <table:table-cell office:value-type="float" office:value="-0.0922927" calcext:value-type="float">
            <text:p>-0.0922927</text:p>
          </table:table-cell>
          <table:table-cell office:value-type="float" office:value="1186.8" calcext:value-type="float">
            <text:p>1186.8</text:p>
          </table:table-cell>
        </table:table-row>
        <table:table-row table:style-name="ro1">
          <table:table-cell office:value-type="float" office:value="-0.0874146" calcext:value-type="float">
            <text:p>-0.0874146</text:p>
          </table:table-cell>
          <table:table-cell office:value-type="float" office:value="1188.33" calcext:value-type="float">
            <text:p>1188.33</text:p>
          </table:table-cell>
        </table:table-row>
        <table:table-row table:style-name="ro1">
          <table:table-cell office:value-type="float" office:value="-0.0820496" calcext:value-type="float">
            <text:p>-0.0820496</text:p>
          </table:table-cell>
          <table:table-cell office:value-type="float" office:value="1189.87" calcext:value-type="float">
            <text:p>1189.87</text:p>
          </table:table-cell>
        </table:table-row>
        <table:table-row table:style-name="ro1">
          <table:table-cell office:value-type="float" office:value="-0.0763352" calcext:value-type="float">
            <text:p>-0.0763352</text:p>
          </table:table-cell>
          <table:table-cell office:value-type="float" office:value="1191.4" calcext:value-type="float">
            <text:p>1191.4</text:p>
          </table:table-cell>
        </table:table-row>
        <table:table-row table:style-name="ro1">
          <table:table-cell office:value-type="float" office:value="-0.0699586" calcext:value-type="float">
            <text:p>-0.0699586</text:p>
          </table:table-cell>
          <table:table-cell office:value-type="float" office:value="1192.93" calcext:value-type="float">
            <text:p>1192.93</text:p>
          </table:table-cell>
        </table:table-row>
        <table:table-row table:style-name="ro1">
          <table:table-cell office:value-type="float" office:value="-0.063067" calcext:value-type="float">
            <text:p>-0.063067</text:p>
          </table:table-cell>
          <table:table-cell office:value-type="float" office:value="1194.47" calcext:value-type="float">
            <text:p>1194.47</text:p>
          </table:table-cell>
        </table:table-row>
        <table:table-row table:style-name="ro1">
          <table:table-cell office:value-type="float" office:value="-0.055753" calcext:value-type="float">
            <text:p>-0.05575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-0.0480621" calcext:value-type="float">
            <text:p>-0.0480621</text:p>
          </table:table-cell>
          <table:table-cell office:value-type="float" office:value="1197.53" calcext:value-type="float">
            <text:p>1197.53</text:p>
          </table:table-cell>
        </table:table-row>
        <table:table-row table:style-name="ro1">
          <table:table-cell office:value-type="float" office:value="-0.0405135" calcext:value-type="float">
            <text:p>-0.0405135</text:p>
          </table:table-cell>
          <table:table-cell office:value-type="float" office:value="1199.07" calcext:value-type="float">
            <text:p>1199.07</text:p>
          </table:table-cell>
        </table:table-row>
        <table:table-row table:style-name="ro1">
          <table:table-cell office:value-type="float" office:value="-0.0332098" calcext:value-type="float">
            <text:p>-0.0332098</text:p>
          </table:table-cell>
          <table:table-cell office:value-type="float" office:value="1200.6" calcext:value-type="float">
            <text:p>1200.6</text:p>
          </table:table-cell>
        </table:table-row>
        <table:table-row table:style-name="ro1">
          <table:table-cell office:value-type="float" office:value="-0.0265199" calcext:value-type="float">
            <text:p>-0.0265199</text:p>
          </table:table-cell>
          <table:table-cell office:value-type="float" office:value="1202.13" calcext:value-type="float">
            <text:p>1202.13</text:p>
          </table:table-cell>
        </table:table-row>
        <table:table-row table:style-name="ro1">
          <table:table-cell office:value-type="float" office:value="-0.0207423" calcext:value-type="float">
            <text:p>-0.0207423</text:p>
          </table:table-cell>
          <table:table-cell office:value-type="float" office:value="1203.67" calcext:value-type="float">
            <text:p>1203.67</text:p>
          </table:table-cell>
        </table:table-row>
        <table:table-row table:style-name="ro1">
          <table:table-cell office:value-type="float" office:value="-0.0157463" calcext:value-type="float">
            <text:p>-0.0157463</text:p>
          </table:table-cell>
          <table:table-cell office:value-type="float" office:value="1205.2" calcext:value-type="float">
            <text:p>1205.2</text:p>
          </table:table-cell>
        </table:table-row>
        <table:table-row table:style-name="ro1">
          <table:table-cell office:value-type="float" office:value="-0.0117694" calcext:value-type="float">
            <text:p>-0.0117694</text:p>
          </table:table-cell>
          <table:table-cell office:value-type="float" office:value="1206.73" calcext:value-type="float">
            <text:p>1206.73</text:p>
          </table:table-cell>
        </table:table-row>
        <table:table-row table:style-name="ro1">
          <table:table-cell office:value-type="float" office:value="-0.0085786" calcext:value-type="float">
            <text:p>-0.0085786</text:p>
          </table:table-cell>
          <table:table-cell office:value-type="float" office:value="1208.27" calcext:value-type="float">
            <text:p>1208.27</text:p>
          </table:table-cell>
        </table:table-row>
        <table:table-row table:style-name="ro1">
          <table:table-cell office:value-type="float" office:value="-0.00603428" calcext:value-type="float">
            <text:p>-0.00603428</text:p>
          </table:table-cell>
          <table:table-cell office:value-type="float" office:value="1209.8" calcext:value-type="float">
            <text:p>1209.8</text:p>
          </table:table-cell>
        </table:table-row>
        <table:table-row table:style-name="ro1">
          <table:table-cell office:value-type="float" office:value="-0.00425066" calcext:value-type="float">
            <text:p>-0.00425066</text:p>
          </table:table-cell>
          <table:table-cell office:value-type="float" office:value="1211.33" calcext:value-type="float">
            <text:p>1211.33</text:p>
          </table:table-cell>
        </table:table-row>
        <table:table-row table:style-name="ro1">
          <table:table-cell office:value-type="float" office:value="-0.00296345" calcext:value-type="float">
            <text:p>-0.00296345</text:p>
          </table:table-cell>
          <table:table-cell office:value-type="float" office:value="1212.87" calcext:value-type="float">
            <text:p>1212.87</text:p>
          </table:table-cell>
        </table:table-row>
        <table:table-row table:style-name="ro1">
          <table:table-cell office:value-type="float" office:value="-0.0024445" calcext:value-type="float">
            <text:p>-0.0024445</text:p>
          </table:table-cell>
          <table:table-cell office:value-type="float" office:value="1214.4" calcext:value-type="float">
            <text:p>1214.4</text:p>
          </table:table-cell>
        </table:table-row>
        <table:table-row table:style-name="ro1">
          <table:table-cell office:value-type="float" office:value="-0.00279215" calcext:value-type="float">
            <text:p>-0.00279215</text:p>
          </table:table-cell>
          <table:table-cell office:value-type="float" office:value="1215.93" calcext:value-type="float">
            <text:p>1215.93</text:p>
          </table:table-cell>
        </table:table-row>
        <table:table-row table:style-name="ro1">
          <table:table-cell office:value-type="float" office:value="-0.00403598" calcext:value-type="float">
            <text:p>-0.00403598</text:p>
          </table:table-cell>
          <table:table-cell office:value-type="float" office:value="1217.47" calcext:value-type="float">
            <text:p>1217.47</text:p>
          </table:table-cell>
        </table:table-row>
        <table:table-row table:style-name="ro1">
          <table:table-cell office:value-type="float" office:value="-0.00655021" calcext:value-type="float">
            <text:p>-0.00655021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-0.0101427" calcext:value-type="float">
            <text:p>-0.0101427</text:p>
          </table:table-cell>
          <table:table-cell office:value-type="float" office:value="1220.53" calcext:value-type="float">
            <text:p>1220.53</text:p>
          </table:table-cell>
        </table:table-row>
        <table:table-row table:style-name="ro1">
          <table:table-cell office:value-type="float" office:value="-0.0148647" calcext:value-type="float">
            <text:p>-0.0148647</text:p>
          </table:table-cell>
          <table:table-cell office:value-type="float" office:value="1222.07" calcext:value-type="float">
            <text:p>1222.07</text:p>
          </table:table-cell>
        </table:table-row>
        <table:table-row table:style-name="ro1">
          <table:table-cell office:value-type="float" office:value="-0.0206092" calcext:value-type="float">
            <text:p>-0.0206092</text:p>
          </table:table-cell>
          <table:table-cell office:value-type="float" office:value="1223.6" calcext:value-type="float">
            <text:p>1223.6</text:p>
          </table:table-cell>
        </table:table-row>
        <table:table-row table:style-name="ro1">
          <table:table-cell office:value-type="float" office:value="-0.0269021" calcext:value-type="float">
            <text:p>-0.0269021</text:p>
          </table:table-cell>
          <table:table-cell office:value-type="float" office:value="1225.13" calcext:value-type="float">
            <text:p>1225.13</text:p>
          </table:table-cell>
        </table:table-row>
        <table:table-row table:style-name="ro1">
          <table:table-cell office:value-type="float" office:value="-0.0337225" calcext:value-type="float">
            <text:p>-0.0337225</text:p>
          </table:table-cell>
          <table:table-cell office:value-type="float" office:value="1226.67" calcext:value-type="float">
            <text:p>1226.67</text:p>
          </table:table-cell>
        </table:table-row>
        <table:table-row table:style-name="ro1">
          <table:table-cell office:value-type="float" office:value="-0.0406377" calcext:value-type="float">
            <text:p>-0.0406377</text:p>
          </table:table-cell>
          <table:table-cell office:value-type="float" office:value="1228.2" calcext:value-type="float">
            <text:p>1228.2</text:p>
          </table:table-cell>
        </table:table-row>
        <table:table-row table:style-name="ro1">
          <table:table-cell office:value-type="float" office:value="-0.0474588" calcext:value-type="float">
            <text:p>-0.0474588</text:p>
          </table:table-cell>
          <table:table-cell office:value-type="float" office:value="1229.73" calcext:value-type="float">
            <text:p>1229.73</text:p>
          </table:table-cell>
        </table:table-row>
        <table:table-row table:style-name="ro1">
          <table:table-cell office:value-type="float" office:value="-0.0542635" calcext:value-type="float">
            <text:p>-0.0542635</text:p>
          </table:table-cell>
          <table:table-cell office:value-type="float" office:value="1231.27" calcext:value-type="float">
            <text:p>1231.27</text:p>
          </table:table-cell>
        </table:table-row>
        <table:table-row table:style-name="ro1">
          <table:table-cell office:value-type="float" office:value="-0.0607807" calcext:value-type="float">
            <text:p>-0.0607807</text:p>
          </table:table-cell>
          <table:table-cell office:value-type="float" office:value="1232.8" calcext:value-type="float">
            <text:p>1232.8</text:p>
          </table:table-cell>
        </table:table-row>
        <table:table-row table:style-name="ro1">
          <table:table-cell office:value-type="float" office:value="-0.0672628" calcext:value-type="float">
            <text:p>-0.0672628</text:p>
          </table:table-cell>
          <table:table-cell office:value-type="float" office:value="1234.33" calcext:value-type="float">
            <text:p>1234.33</text:p>
          </table:table-cell>
        </table:table-row>
        <table:table-row table:style-name="ro1">
          <table:table-cell office:value-type="float" office:value="-0.0736779" calcext:value-type="float">
            <text:p>-0.0736779</text:p>
          </table:table-cell>
          <table:table-cell office:value-type="float" office:value="1235.87" calcext:value-type="float">
            <text:p>1235.87</text:p>
          </table:table-cell>
        </table:table-row>
        <table:table-row table:style-name="ro1">
          <table:table-cell office:value-type="float" office:value="-0.0799104" calcext:value-type="float">
            <text:p>-0.0799104</text:p>
          </table:table-cell>
          <table:table-cell office:value-type="float" office:value="1237.4" calcext:value-type="float">
            <text:p>1237.4</text:p>
          </table:table-cell>
        </table:table-row>
        <table:table-row table:style-name="ro1">
          <table:table-cell office:value-type="float" office:value="-0.0861047" calcext:value-type="float">
            <text:p>-0.0861047</text:p>
          </table:table-cell>
          <table:table-cell office:value-type="float" office:value="1238.93" calcext:value-type="float">
            <text:p>1238.93</text:p>
          </table:table-cell>
        </table:table-row>
        <table:table-row table:style-name="ro1">
          <table:table-cell office:value-type="float" office:value="-0.0918484" calcext:value-type="float">
            <text:p>-0.0918484</text:p>
          </table:table-cell>
          <table:table-cell office:value-type="float" office:value="1240.47" calcext:value-type="float">
            <text:p>1240.47</text:p>
          </table:table-cell>
        </table:table-row>
        <table:table-row table:style-name="ro1">
          <table:table-cell office:value-type="float" office:value="-0.097057" calcext:value-type="float">
            <text:p>-0.09705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-0.101516" calcext:value-type="float">
            <text:p>-0.101516</text:p>
          </table:table-cell>
          <table:table-cell office:value-type="float" office:value="1243.53" calcext:value-type="float">
            <text:p>1243.53</text:p>
          </table:table-cell>
        </table:table-row>
        <table:table-row table:style-name="ro1">
          <table:table-cell office:value-type="float" office:value="-0.104822" calcext:value-type="float">
            <text:p>-0.104822</text:p>
          </table:table-cell>
          <table:table-cell office:value-type="float" office:value="1245.07" calcext:value-type="float">
            <text:p>1245.07</text:p>
          </table:table-cell>
        </table:table-row>
        <table:table-row table:style-name="ro1">
          <table:table-cell office:value-type="float" office:value="-0.107104" calcext:value-type="float">
            <text:p>-0.107104</text:p>
          </table:table-cell>
          <table:table-cell office:value-type="float" office:value="1246.6" calcext:value-type="float">
            <text:p>1246.6</text:p>
          </table:table-cell>
        </table:table-row>
        <table:table-row table:style-name="ro1">
          <table:table-cell office:value-type="float" office:value="-0.108126" calcext:value-type="float">
            <text:p>-0.108126</text:p>
          </table:table-cell>
          <table:table-cell office:value-type="float" office:value="1248.13" calcext:value-type="float">
            <text:p>1248.13</text:p>
          </table:table-cell>
        </table:table-row>
        <table:table-row table:style-name="ro1">
          <table:table-cell office:value-type="float" office:value="-0.107988" calcext:value-type="float">
            <text:p>-0.107988</text:p>
          </table:table-cell>
          <table:table-cell office:value-type="float" office:value="1249.67" calcext:value-type="float">
            <text:p>1249.67</text:p>
          </table:table-cell>
        </table:table-row>
        <table:table-row table:style-name="ro1">
          <table:table-cell office:value-type="float" office:value="-0.10696" calcext:value-type="float">
            <text:p>-0.10696</text:p>
          </table:table-cell>
          <table:table-cell office:value-type="float" office:value="1251.2" calcext:value-type="float">
            <text:p>1251.2</text:p>
          </table:table-cell>
        </table:table-row>
        <table:table-row table:style-name="ro1">
          <table:table-cell office:value-type="float" office:value="-0.104945" calcext:value-type="float">
            <text:p>-0.104945</text:p>
          </table:table-cell>
          <table:table-cell office:value-type="float" office:value="1252.73" calcext:value-type="float">
            <text:p>1252.73</text:p>
          </table:table-cell>
        </table:table-row>
        <table:table-row table:style-name="ro1">
          <table:table-cell office:value-type="float" office:value="-0.102309" calcext:value-type="float">
            <text:p>-0.102309</text:p>
          </table:table-cell>
          <table:table-cell office:value-type="float" office:value="1254.27" calcext:value-type="float">
            <text:p>1254.27</text:p>
          </table:table-cell>
        </table:table-row>
        <table:table-row table:style-name="ro1">
          <table:table-cell office:value-type="float" office:value="-0.099031" calcext:value-type="float">
            <text:p>-0.099031</text:p>
          </table:table-cell>
          <table:table-cell office:value-type="float" office:value="1255.8" calcext:value-type="float">
            <text:p>1255.8</text:p>
          </table:table-cell>
        </table:table-row>
        <table:table-row table:style-name="ro1">
          <table:table-cell office:value-type="float" office:value="-0.095062" calcext:value-type="float">
            <text:p>-0.095062</text:p>
          </table:table-cell>
          <table:table-cell office:value-type="float" office:value="1257.33" calcext:value-type="float">
            <text:p>1257.33</text:p>
          </table:table-cell>
        </table:table-row>
        <table:table-row table:style-name="ro1">
          <table:table-cell office:value-type="float" office:value="-0.0905826" calcext:value-type="float">
            <text:p>-0.0905826</text:p>
          </table:table-cell>
          <table:table-cell office:value-type="float" office:value="1258.87" calcext:value-type="float">
            <text:p>1258.87</text:p>
          </table:table-cell>
        </table:table-row>
        <table:table-row table:style-name="ro1">
          <table:table-cell office:value-type="float" office:value="-0.0853059" calcext:value-type="float">
            <text:p>-0.0853059</text:p>
          </table:table-cell>
          <table:table-cell office:value-type="float" office:value="1260.4" calcext:value-type="float">
            <text:p>1260.4</text:p>
          </table:table-cell>
        </table:table-row>
        <table:table-row table:style-name="ro1">
          <table:table-cell office:value-type="float" office:value="-0.0793879" calcext:value-type="float">
            <text:p>-0.0793879</text:p>
          </table:table-cell>
          <table:table-cell office:value-type="float" office:value="1261.93" calcext:value-type="float">
            <text:p>1261.93</text:p>
          </table:table-cell>
        </table:table-row>
        <table:table-row table:style-name="ro1">
          <table:table-cell office:value-type="float" office:value="-0.0728522" calcext:value-type="float">
            <text:p>-0.0728522</text:p>
          </table:table-cell>
          <table:table-cell office:value-type="float" office:value="1263.47" calcext:value-type="float">
            <text:p>1263.47</text:p>
          </table:table-cell>
        </table:table-row>
        <table:table-row table:style-name="ro1">
          <table:table-cell office:value-type="float" office:value="-0.0656659" calcext:value-type="float">
            <text:p>-0.0656659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-0.0582727" calcext:value-type="float">
            <text:p>-0.0582727</text:p>
          </table:table-cell>
          <table:table-cell office:value-type="float" office:value="1266.53" calcext:value-type="float">
            <text:p>1266.53</text:p>
          </table:table-cell>
        </table:table-row>
        <table:table-row table:style-name="ro1">
          <table:table-cell office:value-type="float" office:value="-0.0506748" calcext:value-type="float">
            <text:p>-0.0506748</text:p>
          </table:table-cell>
          <table:table-cell office:value-type="float" office:value="1268.07" calcext:value-type="float">
            <text:p>1268.07</text:p>
          </table:table-cell>
        </table:table-row>
        <table:table-row table:style-name="ro1">
          <table:table-cell office:value-type="float" office:value="-0.0432178" calcext:value-type="float">
            <text:p>-0.0432178</text:p>
          </table:table-cell>
          <table:table-cell office:value-type="float" office:value="1269.6" calcext:value-type="float">
            <text:p>1269.6</text:p>
          </table:table-cell>
        </table:table-row>
        <table:table-row table:style-name="ro1">
          <table:table-cell office:value-type="float" office:value="-0.0362242" calcext:value-type="float">
            <text:p>-0.0362242</text:p>
          </table:table-cell>
          <table:table-cell office:value-type="float" office:value="1271.13" calcext:value-type="float">
            <text:p>1271.13</text:p>
          </table:table-cell>
        </table:table-row>
        <table:table-row table:style-name="ro1">
          <table:table-cell office:value-type="float" office:value="-0.0296191" calcext:value-type="float">
            <text:p>-0.0296191</text:p>
          </table:table-cell>
          <table:table-cell office:value-type="float" office:value="1272.67" calcext:value-type="float">
            <text:p>1272.67</text:p>
          </table:table-cell>
        </table:table-row>
        <table:table-row table:style-name="ro1">
          <table:table-cell office:value-type="float" office:value="-0.0237682" calcext:value-type="float">
            <text:p>-0.0237682</text:p>
          </table:table-cell>
          <table:table-cell office:value-type="float" office:value="1274.2" calcext:value-type="float">
            <text:p>1274.2</text:p>
          </table:table-cell>
        </table:table-row>
        <table:table-row table:style-name="ro1">
          <table:table-cell office:value-type="float" office:value="-0.0185575" calcext:value-type="float">
            <text:p>-0.0185575</text:p>
          </table:table-cell>
          <table:table-cell office:value-type="float" office:value="1275.73" calcext:value-type="float">
            <text:p>1275.73</text:p>
          </table:table-cell>
        </table:table-row>
        <table:table-row table:style-name="ro1">
          <table:table-cell office:value-type="float" office:value="-0.0139532" calcext:value-type="float">
            <text:p>-0.0139532</text:p>
          </table:table-cell>
          <table:table-cell office:value-type="float" office:value="1277.27" calcext:value-type="float">
            <text:p>1277.27</text:p>
          </table:table-cell>
        </table:table-row>
        <table:table-row table:style-name="ro1">
          <table:table-cell office:value-type="float" office:value="-0.0101428" calcext:value-type="float">
            <text:p>-0.0101428</text:p>
          </table:table-cell>
          <table:table-cell office:value-type="float" office:value="1278.8" calcext:value-type="float">
            <text:p>1278.8</text:p>
          </table:table-cell>
        </table:table-row>
        <table:table-row table:style-name="ro1">
          <table:table-cell office:value-type="float" office:value="-0.00686529" calcext:value-type="float">
            <text:p>-0.00686529</text:p>
          </table:table-cell>
          <table:table-cell office:value-type="float" office:value="1280.33" calcext:value-type="float">
            <text:p>1280.33</text:p>
          </table:table-cell>
        </table:table-row>
        <table:table-row table:style-name="ro1">
          <table:table-cell office:value-type="float" office:value="-0.00436373" calcext:value-type="float">
            <text:p>-0.00436373</text:p>
          </table:table-cell>
          <table:table-cell office:value-type="float" office:value="1281.87" calcext:value-type="float">
            <text:p>1281.87</text:p>
          </table:table-cell>
        </table:table-row>
        <table:table-row table:style-name="ro1">
          <table:table-cell office:value-type="float" office:value="-0.00266277" calcext:value-type="float">
            <text:p>-0.00266277</text:p>
          </table:table-cell>
          <table:table-cell office:value-type="float" office:value="1283.4" calcext:value-type="float">
            <text:p>1283.4</text:p>
          </table:table-cell>
        </table:table-row>
        <table:table-row table:style-name="ro1">
          <table:table-cell office:value-type="float" office:value="-0.00172399" calcext:value-type="float">
            <text:p>-0.00172399</text:p>
          </table:table-cell>
          <table:table-cell office:value-type="float" office:value="1284.93" calcext:value-type="float">
            <text:p>1284.93</text:p>
          </table:table-cell>
        </table:table-row>
        <table:table-row table:style-name="ro1">
          <table:table-cell office:value-type="float" office:value="-0.00189871" calcext:value-type="float">
            <text:p>-0.00189871</text:p>
          </table:table-cell>
          <table:table-cell office:value-type="float" office:value="1286.47" calcext:value-type="float">
            <text:p>1286.47</text:p>
          </table:table-cell>
        </table:table-row>
        <table:table-row table:style-name="ro1">
          <table:table-cell office:value-type="float" office:value="-0.00300853" calcext:value-type="float">
            <text:p>-0.00300853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-0.00520148" calcext:value-type="float">
            <text:p>-0.00520148</text:p>
          </table:table-cell>
          <table:table-cell office:value-type="float" office:value="1289.53" calcext:value-type="float">
            <text:p>1289.53</text:p>
          </table:table-cell>
        </table:table-row>
        <table:table-row table:style-name="ro1">
          <table:table-cell office:value-type="float" office:value="-0.00851464" calcext:value-type="float">
            <text:p>-0.00851464</text:p>
          </table:table-cell>
          <table:table-cell office:value-type="float" office:value="1291.07" calcext:value-type="float">
            <text:p>1291.07</text:p>
          </table:table-cell>
        </table:table-row>
        <table:table-row table:style-name="ro1">
          <table:table-cell office:value-type="float" office:value="-0.012638" calcext:value-type="float">
            <text:p>-0.012638</text:p>
          </table:table-cell>
          <table:table-cell office:value-type="float" office:value="1292.6" calcext:value-type="float">
            <text:p>1292.6</text:p>
          </table:table-cell>
        </table:table-row>
        <table:table-row table:style-name="ro1">
          <table:table-cell office:value-type="float" office:value="-0.0177113" calcext:value-type="float">
            <text:p>-0.0177113</text:p>
          </table:table-cell>
          <table:table-cell office:value-type="float" office:value="1294.13" calcext:value-type="float">
            <text:p>1294.13</text:p>
          </table:table-cell>
        </table:table-row>
        <table:table-row table:style-name="ro1">
          <table:table-cell office:value-type="float" office:value="-0.0234027" calcext:value-type="float">
            <text:p>-0.0234027</text:p>
          </table:table-cell>
          <table:table-cell office:value-type="float" office:value="1295.67" calcext:value-type="float">
            <text:p>1295.67</text:p>
          </table:table-cell>
        </table:table-row>
        <table:table-row table:style-name="ro1">
          <table:table-cell office:value-type="float" office:value="-0.0295645" calcext:value-type="float">
            <text:p>-0.0295645</text:p>
          </table:table-cell>
          <table:table-cell office:value-type="float" office:value="1297.2" calcext:value-type="float">
            <text:p>1297.2</text:p>
          </table:table-cell>
        </table:table-row>
        <table:table-row table:style-name="ro1">
          <table:table-cell office:value-type="float" office:value="-0.0362224" calcext:value-type="float">
            <text:p>-0.0362224</text:p>
          </table:table-cell>
          <table:table-cell office:value-type="float" office:value="1298.73" calcext:value-type="float">
            <text:p>1298.73</text:p>
          </table:table-cell>
        </table:table-row>
        <table:table-row table:style-name="ro1">
          <table:table-cell office:value-type="float" office:value="-0.0429952" calcext:value-type="float">
            <text:p>-0.0429952</text:p>
          </table:table-cell>
          <table:table-cell office:value-type="float" office:value="1300.27" calcext:value-type="float">
            <text:p>1300.27</text:p>
          </table:table-cell>
        </table:table-row>
        <table:table-row table:style-name="ro1">
          <table:table-cell office:value-type="float" office:value="-0.0500126" calcext:value-type="float">
            <text:p>-0.0500126</text:p>
          </table:table-cell>
          <table:table-cell office:value-type="float" office:value="1301.8" calcext:value-type="float">
            <text:p>1301.8</text:p>
          </table:table-cell>
        </table:table-row>
        <table:table-row table:style-name="ro1">
          <table:table-cell office:value-type="float" office:value="-0.057098" calcext:value-type="float">
            <text:p>-0.057098</text:p>
          </table:table-cell>
          <table:table-cell office:value-type="float" office:value="1303.33" calcext:value-type="float">
            <text:p>1303.33</text:p>
          </table:table-cell>
        </table:table-row>
        <table:table-row table:style-name="ro1">
          <table:table-cell office:value-type="float" office:value="-0.0640679" calcext:value-type="float">
            <text:p>-0.0640679</text:p>
          </table:table-cell>
          <table:table-cell office:value-type="float" office:value="1304.87" calcext:value-type="float">
            <text:p>1304.87</text:p>
          </table:table-cell>
        </table:table-row>
        <table:table-row table:style-name="ro1">
          <table:table-cell office:value-type="float" office:value="-0.071065" calcext:value-type="float">
            <text:p>-0.071065</text:p>
          </table:table-cell>
          <table:table-cell office:value-type="float" office:value="1306.4" calcext:value-type="float">
            <text:p>1306.4</text:p>
          </table:table-cell>
        </table:table-row>
        <table:table-row table:style-name="ro1">
          <table:table-cell office:value-type="float" office:value="-0.0777125" calcext:value-type="float">
            <text:p>-0.0777125</text:p>
          </table:table-cell>
          <table:table-cell office:value-type="float" office:value="1307.93" calcext:value-type="float">
            <text:p>1307.93</text:p>
          </table:table-cell>
        </table:table-row>
        <table:table-row table:style-name="ro1">
          <table:table-cell office:value-type="float" office:value="-0.0840488" calcext:value-type="float">
            <text:p>-0.0840488</text:p>
          </table:table-cell>
          <table:table-cell office:value-type="float" office:value="1309.47" calcext:value-type="float">
            <text:p>1309.47</text:p>
          </table:table-cell>
        </table:table-row>
        <table:table-row table:style-name="ro1">
          <table:table-cell office:value-type="float" office:value="-0.0899647" calcext:value-type="float">
            <text:p>-0.089964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-0.0951257" calcext:value-type="float">
            <text:p>-0.0951257</text:p>
          </table:table-cell>
          <table:table-cell office:value-type="float" office:value="1312.53" calcext:value-type="float">
            <text:p>1312.53</text:p>
          </table:table-cell>
        </table:table-row>
        <table:table-row table:style-name="ro1">
          <table:table-cell office:value-type="float" office:value="-0.0996867" calcext:value-type="float">
            <text:p>-0.0996867</text:p>
          </table:table-cell>
          <table:table-cell office:value-type="float" office:value="1314.07" calcext:value-type="float">
            <text:p>1314.07</text:p>
          </table:table-cell>
        </table:table-row>
        <table:table-row table:style-name="ro1">
          <table:table-cell office:value-type="float" office:value="-0.103329" calcext:value-type="float">
            <text:p>-0.103329</text:p>
          </table:table-cell>
          <table:table-cell office:value-type="float" office:value="1315.6" calcext:value-type="float">
            <text:p>1315.6</text:p>
          </table:table-cell>
        </table:table-row>
        <table:table-row table:style-name="ro1">
          <table:table-cell office:value-type="float" office:value="-0.106023" calcext:value-type="float">
            <text:p>-0.106023</text:p>
          </table:table-cell>
          <table:table-cell office:value-type="float" office:value="1317.13" calcext:value-type="float">
            <text:p>1317.13</text:p>
          </table:table-cell>
        </table:table-row>
        <table:table-row table:style-name="ro1">
          <table:table-cell office:value-type="float" office:value="-0.107859" calcext:value-type="float">
            <text:p>-0.107859</text:p>
          </table:table-cell>
          <table:table-cell office:value-type="float" office:value="1318.67" calcext:value-type="float">
            <text:p>1318.67</text:p>
          </table:table-cell>
        </table:table-row>
        <table:table-row table:style-name="ro1">
          <table:table-cell office:value-type="float" office:value="-0.108556" calcext:value-type="float">
            <text:p>-0.108556</text:p>
          </table:table-cell>
          <table:table-cell office:value-type="float" office:value="1320.2" calcext:value-type="float">
            <text:p>1320.2</text:p>
          </table:table-cell>
        </table:table-row>
        <table:table-row table:style-name="ro1">
          <table:table-cell office:value-type="float" office:value="-0.108366" calcext:value-type="float">
            <text:p>-0.108366</text:p>
          </table:table-cell>
          <table:table-cell office:value-type="float" office:value="1321.73" calcext:value-type="float">
            <text:p>1321.73</text:p>
          </table:table-cell>
        </table:table-row>
        <table:table-row table:style-name="ro1">
          <table:table-cell office:value-type="float" office:value="-0.10719" calcext:value-type="float">
            <text:p>-0.10719</text:p>
          </table:table-cell>
          <table:table-cell office:value-type="float" office:value="1323.27" calcext:value-type="float">
            <text:p>1323.27</text:p>
          </table:table-cell>
        </table:table-row>
        <table:table-row table:style-name="ro1">
          <table:table-cell office:value-type="float" office:value="-0.105014" calcext:value-type="float">
            <text:p>-0.105014</text:p>
          </table:table-cell>
          <table:table-cell office:value-type="float" office:value="1324.8" calcext:value-type="float">
            <text:p>1324.8</text:p>
          </table:table-cell>
        </table:table-row>
        <table:table-row table:style-name="ro1">
          <table:table-cell office:value-type="float" office:value="-0.102111" calcext:value-type="float">
            <text:p>-0.102111</text:p>
          </table:table-cell>
          <table:table-cell office:value-type="float" office:value="1326.33" calcext:value-type="float">
            <text:p>1326.33</text:p>
          </table:table-cell>
        </table:table-row>
        <table:table-row table:style-name="ro1">
          <table:table-cell office:value-type="float" office:value="-0.0982784" calcext:value-type="float">
            <text:p>-0.0982784</text:p>
          </table:table-cell>
          <table:table-cell office:value-type="float" office:value="1327.87" calcext:value-type="float">
            <text:p>1327.87</text:p>
          </table:table-cell>
        </table:table-row>
        <table:table-row table:style-name="ro1">
          <table:table-cell office:value-type="float" office:value="-0.0937907" calcext:value-type="float">
            <text:p>-0.0937907</text:p>
          </table:table-cell>
          <table:table-cell office:value-type="float" office:value="1329.4" calcext:value-type="float">
            <text:p>1329.4</text:p>
          </table:table-cell>
        </table:table-row>
        <table:table-row table:style-name="ro1">
          <table:table-cell office:value-type="float" office:value="-0.0886978" calcext:value-type="float">
            <text:p>-0.0886978</text:p>
          </table:table-cell>
          <table:table-cell office:value-type="float" office:value="1330.93" calcext:value-type="float">
            <text:p>1330.93</text:p>
          </table:table-cell>
        </table:table-row>
        <table:table-row table:style-name="ro1">
          <table:table-cell office:value-type="float" office:value="-0.0829037" calcext:value-type="float">
            <text:p>-0.0829037</text:p>
          </table:table-cell>
          <table:table-cell office:value-type="float" office:value="1332.47" calcext:value-type="float">
            <text:p>1332.47</text:p>
          </table:table-cell>
        </table:table-row>
        <table:table-row table:style-name="ro1">
          <table:table-cell office:value-type="float" office:value="-0.076762" calcext:value-type="float">
            <text:p>-0.076762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-0.0700919" calcext:value-type="float">
            <text:p>-0.0700919</text:p>
          </table:table-cell>
          <table:table-cell office:value-type="float" office:value="1335.53" calcext:value-type="float">
            <text:p>1335.53</text:p>
          </table:table-cell>
        </table:table-row>
        <table:table-row table:style-name="ro1">
          <table:table-cell office:value-type="float" office:value="-0.063069" calcext:value-type="float">
            <text:p>-0.063069</text:p>
          </table:table-cell>
          <table:table-cell office:value-type="float" office:value="1337.07" calcext:value-type="float">
            <text:p>1337.07</text:p>
          </table:table-cell>
        </table:table-row>
        <table:table-row table:style-name="ro1">
          <table:table-cell office:value-type="float" office:value="-0.0559089" calcext:value-type="float">
            <text:p>-0.0559089</text:p>
          </table:table-cell>
          <table:table-cell office:value-type="float" office:value="1338.6" calcext:value-type="float">
            <text:p>1338.6</text:p>
          </table:table-cell>
        </table:table-row>
        <table:table-row table:style-name="ro1">
          <table:table-cell office:value-type="float" office:value="-0.0484834" calcext:value-type="float">
            <text:p>-0.0484834</text:p>
          </table:table-cell>
          <table:table-cell office:value-type="float" office:value="1340.13" calcext:value-type="float">
            <text:p>1340.13</text:p>
          </table:table-cell>
        </table:table-row>
        <table:table-row table:style-name="ro1">
          <table:table-cell office:value-type="float" office:value="-0.0412218" calcext:value-type="float">
            <text:p>-0.0412218</text:p>
          </table:table-cell>
          <table:table-cell office:value-type="float" office:value="1341.67" calcext:value-type="float">
            <text:p>1341.67</text:p>
          </table:table-cell>
        </table:table-row>
        <table:table-row table:style-name="ro1">
          <table:table-cell office:value-type="float" office:value="-0.0341505" calcext:value-type="float">
            <text:p>-0.0341505</text:p>
          </table:table-cell>
          <table:table-cell office:value-type="float" office:value="1343.2" calcext:value-type="float">
            <text:p>1343.2</text:p>
          </table:table-cell>
        </table:table-row>
        <table:table-row table:style-name="ro1">
          <table:table-cell office:value-type="float" office:value="-0.0274255" calcext:value-type="float">
            <text:p>-0.0274255</text:p>
          </table:table-cell>
          <table:table-cell office:value-type="float" office:value="1344.73" calcext:value-type="float">
            <text:p>1344.73</text:p>
          </table:table-cell>
        </table:table-row>
        <table:table-row table:style-name="ro1">
          <table:table-cell office:value-type="float" office:value="-0.0214262" calcext:value-type="float">
            <text:p>-0.0214262</text:p>
          </table:table-cell>
          <table:table-cell office:value-type="float" office:value="1346.27" calcext:value-type="float">
            <text:p>1346.27</text:p>
          </table:table-cell>
        </table:table-row>
        <table:table-row table:style-name="ro1">
          <table:table-cell office:value-type="float" office:value="-0.0160246" calcext:value-type="float">
            <text:p>-0.0160246</text:p>
          </table:table-cell>
          <table:table-cell office:value-type="float" office:value="1347.8" calcext:value-type="float">
            <text:p>1347.8</text:p>
          </table:table-cell>
        </table:table-row>
        <table:table-row table:style-name="ro1">
          <table:table-cell office:value-type="float" office:value="-0.0115374" calcext:value-type="float">
            <text:p>-0.0115374</text:p>
          </table:table-cell>
          <table:table-cell office:value-type="float" office:value="1349.33" calcext:value-type="float">
            <text:p>1349.33</text:p>
          </table:table-cell>
        </table:table-row>
        <table:table-row table:style-name="ro1">
          <table:table-cell office:value-type="float" office:value="-0.00795372" calcext:value-type="float">
            <text:p>-0.00795372</text:p>
          </table:table-cell>
          <table:table-cell office:value-type="float" office:value="1350.87" calcext:value-type="float">
            <text:p>1350.87</text:p>
          </table:table-cell>
        </table:table-row>
        <table:table-row table:style-name="ro1">
          <table:table-cell office:value-type="float" office:value="-0.00513601" calcext:value-type="float">
            <text:p>-0.00513601</text:p>
          </table:table-cell>
          <table:table-cell office:value-type="float" office:value="1352.4" calcext:value-type="float">
            <text:p>1352.4</text:p>
          </table:table-cell>
        </table:table-row>
        <table:table-row table:style-name="ro1">
          <table:table-cell office:value-type="float" office:value="-0.00332292" calcext:value-type="float">
            <text:p>-0.00332292</text:p>
          </table:table-cell>
          <table:table-cell office:value-type="float" office:value="1353.93" calcext:value-type="float">
            <text:p>1353.93</text:p>
          </table:table-cell>
        </table:table-row>
        <table:table-row table:style-name="ro1">
          <table:table-cell office:value-type="float" office:value="-0.0022184" calcext:value-type="float">
            <text:p>-0.0022184</text:p>
          </table:table-cell>
          <table:table-cell office:value-type="float" office:value="1355.47" calcext:value-type="float">
            <text:p>1355.47</text:p>
          </table:table-cell>
        </table:table-row>
        <table:table-row table:style-name="ro1">
          <table:table-cell office:value-type="float" office:value="-0.00193804" calcext:value-type="float">
            <text:p>-0.00193804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-0.00256649" calcext:value-type="float">
            <text:p>-0.00256649</text:p>
          </table:table-cell>
          <table:table-cell office:value-type="float" office:value="1358.53" calcext:value-type="float">
            <text:p>1358.53</text:p>
          </table:table-cell>
        </table:table-row>
        <table:table-row table:style-name="ro1">
          <table:table-cell office:value-type="float" office:value="-0.00391886" calcext:value-type="float">
            <text:p>-0.00391886</text:p>
          </table:table-cell>
          <table:table-cell office:value-type="float" office:value="1360.07" calcext:value-type="float">
            <text:p>1360.07</text:p>
          </table:table-cell>
        </table:table-row>
        <table:table-row table:style-name="ro1">
          <table:table-cell office:value-type="float" office:value="-0.00633317" calcext:value-type="float">
            <text:p>-0.00633317</text:p>
          </table:table-cell>
          <table:table-cell office:value-type="float" office:value="1361.6" calcext:value-type="float">
            <text:p>1361.6</text:p>
          </table:table-cell>
        </table:table-row>
        <table:table-row table:style-name="ro1">
          <table:table-cell office:value-type="float" office:value="-0.00966266" calcext:value-type="float">
            <text:p>-0.00966266</text:p>
          </table:table-cell>
          <table:table-cell office:value-type="float" office:value="1363.13" calcext:value-type="float">
            <text:p>1363.13</text:p>
          </table:table-cell>
        </table:table-row>
        <table:table-row table:style-name="ro1">
          <table:table-cell office:value-type="float" office:value="-0.0139258" calcext:value-type="float">
            <text:p>-0.0139258</text:p>
          </table:table-cell>
          <table:table-cell office:value-type="float" office:value="1364.67" calcext:value-type="float">
            <text:p>1364.67</text:p>
          </table:table-cell>
        </table:table-row>
        <table:table-row table:style-name="ro1">
          <table:table-cell office:value-type="float" office:value="-0.0192292" calcext:value-type="float">
            <text:p>-0.0192292</text:p>
          </table:table-cell>
          <table:table-cell office:value-type="float" office:value="1366.2" calcext:value-type="float">
            <text:p>1366.2</text:p>
          </table:table-cell>
        </table:table-row>
        <table:table-row table:style-name="ro1">
          <table:table-cell office:value-type="float" office:value="-0.0251648" calcext:value-type="float">
            <text:p>-0.0251648</text:p>
          </table:table-cell>
          <table:table-cell office:value-type="float" office:value="1367.73" calcext:value-type="float">
            <text:p>1367.73</text:p>
          </table:table-cell>
        </table:table-row>
        <table:table-row table:style-name="ro1">
          <table:table-cell office:value-type="float" office:value="-0.0317894" calcext:value-type="float">
            <text:p>-0.0317894</text:p>
          </table:table-cell>
          <table:table-cell office:value-type="float" office:value="1369.27" calcext:value-type="float">
            <text:p>1369.27</text:p>
          </table:table-cell>
        </table:table-row>
        <table:table-row table:style-name="ro1">
          <table:table-cell office:value-type="float" office:value="-0.0387747" calcext:value-type="float">
            <text:p>-0.0387747</text:p>
          </table:table-cell>
          <table:table-cell office:value-type="float" office:value="1370.8" calcext:value-type="float">
            <text:p>1370.8</text:p>
          </table:table-cell>
        </table:table-row>
        <table:table-row table:style-name="ro1">
          <table:table-cell office:value-type="float" office:value="-0.0458003" calcext:value-type="float">
            <text:p>-0.0458003</text:p>
          </table:table-cell>
          <table:table-cell office:value-type="float" office:value="1372.33" calcext:value-type="float">
            <text:p>1372.33</text:p>
          </table:table-cell>
        </table:table-row>
        <table:table-row table:style-name="ro1">
          <table:table-cell office:value-type="float" office:value="-0.0529411" calcext:value-type="float">
            <text:p>-0.0529411</text:p>
          </table:table-cell>
          <table:table-cell office:value-type="float" office:value="1373.87" calcext:value-type="float">
            <text:p>1373.87</text:p>
          </table:table-cell>
        </table:table-row>
        <table:table-row table:style-name="ro1">
          <table:table-cell office:value-type="float" office:value="-0.0597899" calcext:value-type="float">
            <text:p>-0.0597899</text:p>
          </table:table-cell>
          <table:table-cell office:value-type="float" office:value="1375.4" calcext:value-type="float">
            <text:p>1375.4</text:p>
          </table:table-cell>
        </table:table-row>
        <table:table-row table:style-name="ro1">
          <table:table-cell office:value-type="float" office:value="-0.0664649" calcext:value-type="float">
            <text:p>-0.0664649</text:p>
          </table:table-cell>
          <table:table-cell office:value-type="float" office:value="1376.93" calcext:value-type="float">
            <text:p>1376.93</text:p>
          </table:table-cell>
        </table:table-row>
        <table:table-row table:style-name="ro1">
          <table:table-cell office:value-type="float" office:value="-0.0729862" calcext:value-type="float">
            <text:p>-0.0729862</text:p>
          </table:table-cell>
          <table:table-cell office:value-type="float" office:value="1378.47" calcext:value-type="float">
            <text:p>1378.47</text:p>
          </table:table-cell>
        </table:table-row>
        <table:table-row table:style-name="ro1">
          <table:table-cell office:value-type="float" office:value="-0.0791443" calcext:value-type="float">
            <text:p>-0.0791443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-0.0852109" calcext:value-type="float">
            <text:p>-0.0852109</text:p>
          </table:table-cell>
          <table:table-cell office:value-type="float" office:value="1381.53" calcext:value-type="float">
            <text:p>1381.53</text:p>
          </table:table-cell>
        </table:table-row>
        <table:table-row table:style-name="ro1">
          <table:table-cell office:value-type="float" office:value="-0.0908858" calcext:value-type="float">
            <text:p>-0.0908858</text:p>
          </table:table-cell>
          <table:table-cell office:value-type="float" office:value="1383.07" calcext:value-type="float">
            <text:p>1383.07</text:p>
          </table:table-cell>
        </table:table-row>
        <table:table-row table:style-name="ro1">
          <table:table-cell office:value-type="float" office:value="-0.0960806" calcext:value-type="float">
            <text:p>-0.0960806</text:p>
          </table:table-cell>
          <table:table-cell office:value-type="float" office:value="1384.6" calcext:value-type="float">
            <text:p>1384.6</text:p>
          </table:table-cell>
        </table:table-row>
        <table:table-row table:style-name="ro1">
          <table:table-cell office:value-type="float" office:value="-0.100744" calcext:value-type="float">
            <text:p>-0.100744</text:p>
          </table:table-cell>
          <table:table-cell office:value-type="float" office:value="1386.13" calcext:value-type="float">
            <text:p>1386.13</text:p>
          </table:table-cell>
        </table:table-row>
        <table:table-row table:style-name="ro1">
          <table:table-cell office:value-type="float" office:value="-0.104383" calcext:value-type="float">
            <text:p>-0.104383</text:p>
          </table:table-cell>
          <table:table-cell office:value-type="float" office:value="1387.67" calcext:value-type="float">
            <text:p>1387.67</text:p>
          </table:table-cell>
        </table:table-row>
        <table:table-row table:style-name="ro1">
          <table:table-cell office:value-type="float" office:value="-0.10707" calcext:value-type="float">
            <text:p>-0.10707</text:p>
          </table:table-cell>
          <table:table-cell office:value-type="float" office:value="1389.2" calcext:value-type="float">
            <text:p>1389.2</text:p>
          </table:table-cell>
        </table:table-row>
        <table:table-row table:style-name="ro1">
          <table:table-cell office:value-type="float" office:value="-0.108534" calcext:value-type="float">
            <text:p>-0.108534</text:p>
          </table:table-cell>
          <table:table-cell office:value-type="float" office:value="1390.73" calcext:value-type="float">
            <text:p>1390.73</text:p>
          </table:table-cell>
        </table:table-row>
        <table:table-row table:style-name="ro1">
          <table:table-cell office:value-type="float" office:value="-0.108674" calcext:value-type="float">
            <text:p>-0.108674</text:p>
          </table:table-cell>
          <table:table-cell office:value-type="float" office:value="1392.27" calcext:value-type="float">
            <text:p>1392.27</text:p>
          </table:table-cell>
        </table:table-row>
        <table:table-row table:style-name="ro1">
          <table:table-cell office:value-type="float" office:value="-0.107793" calcext:value-type="float">
            <text:p>-0.107793</text:p>
          </table:table-cell>
          <table:table-cell office:value-type="float" office:value="1393.8" calcext:value-type="float">
            <text:p>1393.8</text:p>
          </table:table-cell>
        </table:table-row>
        <table:table-row table:style-name="ro1">
          <table:table-cell office:value-type="float" office:value="-0.105739" calcext:value-type="float">
            <text:p>-0.105739</text:p>
          </table:table-cell>
          <table:table-cell office:value-type="float" office:value="1395.33" calcext:value-type="float">
            <text:p>1395.33</text:p>
          </table:table-cell>
        </table:table-row>
        <table:table-row table:style-name="ro1">
          <table:table-cell office:value-type="float" office:value="-0.102906" calcext:value-type="float">
            <text:p>-0.102906</text:p>
          </table:table-cell>
          <table:table-cell office:value-type="float" office:value="1396.87" calcext:value-type="float">
            <text:p>1396.87</text:p>
          </table:table-cell>
        </table:table-row>
        <table:table-row table:style-name="ro1">
          <table:table-cell office:value-type="float" office:value="-0.0994675" calcext:value-type="float">
            <text:p>-0.0994675</text:p>
          </table:table-cell>
          <table:table-cell office:value-type="float" office:value="1398.4" calcext:value-type="float">
            <text:p>1398.4</text:p>
          </table:table-cell>
        </table:table-row>
        <table:table-row table:style-name="ro1">
          <table:table-cell office:value-type="float" office:value="-0.0953589" calcext:value-type="float">
            <text:p>-0.0953589</text:p>
          </table:table-cell>
          <table:table-cell office:value-type="float" office:value="1399.93" calcext:value-type="float">
            <text:p>1399.93</text:p>
          </table:table-cell>
        </table:table-row>
        <table:table-row table:style-name="ro1">
          <table:table-cell office:value-type="float" office:value="-0.090934" calcext:value-type="float">
            <text:p>-0.090934</text:p>
          </table:table-cell>
          <table:table-cell office:value-type="float" office:value="1401.47" calcext:value-type="float">
            <text:p>1401.47</text:p>
          </table:table-cell>
        </table:table-row>
        <table:table-row table:style-name="ro1">
          <table:table-cell office:value-type="float" office:value="-0.0859295" calcext:value-type="float">
            <text:p>-0.0859295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-0.0803655" calcext:value-type="float">
            <text:p>-0.0803655</text:p>
          </table:table-cell>
          <table:table-cell office:value-type="float" office:value="1404.53" calcext:value-type="float">
            <text:p>1404.53</text:p>
          </table:table-cell>
        </table:table-row>
        <table:table-row table:style-name="ro1">
          <table:table-cell office:value-type="float" office:value="-0.0743109" calcext:value-type="float">
            <text:p>-0.0743109</text:p>
          </table:table-cell>
          <table:table-cell office:value-type="float" office:value="1406.07" calcext:value-type="float">
            <text:p>1406.07</text:p>
          </table:table-cell>
        </table:table-row>
        <table:table-row table:style-name="ro1">
          <table:table-cell office:value-type="float" office:value="-0.0675044" calcext:value-type="float">
            <text:p>-0.0675044</text:p>
          </table:table-cell>
          <table:table-cell office:value-type="float" office:value="1407.6" calcext:value-type="float">
            <text:p>1407.6</text:p>
          </table:table-cell>
        </table:table-row>
        <table:table-row table:style-name="ro1">
          <table:table-cell office:value-type="float" office:value="-0.0603021" calcext:value-type="float">
            <text:p>-0.0603021</text:p>
          </table:table-cell>
          <table:table-cell office:value-type="float" office:value="1409.13" calcext:value-type="float">
            <text:p>1409.13</text:p>
          </table:table-cell>
        </table:table-row>
        <table:table-row table:style-name="ro1">
          <table:table-cell office:value-type="float" office:value="-0.0527327" calcext:value-type="float">
            <text:p>-0.0527327</text:p>
          </table:table-cell>
          <table:table-cell office:value-type="float" office:value="1410.67" calcext:value-type="float">
            <text:p>1410.67</text:p>
          </table:table-cell>
        </table:table-row>
        <table:table-row table:style-name="ro1">
          <table:table-cell office:value-type="float" office:value="-0.0450309" calcext:value-type="float">
            <text:p>-0.0450309</text:p>
          </table:table-cell>
          <table:table-cell office:value-type="float" office:value="1412.2" calcext:value-type="float">
            <text:p>1412.2</text:p>
          </table:table-cell>
        </table:table-row>
        <table:table-row table:style-name="ro1">
          <table:table-cell office:value-type="float" office:value="-0.0377032" calcext:value-type="float">
            <text:p>-0.0377032</text:p>
          </table:table-cell>
          <table:table-cell office:value-type="float" office:value="1413.73" calcext:value-type="float">
            <text:p>1413.73</text:p>
          </table:table-cell>
        </table:table-row>
        <table:table-row table:style-name="ro1">
          <table:table-cell office:value-type="float" office:value="-0.0307478" calcext:value-type="float">
            <text:p>-0.0307478</text:p>
          </table:table-cell>
          <table:table-cell office:value-type="float" office:value="1415.27" calcext:value-type="float">
            <text:p>1415.27</text:p>
          </table:table-cell>
        </table:table-row>
        <table:table-row table:style-name="ro1">
          <table:table-cell office:value-type="float" office:value="-0.0246058" calcext:value-type="float">
            <text:p>-0.0246058</text:p>
          </table:table-cell>
          <table:table-cell office:value-type="float" office:value="1416.8" calcext:value-type="float">
            <text:p>1416.8</text:p>
          </table:table-cell>
        </table:table-row>
        <table:table-row table:style-name="ro1">
          <table:table-cell office:value-type="float" office:value="-0.0193283" calcext:value-type="float">
            <text:p>-0.0193283</text:p>
          </table:table-cell>
          <table:table-cell office:value-type="float" office:value="1418.33" calcext:value-type="float">
            <text:p>1418.33</text:p>
          </table:table-cell>
        </table:table-row>
        <table:table-row table:style-name="ro1">
          <table:table-cell office:value-type="float" office:value="-0.0147695" calcext:value-type="float">
            <text:p>-0.0147695</text:p>
          </table:table-cell>
          <table:table-cell office:value-type="float" office:value="1419.87" calcext:value-type="float">
            <text:p>1419.87</text:p>
          </table:table-cell>
        </table:table-row>
        <table:table-row table:style-name="ro1">
          <table:table-cell office:value-type="float" office:value="-0.0111354" calcext:value-type="float">
            <text:p>-0.0111354</text:p>
          </table:table-cell>
          <table:table-cell office:value-type="float" office:value="1421.4" calcext:value-type="float">
            <text:p>1421.4</text:p>
          </table:table-cell>
        </table:table-row>
        <table:table-row table:style-name="ro1">
          <table:table-cell office:value-type="float" office:value="-0.00805105" calcext:value-type="float">
            <text:p>-0.00805105</text:p>
          </table:table-cell>
          <table:table-cell office:value-type="float" office:value="1422.93" calcext:value-type="float">
            <text:p>1422.93</text:p>
          </table:table-cell>
        </table:table-row>
        <table:table-row table:style-name="ro1">
          <table:table-cell office:value-type="float" office:value="-0.00556855" calcext:value-type="float">
            <text:p>-0.00556855</text:p>
          </table:table-cell>
          <table:table-cell office:value-type="float" office:value="1424.47" calcext:value-type="float">
            <text:p>1424.47</text:p>
          </table:table-cell>
        </table:table-row>
        <table:table-row table:style-name="ro1">
          <table:table-cell office:value-type="float" office:value="-0.00376056" calcext:value-type="float">
            <text:p>-0.00376056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-0.00247065" calcext:value-type="float">
            <text:p>-0.00247065</text:p>
          </table:table-cell>
          <table:table-cell office:value-type="float" office:value="1427.53" calcext:value-type="float">
            <text:p>1427.53</text:p>
          </table:table-cell>
        </table:table-row>
        <table:table-row table:style-name="ro1">
          <table:table-cell office:value-type="float" office:value="-0.00214339" calcext:value-type="float">
            <text:p>-0.00214339</text:p>
          </table:table-cell>
          <table:table-cell office:value-type="float" office:value="1429.07" calcext:value-type="float">
            <text:p>1429.07</text:p>
          </table:table-cell>
        </table:table-row>
        <table:table-row table:style-name="ro1">
          <table:table-cell office:value-type="float" office:value="-0.00277052" calcext:value-type="float">
            <text:p>-0.00277052</text:p>
          </table:table-cell>
          <table:table-cell office:value-type="float" office:value="1430.6" calcext:value-type="float">
            <text:p>1430.6</text:p>
          </table:table-cell>
        </table:table-row>
        <table:table-row table:style-name="ro1">
          <table:table-cell office:value-type="float" office:value="-0.00452179" calcext:value-type="float">
            <text:p>-0.00452179</text:p>
          </table:table-cell>
          <table:table-cell office:value-type="float" office:value="1432.13" calcext:value-type="float">
            <text:p>1432.13</text:p>
          </table:table-cell>
        </table:table-row>
        <table:table-row table:style-name="ro1">
          <table:table-cell office:value-type="float" office:value="-0.00765105" calcext:value-type="float">
            <text:p>-0.00765105</text:p>
          </table:table-cell>
          <table:table-cell office:value-type="float" office:value="1433.67" calcext:value-type="float">
            <text:p>1433.67</text:p>
          </table:table-cell>
        </table:table-row>
        <table:table-row table:style-name="ro1">
          <table:table-cell office:value-type="float" office:value="-0.0118219" calcext:value-type="float">
            <text:p>-0.0118219</text:p>
          </table:table-cell>
          <table:table-cell office:value-type="float" office:value="1435.2" calcext:value-type="float">
            <text:p>1435.2</text:p>
          </table:table-cell>
        </table:table-row>
        <table:table-row table:style-name="ro1">
          <table:table-cell office:value-type="float" office:value="-0.0171206" calcext:value-type="float">
            <text:p>-0.0171206</text:p>
          </table:table-cell>
          <table:table-cell office:value-type="float" office:value="1436.73" calcext:value-type="float">
            <text:p>1436.73</text:p>
          </table:table-cell>
        </table:table-row>
        <table:table-row table:style-name="ro1">
          <table:table-cell office:value-type="float" office:value="-0.023192" calcext:value-type="float">
            <text:p>-0.023192</text:p>
          </table:table-cell>
          <table:table-cell office:value-type="float" office:value="1438.27" calcext:value-type="float">
            <text:p>1438.27</text:p>
          </table:table-cell>
        </table:table-row>
        <table:table-row table:style-name="ro1">
          <table:table-cell office:value-type="float" office:value="-0.029619" calcext:value-type="float">
            <text:p>-0.029619</text:p>
          </table:table-cell>
          <table:table-cell office:value-type="float" office:value="1439.8" calcext:value-type="float">
            <text:p>1439.8</text:p>
          </table:table-cell>
        </table:table-row>
        <table:table-row table:style-name="ro1">
          <table:table-cell office:value-type="float" office:value="-0.0363991" calcext:value-type="float">
            <text:p>-0.0363991</text:p>
          </table:table-cell>
          <table:table-cell office:value-type="float" office:value="1441.33" calcext:value-type="float">
            <text:p>1441.33</text:p>
          </table:table-cell>
        </table:table-row>
        <table:table-row table:style-name="ro1">
          <table:table-cell office:value-type="float" office:value="-0.0430547" calcext:value-type="float">
            <text:p>-0.0430547</text:p>
          </table:table-cell>
          <table:table-cell office:value-type="float" office:value="1442.87" calcext:value-type="float">
            <text:p>1442.87</text:p>
          </table:table-cell>
        </table:table-row>
        <table:table-row table:style-name="ro1">
          <table:table-cell office:value-type="float" office:value="-0.0496539" calcext:value-type="float">
            <text:p>-0.0496539</text:p>
          </table:table-cell>
          <table:table-cell office:value-type="float" office:value="1444.4" calcext:value-type="float">
            <text:p>1444.4</text:p>
          </table:table-cell>
        </table:table-row>
        <table:table-row table:style-name="ro1">
          <table:table-cell office:value-type="float" office:value="-0.0562425" calcext:value-type="float">
            <text:p>-0.0562425</text:p>
          </table:table-cell>
          <table:table-cell office:value-type="float" office:value="1445.93" calcext:value-type="float">
            <text:p>1445.93</text:p>
          </table:table-cell>
        </table:table-row>
        <table:table-row table:style-name="ro1">
          <table:table-cell office:value-type="float" office:value="-0.0626649" calcext:value-type="float">
            <text:p>-0.0626649</text:p>
          </table:table-cell>
          <table:table-cell office:value-type="float" office:value="1447.47" calcext:value-type="float">
            <text:p>1447.47</text:p>
          </table:table-cell>
        </table:table-row>
        <table:table-row table:style-name="ro1">
          <table:table-cell office:value-type="float" office:value="-0.0692633" calcext:value-type="float">
            <text:p>-0.069263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-0.0758187" calcext:value-type="float">
            <text:p>-0.0758187</text:p>
          </table:table-cell>
          <table:table-cell office:value-type="float" office:value="1450.53" calcext:value-type="float">
            <text:p>1450.53</text:p>
          </table:table-cell>
        </table:table-row>
        <table:table-row table:style-name="ro1">
          <table:table-cell office:value-type="float" office:value="-0.0822914" calcext:value-type="float">
            <text:p>-0.0822914</text:p>
          </table:table-cell>
          <table:table-cell office:value-type="float" office:value="1452.07" calcext:value-type="float">
            <text:p>1452.07</text:p>
          </table:table-cell>
        </table:table-row>
        <table:table-row table:style-name="ro1">
          <table:table-cell office:value-type="float" office:value="-0.0886369" calcext:value-type="float">
            <text:p>-0.0886369</text:p>
          </table:table-cell>
          <table:table-cell office:value-type="float" office:value="1453.6" calcext:value-type="float">
            <text:p>1453.6</text:p>
          </table:table-cell>
        </table:table-row>
        <table:table-row table:style-name="ro1">
          <table:table-cell office:value-type="float" office:value="-0.0943198" calcext:value-type="float">
            <text:p>-0.0943198</text:p>
          </table:table-cell>
          <table:table-cell office:value-type="float" office:value="1455.13" calcext:value-type="float">
            <text:p>1455.13</text:p>
          </table:table-cell>
        </table:table-row>
        <table:table-row table:style-name="ro1">
          <table:table-cell office:value-type="float" office:value="-0.0993328" calcext:value-type="float">
            <text:p>-0.0993328</text:p>
          </table:table-cell>
          <table:table-cell office:value-type="float" office:value="1456.67" calcext:value-type="float">
            <text:p>1456.67</text:p>
          </table:table-cell>
        </table:table-row>
        <table:table-row table:style-name="ro1">
          <table:table-cell office:value-type="float" office:value="-0.103302" calcext:value-type="float">
            <text:p>-0.103302</text:p>
          </table:table-cell>
          <table:table-cell office:value-type="float" office:value="1458.2" calcext:value-type="float">
            <text:p>1458.2</text:p>
          </table:table-cell>
        </table:table-row>
        <table:table-row table:style-name="ro1">
          <table:table-cell office:value-type="float" office:value="-0.106005" calcext:value-type="float">
            <text:p>-0.106005</text:p>
          </table:table-cell>
          <table:table-cell office:value-type="float" office:value="1459.73" calcext:value-type="float">
            <text:p>1459.73</text:p>
          </table:table-cell>
        </table:table-row>
        <table:table-row table:style-name="ro1">
          <table:table-cell office:value-type="float" office:value="-0.107656" calcext:value-type="float">
            <text:p>-0.107656</text:p>
          </table:table-cell>
          <table:table-cell office:value-type="float" office:value="1461.27" calcext:value-type="float">
            <text:p>1461.27</text:p>
          </table:table-cell>
        </table:table-row>
        <table:table-row table:style-name="ro1">
          <table:table-cell office:value-type="float" office:value="-0.108035" calcext:value-type="float">
            <text:p>-0.108035</text:p>
          </table:table-cell>
          <table:table-cell office:value-type="float" office:value="1462.8" calcext:value-type="float">
            <text:p>1462.8</text:p>
          </table:table-cell>
        </table:table-row>
        <table:table-row table:style-name="ro1">
          <table:table-cell office:value-type="float" office:value="-0.107485" calcext:value-type="float">
            <text:p>-0.107485</text:p>
          </table:table-cell>
          <table:table-cell office:value-type="float" office:value="1464.33" calcext:value-type="float">
            <text:p>1464.33</text:p>
          </table:table-cell>
        </table:table-row>
        <table:table-row table:style-name="ro1">
          <table:table-cell office:value-type="float" office:value="-0.106179" calcext:value-type="float">
            <text:p>-0.106179</text:p>
          </table:table-cell>
          <table:table-cell office:value-type="float" office:value="1465.87" calcext:value-type="float">
            <text:p>1465.87</text:p>
          </table:table-cell>
        </table:table-row>
        <table:table-row table:style-name="ro1">
          <table:table-cell office:value-type="float" office:value="-0.104066" calcext:value-type="float">
            <text:p>-0.104066</text:p>
          </table:table-cell>
          <table:table-cell office:value-type="float" office:value="1467.4" calcext:value-type="float">
            <text:p>1467.4</text:p>
          </table:table-cell>
        </table:table-row>
        <table:table-row table:style-name="ro1">
          <table:table-cell office:value-type="float" office:value="-0.101499" calcext:value-type="float">
            <text:p>-0.101499</text:p>
          </table:table-cell>
          <table:table-cell office:value-type="float" office:value="1468.93" calcext:value-type="float">
            <text:p>1468.93</text:p>
          </table:table-cell>
        </table:table-row>
        <table:table-row table:style-name="ro1">
          <table:table-cell office:value-type="float" office:value="-0.0982296" calcext:value-type="float">
            <text:p>-0.0982296</text:p>
          </table:table-cell>
          <table:table-cell office:value-type="float" office:value="1470.47" calcext:value-type="float">
            <text:p>1470.47</text:p>
          </table:table-cell>
        </table:table-row>
        <table:table-row table:style-name="ro1">
          <table:table-cell office:value-type="float" office:value="-0.0942728" calcext:value-type="float">
            <text:p>-0.094272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-0.0896453" calcext:value-type="float">
            <text:p>-0.0896453</text:p>
          </table:table-cell>
          <table:table-cell office:value-type="float" office:value="1473.53" calcext:value-type="float">
            <text:p>1473.53</text:p>
          </table:table-cell>
        </table:table-row>
        <table:table-row table:style-name="ro1">
          <table:table-cell office:value-type="float" office:value="-0.0840392" calcext:value-type="float">
            <text:p>-0.0840392</text:p>
          </table:table-cell>
          <table:table-cell office:value-type="float" office:value="1475.07" calcext:value-type="float">
            <text:p>1475.07</text:p>
          </table:table-cell>
        </table:table-row>
        <table:table-row table:style-name="ro1">
          <table:table-cell office:value-type="float" office:value="-0.0777479" calcext:value-type="float">
            <text:p>-0.0777479</text:p>
          </table:table-cell>
          <table:table-cell office:value-type="float" office:value="1476.6" calcext:value-type="float">
            <text:p>1476.6</text:p>
          </table:table-cell>
        </table:table-row>
        <table:table-row table:style-name="ro1">
          <table:table-cell office:value-type="float" office:value="-0.0707172" calcext:value-type="float">
            <text:p>-0.0707172</text:p>
          </table:table-cell>
          <table:table-cell office:value-type="float" office:value="1478.13" calcext:value-type="float">
            <text:p>1478.13</text:p>
          </table:table-cell>
        </table:table-row>
        <table:table-row table:style-name="ro1">
          <table:table-cell office:value-type="float" office:value="-0.0631382" calcext:value-type="float">
            <text:p>-0.0631382</text:p>
          </table:table-cell>
          <table:table-cell office:value-type="float" office:value="1479.67" calcext:value-type="float">
            <text:p>1479.67</text:p>
          </table:table-cell>
        </table:table-row>
        <table:table-row table:style-name="ro1">
          <table:table-cell office:value-type="float" office:value="-0.0554974" calcext:value-type="float">
            <text:p>-0.0554974</text:p>
          </table:table-cell>
          <table:table-cell office:value-type="float" office:value="1481.2" calcext:value-type="float">
            <text:p>1481.2</text:p>
          </table:table-cell>
        </table:table-row>
        <table:table-row table:style-name="ro1">
          <table:table-cell office:value-type="float" office:value="-0.0477927" calcext:value-type="float">
            <text:p>-0.0477927</text:p>
          </table:table-cell>
          <table:table-cell office:value-type="float" office:value="1482.73" calcext:value-type="float">
            <text:p>1482.73</text:p>
          </table:table-cell>
        </table:table-row>
        <table:table-row table:style-name="ro1">
          <table:table-cell office:value-type="float" office:value="-0.0405213" calcext:value-type="float">
            <text:p>-0.0405213</text:p>
          </table:table-cell>
          <table:table-cell office:value-type="float" office:value="1484.27" calcext:value-type="float">
            <text:p>1484.27</text:p>
          </table:table-cell>
        </table:table-row>
        <table:table-row table:style-name="ro1">
          <table:table-cell office:value-type="float" office:value="-0.033814" calcext:value-type="float">
            <text:p>-0.033814</text:p>
          </table:table-cell>
          <table:table-cell office:value-type="float" office:value="1485.8" calcext:value-type="float">
            <text:p>1485.8</text:p>
          </table:table-cell>
        </table:table-row>
        <table:table-row table:style-name="ro1">
          <table:table-cell office:value-type="float" office:value="-0.0276086" calcext:value-type="float">
            <text:p>-0.0276086</text:p>
          </table:table-cell>
          <table:table-cell office:value-type="float" office:value="1487.33" calcext:value-type="float">
            <text:p>1487.33</text:p>
          </table:table-cell>
        </table:table-row>
        <table:table-row table:style-name="ro1">
          <table:table-cell office:value-type="float" office:value="-0.0221988" calcext:value-type="float">
            <text:p>-0.0221988</text:p>
          </table:table-cell>
          <table:table-cell office:value-type="float" office:value="1488.87" calcext:value-type="float">
            <text:p>1488.87</text:p>
          </table:table-cell>
        </table:table-row>
        <table:table-row table:style-name="ro1">
          <table:table-cell office:value-type="float" office:value="-0.0172719" calcext:value-type="float">
            <text:p>-0.0172719</text:p>
          </table:table-cell>
          <table:table-cell office:value-type="float" office:value="1490.4" calcext:value-type="float">
            <text:p>1490.4</text:p>
          </table:table-cell>
        </table:table-row>
        <table:table-row table:style-name="ro1">
          <table:table-cell office:value-type="float" office:value="-0.0129059" calcext:value-type="float">
            <text:p>-0.0129059</text:p>
          </table:table-cell>
          <table:table-cell office:value-type="float" office:value="1491.93" calcext:value-type="float">
            <text:p>1491.93</text:p>
          </table:table-cell>
        </table:table-row>
        <table:table-row table:style-name="ro1">
          <table:table-cell office:value-type="float" office:value="-0.00916205" calcext:value-type="float">
            <text:p>-0.00916205</text:p>
          </table:table-cell>
          <table:table-cell office:value-type="float" office:value="1493.47" calcext:value-type="float">
            <text:p>1493.47</text:p>
          </table:table-cell>
        </table:table-row>
        <table:table-row table:style-name="ro1">
          <table:table-cell office:value-type="float" office:value="-0.00584611" calcext:value-type="float">
            <text:p>-0.0058461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-0.00336051" calcext:value-type="float">
            <text:p>-0.00336051</text:p>
          </table:table-cell>
          <table:table-cell office:value-type="float" office:value="1496.53" calcext:value-type="float">
            <text:p>1496.53</text:p>
          </table:table-cell>
        </table:table-row>
        <table:table-row table:style-name="ro1">
          <table:table-cell office:value-type="float" office:value="-0.00166123" calcext:value-type="float">
            <text:p>-0.00166123</text:p>
          </table:table-cell>
          <table:table-cell office:value-type="float" office:value="1498.07" calcext:value-type="float">
            <text:p>1498.07</text:p>
          </table:table-cell>
        </table:table-row>
        <table:table-row table:style-name="ro1">
          <table:table-cell office:value-type="float" office:value="-0.000921351" calcext:value-type="float">
            <text:p>-0.000921351</text:p>
          </table:table-cell>
          <table:table-cell office:value-type="float" office:value="1499.6" calcext:value-type="float">
            <text:p>1499.6</text:p>
          </table:table-cell>
        </table:table-row>
        <table:table-row table:style-name="ro1">
          <table:table-cell office:value-type="float" office:value="-0.00145295" calcext:value-type="float">
            <text:p>-0.00145295</text:p>
          </table:table-cell>
          <table:table-cell office:value-type="float" office:value="1501.13" calcext:value-type="float">
            <text:p>1501.13</text:p>
          </table:table-cell>
        </table:table-row>
        <table:table-row table:style-name="ro1">
          <table:table-cell office:value-type="float" office:value="-0.00301364" calcext:value-type="float">
            <text:p>-0.00301364</text:p>
          </table:table-cell>
          <table:table-cell office:value-type="float" office:value="1502.67" calcext:value-type="float">
            <text:p>1502.67</text:p>
          </table:table-cell>
        </table:table-row>
        <table:table-row table:style-name="ro1">
          <table:table-cell office:value-type="float" office:value="-0.00581939" calcext:value-type="float">
            <text:p>-0.00581939</text:p>
          </table:table-cell>
          <table:table-cell office:value-type="float" office:value="1504.2" calcext:value-type="float">
            <text:p>1504.2</text:p>
          </table:table-cell>
        </table:table-row>
        <table:table-row table:style-name="ro1">
          <table:table-cell office:value-type="float" office:value="-0.00966355" calcext:value-type="float">
            <text:p>-0.00966355</text:p>
          </table:table-cell>
          <table:table-cell office:value-type="float" office:value="1505.73" calcext:value-type="float">
            <text:p>1505.73</text:p>
          </table:table-cell>
        </table:table-row>
        <table:table-row table:style-name="ro1">
          <table:table-cell office:value-type="float" office:value="-0.0142463" calcext:value-type="float">
            <text:p>-0.0142463</text:p>
          </table:table-cell>
          <table:table-cell office:value-type="float" office:value="1507.27" calcext:value-type="float">
            <text:p>1507.27</text:p>
          </table:table-cell>
        </table:table-row>
        <table:table-row table:style-name="ro1">
          <table:table-cell office:value-type="float" office:value="-0.0196371" calcext:value-type="float">
            <text:p>-0.0196371</text:p>
          </table:table-cell>
          <table:table-cell office:value-type="float" office:value="1508.8" calcext:value-type="float">
            <text:p>1508.8</text:p>
          </table:table-cell>
        </table:table-row>
        <table:table-row table:style-name="ro1">
          <table:table-cell office:value-type="float" office:value="-0.0253837" calcext:value-type="float">
            <text:p>-0.0253837</text:p>
          </table:table-cell>
          <table:table-cell office:value-type="float" office:value="1510.33" calcext:value-type="float">
            <text:p>1510.33</text:p>
          </table:table-cell>
        </table:table-row>
        <table:table-row table:style-name="ro1">
          <table:table-cell office:value-type="float" office:value="-0.0315128" calcext:value-type="float">
            <text:p>-0.0315128</text:p>
          </table:table-cell>
          <table:table-cell office:value-type="float" office:value="1511.87" calcext:value-type="float">
            <text:p>1511.87</text:p>
          </table:table-cell>
        </table:table-row>
        <table:table-row table:style-name="ro1">
          <table:table-cell office:value-type="float" office:value="-0.0379835" calcext:value-type="float">
            <text:p>-0.0379835</text:p>
          </table:table-cell>
          <table:table-cell office:value-type="float" office:value="1513.4" calcext:value-type="float">
            <text:p>1513.4</text:p>
          </table:table-cell>
        </table:table-row>
        <table:table-row table:style-name="ro1">
          <table:table-cell office:value-type="float" office:value="-0.0445525" calcext:value-type="float">
            <text:p>-0.0445525</text:p>
          </table:table-cell>
          <table:table-cell office:value-type="float" office:value="1514.93" calcext:value-type="float">
            <text:p>1514.93</text:p>
          </table:table-cell>
        </table:table-row>
        <table:table-row table:style-name="ro1">
          <table:table-cell office:value-type="float" office:value="-0.0514821" calcext:value-type="float">
            <text:p>-0.0514821</text:p>
          </table:table-cell>
          <table:table-cell office:value-type="float" office:value="1516.47" calcext:value-type="float">
            <text:p>1516.47</text:p>
          </table:table-cell>
        </table:table-row>
        <table:table-row table:style-name="ro1">
          <table:table-cell office:value-type="float" office:value="-0.058507" calcext:value-type="float">
            <text:p>-0.05850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-0.0656025" calcext:value-type="float">
            <text:p>-0.0656025</text:p>
          </table:table-cell>
          <table:table-cell office:value-type="float" office:value="1519.53" calcext:value-type="float">
            <text:p>1519.53</text:p>
          </table:table-cell>
        </table:table-row>
        <table:table-row table:style-name="ro1">
          <table:table-cell office:value-type="float" office:value="-0.0727805" calcext:value-type="float">
            <text:p>-0.0727805</text:p>
          </table:table-cell>
          <table:table-cell office:value-type="float" office:value="1521.07" calcext:value-type="float">
            <text:p>1521.07</text:p>
          </table:table-cell>
        </table:table-row>
        <table:table-row table:style-name="ro1">
          <table:table-cell office:value-type="float" office:value="-0.0795824" calcext:value-type="float">
            <text:p>-0.0795824</text:p>
          </table:table-cell>
          <table:table-cell office:value-type="float" office:value="1522.6" calcext:value-type="float">
            <text:p>1522.6</text:p>
          </table:table-cell>
        </table:table-row>
        <table:table-row table:style-name="ro1">
          <table:table-cell office:value-type="float" office:value="-0.0860767" calcext:value-type="float">
            <text:p>-0.0860767</text:p>
          </table:table-cell>
          <table:table-cell office:value-type="float" office:value="1524.13" calcext:value-type="float">
            <text:p>1524.13</text:p>
          </table:table-cell>
        </table:table-row>
        <table:table-row table:style-name="ro1">
          <table:table-cell office:value-type="float" office:value="-0.0919347" calcext:value-type="float">
            <text:p>-0.0919347</text:p>
          </table:table-cell>
          <table:table-cell office:value-type="float" office:value="1525.67" calcext:value-type="float">
            <text:p>1525.67</text:p>
          </table:table-cell>
        </table:table-row>
        <table:table-row table:style-name="ro1">
          <table:table-cell office:value-type="float" office:value="-0.096914" calcext:value-type="float">
            <text:p>-0.096914</text:p>
          </table:table-cell>
          <table:table-cell office:value-type="float" office:value="1527.2" calcext:value-type="float">
            <text:p>1527.2</text:p>
          </table:table-cell>
        </table:table-row>
        <table:table-row table:style-name="ro1">
          <table:table-cell office:value-type="float" office:value="-0.101143" calcext:value-type="float">
            <text:p>-0.101143</text:p>
          </table:table-cell>
          <table:table-cell office:value-type="float" office:value="1528.73" calcext:value-type="float">
            <text:p>1528.73</text:p>
          </table:table-cell>
        </table:table-row>
        <table:table-row table:style-name="ro1">
          <table:table-cell office:value-type="float" office:value="-0.10428" calcext:value-type="float">
            <text:p>-0.10428</text:p>
          </table:table-cell>
          <table:table-cell office:value-type="float" office:value="1530.27" calcext:value-type="float">
            <text:p>1530.27</text:p>
          </table:table-cell>
        </table:table-row>
        <table:table-row table:style-name="ro1">
          <table:table-cell office:value-type="float" office:value="-0.106507" calcext:value-type="float">
            <text:p>-0.106507</text:p>
          </table:table-cell>
          <table:table-cell office:value-type="float" office:value="1531.8" calcext:value-type="float">
            <text:p>1531.8</text:p>
          </table:table-cell>
        </table:table-row>
        <table:table-row table:style-name="ro1">
          <table:table-cell office:value-type="float" office:value="-0.10784" calcext:value-type="float">
            <text:p>-0.10784</text:p>
          </table:table-cell>
          <table:table-cell office:value-type="float" office:value="1533.33" calcext:value-type="float">
            <text:p>1533.33</text:p>
          </table:table-cell>
        </table:table-row>
        <table:table-row table:style-name="ro1">
          <table:table-cell office:value-type="float" office:value="-0.108141" calcext:value-type="float">
            <text:p>-0.108141</text:p>
          </table:table-cell>
          <table:table-cell office:value-type="float" office:value="1534.87" calcext:value-type="float">
            <text:p>1534.87</text:p>
          </table:table-cell>
        </table:table-row>
        <table:table-row table:style-name="ro1">
          <table:table-cell office:value-type="float" office:value="-0.107722" calcext:value-type="float">
            <text:p>-0.107722</text:p>
          </table:table-cell>
          <table:table-cell office:value-type="float" office:value="1536.4" calcext:value-type="float">
            <text:p>1536.4</text:p>
          </table:table-cell>
        </table:table-row>
        <table:table-row table:style-name="ro1">
          <table:table-cell office:value-type="float" office:value="-0.106355" calcext:value-type="float">
            <text:p>-0.106355</text:p>
          </table:table-cell>
          <table:table-cell office:value-type="float" office:value="1537.93" calcext:value-type="float">
            <text:p>1537.93</text:p>
          </table:table-cell>
        </table:table-row>
        <table:table-row table:style-name="ro1">
          <table:table-cell office:value-type="float" office:value="-0.104152" calcext:value-type="float">
            <text:p>-0.104152</text:p>
          </table:table-cell>
          <table:table-cell office:value-type="float" office:value="1539.47" calcext:value-type="float">
            <text:p>1539.47</text:p>
          </table:table-cell>
        </table:table-row>
        <table:table-row table:style-name="ro1">
          <table:table-cell office:value-type="float" office:value="-0.101218" calcext:value-type="float">
            <text:p>-0.101218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-0.097307" calcext:value-type="float">
            <text:p>-0.097307</text:p>
          </table:table-cell>
          <table:table-cell office:value-type="float" office:value="1542.53" calcext:value-type="float">
            <text:p>1542.53</text:p>
          </table:table-cell>
        </table:table-row>
        <table:table-row table:style-name="ro1">
          <table:table-cell office:value-type="float" office:value="-0.0927457" calcext:value-type="float">
            <text:p>-0.0927457</text:p>
          </table:table-cell>
          <table:table-cell office:value-type="float" office:value="1544.07" calcext:value-type="float">
            <text:p>1544.07</text:p>
          </table:table-cell>
        </table:table-row>
        <table:table-row table:style-name="ro1">
          <table:table-cell office:value-type="float" office:value="-0.0874096" calcext:value-type="float">
            <text:p>-0.0874096</text:p>
          </table:table-cell>
          <table:table-cell office:value-type="float" office:value="1545.6" calcext:value-type="float">
            <text:p>1545.6</text:p>
          </table:table-cell>
        </table:table-row>
        <table:table-row table:style-name="ro1">
          <table:table-cell office:value-type="float" office:value="-0.0813544" calcext:value-type="float">
            <text:p>-0.0813544</text:p>
          </table:table-cell>
          <table:table-cell office:value-type="float" office:value="1547.13" calcext:value-type="float">
            <text:p>1547.13</text:p>
          </table:table-cell>
        </table:table-row>
        <table:table-row table:style-name="ro1">
          <table:table-cell office:value-type="float" office:value="-0.0749115" calcext:value-type="float">
            <text:p>-0.0749115</text:p>
          </table:table-cell>
          <table:table-cell office:value-type="float" office:value="1548.67" calcext:value-type="float">
            <text:p>1548.67</text:p>
          </table:table-cell>
        </table:table-row>
        <table:table-row table:style-name="ro1">
          <table:table-cell office:value-type="float" office:value="-0.0679063" calcext:value-type="float">
            <text:p>-0.0679063</text:p>
          </table:table-cell>
          <table:table-cell office:value-type="float" office:value="1550.2" calcext:value-type="float">
            <text:p>1550.2</text:p>
          </table:table-cell>
        </table:table-row>
        <table:table-row table:style-name="ro1">
          <table:table-cell office:value-type="float" office:value="-0.0607169" calcext:value-type="float">
            <text:p>-0.0607169</text:p>
          </table:table-cell>
          <table:table-cell office:value-type="float" office:value="1551.73" calcext:value-type="float">
            <text:p>1551.73</text:p>
          </table:table-cell>
        </table:table-row>
        <table:table-row table:style-name="ro1">
          <table:table-cell office:value-type="float" office:value="-0.0534493" calcext:value-type="float">
            <text:p>-0.0534493</text:p>
          </table:table-cell>
          <table:table-cell office:value-type="float" office:value="1553.27" calcext:value-type="float">
            <text:p>1553.27</text:p>
          </table:table-cell>
        </table:table-row>
        <table:table-row table:style-name="ro1">
          <table:table-cell office:value-type="float" office:value="-0.0460995" calcext:value-type="float">
            <text:p>-0.0460995</text:p>
          </table:table-cell>
          <table:table-cell office:value-type="float" office:value="1554.8" calcext:value-type="float">
            <text:p>1554.8</text:p>
          </table:table-cell>
        </table:table-row>
        <table:table-row table:style-name="ro1">
          <table:table-cell office:value-type="float" office:value="-0.0391002" calcext:value-type="float">
            <text:p>-0.0391002</text:p>
          </table:table-cell>
          <table:table-cell office:value-type="float" office:value="1556.33" calcext:value-type="float">
            <text:p>1556.33</text:p>
          </table:table-cell>
        </table:table-row>
        <table:table-row table:style-name="ro1">
          <table:table-cell office:value-type="float" office:value="-0.0323246" calcext:value-type="float">
            <text:p>-0.0323246</text:p>
          </table:table-cell>
          <table:table-cell office:value-type="float" office:value="1557.87" calcext:value-type="float">
            <text:p>1557.87</text:p>
          </table:table-cell>
        </table:table-row>
        <table:table-row table:style-name="ro1">
          <table:table-cell office:value-type="float" office:value="-0.0260273" calcext:value-type="float">
            <text:p>-0.0260273</text:p>
          </table:table-cell>
          <table:table-cell office:value-type="float" office:value="1559.4" calcext:value-type="float">
            <text:p>1559.4</text:p>
          </table:table-cell>
        </table:table-row>
        <table:table-row table:style-name="ro1">
          <table:table-cell office:value-type="float" office:value="-0.0203908" calcext:value-type="float">
            <text:p>-0.0203908</text:p>
          </table:table-cell>
          <table:table-cell office:value-type="float" office:value="1560.93" calcext:value-type="float">
            <text:p>1560.93</text:p>
          </table:table-cell>
        </table:table-row>
        <table:table-row table:style-name="ro1">
          <table:table-cell office:value-type="float" office:value="-0.0152621" calcext:value-type="float">
            <text:p>-0.0152621</text:p>
          </table:table-cell>
          <table:table-cell office:value-type="float" office:value="1562.47" calcext:value-type="float">
            <text:p>1562.47</text:p>
          </table:table-cell>
        </table:table-row>
        <table:table-row table:style-name="ro1">
          <table:table-cell office:value-type="float" office:value="-0.0110006" calcext:value-type="float">
            <text:p>-0.011000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-0.007457" calcext:value-type="float">
            <text:p>-0.007457</text:p>
          </table:table-cell>
          <table:table-cell office:value-type="float" office:value="1565.53" calcext:value-type="float">
            <text:p>1565.53</text:p>
          </table:table-cell>
        </table:table-row>
        <table:table-row table:style-name="ro1">
          <table:table-cell office:value-type="float" office:value="-0.00468418" calcext:value-type="float">
            <text:p>-0.00468418</text:p>
          </table:table-cell>
          <table:table-cell office:value-type="float" office:value="1567.07" calcext:value-type="float">
            <text:p>1567.07</text:p>
          </table:table-cell>
        </table:table-row>
        <table:table-row table:style-name="ro1">
          <table:table-cell office:value-type="float" office:value="-0.00290689" calcext:value-type="float">
            <text:p>-0.00290689</text:p>
          </table:table-cell>
          <table:table-cell office:value-type="float" office:value="1568.6" calcext:value-type="float">
            <text:p>1568.6</text:p>
          </table:table-cell>
        </table:table-row>
        <table:table-row table:style-name="ro1">
          <table:table-cell office:value-type="float" office:value="-0.0018698" calcext:value-type="float">
            <text:p>-0.0018698</text:p>
          </table:table-cell>
          <table:table-cell office:value-type="float" office:value="1570.13" calcext:value-type="float">
            <text:p>1570.13</text:p>
          </table:table-cell>
        </table:table-row>
        <table:table-row table:style-name="ro1">
          <table:table-cell office:value-type="float" office:value="-0.00186347" calcext:value-type="float">
            <text:p>-0.00186347</text:p>
          </table:table-cell>
          <table:table-cell office:value-type="float" office:value="1571.67" calcext:value-type="float">
            <text:p>1571.67</text:p>
          </table:table-cell>
        </table:table-row>
        <table:table-row table:style-name="ro1">
          <table:table-cell office:value-type="float" office:value="-0.0028329" calcext:value-type="float">
            <text:p>-0.0028329</text:p>
          </table:table-cell>
          <table:table-cell office:value-type="float" office:value="1573.2" calcext:value-type="float">
            <text:p>1573.2</text:p>
          </table:table-cell>
        </table:table-row>
        <table:table-row table:style-name="ro1">
          <table:table-cell office:value-type="float" office:value="-0.00468251" calcext:value-type="float">
            <text:p>-0.00468251</text:p>
          </table:table-cell>
          <table:table-cell office:value-type="float" office:value="1574.73" calcext:value-type="float">
            <text:p>1574.73</text:p>
          </table:table-cell>
        </table:table-row>
        <table:table-row table:style-name="ro1">
          <table:table-cell office:value-type="float" office:value="-0.00767006" calcext:value-type="float">
            <text:p>-0.00767006</text:p>
          </table:table-cell>
          <table:table-cell office:value-type="float" office:value="1576.27" calcext:value-type="float">
            <text:p>1576.27</text:p>
          </table:table-cell>
        </table:table-row>
        <table:table-row table:style-name="ro1">
          <table:table-cell office:value-type="float" office:value="-0.0114749" calcext:value-type="float">
            <text:p>-0.0114749</text:p>
          </table:table-cell>
          <table:table-cell office:value-type="float" office:value="1577.8" calcext:value-type="float">
            <text:p>1577.8</text:p>
          </table:table-cell>
        </table:table-row>
        <table:table-row table:style-name="ro1">
          <table:table-cell office:value-type="float" office:value="-0.0161841" calcext:value-type="float">
            <text:p>-0.0161841</text:p>
          </table:table-cell>
          <table:table-cell office:value-type="float" office:value="1579.33" calcext:value-type="float">
            <text:p>1579.33</text:p>
          </table:table-cell>
        </table:table-row>
        <table:table-row table:style-name="ro1">
          <table:table-cell office:value-type="float" office:value="-0.021707" calcext:value-type="float">
            <text:p>-0.021707</text:p>
          </table:table-cell>
          <table:table-cell office:value-type="float" office:value="1580.87" calcext:value-type="float">
            <text:p>1580.87</text:p>
          </table:table-cell>
        </table:table-row>
        <table:table-row table:style-name="ro1">
          <table:table-cell office:value-type="float" office:value="-0.0276807" calcext:value-type="float">
            <text:p>-0.0276807</text:p>
          </table:table-cell>
          <table:table-cell office:value-type="float" office:value="1582.4" calcext:value-type="float">
            <text:p>1582.4</text:p>
          </table:table-cell>
        </table:table-row>
        <table:table-row table:style-name="ro1">
          <table:table-cell office:value-type="float" office:value="-0.0342376" calcext:value-type="float">
            <text:p>-0.0342376</text:p>
          </table:table-cell>
          <table:table-cell office:value-type="float" office:value="1583.93" calcext:value-type="float">
            <text:p>1583.93</text:p>
          </table:table-cell>
        </table:table-row>
        <table:table-row table:style-name="ro1">
          <table:table-cell office:value-type="float" office:value="-0.0409801" calcext:value-type="float">
            <text:p>-0.0409801</text:p>
          </table:table-cell>
          <table:table-cell office:value-type="float" office:value="1585.47" calcext:value-type="float">
            <text:p>1585.47</text:p>
          </table:table-cell>
        </table:table-row>
        <table:table-row table:style-name="ro1">
          <table:table-cell office:value-type="float" office:value="-0.047821" calcext:value-type="float">
            <text:p>-0.04782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-0.0548102" calcext:value-type="float">
            <text:p>-0.0548102</text:p>
          </table:table-cell>
          <table:table-cell office:value-type="float" office:value="1588.53" calcext:value-type="float">
            <text:p>1588.53</text:p>
          </table:table-cell>
        </table:table-row>
        <table:table-row table:style-name="ro1">
          <table:table-cell office:value-type="float" office:value="-0.0615824" calcext:value-type="float">
            <text:p>-0.0615824</text:p>
          </table:table-cell>
          <table:table-cell office:value-type="float" office:value="1590.07" calcext:value-type="float">
            <text:p>1590.07</text:p>
          </table:table-cell>
        </table:table-row>
        <table:table-row table:style-name="ro1">
          <table:table-cell office:value-type="float" office:value="-0.0683579" calcext:value-type="float">
            <text:p>-0.0683579</text:p>
          </table:table-cell>
          <table:table-cell office:value-type="float" office:value="1591.6" calcext:value-type="float">
            <text:p>1591.6</text:p>
          </table:table-cell>
        </table:table-row>
        <table:table-row table:style-name="ro1">
          <table:table-cell office:value-type="float" office:value="-0.0749661" calcext:value-type="float">
            <text:p>-0.0749661</text:p>
          </table:table-cell>
          <table:table-cell office:value-type="float" office:value="1593.13" calcext:value-type="float">
            <text:p>1593.13</text:p>
          </table:table-cell>
        </table:table-row>
        <table:table-row table:style-name="ro1">
          <table:table-cell office:value-type="float" office:value="-0.0812578" calcext:value-type="float">
            <text:p>-0.0812578</text:p>
          </table:table-cell>
          <table:table-cell office:value-type="float" office:value="1594.67" calcext:value-type="float">
            <text:p>1594.67</text:p>
          </table:table-cell>
        </table:table-row>
        <table:table-row table:style-name="ro1">
          <table:table-cell office:value-type="float" office:value="-0.0873791" calcext:value-type="float">
            <text:p>-0.0873791</text:p>
          </table:table-cell>
          <table:table-cell office:value-type="float" office:value="1596.2" calcext:value-type="float">
            <text:p>1596.2</text:p>
          </table:table-cell>
        </table:table-row>
        <table:table-row table:style-name="ro1">
          <table:table-cell office:value-type="float" office:value="-0.0929064" calcext:value-type="float">
            <text:p>-0.0929064</text:p>
          </table:table-cell>
          <table:table-cell office:value-type="float" office:value="1597.73" calcext:value-type="float">
            <text:p>1597.73</text:p>
          </table:table-cell>
        </table:table-row>
        <table:table-row table:style-name="ro1">
          <table:table-cell office:value-type="float" office:value="-0.0978591" calcext:value-type="float">
            <text:p>-0.0978591</text:p>
          </table:table-cell>
          <table:table-cell office:value-type="float" office:value="1599.27" calcext:value-type="float">
            <text:p>1599.27</text:p>
          </table:table-cell>
        </table:table-row>
        <table:table-row table:style-name="ro1">
          <table:table-cell office:value-type="float" office:value="-0.102043" calcext:value-type="float">
            <text:p>-0.102043</text:p>
          </table:table-cell>
          <table:table-cell office:value-type="float" office:value="1600.8" calcext:value-type="float">
            <text:p>1600.8</text:p>
          </table:table-cell>
        </table:table-row>
        <table:table-row table:style-name="ro1">
          <table:table-cell office:value-type="float" office:value="-0.105111" calcext:value-type="float">
            <text:p>-0.105111</text:p>
          </table:table-cell>
          <table:table-cell office:value-type="float" office:value="1602.33" calcext:value-type="float">
            <text:p>1602.33</text:p>
          </table:table-cell>
        </table:table-row>
        <table:table-row table:style-name="ro1">
          <table:table-cell office:value-type="float" office:value="-0.107235" calcext:value-type="float">
            <text:p>-0.107235</text:p>
          </table:table-cell>
          <table:table-cell office:value-type="float" office:value="1603.87" calcext:value-type="float">
            <text:p>1603.87</text:p>
          </table:table-cell>
        </table:table-row>
        <table:table-row table:style-name="ro1">
          <table:table-cell office:value-type="float" office:value="-0.108115" calcext:value-type="float">
            <text:p>-0.108115</text:p>
          </table:table-cell>
          <table:table-cell office:value-type="float" office:value="1605.4" calcext:value-type="float">
            <text:p>1605.4</text:p>
          </table:table-cell>
        </table:table-row>
        <table:table-row table:style-name="ro1">
          <table:table-cell office:value-type="float" office:value="-0.107879" calcext:value-type="float">
            <text:p>-0.107879</text:p>
          </table:table-cell>
          <table:table-cell office:value-type="float" office:value="1606.93" calcext:value-type="float">
            <text:p>1606.93</text:p>
          </table:table-cell>
        </table:table-row>
        <table:table-row table:style-name="ro1">
          <table:table-cell office:value-type="float" office:value="-0.106744" calcext:value-type="float">
            <text:p>-0.106744</text:p>
          </table:table-cell>
          <table:table-cell office:value-type="float" office:value="1608.47" calcext:value-type="float">
            <text:p>1608.47</text:p>
          </table:table-cell>
        </table:table-row>
        <table:table-row table:style-name="ro1">
          <table:table-cell office:value-type="float" office:value="-0.104572" calcext:value-type="float">
            <text:p>-0.10457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-0.101787" calcext:value-type="float">
            <text:p>-0.101787</text:p>
          </table:table-cell>
          <table:table-cell office:value-type="float" office:value="1611.53" calcext:value-type="float">
            <text:p>1611.53</text:p>
          </table:table-cell>
        </table:table-row>
        <table:table-row table:style-name="ro1">
          <table:table-cell office:value-type="float" office:value="-0.0983309" calcext:value-type="float">
            <text:p>-0.0983309</text:p>
          </table:table-cell>
          <table:table-cell office:value-type="float" office:value="1613.07" calcext:value-type="float">
            <text:p>1613.07</text:p>
          </table:table-cell>
        </table:table-row>
        <table:table-row table:style-name="ro1">
          <table:table-cell office:value-type="float" office:value="-0.0942011" calcext:value-type="float">
            <text:p>-0.0942011</text:p>
          </table:table-cell>
          <table:table-cell office:value-type="float" office:value="1614.6" calcext:value-type="float">
            <text:p>1614.6</text:p>
          </table:table-cell>
        </table:table-row>
        <table:table-row table:style-name="ro1">
          <table:table-cell office:value-type="float" office:value="-0.0896192" calcext:value-type="float">
            <text:p>-0.0896192</text:p>
          </table:table-cell>
          <table:table-cell office:value-type="float" office:value="1616.13" calcext:value-type="float">
            <text:p>1616.13</text:p>
          </table:table-cell>
        </table:table-row>
        <table:table-row table:style-name="ro1">
          <table:table-cell office:value-type="float" office:value="-0.0842608" calcext:value-type="float">
            <text:p>-0.0842608</text:p>
          </table:table-cell>
          <table:table-cell office:value-type="float" office:value="1617.67" calcext:value-type="float">
            <text:p>1617.67</text:p>
          </table:table-cell>
        </table:table-row>
        <table:table-row table:style-name="ro1">
          <table:table-cell office:value-type="float" office:value="-0.0783124" calcext:value-type="float">
            <text:p>-0.0783124</text:p>
          </table:table-cell>
          <table:table-cell office:value-type="float" office:value="1619.2" calcext:value-type="float">
            <text:p>1619.2</text:p>
          </table:table-cell>
        </table:table-row>
        <table:table-row table:style-name="ro1">
          <table:table-cell office:value-type="float" office:value="-0.0717614" calcext:value-type="float">
            <text:p>-0.0717614</text:p>
          </table:table-cell>
          <table:table-cell office:value-type="float" office:value="1620.73" calcext:value-type="float">
            <text:p>1620.73</text:p>
          </table:table-cell>
        </table:table-row>
        <table:table-row table:style-name="ro1">
          <table:table-cell office:value-type="float" office:value="-0.0645517" calcext:value-type="float">
            <text:p>-0.0645517</text:p>
          </table:table-cell>
          <table:table-cell office:value-type="float" office:value="1622.27" calcext:value-type="float">
            <text:p>1622.27</text:p>
          </table:table-cell>
        </table:table-row>
        <table:table-row table:style-name="ro1">
          <table:table-cell office:value-type="float" office:value="-0.0571351" calcext:value-type="float">
            <text:p>-0.0571351</text:p>
          </table:table-cell>
          <table:table-cell office:value-type="float" office:value="1623.8" calcext:value-type="float">
            <text:p>1623.8</text:p>
          </table:table-cell>
        </table:table-row>
        <table:table-row table:style-name="ro1">
          <table:table-cell office:value-type="float" office:value="-0.0495031" calcext:value-type="float">
            <text:p>-0.0495031</text:p>
          </table:table-cell>
          <table:table-cell office:value-type="float" office:value="1625.33" calcext:value-type="float">
            <text:p>1625.33</text:p>
          </table:table-cell>
        </table:table-row>
        <table:table-row table:style-name="ro1">
          <table:table-cell office:value-type="float" office:value="-0.0420535" calcext:value-type="float">
            <text:p>-0.0420535</text:p>
          </table:table-cell>
          <table:table-cell office:value-type="float" office:value="1626.87" calcext:value-type="float">
            <text:p>1626.87</text:p>
          </table:table-cell>
        </table:table-row>
        <table:table-row table:style-name="ro1">
          <table:table-cell office:value-type="float" office:value="-0.0351149" calcext:value-type="float">
            <text:p>-0.0351149</text:p>
          </table:table-cell>
          <table:table-cell office:value-type="float" office:value="1628.4" calcext:value-type="float">
            <text:p>1628.4</text:p>
          </table:table-cell>
        </table:table-row>
        <table:table-row table:style-name="ro1">
          <table:table-cell office:value-type="float" office:value="-0.0286414" calcext:value-type="float">
            <text:p>-0.0286414</text:p>
          </table:table-cell>
          <table:table-cell office:value-type="float" office:value="1629.93" calcext:value-type="float">
            <text:p>1629.93</text:p>
          </table:table-cell>
        </table:table-row>
        <table:table-row table:style-name="ro1">
          <table:table-cell office:value-type="float" office:value="-0.0230172" calcext:value-type="float">
            <text:p>-0.0230172</text:p>
          </table:table-cell>
          <table:table-cell office:value-type="float" office:value="1631.47" calcext:value-type="float">
            <text:p>1631.47</text:p>
          </table:table-cell>
        </table:table-row>
        <table:table-row table:style-name="ro1">
          <table:table-cell office:value-type="float" office:value="-0.018061" calcext:value-type="float">
            <text:p>-0.018061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-0.0137283" calcext:value-type="float">
            <text:p>-0.0137283</text:p>
          </table:table-cell>
          <table:table-cell office:value-type="float" office:value="1634.53" calcext:value-type="float">
            <text:p>1634.53</text:p>
          </table:table-cell>
        </table:table-row>
        <table:table-row table:style-name="ro1">
          <table:table-cell office:value-type="float" office:value="-0.0101355" calcext:value-type="float">
            <text:p>-0.0101355</text:p>
          </table:table-cell>
          <table:table-cell office:value-type="float" office:value="1636.07" calcext:value-type="float">
            <text:p>1636.07</text:p>
          </table:table-cell>
        </table:table-row>
        <table:table-row table:style-name="ro1">
          <table:table-cell office:value-type="float" office:value="-0.00695995" calcext:value-type="float">
            <text:p>-0.00695995</text:p>
          </table:table-cell>
          <table:table-cell office:value-type="float" office:value="1637.6" calcext:value-type="float">
            <text:p>1637.6</text:p>
          </table:table-cell>
        </table:table-row>
        <table:table-row table:style-name="ro1">
          <table:table-cell office:value-type="float" office:value="-0.00446791" calcext:value-type="float">
            <text:p>-0.00446791</text:p>
          </table:table-cell>
          <table:table-cell office:value-type="float" office:value="1639.13" calcext:value-type="float">
            <text:p>1639.13</text:p>
          </table:table-cell>
        </table:table-row>
        <table:table-row table:style-name="ro1">
          <table:table-cell office:value-type="float" office:value="-0.0026752" calcext:value-type="float">
            <text:p>-0.0026752</text:p>
          </table:table-cell>
          <table:table-cell office:value-type="float" office:value="1640.67" calcext:value-type="float">
            <text:p>1640.67</text:p>
          </table:table-cell>
        </table:table-row>
        <table:table-row table:style-name="ro1">
          <table:table-cell office:value-type="float" office:value="-0.0016296" calcext:value-type="float">
            <text:p>-0.0016296</text:p>
          </table:table-cell>
          <table:table-cell office:value-type="float" office:value="1642.2" calcext:value-type="float">
            <text:p>1642.2</text:p>
          </table:table-cell>
        </table:table-row>
        <table:table-row table:style-name="ro1">
          <table:table-cell office:value-type="float" office:value="-0.00176444" calcext:value-type="float">
            <text:p>-0.00176444</text:p>
          </table:table-cell>
          <table:table-cell office:value-type="float" office:value="1643.73" calcext:value-type="float">
            <text:p>1643.73</text:p>
          </table:table-cell>
        </table:table-row>
        <table:table-row table:style-name="ro1">
          <table:table-cell office:value-type="float" office:value="-0.00294909" calcext:value-type="float">
            <text:p>-0.00294909</text:p>
          </table:table-cell>
          <table:table-cell office:value-type="float" office:value="1645.27" calcext:value-type="float">
            <text:p>1645.27</text:p>
          </table:table-cell>
        </table:table-row>
        <table:table-row table:style-name="ro1">
          <table:table-cell office:value-type="float" office:value="-0.00541344" calcext:value-type="float">
            <text:p>-0.00541344</text:p>
          </table:table-cell>
          <table:table-cell office:value-type="float" office:value="1646.8" calcext:value-type="float">
            <text:p>1646.8</text:p>
          </table:table-cell>
        </table:table-row>
        <table:table-row table:style-name="ro1">
          <table:table-cell office:value-type="float" office:value="-0.00914568" calcext:value-type="float">
            <text:p>-0.00914568</text:p>
          </table:table-cell>
          <table:table-cell office:value-type="float" office:value="1648.33" calcext:value-type="float">
            <text:p>1648.33</text:p>
          </table:table-cell>
        </table:table-row>
        <table:table-row table:style-name="ro1">
          <table:table-cell office:value-type="float" office:value="-0.0137794" calcext:value-type="float">
            <text:p>-0.0137794</text:p>
          </table:table-cell>
          <table:table-cell office:value-type="float" office:value="1649.87" calcext:value-type="float">
            <text:p>1649.87</text:p>
          </table:table-cell>
        </table:table-row>
        <table:table-row table:style-name="ro1">
          <table:table-cell office:value-type="float" office:value="-0.0193746" calcext:value-type="float">
            <text:p>-0.0193746</text:p>
          </table:table-cell>
          <table:table-cell office:value-type="float" office:value="1651.4" calcext:value-type="float">
            <text:p>1651.4</text:p>
          </table:table-cell>
        </table:table-row>
        <table:table-row table:style-name="ro1">
          <table:table-cell office:value-type="float" office:value="-0.0254388" calcext:value-type="float">
            <text:p>-0.0254388</text:p>
          </table:table-cell>
          <table:table-cell office:value-type="float" office:value="1652.93" calcext:value-type="float">
            <text:p>1652.93</text:p>
          </table:table-cell>
        </table:table-row>
        <table:table-row table:style-name="ro1">
          <table:table-cell office:value-type="float" office:value="-0.0317681" calcext:value-type="float">
            <text:p>-0.0317681</text:p>
          </table:table-cell>
          <table:table-cell office:value-type="float" office:value="1654.47" calcext:value-type="float">
            <text:p>1654.47</text:p>
          </table:table-cell>
        </table:table-row>
        <table:table-row table:style-name="ro1">
          <table:table-cell office:value-type="float" office:value="-0.0383438" calcext:value-type="float">
            <text:p>-0.0383438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-0.0447987" calcext:value-type="float">
            <text:p>-0.0447987</text:p>
          </table:table-cell>
          <table:table-cell office:value-type="float" office:value="1657.53" calcext:value-type="float">
            <text:p>1657.53</text:p>
          </table:table-cell>
        </table:table-row>
        <table:table-row table:style-name="ro1">
          <table:table-cell office:value-type="float" office:value="-0.0513834" calcext:value-type="float">
            <text:p>-0.0513834</text:p>
          </table:table-cell>
          <table:table-cell office:value-type="float" office:value="1659.07" calcext:value-type="float">
            <text:p>1659.07</text:p>
          </table:table-cell>
        </table:table-row>
        <table:table-row table:style-name="ro1">
          <table:table-cell office:value-type="float" office:value="-0.058026" calcext:value-type="float">
            <text:p>-0.058026</text:p>
          </table:table-cell>
          <table:table-cell office:value-type="float" office:value="1660.6" calcext:value-type="float">
            <text:p>1660.6</text:p>
          </table:table-cell>
        </table:table-row>
        <table:table-row table:style-name="ro1">
          <table:table-cell office:value-type="float" office:value="-0.0646862" calcext:value-type="float">
            <text:p>-0.0646862</text:p>
          </table:table-cell>
          <table:table-cell office:value-type="float" office:value="1662.13" calcext:value-type="float">
            <text:p>1662.13</text:p>
          </table:table-cell>
        </table:table-row>
        <table:table-row table:style-name="ro1">
          <table:table-cell office:value-type="float" office:value="-0.071587" calcext:value-type="float">
            <text:p>-0.071587</text:p>
          </table:table-cell>
          <table:table-cell office:value-type="float" office:value="1663.67" calcext:value-type="float">
            <text:p>1663.67</text:p>
          </table:table-cell>
        </table:table-row>
        <table:table-row table:style-name="ro1">
          <table:table-cell office:value-type="float" office:value="-0.078356" calcext:value-type="float">
            <text:p>-0.078356</text:p>
          </table:table-cell>
          <table:table-cell office:value-type="float" office:value="1665.2" calcext:value-type="float">
            <text:p>1665.2</text:p>
          </table:table-cell>
        </table:table-row>
        <table:table-row table:style-name="ro1">
          <table:table-cell office:value-type="float" office:value="-0.0849937" calcext:value-type="float">
            <text:p>-0.0849937</text:p>
          </table:table-cell>
          <table:table-cell office:value-type="float" office:value="1666.73" calcext:value-type="float">
            <text:p>1666.73</text:p>
          </table:table-cell>
        </table:table-row>
        <table:table-row table:style-name="ro1">
          <table:table-cell office:value-type="float" office:value="-0.0912333" calcext:value-type="float">
            <text:p>-0.0912333</text:p>
          </table:table-cell>
          <table:table-cell office:value-type="float" office:value="1668.27" calcext:value-type="float">
            <text:p>1668.27</text:p>
          </table:table-cell>
        </table:table-row>
        <table:table-row table:style-name="ro1">
          <table:table-cell office:value-type="float" office:value="-0.0966114" calcext:value-type="float">
            <text:p>-0.0966114</text:p>
          </table:table-cell>
          <table:table-cell office:value-type="float" office:value="1669.8" calcext:value-type="float">
            <text:p>1669.8</text:p>
          </table:table-cell>
        </table:table-row>
        <table:table-row table:style-name="ro1">
          <table:table-cell office:value-type="float" office:value="-0.101169" calcext:value-type="float">
            <text:p>-0.101169</text:p>
          </table:table-cell>
          <table:table-cell office:value-type="float" office:value="1671.33" calcext:value-type="float">
            <text:p>1671.33</text:p>
          </table:table-cell>
        </table:table-row>
        <table:table-row table:style-name="ro1">
          <table:table-cell office:value-type="float" office:value="-0.1045" calcext:value-type="float">
            <text:p>-0.1045</text:p>
          </table:table-cell>
          <table:table-cell office:value-type="float" office:value="1672.87" calcext:value-type="float">
            <text:p>1672.87</text:p>
          </table:table-cell>
        </table:table-row>
        <table:table-row table:style-name="ro1">
          <table:table-cell office:value-type="float" office:value="-0.106637" calcext:value-type="float">
            <text:p>-0.106637</text:p>
          </table:table-cell>
          <table:table-cell office:value-type="float" office:value="1674.4" calcext:value-type="float">
            <text:p>1674.4</text:p>
          </table:table-cell>
        </table:table-row>
        <table:table-row table:style-name="ro1">
          <table:table-cell office:value-type="float" office:value="-0.107771" calcext:value-type="float">
            <text:p>-0.107771</text:p>
          </table:table-cell>
          <table:table-cell office:value-type="float" office:value="1675.93" calcext:value-type="float">
            <text:p>1675.93</text:p>
          </table:table-cell>
        </table:table-row>
        <table:table-row table:style-name="ro1">
          <table:table-cell office:value-type="float" office:value="-0.107782" calcext:value-type="float">
            <text:p>-0.107782</text:p>
          </table:table-cell>
          <table:table-cell office:value-type="float" office:value="1677.47" calcext:value-type="float">
            <text:p>1677.47</text:p>
          </table:table-cell>
        </table:table-row>
        <table:table-row table:style-name="ro1">
          <table:table-cell office:value-type="float" office:value="-0.107103" calcext:value-type="float">
            <text:p>-0.107103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-0.105733" calcext:value-type="float">
            <text:p>-0.105733</text:p>
          </table:table-cell>
          <table:table-cell office:value-type="float" office:value="1680.53" calcext:value-type="float">
            <text:p>1680.53</text:p>
          </table:table-cell>
        </table:table-row>
        <table:table-row table:style-name="ro1">
          <table:table-cell office:value-type="float" office:value="-0.103691" calcext:value-type="float">
            <text:p>-0.103691</text:p>
          </table:table-cell>
          <table:table-cell office:value-type="float" office:value="1682.07" calcext:value-type="float">
            <text:p>1682.07</text:p>
          </table:table-cell>
        </table:table-row>
        <table:table-row table:style-name="ro1">
          <table:table-cell office:value-type="float" office:value="-0.101159" calcext:value-type="float">
            <text:p>-0.101159</text:p>
          </table:table-cell>
          <table:table-cell office:value-type="float" office:value="1683.6" calcext:value-type="float">
            <text:p>1683.6</text:p>
          </table:table-cell>
        </table:table-row>
        <table:table-row table:style-name="ro1">
          <table:table-cell office:value-type="float" office:value="-0.0977796" calcext:value-type="float">
            <text:p>-0.0977796</text:p>
          </table:table-cell>
          <table:table-cell office:value-type="float" office:value="1685.13" calcext:value-type="float">
            <text:p>1685.13</text:p>
          </table:table-cell>
        </table:table-row>
        <table:table-row table:style-name="ro1">
          <table:table-cell office:value-type="float" office:value="-0.0936389" calcext:value-type="float">
            <text:p>-0.0936389</text:p>
          </table:table-cell>
          <table:table-cell office:value-type="float" office:value="1686.67" calcext:value-type="float">
            <text:p>1686.67</text:p>
          </table:table-cell>
        </table:table-row>
        <table:table-row table:style-name="ro1">
          <table:table-cell office:value-type="float" office:value="-0.0886022" calcext:value-type="float">
            <text:p>-0.0886022</text:p>
          </table:table-cell>
          <table:table-cell office:value-type="float" office:value="1688.2" calcext:value-type="float">
            <text:p>1688.2</text:p>
          </table:table-cell>
        </table:table-row>
        <table:table-row table:style-name="ro1">
          <table:table-cell office:value-type="float" office:value="-0.0825278" calcext:value-type="float">
            <text:p>-0.0825278</text:p>
          </table:table-cell>
          <table:table-cell office:value-type="float" office:value="1689.73" calcext:value-type="float">
            <text:p>1689.73</text:p>
          </table:table-cell>
        </table:table-row>
        <table:table-row table:style-name="ro1">
          <table:table-cell office:value-type="float" office:value="-0.07578" calcext:value-type="float">
            <text:p>-0.07578</text:p>
          </table:table-cell>
          <table:table-cell office:value-type="float" office:value="1691.27" calcext:value-type="float">
            <text:p>1691.27</text:p>
          </table:table-cell>
        </table:table-row>
        <table:table-row table:style-name="ro1">
          <table:table-cell office:value-type="float" office:value="-0.0683192" calcext:value-type="float">
            <text:p>-0.0683192</text:p>
          </table:table-cell>
          <table:table-cell office:value-type="float" office:value="1692.8" calcext:value-type="float">
            <text:p>1692.8</text:p>
          </table:table-cell>
        </table:table-row>
        <table:table-row table:style-name="ro1">
          <table:table-cell office:value-type="float" office:value="-0.0605664" calcext:value-type="float">
            <text:p>-0.0605664</text:p>
          </table:table-cell>
          <table:table-cell office:value-type="float" office:value="1694.33" calcext:value-type="float">
            <text:p>1694.33</text:p>
          </table:table-cell>
        </table:table-row>
        <table:table-row table:style-name="ro1">
          <table:table-cell office:value-type="float" office:value="-0.0529101" calcext:value-type="float">
            <text:p>-0.0529101</text:p>
          </table:table-cell>
          <table:table-cell office:value-type="float" office:value="1695.87" calcext:value-type="float">
            <text:p>1695.87</text:p>
          </table:table-cell>
        </table:table-row>
        <table:table-row table:style-name="ro1">
          <table:table-cell office:value-type="float" office:value="-0.0454002" calcext:value-type="float">
            <text:p>-0.0454002</text:p>
          </table:table-cell>
          <table:table-cell office:value-type="float" office:value="1697.4" calcext:value-type="float">
            <text:p>1697.4</text:p>
          </table:table-cell>
        </table:table-row>
        <table:table-row table:style-name="ro1">
          <table:table-cell office:value-type="float" office:value="-0.0385108" calcext:value-type="float">
            <text:p>-0.0385108</text:p>
          </table:table-cell>
          <table:table-cell office:value-type="float" office:value="1698.93" calcext:value-type="float">
            <text:p>1698.93</text:p>
          </table:table-cell>
        </table:table-row>
        <table:table-row table:style-name="ro1">
          <table:table-cell office:value-type="float" office:value="-0.0321481" calcext:value-type="float">
            <text:p>-0.0321481</text:p>
          </table:table-cell>
          <table:table-cell office:value-type="float" office:value="1700.47" calcext:value-type="float">
            <text:p>1700.47</text:p>
          </table:table-cell>
        </table:table-row>
        <table:table-row table:style-name="ro1">
          <table:table-cell office:value-type="float" office:value="-0.0263129" calcext:value-type="float">
            <text:p>-0.0263129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-0.0211224" calcext:value-type="float">
            <text:p>-0.0211224</text:p>
          </table:table-cell>
          <table:table-cell office:value-type="float" office:value="1703.53" calcext:value-type="float">
            <text:p>1703.53</text:p>
          </table:table-cell>
        </table:table-row>
        <table:table-row table:style-name="ro1">
          <table:table-cell office:value-type="float" office:value="-0.0162399" calcext:value-type="float">
            <text:p>-0.0162399</text:p>
          </table:table-cell>
          <table:table-cell office:value-type="float" office:value="1705.07" calcext:value-type="float">
            <text:p>1705.07</text:p>
          </table:table-cell>
        </table:table-row>
        <table:table-row table:style-name="ro1">
          <table:table-cell office:value-type="float" office:value="-0.0118773" calcext:value-type="float">
            <text:p>-0.0118773</text:p>
          </table:table-cell>
          <table:table-cell office:value-type="float" office:value="1706.6" calcext:value-type="float">
            <text:p>1706.6</text:p>
          </table:table-cell>
        </table:table-row>
        <table:table-row table:style-name="ro1">
          <table:table-cell office:value-type="float" office:value="-0.00800783" calcext:value-type="float">
            <text:p>-0.00800783</text:p>
          </table:table-cell>
          <table:table-cell office:value-type="float" office:value="1708.13" calcext:value-type="float">
            <text:p>1708.13</text:p>
          </table:table-cell>
        </table:table-row>
        <table:table-row table:style-name="ro1">
          <table:table-cell office:value-type="float" office:value="-0.00466234" calcext:value-type="float">
            <text:p>-0.00466234</text:p>
          </table:table-cell>
          <table:table-cell office:value-type="float" office:value="1709.67" calcext:value-type="float">
            <text:p>1709.67</text:p>
          </table:table-cell>
        </table:table-row>
        <table:table-row table:style-name="ro1">
          <table:table-cell office:value-type="float" office:value="-0.0022812" calcext:value-type="float">
            <text:p>-0.0022812</text:p>
          </table:table-cell>
          <table:table-cell office:value-type="float" office:value="1711.2" calcext:value-type="float">
            <text:p>1711.2</text:p>
          </table:table-cell>
        </table:table-row>
        <table:table-row table:style-name="ro1">
          <table:table-cell office:value-type="float" office:value="-0.000800953" calcext:value-type="float">
            <text:p>-0.000800953</text:p>
          </table:table-cell>
          <table:table-cell office:value-type="float" office:value="1712.73" calcext:value-type="float">
            <text:p>1712.73</text:p>
          </table:table-cell>
        </table:table-row>
        <table:table-row table:style-name="ro1">
          <table:table-cell office:value-type="float" office:value="-0.000536035" calcext:value-type="float">
            <text:p>-0.000536035</text:p>
          </table:table-cell>
          <table:table-cell office:value-type="float" office:value="1714.27" calcext:value-type="float">
            <text:p>1714.27</text:p>
          </table:table-cell>
        </table:table-row>
        <table:table-row table:style-name="ro1">
          <table:table-cell office:value-type="float" office:value="-0.00159456" calcext:value-type="float">
            <text:p>-0.00159456</text:p>
          </table:table-cell>
          <table:table-cell office:value-type="float" office:value="1715.8" calcext:value-type="float">
            <text:p>1715.8</text:p>
          </table:table-cell>
        </table:table-row>
        <table:table-row table:style-name="ro1">
          <table:table-cell office:value-type="float" office:value="-0.00373674" calcext:value-type="float">
            <text:p>-0.00373674</text:p>
          </table:table-cell>
          <table:table-cell office:value-type="float" office:value="1717.33" calcext:value-type="float">
            <text:p>1717.33</text:p>
          </table:table-cell>
        </table:table-row>
        <table:table-row table:style-name="ro1">
          <table:table-cell office:value-type="float" office:value="-0.00710353" calcext:value-type="float">
            <text:p>-0.00710353</text:p>
          </table:table-cell>
          <table:table-cell office:value-type="float" office:value="1718.87" calcext:value-type="float">
            <text:p>1718.87</text:p>
          </table:table-cell>
        </table:table-row>
        <table:table-row table:style-name="ro1">
          <table:table-cell office:value-type="float" office:value="-0.0112875" calcext:value-type="float">
            <text:p>-0.0112875</text:p>
          </table:table-cell>
          <table:table-cell office:value-type="float" office:value="1720.4" calcext:value-type="float">
            <text:p>1720.4</text:p>
          </table:table-cell>
        </table:table-row>
        <table:table-row table:style-name="ro1">
          <table:table-cell office:value-type="float" office:value="-0.0161068" calcext:value-type="float">
            <text:p>-0.0161068</text:p>
          </table:table-cell>
          <table:table-cell office:value-type="float" office:value="1721.93" calcext:value-type="float">
            <text:p>1721.93</text:p>
          </table:table-cell>
        </table:table-row>
        <table:table-row table:style-name="ro1">
          <table:table-cell office:value-type="float" office:value="-0.021513" calcext:value-type="float">
            <text:p>-0.021513</text:p>
          </table:table-cell>
          <table:table-cell office:value-type="float" office:value="1723.47" calcext:value-type="float">
            <text:p>1723.47</text:p>
          </table:table-cell>
        </table:table-row>
        <table:table-row table:style-name="ro1">
          <table:table-cell office:value-type="float" office:value="-0.0271254" calcext:value-type="float">
            <text:p>-0.0271254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-0.0331323" calcext:value-type="float">
            <text:p>-0.0331323</text:p>
          </table:table-cell>
          <table:table-cell office:value-type="float" office:value="1726.53" calcext:value-type="float">
            <text:p>1726.53</text:p>
          </table:table-cell>
        </table:table-row>
        <table:table-row table:style-name="ro1">
          <table:table-cell office:value-type="float" office:value="-0.0394195" calcext:value-type="float">
            <text:p>-0.0394195</text:p>
          </table:table-cell>
          <table:table-cell office:value-type="float" office:value="1728.07" calcext:value-type="float">
            <text:p>1728.07</text:p>
          </table:table-cell>
        </table:table-row>
        <table:table-row table:style-name="ro1">
          <table:table-cell office:value-type="float" office:value="-0.0459514" calcext:value-type="float">
            <text:p>-0.0459514</text:p>
          </table:table-cell>
          <table:table-cell office:value-type="float" office:value="1729.6" calcext:value-type="float">
            <text:p>1729.6</text:p>
          </table:table-cell>
        </table:table-row>
        <table:table-row table:style-name="ro1">
          <table:table-cell office:value-type="float" office:value="-0.0529494" calcext:value-type="float">
            <text:p>-0.0529494</text:p>
          </table:table-cell>
          <table:table-cell office:value-type="float" office:value="1731.13" calcext:value-type="float">
            <text:p>1731.13</text:p>
          </table:table-cell>
        </table:table-row>
        <table:table-row table:style-name="ro1">
          <table:table-cell office:value-type="float" office:value="-0.0600917" calcext:value-type="float">
            <text:p>-0.0600917</text:p>
          </table:table-cell>
          <table:table-cell office:value-type="float" office:value="1732.67" calcext:value-type="float">
            <text:p>1732.67</text:p>
          </table:table-cell>
        </table:table-row>
        <table:table-row table:style-name="ro1">
          <table:table-cell office:value-type="float" office:value="-0.0674377" calcext:value-type="float">
            <text:p>-0.0674377</text:p>
          </table:table-cell>
          <table:table-cell office:value-type="float" office:value="1734.2" calcext:value-type="float">
            <text:p>1734.2</text:p>
          </table:table-cell>
        </table:table-row>
        <table:table-row table:style-name="ro1">
          <table:table-cell office:value-type="float" office:value="-0.0747669" calcext:value-type="float">
            <text:p>-0.0747669</text:p>
          </table:table-cell>
          <table:table-cell office:value-type="float" office:value="1735.73" calcext:value-type="float">
            <text:p>1735.73</text:p>
          </table:table-cell>
        </table:table-row>
        <table:table-row table:style-name="ro1">
          <table:table-cell office:value-type="float" office:value="-0.0816507" calcext:value-type="float">
            <text:p>-0.0816507</text:p>
          </table:table-cell>
          <table:table-cell office:value-type="float" office:value="1737.27" calcext:value-type="float">
            <text:p>1737.27</text:p>
          </table:table-cell>
        </table:table-row>
        <table:table-row table:style-name="ro1">
          <table:table-cell office:value-type="float" office:value="-0.0881038" calcext:value-type="float">
            <text:p>-0.0881038</text:p>
          </table:table-cell>
          <table:table-cell office:value-type="float" office:value="1738.8" calcext:value-type="float">
            <text:p>1738.8</text:p>
          </table:table-cell>
        </table:table-row>
        <table:table-row table:style-name="ro1">
          <table:table-cell office:value-type="float" office:value="-0.0936747" calcext:value-type="float">
            <text:p>-0.0936747</text:p>
          </table:table-cell>
          <table:table-cell office:value-type="float" office:value="1740.33" calcext:value-type="float">
            <text:p>1740.33</text:p>
          </table:table-cell>
        </table:table-row>
        <table:table-row table:style-name="ro1">
          <table:table-cell office:value-type="float" office:value="-0.0982946" calcext:value-type="float">
            <text:p>-0.0982946</text:p>
          </table:table-cell>
          <table:table-cell office:value-type="float" office:value="1741.87" calcext:value-type="float">
            <text:p>1741.87</text:p>
          </table:table-cell>
        </table:table-row>
        <table:table-row table:style-name="ro1">
          <table:table-cell office:value-type="float" office:value="-0.102015" calcext:value-type="float">
            <text:p>-0.102015</text:p>
          </table:table-cell>
          <table:table-cell office:value-type="float" office:value="1743.4" calcext:value-type="float">
            <text:p>1743.4</text:p>
          </table:table-cell>
        </table:table-row>
        <table:table-row table:style-name="ro1">
          <table:table-cell office:value-type="float" office:value="-0.104617" calcext:value-type="float">
            <text:p>-0.104617</text:p>
          </table:table-cell>
          <table:table-cell office:value-type="float" office:value="1744.93" calcext:value-type="float">
            <text:p>1744.93</text:p>
          </table:table-cell>
        </table:table-row>
        <table:table-row table:style-name="ro1">
          <table:table-cell office:value-type="float" office:value="-0.106421" calcext:value-type="float">
            <text:p>-0.106421</text:p>
          </table:table-cell>
          <table:table-cell office:value-type="float" office:value="1746.47" calcext:value-type="float">
            <text:p>1746.47</text:p>
          </table:table-cell>
        </table:table-row>
        <table:table-row table:style-name="ro1">
          <table:table-cell office:value-type="float" office:value="-0.107362" calcext:value-type="float">
            <text:p>-0.107362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-0.107481" calcext:value-type="float">
            <text:p>-0.107481</text:p>
          </table:table-cell>
          <table:table-cell office:value-type="float" office:value="1749.53" calcext:value-type="float">
            <text:p>1749.53</text:p>
          </table:table-cell>
        </table:table-row>
        <table:table-row table:style-name="ro1">
          <table:table-cell office:value-type="float" office:value="-0.106978" calcext:value-type="float">
            <text:p>-0.106978</text:p>
          </table:table-cell>
          <table:table-cell office:value-type="float" office:value="1751.07" calcext:value-type="float">
            <text:p>1751.07</text:p>
          </table:table-cell>
        </table:table-row>
        <table:table-row table:style-name="ro1">
          <table:table-cell office:value-type="float" office:value="-0.10556" calcext:value-type="float">
            <text:p>-0.10556</text:p>
          </table:table-cell>
          <table:table-cell office:value-type="float" office:value="1752.6" calcext:value-type="float">
            <text:p>1752.6</text:p>
          </table:table-cell>
        </table:table-row>
        <table:table-row table:style-name="ro1">
          <table:table-cell office:value-type="float" office:value="-0.103383" calcext:value-type="float">
            <text:p>-0.103383</text:p>
          </table:table-cell>
          <table:table-cell office:value-type="float" office:value="1754.13" calcext:value-type="float">
            <text:p>1754.13</text:p>
          </table:table-cell>
        </table:table-row>
        <table:table-row table:style-name="ro1">
          <table:table-cell office:value-type="float" office:value="-0.100328" calcext:value-type="float">
            <text:p>-0.100328</text:p>
          </table:table-cell>
          <table:table-cell office:value-type="float" office:value="1755.67" calcext:value-type="float">
            <text:p>1755.67</text:p>
          </table:table-cell>
        </table:table-row>
        <table:table-row table:style-name="ro1">
          <table:table-cell office:value-type="float" office:value="-0.0962271" calcext:value-type="float">
            <text:p>-0.0962271</text:p>
          </table:table-cell>
          <table:table-cell office:value-type="float" office:value="1757.2" calcext:value-type="float">
            <text:p>1757.2</text:p>
          </table:table-cell>
        </table:table-row>
        <table:table-row table:style-name="ro1">
          <table:table-cell office:value-type="float" office:value="-0.0913711" calcext:value-type="float">
            <text:p>-0.0913711</text:p>
          </table:table-cell>
          <table:table-cell office:value-type="float" office:value="1758.73" calcext:value-type="float">
            <text:p>1758.73</text:p>
          </table:table-cell>
        </table:table-row>
        <table:table-row table:style-name="ro1">
          <table:table-cell office:value-type="float" office:value="-0.0855918" calcext:value-type="float">
            <text:p>-0.0855918</text:p>
          </table:table-cell>
          <table:table-cell office:value-type="float" office:value="1760.27" calcext:value-type="float">
            <text:p>1760.27</text:p>
          </table:table-cell>
        </table:table-row>
        <table:table-row table:style-name="ro1">
          <table:table-cell office:value-type="float" office:value="-0.0791646" calcext:value-type="float">
            <text:p>-0.0791646</text:p>
          </table:table-cell>
          <table:table-cell office:value-type="float" office:value="1761.8" calcext:value-type="float">
            <text:p>1761.8</text:p>
          </table:table-cell>
        </table:table-row>
        <table:table-row table:style-name="ro1">
          <table:table-cell office:value-type="float" office:value="-0.0723567" calcext:value-type="float">
            <text:p>-0.0723567</text:p>
          </table:table-cell>
          <table:table-cell office:value-type="float" office:value="1763.33" calcext:value-type="float">
            <text:p>1763.33</text:p>
          </table:table-cell>
        </table:table-row>
        <table:table-row table:style-name="ro1">
          <table:table-cell office:value-type="float" office:value="-0.0651438" calcext:value-type="float">
            <text:p>-0.0651438</text:p>
          </table:table-cell>
          <table:table-cell office:value-type="float" office:value="1764.87" calcext:value-type="float">
            <text:p>1764.87</text:p>
          </table:table-cell>
        </table:table-row>
        <table:table-row table:style-name="ro1">
          <table:table-cell office:value-type="float" office:value="-0.0579831" calcext:value-type="float">
            <text:p>-0.0579831</text:p>
          </table:table-cell>
          <table:table-cell office:value-type="float" office:value="1766.4" calcext:value-type="float">
            <text:p>1766.4</text:p>
          </table:table-cell>
        </table:table-row>
        <table:table-row table:style-name="ro1">
          <table:table-cell office:value-type="float" office:value="-0.0508478" calcext:value-type="float">
            <text:p>-0.0508478</text:p>
          </table:table-cell>
          <table:table-cell office:value-type="float" office:value="1767.93" calcext:value-type="float">
            <text:p>1767.93</text:p>
          </table:table-cell>
        </table:table-row>
        <table:table-row table:style-name="ro1">
          <table:table-cell office:value-type="float" office:value="-0.0438526" calcext:value-type="float">
            <text:p>-0.0438526</text:p>
          </table:table-cell>
          <table:table-cell office:value-type="float" office:value="1769.47" calcext:value-type="float">
            <text:p>1769.47</text:p>
          </table:table-cell>
        </table:table-row>
        <table:table-row table:style-name="ro1">
          <table:table-cell office:value-type="float" office:value="-0.0372448" calcext:value-type="float">
            <text:p>-0.037244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-0.0308172" calcext:value-type="float">
            <text:p>-0.0308172</text:p>
          </table:table-cell>
          <table:table-cell office:value-type="float" office:value="1772.53" calcext:value-type="float">
            <text:p>1772.53</text:p>
          </table:table-cell>
        </table:table-row>
        <table:table-row table:style-name="ro1">
          <table:table-cell office:value-type="float" office:value="-0.0248557" calcext:value-type="float">
            <text:p>-0.0248557</text:p>
          </table:table-cell>
          <table:table-cell office:value-type="float" office:value="1774.07" calcext:value-type="float">
            <text:p>1774.07</text:p>
          </table:table-cell>
        </table:table-row>
        <table:table-row table:style-name="ro1">
          <table:table-cell office:value-type="float" office:value="-0.0193519" calcext:value-type="float">
            <text:p>-0.0193519</text:p>
          </table:table-cell>
          <table:table-cell office:value-type="float" office:value="1775.6" calcext:value-type="float">
            <text:p>1775.6</text:p>
          </table:table-cell>
        </table:table-row>
        <table:table-row table:style-name="ro1">
          <table:table-cell office:value-type="float" office:value="-0.0142951" calcext:value-type="float">
            <text:p>-0.0142951</text:p>
          </table:table-cell>
          <table:table-cell office:value-type="float" office:value="1777.13" calcext:value-type="float">
            <text:p>1777.13</text:p>
          </table:table-cell>
        </table:table-row>
        <table:table-row table:style-name="ro1">
          <table:table-cell office:value-type="float" office:value="-0.0100445" calcext:value-type="float">
            <text:p>-0.0100445</text:p>
          </table:table-cell>
          <table:table-cell office:value-type="float" office:value="1778.67" calcext:value-type="float">
            <text:p>1778.67</text:p>
          </table:table-cell>
        </table:table-row>
        <table:table-row table:style-name="ro1">
          <table:table-cell office:value-type="float" office:value="-0.00646762" calcext:value-type="float">
            <text:p>-0.00646762</text:p>
          </table:table-cell>
          <table:table-cell office:value-type="float" office:value="1780.2" calcext:value-type="float">
            <text:p>1780.2</text:p>
          </table:table-cell>
        </table:table-row>
        <table:table-row table:style-name="ro1">
          <table:table-cell office:value-type="float" office:value="-0.00382459" calcext:value-type="float">
            <text:p>-0.00382459</text:p>
          </table:table-cell>
          <table:table-cell office:value-type="float" office:value="1781.73" calcext:value-type="float">
            <text:p>1781.73</text:p>
          </table:table-cell>
        </table:table-row>
        <table:table-row table:style-name="ro1">
          <table:table-cell office:value-type="float" office:value="-0.00224362" calcext:value-type="float">
            <text:p>-0.00224362</text:p>
          </table:table-cell>
          <table:table-cell office:value-type="float" office:value="1783.27" calcext:value-type="float">
            <text:p>1783.27</text:p>
          </table:table-cell>
        </table:table-row>
        <table:table-row table:style-name="ro1">
          <table:table-cell office:value-type="float" office:value="-0.00158262" calcext:value-type="float">
            <text:p>-0.00158262</text:p>
          </table:table-cell>
          <table:table-cell office:value-type="float" office:value="1784.8" calcext:value-type="float">
            <text:p>1784.8</text:p>
          </table:table-cell>
        </table:table-row>
        <table:table-row table:style-name="ro1">
          <table:table-cell office:value-type="float" office:value="-0.00211236" calcext:value-type="float">
            <text:p>-0.00211236</text:p>
          </table:table-cell>
          <table:table-cell office:value-type="float" office:value="1786.33" calcext:value-type="float">
            <text:p>1786.33</text:p>
          </table:table-cell>
        </table:table-row>
        <table:table-row table:style-name="ro1">
          <table:table-cell office:value-type="float" office:value="-0.00360975" calcext:value-type="float">
            <text:p>-0.00360975</text:p>
          </table:table-cell>
          <table:table-cell office:value-type="float" office:value="1787.87" calcext:value-type="float">
            <text:p>1787.87</text:p>
          </table:table-cell>
        </table:table-row>
        <table:table-row table:style-name="ro1">
          <table:table-cell office:value-type="float" office:value="-0.00605617" calcext:value-type="float">
            <text:p>-0.00605617</text:p>
          </table:table-cell>
          <table:table-cell office:value-type="float" office:value="1789.4" calcext:value-type="float">
            <text:p>1789.4</text:p>
          </table:table-cell>
        </table:table-row>
        <table:table-row table:style-name="ro1">
          <table:table-cell office:value-type="float" office:value="-0.00949991" calcext:value-type="float">
            <text:p>-0.00949991</text:p>
          </table:table-cell>
          <table:table-cell office:value-type="float" office:value="1790.93" calcext:value-type="float">
            <text:p>1790.93</text:p>
          </table:table-cell>
        </table:table-row>
        <table:table-row table:style-name="ro1">
          <table:table-cell office:value-type="float" office:value="-0.0136054" calcext:value-type="float">
            <text:p>-0.0136054</text:p>
          </table:table-cell>
          <table:table-cell office:value-type="float" office:value="1792.47" calcext:value-type="float">
            <text:p>1792.47</text:p>
          </table:table-cell>
        </table:table-row>
        <table:table-row table:style-name="ro1">
          <table:table-cell office:value-type="float" office:value="-0.0185119" calcext:value-type="float">
            <text:p>-0.0185119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-0.0240005" calcext:value-type="float">
            <text:p>-0.0240005</text:p>
          </table:table-cell>
          <table:table-cell office:value-type="float" office:value="1795.53" calcext:value-type="float">
            <text:p>1795.53</text:p>
          </table:table-cell>
        </table:table-row>
        <table:table-row table:style-name="ro1">
          <table:table-cell office:value-type="float" office:value="-0.0299131" calcext:value-type="float">
            <text:p>-0.0299131</text:p>
          </table:table-cell>
          <table:table-cell office:value-type="float" office:value="1797.07" calcext:value-type="float">
            <text:p>1797.07</text:p>
          </table:table-cell>
        </table:table-row>
        <table:table-row table:style-name="ro1">
          <table:table-cell office:value-type="float" office:value="-0.036367" calcext:value-type="float">
            <text:p>-0.036367</text:p>
          </table:table-cell>
          <table:table-cell office:value-type="float" office:value="1798.6" calcext:value-type="float">
            <text:p>1798.6</text:p>
          </table:table-cell>
        </table:table-row>
        <table:table-row table:style-name="ro1">
          <table:table-cell office:value-type="float" office:value="-0.0430036" calcext:value-type="float">
            <text:p>-0.0430036</text:p>
          </table:table-cell>
          <table:table-cell office:value-type="float" office:value="1800.13" calcext:value-type="float">
            <text:p>1800.13</text:p>
          </table:table-cell>
        </table:table-row>
        <table:table-row table:style-name="ro1">
          <table:table-cell office:value-type="float" office:value="-0.0499057" calcext:value-type="float">
            <text:p>-0.0499057</text:p>
          </table:table-cell>
          <table:table-cell office:value-type="float" office:value="1801.67" calcext:value-type="float">
            <text:p>1801.67</text:p>
          </table:table-cell>
        </table:table-row>
        <table:table-row table:style-name="ro1">
          <table:table-cell office:value-type="float" office:value="-0.0569675" calcext:value-type="float">
            <text:p>-0.0569675</text:p>
          </table:table-cell>
          <table:table-cell office:value-type="float" office:value="1803.2" calcext:value-type="float">
            <text:p>1803.2</text:p>
          </table:table-cell>
        </table:table-row>
        <table:table-row table:style-name="ro1">
          <table:table-cell office:value-type="float" office:value="-0.0639153" calcext:value-type="float">
            <text:p>-0.0639153</text:p>
          </table:table-cell>
          <table:table-cell office:value-type="float" office:value="1804.73" calcext:value-type="float">
            <text:p>1804.73</text:p>
          </table:table-cell>
        </table:table-row>
        <table:table-row table:style-name="ro1">
          <table:table-cell office:value-type="float" office:value="-0.0708926" calcext:value-type="float">
            <text:p>-0.0708926</text:p>
          </table:table-cell>
          <table:table-cell office:value-type="float" office:value="1806.27" calcext:value-type="float">
            <text:p>1806.27</text:p>
          </table:table-cell>
        </table:table-row>
        <table:table-row table:style-name="ro1">
          <table:table-cell office:value-type="float" office:value="-0.0775629" calcext:value-type="float">
            <text:p>-0.0775629</text:p>
          </table:table-cell>
          <table:table-cell office:value-type="float" office:value="1807.8" calcext:value-type="float">
            <text:p>1807.8</text:p>
          </table:table-cell>
        </table:table-row>
        <table:table-row table:style-name="ro1">
          <table:table-cell office:value-type="float" office:value="-0.0838722" calcext:value-type="float">
            <text:p>-0.0838722</text:p>
          </table:table-cell>
          <table:table-cell office:value-type="float" office:value="1809.33" calcext:value-type="float">
            <text:p>1809.33</text:p>
          </table:table-cell>
        </table:table-row>
        <table:table-row table:style-name="ro1">
          <table:table-cell office:value-type="float" office:value="-0.0897799" calcext:value-type="float">
            <text:p>-0.0897799</text:p>
          </table:table-cell>
          <table:table-cell office:value-type="float" office:value="1810.87" calcext:value-type="float">
            <text:p>1810.87</text:p>
          </table:table-cell>
        </table:table-row>
        <table:table-row table:style-name="ro1">
          <table:table-cell office:value-type="float" office:value="-0.0949235" calcext:value-type="float">
            <text:p>-0.0949235</text:p>
          </table:table-cell>
          <table:table-cell office:value-type="float" office:value="1812.4" calcext:value-type="float">
            <text:p>1812.4</text:p>
          </table:table-cell>
        </table:table-row>
        <table:table-row table:style-name="ro1">
          <table:table-cell office:value-type="float" office:value="-0.0994155" calcext:value-type="float">
            <text:p>-0.0994155</text:p>
          </table:table-cell>
          <table:table-cell office:value-type="float" office:value="1813.93" calcext:value-type="float">
            <text:p>1813.93</text:p>
          </table:table-cell>
        </table:table-row>
        <table:table-row table:style-name="ro1">
          <table:table-cell office:value-type="float" office:value="-0.102993" calcext:value-type="float">
            <text:p>-0.102993</text:p>
          </table:table-cell>
          <table:table-cell office:value-type="float" office:value="1815.47" calcext:value-type="float">
            <text:p>1815.47</text:p>
          </table:table-cell>
        </table:table-row>
        <table:table-row table:style-name="ro1">
          <table:table-cell office:value-type="float" office:value="-0.105555" calcext:value-type="float">
            <text:p>-0.105555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-0.107246" calcext:value-type="float">
            <text:p>-0.107246</text:p>
          </table:table-cell>
          <table:table-cell office:value-type="float" office:value="1818.53" calcext:value-type="float">
            <text:p>1818.53</text:p>
          </table:table-cell>
        </table:table-row>
        <table:table-row table:style-name="ro1">
          <table:table-cell office:value-type="float" office:value="-0.107798" calcext:value-type="float">
            <text:p>-0.107798</text:p>
          </table:table-cell>
          <table:table-cell office:value-type="float" office:value="1820.07" calcext:value-type="float">
            <text:p>1820.07</text:p>
          </table:table-cell>
        </table:table-row>
        <table:table-row table:style-name="ro1">
          <table:table-cell office:value-type="float" office:value="-0.107456" calcext:value-type="float">
            <text:p>-0.107456</text:p>
          </table:table-cell>
          <table:table-cell office:value-type="float" office:value="1821.6" calcext:value-type="float">
            <text:p>1821.6</text:p>
          </table:table-cell>
        </table:table-row>
        <table:table-row table:style-name="ro1">
          <table:table-cell office:value-type="float" office:value="-0.106232" calcext:value-type="float">
            <text:p>-0.106232</text:p>
          </table:table-cell>
          <table:table-cell office:value-type="float" office:value="1823.13" calcext:value-type="float">
            <text:p>1823.13</text:p>
          </table:table-cell>
        </table:table-row>
        <table:table-row table:style-name="ro1">
          <table:table-cell office:value-type="float" office:value="-0.104047" calcext:value-type="float">
            <text:p>-0.104047</text:p>
          </table:table-cell>
          <table:table-cell office:value-type="float" office:value="1824.67" calcext:value-type="float">
            <text:p>1824.67</text:p>
          </table:table-cell>
        </table:table-row>
        <table:table-row table:style-name="ro1">
          <table:table-cell office:value-type="float" office:value="-0.101209" calcext:value-type="float">
            <text:p>-0.101209</text:p>
          </table:table-cell>
          <table:table-cell office:value-type="float" office:value="1826.2" calcext:value-type="float">
            <text:p>1826.2</text:p>
          </table:table-cell>
        </table:table-row>
        <table:table-row table:style-name="ro1">
          <table:table-cell office:value-type="float" office:value="-0.097525" calcext:value-type="float">
            <text:p>-0.097525</text:p>
          </table:table-cell>
          <table:table-cell office:value-type="float" office:value="1827.73" calcext:value-type="float">
            <text:p>1827.73</text:p>
          </table:table-cell>
        </table:table-row>
        <table:table-row table:style-name="ro1">
          <table:table-cell office:value-type="float" office:value="-0.0931159" calcext:value-type="float">
            <text:p>-0.0931159</text:p>
          </table:table-cell>
          <table:table-cell office:value-type="float" office:value="1829.27" calcext:value-type="float">
            <text:p>1829.27</text:p>
          </table:table-cell>
        </table:table-row>
        <table:table-row table:style-name="ro1">
          <table:table-cell office:value-type="float" office:value="-0.0880716" calcext:value-type="float">
            <text:p>-0.0880716</text:p>
          </table:table-cell>
          <table:table-cell office:value-type="float" office:value="1830.8" calcext:value-type="float">
            <text:p>1830.8</text:p>
          </table:table-cell>
        </table:table-row>
        <table:table-row table:style-name="ro1">
          <table:table-cell office:value-type="float" office:value="-0.0822134" calcext:value-type="float">
            <text:p>-0.0822134</text:p>
          </table:table-cell>
          <table:table-cell office:value-type="float" office:value="1832.33" calcext:value-type="float">
            <text:p>1832.33</text:p>
          </table:table-cell>
        </table:table-row>
        <table:table-row table:style-name="ro1">
          <table:table-cell office:value-type="float" office:value="-0.0758434" calcext:value-type="float">
            <text:p>-0.0758434</text:p>
          </table:table-cell>
          <table:table-cell office:value-type="float" office:value="1833.87" calcext:value-type="float">
            <text:p>1833.87</text:p>
          </table:table-cell>
        </table:table-row>
        <table:table-row table:style-name="ro1">
          <table:table-cell office:value-type="float" office:value="-0.0689065" calcext:value-type="float">
            <text:p>-0.0689065</text:p>
          </table:table-cell>
          <table:table-cell office:value-type="float" office:value="1835.4" calcext:value-type="float">
            <text:p>1835.4</text:p>
          </table:table-cell>
        </table:table-row>
        <table:table-row table:style-name="ro1">
          <table:table-cell office:value-type="float" office:value="-0.0615714" calcext:value-type="float">
            <text:p>-0.0615714</text:p>
          </table:table-cell>
          <table:table-cell office:value-type="float" office:value="1836.93" calcext:value-type="float">
            <text:p>1836.93</text:p>
          </table:table-cell>
        </table:table-row>
        <table:table-row table:style-name="ro1">
          <table:table-cell office:value-type="float" office:value="-0.0541941" calcext:value-type="float">
            <text:p>-0.0541941</text:p>
          </table:table-cell>
          <table:table-cell office:value-type="float" office:value="1838.47" calcext:value-type="float">
            <text:p>1838.47</text:p>
          </table:table-cell>
        </table:table-row>
        <table:table-row table:style-name="ro1">
          <table:table-cell office:value-type="float" office:value="-0.0467542" calcext:value-type="float">
            <text:p>-0.0467542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-0.0396764" calcext:value-type="float">
            <text:p>-0.0396764</text:p>
          </table:table-cell>
          <table:table-cell office:value-type="float" office:value="1841.53" calcext:value-type="float">
            <text:p>1841.53</text:p>
          </table:table-cell>
        </table:table-row>
        <table:table-row table:style-name="ro1">
          <table:table-cell office:value-type="float" office:value="-0.0330522" calcext:value-type="float">
            <text:p>-0.0330522</text:p>
          </table:table-cell>
          <table:table-cell office:value-type="float" office:value="1843.07" calcext:value-type="float">
            <text:p>1843.07</text:p>
          </table:table-cell>
        </table:table-row>
        <table:table-row table:style-name="ro1">
          <table:table-cell office:value-type="float" office:value="-0.0268958" calcext:value-type="float">
            <text:p>-0.0268958</text:p>
          </table:table-cell>
          <table:table-cell office:value-type="float" office:value="1844.6" calcext:value-type="float">
            <text:p>1844.6</text:p>
          </table:table-cell>
        </table:table-row>
        <table:table-row table:style-name="ro1">
          <table:table-cell office:value-type="float" office:value="-0.021478" calcext:value-type="float">
            <text:p>-0.021478</text:p>
          </table:table-cell>
          <table:table-cell office:value-type="float" office:value="1846.13" calcext:value-type="float">
            <text:p>1846.13</text:p>
          </table:table-cell>
        </table:table-row>
        <table:table-row table:style-name="ro1">
          <table:table-cell office:value-type="float" office:value="-0.0165619" calcext:value-type="float">
            <text:p>-0.0165619</text:p>
          </table:table-cell>
          <table:table-cell office:value-type="float" office:value="1847.67" calcext:value-type="float">
            <text:p>1847.67</text:p>
          </table:table-cell>
        </table:table-row>
        <table:table-row table:style-name="ro1">
          <table:table-cell office:value-type="float" office:value="-0.0122654" calcext:value-type="float">
            <text:p>-0.0122654</text:p>
          </table:table-cell>
          <table:table-cell office:value-type="float" office:value="1849.2" calcext:value-type="float">
            <text:p>1849.2</text:p>
          </table:table-cell>
        </table:table-row>
        <table:table-row table:style-name="ro1">
          <table:table-cell office:value-type="float" office:value="-0.00861116" calcext:value-type="float">
            <text:p>-0.00861116</text:p>
          </table:table-cell>
          <table:table-cell office:value-type="float" office:value="1850.73" calcext:value-type="float">
            <text:p>1850.73</text:p>
          </table:table-cell>
        </table:table-row>
        <table:table-row table:style-name="ro1">
          <table:table-cell office:value-type="float" office:value="-0.00546036" calcext:value-type="float">
            <text:p>-0.00546036</text:p>
          </table:table-cell>
          <table:table-cell office:value-type="float" office:value="1852.27" calcext:value-type="float">
            <text:p>1852.27</text:p>
          </table:table-cell>
        </table:table-row>
        <table:table-row table:style-name="ro1">
          <table:table-cell office:value-type="float" office:value="-0.00314665" calcext:value-type="float">
            <text:p>-0.00314665</text:p>
          </table:table-cell>
          <table:table-cell office:value-type="float" office:value="1853.8" calcext:value-type="float">
            <text:p>1853.8</text:p>
          </table:table-cell>
        </table:table-row>
        <table:table-row table:style-name="ro1">
          <table:table-cell office:value-type="float" office:value="-0.00161645" calcext:value-type="float">
            <text:p>-0.00161645</text:p>
          </table:table-cell>
          <table:table-cell office:value-type="float" office:value="1855.33" calcext:value-type="float">
            <text:p>1855.33</text:p>
          </table:table-cell>
        </table:table-row>
        <table:table-row table:style-name="ro1">
          <table:table-cell office:value-type="float" office:value="-0.00107105" calcext:value-type="float">
            <text:p>-0.00107105</text:p>
          </table:table-cell>
          <table:table-cell office:value-type="float" office:value="1856.87" calcext:value-type="float">
            <text:p>1856.87</text:p>
          </table:table-cell>
        </table:table-row>
        <table:table-row table:style-name="ro1">
          <table:table-cell office:value-type="float" office:value="-0.00176202" calcext:value-type="float">
            <text:p>-0.00176202</text:p>
          </table:table-cell>
          <table:table-cell office:value-type="float" office:value="1858.4" calcext:value-type="float">
            <text:p>1858.4</text:p>
          </table:table-cell>
        </table:table-row>
        <table:table-row table:style-name="ro1">
          <table:table-cell office:value-type="float" office:value="-0.00352394" calcext:value-type="float">
            <text:p>-0.00352394</text:p>
          </table:table-cell>
          <table:table-cell office:value-type="float" office:value="1859.93" calcext:value-type="float">
            <text:p>1859.93</text:p>
          </table:table-cell>
        </table:table-row>
        <table:table-row table:style-name="ro1">
          <table:table-cell office:value-type="float" office:value="-0.00656276" calcext:value-type="float">
            <text:p>-0.00656276</text:p>
          </table:table-cell>
          <table:table-cell office:value-type="float" office:value="1861.47" calcext:value-type="float">
            <text:p>1861.47</text:p>
          </table:table-cell>
        </table:table-row>
        <table:table-row table:style-name="ro1">
          <table:table-cell office:value-type="float" office:value="-0.010649" calcext:value-type="float">
            <text:p>-0.01064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-0.0155253" calcext:value-type="float">
            <text:p>-0.015525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float" office:value="-0.0211643" calcext:value-type="float">
            <text:p>-0.0211643</text:p>
          </table:table-cell>
          <table:table-cell office:value-type="float" office:value="1866.07" calcext:value-type="float">
            <text:p>1866.07</text:p>
          </table:table-cell>
        </table:table-row>
        <table:table-row table:style-name="ro1">
          <table:table-cell office:value-type="float" office:value="-0.027106" calcext:value-type="float">
            <text:p>-0.027106</text:p>
          </table:table-cell>
          <table:table-cell office:value-type="float" office:value="1867.6" calcext:value-type="float">
            <text:p>1867.6</text:p>
          </table:table-cell>
        </table:table-row>
        <table:table-row table:style-name="ro1">
          <table:table-cell office:value-type="float" office:value="-0.0333433" calcext:value-type="float">
            <text:p>-0.0333433</text:p>
          </table:table-cell>
          <table:table-cell office:value-type="float" office:value="1869.13" calcext:value-type="float">
            <text:p>1869.13</text:p>
          </table:table-cell>
        </table:table-row>
        <table:table-row table:style-name="ro1">
          <table:table-cell office:value-type="float" office:value="-0.0397829" calcext:value-type="float">
            <text:p>-0.0397829</text:p>
          </table:table-cell>
          <table:table-cell office:value-type="float" office:value="1870.67" calcext:value-type="float">
            <text:p>1870.67</text:p>
          </table:table-cell>
        </table:table-row>
        <table:table-row table:style-name="ro1">
          <table:table-cell office:value-type="float" office:value="-0.0462533" calcext:value-type="float">
            <text:p>-0.0462533</text:p>
          </table:table-cell>
          <table:table-cell office:value-type="float" office:value="1872.2" calcext:value-type="float">
            <text:p>1872.2</text:p>
          </table:table-cell>
        </table:table-row>
        <table:table-row table:style-name="ro1">
          <table:table-cell office:value-type="float" office:value="-0.053006" calcext:value-type="float">
            <text:p>-0.053006</text:p>
          </table:table-cell>
          <table:table-cell office:value-type="float" office:value="1873.73" calcext:value-type="float">
            <text:p>1873.73</text:p>
          </table:table-cell>
        </table:table-row>
        <table:table-row table:style-name="ro1">
          <table:table-cell office:value-type="float" office:value="-0.0598644" calcext:value-type="float">
            <text:p>-0.0598644</text:p>
          </table:table-cell>
          <table:table-cell office:value-type="float" office:value="1875.27" calcext:value-type="float">
            <text:p>1875.27</text:p>
          </table:table-cell>
        </table:table-row>
        <table:table-row table:style-name="ro1">
          <table:table-cell office:value-type="float" office:value="-0.0668781" calcext:value-type="float">
            <text:p>-0.0668781</text:p>
          </table:table-cell>
          <table:table-cell office:value-type="float" office:value="1876.8" calcext:value-type="float">
            <text:p>1876.8</text:p>
          </table:table-cell>
        </table:table-row>
        <table:table-row table:style-name="ro1">
          <table:table-cell office:value-type="float" office:value="-0.0740264" calcext:value-type="float">
            <text:p>-0.0740264</text:p>
          </table:table-cell>
          <table:table-cell office:value-type="float" office:value="1878.33" calcext:value-type="float">
            <text:p>1878.33</text:p>
          </table:table-cell>
        </table:table-row>
        <table:table-row table:style-name="ro1">
          <table:table-cell office:value-type="float" office:value="-0.0809137" calcext:value-type="float">
            <text:p>-0.0809137</text:p>
          </table:table-cell>
          <table:table-cell office:value-type="float" office:value="1879.87" calcext:value-type="float">
            <text:p>1879.87</text:p>
          </table:table-cell>
        </table:table-row>
        <table:table-row table:style-name="ro1">
          <table:table-cell office:value-type="float" office:value="-0.0875135" calcext:value-type="float">
            <text:p>-0.0875135</text:p>
          </table:table-cell>
          <table:table-cell office:value-type="float" office:value="1881.4" calcext:value-type="float">
            <text:p>1881.4</text:p>
          </table:table-cell>
        </table:table-row>
        <table:table-row table:style-name="ro1">
          <table:table-cell office:value-type="float" office:value="-0.0934096" calcext:value-type="float">
            <text:p>-0.0934096</text:p>
          </table:table-cell>
          <table:table-cell office:value-type="float" office:value="1882.93" calcext:value-type="float">
            <text:p>1882.93</text:p>
          </table:table-cell>
        </table:table-row>
        <table:table-row table:style-name="ro1">
          <table:table-cell office:value-type="float" office:value="-0.0983406" calcext:value-type="float">
            <text:p>-0.0983406</text:p>
          </table:table-cell>
          <table:table-cell office:value-type="float" office:value="1884.47" calcext:value-type="float">
            <text:p>1884.47</text:p>
          </table:table-cell>
        </table:table-row>
        <table:table-row table:style-name="ro1">
          <table:table-cell office:value-type="float" office:value="-0.10232" calcext:value-type="float">
            <text:p>-0.10232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-0.105057" calcext:value-type="float">
            <text:p>-0.105057</text:p>
          </table:table-cell>
          <table:table-cell office:value-type="float" office:value="1887.53" calcext:value-type="float">
            <text:p>1887.53</text:p>
          </table:table-cell>
        </table:table-row>
        <table:table-row table:style-name="ro1">
          <table:table-cell office:value-type="float" office:value="-0.106784" calcext:value-type="float">
            <text:p>-0.106784</text:p>
          </table:table-cell>
          <table:table-cell office:value-type="float" office:value="1889.07" calcext:value-type="float">
            <text:p>1889.07</text:p>
          </table:table-cell>
        </table:table-row>
        <table:table-row table:style-name="ro1">
          <table:table-cell office:value-type="float" office:value="-0.107595" calcext:value-type="float">
            <text:p>-0.107595</text:p>
          </table:table-cell>
          <table:table-cell office:value-type="float" office:value="1890.6" calcext:value-type="float">
            <text:p>1890.6</text:p>
          </table:table-cell>
        </table:table-row>
        <table:table-row table:style-name="ro1">
          <table:table-cell office:value-type="float" office:value="-0.107517" calcext:value-type="float">
            <text:p>-0.107517</text:p>
          </table:table-cell>
          <table:table-cell office:value-type="float" office:value="1892.13" calcext:value-type="float">
            <text:p>1892.13</text:p>
          </table:table-cell>
        </table:table-row>
        <table:table-row table:style-name="ro1">
          <table:table-cell office:value-type="float" office:value="-0.106883" calcext:value-type="float">
            <text:p>-0.106883</text:p>
          </table:table-cell>
          <table:table-cell office:value-type="float" office:value="1893.67" calcext:value-type="float">
            <text:p>1893.67</text:p>
          </table:table-cell>
        </table:table-row>
        <table:table-row table:style-name="ro1">
          <table:table-cell office:value-type="float" office:value="-0.105544" calcext:value-type="float">
            <text:p>-0.105544</text:p>
          </table:table-cell>
          <table:table-cell office:value-type="float" office:value="1895.2" calcext:value-type="float">
            <text:p>1895.2</text:p>
          </table:table-cell>
        </table:table-row>
        <table:table-row table:style-name="ro1">
          <table:table-cell office:value-type="float" office:value="-0.103562" calcext:value-type="float">
            <text:p>-0.103562</text:p>
          </table:table-cell>
          <table:table-cell office:value-type="float" office:value="1896.73" calcext:value-type="float">
            <text:p>1896.73</text:p>
          </table:table-cell>
        </table:table-row>
        <table:table-row table:style-name="ro1">
          <table:table-cell office:value-type="float" office:value="-0.100882" calcext:value-type="float">
            <text:p>-0.100882</text:p>
          </table:table-cell>
          <table:table-cell office:value-type="float" office:value="1898.27" calcext:value-type="float">
            <text:p>1898.27</text:p>
          </table:table-cell>
        </table:table-row>
        <table:table-row table:style-name="ro1">
          <table:table-cell office:value-type="float" office:value="-0.0972099" calcext:value-type="float">
            <text:p>-0.0972099</text:p>
          </table:table-cell>
          <table:table-cell office:value-type="float" office:value="1899.8" calcext:value-type="float">
            <text:p>1899.8</text:p>
          </table:table-cell>
        </table:table-row>
        <table:table-row table:style-name="ro1">
          <table:table-cell office:value-type="float" office:value="-0.0926638" calcext:value-type="float">
            <text:p>-0.0926638</text:p>
          </table:table-cell>
          <table:table-cell office:value-type="float" office:value="1901.33" calcext:value-type="float">
            <text:p>1901.33</text:p>
          </table:table-cell>
        </table:table-row>
        <table:table-row table:style-name="ro1">
          <table:table-cell office:value-type="float" office:value="-0.0870677" calcext:value-type="float">
            <text:p>-0.0870677</text:p>
          </table:table-cell>
          <table:table-cell office:value-type="float" office:value="1902.87" calcext:value-type="float">
            <text:p>1902.87</text:p>
          </table:table-cell>
        </table:table-row>
        <table:table-row table:style-name="ro1">
          <table:table-cell office:value-type="float" office:value="-0.0805437" calcext:value-type="float">
            <text:p>-0.0805437</text:p>
          </table:table-cell>
          <table:table-cell office:value-type="float" office:value="1904.4" calcext:value-type="float">
            <text:p>1904.4</text:p>
          </table:table-cell>
        </table:table-row>
        <table:table-row table:style-name="ro1">
          <table:table-cell office:value-type="float" office:value="-0.0734284" calcext:value-type="float">
            <text:p>-0.0734284</text:p>
          </table:table-cell>
          <table:table-cell office:value-type="float" office:value="1905.93" calcext:value-type="float">
            <text:p>1905.93</text:p>
          </table:table-cell>
        </table:table-row>
        <table:table-row table:style-name="ro1">
          <table:table-cell office:value-type="float" office:value="-0.0657916" calcext:value-type="float">
            <text:p>-0.0657916</text:p>
          </table:table-cell>
          <table:table-cell office:value-type="float" office:value="1907.47" calcext:value-type="float">
            <text:p>1907.47</text:p>
          </table:table-cell>
        </table:table-row>
        <table:table-row table:style-name="ro1">
          <table:table-cell office:value-type="float" office:value="-0.0581537" calcext:value-type="float">
            <text:p>-0.0581537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-0.0507151" calcext:value-type="float">
            <text:p>-0.0507151</text:p>
          </table:table-cell>
          <table:table-cell office:value-type="float" office:value="1910.53" calcext:value-type="float">
            <text:p>1910.53</text:p>
          </table:table-cell>
        </table:table-row>
        <table:table-row table:style-name="ro1">
          <table:table-cell office:value-type="float" office:value="-0.043601" calcext:value-type="float">
            <text:p>-0.043601</text:p>
          </table:table-cell>
          <table:table-cell office:value-type="float" office:value="1912.07" calcext:value-type="float">
            <text:p>1912.07</text:p>
          </table:table-cell>
        </table:table-row>
        <table:table-row table:style-name="ro1">
          <table:table-cell office:value-type="float" office:value="-0.037102" calcext:value-type="float">
            <text:p>-0.037102</text:p>
          </table:table-cell>
          <table:table-cell office:value-type="float" office:value="1913.6" calcext:value-type="float">
            <text:p>1913.6</text:p>
          </table:table-cell>
        </table:table-row>
        <table:table-row table:style-name="ro1">
          <table:table-cell office:value-type="float" office:value="-0.0309972" calcext:value-type="float">
            <text:p>-0.0309972</text:p>
          </table:table-cell>
          <table:table-cell office:value-type="float" office:value="1915.13" calcext:value-type="float">
            <text:p>1915.13</text:p>
          </table:table-cell>
        </table:table-row>
        <table:table-row table:style-name="ro1">
          <table:table-cell office:value-type="float" office:value="-0.0253619" calcext:value-type="float">
            <text:p>-0.0253619</text:p>
          </table:table-cell>
          <table:table-cell office:value-type="float" office:value="1916.67" calcext:value-type="float">
            <text:p>1916.67</text:p>
          </table:table-cell>
        </table:table-row>
        <table:table-row table:style-name="ro1">
          <table:table-cell office:value-type="float" office:value="-0.0201353" calcext:value-type="float">
            <text:p>-0.0201353</text:p>
          </table:table-cell>
          <table:table-cell office:value-type="float" office:value="1918.2" calcext:value-type="float">
            <text:p>1918.2</text:p>
          </table:table-cell>
        </table:table-row>
        <table:table-row table:style-name="ro1">
          <table:table-cell office:value-type="float" office:value="-0.0151464" calcext:value-type="float">
            <text:p>-0.0151464</text:p>
          </table:table-cell>
          <table:table-cell office:value-type="float" office:value="1919.73" calcext:value-type="float">
            <text:p>1919.73</text:p>
          </table:table-cell>
        </table:table-row>
        <table:table-row table:style-name="ro1">
          <table:table-cell office:value-type="float" office:value="-0.0106841" calcext:value-type="float">
            <text:p>-0.0106841</text:p>
          </table:table-cell>
          <table:table-cell office:value-type="float" office:value="1921.27" calcext:value-type="float">
            <text:p>1921.27</text:p>
          </table:table-cell>
        </table:table-row>
        <table:table-row table:style-name="ro1">
          <table:table-cell office:value-type="float" office:value="-0.00671644" calcext:value-type="float">
            <text:p>-0.00671644</text:p>
          </table:table-cell>
          <table:table-cell office:value-type="float" office:value="1922.8" calcext:value-type="float">
            <text:p>1922.8</text:p>
          </table:table-cell>
        </table:table-row>
        <table:table-row table:style-name="ro1">
          <table:table-cell office:value-type="float" office:value="-0.0035211" calcext:value-type="float">
            <text:p>-0.0035211</text:p>
          </table:table-cell>
          <table:table-cell office:value-type="float" office:value="1924.33" calcext:value-type="float">
            <text:p>1924.33</text:p>
          </table:table-cell>
        </table:table-row>
        <table:table-row table:style-name="ro1">
          <table:table-cell office:value-type="float" office:value="-0.0014369" calcext:value-type="float">
            <text:p>-0.0014369</text:p>
          </table:table-cell>
          <table:table-cell office:value-type="float" office:value="1925.87" calcext:value-type="float">
            <text:p>1925.87</text:p>
          </table:table-cell>
        </table:table-row>
        <table:table-row table:style-name="ro1">
          <table:table-cell office:value-type="float" office:value="-0.000439127" calcext:value-type="float">
            <text:p>-0.000439127</text:p>
          </table:table-cell>
          <table:table-cell office:value-type="float" office:value="1927.4" calcext:value-type="float">
            <text:p>1927.4</text:p>
          </table:table-cell>
        </table:table-row>
        <table:table-row table:style-name="ro1">
          <table:table-cell office:value-type="float" office:value="-0.000835559" calcext:value-type="float">
            <text:p>-0.000835559</text:p>
          </table:table-cell>
          <table:table-cell office:value-type="float" office:value="1928.93" calcext:value-type="float">
            <text:p>1928.93</text:p>
          </table:table-cell>
        </table:table-row>
        <table:table-row table:style-name="ro1">
          <table:table-cell office:value-type="float" office:value="-0.00248857" calcext:value-type="float">
            <text:p>-0.00248857</text:p>
          </table:table-cell>
          <table:table-cell office:value-type="float" office:value="1930.47" calcext:value-type="float">
            <text:p>1930.47</text:p>
          </table:table-cell>
        </table:table-row>
        <table:table-row table:style-name="ro1">
          <table:table-cell office:value-type="float" office:value="-0.00520548" calcext:value-type="float">
            <text:p>-0.0052054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-0.00894346" calcext:value-type="float">
            <text:p>-0.00894346</text:p>
          </table:table-cell>
          <table:table-cell office:value-type="float" office:value="1933.53" calcext:value-type="float">
            <text:p>1933.53</text:p>
          </table:table-cell>
        </table:table-row>
        <table:table-row table:style-name="ro1">
          <table:table-cell office:value-type="float" office:value="-0.0132452" calcext:value-type="float">
            <text:p>-0.0132452</text:p>
          </table:table-cell>
          <table:table-cell office:value-type="float" office:value="1935.07" calcext:value-type="float">
            <text:p>1935.07</text:p>
          </table:table-cell>
        </table:table-row>
        <table:table-row table:style-name="ro1">
          <table:table-cell office:value-type="float" office:value="-0.0180633" calcext:value-type="float">
            <text:p>-0.0180633</text:p>
          </table:table-cell>
          <table:table-cell office:value-type="float" office:value="1936.6" calcext:value-type="float">
            <text:p>1936.6</text:p>
          </table:table-cell>
        </table:table-row>
        <table:table-row table:style-name="ro1">
          <table:table-cell office:value-type="float" office:value="-0.023259" calcext:value-type="float">
            <text:p>-0.023259</text:p>
          </table:table-cell>
          <table:table-cell office:value-type="float" office:value="1938.13" calcext:value-type="float">
            <text:p>1938.13</text:p>
          </table:table-cell>
        </table:table-row>
        <table:table-row table:style-name="ro1">
          <table:table-cell office:value-type="float" office:value="-0.0286818" calcext:value-type="float">
            <text:p>-0.0286818</text:p>
          </table:table-cell>
          <table:table-cell office:value-type="float" office:value="1939.67" calcext:value-type="float">
            <text:p>1939.67</text:p>
          </table:table-cell>
        </table:table-row>
        <table:table-row table:style-name="ro1">
          <table:table-cell office:value-type="float" office:value="-0.0345833" calcext:value-type="float">
            <text:p>-0.0345833</text:p>
          </table:table-cell>
          <table:table-cell office:value-type="float" office:value="1941.2" calcext:value-type="float">
            <text:p>1941.2</text:p>
          </table:table-cell>
        </table:table-row>
        <table:table-row table:style-name="ro1">
          <table:table-cell office:value-type="float" office:value="-0.0408405" calcext:value-type="float">
            <text:p>-0.0408405</text:p>
          </table:table-cell>
          <table:table-cell office:value-type="float" office:value="1942.73" calcext:value-type="float">
            <text:p>1942.73</text:p>
          </table:table-cell>
        </table:table-row>
        <table:table-row table:style-name="ro1">
          <table:table-cell office:value-type="float" office:value="-0.0475814" calcext:value-type="float">
            <text:p>-0.0475814</text:p>
          </table:table-cell>
          <table:table-cell office:value-type="float" office:value="1944.27" calcext:value-type="float">
            <text:p>1944.27</text:p>
          </table:table-cell>
        </table:table-row>
        <table:table-row table:style-name="ro1">
          <table:table-cell office:value-type="float" office:value="-0.0548351" calcext:value-type="float">
            <text:p>-0.0548351</text:p>
          </table:table-cell>
          <table:table-cell office:value-type="float" office:value="1945.8" calcext:value-type="float">
            <text:p>1945.8</text:p>
          </table:table-cell>
        </table:table-row>
        <table:table-row table:style-name="ro1">
          <table:table-cell office:value-type="float" office:value="-0.0622721" calcext:value-type="float">
            <text:p>-0.0622721</text:p>
          </table:table-cell>
          <table:table-cell office:value-type="float" office:value="1947.33" calcext:value-type="float">
            <text:p>1947.33</text:p>
          </table:table-cell>
        </table:table-row>
        <table:table-row table:style-name="ro1">
          <table:table-cell office:value-type="float" office:value="-0.0698734" calcext:value-type="float">
            <text:p>-0.0698734</text:p>
          </table:table-cell>
          <table:table-cell office:value-type="float" office:value="1948.87" calcext:value-type="float">
            <text:p>1948.87</text:p>
          </table:table-cell>
        </table:table-row>
        <table:table-row table:style-name="ro1">
          <table:table-cell office:value-type="float" office:value="-0.0772052" calcext:value-type="float">
            <text:p>-0.0772052</text:p>
          </table:table-cell>
          <table:table-cell office:value-type="float" office:value="1950.4" calcext:value-type="float">
            <text:p>1950.4</text:p>
          </table:table-cell>
        </table:table-row>
        <table:table-row table:style-name="ro1">
          <table:table-cell office:value-type="float" office:value="-0.0839534" calcext:value-type="float">
            <text:p>-0.0839534</text:p>
          </table:table-cell>
          <table:table-cell office:value-type="float" office:value="1951.93" calcext:value-type="float">
            <text:p>1951.93</text:p>
          </table:table-cell>
        </table:table-row>
        <table:table-row table:style-name="ro1">
          <table:table-cell office:value-type="float" office:value="-0.0900214" calcext:value-type="float">
            <text:p>-0.0900214</text:p>
          </table:table-cell>
          <table:table-cell office:value-type="float" office:value="1953.47" calcext:value-type="float">
            <text:p>1953.47</text:p>
          </table:table-cell>
        </table:table-row>
        <table:table-row table:style-name="ro1">
          <table:table-cell office:value-type="float" office:value="-0.0950398" calcext:value-type="float">
            <text:p>-0.0950398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-0.0991285" calcext:value-type="float">
            <text:p>-0.0991285</text:p>
          </table:table-cell>
          <table:table-cell office:value-type="float" office:value="1956.53" calcext:value-type="float">
            <text:p>1956.53</text:p>
          </table:table-cell>
        </table:table-row>
        <table:table-row table:style-name="ro1">
          <table:table-cell office:value-type="float" office:value="-0.102286" calcext:value-type="float">
            <text:p>-0.102286</text:p>
          </table:table-cell>
          <table:table-cell office:value-type="float" office:value="1958.07" calcext:value-type="float">
            <text:p>1958.07</text:p>
          </table:table-cell>
        </table:table-row>
        <table:table-row table:style-name="ro1">
          <table:table-cell office:value-type="float" office:value="-0.104521" calcext:value-type="float">
            <text:p>-0.104521</text:p>
          </table:table-cell>
          <table:table-cell office:value-type="float" office:value="1959.6" calcext:value-type="float">
            <text:p>1959.6</text:p>
          </table:table-cell>
        </table:table-row>
        <table:table-row table:style-name="ro1">
          <table:table-cell office:value-type="float" office:value="-0.106119" calcext:value-type="float">
            <text:p>-0.106119</text:p>
          </table:table-cell>
          <table:table-cell office:value-type="float" office:value="1961.13" calcext:value-type="float">
            <text:p>1961.13</text:p>
          </table:table-cell>
        </table:table-row>
        <table:table-row table:style-name="ro1">
          <table:table-cell office:value-type="float" office:value="-0.10695" calcext:value-type="float">
            <text:p>-0.10695</text:p>
          </table:table-cell>
          <table:table-cell office:value-type="float" office:value="1962.67" calcext:value-type="float">
            <text:p>1962.67</text:p>
          </table:table-cell>
        </table:table-row>
        <table:table-row table:style-name="ro1">
          <table:table-cell office:value-type="float" office:value="-0.10712" calcext:value-type="float">
            <text:p>-0.10712</text:p>
          </table:table-cell>
          <table:table-cell office:value-type="float" office:value="1964.2" calcext:value-type="float">
            <text:p>1964.2</text:p>
          </table:table-cell>
        </table:table-row>
        <table:table-row table:style-name="ro1">
          <table:table-cell office:value-type="float" office:value="-0.106584" calcext:value-type="float">
            <text:p>-0.106584</text:p>
          </table:table-cell>
          <table:table-cell office:value-type="float" office:value="1965.73" calcext:value-type="float">
            <text:p>1965.73</text:p>
          </table:table-cell>
        </table:table-row>
        <table:table-row table:style-name="ro1">
          <table:table-cell office:value-type="float" office:value="-0.105071" calcext:value-type="float">
            <text:p>-0.105071</text:p>
          </table:table-cell>
          <table:table-cell office:value-type="float" office:value="1967.27" calcext:value-type="float">
            <text:p>1967.27</text:p>
          </table:table-cell>
        </table:table-row>
        <table:table-row table:style-name="ro1">
          <table:table-cell office:value-type="float" office:value="-0.10269" calcext:value-type="float">
            <text:p>-0.10269</text:p>
          </table:table-cell>
          <table:table-cell office:value-type="float" office:value="1968.8" calcext:value-type="float">
            <text:p>1968.8</text:p>
          </table:table-cell>
        </table:table-row>
        <table:table-row table:style-name="ro1">
          <table:table-cell office:value-type="float" office:value="-0.0992037" calcext:value-type="float">
            <text:p>-0.0992037</text:p>
          </table:table-cell>
          <table:table-cell office:value-type="float" office:value="1970.33" calcext:value-type="float">
            <text:p>1970.33</text:p>
          </table:table-cell>
        </table:table-row>
        <table:table-row table:style-name="ro1">
          <table:table-cell office:value-type="float" office:value="-0.0946572" calcext:value-type="float">
            <text:p>-0.0946572</text:p>
          </table:table-cell>
          <table:table-cell office:value-type="float" office:value="1971.87" calcext:value-type="float">
            <text:p>1971.87</text:p>
          </table:table-cell>
        </table:table-row>
        <table:table-row table:style-name="ro1">
          <table:table-cell office:value-type="float" office:value="-0.0892765" calcext:value-type="float">
            <text:p>-0.0892765</text:p>
          </table:table-cell>
          <table:table-cell office:value-type="float" office:value="1973.4" calcext:value-type="float">
            <text:p>1973.4</text:p>
          </table:table-cell>
        </table:table-row>
        <table:table-row table:style-name="ro1">
          <table:table-cell office:value-type="float" office:value="-0.0830327" calcext:value-type="float">
            <text:p>-0.0830327</text:p>
          </table:table-cell>
          <table:table-cell office:value-type="float" office:value="1974.93" calcext:value-type="float">
            <text:p>1974.93</text:p>
          </table:table-cell>
        </table:table-row>
        <table:table-row table:style-name="ro1">
          <table:table-cell office:value-type="float" office:value="-0.0763509" calcext:value-type="float">
            <text:p>-0.0763509</text:p>
          </table:table-cell>
          <table:table-cell office:value-type="float" office:value="1976.47" calcext:value-type="float">
            <text:p>1976.47</text:p>
          </table:table-cell>
        </table:table-row>
        <table:table-row table:style-name="ro1">
          <table:table-cell office:value-type="float" office:value="-0.0693903" calcext:value-type="float">
            <text:p>-0.0693903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-0.0622879" calcext:value-type="float">
            <text:p>-0.0622879</text:p>
          </table:table-cell>
          <table:table-cell office:value-type="float" office:value="1979.53" calcext:value-type="float">
            <text:p>1979.53</text:p>
          </table:table-cell>
        </table:table-row>
        <table:table-row table:style-name="ro1">
          <table:table-cell office:value-type="float" office:value="-0.0553688" calcext:value-type="float">
            <text:p>-0.0553688</text:p>
          </table:table-cell>
          <table:table-cell office:value-type="float" office:value="1981.07" calcext:value-type="float">
            <text:p>1981.07</text:p>
          </table:table-cell>
        </table:table-row>
        <table:table-row table:style-name="ro1">
          <table:table-cell office:value-type="float" office:value="-0.0485132" calcext:value-type="float">
            <text:p>-0.0485132</text:p>
          </table:table-cell>
          <table:table-cell office:value-type="float" office:value="1982.6" calcext:value-type="float">
            <text:p>1982.6</text:p>
          </table:table-cell>
        </table:table-row>
        <table:table-row table:style-name="ro1">
          <table:table-cell office:value-type="float" office:value="-0.0418843" calcext:value-type="float">
            <text:p>-0.0418843</text:p>
          </table:table-cell>
          <table:table-cell office:value-type="float" office:value="1984.13" calcext:value-type="float">
            <text:p>1984.13</text:p>
          </table:table-cell>
        </table:table-row>
        <table:table-row table:style-name="ro1">
          <table:table-cell office:value-type="float" office:value="-0.035491" calcext:value-type="float">
            <text:p>-0.035491</text:p>
          </table:table-cell>
          <table:table-cell office:value-type="float" office:value="1985.67" calcext:value-type="float">
            <text:p>1985.67</text:p>
          </table:table-cell>
        </table:table-row>
        <table:table-row table:style-name="ro1">
          <table:table-cell office:value-type="float" office:value="-0.0292176" calcext:value-type="float">
            <text:p>-0.0292176</text:p>
          </table:table-cell>
          <table:table-cell office:value-type="float" office:value="1987.2" calcext:value-type="float">
            <text:p>1987.2</text:p>
          </table:table-cell>
        </table:table-row>
        <table:table-row table:style-name="ro1">
          <table:table-cell office:value-type="float" office:value="-0.0233296" calcext:value-type="float">
            <text:p>-0.0233296</text:p>
          </table:table-cell>
          <table:table-cell office:value-type="float" office:value="1988.73" calcext:value-type="float">
            <text:p>1988.73</text:p>
          </table:table-cell>
        </table:table-row>
        <table:table-row table:style-name="ro1">
          <table:table-cell office:value-type="float" office:value="-0.0177639" calcext:value-type="float">
            <text:p>-0.0177639</text:p>
          </table:table-cell>
          <table:table-cell office:value-type="float" office:value="1990.27" calcext:value-type="float">
            <text:p>1990.27</text:p>
          </table:table-cell>
        </table:table-row>
        <table:table-row table:style-name="ro1">
          <table:table-cell office:value-type="float" office:value="-0.0127356" calcext:value-type="float">
            <text:p>-0.0127356</text:p>
          </table:table-cell>
          <table:table-cell office:value-type="float" office:value="1991.8" calcext:value-type="float">
            <text:p>1991.8</text:p>
          </table:table-cell>
        </table:table-row>
        <table:table-row table:style-name="ro1">
          <table:table-cell office:value-type="float" office:value="-0.00852111" calcext:value-type="float">
            <text:p>-0.00852111</text:p>
          </table:table-cell>
          <table:table-cell office:value-type="float" office:value="1993.33" calcext:value-type="float">
            <text:p>1993.33</text:p>
          </table:table-cell>
        </table:table-row>
        <table:table-row table:style-name="ro1">
          <table:table-cell office:value-type="float" office:value="-0.00511121" calcext:value-type="float">
            <text:p>-0.00511121</text:p>
          </table:table-cell>
          <table:table-cell office:value-type="float" office:value="1994.87" calcext:value-type="float">
            <text:p>1994.87</text:p>
          </table:table-cell>
        </table:table-row>
        <table:table-row table:style-name="ro1">
          <table:table-cell office:value-type="float" office:value="-0.00283938" calcext:value-type="float">
            <text:p>-0.00283938</text:p>
          </table:table-cell>
          <table:table-cell office:value-type="float" office:value="1996.4" calcext:value-type="float">
            <text:p>1996.4</text:p>
          </table:table-cell>
        </table:table-row>
        <table:table-row table:style-name="ro1">
          <table:table-cell office:value-type="float" office:value="-0.00168116" calcext:value-type="float">
            <text:p>-0.00168116</text:p>
          </table:table-cell>
          <table:table-cell office:value-type="float" office:value="1997.93" calcext:value-type="float">
            <text:p>1997.93</text:p>
          </table:table-cell>
        </table:table-row>
        <table:table-row table:style-name="ro1">
          <table:table-cell office:value-type="float" office:value="-0.00161209" calcext:value-type="float">
            <text:p>-0.00161209</text:p>
          </table:table-cell>
          <table:table-cell office:value-type="float" office:value="1999.47" calcext:value-type="float">
            <text:p>1999.47</text:p>
          </table:table-cell>
        </table:table-row>
        <table:table-row table:style-name="ro1">
          <table:table-cell office:value-type="float" office:value="-0.00271841" calcext:value-type="float">
            <text:p>-0.0027184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-0.00470059" calcext:value-type="float">
            <text:p>-0.00470059</text:p>
          </table:table-cell>
          <table:table-cell office:value-type="float" office:value="2002.53" calcext:value-type="float">
            <text:p>2002.53</text:p>
          </table:table-cell>
        </table:table-row>
        <table:table-row table:style-name="ro1">
          <table:table-cell office:value-type="float" office:value="-0.00759082" calcext:value-type="float">
            <text:p>-0.00759082</text:p>
          </table:table-cell>
          <table:table-cell office:value-type="float" office:value="2004.07" calcext:value-type="float">
            <text:p>2004.07</text:p>
          </table:table-cell>
        </table:table-row>
        <table:table-row table:style-name="ro1">
          <table:table-cell office:value-type="float" office:value="-0.0112395" calcext:value-type="float">
            <text:p>-0.0112395</text:p>
          </table:table-cell>
          <table:table-cell office:value-type="float" office:value="2005.6" calcext:value-type="float">
            <text:p>2005.6</text:p>
          </table:table-cell>
        </table:table-row>
        <table:table-row table:style-name="ro1">
          <table:table-cell office:value-type="float" office:value="-0.0154609" calcext:value-type="float">
            <text:p>-0.0154609</text:p>
          </table:table-cell>
          <table:table-cell office:value-type="float" office:value="2007.13" calcext:value-type="float">
            <text:p>2007.13</text:p>
          </table:table-cell>
        </table:table-row>
        <table:table-row table:style-name="ro1">
          <table:table-cell office:value-type="float" office:value="-0.0203933" calcext:value-type="float">
            <text:p>-0.0203933</text:p>
          </table:table-cell>
          <table:table-cell office:value-type="float" office:value="2008.67" calcext:value-type="float">
            <text:p>2008.67</text:p>
          </table:table-cell>
        </table:table-row>
        <table:table-row table:style-name="ro1">
          <table:table-cell office:value-type="float" office:value="-0.0258105" calcext:value-type="float">
            <text:p>-0.0258105</text:p>
          </table:table-cell>
          <table:table-cell office:value-type="float" office:value="2010.2" calcext:value-type="float">
            <text:p>2010.2</text:p>
          </table:table-cell>
        </table:table-row>
        <table:table-row table:style-name="ro1">
          <table:table-cell office:value-type="float" office:value="-0.0317714" calcext:value-type="float">
            <text:p>-0.0317714</text:p>
          </table:table-cell>
          <table:table-cell office:value-type="float" office:value="2011.73" calcext:value-type="float">
            <text:p>2011.73</text:p>
          </table:table-cell>
        </table:table-row>
        <table:table-row table:style-name="ro1">
          <table:table-cell office:value-type="float" office:value="-0.0382833" calcext:value-type="float">
            <text:p>-0.0382833</text:p>
          </table:table-cell>
          <table:table-cell office:value-type="float" office:value="2013.27" calcext:value-type="float">
            <text:p>2013.27</text:p>
          </table:table-cell>
        </table:table-row>
        <table:table-row table:style-name="ro1">
          <table:table-cell office:value-type="float" office:value="-0.0450908" calcext:value-type="float">
            <text:p>-0.0450908</text:p>
          </table:table-cell>
          <table:table-cell office:value-type="float" office:value="2014.8" calcext:value-type="float">
            <text:p>2014.8</text:p>
          </table:table-cell>
        </table:table-row>
        <table:table-row table:style-name="ro1">
          <table:table-cell office:value-type="float" office:value="-0.0522713" calcext:value-type="float">
            <text:p>-0.0522713</text:p>
          </table:table-cell>
          <table:table-cell office:value-type="float" office:value="2016.33" calcext:value-type="float">
            <text:p>2016.33</text:p>
          </table:table-cell>
        </table:table-row>
        <table:table-row table:style-name="ro1">
          <table:table-cell office:value-type="float" office:value="-0.0595413" calcext:value-type="float">
            <text:p>-0.0595413</text:p>
          </table:table-cell>
          <table:table-cell office:value-type="float" office:value="2017.87" calcext:value-type="float">
            <text:p>2017.87</text:p>
          </table:table-cell>
        </table:table-row>
        <table:table-row table:style-name="ro1">
          <table:table-cell office:value-type="float" office:value="-0.0667238" calcext:value-type="float">
            <text:p>-0.0667238</text:p>
          </table:table-cell>
          <table:table-cell office:value-type="float" office:value="2019.4" calcext:value-type="float">
            <text:p>2019.4</text:p>
          </table:table-cell>
        </table:table-row>
        <table:table-row table:style-name="ro1">
          <table:table-cell office:value-type="float" office:value="-0.0737681" calcext:value-type="float">
            <text:p>-0.0737681</text:p>
          </table:table-cell>
          <table:table-cell office:value-type="float" office:value="2020.93" calcext:value-type="float">
            <text:p>2020.93</text:p>
          </table:table-cell>
        </table:table-row>
        <table:table-row table:style-name="ro1">
          <table:table-cell office:value-type="float" office:value="-0.080325" calcext:value-type="float">
            <text:p>-0.080325</text:p>
          </table:table-cell>
          <table:table-cell office:value-type="float" office:value="2022.47" calcext:value-type="float">
            <text:p>2022.47</text:p>
          </table:table-cell>
        </table:table-row>
        <table:table-row table:style-name="ro1">
          <table:table-cell office:value-type="float" office:value="-0.0864218" calcext:value-type="float">
            <text:p>-0.08642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-0.0918894" calcext:value-type="float">
            <text:p>-0.0918894</text:p>
          </table:table-cell>
          <table:table-cell office:value-type="float" office:value="2025.53" calcext:value-type="float">
            <text:p>2025.53</text:p>
          </table:table-cell>
        </table:table-row>
        <table:table-row table:style-name="ro1">
          <table:table-cell office:value-type="float" office:value="-0.0965809" calcext:value-type="float">
            <text:p>-0.0965809</text:p>
          </table:table-cell>
          <table:table-cell office:value-type="float" office:value="2027.07" calcext:value-type="float">
            <text:p>2027.07</text:p>
          </table:table-cell>
        </table:table-row>
        <table:table-row table:style-name="ro1">
          <table:table-cell office:value-type="float" office:value="-0.100609" calcext:value-type="float">
            <text:p>-0.100609</text:p>
          </table:table-cell>
          <table:table-cell office:value-type="float" office:value="2028.6" calcext:value-type="float">
            <text:p>2028.6</text:p>
          </table:table-cell>
        </table:table-row>
        <table:table-row table:style-name="ro1">
          <table:table-cell office:value-type="float" office:value="-0.103732" calcext:value-type="float">
            <text:p>-0.103732</text:p>
          </table:table-cell>
          <table:table-cell office:value-type="float" office:value="2030.13" calcext:value-type="float">
            <text:p>2030.13</text:p>
          </table:table-cell>
        </table:table-row>
        <table:table-row table:style-name="ro1">
          <table:table-cell office:value-type="float" office:value="-0.106031" calcext:value-type="float">
            <text:p>-0.106031</text:p>
          </table:table-cell>
          <table:table-cell office:value-type="float" office:value="2031.67" calcext:value-type="float">
            <text:p>2031.67</text:p>
          </table:table-cell>
        </table:table-row>
        <table:table-row table:style-name="ro1">
          <table:table-cell office:value-type="float" office:value="-0.107491" calcext:value-type="float">
            <text:p>-0.107491</text:p>
          </table:table-cell>
          <table:table-cell office:value-type="float" office:value="2033.2" calcext:value-type="float">
            <text:p>2033.2</text:p>
          </table:table-cell>
        </table:table-row>
        <table:table-row table:style-name="ro1">
          <table:table-cell office:value-type="float" office:value="-0.107937" calcext:value-type="float">
            <text:p>-0.107937</text:p>
          </table:table-cell>
          <table:table-cell office:value-type="float" office:value="2034.73" calcext:value-type="float">
            <text:p>2034.73</text:p>
          </table:table-cell>
        </table:table-row>
        <table:table-row table:style-name="ro1">
          <table:table-cell office:value-type="float" office:value="-0.107557" calcext:value-type="float">
            <text:p>-0.107557</text:p>
          </table:table-cell>
          <table:table-cell office:value-type="float" office:value="2036.27" calcext:value-type="float">
            <text:p>2036.27</text:p>
          </table:table-cell>
        </table:table-row>
        <table:table-row table:style-name="ro1">
          <table:table-cell office:value-type="float" office:value="-0.106195" calcext:value-type="float">
            <text:p>-0.106195</text:p>
          </table:table-cell>
          <table:table-cell office:value-type="float" office:value="2037.8" calcext:value-type="float">
            <text:p>2037.8</text:p>
          </table:table-cell>
        </table:table-row>
        <table:table-row table:style-name="ro1">
          <table:table-cell office:value-type="float" office:value="-0.103886" calcext:value-type="float">
            <text:p>-0.103886</text:p>
          </table:table-cell>
          <table:table-cell office:value-type="float" office:value="2039.33" calcext:value-type="float">
            <text:p>2039.33</text:p>
          </table:table-cell>
        </table:table-row>
        <table:table-row table:style-name="ro1">
          <table:table-cell office:value-type="float" office:value="-0.100762" calcext:value-type="float">
            <text:p>-0.100762</text:p>
          </table:table-cell>
          <table:table-cell office:value-type="float" office:value="2040.87" calcext:value-type="float">
            <text:p>2040.87</text:p>
          </table:table-cell>
        </table:table-row>
        <table:table-row table:style-name="ro1">
          <table:table-cell office:value-type="float" office:value="-0.0966781" calcext:value-type="float">
            <text:p>-0.0966781</text:p>
          </table:table-cell>
          <table:table-cell office:value-type="float" office:value="2042.4" calcext:value-type="float">
            <text:p>2042.4</text:p>
          </table:table-cell>
        </table:table-row>
        <table:table-row table:style-name="ro1">
          <table:table-cell office:value-type="float" office:value="-0.0918548" calcext:value-type="float">
            <text:p>-0.0918548</text:p>
          </table:table-cell>
          <table:table-cell office:value-type="float" office:value="2043.93" calcext:value-type="float">
            <text:p>2043.93</text:p>
          </table:table-cell>
        </table:table-row>
        <table:table-row table:style-name="ro1">
          <table:table-cell office:value-type="float" office:value="-0.0862939" calcext:value-type="float">
            <text:p>-0.0862939</text:p>
          </table:table-cell>
          <table:table-cell office:value-type="float" office:value="2045.47" calcext:value-type="float">
            <text:p>2045.47</text:p>
          </table:table-cell>
        </table:table-row>
        <table:table-row table:style-name="ro1">
          <table:table-cell office:value-type="float" office:value="-0.0800442" calcext:value-type="float">
            <text:p>-0.08004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-0.0733811" calcext:value-type="float">
            <text:p>-0.0733811</text:p>
          </table:table-cell>
          <table:table-cell office:value-type="float" office:value="2048.53" calcext:value-type="float">
            <text:p>2048.53</text:p>
          </table:table-cell>
        </table:table-row>
        <table:table-row table:style-name="ro1">
          <table:table-cell office:value-type="float" office:value="-0.0662772" calcext:value-type="float">
            <text:p>-0.0662772</text:p>
          </table:table-cell>
          <table:table-cell office:value-type="float" office:value="2050.07" calcext:value-type="float">
            <text:p>2050.07</text:p>
          </table:table-cell>
        </table:table-row>
        <table:table-row table:style-name="ro1">
          <table:table-cell office:value-type="float" office:value="-0.0590266" calcext:value-type="float">
            <text:p>-0.0590266</text:p>
          </table:table-cell>
          <table:table-cell office:value-type="float" office:value="2051.6" calcext:value-type="float">
            <text:p>2051.6</text:p>
          </table:table-cell>
        </table:table-row>
        <table:table-row table:style-name="ro1">
          <table:table-cell office:value-type="float" office:value="-0.0517936" calcext:value-type="float">
            <text:p>-0.0517936</text:p>
          </table:table-cell>
          <table:table-cell office:value-type="float" office:value="2053.13" calcext:value-type="float">
            <text:p>2053.13</text:p>
          </table:table-cell>
        </table:table-row>
        <table:table-row table:style-name="ro1">
          <table:table-cell office:value-type="float" office:value="-0.0446249" calcext:value-type="float">
            <text:p>-0.0446249</text:p>
          </table:table-cell>
          <table:table-cell office:value-type="float" office:value="2054.67" calcext:value-type="float">
            <text:p>2054.67</text:p>
          </table:table-cell>
        </table:table-row>
        <table:table-row table:style-name="ro1">
          <table:table-cell office:value-type="float" office:value="-0.0378359" calcext:value-type="float">
            <text:p>-0.0378359</text:p>
          </table:table-cell>
          <table:table-cell office:value-type="float" office:value="2056.2" calcext:value-type="float">
            <text:p>2056.2</text:p>
          </table:table-cell>
        </table:table-row>
        <table:table-row table:style-name="ro1">
          <table:table-cell office:value-type="float" office:value="-0.0313733" calcext:value-type="float">
            <text:p>-0.0313733</text:p>
          </table:table-cell>
          <table:table-cell office:value-type="float" office:value="2057.73" calcext:value-type="float">
            <text:p>2057.73</text:p>
          </table:table-cell>
        </table:table-row>
        <table:table-row table:style-name="ro1">
          <table:table-cell office:value-type="float" office:value="-0.0253613" calcext:value-type="float">
            <text:p>-0.0253613</text:p>
          </table:table-cell>
          <table:table-cell office:value-type="float" office:value="2059.27" calcext:value-type="float">
            <text:p>2059.27</text:p>
          </table:table-cell>
        </table:table-row>
        <table:table-row table:style-name="ro1">
          <table:table-cell office:value-type="float" office:value="-0.019914" calcext:value-type="float">
            <text:p>-0.019914</text:p>
          </table:table-cell>
          <table:table-cell office:value-type="float" office:value="2060.8" calcext:value-type="float">
            <text:p>2060.8</text:p>
          </table:table-cell>
        </table:table-row>
        <table:table-row table:style-name="ro1">
          <table:table-cell office:value-type="float" office:value="-0.0149181" calcext:value-type="float">
            <text:p>-0.0149181</text:p>
          </table:table-cell>
          <table:table-cell office:value-type="float" office:value="2062.33" calcext:value-type="float">
            <text:p>2062.33</text:p>
          </table:table-cell>
        </table:table-row>
        <table:table-row table:style-name="ro1">
          <table:table-cell office:value-type="float" office:value="-0.0105928" calcext:value-type="float">
            <text:p>-0.0105928</text:p>
          </table:table-cell>
          <table:table-cell office:value-type="float" office:value="2063.87" calcext:value-type="float">
            <text:p>2063.87</text:p>
          </table:table-cell>
        </table:table-row>
        <table:table-row table:style-name="ro1">
          <table:table-cell office:value-type="float" office:value="-0.00691146" calcext:value-type="float">
            <text:p>-0.00691146</text:p>
          </table:table-cell>
          <table:table-cell office:value-type="float" office:value="2065.4" calcext:value-type="float">
            <text:p>2065.4</text:p>
          </table:table-cell>
        </table:table-row>
        <table:table-row table:style-name="ro1">
          <table:table-cell office:value-type="float" office:value="-0.00397103" calcext:value-type="float">
            <text:p>-0.00397103</text:p>
          </table:table-cell>
          <table:table-cell office:value-type="float" office:value="2066.93" calcext:value-type="float">
            <text:p>2066.93</text:p>
          </table:table-cell>
        </table:table-row>
        <table:table-row table:style-name="ro1">
          <table:table-cell office:value-type="float" office:value="-0.00200578" calcext:value-type="float">
            <text:p>-0.00200578</text:p>
          </table:table-cell>
          <table:table-cell office:value-type="float" office:value="2068.47" calcext:value-type="float">
            <text:p>2068.47</text:p>
          </table:table-cell>
        </table:table-row>
        <table:table-row table:style-name="ro1">
          <table:table-cell office:value-type="float" office:value="-0.000954917" calcext:value-type="float">
            <text:p>-0.000954917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-0.00105475" calcext:value-type="float">
            <text:p>-0.00105475</text:p>
          </table:table-cell>
          <table:table-cell office:value-type="float" office:value="2071.53" calcext:value-type="float">
            <text:p>2071.53</text:p>
          </table:table-cell>
        </table:table-row>
        <table:table-row table:style-name="ro1">
          <table:table-cell office:value-type="float" office:value="-0.00229202" calcext:value-type="float">
            <text:p>-0.00229202</text:p>
          </table:table-cell>
          <table:table-cell office:value-type="float" office:value="2073.07" calcext:value-type="float">
            <text:p>2073.07</text:p>
          </table:table-cell>
        </table:table-row>
        <table:table-row table:style-name="ro1">
          <table:table-cell office:value-type="float" office:value="-0.00455569" calcext:value-type="float">
            <text:p>-0.00455569</text:p>
          </table:table-cell>
          <table:table-cell office:value-type="float" office:value="2074.6" calcext:value-type="float">
            <text:p>2074.6</text:p>
          </table:table-cell>
        </table:table-row>
        <table:table-row table:style-name="ro1">
          <table:table-cell office:value-type="float" office:value="-0.00792386" calcext:value-type="float">
            <text:p>-0.00792386</text:p>
          </table:table-cell>
          <table:table-cell office:value-type="float" office:value="2076.13" calcext:value-type="float">
            <text:p>2076.13</text:p>
          </table:table-cell>
        </table:table-row>
        <table:table-row table:style-name="ro1">
          <table:table-cell office:value-type="float" office:value="-0.0120855" calcext:value-type="float">
            <text:p>-0.0120855</text:p>
          </table:table-cell>
          <table:table-cell office:value-type="float" office:value="2077.67" calcext:value-type="float">
            <text:p>2077.67</text:p>
          </table:table-cell>
        </table:table-row>
        <table:table-row table:style-name="ro1">
          <table:table-cell office:value-type="float" office:value="-0.0169639" calcext:value-type="float">
            <text:p>-0.0169639</text:p>
          </table:table-cell>
          <table:table-cell office:value-type="float" office:value="2079.2" calcext:value-type="float">
            <text:p>2079.2</text:p>
          </table:table-cell>
        </table:table-row>
        <table:table-row table:style-name="ro1">
          <table:table-cell office:value-type="float" office:value="-0.022443" calcext:value-type="float">
            <text:p>-0.022443</text:p>
          </table:table-cell>
          <table:table-cell office:value-type="float" office:value="2080.73" calcext:value-type="float">
            <text:p>2080.73</text:p>
          </table:table-cell>
        </table:table-row>
        <table:table-row table:style-name="ro1">
          <table:table-cell office:value-type="float" office:value="-0.0282618" calcext:value-type="float">
            <text:p>-0.0282618</text:p>
          </table:table-cell>
          <table:table-cell office:value-type="float" office:value="2082.27" calcext:value-type="float">
            <text:p>2082.27</text:p>
          </table:table-cell>
        </table:table-row>
        <table:table-row table:style-name="ro1">
          <table:table-cell office:value-type="float" office:value="-0.0345071" calcext:value-type="float">
            <text:p>-0.0345071</text:p>
          </table:table-cell>
          <table:table-cell office:value-type="float" office:value="2083.8" calcext:value-type="float">
            <text:p>2083.8</text:p>
          </table:table-cell>
        </table:table-row>
        <table:table-row table:style-name="ro1">
          <table:table-cell office:value-type="float" office:value="-0.0410134" calcext:value-type="float">
            <text:p>-0.0410134</text:p>
          </table:table-cell>
          <table:table-cell office:value-type="float" office:value="2085.33" calcext:value-type="float">
            <text:p>2085.33</text:p>
          </table:table-cell>
        </table:table-row>
        <table:table-row table:style-name="ro1">
          <table:table-cell office:value-type="float" office:value="-0.0477782" calcext:value-type="float">
            <text:p>-0.0477782</text:p>
          </table:table-cell>
          <table:table-cell office:value-type="float" office:value="2086.87" calcext:value-type="float">
            <text:p>2086.87</text:p>
          </table:table-cell>
        </table:table-row>
        <table:table-row table:style-name="ro1">
          <table:table-cell office:value-type="float" office:value="-0.0548597" calcext:value-type="float">
            <text:p>-0.0548597</text:p>
          </table:table-cell>
          <table:table-cell office:value-type="float" office:value="2088.4" calcext:value-type="float">
            <text:p>2088.4</text:p>
          </table:table-cell>
        </table:table-row>
        <table:table-row table:style-name="ro1">
          <table:table-cell office:value-type="float" office:value="-0.0620285" calcext:value-type="float">
            <text:p>-0.0620285</text:p>
          </table:table-cell>
          <table:table-cell office:value-type="float" office:value="2089.93" calcext:value-type="float">
            <text:p>2089.93</text:p>
          </table:table-cell>
        </table:table-row>
        <table:table-row table:style-name="ro1">
          <table:table-cell office:value-type="float" office:value="-0.0693187" calcext:value-type="float">
            <text:p>-0.0693187</text:p>
          </table:table-cell>
          <table:table-cell office:value-type="float" office:value="2091.47" calcext:value-type="float">
            <text:p>2091.47</text:p>
          </table:table-cell>
        </table:table-row>
        <table:table-row table:style-name="ro1">
          <table:table-cell office:value-type="float" office:value="-0.0764708" calcext:value-type="float">
            <text:p>-0.0764708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-0.0832132" calcext:value-type="float">
            <text:p>-0.0832132</text:p>
          </table:table-cell>
          <table:table-cell office:value-type="float" office:value="2094.53" calcext:value-type="float">
            <text:p>2094.53</text:p>
          </table:table-cell>
        </table:table-row>
        <table:table-row table:style-name="ro1">
          <table:table-cell office:value-type="float" office:value="-0.0894589" calcext:value-type="float">
            <text:p>-0.0894589</text:p>
          </table:table-cell>
          <table:table-cell office:value-type="float" office:value="2096.07" calcext:value-type="float">
            <text:p>2096.07</text:p>
          </table:table-cell>
        </table:table-row>
        <table:table-row table:style-name="ro1">
          <table:table-cell office:value-type="float" office:value="-0.0948227" calcext:value-type="float">
            <text:p>-0.0948227</text:p>
          </table:table-cell>
          <table:table-cell office:value-type="float" office:value="2097.6" calcext:value-type="float">
            <text:p>2097.6</text:p>
          </table:table-cell>
        </table:table-row>
        <table:table-row table:style-name="ro1">
          <table:table-cell office:value-type="float" office:value="-0.0992701" calcext:value-type="float">
            <text:p>-0.0992701</text:p>
          </table:table-cell>
          <table:table-cell office:value-type="float" office:value="2099.13" calcext:value-type="float">
            <text:p>2099.13</text:p>
          </table:table-cell>
        </table:table-row>
        <table:table-row table:style-name="ro1">
          <table:table-cell office:value-type="float" office:value="-0.102744" calcext:value-type="float">
            <text:p>-0.102744</text:p>
          </table:table-cell>
          <table:table-cell office:value-type="float" office:value="2100.67" calcext:value-type="float">
            <text:p>2100.67</text:p>
          </table:table-cell>
        </table:table-row>
        <table:table-row table:style-name="ro1">
          <table:table-cell office:value-type="float" office:value="-0.105147" calcext:value-type="float">
            <text:p>-0.105147</text:p>
          </table:table-cell>
          <table:table-cell office:value-type="float" office:value="2102.2" calcext:value-type="float">
            <text:p>2102.2</text:p>
          </table:table-cell>
        </table:table-row>
        <table:table-row table:style-name="ro1">
          <table:table-cell office:value-type="float" office:value="-0.106727" calcext:value-type="float">
            <text:p>-0.106727</text:p>
          </table:table-cell>
          <table:table-cell office:value-type="float" office:value="2103.73" calcext:value-type="float">
            <text:p>2103.73</text:p>
          </table:table-cell>
        </table:table-row>
        <table:table-row table:style-name="ro1">
          <table:table-cell office:value-type="float" office:value="-0.107454" calcext:value-type="float">
            <text:p>-0.107454</text:p>
          </table:table-cell>
          <table:table-cell office:value-type="float" office:value="2105.27" calcext:value-type="float">
            <text:p>2105.27</text:p>
          </table:table-cell>
        </table:table-row>
        <table:table-row table:style-name="ro1">
          <table:table-cell office:value-type="float" office:value="-0.107455" calcext:value-type="float">
            <text:p>-0.107455</text:p>
          </table:table-cell>
          <table:table-cell office:value-type="float" office:value="2106.8" calcext:value-type="float">
            <text:p>2106.8</text:p>
          </table:table-cell>
        </table:table-row>
        <table:table-row table:style-name="ro1">
          <table:table-cell office:value-type="float" office:value="-0.106828" calcext:value-type="float">
            <text:p>-0.106828</text:p>
          </table:table-cell>
          <table:table-cell office:value-type="float" office:value="2108.33" calcext:value-type="float">
            <text:p>2108.33</text:p>
          </table:table-cell>
        </table:table-row>
        <table:table-row table:style-name="ro1">
          <table:table-cell office:value-type="float" office:value="-0.105401" calcext:value-type="float">
            <text:p>-0.105401</text:p>
          </table:table-cell>
          <table:table-cell office:value-type="float" office:value="2109.87" calcext:value-type="float">
            <text:p>2109.87</text:p>
          </table:table-cell>
        </table:table-row>
        <table:table-row table:style-name="ro1">
          <table:table-cell office:value-type="float" office:value="-0.103237" calcext:value-type="float">
            <text:p>-0.103237</text:p>
          </table:table-cell>
          <table:table-cell office:value-type="float" office:value="2111.4" calcext:value-type="float">
            <text:p>2111.4</text:p>
          </table:table-cell>
        </table:table-row>
        <table:table-row table:style-name="ro1">
          <table:table-cell office:value-type="float" office:value="-0.100134" calcext:value-type="float">
            <text:p>-0.100134</text:p>
          </table:table-cell>
          <table:table-cell office:value-type="float" office:value="2112.93" calcext:value-type="float">
            <text:p>2112.93</text:p>
          </table:table-cell>
        </table:table-row>
        <table:table-row table:style-name="ro1">
          <table:table-cell office:value-type="float" office:value="-0.0959982" calcext:value-type="float">
            <text:p>-0.0959982</text:p>
          </table:table-cell>
          <table:table-cell office:value-type="float" office:value="2114.47" calcext:value-type="float">
            <text:p>2114.47</text:p>
          </table:table-cell>
        </table:table-row>
        <table:table-row table:style-name="ro1">
          <table:table-cell office:value-type="float" office:value="-0.090931" calcext:value-type="float">
            <text:p>-0.090931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-0.0848529" calcext:value-type="float">
            <text:p>-0.0848529</text:p>
          </table:table-cell>
          <table:table-cell office:value-type="float" office:value="2117.53" calcext:value-type="float">
            <text:p>2117.53</text:p>
          </table:table-cell>
        </table:table-row>
        <table:table-row table:style-name="ro1">
          <table:table-cell office:value-type="float" office:value="-0.0780871" calcext:value-type="float">
            <text:p>-0.0780871</text:p>
          </table:table-cell>
          <table:table-cell office:value-type="float" office:value="2119.07" calcext:value-type="float">
            <text:p>2119.07</text:p>
          </table:table-cell>
        </table:table-row>
        <table:table-row table:style-name="ro1">
          <table:table-cell office:value-type="float" office:value="-0.070859" calcext:value-type="float">
            <text:p>-0.070859</text:p>
          </table:table-cell>
          <table:table-cell office:value-type="float" office:value="2120.6" calcext:value-type="float">
            <text:p>2120.6</text:p>
          </table:table-cell>
        </table:table-row>
        <table:table-row table:style-name="ro1">
          <table:table-cell office:value-type="float" office:value="-0.0633768" calcext:value-type="float">
            <text:p>-0.0633768</text:p>
          </table:table-cell>
          <table:table-cell office:value-type="float" office:value="2122.13" calcext:value-type="float">
            <text:p>2122.13</text:p>
          </table:table-cell>
        </table:table-row>
        <table:table-row table:style-name="ro1">
          <table:table-cell office:value-type="float" office:value="-0.0560615" calcext:value-type="float">
            <text:p>-0.0560615</text:p>
          </table:table-cell>
          <table:table-cell office:value-type="float" office:value="2123.67" calcext:value-type="float">
            <text:p>2123.67</text:p>
          </table:table-cell>
        </table:table-row>
        <table:table-row table:style-name="ro1">
          <table:table-cell office:value-type="float" office:value="-0.04895" calcext:value-type="float">
            <text:p>-0.04895</text:p>
          </table:table-cell>
          <table:table-cell office:value-type="float" office:value="2125.2" calcext:value-type="float">
            <text:p>2125.2</text:p>
          </table:table-cell>
        </table:table-row>
        <table:table-row table:style-name="ro1">
          <table:table-cell office:value-type="float" office:value="-0.0422182" calcext:value-type="float">
            <text:p>-0.0422182</text:p>
          </table:table-cell>
          <table:table-cell office:value-type="float" office:value="2126.73" calcext:value-type="float">
            <text:p>2126.73</text:p>
          </table:table-cell>
        </table:table-row>
        <table:table-row table:style-name="ro1">
          <table:table-cell office:value-type="float" office:value="-0.0359113" calcext:value-type="float">
            <text:p>-0.0359113</text:p>
          </table:table-cell>
          <table:table-cell office:value-type="float" office:value="2128.27" calcext:value-type="float">
            <text:p>2128.27</text:p>
          </table:table-cell>
        </table:table-row>
        <table:table-row table:style-name="ro1">
          <table:table-cell office:value-type="float" office:value="-0.0298574" calcext:value-type="float">
            <text:p>-0.0298574</text:p>
          </table:table-cell>
          <table:table-cell office:value-type="float" office:value="2129.8" calcext:value-type="float">
            <text:p>2129.8</text:p>
          </table:table-cell>
        </table:table-row>
        <table:table-row table:style-name="ro1">
          <table:table-cell office:value-type="float" office:value="-0.0241746" calcext:value-type="float">
            <text:p>-0.0241746</text:p>
          </table:table-cell>
          <table:table-cell office:value-type="float" office:value="2131.33" calcext:value-type="float">
            <text:p>2131.33</text:p>
          </table:table-cell>
        </table:table-row>
        <table:table-row table:style-name="ro1">
          <table:table-cell office:value-type="float" office:value="-0.0187448" calcext:value-type="float">
            <text:p>-0.0187448</text:p>
          </table:table-cell>
          <table:table-cell office:value-type="float" office:value="2132.87" calcext:value-type="float">
            <text:p>2132.87</text:p>
          </table:table-cell>
        </table:table-row>
        <table:table-row table:style-name="ro1">
          <table:table-cell office:value-type="float" office:value="-0.013668" calcext:value-type="float">
            <text:p>-0.013668</text:p>
          </table:table-cell>
          <table:table-cell office:value-type="float" office:value="2134.4" calcext:value-type="float">
            <text:p>2134.4</text:p>
          </table:table-cell>
        </table:table-row>
        <table:table-row table:style-name="ro1">
          <table:table-cell office:value-type="float" office:value="-0.00920559" calcext:value-type="float">
            <text:p>-0.00920559</text:p>
          </table:table-cell>
          <table:table-cell office:value-type="float" office:value="2135.93" calcext:value-type="float">
            <text:p>2135.93</text:p>
          </table:table-cell>
        </table:table-row>
        <table:table-row table:style-name="ro1">
          <table:table-cell office:value-type="float" office:value="-0.00541702" calcext:value-type="float">
            <text:p>-0.00541702</text:p>
          </table:table-cell>
          <table:table-cell office:value-type="float" office:value="2137.47" calcext:value-type="float">
            <text:p>2137.47</text:p>
          </table:table-cell>
        </table:table-row>
        <table:table-row table:style-name="ro1">
          <table:table-cell office:value-type="float" office:value="-0.00268739" calcext:value-type="float">
            <text:p>-0.00268739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-0.00114821" calcext:value-type="float">
            <text:p>-0.00114821</text:p>
          </table:table-cell>
          <table:table-cell office:value-type="float" office:value="2140.53" calcext:value-type="float">
            <text:p>2140.53</text:p>
          </table:table-cell>
        </table:table-row>
        <table:table-row table:style-name="ro1">
          <table:table-cell office:value-type="float" office:value="-0.000835366" calcext:value-type="float">
            <text:p>-0.000835366</text:p>
          </table:table-cell>
          <table:table-cell office:value-type="float" office:value="2142.07" calcext:value-type="float">
            <text:p>2142.07</text:p>
          </table:table-cell>
        </table:table-row>
        <table:table-row table:style-name="ro1">
          <table:table-cell office:value-type="float" office:value="-0.0018724" calcext:value-type="float">
            <text:p>-0.0018724</text:p>
          </table:table-cell>
          <table:table-cell office:value-type="float" office:value="2143.6" calcext:value-type="float">
            <text:p>2143.6</text:p>
          </table:table-cell>
        </table:table-row>
        <table:table-row table:style-name="ro1">
          <table:table-cell office:value-type="float" office:value="-0.00397323" calcext:value-type="float">
            <text:p>-0.00397323</text:p>
          </table:table-cell>
          <table:table-cell office:value-type="float" office:value="2145.13" calcext:value-type="float">
            <text:p>2145.13</text:p>
          </table:table-cell>
        </table:table-row>
        <table:table-row table:style-name="ro1">
          <table:table-cell office:value-type="float" office:value="-0.0070249" calcext:value-type="float">
            <text:p>-0.0070249</text:p>
          </table:table-cell>
          <table:table-cell office:value-type="float" office:value="2146.67" calcext:value-type="float">
            <text:p>2146.67</text:p>
          </table:table-cell>
        </table:table-row>
        <table:table-row table:style-name="ro1">
          <table:table-cell office:value-type="float" office:value="-0.0108119" calcext:value-type="float">
            <text:p>-0.0108119</text:p>
          </table:table-cell>
          <table:table-cell office:value-type="float" office:value="2148.2" calcext:value-type="float">
            <text:p>2148.2</text:p>
          </table:table-cell>
        </table:table-row>
        <table:table-row table:style-name="ro1">
          <table:table-cell office:value-type="float" office:value="-0.0150438" calcext:value-type="float">
            <text:p>-0.0150438</text:p>
          </table:table-cell>
          <table:table-cell office:value-type="float" office:value="2149.73" calcext:value-type="float">
            <text:p>2149.73</text:p>
          </table:table-cell>
        </table:table-row>
        <table:table-row table:style-name="ro1">
          <table:table-cell office:value-type="float" office:value="-0.0197595" calcext:value-type="float">
            <text:p>-0.0197595</text:p>
          </table:table-cell>
          <table:table-cell office:value-type="float" office:value="2151.27" calcext:value-type="float">
            <text:p>2151.27</text:p>
          </table:table-cell>
        </table:table-row>
        <table:table-row table:style-name="ro1">
          <table:table-cell office:value-type="float" office:value="-0.0248054" calcext:value-type="float">
            <text:p>-0.0248054</text:p>
          </table:table-cell>
          <table:table-cell office:value-type="float" office:value="2152.8" calcext:value-type="float">
            <text:p>2152.8</text:p>
          </table:table-cell>
        </table:table-row>
        <table:table-row table:style-name="ro1">
          <table:table-cell office:value-type="float" office:value="-0.0302793" calcext:value-type="float">
            <text:p>-0.0302793</text:p>
          </table:table-cell>
          <table:table-cell office:value-type="float" office:value="2154.33" calcext:value-type="float">
            <text:p>2154.33</text:p>
          </table:table-cell>
        </table:table-row>
        <table:table-row table:style-name="ro1">
          <table:table-cell office:value-type="float" office:value="-0.0363204" calcext:value-type="float">
            <text:p>-0.0363204</text:p>
          </table:table-cell>
          <table:table-cell office:value-type="float" office:value="2155.87" calcext:value-type="float">
            <text:p>2155.87</text:p>
          </table:table-cell>
        </table:table-row>
        <table:table-row table:style-name="ro1">
          <table:table-cell office:value-type="float" office:value="-0.0428329" calcext:value-type="float">
            <text:p>-0.0428329</text:p>
          </table:table-cell>
          <table:table-cell office:value-type="float" office:value="2157.4" calcext:value-type="float">
            <text:p>2157.4</text:p>
          </table:table-cell>
        </table:table-row>
        <table:table-row table:style-name="ro1">
          <table:table-cell office:value-type="float" office:value="-0.0499488" calcext:value-type="float">
            <text:p>-0.0499488</text:p>
          </table:table-cell>
          <table:table-cell office:value-type="float" office:value="2158.93" calcext:value-type="float">
            <text:p>2158.93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2160.47" calcext:value-type="float">
            <text:p>2160.47</text:p>
          </table:table-cell>
        </table:table-row>
        <table:table-row table:style-name="ro1">
          <table:table-cell office:value-type="float" office:value="-0.0650752" calcext:value-type="float">
            <text:p>-0.0650752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-0.0726522" calcext:value-type="float">
            <text:p>-0.0726522</text:p>
          </table:table-cell>
          <table:table-cell office:value-type="float" office:value="2163.53" calcext:value-type="float">
            <text:p>2163.53</text:p>
          </table:table-cell>
        </table:table-row>
        <table:table-row table:style-name="ro1">
          <table:table-cell office:value-type="float" office:value="-0.0797103" calcext:value-type="float">
            <text:p>-0.0797103</text:p>
          </table:table-cell>
          <table:table-cell office:value-type="float" office:value="2165.07" calcext:value-type="float">
            <text:p>2165.07</text:p>
          </table:table-cell>
        </table:table-row>
        <table:table-row table:style-name="ro1">
          <table:table-cell office:value-type="float" office:value="-0.0860924" calcext:value-type="float">
            <text:p>-0.0860924</text:p>
          </table:table-cell>
          <table:table-cell office:value-type="float" office:value="2166.6" calcext:value-type="float">
            <text:p>2166.6</text:p>
          </table:table-cell>
        </table:table-row>
        <table:table-row table:style-name="ro1">
          <table:table-cell office:value-type="float" office:value="-0.0916034" calcext:value-type="float">
            <text:p>-0.0916034</text:p>
          </table:table-cell>
          <table:table-cell office:value-type="float" office:value="2168.13" calcext:value-type="float">
            <text:p>2168.13</text:p>
          </table:table-cell>
        </table:table-row>
        <table:table-row table:style-name="ro1">
          <table:table-cell office:value-type="float" office:value="-0.0961012" calcext:value-type="float">
            <text:p>-0.0961012</text:p>
          </table:table-cell>
          <table:table-cell office:value-type="float" office:value="2169.67" calcext:value-type="float">
            <text:p>2169.67</text:p>
          </table:table-cell>
        </table:table-row>
        <table:table-row table:style-name="ro1">
          <table:table-cell office:value-type="float" office:value="-0.0997631" calcext:value-type="float">
            <text:p>-0.0997631</text:p>
          </table:table-cell>
          <table:table-cell office:value-type="float" office:value="2171.2" calcext:value-type="float">
            <text:p>2171.2</text:p>
          </table:table-cell>
        </table:table-row>
        <table:table-row table:style-name="ro1">
          <table:table-cell office:value-type="float" office:value="-0.102556" calcext:value-type="float">
            <text:p>-0.102556</text:p>
          </table:table-cell>
          <table:table-cell office:value-type="float" office:value="2172.73" calcext:value-type="float">
            <text:p>2172.73</text:p>
          </table:table-cell>
        </table:table-row>
        <table:table-row table:style-name="ro1">
          <table:table-cell office:value-type="float" office:value="-0.104665" calcext:value-type="float">
            <text:p>-0.104665</text:p>
          </table:table-cell>
          <table:table-cell office:value-type="float" office:value="2174.27" calcext:value-type="float">
            <text:p>2174.27</text:p>
          </table:table-cell>
        </table:table-row>
        <table:table-row table:style-name="ro1">
          <table:table-cell office:value-type="float" office:value="-0.106188" calcext:value-type="float">
            <text:p>-0.106188</text:p>
          </table:table-cell>
          <table:table-cell office:value-type="float" office:value="2175.8" calcext:value-type="float">
            <text:p>2175.8</text:p>
          </table:table-cell>
        </table:table-row>
        <table:table-row table:style-name="ro1">
          <table:table-cell office:value-type="float" office:value="-0.106998" calcext:value-type="float">
            <text:p>-0.106998</text:p>
          </table:table-cell>
          <table:table-cell office:value-type="float" office:value="2177.33" calcext:value-type="float">
            <text:p>2177.33</text:p>
          </table:table-cell>
        </table:table-row>
        <table:table-row table:style-name="ro1">
          <table:table-cell office:value-type="float" office:value="-0.107165" calcext:value-type="float">
            <text:p>-0.107165</text:p>
          </table:table-cell>
          <table:table-cell office:value-type="float" office:value="2178.87" calcext:value-type="float">
            <text:p>2178.87</text:p>
          </table:table-cell>
        </table:table-row>
        <table:table-row table:style-name="ro1">
          <table:table-cell office:value-type="float" office:value="-0.106425" calcext:value-type="float">
            <text:p>-0.106425</text:p>
          </table:table-cell>
          <table:table-cell office:value-type="float" office:value="2180.4" calcext:value-type="float">
            <text:p>2180.4</text:p>
          </table:table-cell>
        </table:table-row>
        <table:table-row table:style-name="ro1">
          <table:table-cell office:value-type="float" office:value="-0.104643" calcext:value-type="float">
            <text:p>-0.104643</text:p>
          </table:table-cell>
          <table:table-cell office:value-type="float" office:value="2181.93" calcext:value-type="float">
            <text:p>2181.93</text:p>
          </table:table-cell>
        </table:table-row>
        <table:table-row table:style-name="ro1">
          <table:table-cell office:value-type="float" office:value="-0.101804" calcext:value-type="float">
            <text:p>-0.101804</text:p>
          </table:table-cell>
          <table:table-cell office:value-type="float" office:value="2183.47" calcext:value-type="float">
            <text:p>2183.47</text:p>
          </table:table-cell>
        </table:table-row>
        <table:table-row table:style-name="ro1">
          <table:table-cell office:value-type="float" office:value="-0.0977323" calcext:value-type="float">
            <text:p>-0.0977323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-0.0926677" calcext:value-type="float">
            <text:p>-0.0926677</text:p>
          </table:table-cell>
          <table:table-cell office:value-type="float" office:value="2186.53" calcext:value-type="float">
            <text:p>2186.53</text:p>
          </table:table-cell>
        </table:table-row>
        <table:table-row table:style-name="ro1">
          <table:table-cell office:value-type="float" office:value="-0.0867548" calcext:value-type="float">
            <text:p>-0.0867548</text:p>
          </table:table-cell>
          <table:table-cell office:value-type="float" office:value="2188.07" calcext:value-type="float">
            <text:p>2188.07</text:p>
          </table:table-cell>
        </table:table-row>
        <table:table-row table:style-name="ro1">
          <table:table-cell office:value-type="float" office:value="-0.0802" calcext:value-type="float">
            <text:p>-0.0802</text:p>
          </table:table-cell>
          <table:table-cell office:value-type="float" office:value="2189.6" calcext:value-type="float">
            <text:p>2189.6</text:p>
          </table:table-cell>
        </table:table-row>
        <table:table-row table:style-name="ro1">
          <table:table-cell office:value-type="float" office:value="-0.0734206" calcext:value-type="float">
            <text:p>-0.0734206</text:p>
          </table:table-cell>
          <table:table-cell office:value-type="float" office:value="2191.13" calcext:value-type="float">
            <text:p>2191.13</text:p>
          </table:table-cell>
        </table:table-row>
        <table:table-row table:style-name="ro1">
          <table:table-cell office:value-type="float" office:value="-0.0664971" calcext:value-type="float">
            <text:p>-0.0664971</text:p>
          </table:table-cell>
          <table:table-cell office:value-type="float" office:value="2192.67" calcext:value-type="float">
            <text:p>2192.67</text:p>
          </table:table-cell>
        </table:table-row>
        <table:table-row table:style-name="ro1">
          <table:table-cell office:value-type="float" office:value="-0.0596771" calcext:value-type="float">
            <text:p>-0.0596771</text:p>
          </table:table-cell>
          <table:table-cell office:value-type="float" office:value="2194.2" calcext:value-type="float">
            <text:p>2194.2</text:p>
          </table:table-cell>
        </table:table-row>
        <table:table-row table:style-name="ro1">
          <table:table-cell office:value-type="float" office:value="-0.0530332" calcext:value-type="float">
            <text:p>-0.0530332</text:p>
          </table:table-cell>
          <table:table-cell office:value-type="float" office:value="2195.73" calcext:value-type="float">
            <text:p>2195.73</text:p>
          </table:table-cell>
        </table:table-row>
        <table:table-row table:style-name="ro1">
          <table:table-cell office:value-type="float" office:value="-0.046445" calcext:value-type="float">
            <text:p>-0.046445</text:p>
          </table:table-cell>
          <table:table-cell office:value-type="float" office:value="2197.27" calcext:value-type="float">
            <text:p>2197.27</text:p>
          </table:table-cell>
        </table:table-row>
        <table:table-row table:style-name="ro1">
          <table:table-cell office:value-type="float" office:value="-0.0400279" calcext:value-type="float">
            <text:p>-0.0400279</text:p>
          </table:table-cell>
          <table:table-cell office:value-type="float" office:value="2198.8" calcext:value-type="float">
            <text:p>2198.8</text:p>
          </table:table-cell>
        </table:table-row>
        <table:table-row table:style-name="ro1">
          <table:table-cell office:value-type="float" office:value="-0.0336301" calcext:value-type="float">
            <text:p>-0.0336301</text:p>
          </table:table-cell>
          <table:table-cell office:value-type="float" office:value="2200.33" calcext:value-type="float">
            <text:p>2200.33</text:p>
          </table:table-cell>
        </table:table-row>
        <table:table-row table:style-name="ro1">
          <table:table-cell office:value-type="float" office:value="-0.0273257" calcext:value-type="float">
            <text:p>-0.0273257</text:p>
          </table:table-cell>
          <table:table-cell office:value-type="float" office:value="2201.87" calcext:value-type="float">
            <text:p>2201.87</text:p>
          </table:table-cell>
        </table:table-row>
        <table:table-row table:style-name="ro1">
          <table:table-cell office:value-type="float" office:value="-0.0213138" calcext:value-type="float">
            <text:p>-0.0213138</text:p>
          </table:table-cell>
          <table:table-cell office:value-type="float" office:value="2203.4" calcext:value-type="float">
            <text:p>2203.4</text:p>
          </table:table-cell>
        </table:table-row>
        <table:table-row table:style-name="ro1">
          <table:table-cell office:value-type="float" office:value="-0.0156441" calcext:value-type="float">
            <text:p>-0.0156441</text:p>
          </table:table-cell>
          <table:table-cell office:value-type="float" office:value="2204.93" calcext:value-type="float">
            <text:p>2204.93</text:p>
          </table:table-cell>
        </table:table-row>
        <table:table-row table:style-name="ro1">
          <table:table-cell office:value-type="float" office:value="-0.0107048" calcext:value-type="float">
            <text:p>-0.0107048</text:p>
          </table:table-cell>
          <table:table-cell office:value-type="float" office:value="2206.47" calcext:value-type="float">
            <text:p>2206.47</text:p>
          </table:table-cell>
        </table:table-row>
        <table:table-row table:style-name="ro1">
          <table:table-cell office:value-type="float" office:value="-0.00666828" calcext:value-type="float">
            <text:p>-0.00666828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-0.00368879" calcext:value-type="float">
            <text:p>-0.00368879</text:p>
          </table:table-cell>
          <table:table-cell office:value-type="float" office:value="2209.53" calcext:value-type="float">
            <text:p>2209.53</text:p>
          </table:table-cell>
        </table:table-row>
        <table:table-row table:style-name="ro1">
          <table:table-cell office:value-type="float" office:value="-0.00198359" calcext:value-type="float">
            <text:p>-0.00198359</text:p>
          </table:table-cell>
          <table:table-cell office:value-type="float" office:value="2211.07" calcext:value-type="float">
            <text:p>2211.07</text:p>
          </table:table-cell>
        </table:table-row>
        <table:table-row table:style-name="ro1">
          <table:table-cell office:value-type="float" office:value="-0.00140731" calcext:value-type="float">
            <text:p>-0.00140731</text:p>
          </table:table-cell>
          <table:table-cell office:value-type="float" office:value="2212.6" calcext:value-type="float">
            <text:p>2212.6</text:p>
          </table:table-cell>
        </table:table-row>
        <table:table-row table:style-name="ro1">
          <table:table-cell office:value-type="float" office:value="-0.00197513" calcext:value-type="float">
            <text:p>-0.00197513</text:p>
          </table:table-cell>
          <table:table-cell office:value-type="float" office:value="2214.13" calcext:value-type="float">
            <text:p>2214.13</text:p>
          </table:table-cell>
        </table:table-row>
        <table:table-row table:style-name="ro1">
          <table:table-cell office:value-type="float" office:value="-0.00352208" calcext:value-type="float">
            <text:p>-0.00352208</text:p>
          </table:table-cell>
          <table:table-cell office:value-type="float" office:value="2215.67" calcext:value-type="float">
            <text:p>2215.67</text:p>
          </table:table-cell>
        </table:table-row>
        <table:table-row table:style-name="ro1">
          <table:table-cell office:value-type="float" office:value="-0.00581873" calcext:value-type="float">
            <text:p>-0.00581873</text:p>
          </table:table-cell>
          <table:table-cell office:value-type="float" office:value="2217.2" calcext:value-type="float">
            <text:p>2217.2</text:p>
          </table:table-cell>
        </table:table-row>
        <table:table-row table:style-name="ro1">
          <table:table-cell office:value-type="float" office:value="-0.00888405" calcext:value-type="float">
            <text:p>-0.00888405</text:p>
          </table:table-cell>
          <table:table-cell office:value-type="float" office:value="2218.73" calcext:value-type="float">
            <text:p>2218.73</text:p>
          </table:table-cell>
        </table:table-row>
        <table:table-row table:style-name="ro1">
          <table:table-cell office:value-type="float" office:value="-0.0125079" calcext:value-type="float">
            <text:p>-0.0125079</text:p>
          </table:table-cell>
          <table:table-cell office:value-type="float" office:value="2220.27" calcext:value-type="float">
            <text:p>2220.27</text:p>
          </table:table-cell>
        </table:table-row>
        <table:table-row table:style-name="ro1">
          <table:table-cell office:value-type="float" office:value="-0.0167459" calcext:value-type="float">
            <text:p>-0.0167459</text:p>
          </table:table-cell>
          <table:table-cell office:value-type="float" office:value="2221.8" calcext:value-type="float">
            <text:p>2221.8</text:p>
          </table:table-cell>
        </table:table-row>
        <table:table-row table:style-name="ro1">
          <table:table-cell office:value-type="float" office:value="-0.0216663" calcext:value-type="float">
            <text:p>-0.0216663</text:p>
          </table:table-cell>
          <table:table-cell office:value-type="float" office:value="2223.33" calcext:value-type="float">
            <text:p>2223.33</text:p>
          </table:table-cell>
        </table:table-row>
        <table:table-row table:style-name="ro1">
          <table:table-cell office:value-type="float" office:value="-0.027165" calcext:value-type="float">
            <text:p>-0.027165</text:p>
          </table:table-cell>
          <table:table-cell office:value-type="float" office:value="2224.87" calcext:value-type="float">
            <text:p>2224.87</text:p>
          </table:table-cell>
        </table:table-row>
        <table:table-row table:style-name="ro1">
          <table:table-cell office:value-type="float" office:value="-0.0333885" calcext:value-type="float">
            <text:p>-0.0333885</text:p>
          </table:table-cell>
          <table:table-cell office:value-type="float" office:value="2226.4" calcext:value-type="float">
            <text:p>2226.4</text:p>
          </table:table-cell>
        </table:table-row>
        <table:table-row table:style-name="ro1">
          <table:table-cell office:value-type="float" office:value="-0.0401751" calcext:value-type="float">
            <text:p>-0.0401751</text:p>
          </table:table-cell>
          <table:table-cell office:value-type="float" office:value="2227.93" calcext:value-type="float">
            <text:p>2227.93</text:p>
          </table:table-cell>
        </table:table-row>
        <table:table-row table:style-name="ro1">
          <table:table-cell office:value-type="float" office:value="-0.0473791" calcext:value-type="float">
            <text:p>-0.0473791</text:p>
          </table:table-cell>
          <table:table-cell office:value-type="float" office:value="2229.47" calcext:value-type="float">
            <text:p>2229.47</text:p>
          </table:table-cell>
        </table:table-row>
        <table:table-row table:style-name="ro1">
          <table:table-cell office:value-type="float" office:value="-0.0548969" calcext:value-type="float">
            <text:p>-0.0548969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-0.0623558" calcext:value-type="float">
            <text:p>-0.0623558</text:p>
          </table:table-cell>
          <table:table-cell office:value-type="float" office:value="2232.53" calcext:value-type="float">
            <text:p>2232.53</text:p>
          </table:table-cell>
        </table:table-row>
        <table:table-row table:style-name="ro1">
          <table:table-cell office:value-type="float" office:value="-0.0696411" calcext:value-type="float">
            <text:p>-0.0696411</text:p>
          </table:table-cell>
          <table:table-cell office:value-type="float" office:value="2234.07" calcext:value-type="float">
            <text:p>2234.07</text:p>
          </table:table-cell>
        </table:table-row>
        <table:table-row table:style-name="ro1">
          <table:table-cell office:value-type="float" office:value="-0.0765078" calcext:value-type="float">
            <text:p>-0.0765078</text:p>
          </table:table-cell>
          <table:table-cell office:value-type="float" office:value="2235.6" calcext:value-type="float">
            <text:p>2235.6</text:p>
          </table:table-cell>
        </table:table-row>
        <table:table-row table:style-name="ro1">
          <table:table-cell office:value-type="float" office:value="-0.0827672" calcext:value-type="float">
            <text:p>-0.0827672</text:p>
          </table:table-cell>
          <table:table-cell office:value-type="float" office:value="2237.13" calcext:value-type="float">
            <text:p>2237.13</text:p>
          </table:table-cell>
        </table:table-row>
        <table:table-row table:style-name="ro1">
          <table:table-cell office:value-type="float" office:value="-0.0884664" calcext:value-type="float">
            <text:p>-0.0884664</text:p>
          </table:table-cell>
          <table:table-cell office:value-type="float" office:value="2238.67" calcext:value-type="float">
            <text:p>2238.67</text:p>
          </table:table-cell>
        </table:table-row>
        <table:table-row table:style-name="ro1">
          <table:table-cell office:value-type="float" office:value="-0.0934326" calcext:value-type="float">
            <text:p>-0.0934326</text:p>
          </table:table-cell>
          <table:table-cell office:value-type="float" office:value="2240.2" calcext:value-type="float">
            <text:p>2240.2</text:p>
          </table:table-cell>
        </table:table-row>
        <table:table-row table:style-name="ro1">
          <table:table-cell office:value-type="float" office:value="-0.0977592" calcext:value-type="float">
            <text:p>-0.0977592</text:p>
          </table:table-cell>
          <table:table-cell office:value-type="float" office:value="2241.73" calcext:value-type="float">
            <text:p>2241.73</text:p>
          </table:table-cell>
        </table:table-row>
        <table:table-row table:style-name="ro1">
          <table:table-cell office:value-type="float" office:value="-0.101454" calcext:value-type="float">
            <text:p>-0.101454</text:p>
          </table:table-cell>
          <table:table-cell office:value-type="float" office:value="2243.27" calcext:value-type="float">
            <text:p>2243.27</text:p>
          </table:table-cell>
        </table:table-row>
        <table:table-row table:style-name="ro1">
          <table:table-cell office:value-type="float" office:value="-0.104382" calcext:value-type="float">
            <text:p>-0.104382</text:p>
          </table:table-cell>
          <table:table-cell office:value-type="float" office:value="2244.8" calcext:value-type="float">
            <text:p>2244.8</text:p>
          </table:table-cell>
        </table:table-row>
        <table:table-row table:style-name="ro1">
          <table:table-cell office:value-type="float" office:value="-0.106643" calcext:value-type="float">
            <text:p>-0.106643</text:p>
          </table:table-cell>
          <table:table-cell office:value-type="float" office:value="2246.33" calcext:value-type="float">
            <text:p>2246.33</text:p>
          </table:table-cell>
        </table:table-row>
        <table:table-row table:style-name="ro1">
          <table:table-cell office:value-type="float" office:value="-0.108033" calcext:value-type="float">
            <text:p>-0.108033</text:p>
          </table:table-cell>
          <table:table-cell office:value-type="float" office:value="2247.87" calcext:value-type="float">
            <text:p>2247.87</text:p>
          </table:table-cell>
        </table:table-row>
        <table:table-row table:style-name="ro1">
          <table:table-cell office:value-type="float" office:value="-0.108481" calcext:value-type="float">
            <text:p>-0.108481</text:p>
          </table:table-cell>
          <table:table-cell office:value-type="float" office:value="2249.4" calcext:value-type="float">
            <text:p>2249.4</text:p>
          </table:table-cell>
        </table:table-row>
        <table:table-row table:style-name="ro1">
          <table:table-cell office:value-type="float" office:value="-0.10798" calcext:value-type="float">
            <text:p>-0.10798</text:p>
          </table:table-cell>
          <table:table-cell office:value-type="float" office:value="2250.93" calcext:value-type="float">
            <text:p>2250.93</text:p>
          </table:table-cell>
        </table:table-row>
        <table:table-row table:style-name="ro1">
          <table:table-cell office:value-type="float" office:value="-0.106345" calcext:value-type="float">
            <text:p>-0.106345</text:p>
          </table:table-cell>
          <table:table-cell office:value-type="float" office:value="2252.47" calcext:value-type="float">
            <text:p>2252.47</text:p>
          </table:table-cell>
        </table:table-row>
        <table:table-row table:style-name="ro1">
          <table:table-cell office:value-type="float" office:value="-0.103705" calcext:value-type="float">
            <text:p>-0.103705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-0.100055" calcext:value-type="float">
            <text:p>-0.100055</text:p>
          </table:table-cell>
          <table:table-cell office:value-type="float" office:value="2255.53" calcext:value-type="float">
            <text:p>2255.53</text:p>
          </table:table-cell>
        </table:table-row>
        <table:table-row table:style-name="ro1">
          <table:table-cell office:value-type="float" office:value="-0.0954711" calcext:value-type="float">
            <text:p>-0.0954711</text:p>
          </table:table-cell>
          <table:table-cell office:value-type="float" office:value="2257.07" calcext:value-type="float">
            <text:p>2257.07</text:p>
          </table:table-cell>
        </table:table-row>
        <table:table-row table:style-name="ro1">
          <table:table-cell office:value-type="float" office:value="-0.0901963" calcext:value-type="float">
            <text:p>-0.0901963</text:p>
          </table:table-cell>
          <table:table-cell office:value-type="float" office:value="2258.6" calcext:value-type="float">
            <text:p>2258.6</text:p>
          </table:table-cell>
        </table:table-row>
        <table:table-row table:style-name="ro1">
          <table:table-cell office:value-type="float" office:value="-0.0842442" calcext:value-type="float">
            <text:p>-0.0842442</text:p>
          </table:table-cell>
          <table:table-cell office:value-type="float" office:value="2260.13" calcext:value-type="float">
            <text:p>2260.13</text:p>
          </table:table-cell>
        </table:table-row>
        <table:table-row table:style-name="ro1">
          <table:table-cell office:value-type="float" office:value="-0.0778644" calcext:value-type="float">
            <text:p>-0.0778644</text:p>
          </table:table-cell>
          <table:table-cell office:value-type="float" office:value="2261.67" calcext:value-type="float">
            <text:p>2261.67</text:p>
          </table:table-cell>
        </table:table-row>
        <table:table-row table:style-name="ro1">
          <table:table-cell office:value-type="float" office:value="-0.0711706" calcext:value-type="float">
            <text:p>-0.0711706</text:p>
          </table:table-cell>
          <table:table-cell office:value-type="float" office:value="2263.2" calcext:value-type="float">
            <text:p>2263.2</text:p>
          </table:table-cell>
        </table:table-row>
        <table:table-row table:style-name="ro1">
          <table:table-cell office:value-type="float" office:value="-0.064201" calcext:value-type="float">
            <text:p>-0.064201</text:p>
          </table:table-cell>
          <table:table-cell office:value-type="float" office:value="2264.73" calcext:value-type="float">
            <text:p>2264.73</text:p>
          </table:table-cell>
        </table:table-row>
        <table:table-row table:style-name="ro1">
          <table:table-cell office:value-type="float" office:value="-0.0571919" calcext:value-type="float">
            <text:p>-0.0571919</text:p>
          </table:table-cell>
          <table:table-cell office:value-type="float" office:value="2266.27" calcext:value-type="float">
            <text:p>2266.27</text:p>
          </table:table-cell>
        </table:table-row>
        <table:table-row table:style-name="ro1">
          <table:table-cell office:value-type="float" office:value="-0.050109" calcext:value-type="float">
            <text:p>-0.050109</text:p>
          </table:table-cell>
          <table:table-cell office:value-type="float" office:value="2267.8" calcext:value-type="float">
            <text:p>2267.8</text:p>
          </table:table-cell>
        </table:table-row>
        <table:table-row table:style-name="ro1">
          <table:table-cell office:value-type="float" office:value="-0.0431066" calcext:value-type="float">
            <text:p>-0.0431066</text:p>
          </table:table-cell>
          <table:table-cell office:value-type="float" office:value="2269.33" calcext:value-type="float">
            <text:p>2269.33</text:p>
          </table:table-cell>
        </table:table-row>
        <table:table-row table:style-name="ro1">
          <table:table-cell office:value-type="float" office:value="-0.0363277" calcext:value-type="float">
            <text:p>-0.0363277</text:p>
          </table:table-cell>
          <table:table-cell office:value-type="float" office:value="2270.87" calcext:value-type="float">
            <text:p>2270.87</text:p>
          </table:table-cell>
        </table:table-row>
        <table:table-row table:style-name="ro1">
          <table:table-cell office:value-type="float" office:value="-0.0297674" calcext:value-type="float">
            <text:p>-0.0297674</text:p>
          </table:table-cell>
          <table:table-cell office:value-type="float" office:value="2272.4" calcext:value-type="float">
            <text:p>2272.4</text:p>
          </table:table-cell>
        </table:table-row>
        <table:table-row table:style-name="ro1">
          <table:table-cell office:value-type="float" office:value="-0.0236783" calcext:value-type="float">
            <text:p>-0.0236783</text:p>
          </table:table-cell>
          <table:table-cell office:value-type="float" office:value="2273.93" calcext:value-type="float">
            <text:p>2273.93</text:p>
          </table:table-cell>
        </table:table-row>
        <table:table-row table:style-name="ro1">
          <table:table-cell office:value-type="float" office:value="-0.0180854" calcext:value-type="float">
            <text:p>-0.0180854</text:p>
          </table:table-cell>
          <table:table-cell office:value-type="float" office:value="2275.47" calcext:value-type="float">
            <text:p>2275.47</text:p>
          </table:table-cell>
        </table:table-row>
        <table:table-row table:style-name="ro1">
          <table:table-cell office:value-type="float" office:value="-0.0131119" calcext:value-type="float">
            <text:p>-0.0131119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-0.00894485" calcext:value-type="float">
            <text:p>-0.00894485</text:p>
          </table:table-cell>
          <table:table-cell office:value-type="float" office:value="2278.53" calcext:value-type="float">
            <text:p>2278.53</text:p>
          </table:table-cell>
        </table:table-row>
        <table:table-row table:style-name="ro1">
          <table:table-cell office:value-type="float" office:value="-0.0055406" calcext:value-type="float">
            <text:p>-0.0055406</text:p>
          </table:table-cell>
          <table:table-cell office:value-type="float" office:value="2280.07" calcext:value-type="float">
            <text:p>2280.07</text:p>
          </table:table-cell>
        </table:table-row>
        <table:table-row table:style-name="ro1">
          <table:table-cell office:value-type="float" office:value="-0.00310425" calcext:value-type="float">
            <text:p>-0.00310425</text:p>
          </table:table-cell>
          <table:table-cell office:value-type="float" office:value="2281.6" calcext:value-type="float">
            <text:p>2281.6</text:p>
          </table:table-cell>
        </table:table-row>
        <table:table-row table:style-name="ro1">
          <table:table-cell office:value-type="float" office:value="-0.00163748" calcext:value-type="float">
            <text:p>-0.00163748</text:p>
          </table:table-cell>
          <table:table-cell office:value-type="float" office:value="2283.13" calcext:value-type="float">
            <text:p>2283.13</text:p>
          </table:table-cell>
        </table:table-row>
        <table:table-row table:style-name="ro1">
          <table:table-cell office:value-type="float" office:value="-0.00112779" calcext:value-type="float">
            <text:p>-0.00112779</text:p>
          </table:table-cell>
          <table:table-cell office:value-type="float" office:value="2284.67" calcext:value-type="float">
            <text:p>2284.67</text:p>
          </table:table-cell>
        </table:table-row>
        <table:table-row table:style-name="ro1">
          <table:table-cell office:value-type="float" office:value="-0.00171643" calcext:value-type="float">
            <text:p>-0.00171643</text:p>
          </table:table-cell>
          <table:table-cell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-0.00323568" calcext:value-type="float">
            <text:p>-0.00323568</text:p>
          </table:table-cell>
          <table:table-cell office:value-type="float" office:value="2287.73" calcext:value-type="float">
            <text:p>2287.73</text:p>
          </table:table-cell>
        </table:table-row>
        <table:table-row table:style-name="ro1">
          <table:table-cell office:value-type="float" office:value="-0.00572367" calcext:value-type="float">
            <text:p>-0.00572367</text:p>
          </table:table-cell>
          <table:table-cell office:value-type="float" office:value="2289.27" calcext:value-type="float">
            <text:p>2289.27</text:p>
          </table:table-cell>
        </table:table-row>
        <table:table-row table:style-name="ro1">
          <table:table-cell office:value-type="float" office:value="-0.00912297" calcext:value-type="float">
            <text:p>-0.00912297</text:p>
          </table:table-cell>
          <table:table-cell office:value-type="float" office:value="2290.8" calcext:value-type="float">
            <text:p>2290.8</text:p>
          </table:table-cell>
        </table:table-row>
        <table:table-row table:style-name="ro1">
          <table:table-cell office:value-type="float" office:value="-0.0132383" calcext:value-type="float">
            <text:p>-0.0132383</text:p>
          </table:table-cell>
          <table:table-cell office:value-type="float" office:value="2292.33" calcext:value-type="float">
            <text:p>2292.33</text:p>
          </table:table-cell>
        </table:table-row>
        <table:table-row table:style-name="ro1">
          <table:table-cell office:value-type="float" office:value="-0.0181147" calcext:value-type="float">
            <text:p>-0.0181147</text:p>
          </table:table-cell>
          <table:table-cell office:value-type="float" office:value="2293.87" calcext:value-type="float">
            <text:p>2293.87</text:p>
          </table:table-cell>
        </table:table-row>
        <table:table-row table:style-name="ro1">
          <table:table-cell office:value-type="float" office:value="-0.0235516" calcext:value-type="float">
            <text:p>-0.0235516</text:p>
          </table:table-cell>
          <table:table-cell office:value-type="float" office:value="2295.4" calcext:value-type="float">
            <text:p>2295.4</text:p>
          </table:table-cell>
        </table:table-row>
        <table:table-row table:style-name="ro1">
          <table:table-cell office:value-type="float" office:value="-0.0294994" calcext:value-type="float">
            <text:p>-0.0294994</text:p>
          </table:table-cell>
          <table:table-cell office:value-type="float" office:value="2296.93" calcext:value-type="float">
            <text:p>2296.93</text:p>
          </table:table-cell>
        </table:table-row>
        <table:table-row table:style-name="ro1">
          <table:table-cell office:value-type="float" office:value="-0.0359444" calcext:value-type="float">
            <text:p>-0.0359444</text:p>
          </table:table-cell>
          <table:table-cell office:value-type="float" office:value="2298.47" calcext:value-type="float">
            <text:p>2298.47</text:p>
          </table:table-cell>
        </table:table-row>
        <table:table-row table:style-name="ro1">
          <table:table-cell office:value-type="float" office:value="-0.0426929" calcext:value-type="float">
            <text:p>-0.0426929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-0.0498042" calcext:value-type="float">
            <text:p>-0.0498042</text:p>
          </table:table-cell>
          <table:table-cell office:value-type="float" office:value="2301.53" calcext:value-type="float">
            <text:p>2301.53</text:p>
          </table:table-cell>
        </table:table-row>
        <table:table-row table:style-name="ro1">
          <table:table-cell office:value-type="float" office:value="-0.0570909" calcext:value-type="float">
            <text:p>-0.0570909</text:p>
          </table:table-cell>
          <table:table-cell office:value-type="float" office:value="2303.07" calcext:value-type="float">
            <text:p>2303.07</text:p>
          </table:table-cell>
        </table:table-row>
        <table:table-row table:style-name="ro1">
          <table:table-cell office:value-type="float" office:value="-0.0643994" calcext:value-type="float">
            <text:p>-0.0643994</text:p>
          </table:table-cell>
          <table:table-cell office:value-type="float" office:value="2304.6" calcext:value-type="float">
            <text:p>2304.6</text:p>
          </table:table-cell>
        </table:table-row>
        <table:table-row table:style-name="ro1">
          <table:table-cell office:value-type="float" office:value="-0.0716755" calcext:value-type="float">
            <text:p>-0.0716755</text:p>
          </table:table-cell>
          <table:table-cell office:value-type="float" office:value="2306.13" calcext:value-type="float">
            <text:p>2306.13</text:p>
          </table:table-cell>
        </table:table-row>
        <table:table-row table:style-name="ro1">
          <table:table-cell office:value-type="float" office:value="-0.0785709" calcext:value-type="float">
            <text:p>-0.0785709</text:p>
          </table:table-cell>
          <table:table-cell office:value-type="float" office:value="2307.67" calcext:value-type="float">
            <text:p>2307.67</text:p>
          </table:table-cell>
        </table:table-row>
        <table:table-row table:style-name="ro1">
          <table:table-cell office:value-type="float" office:value="-0.0850021" calcext:value-type="float">
            <text:p>-0.0850021</text:p>
          </table:table-cell>
          <table:table-cell office:value-type="float" office:value="2309.2" calcext:value-type="float">
            <text:p>2309.2</text:p>
          </table:table-cell>
        </table:table-row>
        <table:table-row table:style-name="ro1">
          <table:table-cell office:value-type="float" office:value="-0.0907814" calcext:value-type="float">
            <text:p>-0.0907814</text:p>
          </table:table-cell>
          <table:table-cell office:value-type="float" office:value="2310.73" calcext:value-type="float">
            <text:p>2310.73</text:p>
          </table:table-cell>
        </table:table-row>
        <table:table-row table:style-name="ro1">
          <table:table-cell office:value-type="float" office:value="-0.0956881" calcext:value-type="float">
            <text:p>-0.0956881</text:p>
          </table:table-cell>
          <table:table-cell office:value-type="float" office:value="2312.27" calcext:value-type="float">
            <text:p>2312.27</text:p>
          </table:table-cell>
        </table:table-row>
        <table:table-row table:style-name="ro1">
          <table:table-cell office:value-type="float" office:value="-0.0997904" calcext:value-type="float">
            <text:p>-0.0997904</text:p>
          </table:table-cell>
          <table:table-cell office:value-type="float" office:value="2313.8" calcext:value-type="float">
            <text:p>2313.8</text:p>
          </table:table-cell>
        </table:table-row>
        <table:table-row table:style-name="ro1">
          <table:table-cell office:value-type="float" office:value="-0.102953" calcext:value-type="float">
            <text:p>-0.102953</text:p>
          </table:table-cell>
          <table:table-cell office:value-type="float" office:value="2315.33" calcext:value-type="float">
            <text:p>2315.33</text:p>
          </table:table-cell>
        </table:table-row>
        <table:table-row table:style-name="ro1">
          <table:table-cell office:value-type="float" office:value="-0.105256" calcext:value-type="float">
            <text:p>-0.105256</text:p>
          </table:table-cell>
          <table:table-cell office:value-type="float" office:value="2316.87" calcext:value-type="float">
            <text:p>2316.87</text:p>
          </table:table-cell>
        </table:table-row>
        <table:table-row table:style-name="ro1">
          <table:table-cell office:value-type="float" office:value="-0.106789" calcext:value-type="float">
            <text:p>-0.106789</text:p>
          </table:table-cell>
          <table:table-cell office:value-type="float" office:value="2318.4" calcext:value-type="float">
            <text:p>2318.4</text:p>
          </table:table-cell>
        </table:table-row>
        <table:table-row table:style-name="ro1">
          <table:table-cell office:value-type="float" office:value="-0.10748" calcext:value-type="float">
            <text:p>-0.10748</text:p>
          </table:table-cell>
          <table:table-cell office:value-type="float" office:value="2319.93" calcext:value-type="float">
            <text:p>2319.93</text:p>
          </table:table-cell>
        </table:table-row>
        <table:table-row table:style-name="ro1">
          <table:table-cell office:value-type="float" office:value="-0.107473" calcext:value-type="float">
            <text:p>-0.107473</text:p>
          </table:table-cell>
          <table:table-cell office:value-type="float" office:value="2321.47" calcext:value-type="float">
            <text:p>2321.47</text:p>
          </table:table-cell>
        </table:table-row>
        <table:table-row table:style-name="ro1">
          <table:table-cell office:value-type="float" office:value="-0.106636" calcext:value-type="float">
            <text:p>-0.106636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-0.104917" calcext:value-type="float">
            <text:p>-0.104917</text:p>
          </table:table-cell>
          <table:table-cell office:value-type="float" office:value="2324.53" calcext:value-type="float">
            <text:p>2324.53</text:p>
          </table:table-cell>
        </table:table-row>
        <table:table-row table:style-name="ro1">
          <table:table-cell office:value-type="float" office:value="-0.102321" calcext:value-type="float">
            <text:p>-0.102321</text:p>
          </table:table-cell>
          <table:table-cell office:value-type="float" office:value="2326.07" calcext:value-type="float">
            <text:p>2326.07</text:p>
          </table:table-cell>
        </table:table-row>
        <table:table-row table:style-name="ro1">
          <table:table-cell office:value-type="float" office:value="-0.0986561" calcext:value-type="float">
            <text:p>-0.0986561</text:p>
          </table:table-cell>
          <table:table-cell office:value-type="float" office:value="2327.6" calcext:value-type="float">
            <text:p>2327.6</text:p>
          </table:table-cell>
        </table:table-row>
        <table:table-row table:style-name="ro1">
          <table:table-cell office:value-type="float" office:value="-0.0940555" calcext:value-type="float">
            <text:p>-0.0940555</text:p>
          </table:table-cell>
          <table:table-cell office:value-type="float" office:value="2329.13" calcext:value-type="float">
            <text:p>2329.13</text:p>
          </table:table-cell>
        </table:table-row>
        <table:table-row table:style-name="ro1">
          <table:table-cell office:value-type="float" office:value="-0.0885457" calcext:value-type="float">
            <text:p>-0.0885457</text:p>
          </table:table-cell>
          <table:table-cell office:value-type="float" office:value="2330.67" calcext:value-type="float">
            <text:p>2330.67</text:p>
          </table:table-cell>
        </table:table-row>
        <table:table-row table:style-name="ro1">
          <table:table-cell office:value-type="float" office:value="-0.0822369" calcext:value-type="float">
            <text:p>-0.0822369</text:p>
          </table:table-cell>
          <table:table-cell office:value-type="float" office:value="2332.2" calcext:value-type="float">
            <text:p>2332.2</text:p>
          </table:table-cell>
        </table:table-row>
        <table:table-row table:style-name="ro1">
          <table:table-cell office:value-type="float" office:value="-0.0754723" calcext:value-type="float">
            <text:p>-0.0754723</text:p>
          </table:table-cell>
          <table:table-cell office:value-type="float" office:value="2333.73" calcext:value-type="float">
            <text:p>2333.73</text:p>
          </table:table-cell>
        </table:table-row>
        <table:table-row table:style-name="ro1">
          <table:table-cell office:value-type="float" office:value="-0.0683508" calcext:value-type="float">
            <text:p>-0.0683508</text:p>
          </table:table-cell>
          <table:table-cell office:value-type="float" office:value="2335.27" calcext:value-type="float">
            <text:p>2335.27</text:p>
          </table:table-cell>
        </table:table-row>
        <table:table-row table:style-name="ro1">
          <table:table-cell office:value-type="float" office:value="-0.06119" calcext:value-type="float">
            <text:p>-0.06119</text:p>
          </table:table-cell>
          <table:table-cell office:value-type="float" office:value="2336.8" calcext:value-type="float">
            <text:p>2336.8</text:p>
          </table:table-cell>
        </table:table-row>
        <table:table-row table:style-name="ro1">
          <table:table-cell office:value-type="float" office:value="-0.0541666" calcext:value-type="float">
            <text:p>-0.0541666</text:p>
          </table:table-cell>
          <table:table-cell office:value-type="float" office:value="2338.33" calcext:value-type="float">
            <text:p>2338.33</text:p>
          </table:table-cell>
        </table:table-row>
        <table:table-row table:style-name="ro1">
          <table:table-cell office:value-type="float" office:value="-0.0472872" calcext:value-type="float">
            <text:p>-0.0472872</text:p>
          </table:table-cell>
          <table:table-cell office:value-type="float" office:value="2339.87" calcext:value-type="float">
            <text:p>2339.87</text:p>
          </table:table-cell>
        </table:table-row>
        <table:table-row table:style-name="ro1">
          <table:table-cell office:value-type="float" office:value="-0.040734" calcext:value-type="float">
            <text:p>-0.040734</text:p>
          </table:table-cell>
          <table:table-cell office:value-type="float" office:value="2341.4" calcext:value-type="float">
            <text:p>2341.4</text:p>
          </table:table-cell>
        </table:table-row>
        <table:table-row table:style-name="ro1">
          <table:table-cell office:value-type="float" office:value="-0.0343727" calcext:value-type="float">
            <text:p>-0.0343727</text:p>
          </table:table-cell>
          <table:table-cell office:value-type="float" office:value="2342.93" calcext:value-type="float">
            <text:p>2342.93</text:p>
          </table:table-cell>
        </table:table-row>
        <table:table-row table:style-name="ro1">
          <table:table-cell office:value-type="float" office:value="-0.0282395" calcext:value-type="float">
            <text:p>-0.0282395</text:p>
          </table:table-cell>
          <table:table-cell office:value-type="float" office:value="2344.47" calcext:value-type="float">
            <text:p>2344.47</text:p>
          </table:table-cell>
        </table:table-row>
        <table:table-row table:style-name="ro1">
          <table:table-cell office:value-type="float" office:value="-0.0224265" calcext:value-type="float">
            <text:p>-0.0224265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-0.0168835" calcext:value-type="float">
            <text:p>-0.0168835</text:p>
          </table:table-cell>
          <table:table-cell office:value-type="float" office:value="2347.53" calcext:value-type="float">
            <text:p>2347.53</text:p>
          </table:table-cell>
        </table:table-row>
        <table:table-row table:style-name="ro1">
          <table:table-cell office:value-type="float" office:value="-0.0119256" calcext:value-type="float">
            <text:p>-0.0119256</text:p>
          </table:table-cell>
          <table:table-cell office:value-type="float" office:value="2349.07" calcext:value-type="float">
            <text:p>2349.07</text:p>
          </table:table-cell>
        </table:table-row>
        <table:table-row table:style-name="ro1">
          <table:table-cell office:value-type="float" office:value="-0.00768468" calcext:value-type="float">
            <text:p>-0.00768468</text:p>
          </table:table-cell>
          <table:table-cell office:value-type="float" office:value="2350.6" calcext:value-type="float">
            <text:p>2350.6</text:p>
          </table:table-cell>
        </table:table-row>
        <table:table-row table:style-name="ro1">
          <table:table-cell office:value-type="float" office:value="-0.00435664" calcext:value-type="float">
            <text:p>-0.00435664</text:p>
          </table:table-cell>
          <table:table-cell office:value-type="float" office:value="2352.13" calcext:value-type="float">
            <text:p>2352.13</text:p>
          </table:table-cell>
        </table:table-row>
        <table:table-row table:style-name="ro1">
          <table:table-cell office:value-type="float" office:value="-0.00224912" calcext:value-type="float">
            <text:p>-0.00224912</text:p>
          </table:table-cell>
          <table:table-cell office:value-type="float" office:value="2353.67" calcext:value-type="float">
            <text:p>2353.67</text:p>
          </table:table-cell>
        </table:table-row>
        <table:table-row table:style-name="ro1">
          <table:table-cell office:value-type="float" office:value="-0.00131108" calcext:value-type="float">
            <text:p>-0.00131108</text:p>
          </table:table-cell>
          <table:table-cell office:value-type="float" office:value="2355.2" calcext:value-type="float">
            <text:p>2355.2</text:p>
          </table:table-cell>
        </table:table-row>
        <table:table-row table:style-name="ro1">
          <table:table-cell office:value-type="float" office:value="-0.00164591" calcext:value-type="float">
            <text:p>-0.00164591</text:p>
          </table:table-cell>
          <table:table-cell office:value-type="float" office:value="2356.73" calcext:value-type="float">
            <text:p>2356.73</text:p>
          </table:table-cell>
        </table:table-row>
        <table:table-row table:style-name="ro1">
          <table:table-cell office:value-type="float" office:value="-0.00312743" calcext:value-type="float">
            <text:p>-0.00312743</text:p>
          </table:table-cell>
          <table:table-cell office:value-type="float" office:value="2358.27" calcext:value-type="float">
            <text:p>2358.27</text:p>
          </table:table-cell>
        </table:table-row>
        <table:table-row table:style-name="ro1">
          <table:table-cell office:value-type="float" office:value="-0.00549509" calcext:value-type="float">
            <text:p>-0.00549509</text:p>
          </table:table-cell>
          <table:table-cell office:value-type="float" office:value="2359.8" calcext:value-type="float">
            <text:p>2359.8</text:p>
          </table:table-cell>
        </table:table-row>
        <table:table-row table:style-name="ro1">
          <table:table-cell office:value-type="float" office:value="-0.00868537" calcext:value-type="float">
            <text:p>-0.00868537</text:p>
          </table:table-cell>
          <table:table-cell office:value-type="float" office:value="2361.33" calcext:value-type="float">
            <text:p>2361.33</text:p>
          </table:table-cell>
        </table:table-row>
        <table:table-row table:style-name="ro1">
          <table:table-cell office:value-type="float" office:value="-0.012388" calcext:value-type="float">
            <text:p>-0.012388</text:p>
          </table:table-cell>
          <table:table-cell office:value-type="float" office:value="2362.87" calcext:value-type="float">
            <text:p>2362.87</text:p>
          </table:table-cell>
        </table:table-row>
        <table:table-row table:style-name="ro1">
          <table:table-cell office:value-type="float" office:value="-0.016572" calcext:value-type="float">
            <text:p>-0.016572</text:p>
          </table:table-cell>
          <table:table-cell office:value-type="float" office:value="2364.4" calcext:value-type="float">
            <text:p>2364.4</text:p>
          </table:table-cell>
        </table:table-row>
        <table:table-row table:style-name="ro1">
          <table:table-cell office:value-type="float" office:value="-0.0212519" calcext:value-type="float">
            <text:p>-0.0212519</text:p>
          </table:table-cell>
          <table:table-cell office:value-type="float" office:value="2365.93" calcext:value-type="float">
            <text:p>2365.93</text:p>
          </table:table-cell>
        </table:table-row>
        <table:table-row table:style-name="ro1">
          <table:table-cell office:value-type="float" office:value="-0.0263515" calcext:value-type="float">
            <text:p>-0.0263515</text:p>
          </table:table-cell>
          <table:table-cell office:value-type="float" office:value="2367.47" calcext:value-type="float">
            <text:p>2367.47</text:p>
          </table:table-cell>
        </table:table-row>
        <table:table-row table:style-name="ro1">
          <table:table-cell office:value-type="float" office:value="-0.0321109" calcext:value-type="float">
            <text:p>-0.0321109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-0.0384696" calcext:value-type="float">
            <text:p>-0.0384696</text:p>
          </table:table-cell>
          <table:table-cell office:value-type="float" office:value="2370.53" calcext:value-type="float">
            <text:p>2370.53</text:p>
          </table:table-cell>
        </table:table-row>
        <table:table-row table:style-name="ro1">
          <table:table-cell office:value-type="float" office:value="-0.0454058" calcext:value-type="float">
            <text:p>-0.0454058</text:p>
          </table:table-cell>
          <table:table-cell office:value-type="float" office:value="2372.07" calcext:value-type="float">
            <text:p>2372.07</text:p>
          </table:table-cell>
        </table:table-row>
        <table:table-row table:style-name="ro1">
          <table:table-cell office:value-type="float" office:value="-0.052896" calcext:value-type="float">
            <text:p>-0.052896</text:p>
          </table:table-cell>
          <table:table-cell office:value-type="float" office:value="2373.6" calcext:value-type="float">
            <text:p>2373.6</text:p>
          </table:table-cell>
        </table:table-row>
        <table:table-row table:style-name="ro1">
          <table:table-cell office:value-type="float" office:value="-0.0605515" calcext:value-type="float">
            <text:p>-0.0605515</text:p>
          </table:table-cell>
          <table:table-cell office:value-type="float" office:value="2375.13" calcext:value-type="float">
            <text:p>2375.13</text:p>
          </table:table-cell>
        </table:table-row>
        <table:table-row table:style-name="ro1">
          <table:table-cell office:value-type="float" office:value="-0.0682024" calcext:value-type="float">
            <text:p>-0.0682024</text:p>
          </table:table-cell>
          <table:table-cell office:value-type="float" office:value="2376.67" calcext:value-type="float">
            <text:p>2376.67</text:p>
          </table:table-cell>
        </table:table-row>
        <table:table-row table:style-name="ro1">
          <table:table-cell office:value-type="float" office:value="-0.075492" calcext:value-type="float">
            <text:p>-0.075492</text:p>
          </table:table-cell>
          <table:table-cell office:value-type="float" office:value="2378.2" calcext:value-type="float">
            <text:p>2378.2</text:p>
          </table:table-cell>
        </table:table-row>
        <table:table-row table:style-name="ro1">
          <table:table-cell office:value-type="float" office:value="-0.0820928" calcext:value-type="float">
            <text:p>-0.0820928</text:p>
          </table:table-cell>
          <table:table-cell office:value-type="float" office:value="2379.73" calcext:value-type="float">
            <text:p>2379.73</text:p>
          </table:table-cell>
        </table:table-row>
        <table:table-row table:style-name="ro1">
          <table:table-cell office:value-type="float" office:value="-0.0879601" calcext:value-type="float">
            <text:p>-0.0879601</text:p>
          </table:table-cell>
          <table:table-cell office:value-type="float" office:value="2381.27" calcext:value-type="float">
            <text:p>2381.27</text:p>
          </table:table-cell>
        </table:table-row>
        <table:table-row table:style-name="ro1">
          <table:table-cell office:value-type="float" office:value="-0.0928871" calcext:value-type="float">
            <text:p>-0.0928871</text:p>
          </table:table-cell>
          <table:table-cell office:value-type="float" office:value="2382.8" calcext:value-type="float">
            <text:p>2382.8</text:p>
          </table:table-cell>
        </table:table-row>
        <table:table-row table:style-name="ro1">
          <table:table-cell office:value-type="float" office:value="-0.0970072" calcext:value-type="float">
            <text:p>-0.0970072</text:p>
          </table:table-cell>
          <table:table-cell office:value-type="float" office:value="2384.33" calcext:value-type="float">
            <text:p>2384.33</text:p>
          </table:table-cell>
        </table:table-row>
        <table:table-row table:style-name="ro1">
          <table:table-cell office:value-type="float" office:value="-0.100419" calcext:value-type="float">
            <text:p>-0.100419</text:p>
          </table:table-cell>
          <table:table-cell office:value-type="float" office:value="2385.87" calcext:value-type="float">
            <text:p>2385.87</text:p>
          </table:table-cell>
        </table:table-row>
        <table:table-row table:style-name="ro1">
          <table:table-cell office:value-type="float" office:value="-0.103119" calcext:value-type="float">
            <text:p>-0.103119</text:p>
          </table:table-cell>
          <table:table-cell office:value-type="float" office:value="2387.4" calcext:value-type="float">
            <text:p>2387.4</text:p>
          </table:table-cell>
        </table:table-row>
        <table:table-row table:style-name="ro1">
          <table:table-cell office:value-type="float" office:value="-0.105322" calcext:value-type="float">
            <text:p>-0.105322</text:p>
          </table:table-cell>
          <table:table-cell office:value-type="float" office:value="2388.93" calcext:value-type="float">
            <text:p>2388.93</text:p>
          </table:table-cell>
        </table:table-row>
        <table:table-row table:style-name="ro1">
          <table:table-cell office:value-type="float" office:value="-0.106858" calcext:value-type="float">
            <text:p>-0.106858</text:p>
          </table:table-cell>
          <table:table-cell office:value-type="float" office:value="2390.47" calcext:value-type="float">
            <text:p>2390.47</text:p>
          </table:table-cell>
        </table:table-row>
        <table:table-row table:style-name="ro1">
          <table:table-cell office:value-type="float" office:value="-0.107657" calcext:value-type="float">
            <text:p>-0.10765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-0.107627" calcext:value-type="float">
            <text:p>-0.107627</text:p>
          </table:table-cell>
          <table:table-cell office:value-type="float" office:value="2393.53" calcext:value-type="float">
            <text:p>2393.53</text:p>
          </table:table-cell>
        </table:table-row>
        <table:table-row table:style-name="ro1">
          <table:table-cell office:value-type="float" office:value="-0.106436" calcext:value-type="float">
            <text:p>-0.106436</text:p>
          </table:table-cell>
          <table:table-cell office:value-type="float" office:value="2395.07" calcext:value-type="float">
            <text:p>2395.07</text:p>
          </table:table-cell>
        </table:table-row>
        <table:table-row table:style-name="ro1">
          <table:table-cell office:value-type="float" office:value="-0.104119" calcext:value-type="float">
            <text:p>-0.104119</text:p>
          </table:table-cell>
          <table:table-cell office:value-type="float" office:value="2396.6" calcext:value-type="float">
            <text:p>2396.6</text:p>
          </table:table-cell>
        </table:table-row>
        <table:table-row table:style-name="ro1">
          <table:table-cell office:value-type="float" office:value="-0.100579" calcext:value-type="float">
            <text:p>-0.100579</text:p>
          </table:table-cell>
          <table:table-cell office:value-type="float" office:value="2398.13" calcext:value-type="float">
            <text:p>2398.13</text:p>
          </table:table-cell>
        </table:table-row>
        <table:table-row table:style-name="ro1">
          <table:table-cell office:value-type="float" office:value="-0.095878" calcext:value-type="float">
            <text:p>-0.095878</text:p>
          </table:table-cell>
          <table:table-cell office:value-type="float" office:value="2399.67" calcext:value-type="float">
            <text:p>2399.67</text:p>
          </table:table-cell>
        </table:table-row>
        <table:table-row table:style-name="ro1">
          <table:table-cell office:value-type="float" office:value="-0.0903526" calcext:value-type="float">
            <text:p>-0.0903526</text:p>
          </table:table-cell>
          <table:table-cell office:value-type="float" office:value="2401.2" calcext:value-type="float">
            <text:p>2401.2</text:p>
          </table:table-cell>
        </table:table-row>
        <table:table-row table:style-name="ro1">
          <table:table-cell office:value-type="float" office:value="-0.0841145" calcext:value-type="float">
            <text:p>-0.0841145</text:p>
          </table:table-cell>
          <table:table-cell office:value-type="float" office:value="2402.73" calcext:value-type="float">
            <text:p>2402.73</text:p>
          </table:table-cell>
        </table:table-row>
        <table:table-row table:style-name="ro1">
          <table:table-cell office:value-type="float" office:value="-0.0775606" calcext:value-type="float">
            <text:p>-0.0775606</text:p>
          </table:table-cell>
          <table:table-cell office:value-type="float" office:value="2404.27" calcext:value-type="float">
            <text:p>2404.27</text:p>
          </table:table-cell>
        </table:table-row>
        <table:table-row table:style-name="ro1">
          <table:table-cell office:value-type="float" office:value="-0.0709102" calcext:value-type="float">
            <text:p>-0.0709102</text:p>
          </table:table-cell>
          <table:table-cell office:value-type="float" office:value="2405.8" calcext:value-type="float">
            <text:p>2405.8</text:p>
          </table:table-cell>
        </table:table-row>
        <table:table-row table:style-name="ro1">
          <table:table-cell office:value-type="float" office:value="-0.0642156" calcext:value-type="float">
            <text:p>-0.0642156</text:p>
          </table:table-cell>
          <table:table-cell office:value-type="float" office:value="2407.33" calcext:value-type="float">
            <text:p>2407.33</text:p>
          </table:table-cell>
        </table:table-row>
        <table:table-row table:style-name="ro1">
          <table:table-cell office:value-type="float" office:value="-0.0576854" calcext:value-type="float">
            <text:p>-0.0576854</text:p>
          </table:table-cell>
          <table:table-cell office:value-type="float" office:value="2408.87" calcext:value-type="float">
            <text:p>2408.87</text:p>
          </table:table-cell>
        </table:table-row>
        <table:table-row table:style-name="ro1">
          <table:table-cell office:value-type="float" office:value="-0.0511452" calcext:value-type="float">
            <text:p>-0.0511452</text:p>
          </table:table-cell>
          <table:table-cell office:value-type="float" office:value="2410.4" calcext:value-type="float">
            <text:p>2410.4</text:p>
          </table:table-cell>
        </table:table-row>
        <table:table-row table:style-name="ro1">
          <table:table-cell office:value-type="float" office:value="-0.044595" calcext:value-type="float">
            <text:p>-0.044595</text:p>
          </table:table-cell>
          <table:table-cell office:value-type="float" office:value="2411.93" calcext:value-type="float">
            <text:p>2411.93</text:p>
          </table:table-cell>
        </table:table-row>
        <table:table-row table:style-name="ro1">
          <table:table-cell office:value-type="float" office:value="-0.0380557" calcext:value-type="float">
            <text:p>-0.0380557</text:p>
          </table:table-cell>
          <table:table-cell office:value-type="float" office:value="2413.47" calcext:value-type="float">
            <text:p>2413.47</text:p>
          </table:table-cell>
        </table:table-row>
        <table:table-row table:style-name="ro1">
          <table:table-cell office:value-type="float" office:value="-0.0314197" calcext:value-type="float">
            <text:p>-0.0314197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-0.0249728" calcext:value-type="float">
            <text:p>-0.0249728</text:p>
          </table:table-cell>
          <table:table-cell office:value-type="float" office:value="2416.53" calcext:value-type="float">
            <text:p>2416.53</text:p>
          </table:table-cell>
        </table:table-row>
        <table:table-row table:style-name="ro1">
          <table:table-cell office:value-type="float" office:value="-0.0188363" calcext:value-type="float">
            <text:p>-0.0188363</text:p>
          </table:table-cell>
          <table:table-cell office:value-type="float" office:value="2418.07" calcext:value-type="float">
            <text:p>2418.07</text:p>
          </table:table-cell>
        </table:table-row>
        <table:table-row table:style-name="ro1">
          <table:table-cell office:value-type="float" office:value="-0.0132744" calcext:value-type="float">
            <text:p>-0.0132744</text:p>
          </table:table-cell>
          <table:table-cell office:value-type="float" office:value="2419.6" calcext:value-type="float">
            <text:p>2419.6</text:p>
          </table:table-cell>
        </table:table-row>
        <table:table-row table:style-name="ro1">
          <table:table-cell office:value-type="float" office:value="-0.00866443" calcext:value-type="float">
            <text:p>-0.00866443</text:p>
          </table:table-cell>
          <table:table-cell office:value-type="float" office:value="2421.13" calcext:value-type="float">
            <text:p>2421.13</text:p>
          </table:table-cell>
        </table:table-row>
        <table:table-row table:style-name="ro1">
          <table:table-cell office:value-type="float" office:value="-0.00506857" calcext:value-type="float">
            <text:p>-0.00506857</text:p>
          </table:table-cell>
          <table:table-cell office:value-type="float" office:value="2422.67" calcext:value-type="float">
            <text:p>2422.67</text:p>
          </table:table-cell>
        </table:table-row>
        <table:table-row table:style-name="ro1">
          <table:table-cell office:value-type="float" office:value="-0.00273494" calcext:value-type="float">
            <text:p>-0.00273494</text:p>
          </table:table-cell>
          <table:table-cell office:value-type="float" office:value="2424.2" calcext:value-type="float">
            <text:p>2424.2</text:p>
          </table:table-cell>
        </table:table-row>
        <table:table-row table:style-name="ro1">
          <table:table-cell office:value-type="float" office:value="-0.00161635" calcext:value-type="float">
            <text:p>-0.00161635</text:p>
          </table:table-cell>
          <table:table-cell office:value-type="float" office:value="2425.73" calcext:value-type="float">
            <text:p>2425.73</text:p>
          </table:table-cell>
        </table:table-row>
        <table:table-row table:style-name="ro1">
          <table:table-cell office:value-type="float" office:value="-0.00155307" calcext:value-type="float">
            <text:p>-0.00155307</text:p>
          </table:table-cell>
          <table:table-cell office:value-type="float" office:value="2427.27" calcext:value-type="float">
            <text:p>2427.27</text:p>
          </table:table-cell>
        </table:table-row>
        <table:table-row table:style-name="ro1">
          <table:table-cell office:value-type="float" office:value="-0.00253011" calcext:value-type="float">
            <text:p>-0.00253011</text:p>
          </table:table-cell>
          <table:table-cell office:value-type="float" office:value="2428.8" calcext:value-type="float">
            <text:p>2428.8</text:p>
          </table:table-cell>
        </table:table-row>
        <table:table-row table:style-name="ro1">
          <table:table-cell office:value-type="float" office:value="-0.0042198" calcext:value-type="float">
            <text:p>-0.0042198</text:p>
          </table:table-cell>
          <table:table-cell office:value-type="float" office:value="2430.33" calcext:value-type="float">
            <text:p>2430.33</text:p>
          </table:table-cell>
        </table:table-row>
        <table:table-row table:style-name="ro1">
          <table:table-cell office:value-type="float" office:value="-0.00659314" calcext:value-type="float">
            <text:p>-0.00659314</text:p>
          </table:table-cell>
          <table:table-cell office:value-type="float" office:value="2431.87" calcext:value-type="float">
            <text:p>2431.87</text:p>
          </table:table-cell>
        </table:table-row>
        <table:table-row table:style-name="ro1">
          <table:table-cell office:value-type="float" office:value="-0.00961453" calcext:value-type="float">
            <text:p>-0.00961453</text:p>
          </table:table-cell>
          <table:table-cell office:value-type="float" office:value="2433.4" calcext:value-type="float">
            <text:p>2433.4</text:p>
          </table:table-cell>
        </table:table-row>
        <table:table-row table:style-name="ro1">
          <table:table-cell office:value-type="float" office:value="-0.0131785" calcext:value-type="float">
            <text:p>-0.0131785</text:p>
          </table:table-cell>
          <table:table-cell office:value-type="float" office:value="2434.93" calcext:value-type="float">
            <text:p>2434.93</text:p>
          </table:table-cell>
        </table:table-row>
        <table:table-row table:style-name="ro1">
          <table:table-cell office:value-type="float" office:value="-0.0175248" calcext:value-type="float">
            <text:p>-0.0175248</text:p>
          </table:table-cell>
          <table:table-cell office:value-type="float" office:value="2436.47" calcext:value-type="float">
            <text:p>2436.47</text:p>
          </table:table-cell>
        </table:table-row>
        <table:table-row table:style-name="ro1">
          <table:table-cell office:value-type="float" office:value="-0.0226013" calcext:value-type="float">
            <text:p>-0.0226013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-0.0284603" calcext:value-type="float">
            <text:p>-0.0284603</text:p>
          </table:table-cell>
          <table:table-cell office:value-type="float" office:value="2439.53" calcext:value-type="float">
            <text:p>2439.53</text:p>
          </table:table-cell>
        </table:table-row>
        <table:table-row table:style-name="ro1">
          <table:table-cell office:value-type="float" office:value="-0.0351351" calcext:value-type="float">
            <text:p>-0.0351351</text:p>
          </table:table-cell>
          <table:table-cell office:value-type="float" office:value="2441.07" calcext:value-type="float">
            <text:p>2441.07</text:p>
          </table:table-cell>
        </table:table-row>
        <table:table-row table:style-name="ro1">
          <table:table-cell office:value-type="float" office:value="-0.0423221" calcext:value-type="float">
            <text:p>-0.0423221</text:p>
          </table:table-cell>
          <table:table-cell office:value-type="float" office:value="2442.6" calcext:value-type="float">
            <text:p>2442.6</text:p>
          </table:table-cell>
        </table:table-row>
        <table:table-row table:style-name="ro1">
          <table:table-cell office:value-type="float" office:value="-0.0499332" calcext:value-type="float">
            <text:p>-0.0499332</text:p>
          </table:table-cell>
          <table:table-cell office:value-type="float" office:value="2444.13" calcext:value-type="float">
            <text:p>2444.13</text:p>
          </table:table-cell>
        </table:table-row>
        <table:table-row table:style-name="ro1">
          <table:table-cell office:value-type="float" office:value="-0.0576116" calcext:value-type="float">
            <text:p>-0.0576116</text:p>
          </table:table-cell>
          <table:table-cell office:value-type="float" office:value="2445.67" calcext:value-type="float">
            <text:p>2445.67</text:p>
          </table:table-cell>
        </table:table-row>
        <table:table-row table:style-name="ro1">
          <table:table-cell office:value-type="float" office:value="-0.0650516" calcext:value-type="float">
            <text:p>-0.0650516</text:p>
          </table:table-cell>
          <table:table-cell office:value-type="float" office:value="2447.2" calcext:value-type="float">
            <text:p>2447.2</text:p>
          </table:table-cell>
        </table:table-row>
        <table:table-row table:style-name="ro1">
          <table:table-cell office:value-type="float" office:value="-0.0721531" calcext:value-type="float">
            <text:p>-0.0721531</text:p>
          </table:table-cell>
          <table:table-cell office:value-type="float" office:value="2448.73" calcext:value-type="float">
            <text:p>2448.73</text:p>
          </table:table-cell>
        </table:table-row>
        <table:table-row table:style-name="ro1">
          <table:table-cell office:value-type="float" office:value="-0.0786055" calcext:value-type="float">
            <text:p>-0.0786055</text:p>
          </table:table-cell>
          <table:table-cell office:value-type="float" office:value="2450.27" calcext:value-type="float">
            <text:p>2450.27</text:p>
          </table:table-cell>
        </table:table-row>
        <table:table-row table:style-name="ro1">
          <table:table-cell office:value-type="float" office:value="-0.0844848" calcext:value-type="float">
            <text:p>-0.0844848</text:p>
          </table:table-cell>
          <table:table-cell office:value-type="float" office:value="2451.8" calcext:value-type="float">
            <text:p>2451.8</text:p>
          </table:table-cell>
        </table:table-row>
        <table:table-row table:style-name="ro1">
          <table:table-cell office:value-type="float" office:value="-0.0897811" calcext:value-type="float">
            <text:p>-0.0897811</text:p>
          </table:table-cell>
          <table:table-cell office:value-type="float" office:value="2453.33" calcext:value-type="float">
            <text:p>2453.33</text:p>
          </table:table-cell>
        </table:table-row>
        <table:table-row table:style-name="ro1">
          <table:table-cell office:value-type="float" office:value="-0.094433" calcext:value-type="float">
            <text:p>-0.094433</text:p>
          </table:table-cell>
          <table:table-cell office:value-type="float" office:value="2454.87" calcext:value-type="float">
            <text:p>2454.87</text:p>
          </table:table-cell>
        </table:table-row>
        <table:table-row table:style-name="ro1">
          <table:table-cell office:value-type="float" office:value="-0.0986486" calcext:value-type="float">
            <text:p>-0.0986486</text:p>
          </table:table-cell>
          <table:table-cell office:value-type="float" office:value="2456.4" calcext:value-type="float">
            <text:p>2456.4</text:p>
          </table:table-cell>
        </table:table-row>
        <table:table-row table:style-name="ro1">
          <table:table-cell office:value-type="float" office:value="-0.10225" calcext:value-type="float">
            <text:p>-0.10225</text:p>
          </table:table-cell>
          <table:table-cell office:value-type="float" office:value="2457.93" calcext:value-type="float">
            <text:p>2457.93</text:p>
          </table:table-cell>
        </table:table-row>
        <table:table-row table:style-name="ro1">
          <table:table-cell office:value-type="float" office:value="-0.105218" calcext:value-type="float">
            <text:p>-0.105218</text:p>
          </table:table-cell>
          <table:table-cell office:value-type="float" office:value="2459.47" calcext:value-type="float">
            <text:p>2459.47</text:p>
          </table:table-cell>
        </table:table-row>
        <table:table-row table:style-name="ro1">
          <table:table-cell office:value-type="float" office:value="-0.107489" calcext:value-type="float">
            <text:p>-0.107489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-0.108749" calcext:value-type="float">
            <text:p>-0.108749</text:p>
          </table:table-cell>
          <table:table-cell office:value-type="float" office:value="2462.53" calcext:value-type="float">
            <text:p>2462.53</text:p>
          </table:table-cell>
        </table:table-row>
        <table:table-row table:style-name="ro1">
          <table:table-cell office:value-type="float" office:value="-0.109024" calcext:value-type="float">
            <text:p>-0.109024</text:p>
          </table:table-cell>
          <table:table-cell office:value-type="float" office:value="2464.07" calcext:value-type="float">
            <text:p>2464.07</text:p>
          </table:table-cell>
        </table:table-row>
        <table:table-row table:style-name="ro1">
          <table:table-cell office:value-type="float" office:value="-0.108123" calcext:value-type="float">
            <text:p>-0.108123</text:p>
          </table:table-cell>
          <table:table-cell office:value-type="float" office:value="2465.6" calcext:value-type="float">
            <text:p>2465.6</text:p>
          </table:table-cell>
        </table:table-row>
        <table:table-row table:style-name="ro1">
          <table:table-cell office:value-type="float" office:value="-0.10602" calcext:value-type="float">
            <text:p>-0.10602</text:p>
          </table:table-cell>
          <table:table-cell office:value-type="float" office:value="2467.13" calcext:value-type="float">
            <text:p>2467.13</text:p>
          </table:table-cell>
        </table:table-row>
        <table:table-row table:style-name="ro1">
          <table:table-cell office:value-type="float" office:value="-0.102901" calcext:value-type="float">
            <text:p>-0.102901</text:p>
          </table:table-cell>
          <table:table-cell office:value-type="float" office:value="2468.67" calcext:value-type="float">
            <text:p>2468.67</text:p>
          </table:table-cell>
        </table:table-row>
        <table:table-row table:style-name="ro1">
          <table:table-cell office:value-type="float" office:value="-0.0987282" calcext:value-type="float">
            <text:p>-0.0987282</text:p>
          </table:table-cell>
          <table:table-cell office:value-type="float" office:value="2470.2" calcext:value-type="float">
            <text:p>2470.2</text:p>
          </table:table-cell>
        </table:table-row>
        <table:table-row table:style-name="ro1">
          <table:table-cell office:value-type="float" office:value="-0.0938182" calcext:value-type="float">
            <text:p>-0.0938182</text:p>
          </table:table-cell>
          <table:table-cell office:value-type="float" office:value="2471.73" calcext:value-type="float">
            <text:p>2471.73</text:p>
          </table:table-cell>
        </table:table-row>
        <table:table-row table:style-name="ro1">
          <table:table-cell office:value-type="float" office:value="-0.0883073" calcext:value-type="float">
            <text:p>-0.0883073</text:p>
          </table:table-cell>
          <table:table-cell office:value-type="float" office:value="2473.27" calcext:value-type="float">
            <text:p>2473.27</text:p>
          </table:table-cell>
        </table:table-row>
        <table:table-row table:style-name="ro1">
          <table:table-cell office:value-type="float" office:value="-0.0822744" calcext:value-type="float">
            <text:p>-0.0822744</text:p>
          </table:table-cell>
          <table:table-cell office:value-type="float" office:value="2474.8" calcext:value-type="float">
            <text:p>2474.8</text:p>
          </table:table-cell>
        </table:table-row>
        <table:table-row table:style-name="ro1">
          <table:table-cell office:value-type="float" office:value="-0.0760004" calcext:value-type="float">
            <text:p>-0.0760004</text:p>
          </table:table-cell>
          <table:table-cell office:value-type="float" office:value="2476.33" calcext:value-type="float">
            <text:p>2476.33</text:p>
          </table:table-cell>
        </table:table-row>
        <table:table-row table:style-name="ro1">
          <table:table-cell office:value-type="float" office:value="-0.069398" calcext:value-type="float">
            <text:p>-0.069398</text:p>
          </table:table-cell>
          <table:table-cell office:value-type="float" office:value="2477.87" calcext:value-type="float">
            <text:p>2477.87</text:p>
          </table:table-cell>
        </table:table-row>
        <table:table-row table:style-name="ro1">
          <table:table-cell office:value-type="float" office:value="-0.0626039" calcext:value-type="float">
            <text:p>-0.0626039</text:p>
          </table:table-cell>
          <table:table-cell office:value-type="float" office:value="2479.4" calcext:value-type="float">
            <text:p>2479.4</text:p>
          </table:table-cell>
        </table:table-row>
        <table:table-row table:style-name="ro1">
          <table:table-cell office:value-type="float" office:value="-0.055694" calcext:value-type="float">
            <text:p>-0.055694</text:p>
          </table:table-cell>
          <table:table-cell office:value-type="float" office:value="2480.93" calcext:value-type="float">
            <text:p>2480.93</text:p>
          </table:table-cell>
        </table:table-row>
        <table:table-row table:style-name="ro1">
          <table:table-cell office:value-type="float" office:value="-0.0485984" calcext:value-type="float">
            <text:p>-0.0485984</text:p>
          </table:table-cell>
          <table:table-cell office:value-type="float" office:value="2482.47" calcext:value-type="float">
            <text:p>2482.47</text:p>
          </table:table-cell>
        </table:table-row>
        <table:table-row table:style-name="ro1">
          <table:table-cell office:value-type="float" office:value="-0.0415798" calcext:value-type="float">
            <text:p>-0.0415798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-0.0346403" calcext:value-type="float">
            <text:p>-0.0346403</text:p>
          </table:table-cell>
          <table:table-cell office:value-type="float" office:value="2485.53" calcext:value-type="float">
            <text:p>2485.53</text:p>
          </table:table-cell>
        </table:table-row>
        <table:table-row table:style-name="ro1">
          <table:table-cell office:value-type="float" office:value="-0.0279728" calcext:value-type="float">
            <text:p>-0.0279728</text:p>
          </table:table-cell>
          <table:table-cell office:value-type="float" office:value="2487.07" calcext:value-type="float">
            <text:p>2487.07</text:p>
          </table:table-cell>
        </table:table-row>
        <table:table-row table:style-name="ro1">
          <table:table-cell office:value-type="float" office:value="-0.0218455" calcext:value-type="float">
            <text:p>-0.0218455</text:p>
          </table:table-cell>
          <table:table-cell office:value-type="float" office:value="2488.6" calcext:value-type="float">
            <text:p>2488.6</text:p>
          </table:table-cell>
        </table:table-row>
        <table:table-row table:style-name="ro1">
          <table:table-cell office:value-type="float" office:value="-0.0162658" calcext:value-type="float">
            <text:p>-0.0162658</text:p>
          </table:table-cell>
          <table:table-cell office:value-type="float" office:value="2490.13" calcext:value-type="float">
            <text:p>2490.13</text:p>
          </table:table-cell>
        </table:table-row>
        <table:table-row table:style-name="ro1">
          <table:table-cell office:value-type="float" office:value="-0.0115488" calcext:value-type="float">
            <text:p>-0.0115488</text:p>
          </table:table-cell>
          <table:table-cell office:value-type="float" office:value="2491.67" calcext:value-type="float">
            <text:p>2491.67</text:p>
          </table:table-cell>
        </table:table-row>
        <table:table-row table:style-name="ro1">
          <table:table-cell office:value-type="float" office:value="-0.00771581" calcext:value-type="float">
            <text:p>-0.00771581</text:p>
          </table:table-cell>
          <table:table-cell office:value-type="float" office:value="2493.2" calcext:value-type="float">
            <text:p>2493.2</text:p>
          </table:table-cell>
        </table:table-row>
        <table:table-row table:style-name="ro1">
          <table:table-cell office:value-type="float" office:value="-0.00477984" calcext:value-type="float">
            <text:p>-0.00477984</text:p>
          </table:table-cell>
          <table:table-cell office:value-type="float" office:value="2494.73" calcext:value-type="float">
            <text:p>2494.73</text:p>
          </table:table-cell>
        </table:table-row>
        <table:table-row table:style-name="ro1">
          <table:table-cell office:value-type="float" office:value="-0.00291068" calcext:value-type="float">
            <text:p>-0.00291068</text:p>
          </table:table-cell>
          <table:table-cell office:value-type="float" office:value="2496.27" calcext:value-type="float">
            <text:p>2496.27</text:p>
          </table:table-cell>
        </table:table-row>
        <table:table-row table:style-name="ro1">
          <table:table-cell office:value-type="float" office:value="-0.00190423" calcext:value-type="float">
            <text:p>-0.00190423</text:p>
          </table:table-cell>
          <table:table-cell office:value-type="float" office:value="2497.8" calcext:value-type="float">
            <text:p>2497.8</text:p>
          </table:table-cell>
        </table:table-row>
        <table:table-row table:style-name="ro1">
          <table:table-cell office:value-type="float" office:value="-0.00185161" calcext:value-type="float">
            <text:p>-0.00185161</text:p>
          </table:table-cell>
          <table:table-cell office:value-type="float" office:value="2499.33" calcext:value-type="float">
            <text:p>2499.33</text:p>
          </table:table-cell>
        </table:table-row>
        <table:table-row table:style-name="ro1">
          <table:table-cell office:value-type="float" office:value="-0.0027175" calcext:value-type="float">
            <text:p>-0.0027175</text:p>
          </table:table-cell>
          <table:table-cell office:value-type="float" office:value="2500.87" calcext:value-type="float">
            <text:p>2500.87</text:p>
          </table:table-cell>
        </table:table-row>
        <table:table-row table:style-name="ro1">
          <table:table-cell office:value-type="float" office:value="-0.00435139" calcext:value-type="float">
            <text:p>-0.00435139</text:p>
          </table:table-cell>
          <table:table-cell office:value-type="float" office:value="2502.4" calcext:value-type="float">
            <text:p>2502.4</text:p>
          </table:table-cell>
        </table:table-row>
        <table:table-row table:style-name="ro1">
          <table:table-cell office:value-type="float" office:value="-0.006916" calcext:value-type="float">
            <text:p>-0.006916</text:p>
          </table:table-cell>
          <table:table-cell office:value-type="float" office:value="2503.93" calcext:value-type="float">
            <text:p>2503.93</text:p>
          </table:table-cell>
        </table:table-row>
        <table:table-row table:style-name="ro1">
          <table:table-cell office:value-type="float" office:value="-0.0102457" calcext:value-type="float">
            <text:p>-0.0102457</text:p>
          </table:table-cell>
          <table:table-cell office:value-type="float" office:value="2505.47" calcext:value-type="float">
            <text:p>2505.47</text:p>
          </table:table-cell>
        </table:table-row>
        <table:table-row table:style-name="ro1">
          <table:table-cell office:value-type="float" office:value="-0.0143756" calcext:value-type="float">
            <text:p>-0.0143756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-0.0193388" calcext:value-type="float">
            <text:p>-0.0193388</text:p>
          </table:table-cell>
          <table:table-cell office:value-type="float" office:value="2508.53" calcext:value-type="float">
            <text:p>2508.53</text:p>
          </table:table-cell>
        </table:table-row>
        <table:table-row table:style-name="ro1">
          <table:table-cell office:value-type="float" office:value="-0.0249161" calcext:value-type="float">
            <text:p>-0.0249161</text:p>
          </table:table-cell>
          <table:table-cell office:value-type="float" office:value="2510.07" calcext:value-type="float">
            <text:p>2510.07</text:p>
          </table:table-cell>
        </table:table-row>
        <table:table-row table:style-name="ro1">
          <table:table-cell office:value-type="float" office:value="-0.0311956" calcext:value-type="float">
            <text:p>-0.0311956</text:p>
          </table:table-cell>
          <table:table-cell office:value-type="float" office:value="2511.6" calcext:value-type="float">
            <text:p>2511.6</text:p>
          </table:table-cell>
        </table:table-row>
        <table:table-row table:style-name="ro1">
          <table:table-cell office:value-type="float" office:value="-0.0379448" calcext:value-type="float">
            <text:p>-0.0379448</text:p>
          </table:table-cell>
          <table:table-cell office:value-type="float" office:value="2513.13" calcext:value-type="float">
            <text:p>2513.13</text:p>
          </table:table-cell>
        </table:table-row>
        <table:table-row table:style-name="ro1">
          <table:table-cell office:value-type="float" office:value="-0.0450106" calcext:value-type="float">
            <text:p>-0.0450106</text:p>
          </table:table-cell>
          <table:table-cell office:value-type="float" office:value="2514.67" calcext:value-type="float">
            <text:p>2514.67</text:p>
          </table:table-cell>
        </table:table-row>
        <table:table-row table:style-name="ro1">
          <table:table-cell office:value-type="float" office:value="-0.0523701" calcext:value-type="float">
            <text:p>-0.0523701</text:p>
          </table:table-cell>
          <table:table-cell office:value-type="float" office:value="2516.2" calcext:value-type="float">
            <text:p>2516.2</text:p>
          </table:table-cell>
        </table:table-row>
        <table:table-row table:style-name="ro1">
          <table:table-cell office:value-type="float" office:value="-0.0596639" calcext:value-type="float">
            <text:p>-0.0596639</text:p>
          </table:table-cell>
          <table:table-cell office:value-type="float" office:value="2517.73" calcext:value-type="float">
            <text:p>2517.73</text:p>
          </table:table-cell>
        </table:table-row>
        <table:table-row table:style-name="ro1">
          <table:table-cell office:value-type="float" office:value="-0.0668891" calcext:value-type="float">
            <text:p>-0.0668891</text:p>
          </table:table-cell>
          <table:table-cell office:value-type="float" office:value="2519.27" calcext:value-type="float">
            <text:p>2519.27</text:p>
          </table:table-cell>
        </table:table-row>
        <table:table-row table:style-name="ro1">
          <table:table-cell office:value-type="float" office:value="-0.0738596" calcext:value-type="float">
            <text:p>-0.0738596</text:p>
          </table:table-cell>
          <table:table-cell office:value-type="float" office:value="2520.8" calcext:value-type="float">
            <text:p>2520.8</text:p>
          </table:table-cell>
        </table:table-row>
        <table:table-row table:style-name="ro1">
          <table:table-cell office:value-type="float" office:value="-0.0803361" calcext:value-type="float">
            <text:p>-0.0803361</text:p>
          </table:table-cell>
          <table:table-cell office:value-type="float" office:value="2522.33" calcext:value-type="float">
            <text:p>2522.33</text:p>
          </table:table-cell>
        </table:table-row>
        <table:table-row table:style-name="ro1">
          <table:table-cell office:value-type="float" office:value="-0.0863853" calcext:value-type="float">
            <text:p>-0.0863853</text:p>
          </table:table-cell>
          <table:table-cell office:value-type="float" office:value="2523.87" calcext:value-type="float">
            <text:p>2523.87</text:p>
          </table:table-cell>
        </table:table-row>
        <table:table-row table:style-name="ro1">
          <table:table-cell office:value-type="float" office:value="-0.0917358" calcext:value-type="float">
            <text:p>-0.0917358</text:p>
          </table:table-cell>
          <table:table-cell office:value-type="float" office:value="2525.4" calcext:value-type="float">
            <text:p>2525.4</text:p>
          </table:table-cell>
        </table:table-row>
        <table:table-row table:style-name="ro1">
          <table:table-cell office:value-type="float" office:value="-0.0963922" calcext:value-type="float">
            <text:p>-0.0963922</text:p>
          </table:table-cell>
          <table:table-cell office:value-type="float" office:value="2526.93" calcext:value-type="float">
            <text:p>2526.93</text:p>
          </table:table-cell>
        </table:table-row>
        <table:table-row table:style-name="ro1">
          <table:table-cell office:value-type="float" office:value="-0.100344" calcext:value-type="float">
            <text:p>-0.100344</text:p>
          </table:table-cell>
          <table:table-cell office:value-type="float" office:value="2528.47" calcext:value-type="float">
            <text:p>2528.47</text:p>
          </table:table-cell>
        </table:table-row>
        <table:table-row table:style-name="ro1">
          <table:table-cell office:value-type="float" office:value="-0.103406" calcext:value-type="float">
            <text:p>-0.103406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-0.105734" calcext:value-type="float">
            <text:p>-0.105734</text:p>
          </table:table-cell>
          <table:table-cell office:value-type="float" office:value="2531.53" calcext:value-type="float">
            <text:p>2531.53</text:p>
          </table:table-cell>
        </table:table-row>
        <table:table-row table:style-name="ro1">
          <table:table-cell office:value-type="float" office:value="-0.10717" calcext:value-type="float">
            <text:p>-0.10717</text:p>
          </table:table-cell>
          <table:table-cell office:value-type="float" office:value="2533.07" calcext:value-type="float">
            <text:p>2533.07</text:p>
          </table:table-cell>
        </table:table-row>
        <table:table-row table:style-name="ro1">
          <table:table-cell office:value-type="float" office:value="-0.107711" calcext:value-type="float">
            <text:p>-0.107711</text:p>
          </table:table-cell>
          <table:table-cell office:value-type="float" office:value="2534.6" calcext:value-type="float">
            <text:p>2534.6</text:p>
          </table:table-cell>
        </table:table-row>
        <table:table-row table:style-name="ro1">
          <table:table-cell office:value-type="float" office:value="-0.107435" calcext:value-type="float">
            <text:p>-0.107435</text:p>
          </table:table-cell>
          <table:table-cell office:value-type="float" office:value="2536.13" calcext:value-type="float">
            <text:p>2536.13</text:p>
          </table:table-cell>
        </table:table-row>
        <table:table-row table:style-name="ro1">
          <table:table-cell office:value-type="float" office:value="-0.106116" calcext:value-type="float">
            <text:p>-0.106116</text:p>
          </table:table-cell>
          <table:table-cell office:value-type="float" office:value="2537.67" calcext:value-type="float">
            <text:p>2537.67</text:p>
          </table:table-cell>
        </table:table-row>
        <table:table-row table:style-name="ro1">
          <table:table-cell office:value-type="float" office:value="-0.103909" calcext:value-type="float">
            <text:p>-0.103909</text:p>
          </table:table-cell>
          <table:table-cell office:value-type="float" office:value="2539.2" calcext:value-type="float">
            <text:p>2539.2</text:p>
          </table:table-cell>
        </table:table-row>
        <table:table-row table:style-name="ro1">
          <table:table-cell office:value-type="float" office:value="-0.100734" calcext:value-type="float">
            <text:p>-0.100734</text:p>
          </table:table-cell>
          <table:table-cell office:value-type="float" office:value="2540.73" calcext:value-type="float">
            <text:p>2540.73</text:p>
          </table:table-cell>
        </table:table-row>
        <table:table-row table:style-name="ro1">
          <table:table-cell office:value-type="float" office:value="-0.0965571" calcext:value-type="float">
            <text:p>-0.0965571</text:p>
          </table:table-cell>
          <table:table-cell office:value-type="float" office:value="2542.27" calcext:value-type="float">
            <text:p>2542.27</text:p>
          </table:table-cell>
        </table:table-row>
        <table:table-row table:style-name="ro1">
          <table:table-cell office:value-type="float" office:value="-0.0916343" calcext:value-type="float">
            <text:p>-0.0916343</text:p>
          </table:table-cell>
          <table:table-cell office:value-type="float" office:value="2543.8" calcext:value-type="float">
            <text:p>2543.8</text:p>
          </table:table-cell>
        </table:table-row>
        <table:table-row table:style-name="ro1">
          <table:table-cell office:value-type="float" office:value="-0.0858942" calcext:value-type="float">
            <text:p>-0.0858942</text:p>
          </table:table-cell>
          <table:table-cell office:value-type="float" office:value="2545.33" calcext:value-type="float">
            <text:p>2545.33</text:p>
          </table:table-cell>
        </table:table-row>
        <table:table-row table:style-name="ro1">
          <table:table-cell office:value-type="float" office:value="-0.0796226" calcext:value-type="float">
            <text:p>-0.0796226</text:p>
          </table:table-cell>
          <table:table-cell office:value-type="float" office:value="2546.87" calcext:value-type="float">
            <text:p>2546.87</text:p>
          </table:table-cell>
        </table:table-row>
        <table:table-row table:style-name="ro1">
          <table:table-cell office:value-type="float" office:value="-0.0730067" calcext:value-type="float">
            <text:p>-0.0730067</text:p>
          </table:table-cell>
          <table:table-cell office:value-type="float" office:value="2548.4" calcext:value-type="float">
            <text:p>2548.4</text:p>
          </table:table-cell>
        </table:table-row>
        <table:table-row table:style-name="ro1">
          <table:table-cell office:value-type="float" office:value="-0.0660823" calcext:value-type="float">
            <text:p>-0.0660823</text:p>
          </table:table-cell>
          <table:table-cell office:value-type="float" office:value="2549.93" calcext:value-type="float">
            <text:p>2549.93</text:p>
          </table:table-cell>
        </table:table-row>
        <table:table-row table:style-name="ro1">
          <table:table-cell office:value-type="float" office:value="-0.0591924" calcext:value-type="float">
            <text:p>-0.0591924</text:p>
          </table:table-cell>
          <table:table-cell office:value-type="float" office:value="2551.47" calcext:value-type="float">
            <text:p>2551.47</text:p>
          </table:table-cell>
        </table:table-row>
        <table:table-row table:style-name="ro1">
          <table:table-cell office:value-type="float" office:value="-0.0522655" calcext:value-type="float">
            <text:p>-0.0522655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-0.0454204" calcext:value-type="float">
            <text:p>-0.0454204</text:p>
          </table:table-cell>
          <table:table-cell office:value-type="float" office:value="2554.53" calcext:value-type="float">
            <text:p>2554.53</text:p>
          </table:table-cell>
        </table:table-row>
        <table:table-row table:style-name="ro1">
          <table:table-cell office:value-type="float" office:value="-0.0387901" calcext:value-type="float">
            <text:p>-0.0387901</text:p>
          </table:table-cell>
          <table:table-cell office:value-type="float" office:value="2556.07" calcext:value-type="float">
            <text:p>2556.07</text:p>
          </table:table-cell>
        </table:table-row>
        <table:table-row table:style-name="ro1">
          <table:table-cell office:value-type="float" office:value="-0.0322208" calcext:value-type="float">
            <text:p>-0.0322208</text:p>
          </table:table-cell>
          <table:table-cell office:value-type="float" office:value="2557.6" calcext:value-type="float">
            <text:p>2557.6</text:p>
          </table:table-cell>
        </table:table-row>
        <table:table-row table:style-name="ro1">
          <table:table-cell office:value-type="float" office:value="-0.0259908" calcext:value-type="float">
            <text:p>-0.0259908</text:p>
          </table:table-cell>
          <table:table-cell office:value-type="float" office:value="2559.13" calcext:value-type="float">
            <text:p>2559.13</text:p>
          </table:table-cell>
        </table:table-row>
        <table:table-row table:style-name="ro1">
          <table:table-cell office:value-type="float" office:value="-0.0201106" calcext:value-type="float">
            <text:p>-0.0201106</text:p>
          </table:table-cell>
          <table:table-cell office:value-type="float" office:value="2560.67" calcext:value-type="float">
            <text:p>2560.67</text:p>
          </table:table-cell>
        </table:table-row>
        <table:table-row table:style-name="ro1">
          <table:table-cell office:value-type="float" office:value="-0.0146964" calcext:value-type="float">
            <text:p>-0.0146964</text:p>
          </table:table-cell>
          <table:table-cell office:value-type="float" office:value="2562.2" calcext:value-type="float">
            <text:p>2562.2</text:p>
          </table:table-cell>
        </table:table-row>
        <table:table-row table:style-name="ro1">
          <table:table-cell office:value-type="float" office:value="-0.0101125" calcext:value-type="float">
            <text:p>-0.0101125</text:p>
          </table:table-cell>
          <table:table-cell office:value-type="float" office:value="2563.73" calcext:value-type="float">
            <text:p>2563.73</text:p>
          </table:table-cell>
        </table:table-row>
        <table:table-row table:style-name="ro1">
          <table:table-cell office:value-type="float" office:value="-0.00633808" calcext:value-type="float">
            <text:p>-0.00633808</text:p>
          </table:table-cell>
          <table:table-cell office:value-type="float" office:value="2565.27" calcext:value-type="float">
            <text:p>2565.27</text:p>
          </table:table-cell>
        </table:table-row>
        <table:table-row table:style-name="ro1">
          <table:table-cell office:value-type="float" office:value="-0.00367068" calcext:value-type="float">
            <text:p>-0.00367068</text:p>
          </table:table-cell>
          <table:table-cell office:value-type="float" office:value="2566.8" calcext:value-type="float">
            <text:p>2566.8</text:p>
          </table:table-cell>
        </table:table-row>
        <table:table-row table:style-name="ro1">
          <table:table-cell office:value-type="float" office:value="-0.00218117" calcext:value-type="float">
            <text:p>-0.00218117</text:p>
          </table:table-cell>
          <table:table-cell office:value-type="float" office:value="2568.33" calcext:value-type="float">
            <text:p>2568.33</text:p>
          </table:table-cell>
        </table:table-row>
        <table:table-row table:style-name="ro1">
          <table:table-cell office:value-type="float" office:value="-0.00175074" calcext:value-type="float">
            <text:p>-0.00175074</text:p>
          </table:table-cell>
          <table:table-cell office:value-type="float" office:value="2569.87" calcext:value-type="float">
            <text:p>2569.87</text:p>
          </table:table-cell>
        </table:table-row>
        <table:table-row table:style-name="ro1">
          <table:table-cell office:value-type="float" office:value="-0.00250333" calcext:value-type="float">
            <text:p>-0.00250333</text:p>
          </table:table-cell>
          <table:table-cell office:value-type="float" office:value="2571.4" calcext:value-type="float">
            <text:p>2571.4</text:p>
          </table:table-cell>
        </table:table-row>
        <table:table-row table:style-name="ro1">
          <table:table-cell office:value-type="float" office:value="-0.00412629" calcext:value-type="float">
            <text:p>-0.00412629</text:p>
          </table:table-cell>
          <table:table-cell office:value-type="float" office:value="2572.93" calcext:value-type="float">
            <text:p>2572.93</text:p>
          </table:table-cell>
        </table:table-row>
        <table:table-row table:style-name="ro1">
          <table:table-cell office:value-type="float" office:value="-0.00655687" calcext:value-type="float">
            <text:p>-0.00655687</text:p>
          </table:table-cell>
          <table:table-cell office:value-type="float" office:value="2574.47" calcext:value-type="float">
            <text:p>2574.47</text:p>
          </table:table-cell>
        </table:table-row>
        <table:table-row table:style-name="ro1">
          <table:table-cell office:value-type="float" office:value="-0.00973214" calcext:value-type="float">
            <text:p>-0.00973214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-0.0133914" calcext:value-type="float">
            <text:p>-0.0133914</text:p>
          </table:table-cell>
          <table:table-cell office:value-type="float" office:value="2577.53" calcext:value-type="float">
            <text:p>2577.53</text:p>
          </table:table-cell>
        </table:table-row>
        <table:table-row table:style-name="ro1">
          <table:table-cell office:value-type="float" office:value="-0.0177295" calcext:value-type="float">
            <text:p>-0.0177295</text:p>
          </table:table-cell>
          <table:table-cell office:value-type="float" office:value="2579.07" calcext:value-type="float">
            <text:p>2579.07</text:p>
          </table:table-cell>
        </table:table-row>
        <table:table-row table:style-name="ro1">
          <table:table-cell office:value-type="float" office:value="-0.022633" calcext:value-type="float">
            <text:p>-0.022633</text:p>
          </table:table-cell>
          <table:table-cell office:value-type="float" office:value="2580.6" calcext:value-type="float">
            <text:p>2580.6</text:p>
          </table:table-cell>
        </table:table-row>
        <table:table-row table:style-name="ro1">
          <table:table-cell office:value-type="float" office:value="-0.0281309" calcext:value-type="float">
            <text:p>-0.0281309</text:p>
          </table:table-cell>
          <table:table-cell office:value-type="float" office:value="2582.13" calcext:value-type="float">
            <text:p>2582.13</text:p>
          </table:table-cell>
        </table:table-row>
        <table:table-row table:style-name="ro1">
          <table:table-cell office:value-type="float" office:value="-0.034392" calcext:value-type="float">
            <text:p>-0.034392</text:p>
          </table:table-cell>
          <table:table-cell office:value-type="float" office:value="2583.67" calcext:value-type="float">
            <text:p>2583.67</text:p>
          </table:table-cell>
        </table:table-row>
        <table:table-row table:style-name="ro1">
          <table:table-cell office:value-type="float" office:value="-0.0411522" calcext:value-type="float">
            <text:p>-0.0411522</text:p>
          </table:table-cell>
          <table:table-cell office:value-type="float" office:value="2585.2" calcext:value-type="float">
            <text:p>2585.2</text:p>
          </table:table-cell>
        </table:table-row>
        <table:table-row table:style-name="ro1">
          <table:table-cell office:value-type="float" office:value="-0.0484578" calcext:value-type="float">
            <text:p>-0.0484578</text:p>
          </table:table-cell>
          <table:table-cell office:value-type="float" office:value="2586.73" calcext:value-type="float">
            <text:p>2586.73</text:p>
          </table:table-cell>
        </table:table-row>
        <table:table-row table:style-name="ro1">
          <table:table-cell office:value-type="float" office:value="-0.0560612" calcext:value-type="float">
            <text:p>-0.0560612</text:p>
          </table:table-cell>
          <table:table-cell office:value-type="float" office:value="2588.27" calcext:value-type="float">
            <text:p>2588.27</text:p>
          </table:table-cell>
        </table:table-row>
        <table:table-row table:style-name="ro1">
          <table:table-cell office:value-type="float" office:value="-0.0636005" calcext:value-type="float">
            <text:p>-0.0636005</text:p>
          </table:table-cell>
          <table:table-cell office:value-type="float" office:value="2589.8" calcext:value-type="float">
            <text:p>2589.8</text:p>
          </table:table-cell>
        </table:table-row>
        <table:table-row table:style-name="ro1">
          <table:table-cell office:value-type="float" office:value="-0.0709942" calcext:value-type="float">
            <text:p>-0.0709942</text:p>
          </table:table-cell>
          <table:table-cell office:value-type="float" office:value="2591.33" calcext:value-type="float">
            <text:p>2591.33</text:p>
          </table:table-cell>
        </table:table-row>
        <table:table-row table:style-name="ro1">
          <table:table-cell office:value-type="float" office:value="-0.0778081" calcext:value-type="float">
            <text:p>-0.0778081</text:p>
          </table:table-cell>
          <table:table-cell office:value-type="float" office:value="2592.87" calcext:value-type="float">
            <text:p>2592.87</text:p>
          </table:table-cell>
        </table:table-row>
        <table:table-row table:style-name="ro1">
          <table:table-cell office:value-type="float" office:value="-0.0839786" calcext:value-type="float">
            <text:p>-0.0839786</text:p>
          </table:table-cell>
          <table:table-cell office:value-type="float" office:value="2594.4" calcext:value-type="float">
            <text:p>2594.4</text:p>
          </table:table-cell>
        </table:table-row>
        <table:table-row table:style-name="ro1">
          <table:table-cell office:value-type="float" office:value="-0.0894559" calcext:value-type="float">
            <text:p>-0.0894559</text:p>
          </table:table-cell>
          <table:table-cell office:value-type="float" office:value="2595.93" calcext:value-type="float">
            <text:p>2595.93</text:p>
          </table:table-cell>
        </table:table-row>
        <table:table-row table:style-name="ro1">
          <table:table-cell office:value-type="float" office:value="-0.0940877" calcext:value-type="float">
            <text:p>-0.0940877</text:p>
          </table:table-cell>
          <table:table-cell office:value-type="float" office:value="2597.47" calcext:value-type="float">
            <text:p>2597.47</text:p>
          </table:table-cell>
        </table:table-row>
        <table:table-row table:style-name="ro1">
          <table:table-cell office:value-type="float" office:value="-0.098143" calcext:value-type="float">
            <text:p>-0.098143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-0.101519" calcext:value-type="float">
            <text:p>-0.101519</text:p>
          </table:table-cell>
          <table:table-cell office:value-type="float" office:value="2600.53" calcext:value-type="float">
            <text:p>2600.53</text:p>
          </table:table-cell>
        </table:table-row>
        <table:table-row table:style-name="ro1">
          <table:table-cell office:value-type="float" office:value="-0.104282" calcext:value-type="float">
            <text:p>-0.104282</text:p>
          </table:table-cell>
          <table:table-cell office:value-type="float" office:value="2602.07" calcext:value-type="float">
            <text:p>2602.07</text:p>
          </table:table-cell>
        </table:table-row>
        <table:table-row table:style-name="ro1">
          <table:table-cell office:value-type="float" office:value="-0.106514" calcext:value-type="float">
            <text:p>-0.106514</text:p>
          </table:table-cell>
          <table:table-cell office:value-type="float" office:value="2603.6" calcext:value-type="float">
            <text:p>2603.6</text:p>
          </table:table-cell>
        </table:table-row>
        <table:table-row table:style-name="ro1">
          <table:table-cell office:value-type="float" office:value="-0.107888" calcext:value-type="float">
            <text:p>-0.107888</text:p>
          </table:table-cell>
          <table:table-cell office:value-type="float" office:value="2605.13" calcext:value-type="float">
            <text:p>2605.13</text:p>
          </table:table-cell>
        </table:table-row>
        <table:table-row table:style-name="ro1">
          <table:table-cell office:value-type="float" office:value="-0.108447" calcext:value-type="float">
            <text:p>-0.108447</text:p>
          </table:table-cell>
          <table:table-cell office:value-type="float" office:value="2606.67" calcext:value-type="float">
            <text:p>2606.67</text:p>
          </table:table-cell>
        </table:table-row>
        <table:table-row table:style-name="ro1">
          <table:table-cell office:value-type="float" office:value="-0.107932" calcext:value-type="float">
            <text:p>-0.107932</text:p>
          </table:table-cell>
          <table:table-cell office:value-type="float" office:value="2608.2" calcext:value-type="float">
            <text:p>2608.2</text:p>
          </table:table-cell>
        </table:table-row>
        <table:table-row table:style-name="ro1">
          <table:table-cell office:value-type="float" office:value="-0.106148" calcext:value-type="float">
            <text:p>-0.106148</text:p>
          </table:table-cell>
          <table:table-cell office:value-type="float" office:value="2609.73" calcext:value-type="float">
            <text:p>2609.73</text:p>
          </table:table-cell>
        </table:table-row>
        <table:table-row table:style-name="ro1">
          <table:table-cell office:value-type="float" office:value="-0.103247" calcext:value-type="float">
            <text:p>-0.103247</text:p>
          </table:table-cell>
          <table:table-cell office:value-type="float" office:value="2611.27" calcext:value-type="float">
            <text:p>2611.27</text:p>
          </table:table-cell>
        </table:table-row>
        <table:table-row table:style-name="ro1">
          <table:table-cell office:value-type="float" office:value="-0.0990903" calcext:value-type="float">
            <text:p>-0.0990903</text:p>
          </table:table-cell>
          <table:table-cell office:value-type="float" office:value="2612.8" calcext:value-type="float">
            <text:p>2612.8</text:p>
          </table:table-cell>
        </table:table-row>
        <table:table-row table:style-name="ro1">
          <table:table-cell office:value-type="float" office:value="-0.0940039" calcext:value-type="float">
            <text:p>-0.0940039</text:p>
          </table:table-cell>
          <table:table-cell office:value-type="float" office:value="2614.33" calcext:value-type="float">
            <text:p>2614.33</text:p>
          </table:table-cell>
        </table:table-row>
        <table:table-row table:style-name="ro1">
          <table:table-cell office:value-type="float" office:value="-0.0882442" calcext:value-type="float">
            <text:p>-0.0882442</text:p>
          </table:table-cell>
          <table:table-cell office:value-type="float" office:value="2615.87" calcext:value-type="float">
            <text:p>2615.87</text:p>
          </table:table-cell>
        </table:table-row>
        <table:table-row table:style-name="ro1">
          <table:table-cell office:value-type="float" office:value="-0.0819403" calcext:value-type="float">
            <text:p>-0.0819403</text:p>
          </table:table-cell>
          <table:table-cell office:value-type="float" office:value="2617.4" calcext:value-type="float">
            <text:p>2617.4</text:p>
          </table:table-cell>
        </table:table-row>
        <table:table-row table:style-name="ro1">
          <table:table-cell office:value-type="float" office:value="-0.0755518" calcext:value-type="float">
            <text:p>-0.0755518</text:p>
          </table:table-cell>
          <table:table-cell office:value-type="float" office:value="2618.93" calcext:value-type="float">
            <text:p>2618.93</text:p>
          </table:table-cell>
        </table:table-row>
        <table:table-row table:style-name="ro1">
          <table:table-cell office:value-type="float" office:value="-0.0690377" calcext:value-type="float">
            <text:p>-0.0690377</text:p>
          </table:table-cell>
          <table:table-cell office:value-type="float" office:value="2620.47" calcext:value-type="float">
            <text:p>2620.47</text:p>
          </table:table-cell>
        </table:table-row>
        <table:table-row table:style-name="ro1">
          <table:table-cell office:value-type="float" office:value="-0.0625151" calcext:value-type="float">
            <text:p>-0.0625151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-0.056059" calcext:value-type="float">
            <text:p>-0.056059</text:p>
          </table:table-cell>
          <table:table-cell office:value-type="float" office:value="2623.53" calcext:value-type="float">
            <text:p>2623.53</text:p>
          </table:table-cell>
        </table:table-row>
        <table:table-row table:style-name="ro1">
          <table:table-cell office:value-type="float" office:value="-0.0493933" calcext:value-type="float">
            <text:p>-0.0493933</text:p>
          </table:table-cell>
          <table:table-cell office:value-type="float" office:value="2625.07" calcext:value-type="float">
            <text:p>2625.07</text:p>
          </table:table-cell>
        </table:table-row>
        <table:table-row table:style-name="ro1">
          <table:table-cell office:value-type="float" office:value="-0.0426911" calcext:value-type="float">
            <text:p>-0.0426911</text:p>
          </table:table-cell>
          <table:table-cell office:value-type="float" office:value="2626.6" calcext:value-type="float">
            <text:p>2626.6</text:p>
          </table:table-cell>
        </table:table-row>
        <table:table-row table:style-name="ro1">
          <table:table-cell office:value-type="float" office:value="-0.0358681" calcext:value-type="float">
            <text:p>-0.0358681</text:p>
          </table:table-cell>
          <table:table-cell office:value-type="float" office:value="2628.13" calcext:value-type="float">
            <text:p>2628.13</text:p>
          </table:table-cell>
        </table:table-row>
        <table:table-row table:style-name="ro1">
          <table:table-cell office:value-type="float" office:value="-0.029009" calcext:value-type="float">
            <text:p>-0.029009</text:p>
          </table:table-cell>
          <table:table-cell office:value-type="float" office:value="2629.67" calcext:value-type="float">
            <text:p>2629.67</text:p>
          </table:table-cell>
        </table:table-row>
        <table:table-row table:style-name="ro1">
          <table:table-cell office:value-type="float" office:value="-0.0225078" calcext:value-type="float">
            <text:p>-0.0225078</text:p>
          </table:table-cell>
          <table:table-cell office:value-type="float" office:value="2631.2" calcext:value-type="float">
            <text:p>2631.2</text:p>
          </table:table-cell>
        </table:table-row>
        <table:table-row table:style-name="ro1">
          <table:table-cell office:value-type="float" office:value="-0.0164334" calcext:value-type="float">
            <text:p>-0.0164334</text:p>
          </table:table-cell>
          <table:table-cell office:value-type="float" office:value="2632.73" calcext:value-type="float">
            <text:p>2632.73</text:p>
          </table:table-cell>
        </table:table-row>
        <table:table-row table:style-name="ro1">
          <table:table-cell office:value-type="float" office:value="-0.011239" calcext:value-type="float">
            <text:p>-0.011239</text:p>
          </table:table-cell>
          <table:table-cell office:value-type="float" office:value="2634.27" calcext:value-type="float">
            <text:p>2634.27</text:p>
          </table:table-cell>
        </table:table-row>
        <table:table-row table:style-name="ro1">
          <table:table-cell office:value-type="float" office:value="-0.0071229" calcext:value-type="float">
            <text:p>-0.0071229</text:p>
          </table:table-cell>
          <table:table-cell office:value-type="float" office:value="2635.8" calcext:value-type="float">
            <text:p>2635.8</text:p>
          </table:table-cell>
        </table:table-row>
        <table:table-row table:style-name="ro1">
          <table:table-cell office:value-type="float" office:value="-0.00410194" calcext:value-type="float">
            <text:p>-0.00410194</text:p>
          </table:table-cell>
          <table:table-cell office:value-type="float" office:value="2637.33" calcext:value-type="float">
            <text:p>2637.33</text:p>
          </table:table-cell>
        </table:table-row>
        <table:table-row table:style-name="ro1">
          <table:table-cell office:value-type="float" office:value="-0.0023982" calcext:value-type="float">
            <text:p>-0.0023982</text:p>
          </table:table-cell>
          <table:table-cell office:value-type="float" office:value="2638.87" calcext:value-type="float">
            <text:p>2638.87</text:p>
          </table:table-cell>
        </table:table-row>
        <table:table-row table:style-name="ro1">
          <table:table-cell office:value-type="float" office:value="-0.0017018" calcext:value-type="float">
            <text:p>-0.0017018</text:p>
          </table:table-cell>
          <table:table-cell office:value-type="float" office:value="2640.4" calcext:value-type="float">
            <text:p>2640.4</text:p>
          </table:table-cell>
        </table:table-row>
        <table:table-row table:style-name="ro1">
          <table:table-cell office:value-type="float" office:value="-0.00195531" calcext:value-type="float">
            <text:p>-0.00195531</text:p>
          </table:table-cell>
          <table:table-cell office:value-type="float" office:value="2641.93" calcext:value-type="float">
            <text:p>2641.93</text:p>
          </table:table-cell>
        </table:table-row>
        <table:table-row table:style-name="ro1">
          <table:table-cell office:value-type="float" office:value="-0.00305131" calcext:value-type="float">
            <text:p>-0.00305131</text:p>
          </table:table-cell>
          <table:table-cell office:value-type="float" office:value="2643.47" calcext:value-type="float">
            <text:p>2643.47</text:p>
          </table:table-cell>
        </table:table-row>
        <table:table-row table:style-name="ro1">
          <table:table-cell office:value-type="float" office:value="-0.0046725" calcext:value-type="float">
            <text:p>-0.0046725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-0.00701441" calcext:value-type="float">
            <text:p>-0.00701441</text:p>
          </table:table-cell>
          <table:table-cell office:value-type="float" office:value="2646.53" calcext:value-type="float">
            <text:p>2646.53</text:p>
          </table:table-cell>
        </table:table-row>
        <table:table-row table:style-name="ro1">
          <table:table-cell office:value-type="float" office:value="-0.00996991" calcext:value-type="float">
            <text:p>-0.00996991</text:p>
          </table:table-cell>
          <table:table-cell office:value-type="float" office:value="2648.07" calcext:value-type="float">
            <text:p>2648.07</text:p>
          </table:table-cell>
        </table:table-row>
        <table:table-row table:style-name="ro1">
          <table:table-cell office:value-type="float" office:value="-0.0136371" calcext:value-type="float">
            <text:p>-0.0136371</text:p>
          </table:table-cell>
          <table:table-cell office:value-type="float" office:value="2649.6" calcext:value-type="float">
            <text:p>2649.6</text:p>
          </table:table-cell>
        </table:table-row>
        <table:table-row table:style-name="ro1">
          <table:table-cell office:value-type="float" office:value="-0.0182753" calcext:value-type="float">
            <text:p>-0.0182753</text:p>
          </table:table-cell>
          <table:table-cell office:value-type="float" office:value="2651.13" calcext:value-type="float">
            <text:p>2651.13</text:p>
          </table:table-cell>
        </table:table-row>
        <table:table-row table:style-name="ro1">
          <table:table-cell office:value-type="float" office:value="-0.0237124" calcext:value-type="float">
            <text:p>-0.0237124</text:p>
          </table:table-cell>
          <table:table-cell office:value-type="float" office:value="2652.67" calcext:value-type="float">
            <text:p>2652.67</text:p>
          </table:table-cell>
        </table:table-row>
        <table:table-row table:style-name="ro1">
          <table:table-cell office:value-type="float" office:value="-0.0300999" calcext:value-type="float">
            <text:p>-0.0300999</text:p>
          </table:table-cell>
          <table:table-cell office:value-type="float" office:value="2654.2" calcext:value-type="float">
            <text:p>2654.2</text:p>
          </table:table-cell>
        </table:table-row>
        <table:table-row table:style-name="ro1">
          <table:table-cell office:value-type="float" office:value="-0.0372195" calcext:value-type="float">
            <text:p>-0.0372195</text:p>
          </table:table-cell>
          <table:table-cell office:value-type="float" office:value="2655.73" calcext:value-type="float">
            <text:p>2655.73</text:p>
          </table:table-cell>
        </table:table-row>
        <table:table-row table:style-name="ro1">
          <table:table-cell office:value-type="float" office:value="-0.044732" calcext:value-type="float">
            <text:p>-0.044732</text:p>
          </table:table-cell>
          <table:table-cell office:value-type="float" office:value="2657.27" calcext:value-type="float">
            <text:p>2657.27</text:p>
          </table:table-cell>
        </table:table-row>
        <table:table-row table:style-name="ro1">
          <table:table-cell office:value-type="float" office:value="-0.0525345" calcext:value-type="float">
            <text:p>-0.0525345</text:p>
          </table:table-cell>
          <table:table-cell office:value-type="float" office:value="2658.8" calcext:value-type="float">
            <text:p>2658.8</text:p>
          </table:table-cell>
        </table:table-row>
        <table:table-row table:style-name="ro1">
          <table:table-cell office:value-type="float" office:value="-0.0600956" calcext:value-type="float">
            <text:p>-0.0600956</text:p>
          </table:table-cell>
          <table:table-cell office:value-type="float" office:value="2660.33" calcext:value-type="float">
            <text:p>2660.33</text:p>
          </table:table-cell>
        </table:table-row>
        <table:table-row table:style-name="ro1">
          <table:table-cell office:value-type="float" office:value="-0.0673048" calcext:value-type="float">
            <text:p>-0.0673048</text:p>
          </table:table-cell>
          <table:table-cell office:value-type="float" office:value="2661.87" calcext:value-type="float">
            <text:p>2661.87</text:p>
          </table:table-cell>
        </table:table-row>
        <table:table-row table:style-name="ro1">
          <table:table-cell office:value-type="float" office:value="-0.0740305" calcext:value-type="float">
            <text:p>-0.0740305</text:p>
          </table:table-cell>
          <table:table-cell office:value-type="float" office:value="2663.4" calcext:value-type="float">
            <text:p>2663.4</text:p>
          </table:table-cell>
        </table:table-row>
        <table:table-row table:style-name="ro1">
          <table:table-cell office:value-type="float" office:value="-0.0800483" calcext:value-type="float">
            <text:p>-0.0800483</text:p>
          </table:table-cell>
          <table:table-cell office:value-type="float" office:value="2664.93" calcext:value-type="float">
            <text:p>2664.93</text:p>
          </table:table-cell>
        </table:table-row>
        <table:table-row table:style-name="ro1">
          <table:table-cell office:value-type="float" office:value="-0.0856355" calcext:value-type="float">
            <text:p>-0.0856355</text:p>
          </table:table-cell>
          <table:table-cell office:value-type="float" office:value="2666.47" calcext:value-type="float">
            <text:p>2666.47</text:p>
          </table:table-cell>
        </table:table-row>
        <table:table-row table:style-name="ro1">
          <table:table-cell office:value-type="float" office:value="-0.0906737" calcext:value-type="float">
            <text:p>-0.0906737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-0.0952571" calcext:value-type="float">
            <text:p>-0.0952571</text:p>
          </table:table-cell>
          <table:table-cell office:value-type="float" office:value="2669.53" calcext:value-type="float">
            <text:p>2669.53</text:p>
          </table:table-cell>
        </table:table-row>
        <table:table-row table:style-name="ro1">
          <table:table-cell office:value-type="float" office:value="-0.0995152" calcext:value-type="float">
            <text:p>-0.0995152</text:p>
          </table:table-cell>
          <table:table-cell office:value-type="float" office:value="2671.07" calcext:value-type="float">
            <text:p>2671.07</text:p>
          </table:table-cell>
        </table:table-row>
        <table:table-row table:style-name="ro1">
          <table:table-cell office:value-type="float" office:value="-0.103129" calcext:value-type="float">
            <text:p>-0.103129</text:p>
          </table:table-cell>
          <table:table-cell office:value-type="float" office:value="2672.6" calcext:value-type="float">
            <text:p>2672.6</text:p>
          </table:table-cell>
        </table:table-row>
        <table:table-row table:style-name="ro1">
          <table:table-cell office:value-type="float" office:value="-0.106152" calcext:value-type="float">
            <text:p>-0.106152</text:p>
          </table:table-cell>
          <table:table-cell office:value-type="float" office:value="2674.13" calcext:value-type="float">
            <text:p>2674.13</text:p>
          </table:table-cell>
        </table:table-row>
        <table:table-row table:style-name="ro1">
          <table:table-cell office:value-type="float" office:value="-0.108284" calcext:value-type="float">
            <text:p>-0.108284</text:p>
          </table:table-cell>
          <table:table-cell office:value-type="float" office:value="2675.67" calcext:value-type="float">
            <text:p>2675.67</text:p>
          </table:table-cell>
        </table:table-row>
        <table:table-row table:style-name="ro1">
          <table:table-cell office:value-type="float" office:value="-0.109261" calcext:value-type="float">
            <text:p>-0.109261</text:p>
          </table:table-cell>
          <table:table-cell office:value-type="float" office:value="2677.2" calcext:value-type="float">
            <text:p>2677.2</text:p>
          </table:table-cell>
        </table:table-row>
        <table:table-row table:style-name="ro1">
          <table:table-cell office:value-type="float" office:value="-0.109141" calcext:value-type="float">
            <text:p>-0.109141</text:p>
          </table:table-cell>
          <table:table-cell office:value-type="float" office:value="2678.73" calcext:value-type="float">
            <text:p>2678.73</text:p>
          </table:table-cell>
        </table:table-row>
        <table:table-row table:style-name="ro1">
          <table:table-cell office:value-type="float" office:value="-0.107651" calcext:value-type="float">
            <text:p>-0.107651</text:p>
          </table:table-cell>
          <table:table-cell office:value-type="float" office:value="2680.27" calcext:value-type="float">
            <text:p>2680.27</text:p>
          </table:table-cell>
        </table:table-row>
        <table:table-row table:style-name="ro1">
          <table:table-cell office:value-type="float" office:value="-0.105019" calcext:value-type="float">
            <text:p>-0.105019</text:p>
          </table:table-cell>
          <table:table-cell office:value-type="float" office:value="2681.8" calcext:value-type="float">
            <text:p>2681.8</text:p>
          </table:table-cell>
        </table:table-row>
        <table:table-row table:style-name="ro1">
          <table:table-cell office:value-type="float" office:value="-0.101395" calcext:value-type="float">
            <text:p>-0.101395</text:p>
          </table:table-cell>
          <table:table-cell office:value-type="float" office:value="2683.33" calcext:value-type="float">
            <text:p>2683.33</text:p>
          </table:table-cell>
        </table:table-row>
        <table:table-row table:style-name="ro1">
          <table:table-cell office:value-type="float" office:value="-0.0968423" calcext:value-type="float">
            <text:p>-0.0968423</text:p>
          </table:table-cell>
          <table:table-cell office:value-type="float" office:value="2684.87" calcext:value-type="float">
            <text:p>2684.87</text:p>
          </table:table-cell>
        </table:table-row>
        <table:table-row table:style-name="ro1">
          <table:table-cell office:value-type="float" office:value="-0.0918149" calcext:value-type="float">
            <text:p>-0.0918149</text:p>
          </table:table-cell>
          <table:table-cell office:value-type="float" office:value="2686.4" calcext:value-type="float">
            <text:p>2686.4</text:p>
          </table:table-cell>
        </table:table-row>
        <table:table-row table:style-name="ro1">
          <table:table-cell office:value-type="float" office:value="-0.0862801" calcext:value-type="float">
            <text:p>-0.0862801</text:p>
          </table:table-cell>
          <table:table-cell office:value-type="float" office:value="2687.93" calcext:value-type="float">
            <text:p>2687.93</text:p>
          </table:table-cell>
        </table:table-row>
        <table:table-row table:style-name="ro1">
          <table:table-cell office:value-type="float" office:value="-0.0804179" calcext:value-type="float">
            <text:p>-0.0804179</text:p>
          </table:table-cell>
          <table:table-cell office:value-type="float" office:value="2689.47" calcext:value-type="float">
            <text:p>2689.47</text:p>
          </table:table-cell>
        </table:table-row>
        <table:table-row table:style-name="ro1">
          <table:table-cell office:value-type="float" office:value="-0.0743587" calcext:value-type="float">
            <text:p>-0.074358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-0.0678777" calcext:value-type="float">
            <text:p>-0.0678777</text:p>
          </table:table-cell>
          <table:table-cell office:value-type="float" office:value="2692.53" calcext:value-type="float">
            <text:p>2692.53</text:p>
          </table:table-cell>
        </table:table-row>
        <table:table-row table:style-name="ro1">
          <table:table-cell office:value-type="float" office:value="-0.0611856" calcext:value-type="float">
            <text:p>-0.0611856</text:p>
          </table:table-cell>
          <table:table-cell office:value-type="float" office:value="2694.07" calcext:value-type="float">
            <text:p>2694.07</text:p>
          </table:table-cell>
        </table:table-row>
        <table:table-row table:style-name="ro1">
          <table:table-cell office:value-type="float" office:value="-0.0541653" calcext:value-type="float">
            <text:p>-0.0541653</text:p>
          </table:table-cell>
          <table:table-cell office:value-type="float" office:value="2695.6" calcext:value-type="float">
            <text:p>2695.6</text:p>
          </table:table-cell>
        </table:table-row>
        <table:table-row table:style-name="ro1">
          <table:table-cell office:value-type="float" office:value="-0.0468792" calcext:value-type="float">
            <text:p>-0.0468792</text:p>
          </table:table-cell>
          <table:table-cell office:value-type="float" office:value="2697.13" calcext:value-type="float">
            <text:p>2697.13</text:p>
          </table:table-cell>
        </table:table-row>
        <table:table-row table:style-name="ro1">
          <table:table-cell office:value-type="float" office:value="-0.0396533" calcext:value-type="float">
            <text:p>-0.0396533</text:p>
          </table:table-cell>
          <table:table-cell office:value-type="float" office:value="2698.67" calcext:value-type="float">
            <text:p>2698.67</text:p>
          </table:table-cell>
        </table:table-row>
        <table:table-row table:style-name="ro1">
          <table:table-cell office:value-type="float" office:value="-0.032474" calcext:value-type="float">
            <text:p>-0.032474</text:p>
          </table:table-cell>
          <table:table-cell office:value-type="float" office:value="2700.2" calcext:value-type="float">
            <text:p>2700.2</text:p>
          </table:table-cell>
        </table:table-row>
        <table:table-row table:style-name="ro1">
          <table:table-cell office:value-type="float" office:value="-0.0257911" calcext:value-type="float">
            <text:p>-0.0257911</text:p>
          </table:table-cell>
          <table:table-cell office:value-type="float" office:value="2701.73" calcext:value-type="float">
            <text:p>2701.73</text:p>
          </table:table-cell>
        </table:table-row>
        <table:table-row table:style-name="ro1">
          <table:table-cell office:value-type="float" office:value="-0.0197839" calcext:value-type="float">
            <text:p>-0.0197839</text:p>
          </table:table-cell>
          <table:table-cell office:value-type="float" office:value="2703.27" calcext:value-type="float">
            <text:p>2703.27</text:p>
          </table:table-cell>
        </table:table-row>
        <table:table-row table:style-name="ro1">
          <table:table-cell office:value-type="float" office:value="-0.0145221" calcext:value-type="float">
            <text:p>-0.0145221</text:p>
          </table:table-cell>
          <table:table-cell office:value-type="float" office:value="2704.8" calcext:value-type="float">
            <text:p>2704.8</text:p>
          </table:table-cell>
        </table:table-row>
        <table:table-row table:style-name="ro1">
          <table:table-cell office:value-type="float" office:value="-0.0103487" calcext:value-type="float">
            <text:p>-0.0103487</text:p>
          </table:table-cell>
          <table:table-cell office:value-type="float" office:value="2706.33" calcext:value-type="float">
            <text:p>2706.33</text:p>
          </table:table-cell>
        </table:table-row>
        <table:table-row table:style-name="ro1">
          <table:table-cell office:value-type="float" office:value="-0.00704861" calcext:value-type="float">
            <text:p>-0.00704861</text:p>
          </table:table-cell>
          <table:table-cell office:value-type="float" office:value="2707.87" calcext:value-type="float">
            <text:p>2707.87</text:p>
          </table:table-cell>
        </table:table-row>
        <table:table-row table:style-name="ro1">
          <table:table-cell office:value-type="float" office:value="-0.00470334" calcext:value-type="float">
            <text:p>-0.00470334</text:p>
          </table:table-cell>
          <table:table-cell office:value-type="float" office:value="2709.4" calcext:value-type="float">
            <text:p>2709.4</text:p>
          </table:table-cell>
        </table:table-row>
        <table:table-row table:style-name="ro1">
          <table:table-cell office:value-type="float" office:value="-0.00330167" calcext:value-type="float">
            <text:p>-0.00330167</text:p>
          </table:table-cell>
          <table:table-cell office:value-type="float" office:value="2710.93" calcext:value-type="float">
            <text:p>2710.93</text:p>
          </table:table-cell>
        </table:table-row>
        <table:table-row table:style-name="ro1">
          <table:table-cell office:value-type="float" office:value="-0.00256776" calcext:value-type="float">
            <text:p>-0.00256776</text:p>
          </table:table-cell>
          <table:table-cell office:value-type="float" office:value="2712.47" calcext:value-type="float">
            <text:p>2712.47</text:p>
          </table:table-cell>
        </table:table-row>
        <table:table-row table:style-name="ro1">
          <table:table-cell office:value-type="float" office:value="-0.00271564" calcext:value-type="float">
            <text:p>-0.00271564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-0.00358176" calcext:value-type="float">
            <text:p>-0.00358176</text:p>
          </table:table-cell>
          <table:table-cell office:value-type="float" office:value="2715.53" calcext:value-type="float">
            <text:p>2715.53</text:p>
          </table:table-cell>
        </table:table-row>
        <table:table-row table:style-name="ro1">
          <table:table-cell office:value-type="float" office:value="-0.00522457" calcext:value-type="float">
            <text:p>-0.00522457</text:p>
          </table:table-cell>
          <table:table-cell office:value-type="float" office:value="2717.07" calcext:value-type="float">
            <text:p>2717.07</text:p>
          </table:table-cell>
        </table:table-row>
        <table:table-row table:style-name="ro1">
          <table:table-cell office:value-type="float" office:value="-0.00785401" calcext:value-type="float">
            <text:p>-0.00785401</text:p>
          </table:table-cell>
          <table:table-cell office:value-type="float" office:value="2718.6" calcext:value-type="float">
            <text:p>2718.6</text:p>
          </table:table-cell>
        </table:table-row>
        <table:table-row table:style-name="ro1">
          <table:table-cell office:value-type="float" office:value="-0.011274" calcext:value-type="float">
            <text:p>-0.011274</text:p>
          </table:table-cell>
          <table:table-cell office:value-type="float" office:value="2720.13" calcext:value-type="float">
            <text:p>2720.13</text:p>
          </table:table-cell>
        </table:table-row>
        <table:table-row table:style-name="ro1">
          <table:table-cell office:value-type="float" office:value="-0.0157112" calcext:value-type="float">
            <text:p>-0.0157112</text:p>
          </table:table-cell>
          <table:table-cell office:value-type="float" office:value="2721.67" calcext:value-type="float">
            <text:p>2721.67</text:p>
          </table:table-cell>
        </table:table-row>
        <table:table-row table:style-name="ro1">
          <table:table-cell office:value-type="float" office:value="-0.0210161" calcext:value-type="float">
            <text:p>-0.0210161</text:p>
          </table:table-cell>
          <table:table-cell office:value-type="float" office:value="2723.2" calcext:value-type="float">
            <text:p>2723.2</text:p>
          </table:table-cell>
        </table:table-row>
        <table:table-row table:style-name="ro1">
          <table:table-cell office:value-type="float" office:value="-0.026988" calcext:value-type="float">
            <text:p>-0.026988</text:p>
          </table:table-cell>
          <table:table-cell office:value-type="float" office:value="2724.73" calcext:value-type="float">
            <text:p>2724.73</text:p>
          </table:table-cell>
        </table:table-row>
        <table:table-row table:style-name="ro1">
          <table:table-cell office:value-type="float" office:value="-0.0336871" calcext:value-type="float">
            <text:p>-0.0336871</text:p>
          </table:table-cell>
          <table:table-cell office:value-type="float" office:value="2726.27" calcext:value-type="float">
            <text:p>2726.27</text:p>
          </table:table-cell>
        </table:table-row>
        <table:table-row table:style-name="ro1">
          <table:table-cell office:value-type="float" office:value="-0.0406577" calcext:value-type="float">
            <text:p>-0.0406577</text:p>
          </table:table-cell>
          <table:table-cell office:value-type="float" office:value="2727.8" calcext:value-type="float">
            <text:p>2727.8</text:p>
          </table:table-cell>
        </table:table-row>
        <table:table-row table:style-name="ro1">
          <table:table-cell office:value-type="float" office:value="-0.0478654" calcext:value-type="float">
            <text:p>-0.0478654</text:p>
          </table:table-cell>
          <table:table-cell office:value-type="float" office:value="2729.33" calcext:value-type="float">
            <text:p>2729.33</text:p>
          </table:table-cell>
        </table:table-row>
        <table:table-row table:style-name="ro1">
          <table:table-cell office:value-type="float" office:value="-0.0551578" calcext:value-type="float">
            <text:p>-0.0551578</text:p>
          </table:table-cell>
          <table:table-cell office:value-type="float" office:value="2730.87" calcext:value-type="float">
            <text:p>2730.87</text:p>
          </table:table-cell>
        </table:table-row>
        <table:table-row table:style-name="ro1">
          <table:table-cell office:value-type="float" office:value="-0.0621995" calcext:value-type="float">
            <text:p>-0.0621995</text:p>
          </table:table-cell>
          <table:table-cell office:value-type="float" office:value="2732.4" calcext:value-type="float">
            <text:p>2732.4</text:p>
          </table:table-cell>
        </table:table-row>
        <table:table-row table:style-name="ro1">
          <table:table-cell office:value-type="float" office:value="-0.0691508" calcext:value-type="float">
            <text:p>-0.0691508</text:p>
          </table:table-cell>
          <table:table-cell office:value-type="float" office:value="2733.93" calcext:value-type="float">
            <text:p>2733.93</text:p>
          </table:table-cell>
        </table:table-row>
        <table:table-row table:style-name="ro1">
          <table:table-cell office:value-type="float" office:value="-0.075724" calcext:value-type="float">
            <text:p>-0.075724</text:p>
          </table:table-cell>
          <table:table-cell office:value-type="float" office:value="2735.47" calcext:value-type="float">
            <text:p>2735.47</text:p>
          </table:table-cell>
        </table:table-row>
        <table:table-row table:style-name="ro1">
          <table:table-cell office:value-type="float" office:value="-0.081894" calcext:value-type="float">
            <text:p>-0.081894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-0.0877251" calcext:value-type="float">
            <text:p>-0.0877251</text:p>
          </table:table-cell>
          <table:table-cell office:value-type="float" office:value="2738.53" calcext:value-type="float">
            <text:p>2738.53</text:p>
          </table:table-cell>
        </table:table-row>
        <table:table-row table:style-name="ro1">
          <table:table-cell office:value-type="float" office:value="-0.0928901" calcext:value-type="float">
            <text:p>-0.0928901</text:p>
          </table:table-cell>
          <table:table-cell office:value-type="float" office:value="2740.07" calcext:value-type="float">
            <text:p>2740.07</text:p>
          </table:table-cell>
        </table:table-row>
        <table:table-row table:style-name="ro1">
          <table:table-cell office:value-type="float" office:value="-0.0975305" calcext:value-type="float">
            <text:p>-0.0975305</text:p>
          </table:table-cell>
          <table:table-cell office:value-type="float" office:value="2741.6" calcext:value-type="float">
            <text:p>2741.6</text:p>
          </table:table-cell>
        </table:table-row>
        <table:table-row table:style-name="ro1">
          <table:table-cell office:value-type="float" office:value="-0.101426" calcext:value-type="float">
            <text:p>-0.101426</text:p>
          </table:table-cell>
          <table:table-cell office:value-type="float" office:value="2743.13" calcext:value-type="float">
            <text:p>2743.13</text:p>
          </table:table-cell>
        </table:table-row>
        <table:table-row table:style-name="ro1">
          <table:table-cell office:value-type="float" office:value="-0.104419" calcext:value-type="float">
            <text:p>-0.104419</text:p>
          </table:table-cell>
          <table:table-cell office:value-type="float" office:value="2744.67" calcext:value-type="float">
            <text:p>2744.67</text:p>
          </table:table-cell>
        </table:table-row>
        <table:table-row table:style-name="ro1">
          <table:table-cell office:value-type="float" office:value="-0.10663" calcext:value-type="float">
            <text:p>-0.10663</text:p>
          </table:table-cell>
          <table:table-cell office:value-type="float" office:value="2746.2" calcext:value-type="float">
            <text:p>2746.2</text:p>
          </table:table-cell>
        </table:table-row>
        <table:table-row table:style-name="ro1">
          <table:table-cell office:value-type="float" office:value="-0.107739" calcext:value-type="float">
            <text:p>-0.107739</text:p>
          </table:table-cell>
          <table:table-cell office:value-type="float" office:value="2747.73" calcext:value-type="float">
            <text:p>2747.73</text:p>
          </table:table-cell>
        </table:table-row>
        <table:table-row table:style-name="ro1">
          <table:table-cell office:value-type="float" office:value="-0.1079" calcext:value-type="float">
            <text:p>-0.1079</text:p>
          </table:table-cell>
          <table:table-cell office:value-type="float" office:value="2749.27" calcext:value-type="float">
            <text:p>2749.27</text:p>
          </table:table-cell>
        </table:table-row>
        <table:table-row table:style-name="ro1">
          <table:table-cell office:value-type="float" office:value="-0.107089" calcext:value-type="float">
            <text:p>-0.107089</text:p>
          </table:table-cell>
          <table:table-cell office:value-type="float" office:value="2750.8" calcext:value-type="float">
            <text:p>2750.8</text:p>
          </table:table-cell>
        </table:table-row>
        <table:table-row table:style-name="ro1">
          <table:table-cell office:value-type="float" office:value="-0.105174" calcext:value-type="float">
            <text:p>-0.105174</text:p>
          </table:table-cell>
          <table:table-cell office:value-type="float" office:value="2752.33" calcext:value-type="float">
            <text:p>2752.33</text:p>
          </table:table-cell>
        </table:table-row>
        <table:table-row table:style-name="ro1">
          <table:table-cell office:value-type="float" office:value="-0.102466" calcext:value-type="float">
            <text:p>-0.102466</text:p>
          </table:table-cell>
          <table:table-cell office:value-type="float" office:value="2753.87" calcext:value-type="float">
            <text:p>2753.87</text:p>
          </table:table-cell>
        </table:table-row>
        <table:table-row table:style-name="ro1">
          <table:table-cell office:value-type="float" office:value="-0.0988013" calcext:value-type="float">
            <text:p>-0.0988013</text:p>
          </table:table-cell>
          <table:table-cell office:value-type="float" office:value="2755.4" calcext:value-type="float">
            <text:p>2755.4</text:p>
          </table:table-cell>
        </table:table-row>
        <table:table-row table:style-name="ro1">
          <table:table-cell office:value-type="float" office:value="-0.094353" calcext:value-type="float">
            <text:p>-0.094353</text:p>
          </table:table-cell>
          <table:table-cell office:value-type="float" office:value="2756.93" calcext:value-type="float">
            <text:p>2756.93</text:p>
          </table:table-cell>
        </table:table-row>
        <table:table-row table:style-name="ro1">
          <table:table-cell office:value-type="float" office:value="-0.0893112" calcext:value-type="float">
            <text:p>-0.0893112</text:p>
          </table:table-cell>
          <table:table-cell office:value-type="float" office:value="2758.47" calcext:value-type="float">
            <text:p>2758.47</text:p>
          </table:table-cell>
        </table:table-row>
        <table:table-row table:style-name="ro1">
          <table:table-cell office:value-type="float" office:value="-0.0835448" calcext:value-type="float">
            <text:p>-0.0835448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-0.0774192" calcext:value-type="float">
            <text:p>-0.0774192</text:p>
          </table:table-cell>
          <table:table-cell office:value-type="float" office:value="2761.53" calcext:value-type="float">
            <text:p>2761.53</text:p>
          </table:table-cell>
        </table:table-row>
        <table:table-row table:style-name="ro1">
          <table:table-cell office:value-type="float" office:value="-0.070883" calcext:value-type="float">
            <text:p>-0.070883</text:p>
          </table:table-cell>
          <table:table-cell office:value-type="float" office:value="2763.07" calcext:value-type="float">
            <text:p>2763.07</text:p>
          </table:table-cell>
        </table:table-row>
        <table:table-row table:style-name="ro1">
          <table:table-cell office:value-type="float" office:value="-0.0640264" calcext:value-type="float">
            <text:p>-0.0640264</text:p>
          </table:table-cell>
          <table:table-cell office:value-type="float" office:value="2764.6" calcext:value-type="float">
            <text:p>2764.6</text:p>
          </table:table-cell>
        </table:table-row>
        <table:table-row table:style-name="ro1">
          <table:table-cell office:value-type="float" office:value="-0.0571381" calcext:value-type="float">
            <text:p>-0.0571381</text:p>
          </table:table-cell>
          <table:table-cell office:value-type="float" office:value="2766.13" calcext:value-type="float">
            <text:p>2766.13</text:p>
          </table:table-cell>
        </table:table-row>
        <table:table-row table:style-name="ro1">
          <table:table-cell office:value-type="float" office:value="-0.050043" calcext:value-type="float">
            <text:p>-0.050043</text:p>
          </table:table-cell>
          <table:table-cell office:value-type="float" office:value="2767.67" calcext:value-type="float">
            <text:p>2767.67</text:p>
          </table:table-cell>
        </table:table-row>
        <table:table-row table:style-name="ro1">
          <table:table-cell office:value-type="float" office:value="-0.0430643" calcext:value-type="float">
            <text:p>-0.0430643</text:p>
          </table:table-cell>
          <table:table-cell office:value-type="float" office:value="2769.2" calcext:value-type="float">
            <text:p>2769.2</text:p>
          </table:table-cell>
        </table:table-row>
        <table:table-row table:style-name="ro1">
          <table:table-cell office:value-type="float" office:value="-0.0362472" calcext:value-type="float">
            <text:p>-0.0362472</text:p>
          </table:table-cell>
          <table:table-cell office:value-type="float" office:value="2770.73" calcext:value-type="float">
            <text:p>2770.73</text:p>
          </table:table-cell>
        </table:table-row>
        <table:table-row table:style-name="ro1">
          <table:table-cell office:value-type="float" office:value="-0.0295702" calcext:value-type="float">
            <text:p>-0.0295702</text:p>
          </table:table-cell>
          <table:table-cell office:value-type="float" office:value="2772.27" calcext:value-type="float">
            <text:p>2772.27</text:p>
          </table:table-cell>
        </table:table-row>
        <table:table-row table:style-name="ro1">
          <table:table-cell office:value-type="float" office:value="-0.023433" calcext:value-type="float">
            <text:p>-0.023433</text:p>
          </table:table-cell>
          <table:table-cell office:value-type="float" office:value="2773.8" calcext:value-type="float">
            <text:p>2773.8</text:p>
          </table:table-cell>
        </table:table-row>
        <table:table-row table:style-name="ro1">
          <table:table-cell office:value-type="float" office:value="-0.0177253" calcext:value-type="float">
            <text:p>-0.0177253</text:p>
          </table:table-cell>
          <table:table-cell office:value-type="float" office:value="2775.33" calcext:value-type="float">
            <text:p>2775.33</text:p>
          </table:table-cell>
        </table:table-row>
        <table:table-row table:style-name="ro1">
          <table:table-cell office:value-type="float" office:value="-0.0127202" calcext:value-type="float">
            <text:p>-0.0127202</text:p>
          </table:table-cell>
          <table:table-cell office:value-type="float" office:value="2776.87" calcext:value-type="float">
            <text:p>2776.87</text:p>
          </table:table-cell>
        </table:table-row>
        <table:table-row table:style-name="ro1">
          <table:table-cell office:value-type="float" office:value="-0.00863412" calcext:value-type="float">
            <text:p>-0.00863412</text:p>
          </table:table-cell>
          <table:table-cell office:value-type="float" office:value="2778.4" calcext:value-type="float">
            <text:p>2778.4</text:p>
          </table:table-cell>
        </table:table-row>
        <table:table-row table:style-name="ro1">
          <table:table-cell office:value-type="float" office:value="-0.00536083" calcext:value-type="float">
            <text:p>-0.00536083</text:p>
          </table:table-cell>
          <table:table-cell office:value-type="float" office:value="2779.93" calcext:value-type="float">
            <text:p>2779.93</text:p>
          </table:table-cell>
        </table:table-row>
        <table:table-row table:style-name="ro1">
          <table:table-cell office:value-type="float" office:value="-0.00323918" calcext:value-type="float">
            <text:p>-0.00323918</text:p>
          </table:table-cell>
          <table:table-cell office:value-type="float" office:value="2781.47" calcext:value-type="float">
            <text:p>2781.47</text:p>
          </table:table-cell>
        </table:table-row>
        <table:table-row table:style-name="ro1">
          <table:table-cell office:value-type="float" office:value="-0.00210948" calcext:value-type="float">
            <text:p>-0.00210948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-0.00195971" calcext:value-type="float">
            <text:p>-0.00195971</text:p>
          </table:table-cell>
          <table:table-cell office:value-type="float" office:value="2784.53" calcext:value-type="float">
            <text:p>2784.53</text:p>
          </table:table-cell>
        </table:table-row>
        <table:table-row table:style-name="ro1">
          <table:table-cell office:value-type="float" office:value="-0.00288385" calcext:value-type="float">
            <text:p>-0.00288385</text:p>
          </table:table-cell>
          <table:table-cell office:value-type="float" office:value="2786.07" calcext:value-type="float">
            <text:p>2786.07</text:p>
          </table:table-cell>
        </table:table-row>
        <table:table-row table:style-name="ro1">
          <table:table-cell office:value-type="float" office:value="-0.00453189" calcext:value-type="float">
            <text:p>-0.00453189</text:p>
          </table:table-cell>
          <table:table-cell office:value-type="float" office:value="2787.6" calcext:value-type="float">
            <text:p>2787.6</text:p>
          </table:table-cell>
        </table:table-row>
        <table:table-row table:style-name="ro1">
          <table:table-cell office:value-type="float" office:value="-0.0070649" calcext:value-type="float">
            <text:p>-0.0070649</text:p>
          </table:table-cell>
          <table:table-cell office:value-type="float" office:value="2789.13" calcext:value-type="float">
            <text:p>2789.13</text:p>
          </table:table-cell>
        </table:table-row>
        <table:table-row table:style-name="ro1">
          <table:table-cell office:value-type="float" office:value="-0.0103262" calcext:value-type="float">
            <text:p>-0.0103262</text:p>
          </table:table-cell>
          <table:table-cell office:value-type="float" office:value="2790.67" calcext:value-type="float">
            <text:p>2790.67</text:p>
          </table:table-cell>
        </table:table-row>
        <table:table-row table:style-name="ro1">
          <table:table-cell office:value-type="float" office:value="-0.0141884" calcext:value-type="float">
            <text:p>-0.0141884</text:p>
          </table:table-cell>
          <table:table-cell office:value-type="float" office:value="2792.2" calcext:value-type="float">
            <text:p>2792.2</text:p>
          </table:table-cell>
        </table:table-row>
        <table:table-row table:style-name="ro1">
          <table:table-cell office:value-type="float" office:value="-0.0188978" calcext:value-type="float">
            <text:p>-0.0188978</text:p>
          </table:table-cell>
          <table:table-cell office:value-type="float" office:value="2793.73" calcext:value-type="float">
            <text:p>2793.73</text:p>
          </table:table-cell>
        </table:table-row>
        <table:table-row table:style-name="ro1">
          <table:table-cell office:value-type="float" office:value="-0.0241821" calcext:value-type="float">
            <text:p>-0.0241821</text:p>
          </table:table-cell>
          <table:table-cell office:value-type="float" office:value="2795.27" calcext:value-type="float">
            <text:p>2795.27</text:p>
          </table:table-cell>
        </table:table-row>
        <table:table-row table:style-name="ro1">
          <table:table-cell office:value-type="float" office:value="-0.030181" calcext:value-type="float">
            <text:p>-0.030181</text:p>
          </table:table-cell>
          <table:table-cell office:value-type="float" office:value="2796.8" calcext:value-type="float">
            <text:p>2796.8</text:p>
          </table:table-cell>
        </table:table-row>
        <table:table-row table:style-name="ro1">
          <table:table-cell office:value-type="float" office:value="-0.0368627" calcext:value-type="float">
            <text:p>-0.0368627</text:p>
          </table:table-cell>
          <table:table-cell office:value-type="float" office:value="2798.33" calcext:value-type="float">
            <text:p>2798.33</text:p>
          </table:table-cell>
        </table:table-row>
        <table:table-row table:style-name="ro1">
          <table:table-cell office:value-type="float" office:value="-0.0439004" calcext:value-type="float">
            <text:p>-0.0439004</text:p>
          </table:table-cell>
          <table:table-cell office:value-type="float" office:value="2799.87" calcext:value-type="float">
            <text:p>2799.87</text:p>
          </table:table-cell>
        </table:table-row>
        <table:table-row table:style-name="ro1">
          <table:table-cell office:value-type="float" office:value="-0.0513811" calcext:value-type="float">
            <text:p>-0.0513811</text:p>
          </table:table-cell>
          <table:table-cell office:value-type="float" office:value="2801.4" calcext:value-type="float">
            <text:p>2801.4</text:p>
          </table:table-cell>
        </table:table-row>
        <table:table-row table:style-name="ro1">
          <table:table-cell office:value-type="float" office:value="-0.0588686" calcext:value-type="float">
            <text:p>-0.0588686</text:p>
          </table:table-cell>
          <table:table-cell office:value-type="float" office:value="2802.93" calcext:value-type="float">
            <text:p>2802.93</text:p>
          </table:table-cell>
        </table:table-row>
        <table:table-row table:style-name="ro1">
          <table:table-cell office:value-type="float" office:value="-0.0661785" calcext:value-type="float">
            <text:p>-0.0661785</text:p>
          </table:table-cell>
          <table:table-cell office:value-type="float" office:value="2804.47" calcext:value-type="float">
            <text:p>2804.47</text:p>
          </table:table-cell>
        </table:table-row>
        <table:table-row table:style-name="ro1">
          <table:table-cell office:value-type="float" office:value="-0.0732314" calcext:value-type="float">
            <text:p>-0.0732314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-0.0796212" calcext:value-type="float">
            <text:p>-0.0796212</text:p>
          </table:table-cell>
          <table:table-cell office:value-type="float" office:value="2807.53" calcext:value-type="float">
            <text:p>2807.53</text:p>
          </table:table-cell>
        </table:table-row>
        <table:table-row table:style-name="ro1">
          <table:table-cell office:value-type="float" office:value="-0.0855198" calcext:value-type="float">
            <text:p>-0.0855198</text:p>
          </table:table-cell>
          <table:table-cell office:value-type="float" office:value="2809.07" calcext:value-type="float">
            <text:p>2809.07</text:p>
          </table:table-cell>
        </table:table-row>
        <table:table-row table:style-name="ro1">
          <table:table-cell office:value-type="float" office:value="-0.0907702" calcext:value-type="float">
            <text:p>-0.0907702</text:p>
          </table:table-cell>
          <table:table-cell office:value-type="float" office:value="2810.6" calcext:value-type="float">
            <text:p>2810.6</text:p>
          </table:table-cell>
        </table:table-row>
        <table:table-row table:style-name="ro1">
          <table:table-cell office:value-type="float" office:value="-0.0953382" calcext:value-type="float">
            <text:p>-0.0953382</text:p>
          </table:table-cell>
          <table:table-cell office:value-type="float" office:value="2812.13" calcext:value-type="float">
            <text:p>2812.13</text:p>
          </table:table-cell>
        </table:table-row>
        <table:table-row table:style-name="ro1">
          <table:table-cell office:value-type="float" office:value="-0.0994713" calcext:value-type="float">
            <text:p>-0.0994713</text:p>
          </table:table-cell>
          <table:table-cell office:value-type="float" office:value="2813.67" calcext:value-type="float">
            <text:p>2813.67</text:p>
          </table:table-cell>
        </table:table-row>
        <table:table-row table:style-name="ro1">
          <table:table-cell office:value-type="float" office:value="-0.102879" calcext:value-type="float">
            <text:p>-0.102879</text:p>
          </table:table-cell>
          <table:table-cell office:value-type="float" office:value="2815.2" calcext:value-type="float">
            <text:p>2815.2</text:p>
          </table:table-cell>
        </table:table-row>
        <table:table-row table:style-name="ro1">
          <table:table-cell office:value-type="float" office:value="-0.105702" calcext:value-type="float">
            <text:p>-0.105702</text:p>
          </table:table-cell>
          <table:table-cell office:value-type="float" office:value="2816.73" calcext:value-type="float">
            <text:p>2816.73</text:p>
          </table:table-cell>
        </table:table-row>
        <table:table-row table:style-name="ro1">
          <table:table-cell office:value-type="float" office:value="-0.107804" calcext:value-type="float">
            <text:p>-0.107804</text:p>
          </table:table-cell>
          <table:table-cell office:value-type="float" office:value="2818.27" calcext:value-type="float">
            <text:p>2818.27</text:p>
          </table:table-cell>
        </table:table-row>
        <table:table-row table:style-name="ro1">
          <table:table-cell office:value-type="float" office:value="-0.108854" calcext:value-type="float">
            <text:p>-0.108854</text:p>
          </table:table-cell>
          <table:table-cell office:value-type="float" office:value="2819.8" calcext:value-type="float">
            <text:p>2819.8</text:p>
          </table:table-cell>
        </table:table-row>
        <table:table-row table:style-name="ro1">
          <table:table-cell office:value-type="float" office:value="-0.108976" calcext:value-type="float">
            <text:p>-0.108976</text:p>
          </table:table-cell>
          <table:table-cell office:value-type="float" office:value="2821.33" calcext:value-type="float">
            <text:p>2821.33</text:p>
          </table:table-cell>
        </table:table-row>
        <table:table-row table:style-name="ro1">
          <table:table-cell office:value-type="float" office:value="-0.107815" calcext:value-type="float">
            <text:p>-0.107815</text:p>
          </table:table-cell>
          <table:table-cell office:value-type="float" office:value="2822.87" calcext:value-type="float">
            <text:p>2822.87</text:p>
          </table:table-cell>
        </table:table-row>
        <table:table-row table:style-name="ro1">
          <table:table-cell office:value-type="float" office:value="-0.105434" calcext:value-type="float">
            <text:p>-0.105434</text:p>
          </table:table-cell>
          <table:table-cell office:value-type="float" office:value="2824.4" calcext:value-type="float">
            <text:p>2824.4</text:p>
          </table:table-cell>
        </table:table-row>
        <table:table-row table:style-name="ro1">
          <table:table-cell office:value-type="float" office:value="-0.102006" calcext:value-type="float">
            <text:p>-0.102006</text:p>
          </table:table-cell>
          <table:table-cell office:value-type="float" office:value="2825.93" calcext:value-type="float">
            <text:p>2825.93</text:p>
          </table:table-cell>
        </table:table-row>
        <table:table-row table:style-name="ro1">
          <table:table-cell office:value-type="float" office:value="-0.097443" calcext:value-type="float">
            <text:p>-0.097443</text:p>
          </table:table-cell>
          <table:table-cell office:value-type="float" office:value="2827.47" calcext:value-type="float">
            <text:p>2827.47</text:p>
          </table:table-cell>
        </table:table-row>
        <table:table-row table:style-name="ro1">
          <table:table-cell office:value-type="float" office:value="-0.0922457" calcext:value-type="float">
            <text:p>-0.0922457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-0.0864844" calcext:value-type="float">
            <text:p>-0.0864844</text:p>
          </table:table-cell>
          <table:table-cell office:value-type="float" office:value="2830.53" calcext:value-type="float">
            <text:p>2830.53</text:p>
          </table:table-cell>
        </table:table-row>
        <table:table-row table:style-name="ro1">
          <table:table-cell office:value-type="float" office:value="-0.08034" calcext:value-type="float">
            <text:p>-0.08034</text:p>
          </table:table-cell>
          <table:table-cell office:value-type="float" office:value="2832.07" calcext:value-type="float">
            <text:p>2832.07</text:p>
          </table:table-cell>
        </table:table-row>
        <table:table-row table:style-name="ro1">
          <table:table-cell office:value-type="float" office:value="-0.0741555" calcext:value-type="float">
            <text:p>-0.0741555</text:p>
          </table:table-cell>
          <table:table-cell office:value-type="float" office:value="2833.6" calcext:value-type="float">
            <text:p>2833.6</text:p>
          </table:table-cell>
        </table:table-row>
        <table:table-row table:style-name="ro1">
          <table:table-cell office:value-type="float" office:value="-0.0676951" calcext:value-type="float">
            <text:p>-0.0676951</text:p>
          </table:table-cell>
          <table:table-cell office:value-type="float" office:value="2835.13" calcext:value-type="float">
            <text:p>2835.13</text:p>
          </table:table-cell>
        </table:table-row>
        <table:table-row table:style-name="ro1">
          <table:table-cell office:value-type="float" office:value="-0.061175" calcext:value-type="float">
            <text:p>-0.061175</text:p>
          </table:table-cell>
          <table:table-cell office:value-type="float" office:value="2836.67" calcext:value-type="float">
            <text:p>2836.67</text:p>
          </table:table-cell>
        </table:table-row>
        <table:table-row table:style-name="ro1">
          <table:table-cell office:value-type="float" office:value="-0.0545086" calcext:value-type="float">
            <text:p>-0.0545086</text:p>
          </table:table-cell>
          <table:table-cell office:value-type="float" office:value="2838.2" calcext:value-type="float">
            <text:p>2838.2</text:p>
          </table:table-cell>
        </table:table-row>
        <table:table-row table:style-name="ro1">
          <table:table-cell office:value-type="float" office:value="-0.0475268" calcext:value-type="float">
            <text:p>-0.0475268</text:p>
          </table:table-cell>
          <table:table-cell office:value-type="float" office:value="2839.73" calcext:value-type="float">
            <text:p>2839.73</text:p>
          </table:table-cell>
        </table:table-row>
        <table:table-row table:style-name="ro1">
          <table:table-cell office:value-type="float" office:value="-0.0405471" calcext:value-type="float">
            <text:p>-0.0405471</text:p>
          </table:table-cell>
          <table:table-cell office:value-type="float" office:value="2841.27" calcext:value-type="float">
            <text:p>2841.27</text:p>
          </table:table-cell>
        </table:table-row>
        <table:table-row table:style-name="ro1">
          <table:table-cell office:value-type="float" office:value="-0.0334468" calcext:value-type="float">
            <text:p>-0.0334468</text:p>
          </table:table-cell>
          <table:table-cell office:value-type="float" office:value="2842.8" calcext:value-type="float">
            <text:p>2842.8</text:p>
          </table:table-cell>
        </table:table-row>
        <table:table-row table:style-name="ro1">
          <table:table-cell office:value-type="float" office:value="-0.026565" calcext:value-type="float">
            <text:p>-0.026565</text:p>
          </table:table-cell>
          <table:table-cell office:value-type="float" office:value="2844.33" calcext:value-type="float">
            <text:p>2844.33</text:p>
          </table:table-cell>
        </table:table-row>
        <table:table-row table:style-name="ro1">
          <table:table-cell office:value-type="float" office:value="-0.0202436" calcext:value-type="float">
            <text:p>-0.0202436</text:p>
          </table:table-cell>
          <table:table-cell office:value-type="float" office:value="2845.87" calcext:value-type="float">
            <text:p>2845.87</text:p>
          </table:table-cell>
        </table:table-row>
        <table:table-row table:style-name="ro1">
          <table:table-cell office:value-type="float" office:value="-0.0145345" calcext:value-type="float">
            <text:p>-0.0145345</text:p>
          </table:table-cell>
          <table:table-cell office:value-type="float" office:value="2847.4" calcext:value-type="float">
            <text:p>2847.4</text:p>
          </table:table-cell>
        </table:table-row>
        <table:table-row table:style-name="ro1">
          <table:table-cell office:value-type="float" office:value="-0.00993545" calcext:value-type="float">
            <text:p>-0.00993545</text:p>
          </table:table-cell>
          <table:table-cell office:value-type="float" office:value="2848.93" calcext:value-type="float">
            <text:p>2848.93</text:p>
          </table:table-cell>
        </table:table-row>
        <table:table-row table:style-name="ro1">
          <table:table-cell office:value-type="float" office:value="-0.00638007" calcext:value-type="float">
            <text:p>-0.00638007</text:p>
          </table:table-cell>
          <table:table-cell office:value-type="float" office:value="2850.47" calcext:value-type="float">
            <text:p>2850.47</text:p>
          </table:table-cell>
        </table:table-row>
        <table:table-row table:style-name="ro1">
          <table:table-cell office:value-type="float" office:value="-0.00390941" calcext:value-type="float">
            <text:p>-0.00390941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-0.00261414" calcext:value-type="float">
            <text:p>-0.00261414</text:p>
          </table:table-cell>
          <table:table-cell office:value-type="float" office:value="2853.53" calcext:value-type="float">
            <text:p>2853.53</text:p>
          </table:table-cell>
        </table:table-row>
        <table:table-row table:style-name="ro1">
          <table:table-cell office:value-type="float" office:value="-0.0020729" calcext:value-type="float">
            <text:p>-0.0020729</text:p>
          </table:table-cell>
          <table:table-cell office:value-type="float" office:value="2855.07" calcext:value-type="float">
            <text:p>2855.07</text:p>
          </table:table-cell>
        </table:table-row>
        <table:table-row table:style-name="ro1">
          <table:table-cell office:value-type="float" office:value="-0.00239488" calcext:value-type="float">
            <text:p>-0.00239488</text:p>
          </table:table-cell>
          <table:table-cell office:value-type="float" office:value="2856.6" calcext:value-type="float">
            <text:p>2856.6</text:p>
          </table:table-cell>
        </table:table-row>
        <table:table-row table:style-name="ro1">
          <table:table-cell office:value-type="float" office:value="-0.00338558" calcext:value-type="float">
            <text:p>-0.00338558</text:p>
          </table:table-cell>
          <table:table-cell office:value-type="float" office:value="2858.13" calcext:value-type="float">
            <text:p>2858.13</text:p>
          </table:table-cell>
        </table:table-row>
        <table:table-row table:style-name="ro1">
          <table:table-cell office:value-type="float" office:value="-0.00491172" calcext:value-type="float">
            <text:p>-0.00491172</text:p>
          </table:table-cell>
          <table:table-cell office:value-type="float" office:value="2859.67" calcext:value-type="float">
            <text:p>2859.67</text:p>
          </table:table-cell>
        </table:table-row>
        <table:table-row table:style-name="ro1">
          <table:table-cell office:value-type="float" office:value="-0.00729179" calcext:value-type="float">
            <text:p>-0.00729179</text:p>
          </table:table-cell>
          <table:table-cell office:value-type="float" office:value="2861.2" calcext:value-type="float">
            <text:p>2861.2</text:p>
          </table:table-cell>
        </table:table-row>
        <table:table-row table:style-name="ro1">
          <table:table-cell office:value-type="float" office:value="-0.0103654" calcext:value-type="float">
            <text:p>-0.0103654</text:p>
          </table:table-cell>
          <table:table-cell office:value-type="float" office:value="2862.73" calcext:value-type="float">
            <text:p>2862.73</text:p>
          </table:table-cell>
        </table:table-row>
        <table:table-row table:style-name="ro1">
          <table:table-cell office:value-type="float" office:value="-0.0144059" calcext:value-type="float">
            <text:p>-0.0144059</text:p>
          </table:table-cell>
          <table:table-cell office:value-type="float" office:value="2864.27" calcext:value-type="float">
            <text:p>2864.27</text:p>
          </table:table-cell>
        </table:table-row>
        <table:table-row table:style-name="ro1">
          <table:table-cell office:value-type="float" office:value="-0.0195086" calcext:value-type="float">
            <text:p>-0.0195086</text:p>
          </table:table-cell>
          <table:table-cell office:value-type="float" office:value="2865.8" calcext:value-type="float">
            <text:p>2865.8</text:p>
          </table:table-cell>
        </table:table-row>
        <table:table-row table:style-name="ro1">
          <table:table-cell office:value-type="float" office:value="-0.025444" calcext:value-type="float">
            <text:p>-0.025444</text:p>
          </table:table-cell>
          <table:table-cell office:value-type="float" office:value="2867.33" calcext:value-type="float">
            <text:p>2867.33</text:p>
          </table:table-cell>
        </table:table-row>
        <table:table-row table:style-name="ro1">
          <table:table-cell office:value-type="float" office:value="-0.032337" calcext:value-type="float">
            <text:p>-0.032337</text:p>
          </table:table-cell>
          <table:table-cell office:value-type="float" office:value="2868.87" calcext:value-type="float">
            <text:p>2868.87</text:p>
          </table:table-cell>
        </table:table-row>
        <table:table-row table:style-name="ro1">
          <table:table-cell office:value-type="float" office:value="-0.0397133" calcext:value-type="float">
            <text:p>-0.0397133</text:p>
          </table:table-cell>
          <table:table-cell office:value-type="float" office:value="2870.4" calcext:value-type="float">
            <text:p>2870.4</text:p>
          </table:table-cell>
        </table:table-row>
        <table:table-row table:style-name="ro1">
          <table:table-cell office:value-type="float" office:value="-0.0473257" calcext:value-type="float">
            <text:p>-0.0473257</text:p>
          </table:table-cell>
          <table:table-cell office:value-type="float" office:value="2871.93" calcext:value-type="float">
            <text:p>2871.93</text:p>
          </table:table-cell>
        </table:table-row>
        <table:table-row table:style-name="ro1">
          <table:table-cell office:value-type="float" office:value="-0.0549896" calcext:value-type="float">
            <text:p>-0.0549896</text:p>
          </table:table-cell>
          <table:table-cell office:value-type="float" office:value="2873.47" calcext:value-type="float">
            <text:p>2873.47</text:p>
          </table:table-cell>
        </table:table-row>
        <table:table-row table:style-name="ro1">
          <table:table-cell office:value-type="float" office:value="-0.0621844" calcext:value-type="float">
            <text:p>-0.0621844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-0.0690312" calcext:value-type="float">
            <text:p>-0.0690312</text:p>
          </table:table-cell>
          <table:table-cell office:value-type="float" office:value="2876.53" calcext:value-type="float">
            <text:p>2876.53</text:p>
          </table:table-cell>
        </table:table-row>
        <table:table-row table:style-name="ro1">
          <table:table-cell office:value-type="float" office:value="-0.0753383" calcext:value-type="float">
            <text:p>-0.0753383</text:p>
          </table:table-cell>
          <table:table-cell office:value-type="float" office:value="2878.07" calcext:value-type="float">
            <text:p>2878.07</text:p>
          </table:table-cell>
        </table:table-row>
        <table:table-row table:style-name="ro1">
          <table:table-cell office:value-type="float" office:value="-0.081084" calcext:value-type="float">
            <text:p>-0.081084</text:p>
          </table:table-cell>
          <table:table-cell office:value-type="float" office:value="2879.6" calcext:value-type="float">
            <text:p>2879.6</text:p>
          </table:table-cell>
        </table:table-row>
        <table:table-row table:style-name="ro1">
          <table:table-cell office:value-type="float" office:value="-0.086585" calcext:value-type="float">
            <text:p>-0.086585</text:p>
          </table:table-cell>
          <table:table-cell office:value-type="float" office:value="2881.13" calcext:value-type="float">
            <text:p>2881.13</text:p>
          </table:table-cell>
        </table:table-row>
        <table:table-row table:style-name="ro1">
          <table:table-cell office:value-type="float" office:value="-0.0916064" calcext:value-type="float">
            <text:p>-0.0916064</text:p>
          </table:table-cell>
          <table:table-cell office:value-type="float" office:value="2882.67" calcext:value-type="float">
            <text:p>2882.67</text:p>
          </table:table-cell>
        </table:table-row>
        <table:table-row table:style-name="ro1">
          <table:table-cell office:value-type="float" office:value="-0.0963429" calcext:value-type="float">
            <text:p>-0.0963429</text:p>
          </table:table-cell>
          <table:table-cell office:value-type="float" office:value="2884.2" calcext:value-type="float">
            <text:p>2884.2</text:p>
          </table:table-cell>
        </table:table-row>
        <table:table-row table:style-name="ro1">
          <table:table-cell office:value-type="float" office:value="-0.100679" calcext:value-type="float">
            <text:p>-0.100679</text:p>
          </table:table-cell>
          <table:table-cell office:value-type="float" office:value="2885.73" calcext:value-type="float">
            <text:p>2885.73</text:p>
          </table:table-cell>
        </table:table-row>
        <table:table-row table:style-name="ro1">
          <table:table-cell office:value-type="float" office:value="-0.104251" calcext:value-type="float">
            <text:p>-0.104251</text:p>
          </table:table-cell>
          <table:table-cell office:value-type="float" office:value="2887.27" calcext:value-type="float">
            <text:p>2887.27</text:p>
          </table:table-cell>
        </table:table-row>
        <table:table-row table:style-name="ro1">
          <table:table-cell office:value-type="float" office:value="-0.107112" calcext:value-type="float">
            <text:p>-0.107112</text:p>
          </table:table-cell>
          <table:table-cell office:value-type="float" office:value="2888.8" calcext:value-type="float">
            <text:p>2888.8</text:p>
          </table:table-cell>
        </table:table-row>
        <table:table-row table:style-name="ro1">
          <table:table-cell office:value-type="float" office:value="-0.108788" calcext:value-type="float">
            <text:p>-0.108788</text:p>
          </table:table-cell>
          <table:table-cell office:value-type="float" office:value="2890.33" calcext:value-type="float">
            <text:p>2890.33</text:p>
          </table:table-cell>
        </table:table-row>
        <table:table-row table:style-name="ro1">
          <table:table-cell office:value-type="float" office:value="-0.109223" calcext:value-type="float">
            <text:p>-0.109223</text:p>
          </table:table-cell>
          <table:table-cell office:value-type="float" office:value="2891.87" calcext:value-type="float">
            <text:p>2891.87</text:p>
          </table:table-cell>
        </table:table-row>
        <table:table-row table:style-name="ro1">
          <table:table-cell office:value-type="float" office:value="-0.108471" calcext:value-type="float">
            <text:p>-0.108471</text:p>
          </table:table-cell>
          <table:table-cell office:value-type="float" office:value="2893.4" calcext:value-type="float">
            <text:p>2893.4</text:p>
          </table:table-cell>
        </table:table-row>
        <table:table-row table:style-name="ro1">
          <table:table-cell office:value-type="float" office:value="-0.106346" calcext:value-type="float">
            <text:p>-0.106346</text:p>
          </table:table-cell>
          <table:table-cell office:value-type="float" office:value="2894.93" calcext:value-type="float">
            <text:p>2894.93</text:p>
          </table:table-cell>
        </table:table-row>
        <table:table-row table:style-name="ro1">
          <table:table-cell office:value-type="float" office:value="-0.1033" calcext:value-type="float">
            <text:p>-0.1033</text:p>
          </table:table-cell>
          <table:table-cell office:value-type="float" office:value="2896.47" calcext:value-type="float">
            <text:p>2896.47</text:p>
          </table:table-cell>
        </table:table-row>
        <table:table-row table:style-name="ro1">
          <table:table-cell office:value-type="float" office:value="-0.0993801" calcext:value-type="float">
            <text:p>-0.0993801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-0.0947816" calcext:value-type="float">
            <text:p>-0.0947816</text:p>
          </table:table-cell>
          <table:table-cell office:value-type="float" office:value="2899.53" calcext:value-type="float">
            <text:p>2899.53</text:p>
          </table:table-cell>
        </table:table-row>
        <table:table-row table:style-name="ro1">
          <table:table-cell office:value-type="float" office:value="-0.0898826" calcext:value-type="float">
            <text:p>-0.0898826</text:p>
          </table:table-cell>
          <table:table-cell office:value-type="float" office:value="2901.07" calcext:value-type="float">
            <text:p>2901.07</text:p>
          </table:table-cell>
        </table:table-row>
        <table:table-row table:style-name="ro1">
          <table:table-cell office:value-type="float" office:value="-0.0844796" calcext:value-type="float">
            <text:p>-0.0844796</text:p>
          </table:table-cell>
          <table:table-cell office:value-type="float" office:value="2902.6" calcext:value-type="float">
            <text:p>2902.6</text:p>
          </table:table-cell>
        </table:table-row>
        <table:table-row table:style-name="ro1">
          <table:table-cell office:value-type="float" office:value="-0.0788106" calcext:value-type="float">
            <text:p>-0.0788106</text:p>
          </table:table-cell>
          <table:table-cell office:value-type="float" office:value="2904.13" calcext:value-type="float">
            <text:p>2904.13</text:p>
          </table:table-cell>
        </table:table-row>
        <table:table-row table:style-name="ro1">
          <table:table-cell office:value-type="float" office:value="-0.0727783" calcext:value-type="float">
            <text:p>-0.0727783</text:p>
          </table:table-cell>
          <table:table-cell office:value-type="float" office:value="2905.67" calcext:value-type="float">
            <text:p>2905.67</text:p>
          </table:table-cell>
        </table:table-row>
        <table:table-row table:style-name="ro1">
          <table:table-cell office:value-type="float" office:value="-0.0661958" calcext:value-type="float">
            <text:p>-0.0661958</text:p>
          </table:table-cell>
          <table:table-cell office:value-type="float" office:value="2907.2" calcext:value-type="float">
            <text:p>2907.2</text:p>
          </table:table-cell>
        </table:table-row>
        <table:table-row table:style-name="ro1">
          <table:table-cell office:value-type="float" office:value="-0.0593274" calcext:value-type="float">
            <text:p>-0.0593274</text:p>
          </table:table-cell>
          <table:table-cell office:value-type="float" office:value="2908.73" calcext:value-type="float">
            <text:p>2908.73</text:p>
          </table:table-cell>
        </table:table-row>
        <table:table-row table:style-name="ro1">
          <table:table-cell office:value-type="float" office:value="-0.0519827" calcext:value-type="float">
            <text:p>-0.0519827</text:p>
          </table:table-cell>
          <table:table-cell office:value-type="float" office:value="2910.27" calcext:value-type="float">
            <text:p>2910.27</text:p>
          </table:table-cell>
        </table:table-row>
        <table:table-row table:style-name="ro1">
          <table:table-cell office:value-type="float" office:value="-0.0444747" calcext:value-type="float">
            <text:p>-0.0444747</text:p>
          </table:table-cell>
          <table:table-cell office:value-type="float" office:value="2911.8" calcext:value-type="float">
            <text:p>2911.8</text:p>
          </table:table-cell>
        </table:table-row>
        <table:table-row table:style-name="ro1">
          <table:table-cell office:value-type="float" office:value="-0.0371053" calcext:value-type="float">
            <text:p>-0.0371053</text:p>
          </table:table-cell>
          <table:table-cell office:value-type="float" office:value="2913.33" calcext:value-type="float">
            <text:p>2913.33</text:p>
          </table:table-cell>
        </table:table-row>
        <table:table-row table:style-name="ro1">
          <table:table-cell office:value-type="float" office:value="-0.029934" calcext:value-type="float">
            <text:p>-0.029934</text:p>
          </table:table-cell>
          <table:table-cell office:value-type="float" office:value="2914.87" calcext:value-type="float">
            <text:p>2914.87</text:p>
          </table:table-cell>
        </table:table-row>
        <table:table-row table:style-name="ro1">
          <table:table-cell office:value-type="float" office:value="-0.0235324" calcext:value-type="float">
            <text:p>-0.0235324</text:p>
          </table:table-cell>
          <table:table-cell office:value-type="float" office:value="2916.4" calcext:value-type="float">
            <text:p>2916.4</text:p>
          </table:table-cell>
        </table:table-row>
        <table:table-row table:style-name="ro1">
          <table:table-cell office:value-type="float" office:value="-0.0178932" calcext:value-type="float">
            <text:p>-0.0178932</text:p>
          </table:table-cell>
          <table:table-cell office:value-type="float" office:value="2917.93" calcext:value-type="float">
            <text:p>2917.93</text:p>
          </table:table-cell>
        </table:table-row>
        <table:table-row table:style-name="ro1">
          <table:table-cell office:value-type="float" office:value="-0.0131666" calcext:value-type="float">
            <text:p>-0.0131666</text:p>
          </table:table-cell>
          <table:table-cell office:value-type="float" office:value="2919.47" calcext:value-type="float">
            <text:p>2919.47</text:p>
          </table:table-cell>
        </table:table-row>
        <table:table-row table:style-name="ro1">
          <table:table-cell office:value-type="float" office:value="-0.0095564" calcext:value-type="float">
            <text:p>-0.0095564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-0.00670286" calcext:value-type="float">
            <text:p>-0.00670286</text:p>
          </table:table-cell>
          <table:table-cell office:value-type="float" office:value="2922.53" calcext:value-type="float">
            <text:p>2922.53</text:p>
          </table:table-cell>
        </table:table-row>
        <table:table-row table:style-name="ro1">
          <table:table-cell office:value-type="float" office:value="-0.00477461" calcext:value-type="float">
            <text:p>-0.00477461</text:p>
          </table:table-cell>
          <table:table-cell office:value-type="float" office:value="2924.07" calcext:value-type="float">
            <text:p>2924.07</text:p>
          </table:table-cell>
        </table:table-row>
        <table:table-row table:style-name="ro1">
          <table:table-cell office:value-type="float" office:value="-0.00358025" calcext:value-type="float">
            <text:p>-0.00358025</text:p>
          </table:table-cell>
          <table:table-cell office:value-type="float" office:value="2925.6" calcext:value-type="float">
            <text:p>2925.6</text:p>
          </table:table-cell>
        </table:table-row>
        <table:table-row table:style-name="ro1">
          <table:table-cell office:value-type="float" office:value="-0.00295891" calcext:value-type="float">
            <text:p>-0.00295891</text:p>
          </table:table-cell>
          <table:table-cell office:value-type="float" office:value="2927.13" calcext:value-type="float">
            <text:p>2927.13</text:p>
          </table:table-cell>
        </table:table-row>
        <table:table-row table:style-name="ro1">
          <table:table-cell office:value-type="float" office:value="-0.00319398" calcext:value-type="float">
            <text:p>-0.00319398</text:p>
          </table:table-cell>
          <table:table-cell office:value-type="float" office:value="2928.67" calcext:value-type="float">
            <text:p>2928.67</text:p>
          </table:table-cell>
        </table:table-row>
        <table:table-row table:style-name="ro1">
          <table:table-cell office:value-type="float" office:value="-0.00407791" calcext:value-type="float">
            <text:p>-0.00407791</text:p>
          </table:table-cell>
          <table:table-cell office:value-type="float" office:value="2930.2" calcext:value-type="float">
            <text:p>2930.2</text:p>
          </table:table-cell>
        </table:table-row>
        <table:table-row table:style-name="ro1">
          <table:table-cell office:value-type="float" office:value="-0.00589518" calcext:value-type="float">
            <text:p>-0.00589518</text:p>
          </table:table-cell>
          <table:table-cell office:value-type="float" office:value="2931.73" calcext:value-type="float">
            <text:p>2931.73</text:p>
          </table:table-cell>
        </table:table-row>
        <table:table-row table:style-name="ro1">
          <table:table-cell office:value-type="float" office:value="-0.00876739" calcext:value-type="float">
            <text:p>-0.00876739</text:p>
          </table:table-cell>
          <table:table-cell office:value-type="float" office:value="2933.27" calcext:value-type="float">
            <text:p>2933.27</text:p>
          </table:table-cell>
        </table:table-row>
        <table:table-row table:style-name="ro1">
          <table:table-cell office:value-type="float" office:value="-0.0125383" calcext:value-type="float">
            <text:p>-0.0125383</text:p>
          </table:table-cell>
          <table:table-cell office:value-type="float" office:value="2934.8" calcext:value-type="float">
            <text:p>2934.8</text:p>
          </table:table-cell>
        </table:table-row>
        <table:table-row table:style-name="ro1">
          <table:table-cell office:value-type="float" office:value="-0.0174754" calcext:value-type="float">
            <text:p>-0.0174754</text:p>
          </table:table-cell>
          <table:table-cell office:value-type="float" office:value="2936.33" calcext:value-type="float">
            <text:p>2936.33</text:p>
          </table:table-cell>
        </table:table-row>
        <table:table-row table:style-name="ro1">
          <table:table-cell office:value-type="float" office:value="-0.0232091" calcext:value-type="float">
            <text:p>-0.0232091</text:p>
          </table:table-cell>
          <table:table-cell office:value-type="float" office:value="2937.87" calcext:value-type="float">
            <text:p>2937.87</text:p>
          </table:table-cell>
        </table:table-row>
        <table:table-row table:style-name="ro1">
          <table:table-cell office:value-type="float" office:value="-0.0296103" calcext:value-type="float">
            <text:p>-0.0296103</text:p>
          </table:table-cell>
          <table:table-cell office:value-type="float" office:value="2939.4" calcext:value-type="float">
            <text:p>2939.4</text:p>
          </table:table-cell>
        </table:table-row>
        <table:table-row table:style-name="ro1">
          <table:table-cell office:value-type="float" office:value="-0.0365873" calcext:value-type="float">
            <text:p>-0.0365873</text:p>
          </table:table-cell>
          <table:table-cell office:value-type="float" office:value="2940.93" calcext:value-type="float">
            <text:p>2940.93</text:p>
          </table:table-cell>
        </table:table-row>
        <table:table-row table:style-name="ro1">
          <table:table-cell office:value-type="float" office:value="-0.0436084" calcext:value-type="float">
            <text:p>-0.0436084</text:p>
          </table:table-cell>
          <table:table-cell office:value-type="float" office:value="2942.47" calcext:value-type="float">
            <text:p>2942.47</text:p>
          </table:table-cell>
        </table:table-row>
        <table:table-row table:style-name="ro1">
          <table:table-cell office:value-type="float" office:value="-0.0507659" calcext:value-type="float">
            <text:p>-0.0507659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-0.0577853" calcext:value-type="float">
            <text:p>-0.0577853</text:p>
          </table:table-cell>
          <table:table-cell office:value-type="float" office:value="2945.53" calcext:value-type="float">
            <text:p>2945.53</text:p>
          </table:table-cell>
        </table:table-row>
        <table:table-row table:style-name="ro1">
          <table:table-cell office:value-type="float" office:value="-0.0645161" calcext:value-type="float">
            <text:p>-0.0645161</text:p>
          </table:table-cell>
          <table:table-cell office:value-type="float" office:value="2947.07" calcext:value-type="float">
            <text:p>2947.07</text:p>
          </table:table-cell>
        </table:table-row>
        <table:table-row table:style-name="ro1">
          <table:table-cell office:value-type="float" office:value="-0.0711824" calcext:value-type="float">
            <text:p>-0.0711824</text:p>
          </table:table-cell>
          <table:table-cell office:value-type="float" office:value="2948.6" calcext:value-type="float">
            <text:p>2948.6</text:p>
          </table:table-cell>
        </table:table-row>
        <table:table-row table:style-name="ro1">
          <table:table-cell office:value-type="float" office:value="-0.0774729" calcext:value-type="float">
            <text:p>-0.0774729</text:p>
          </table:table-cell>
          <table:table-cell office:value-type="float" office:value="2950.13" calcext:value-type="float">
            <text:p>2950.13</text:p>
          </table:table-cell>
        </table:table-row>
        <table:table-row table:style-name="ro1">
          <table:table-cell office:value-type="float" office:value="-0.0835563" calcext:value-type="float">
            <text:p>-0.0835563</text:p>
          </table:table-cell>
          <table:table-cell office:value-type="float" office:value="2951.67" calcext:value-type="float">
            <text:p>2951.67</text:p>
          </table:table-cell>
        </table:table-row>
        <table:table-row table:style-name="ro1">
          <table:table-cell office:value-type="float" office:value="-0.0893439" calcext:value-type="float">
            <text:p>-0.0893439</text:p>
          </table:table-cell>
          <table:table-cell office:value-type="float" office:value="2953.2" calcext:value-type="float">
            <text:p>2953.2</text:p>
          </table:table-cell>
        </table:table-row>
        <table:table-row table:style-name="ro1">
          <table:table-cell office:value-type="float" office:value="-0.0945257" calcext:value-type="float">
            <text:p>-0.0945257</text:p>
          </table:table-cell>
          <table:table-cell office:value-type="float" office:value="2954.73" calcext:value-type="float">
            <text:p>2954.73</text:p>
          </table:table-cell>
        </table:table-row>
        <table:table-row table:style-name="ro1">
          <table:table-cell office:value-type="float" office:value="-0.0992273" calcext:value-type="float">
            <text:p>-0.0992273</text:p>
          </table:table-cell>
          <table:table-cell office:value-type="float" office:value="2956.27" calcext:value-type="float">
            <text:p>2956.27</text:p>
          </table:table-cell>
        </table:table-row>
        <table:table-row table:style-name="ro1">
          <table:table-cell office:value-type="float" office:value="-0.103013" calcext:value-type="float">
            <text:p>-0.103013</text:p>
          </table:table-cell>
          <table:table-cell office:value-type="float" office:value="2957.8" calcext:value-type="float">
            <text:p>2957.8</text:p>
          </table:table-cell>
        </table:table-row>
        <table:table-row table:style-name="ro1">
          <table:table-cell office:value-type="float" office:value="-0.10583" calcext:value-type="float">
            <text:p>-0.10583</text:p>
          </table:table-cell>
          <table:table-cell office:value-type="float" office:value="2959.33" calcext:value-type="float">
            <text:p>2959.33</text:p>
          </table:table-cell>
        </table:table-row>
        <table:table-row table:style-name="ro1">
          <table:table-cell office:value-type="float" office:value="-0.10768" calcext:value-type="float">
            <text:p>-0.10768</text:p>
          </table:table-cell>
          <table:table-cell office:value-type="float" office:value="2960.87" calcext:value-type="float">
            <text:p>2960.87</text:p>
          </table:table-cell>
        </table:table-row>
        <table:table-row table:style-name="ro1">
          <table:table-cell office:value-type="float" office:value="-0.108256" calcext:value-type="float">
            <text:p>-0.108256</text:p>
          </table:table-cell>
          <table:table-cell office:value-type="float" office:value="2962.4" calcext:value-type="float">
            <text:p>2962.4</text:p>
          </table:table-cell>
        </table:table-row>
        <table:table-row table:style-name="ro1">
          <table:table-cell office:value-type="float" office:value="-0.107878" calcext:value-type="float">
            <text:p>-0.107878</text:p>
          </table:table-cell>
          <table:table-cell office:value-type="float" office:value="2963.93" calcext:value-type="float">
            <text:p>2963.93</text:p>
          </table:table-cell>
        </table:table-row>
        <table:table-row table:style-name="ro1">
          <table:table-cell office:value-type="float" office:value="-0.106443" calcext:value-type="float">
            <text:p>-0.106443</text:p>
          </table:table-cell>
          <table:table-cell office:value-type="float" office:value="2965.47" calcext:value-type="float">
            <text:p>2965.47</text:p>
          </table:table-cell>
        </table:table-row>
        <table:table-row table:style-name="ro1">
          <table:table-cell office:value-type="float" office:value="-0.10403" calcext:value-type="float">
            <text:p>-0.10403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-0.10096" calcext:value-type="float">
            <text:p>-0.10096</text:p>
          </table:table-cell>
          <table:table-cell office:value-type="float" office:value="2968.53" calcext:value-type="float">
            <text:p>2968.53</text:p>
          </table:table-cell>
        </table:table-row>
        <table:table-row table:style-name="ro1">
          <table:table-cell office:value-type="float" office:value="-0.0970282" calcext:value-type="float">
            <text:p>-0.0970282</text:p>
          </table:table-cell>
          <table:table-cell office:value-type="float" office:value="2970.07" calcext:value-type="float">
            <text:p>2970.07</text:p>
          </table:table-cell>
        </table:table-row>
        <table:table-row table:style-name="ro1">
          <table:table-cell office:value-type="float" office:value="-0.0925385" calcext:value-type="float">
            <text:p>-0.0925385</text:p>
          </table:table-cell>
          <table:table-cell office:value-type="float" office:value="2971.6" calcext:value-type="float">
            <text:p>2971.6</text:p>
          </table:table-cell>
        </table:table-row>
        <table:table-row table:style-name="ro1">
          <table:table-cell office:value-type="float" office:value="-0.0874766" calcext:value-type="float">
            <text:p>-0.0874766</text:p>
          </table:table-cell>
          <table:table-cell office:value-type="float" office:value="2973.13" calcext:value-type="float">
            <text:p>2973.13</text:p>
          </table:table-cell>
        </table:table-row>
        <table:table-row table:style-name="ro1">
          <table:table-cell office:value-type="float" office:value="-0.0817385" calcext:value-type="float">
            <text:p>-0.0817385</text:p>
          </table:table-cell>
          <table:table-cell office:value-type="float" office:value="2974.67" calcext:value-type="float">
            <text:p>2974.67</text:p>
          </table:table-cell>
        </table:table-row>
        <table:table-row table:style-name="ro1">
          <table:table-cell office:value-type="float" office:value="-0.0756513" calcext:value-type="float">
            <text:p>-0.0756513</text:p>
          </table:table-cell>
          <table:table-cell office:value-type="float" office:value="2976.2" calcext:value-type="float">
            <text:p>2976.2</text:p>
          </table:table-cell>
        </table:table-row>
        <table:table-row table:style-name="ro1">
          <table:table-cell office:value-type="float" office:value="-0.068992" calcext:value-type="float">
            <text:p>-0.068992</text:p>
          </table:table-cell>
          <table:table-cell office:value-type="float" office:value="2977.73" calcext:value-type="float">
            <text:p>2977.73</text:p>
          </table:table-cell>
        </table:table-row>
        <table:table-row table:style-name="ro1">
          <table:table-cell office:value-type="float" office:value="-0.0620059" calcext:value-type="float">
            <text:p>-0.0620059</text:p>
          </table:table-cell>
          <table:table-cell office:value-type="float" office:value="2979.27" calcext:value-type="float">
            <text:p>2979.27</text:p>
          </table:table-cell>
        </table:table-row>
        <table:table-row table:style-name="ro1">
          <table:table-cell office:value-type="float" office:value="-0.0548817" calcext:value-type="float">
            <text:p>-0.0548817</text:p>
          </table:table-cell>
          <table:table-cell office:value-type="float" office:value="2980.8" calcext:value-type="float">
            <text:p>2980.8</text:p>
          </table:table-cell>
        </table:table-row>
        <table:table-row table:style-name="ro1">
          <table:table-cell office:value-type="float" office:value="-0.0475187" calcext:value-type="float">
            <text:p>-0.0475187</text:p>
          </table:table-cell>
          <table:table-cell office:value-type="float" office:value="2982.33" calcext:value-type="float">
            <text:p>2982.33</text:p>
          </table:table-cell>
        </table:table-row>
        <table:table-row table:style-name="ro1">
          <table:table-cell office:value-type="float" office:value="-0.0403971" calcext:value-type="float">
            <text:p>-0.0403971</text:p>
          </table:table-cell>
          <table:table-cell office:value-type="float" office:value="2983.87" calcext:value-type="float">
            <text:p>2983.87</text:p>
          </table:table-cell>
        </table:table-row>
        <table:table-row table:style-name="ro1">
          <table:table-cell office:value-type="float" office:value="-0.033466" calcext:value-type="float">
            <text:p>-0.033466</text:p>
          </table:table-cell>
          <table:table-cell office:value-type="float" office:value="2985.4" calcext:value-type="float">
            <text:p>2985.4</text:p>
          </table:table-cell>
        </table:table-row>
        <table:table-row table:style-name="ro1">
          <table:table-cell office:value-type="float" office:value="-0.0268987" calcext:value-type="float">
            <text:p>-0.0268987</text:p>
          </table:table-cell>
          <table:table-cell office:value-type="float" office:value="2986.93" calcext:value-type="float">
            <text:p>2986.93</text:p>
          </table:table-cell>
        </table:table-row>
        <table:table-row table:style-name="ro1">
          <table:table-cell office:value-type="float" office:value="-0.0210353" calcext:value-type="float">
            <text:p>-0.0210353</text:p>
          </table:table-cell>
          <table:table-cell office:value-type="float" office:value="2988.47" calcext:value-type="float">
            <text:p>2988.47</text:p>
          </table:table-cell>
        </table:table-row>
        <table:table-row table:style-name="ro1">
          <table:table-cell office:value-type="float" office:value="-0.0156876" calcext:value-type="float">
            <text:p>-0.0156876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-0.0112106" calcext:value-type="float">
            <text:p>-0.0112106</text:p>
          </table:table-cell>
          <table:table-cell office:value-type="float" office:value="2991.53" calcext:value-type="float">
            <text:p>2991.53</text:p>
          </table:table-cell>
        </table:table-row>
        <table:table-row table:style-name="ro1">
          <table:table-cell office:value-type="float" office:value="-0.00757635" calcext:value-type="float">
            <text:p>-0.00757635</text:p>
          </table:table-cell>
          <table:table-cell office:value-type="float" office:value="2993.07" calcext:value-type="float">
            <text:p>2993.07</text:p>
          </table:table-cell>
        </table:table-row>
        <table:table-row table:style-name="ro1">
          <table:table-cell office:value-type="float" office:value="-0.00471243" calcext:value-type="float">
            <text:p>-0.00471243</text:p>
          </table:table-cell>
          <table:table-cell office:value-type="float" office:value="2994.6" calcext:value-type="float">
            <text:p>2994.6</text:p>
          </table:table-cell>
        </table:table-row>
        <table:table-row table:style-name="ro1">
          <table:table-cell office:value-type="float" office:value="-0.00291332" calcext:value-type="float">
            <text:p>-0.00291332</text:p>
          </table:table-cell>
          <table:table-cell office:value-type="float" office:value="2996.13" calcext:value-type="float">
            <text:p>2996.13</text:p>
          </table:table-cell>
        </table:table-row>
        <table:table-row table:style-name="ro1">
          <table:table-cell office:value-type="float" office:value="-0.00189634" calcext:value-type="float">
            <text:p>-0.00189634</text:p>
          </table:table-cell>
          <table:table-cell office:value-type="float" office:value="2997.67" calcext:value-type="float">
            <text:p>2997.67</text:p>
          </table:table-cell>
        </table:table-row>
        <table:table-row table:style-name="ro1">
          <table:table-cell office:value-type="float" office:value="-0.00184463" calcext:value-type="float">
            <text:p>-0.00184463</text:p>
          </table:table-cell>
          <table:table-cell office:value-type="float" office:value="2999.2" calcext:value-type="float">
            <text:p>2999.2</text:p>
          </table:table-cell>
        </table:table-row>
        <table:table-row table:style-name="ro1">
          <table:table-cell office:value-type="float" office:value="-0.00277783" calcext:value-type="float">
            <text:p>-0.00277783</text:p>
          </table:table-cell>
          <table:table-cell office:value-type="float" office:value="3000.73" calcext:value-type="float">
            <text:p>3000.73</text:p>
          </table:table-cell>
        </table:table-row>
        <table:table-row table:style-name="ro1">
          <table:table-cell office:value-type="float" office:value="-0.00446564" calcext:value-type="float">
            <text:p>-0.00446564</text:p>
          </table:table-cell>
          <table:table-cell office:value-type="float" office:value="3002.27" calcext:value-type="float">
            <text:p>3002.27</text:p>
          </table:table-cell>
        </table:table-row>
        <table:table-row table:style-name="ro1">
          <table:table-cell office:value-type="float" office:value="-0.00720883" calcext:value-type="float">
            <text:p>-0.00720883</text:p>
          </table:table-cell>
          <table:table-cell office:value-type="float" office:value="3003.8" calcext:value-type="float">
            <text:p>3003.8</text:p>
          </table:table-cell>
        </table:table-row>
        <table:table-row table:style-name="ro1">
          <table:table-cell office:value-type="float" office:value="-0.010734" calcext:value-type="float">
            <text:p>-0.010734</text:p>
          </table:table-cell>
          <table:table-cell office:value-type="float" office:value="3005.33" calcext:value-type="float">
            <text:p>3005.33</text:p>
          </table:table-cell>
        </table:table-row>
        <table:table-row table:style-name="ro1">
          <table:table-cell office:value-type="float" office:value="-0.0150592" calcext:value-type="float">
            <text:p>-0.0150592</text:p>
          </table:table-cell>
          <table:table-cell office:value-type="float" office:value="3006.87" calcext:value-type="float">
            <text:p>3006.87</text:p>
          </table:table-cell>
        </table:table-row>
        <table:table-row table:style-name="ro1">
          <table:table-cell office:value-type="float" office:value="-0.0202917" calcext:value-type="float">
            <text:p>-0.0202917</text:p>
          </table:table-cell>
          <table:table-cell office:value-type="float" office:value="3008.4" calcext:value-type="float">
            <text:p>3008.4</text:p>
          </table:table-cell>
        </table:table-row>
        <table:table-row table:style-name="ro1">
          <table:table-cell office:value-type="float" office:value="-0.026047" calcext:value-type="float">
            <text:p>-0.026047</text:p>
          </table:table-cell>
          <table:table-cell office:value-type="float" office:value="3009.93" calcext:value-type="float">
            <text:p>3009.93</text:p>
          </table:table-cell>
        </table:table-row>
        <table:table-row table:style-name="ro1">
          <table:table-cell office:value-type="float" office:value="-0.0324988" calcext:value-type="float">
            <text:p>-0.0324988</text:p>
          </table:table-cell>
          <table:table-cell office:value-type="float" office:value="3011.47" calcext:value-type="float">
            <text:p>3011.47</text:p>
          </table:table-cell>
        </table:table-row>
        <table:table-row table:style-name="ro1">
          <table:table-cell office:value-type="float" office:value="-0.0393845" calcext:value-type="float">
            <text:p>-0.0393845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-0.0464623" calcext:value-type="float">
            <text:p>-0.0464623</text:p>
          </table:table-cell>
          <table:table-cell office:value-type="float" office:value="3014.53" calcext:value-type="float">
            <text:p>3014.53</text:p>
          </table:table-cell>
        </table:table-row>
        <table:table-row table:style-name="ro1">
          <table:table-cell office:value-type="float" office:value="-0.0538149" calcext:value-type="float">
            <text:p>-0.0538149</text:p>
          </table:table-cell>
          <table:table-cell office:value-type="float" office:value="3016.07" calcext:value-type="float">
            <text:p>3016.07</text:p>
          </table:table-cell>
        </table:table-row>
        <table:table-row table:style-name="ro1">
          <table:table-cell office:value-type="float" office:value="-0.0609825" calcext:value-type="float">
            <text:p>-0.0609825</text:p>
          </table:table-cell>
          <table:table-cell office:value-type="float" office:value="3017.6" calcext:value-type="float">
            <text:p>3017.6</text:p>
          </table:table-cell>
        </table:table-row>
        <table:table-row table:style-name="ro1">
          <table:table-cell office:value-type="float" office:value="-0.0680182" calcext:value-type="float">
            <text:p>-0.0680182</text:p>
          </table:table-cell>
          <table:table-cell office:value-type="float" office:value="3019.13" calcext:value-type="float">
            <text:p>3019.13</text:p>
          </table:table-cell>
        </table:table-row>
        <table:table-row table:style-name="ro1">
          <table:table-cell office:value-type="float" office:value="-0.074784" calcext:value-type="float">
            <text:p>-0.074784</text:p>
          </table:table-cell>
          <table:table-cell office:value-type="float" office:value="3020.67" calcext:value-type="float">
            <text:p>3020.67</text:p>
          </table:table-cell>
        </table:table-row>
        <table:table-row table:style-name="ro1">
          <table:table-cell office:value-type="float" office:value="-0.0810007" calcext:value-type="float">
            <text:p>-0.0810007</text:p>
          </table:table-cell>
          <table:table-cell office:value-type="float" office:value="3022.2" calcext:value-type="float">
            <text:p>3022.2</text:p>
          </table:table-cell>
        </table:table-row>
        <table:table-row table:style-name="ro1">
          <table:table-cell office:value-type="float" office:value="-0.0868996" calcext:value-type="float">
            <text:p>-0.0868996</text:p>
          </table:table-cell>
          <table:table-cell office:value-type="float" office:value="3023.73" calcext:value-type="float">
            <text:p>3023.73</text:p>
          </table:table-cell>
        </table:table-row>
        <table:table-row table:style-name="ro1">
          <table:table-cell office:value-type="float" office:value="-0.0921654" calcext:value-type="float">
            <text:p>-0.0921654</text:p>
          </table:table-cell>
          <table:table-cell office:value-type="float" office:value="3025.27" calcext:value-type="float">
            <text:p>3025.27</text:p>
          </table:table-cell>
        </table:table-row>
        <table:table-row table:style-name="ro1">
          <table:table-cell office:value-type="float" office:value="-0.0968545" calcext:value-type="float">
            <text:p>-0.0968545</text:p>
          </table:table-cell>
          <table:table-cell office:value-type="float" office:value="3026.8" calcext:value-type="float">
            <text:p>3026.8</text:p>
          </table:table-cell>
        </table:table-row>
        <table:table-row table:style-name="ro1">
          <table:table-cell office:value-type="float" office:value="-0.101027" calcext:value-type="float">
            <text:p>-0.101027</text:p>
          </table:table-cell>
          <table:table-cell office:value-type="float" office:value="3028.33" calcext:value-type="float">
            <text:p>3028.33</text:p>
          </table:table-cell>
        </table:table-row>
        <table:table-row table:style-name="ro1">
          <table:table-cell office:value-type="float" office:value="-0.104327" calcext:value-type="float">
            <text:p>-0.104327</text:p>
          </table:table-cell>
          <table:table-cell office:value-type="float" office:value="3029.87" calcext:value-type="float">
            <text:p>3029.87</text:p>
          </table:table-cell>
        </table:table-row>
        <table:table-row table:style-name="ro1">
          <table:table-cell office:value-type="float" office:value="-0.10695" calcext:value-type="float">
            <text:p>-0.10695</text:p>
          </table:table-cell>
          <table:table-cell office:value-type="float" office:value="3031.4" calcext:value-type="float">
            <text:p>3031.4</text:p>
          </table:table-cell>
        </table:table-row>
        <table:table-row table:style-name="ro1">
          <table:table-cell office:value-type="float" office:value="-0.108605" calcext:value-type="float">
            <text:p>-0.108605</text:p>
          </table:table-cell>
          <table:table-cell office:value-type="float" office:value="3032.93" calcext:value-type="float">
            <text:p>3032.93</text:p>
          </table:table-cell>
        </table:table-row>
        <table:table-row table:style-name="ro1">
          <table:table-cell office:value-type="float" office:value="-0.109149" calcext:value-type="float">
            <text:p>-0.109149</text:p>
          </table:table-cell>
          <table:table-cell office:value-type="float" office:value="3034.47" calcext:value-type="float">
            <text:p>3034.47</text:p>
          </table:table-cell>
        </table:table-row>
        <table:table-row table:style-name="ro1">
          <table:table-cell office:value-type="float" office:value="-0.108726" calcext:value-type="float">
            <text:p>-0.108726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-0.107009" calcext:value-type="float">
            <text:p>-0.107009</text:p>
          </table:table-cell>
          <table:table-cell office:value-type="float" office:value="3037.53" calcext:value-type="float">
            <text:p>3037.53</text:p>
          </table:table-cell>
        </table:table-row>
        <table:table-row table:style-name="ro1">
          <table:table-cell office:value-type="float" office:value="-0.104282" calcext:value-type="float">
            <text:p>-0.104282</text:p>
          </table:table-cell>
          <table:table-cell office:value-type="float" office:value="3039.07" calcext:value-type="float">
            <text:p>3039.07</text:p>
          </table:table-cell>
        </table:table-row>
        <table:table-row table:style-name="ro1">
          <table:table-cell office:value-type="float" office:value="-0.100598" calcext:value-type="float">
            <text:p>-0.100598</text:p>
          </table:table-cell>
          <table:table-cell office:value-type="float" office:value="3040.6" calcext:value-type="float">
            <text:p>3040.6</text:p>
          </table:table-cell>
        </table:table-row>
        <table:table-row table:style-name="ro1">
          <table:table-cell office:value-type="float" office:value="-0.0959652" calcext:value-type="float">
            <text:p>-0.0959652</text:p>
          </table:table-cell>
          <table:table-cell office:value-type="float" office:value="3042.13" calcext:value-type="float">
            <text:p>3042.13</text:p>
          </table:table-cell>
        </table:table-row>
        <table:table-row table:style-name="ro1">
          <table:table-cell office:value-type="float" office:value="-0.0908585" calcext:value-type="float">
            <text:p>-0.0908585</text:p>
          </table:table-cell>
          <table:table-cell office:value-type="float" office:value="3043.67" calcext:value-type="float">
            <text:p>3043.67</text:p>
          </table:table-cell>
        </table:table-row>
        <table:table-row table:style-name="ro1">
          <table:table-cell office:value-type="float" office:value="-0.085157" calcext:value-type="float">
            <text:p>-0.085157</text:p>
          </table:table-cell>
          <table:table-cell office:value-type="float" office:value="3045.2" calcext:value-type="float">
            <text:p>3045.2</text:p>
          </table:table-cell>
        </table:table-row>
        <table:table-row table:style-name="ro1">
          <table:table-cell office:value-type="float" office:value="-0.0791222" calcext:value-type="float">
            <text:p>-0.0791222</text:p>
          </table:table-cell>
          <table:table-cell office:value-type="float" office:value="3046.73" calcext:value-type="float">
            <text:p>3046.73</text:p>
          </table:table-cell>
        </table:table-row>
        <table:table-row table:style-name="ro1">
          <table:table-cell office:value-type="float" office:value="-0.0729098" calcext:value-type="float">
            <text:p>-0.0729098</text:p>
          </table:table-cell>
          <table:table-cell office:value-type="float" office:value="3048.27" calcext:value-type="float">
            <text:p>3048.27</text:p>
          </table:table-cell>
        </table:table-row>
        <table:table-row table:style-name="ro1">
          <table:table-cell office:value-type="float" office:value="-0.066285" calcext:value-type="float">
            <text:p>-0.066285</text:p>
          </table:table-cell>
          <table:table-cell office:value-type="float" office:value="3049.8" calcext:value-type="float">
            <text:p>3049.8</text:p>
          </table:table-cell>
        </table:table-row>
        <table:table-row table:style-name="ro1">
          <table:table-cell office:value-type="float" office:value="-0.0595566" calcext:value-type="float">
            <text:p>-0.0595566</text:p>
          </table:table-cell>
          <table:table-cell office:value-type="float" office:value="3051.33" calcext:value-type="float">
            <text:p>3051.33</text:p>
          </table:table-cell>
        </table:table-row>
        <table:table-row table:style-name="ro1">
          <table:table-cell office:value-type="float" office:value="-0.0525436" calcext:value-type="float">
            <text:p>-0.0525436</text:p>
          </table:table-cell>
          <table:table-cell office:value-type="float" office:value="3052.87" calcext:value-type="float">
            <text:p>3052.87</text:p>
          </table:table-cell>
        </table:table-row>
        <table:table-row table:style-name="ro1">
          <table:table-cell office:value-type="float" office:value="-0.0453099" calcext:value-type="float">
            <text:p>-0.0453099</text:p>
          </table:table-cell>
          <table:table-cell office:value-type="float" office:value="3054.4" calcext:value-type="float">
            <text:p>3054.4</text:p>
          </table:table-cell>
        </table:table-row>
        <table:table-row table:style-name="ro1">
          <table:table-cell office:value-type="float" office:value="-0.0381843" calcext:value-type="float">
            <text:p>-0.0381843</text:p>
          </table:table-cell>
          <table:table-cell office:value-type="float" office:value="3055.93" calcext:value-type="float">
            <text:p>3055.93</text:p>
          </table:table-cell>
        </table:table-row>
        <table:table-row table:style-name="ro1">
          <table:table-cell office:value-type="float" office:value="-0.031075" calcext:value-type="float">
            <text:p>-0.031075</text:p>
          </table:table-cell>
          <table:table-cell office:value-type="float" office:value="3057.47" calcext:value-type="float">
            <text:p>3057.47</text:p>
          </table:table-cell>
        </table:table-row>
        <table:table-row table:style-name="ro1">
          <table:table-cell office:value-type="float" office:value="-0.0244748" calcext:value-type="float">
            <text:p>-0.0244748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-0.0185393" calcext:value-type="float">
            <text:p>-0.0185393</text:p>
          </table:table-cell>
          <table:table-cell office:value-type="float" office:value="3060.53" calcext:value-type="float">
            <text:p>3060.53</text:p>
          </table:table-cell>
        </table:table-row>
        <table:table-row table:style-name="ro1">
          <table:table-cell office:value-type="float" office:value="-0.013363" calcext:value-type="float">
            <text:p>-0.013363</text:p>
          </table:table-cell>
          <table:table-cell office:value-type="float" office:value="3062.07" calcext:value-type="float">
            <text:p>3062.07</text:p>
          </table:table-cell>
        </table:table-row>
        <table:table-row table:style-name="ro1">
          <table:table-cell office:value-type="float" office:value="-0.00933571" calcext:value-type="float">
            <text:p>-0.00933571</text:p>
          </table:table-cell>
          <table:table-cell office:value-type="float" office:value="3063.6" calcext:value-type="float">
            <text:p>3063.6</text:p>
          </table:table-cell>
        </table:table-row>
        <table:table-row table:style-name="ro1">
          <table:table-cell office:value-type="float" office:value="-0.00620128" calcext:value-type="float">
            <text:p>-0.00620128</text:p>
          </table:table-cell>
          <table:table-cell office:value-type="float" office:value="3065.13" calcext:value-type="float">
            <text:p>3065.13</text:p>
          </table:table-cell>
        </table:table-row>
        <table:table-row table:style-name="ro1">
          <table:table-cell office:value-type="float" office:value="-0.00408847" calcext:value-type="float">
            <text:p>-0.00408847</text:p>
          </table:table-cell>
          <table:table-cell office:value-type="float" office:value="3066.67" calcext:value-type="float">
            <text:p>3066.67</text:p>
          </table:table-cell>
        </table:table-row>
        <table:table-row table:style-name="ro1">
          <table:table-cell office:value-type="float" office:value="-0.00292311" calcext:value-type="float">
            <text:p>-0.00292311</text:p>
          </table:table-cell>
          <table:table-cell office:value-type="float" office:value="3068.2" calcext:value-type="float">
            <text:p>3068.2</text:p>
          </table:table-cell>
        </table:table-row>
        <table:table-row table:style-name="ro1">
          <table:table-cell office:value-type="float" office:value="-0.00237587" calcext:value-type="float">
            <text:p>-0.00237587</text:p>
          </table:table-cell>
          <table:table-cell office:value-type="float" office:value="3069.73" calcext:value-type="float">
            <text:p>3069.73</text:p>
          </table:table-cell>
        </table:table-row>
        <table:table-row table:style-name="ro1">
          <table:table-cell office:value-type="float" office:value="-0.00268495" calcext:value-type="float">
            <text:p>-0.00268495</text:p>
          </table:table-cell>
          <table:table-cell office:value-type="float" office:value="3071.27" calcext:value-type="float">
            <text:p>3071.27</text:p>
          </table:table-cell>
        </table:table-row>
        <table:table-row table:style-name="ro1">
          <table:table-cell office:value-type="float" office:value="-0.00360727" calcext:value-type="float">
            <text:p>-0.00360727</text:p>
          </table:table-cell>
          <table:table-cell office:value-type="float" office:value="3072.8" calcext:value-type="float">
            <text:p>3072.8</text:p>
          </table:table-cell>
        </table:table-row>
        <table:table-row table:style-name="ro1">
          <table:table-cell office:value-type="float" office:value="-0.00525412" calcext:value-type="float">
            <text:p>-0.00525412</text:p>
          </table:table-cell>
          <table:table-cell office:value-type="float" office:value="3074.33" calcext:value-type="float">
            <text:p>3074.33</text:p>
          </table:table-cell>
        </table:table-row>
        <table:table-row table:style-name="ro1">
          <table:table-cell office:value-type="float" office:value="-0.00789097" calcext:value-type="float">
            <text:p>-0.00789097</text:p>
          </table:table-cell>
          <table:table-cell office:value-type="float" office:value="3075.87" calcext:value-type="float">
            <text:p>3075.87</text:p>
          </table:table-cell>
        </table:table-row>
        <table:table-row table:style-name="ro1">
          <table:table-cell office:value-type="float" office:value="-0.0113394" calcext:value-type="float">
            <text:p>-0.0113394</text:p>
          </table:table-cell>
          <table:table-cell office:value-type="float" office:value="3077.4" calcext:value-type="float">
            <text:p>3077.4</text:p>
          </table:table-cell>
        </table:table-row>
        <table:table-row table:style-name="ro1">
          <table:table-cell office:value-type="float" office:value="-0.0159304" calcext:value-type="float">
            <text:p>-0.0159304</text:p>
          </table:table-cell>
          <table:table-cell office:value-type="float" office:value="3078.93" calcext:value-type="float">
            <text:p>3078.93</text:p>
          </table:table-cell>
        </table:table-row>
        <table:table-row table:style-name="ro1">
          <table:table-cell office:value-type="float" office:value="-0.0215048" calcext:value-type="float">
            <text:p>-0.0215048</text:p>
          </table:table-cell>
          <table:table-cell office:value-type="float" office:value="3080.47" calcext:value-type="float">
            <text:p>3080.47</text:p>
          </table:table-cell>
        </table:table-row>
        <table:table-row table:style-name="ro1">
          <table:table-cell office:value-type="float" office:value="-0.0278586" calcext:value-type="float">
            <text:p>-0.027858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-0.034999" calcext:value-type="float">
            <text:p>-0.034999</text:p>
          </table:table-cell>
          <table:table-cell office:value-type="float" office:value="3083.53" calcext:value-type="float">
            <text:p>3083.53</text:p>
          </table:table-cell>
        </table:table-row>
        <table:table-row table:style-name="ro1">
          <table:table-cell office:value-type="float" office:value="-0.0423411" calcext:value-type="float">
            <text:p>-0.0423411</text:p>
          </table:table-cell>
          <table:table-cell office:value-type="float" office:value="3085.07" calcext:value-type="float">
            <text:p>3085.07</text:p>
          </table:table-cell>
        </table:table-row>
        <table:table-row table:style-name="ro1">
          <table:table-cell office:value-type="float" office:value="-0.0498059" calcext:value-type="float">
            <text:p>-0.0498059</text:p>
          </table:table-cell>
          <table:table-cell office:value-type="float" office:value="3086.6" calcext:value-type="float">
            <text:p>3086.6</text:p>
          </table:table-cell>
        </table:table-row>
        <table:table-row table:style-name="ro1">
          <table:table-cell office:value-type="float" office:value="-0.0571251" calcext:value-type="float">
            <text:p>-0.0571251</text:p>
          </table:table-cell>
          <table:table-cell office:value-type="float" office:value="3088.13" calcext:value-type="float">
            <text:p>3088.13</text:p>
          </table:table-cell>
        </table:table-row>
        <table:table-row table:style-name="ro1">
          <table:table-cell office:value-type="float" office:value="-0.0639528" calcext:value-type="float">
            <text:p>-0.0639528</text:p>
          </table:table-cell>
          <table:table-cell office:value-type="float" office:value="3089.67" calcext:value-type="float">
            <text:p>3089.67</text:p>
          </table:table-cell>
        </table:table-row>
        <table:table-row table:style-name="ro1">
          <table:table-cell office:value-type="float" office:value="-0.0705334" calcext:value-type="float">
            <text:p>-0.0705334</text:p>
          </table:table-cell>
          <table:table-cell office:value-type="float" office:value="3091.2" calcext:value-type="float">
            <text:p>3091.2</text:p>
          </table:table-cell>
        </table:table-row>
        <table:table-row table:style-name="ro1">
          <table:table-cell office:value-type="float" office:value="-0.0766153" calcext:value-type="float">
            <text:p>-0.0766153</text:p>
          </table:table-cell>
          <table:table-cell office:value-type="float" office:value="3092.73" calcext:value-type="float">
            <text:p>3092.73</text:p>
          </table:table-cell>
        </table:table-row>
        <table:table-row table:style-name="ro1">
          <table:table-cell office:value-type="float" office:value="-0.082356" calcext:value-type="float">
            <text:p>-0.082356</text:p>
          </table:table-cell>
          <table:table-cell office:value-type="float" office:value="3094.27" calcext:value-type="float">
            <text:p>3094.27</text:p>
          </table:table-cell>
        </table:table-row>
        <table:table-row table:style-name="ro1">
          <table:table-cell office:value-type="float" office:value="-0.0879227" calcext:value-type="float">
            <text:p>-0.0879227</text:p>
          </table:table-cell>
          <table:table-cell office:value-type="float" office:value="3095.8" calcext:value-type="float">
            <text:p>3095.8</text:p>
          </table:table-cell>
        </table:table-row>
        <table:table-row table:style-name="ro1">
          <table:table-cell office:value-type="float" office:value="-0.0930232" calcext:value-type="float">
            <text:p>-0.0930232</text:p>
          </table:table-cell>
          <table:table-cell office:value-type="float" office:value="3097.33" calcext:value-type="float">
            <text:p>3097.33</text:p>
          </table:table-cell>
        </table:table-row>
        <table:table-row table:style-name="ro1">
          <table:table-cell office:value-type="float" office:value="-0.0978512" calcext:value-type="float">
            <text:p>-0.0978512</text:p>
          </table:table-cell>
          <table:table-cell office:value-type="float" office:value="3098.87" calcext:value-type="float">
            <text:p>3098.87</text:p>
          </table:table-cell>
        </table:table-row>
        <table:table-row table:style-name="ro1">
          <table:table-cell office:value-type="float" office:value="-0.102053" calcext:value-type="float">
            <text:p>-0.102053</text:p>
          </table:table-cell>
          <table:table-cell office:value-type="float" office:value="3100.4" calcext:value-type="float">
            <text:p>3100.4</text:p>
          </table:table-cell>
        </table:table-row>
        <table:table-row table:style-name="ro1">
          <table:table-cell office:value-type="float" office:value="-0.105364" calcext:value-type="float">
            <text:p>-0.105364</text:p>
          </table:table-cell>
          <table:table-cell office:value-type="float" office:value="3101.93" calcext:value-type="float">
            <text:p>3101.93</text:p>
          </table:table-cell>
        </table:table-row>
        <table:table-row table:style-name="ro1">
          <table:table-cell office:value-type="float" office:value="-0.107773" calcext:value-type="float">
            <text:p>-0.107773</text:p>
          </table:table-cell>
          <table:table-cell office:value-type="float" office:value="3103.47" calcext:value-type="float">
            <text:p>3103.47</text:p>
          </table:table-cell>
        </table:table-row>
        <table:table-row table:style-name="ro1">
          <table:table-cell office:value-type="float" office:value="-0.108808" calcext:value-type="float">
            <text:p>-0.108808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-0.10864" calcext:value-type="float">
            <text:p>-0.10864</text:p>
          </table:table-cell>
          <table:table-cell office:value-type="float" office:value="3106.53" calcext:value-type="float">
            <text:p>3106.53</text:p>
          </table:table-cell>
        </table:table-row>
        <table:table-row table:style-name="ro1">
          <table:table-cell office:value-type="float" office:value="-0.107266" calcext:value-type="float">
            <text:p>-0.107266</text:p>
          </table:table-cell>
          <table:table-cell office:value-type="float" office:value="3108.07" calcext:value-type="float">
            <text:p>3108.07</text:p>
          </table:table-cell>
        </table:table-row>
        <table:table-row table:style-name="ro1">
          <table:table-cell office:value-type="float" office:value="-0.104685" calcext:value-type="float">
            <text:p>-0.104685</text:p>
          </table:table-cell>
          <table:table-cell office:value-type="float" office:value="3109.6" calcext:value-type="float">
            <text:p>3109.6</text:p>
          </table:table-cell>
        </table:table-row>
        <table:table-row table:style-name="ro1">
          <table:table-cell office:value-type="float" office:value="-0.101408" calcext:value-type="float">
            <text:p>-0.101408</text:p>
          </table:table-cell>
          <table:table-cell office:value-type="float" office:value="3111.13" calcext:value-type="float">
            <text:p>3111.13</text:p>
          </table:table-cell>
        </table:table-row>
        <table:table-row table:style-name="ro1">
          <table:table-cell office:value-type="float" office:value="-0.0973771" calcext:value-type="float">
            <text:p>-0.0973771</text:p>
          </table:table-cell>
          <table:table-cell office:value-type="float" office:value="3112.67" calcext:value-type="float">
            <text:p>3112.67</text:p>
          </table:table-cell>
        </table:table-row>
        <table:table-row table:style-name="ro1">
          <table:table-cell office:value-type="float" office:value="-0.0928903" calcext:value-type="float">
            <text:p>-0.0928903</text:p>
          </table:table-cell>
          <table:table-cell office:value-type="float" office:value="3114.2" calcext:value-type="float">
            <text:p>3114.2</text:p>
          </table:table-cell>
        </table:table-row>
        <table:table-row table:style-name="ro1">
          <table:table-cell office:value-type="float" office:value="-0.0881163" calcext:value-type="float">
            <text:p>-0.0881163</text:p>
          </table:table-cell>
          <table:table-cell office:value-type="float" office:value="3115.73" calcext:value-type="float">
            <text:p>3115.73</text:p>
          </table:table-cell>
        </table:table-row>
        <table:table-row table:style-name="ro1">
          <table:table-cell office:value-type="float" office:value="-0.0827989" calcext:value-type="float">
            <text:p>-0.0827989</text:p>
          </table:table-cell>
          <table:table-cell office:value-type="float" office:value="3117.27" calcext:value-type="float">
            <text:p>3117.27</text:p>
          </table:table-cell>
        </table:table-row>
        <table:table-row table:style-name="ro1">
          <table:table-cell office:value-type="float" office:value="-0.0771652" calcext:value-type="float">
            <text:p>-0.0771652</text:p>
          </table:table-cell>
          <table:table-cell office:value-type="float" office:value="3118.8" calcext:value-type="float">
            <text:p>3118.8</text:p>
          </table:table-cell>
        </table:table-row>
        <table:table-row table:style-name="ro1">
          <table:table-cell office:value-type="float" office:value="-0.0709408" calcext:value-type="float">
            <text:p>-0.0709408</text:p>
          </table:table-cell>
          <table:table-cell office:value-type="float" office:value="3120.33" calcext:value-type="float">
            <text:p>3120.33</text:p>
          </table:table-cell>
        </table:table-row>
        <table:table-row table:style-name="ro1">
          <table:table-cell office:value-type="float" office:value="-0.064103" calcext:value-type="float">
            <text:p>-0.064103</text:p>
          </table:table-cell>
          <table:table-cell office:value-type="float" office:value="3121.87" calcext:value-type="float">
            <text:p>3121.87</text:p>
          </table:table-cell>
        </table:table-row>
        <table:table-row table:style-name="ro1">
          <table:table-cell office:value-type="float" office:value="-0.0568967" calcext:value-type="float">
            <text:p>-0.0568967</text:p>
          </table:table-cell>
          <table:table-cell office:value-type="float" office:value="3123.4" calcext:value-type="float">
            <text:p>3123.4</text:p>
          </table:table-cell>
        </table:table-row>
        <table:table-row table:style-name="ro1">
          <table:table-cell office:value-type="float" office:value="-0.0492074" calcext:value-type="float">
            <text:p>-0.0492074</text:p>
          </table:table-cell>
          <table:table-cell office:value-type="float" office:value="3124.93" calcext:value-type="float">
            <text:p>3124.93</text:p>
          </table:table-cell>
        </table:table-row>
        <table:table-row table:style-name="ro1">
          <table:table-cell office:value-type="float" office:value="-0.0415642" calcext:value-type="float">
            <text:p>-0.0415642</text:p>
          </table:table-cell>
          <table:table-cell office:value-type="float" office:value="3126.47" calcext:value-type="float">
            <text:p>3126.47</text:p>
          </table:table-cell>
        </table:table-row>
        <table:table-row table:style-name="ro1">
          <table:table-cell office:value-type="float" office:value="-0.0341856" calcext:value-type="float">
            <text:p>-0.0341856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-0.0272744" calcext:value-type="float">
            <text:p>-0.0272744</text:p>
          </table:table-cell>
          <table:table-cell office:value-type="float" office:value="3129.53" calcext:value-type="float">
            <text:p>3129.53</text:p>
          </table:table-cell>
        </table:table-row>
        <table:table-row table:style-name="ro1">
          <table:table-cell office:value-type="float" office:value="-0.0213428" calcext:value-type="float">
            <text:p>-0.0213428</text:p>
          </table:table-cell>
          <table:table-cell office:value-type="float" office:value="3131.07" calcext:value-type="float">
            <text:p>3131.07</text:p>
          </table:table-cell>
        </table:table-row>
        <table:table-row table:style-name="ro1">
          <table:table-cell office:value-type="float" office:value="-0.0162233" calcext:value-type="float">
            <text:p>-0.0162233</text:p>
          </table:table-cell>
          <table:table-cell office:value-type="float" office:value="3132.6" calcext:value-type="float">
            <text:p>3132.6</text:p>
          </table:table-cell>
        </table:table-row>
        <table:table-row table:style-name="ro1">
          <table:table-cell office:value-type="float" office:value="-0.0121064" calcext:value-type="float">
            <text:p>-0.0121064</text:p>
          </table:table-cell>
          <table:table-cell office:value-type="float" office:value="3134.13" calcext:value-type="float">
            <text:p>3134.13</text:p>
          </table:table-cell>
        </table:table-row>
        <table:table-row table:style-name="ro1">
          <table:table-cell office:value-type="float" office:value="-0.00894703" calcext:value-type="float">
            <text:p>-0.00894703</text:p>
          </table:table-cell>
          <table:table-cell office:value-type="float" office:value="3135.67" calcext:value-type="float">
            <text:p>3135.67</text:p>
          </table:table-cell>
        </table:table-row>
        <table:table-row table:style-name="ro1">
          <table:table-cell office:value-type="float" office:value="-0.00639497" calcext:value-type="float">
            <text:p>-0.00639497</text:p>
          </table:table-cell>
          <table:table-cell office:value-type="float" office:value="3137.2" calcext:value-type="float">
            <text:p>3137.2</text:p>
          </table:table-cell>
        </table:table-row>
        <table:table-row table:style-name="ro1">
          <table:table-cell office:value-type="float" office:value="-0.0046452" calcext:value-type="float">
            <text:p>-0.0046452</text:p>
          </table:table-cell>
          <table:table-cell office:value-type="float" office:value="3138.73" calcext:value-type="float">
            <text:p>3138.73</text:p>
          </table:table-cell>
        </table:table-row>
        <table:table-row table:style-name="ro1">
          <table:table-cell office:value-type="float" office:value="-0.00342242" calcext:value-type="float">
            <text:p>-0.00342242</text:p>
          </table:table-cell>
          <table:table-cell office:value-type="float" office:value="3140.27" calcext:value-type="float">
            <text:p>3140.27</text:p>
          </table:table-cell>
        </table:table-row>
        <table:table-row table:style-name="ro1">
          <table:table-cell office:value-type="float" office:value="-0.0028162" calcext:value-type="float">
            <text:p>-0.0028162</text:p>
          </table:table-cell>
          <table:table-cell office:value-type="float" office:value="3141.8" calcext:value-type="float">
            <text:p>3141.8</text:p>
          </table:table-cell>
        </table:table-row>
        <table:table-row table:style-name="ro1">
          <table:table-cell office:value-type="float" office:value="-0.00309747" calcext:value-type="float">
            <text:p>-0.00309747</text:p>
          </table:table-cell>
          <table:table-cell office:value-type="float" office:value="3143.33" calcext:value-type="float">
            <text:p>3143.33</text:p>
          </table:table-cell>
        </table:table-row>
        <table:table-row table:style-name="ro1">
          <table:table-cell office:value-type="float" office:value="-0.00414619" calcext:value-type="float">
            <text:p>-0.00414619</text:p>
          </table:table-cell>
          <table:table-cell office:value-type="float" office:value="3144.87" calcext:value-type="float">
            <text:p>3144.87</text:p>
          </table:table-cell>
        </table:table-row>
        <table:table-row table:style-name="ro1">
          <table:table-cell office:value-type="float" office:value="-0.00638161" calcext:value-type="float">
            <text:p>-0.00638161</text:p>
          </table:table-cell>
          <table:table-cell office:value-type="float" office:value="3146.4" calcext:value-type="float">
            <text:p>3146.4</text:p>
          </table:table-cell>
        </table:table-row>
        <table:table-row table:style-name="ro1">
          <table:table-cell office:value-type="float" office:value="-0.00974194" calcext:value-type="float">
            <text:p>-0.00974194</text:p>
          </table:table-cell>
          <table:table-cell office:value-type="float" office:value="3147.93" calcext:value-type="float">
            <text:p>3147.93</text:p>
          </table:table-cell>
        </table:table-row>
        <table:table-row table:style-name="ro1">
          <table:table-cell office:value-type="float" office:value="-0.0141365" calcext:value-type="float">
            <text:p>-0.0141365</text:p>
          </table:table-cell>
          <table:table-cell office:value-type="float" office:value="3149.47" calcext:value-type="float">
            <text:p>3149.47</text:p>
          </table:table-cell>
        </table:table-row>
        <table:table-row table:style-name="ro1">
          <table:table-cell office:value-type="float" office:value="-0.0196706" calcext:value-type="float">
            <text:p>-0.0196706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-0.0258093" calcext:value-type="float">
            <text:p>-0.0258093</text:p>
          </table:table-cell>
          <table:table-cell office:value-type="float" office:value="3152.53" calcext:value-type="float">
            <text:p>3152.53</text:p>
          </table:table-cell>
        </table:table-row>
        <table:table-row table:style-name="ro1">
          <table:table-cell office:value-type="float" office:value="-0.0324985" calcext:value-type="float">
            <text:p>-0.0324985</text:p>
          </table:table-cell>
          <table:table-cell office:value-type="float" office:value="3154.07" calcext:value-type="float">
            <text:p>3154.07</text:p>
          </table:table-cell>
        </table:table-row>
        <table:table-row table:style-name="ro1">
          <table:table-cell office:value-type="float" office:value="-0.0394646" calcext:value-type="float">
            <text:p>-0.0394646</text:p>
          </table:table-cell>
          <table:table-cell office:value-type="float" office:value="3155.6" calcext:value-type="float">
            <text:p>3155.6</text:p>
          </table:table-cell>
        </table:table-row>
        <table:table-row table:style-name="ro1">
          <table:table-cell office:value-type="float" office:value="-0.0463069" calcext:value-type="float">
            <text:p>-0.0463069</text:p>
          </table:table-cell>
          <table:table-cell office:value-type="float" office:value="3157.13" calcext:value-type="float">
            <text:p>3157.13</text:p>
          </table:table-cell>
        </table:table-row>
        <table:table-row table:style-name="ro1">
          <table:table-cell office:value-type="float" office:value="-0.0532142" calcext:value-type="float">
            <text:p>-0.0532142</text:p>
          </table:table-cell>
          <table:table-cell office:value-type="float" office:value="3158.67" calcext:value-type="float">
            <text:p>3158.67</text:p>
          </table:table-cell>
        </table:table-row>
        <table:table-row table:style-name="ro1">
          <table:table-cell office:value-type="float" office:value="-0.0598878" calcext:value-type="float">
            <text:p>-0.0598878</text:p>
          </table:table-cell>
          <table:table-cell office:value-type="float" office:value="3160.2" calcext:value-type="float">
            <text:p>3160.2</text:p>
          </table:table-cell>
        </table:table-row>
        <table:table-row table:style-name="ro1">
          <table:table-cell office:value-type="float" office:value="-0.0664306" calcext:value-type="float">
            <text:p>-0.0664306</text:p>
          </table:table-cell>
          <table:table-cell office:value-type="float" office:value="3161.73" calcext:value-type="float">
            <text:p>3161.73</text:p>
          </table:table-cell>
        </table:table-row>
        <table:table-row table:style-name="ro1">
          <table:table-cell office:value-type="float" office:value="-0.0729935" calcext:value-type="float">
            <text:p>-0.0729935</text:p>
          </table:table-cell>
          <table:table-cell office:value-type="float" office:value="3163.27" calcext:value-type="float">
            <text:p>3163.27</text:p>
          </table:table-cell>
        </table:table-row>
        <table:table-row table:style-name="ro1">
          <table:table-cell office:value-type="float" office:value="-0.0792961" calcext:value-type="float">
            <text:p>-0.0792961</text:p>
          </table:table-cell>
          <table:table-cell office:value-type="float" office:value="3164.8" calcext:value-type="float">
            <text:p>3164.8</text:p>
          </table:table-cell>
        </table:table-row>
        <table:table-row table:style-name="ro1">
          <table:table-cell office:value-type="float" office:value="-0.0855453" calcext:value-type="float">
            <text:p>-0.0855453</text:p>
          </table:table-cell>
          <table:table-cell office:value-type="float" office:value="3166.33" calcext:value-type="float">
            <text:p>3166.33</text:p>
          </table:table-cell>
        </table:table-row>
        <table:table-row table:style-name="ro1">
          <table:table-cell office:value-type="float" office:value="-0.0914207" calcext:value-type="float">
            <text:p>-0.0914207</text:p>
          </table:table-cell>
          <table:table-cell office:value-type="float" office:value="3167.87" calcext:value-type="float">
            <text:p>3167.87</text:p>
          </table:table-cell>
        </table:table-row>
        <table:table-row table:style-name="ro1">
          <table:table-cell office:value-type="float" office:value="-0.0966764" calcext:value-type="float">
            <text:p>-0.0966764</text:p>
          </table:table-cell>
          <table:table-cell office:value-type="float" office:value="3169.4" calcext:value-type="float">
            <text:p>3169.4</text:p>
          </table:table-cell>
        </table:table-row>
        <table:table-row table:style-name="ro1">
          <table:table-cell office:value-type="float" office:value="-0.101295" calcext:value-type="float">
            <text:p>-0.101295</text:p>
          </table:table-cell>
          <table:table-cell office:value-type="float" office:value="3170.93" calcext:value-type="float">
            <text:p>3170.93</text:p>
          </table:table-cell>
        </table:table-row>
        <table:table-row table:style-name="ro1">
          <table:table-cell office:value-type="float" office:value="-0.104765" calcext:value-type="float">
            <text:p>-0.104765</text:p>
          </table:table-cell>
          <table:table-cell office:value-type="float" office:value="3172.47" calcext:value-type="float">
            <text:p>3172.47</text:p>
          </table:table-cell>
        </table:table-row>
        <table:table-row table:style-name="ro1">
          <table:table-cell office:value-type="float" office:value="-0.107179" calcext:value-type="float">
            <text:p>-0.107179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-0.108433" calcext:value-type="float">
            <text:p>-0.108433</text:p>
          </table:table-cell>
          <table:table-cell office:value-type="float" office:value="3175.53" calcext:value-type="float">
            <text:p>3175.53</text:p>
          </table:table-cell>
        </table:table-row>
        <table:table-row table:style-name="ro1">
          <table:table-cell office:value-type="float" office:value="-0.10841" calcext:value-type="float">
            <text:p>-0.10841</text:p>
          </table:table-cell>
          <table:table-cell office:value-type="float" office:value="3177.07" calcext:value-type="float">
            <text:p>3177.07</text:p>
          </table:table-cell>
        </table:table-row>
        <table:table-row table:style-name="ro1">
          <table:table-cell office:value-type="float" office:value="-0.107509" calcext:value-type="float">
            <text:p>-0.107509</text:p>
          </table:table-cell>
          <table:table-cell office:value-type="float" office:value="3178.6" calcext:value-type="float">
            <text:p>3178.6</text:p>
          </table:table-cell>
        </table:table-row>
        <table:table-row table:style-name="ro1">
          <table:table-cell office:value-type="float" office:value="-0.105605" calcext:value-type="float">
            <text:p>-0.105605</text:p>
          </table:table-cell>
          <table:table-cell office:value-type="float" office:value="3180.13" calcext:value-type="float">
            <text:p>3180.13</text:p>
          </table:table-cell>
        </table:table-row>
        <table:table-row table:style-name="ro1">
          <table:table-cell office:value-type="float" office:value="-0.102964" calcext:value-type="float">
            <text:p>-0.102964</text:p>
          </table:table-cell>
          <table:table-cell office:value-type="float" office:value="3181.67" calcext:value-type="float">
            <text:p>3181.67</text:p>
          </table:table-cell>
        </table:table-row>
        <table:table-row table:style-name="ro1">
          <table:table-cell office:value-type="float" office:value="-0.0997591" calcext:value-type="float">
            <text:p>-0.0997591</text:p>
          </table:table-cell>
          <table:table-cell office:value-type="float" office:value="3183.2" calcext:value-type="float">
            <text:p>3183.2</text:p>
          </table:table-cell>
        </table:table-row>
        <table:table-row table:style-name="ro1">
          <table:table-cell office:value-type="float" office:value="-0.0957972" calcext:value-type="float">
            <text:p>-0.0957972</text:p>
          </table:table-cell>
          <table:table-cell office:value-type="float" office:value="3184.73" calcext:value-type="float">
            <text:p>3184.73</text:p>
          </table:table-cell>
        </table:table-row>
        <table:table-row table:style-name="ro1">
          <table:table-cell office:value-type="float" office:value="-0.0913668" calcext:value-type="float">
            <text:p>-0.0913668</text:p>
          </table:table-cell>
          <table:table-cell office:value-type="float" office:value="3186.27" calcext:value-type="float">
            <text:p>3186.27</text:p>
          </table:table-cell>
        </table:table-row>
        <table:table-row table:style-name="ro1">
          <table:table-cell office:value-type="float" office:value="-0.0862366" calcext:value-type="float">
            <text:p>-0.0862366</text:p>
          </table:table-cell>
          <table:table-cell office:value-type="float" office:value="3187.8" calcext:value-type="float">
            <text:p>3187.8</text:p>
          </table:table-cell>
        </table:table-row>
        <table:table-row table:style-name="ro1">
          <table:table-cell office:value-type="float" office:value="-0.0804089" calcext:value-type="float">
            <text:p>-0.0804089</text:p>
          </table:table-cell>
          <table:table-cell office:value-type="float" office:value="3189.33" calcext:value-type="float">
            <text:p>3189.33</text:p>
          </table:table-cell>
        </table:table-row>
        <table:table-row table:style-name="ro1">
          <table:table-cell office:value-type="float" office:value="-0.0740931" calcext:value-type="float">
            <text:p>-0.0740931</text:p>
          </table:table-cell>
          <table:table-cell office:value-type="float" office:value="3190.87" calcext:value-type="float">
            <text:p>3190.87</text:p>
          </table:table-cell>
        </table:table-row>
        <table:table-row table:style-name="ro1">
          <table:table-cell office:value-type="float" office:value="-0.0670785" calcext:value-type="float">
            <text:p>-0.0670785</text:p>
          </table:table-cell>
          <table:table-cell office:value-type="float" office:value="3192.4" calcext:value-type="float">
            <text:p>3192.4</text:p>
          </table:table-cell>
        </table:table-row>
        <table:table-row table:style-name="ro1">
          <table:table-cell office:value-type="float" office:value="-0.0597889" calcext:value-type="float">
            <text:p>-0.0597889</text:p>
          </table:table-cell>
          <table:table-cell office:value-type="float" office:value="3193.93" calcext:value-type="float">
            <text:p>3193.93</text:p>
          </table:table-cell>
        </table:table-row>
        <table:table-row table:style-name="ro1">
          <table:table-cell office:value-type="float" office:value="-0.0523308" calcext:value-type="float">
            <text:p>-0.0523308</text:p>
          </table:table-cell>
          <table:table-cell office:value-type="float" office:value="3195.47" calcext:value-type="float">
            <text:p>3195.47</text:p>
          </table:table-cell>
        </table:table-row>
        <table:table-row table:style-name="ro1">
          <table:table-cell office:value-type="float" office:value="-0.0448074" calcext:value-type="float">
            <text:p>-0.044807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-0.0377166" calcext:value-type="float">
            <text:p>-0.0377166</text:p>
          </table:table-cell>
          <table:table-cell office:value-type="float" office:value="3198.53" calcext:value-type="float">
            <text:p>3198.53</text:p>
          </table:table-cell>
        </table:table-row>
        <table:table-row table:style-name="ro1">
          <table:table-cell office:value-type="float" office:value="-0.0309416" calcext:value-type="float">
            <text:p>-0.0309416</text:p>
          </table:table-cell>
          <table:table-cell office:value-type="float" office:value="3200.07" calcext:value-type="float">
            <text:p>3200.07</text:p>
          </table:table-cell>
        </table:table-row>
        <table:table-row table:style-name="ro1">
          <table:table-cell office:value-type="float" office:value="-0.0247694" calcext:value-type="float">
            <text:p>-0.0247694</text:p>
          </table:table-cell>
          <table:table-cell office:value-type="float" office:value="3201.6" calcext:value-type="float">
            <text:p>3201.6</text:p>
          </table:table-cell>
        </table:table-row>
        <table:table-row table:style-name="ro1">
          <table:table-cell office:value-type="float" office:value="-0.0193194" calcext:value-type="float">
            <text:p>-0.0193194</text:p>
          </table:table-cell>
          <table:table-cell office:value-type="float" office:value="3203.13" calcext:value-type="float">
            <text:p>3203.13</text:p>
          </table:table-cell>
        </table:table-row>
        <table:table-row table:style-name="ro1">
          <table:table-cell office:value-type="float" office:value="-0.014398" calcext:value-type="float">
            <text:p>-0.014398</text:p>
          </table:table-cell>
          <table:table-cell office:value-type="float" office:value="3204.67" calcext:value-type="float">
            <text:p>3204.67</text:p>
          </table:table-cell>
        </table:table-row>
        <table:table-row table:style-name="ro1">
          <table:table-cell office:value-type="float" office:value="-0.0103166" calcext:value-type="float">
            <text:p>-0.0103166</text:p>
          </table:table-cell>
          <table:table-cell office:value-type="float" office:value="3206.2" calcext:value-type="float">
            <text:p>3206.2</text:p>
          </table:table-cell>
        </table:table-row>
        <table:table-row table:style-name="ro1">
          <table:table-cell office:value-type="float" office:value="-0.00687555" calcext:value-type="float">
            <text:p>-0.00687555</text:p>
          </table:table-cell>
          <table:table-cell office:value-type="float" office:value="3207.73" calcext:value-type="float">
            <text:p>3207.73</text:p>
          </table:table-cell>
        </table:table-row>
        <table:table-row table:style-name="ro1">
          <table:table-cell office:value-type="float" office:value="-0.00415996" calcext:value-type="float">
            <text:p>-0.00415996</text:p>
          </table:table-cell>
          <table:table-cell office:value-type="float" office:value="3209.27" calcext:value-type="float">
            <text:p>3209.27</text:p>
          </table:table-cell>
        </table:table-row>
        <table:table-row table:style-name="ro1">
          <table:table-cell office:value-type="float" office:value="-0.00238689" calcext:value-type="float">
            <text:p>-0.00238689</text:p>
          </table:table-cell>
          <table:table-cell office:value-type="float" office:value="3210.8" calcext:value-type="float">
            <text:p>3210.8</text:p>
          </table:table-cell>
        </table:table-row>
        <table:table-row table:style-name="ro1">
          <table:table-cell office:value-type="float" office:value="-0.00135239" calcext:value-type="float">
            <text:p>-0.00135239</text:p>
          </table:table-cell>
          <table:table-cell office:value-type="float" office:value="3212.33" calcext:value-type="float">
            <text:p>3212.33</text:p>
          </table:table-cell>
        </table:table-row>
        <table:table-row table:style-name="ro1">
          <table:table-cell office:value-type="float" office:value="-0.0014035" calcext:value-type="float">
            <text:p>-0.0014035</text:p>
          </table:table-cell>
          <table:table-cell office:value-type="float" office:value="3213.87" calcext:value-type="float">
            <text:p>3213.87</text:p>
          </table:table-cell>
        </table:table-row>
        <table:table-row table:style-name="ro1">
          <table:table-cell office:value-type="float" office:value="-0.00246373" calcext:value-type="float">
            <text:p>-0.00246373</text:p>
          </table:table-cell>
          <table:table-cell office:value-type="float" office:value="3215.4" calcext:value-type="float">
            <text:p>3215.4</text:p>
          </table:table-cell>
        </table:table-row>
        <table:table-row table:style-name="ro1">
          <table:table-cell office:value-type="float" office:value="-0.00446945" calcext:value-type="float">
            <text:p>-0.00446945</text:p>
          </table:table-cell>
          <table:table-cell office:value-type="float" office:value="3216.93" calcext:value-type="float">
            <text:p>3216.93</text:p>
          </table:table-cell>
        </table:table-row>
        <table:table-row table:style-name="ro1">
          <table:table-cell office:value-type="float" office:value="-0.00764362" calcext:value-type="float">
            <text:p>-0.00764362</text:p>
          </table:table-cell>
          <table:table-cell office:value-type="float" office:value="3218.47" calcext:value-type="float">
            <text:p>3218.47</text:p>
          </table:table-cell>
        </table:table-row>
        <table:table-row table:style-name="ro1">
          <table:table-cell office:value-type="float" office:value="-0.0116143" calcext:value-type="float">
            <text:p>-0.0116143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-0.0164656" calcext:value-type="float">
            <text:p>-0.0164656</text:p>
          </table:table-cell>
          <table:table-cell office:value-type="float" office:value="3221.53" calcext:value-type="float">
            <text:p>3221.53</text:p>
          </table:table-cell>
        </table:table-row>
        <table:table-row table:style-name="ro1">
          <table:table-cell office:value-type="float" office:value="-0.0220741" calcext:value-type="float">
            <text:p>-0.0220741</text:p>
          </table:table-cell>
          <table:table-cell office:value-type="float" office:value="3223.07" calcext:value-type="float">
            <text:p>3223.07</text:p>
          </table:table-cell>
        </table:table-row>
        <table:table-row table:style-name="ro1">
          <table:table-cell office:value-type="float" office:value="-0.0281032" calcext:value-type="float">
            <text:p>-0.0281032</text:p>
          </table:table-cell>
          <table:table-cell office:value-type="float" office:value="3224.6" calcext:value-type="float">
            <text:p>3224.6</text:p>
          </table:table-cell>
        </table:table-row>
        <table:table-row table:style-name="ro1">
          <table:table-cell office:value-type="float" office:value="-0.0347038" calcext:value-type="float">
            <text:p>-0.0347038</text:p>
          </table:table-cell>
          <table:table-cell office:value-type="float" office:value="3226.13" calcext:value-type="float">
            <text:p>3226.13</text:p>
          </table:table-cell>
        </table:table-row>
        <table:table-row table:style-name="ro1">
          <table:table-cell office:value-type="float" office:value="-0.0415118" calcext:value-type="float">
            <text:p>-0.0415118</text:p>
          </table:table-cell>
          <table:table-cell office:value-type="float" office:value="3227.67" calcext:value-type="float">
            <text:p>3227.67</text:p>
          </table:table-cell>
        </table:table-row>
        <table:table-row table:style-name="ro1">
          <table:table-cell office:value-type="float" office:value="-0.0484851" calcext:value-type="float">
            <text:p>-0.0484851</text:p>
          </table:table-cell>
          <table:table-cell office:value-type="float" office:value="3229.2" calcext:value-type="float">
            <text:p>3229.2</text:p>
          </table:table-cell>
        </table:table-row>
        <table:table-row table:style-name="ro1">
          <table:table-cell office:value-type="float" office:value="-0.0556315" calcext:value-type="float">
            <text:p>-0.0556315</text:p>
          </table:table-cell>
          <table:table-cell office:value-type="float" office:value="3230.73" calcext:value-type="float">
            <text:p>3230.73</text:p>
          </table:table-cell>
        </table:table-row>
        <table:table-row table:style-name="ro1">
          <table:table-cell office:value-type="float" office:value="-0.0625933" calcext:value-type="float">
            <text:p>-0.0625933</text:p>
          </table:table-cell>
          <table:table-cell office:value-type="float" office:value="3232.27" calcext:value-type="float">
            <text:p>3232.27</text:p>
          </table:table-cell>
        </table:table-row>
        <table:table-row table:style-name="ro1">
          <table:table-cell office:value-type="float" office:value="-0.0695388" calcext:value-type="float">
            <text:p>-0.0695388</text:p>
          </table:table-cell>
          <table:table-cell office:value-type="float" office:value="3233.8" calcext:value-type="float">
            <text:p>3233.8</text:p>
          </table:table-cell>
        </table:table-row>
        <table:table-row table:style-name="ro1">
          <table:table-cell office:value-type="float" office:value="-0.0762065" calcext:value-type="float">
            <text:p>-0.0762065</text:p>
          </table:table-cell>
          <table:table-cell office:value-type="float" office:value="3235.33" calcext:value-type="float">
            <text:p>3235.33</text:p>
          </table:table-cell>
        </table:table-row>
        <table:table-row table:style-name="ro1">
          <table:table-cell office:value-type="float" office:value="-0.0824631" calcext:value-type="float">
            <text:p>-0.0824631</text:p>
          </table:table-cell>
          <table:table-cell office:value-type="float" office:value="3236.87" calcext:value-type="float">
            <text:p>3236.87</text:p>
          </table:table-cell>
        </table:table-row>
        <table:table-row table:style-name="ro1">
          <table:table-cell office:value-type="float" office:value="-0.0884194" calcext:value-type="float">
            <text:p>-0.0884194</text:p>
          </table:table-cell>
          <table:table-cell office:value-type="float" office:value="3238.4" calcext:value-type="float">
            <text:p>3238.4</text:p>
          </table:table-cell>
        </table:table-row>
        <table:table-row table:style-name="ro1">
          <table:table-cell office:value-type="float" office:value="-0.0936845" calcext:value-type="float">
            <text:p>-0.0936845</text:p>
          </table:table-cell>
          <table:table-cell office:value-type="float" office:value="3239.93" calcext:value-type="float">
            <text:p>3239.93</text:p>
          </table:table-cell>
        </table:table-row>
        <table:table-row table:style-name="ro1">
          <table:table-cell office:value-type="float" office:value="-0.098378" calcext:value-type="float">
            <text:p>-0.098378</text:p>
          </table:table-cell>
          <table:table-cell office:value-type="float" office:value="3241.47" calcext:value-type="float">
            <text:p>3241.47</text:p>
          </table:table-cell>
        </table:table-row>
        <table:table-row table:style-name="ro1">
          <table:table-cell office:value-type="float" office:value="-0.102354" calcext:value-type="float">
            <text:p>-0.102354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-0.105361" calcext:value-type="float">
            <text:p>-0.105361</text:p>
          </table:table-cell>
          <table:table-cell office:value-type="float" office:value="3244.53" calcext:value-type="float">
            <text:p>3244.53</text:p>
          </table:table-cell>
        </table:table-row>
        <table:table-row table:style-name="ro1">
          <table:table-cell office:value-type="float" office:value="-0.107582" calcext:value-type="float">
            <text:p>-0.107582</text:p>
          </table:table-cell>
          <table:table-cell office:value-type="float" office:value="3246.07" calcext:value-type="float">
            <text:p>3246.07</text:p>
          </table:table-cell>
        </table:table-row>
        <table:table-row table:style-name="ro1">
          <table:table-cell office:value-type="float" office:value="-0.10869" calcext:value-type="float">
            <text:p>-0.10869</text:p>
          </table:table-cell>
          <table:table-cell office:value-type="float" office:value="3247.6" calcext:value-type="float">
            <text:p>3247.6</text:p>
          </table:table-cell>
        </table:table-row>
        <table:table-row table:style-name="ro1">
          <table:table-cell office:value-type="float" office:value="-0.108763" calcext:value-type="float">
            <text:p>-0.108763</text:p>
          </table:table-cell>
          <table:table-cell office:value-type="float" office:value="3249.13" calcext:value-type="float">
            <text:p>3249.13</text:p>
          </table:table-cell>
        </table:table-row>
        <table:table-row table:style-name="ro1">
          <table:table-cell office:value-type="float" office:value="-0.107868" calcext:value-type="float">
            <text:p>-0.107868</text:p>
          </table:table-cell>
          <table:table-cell office:value-type="float" office:value="3250.67" calcext:value-type="float">
            <text:p>3250.67</text:p>
          </table:table-cell>
        </table:table-row>
        <table:table-row table:style-name="ro1">
          <table:table-cell office:value-type="float" office:value="-0.105808" calcext:value-type="float">
            <text:p>-0.105808</text:p>
          </table:table-cell>
          <table:table-cell office:value-type="float" office:value="3252.2" calcext:value-type="float">
            <text:p>3252.2</text:p>
          </table:table-cell>
        </table:table-row>
        <table:table-row table:style-name="ro1">
          <table:table-cell office:value-type="float" office:value="-0.102941" calcext:value-type="float">
            <text:p>-0.102941</text:p>
          </table:table-cell>
          <table:table-cell office:value-type="float" office:value="3253.73" calcext:value-type="float">
            <text:p>3253.73</text:p>
          </table:table-cell>
        </table:table-row>
        <table:table-row table:style-name="ro1">
          <table:table-cell office:value-type="float" office:value="-0.0991698" calcext:value-type="float">
            <text:p>-0.0991698</text:p>
          </table:table-cell>
          <table:table-cell office:value-type="float" office:value="3255.27" calcext:value-type="float">
            <text:p>3255.27</text:p>
          </table:table-cell>
        </table:table-row>
        <table:table-row table:style-name="ro1">
          <table:table-cell office:value-type="float" office:value="-0.0946195" calcext:value-type="float">
            <text:p>-0.0946195</text:p>
          </table:table-cell>
          <table:table-cell office:value-type="float" office:value="3256.8" calcext:value-type="float">
            <text:p>3256.8</text:p>
          </table:table-cell>
        </table:table-row>
        <table:table-row table:style-name="ro1">
          <table:table-cell office:value-type="float" office:value="-0.0895848" calcext:value-type="float">
            <text:p>-0.0895848</text:p>
          </table:table-cell>
          <table:table-cell office:value-type="float" office:value="3258.33" calcext:value-type="float">
            <text:p>3258.33</text:p>
          </table:table-cell>
        </table:table-row>
        <table:table-row table:style-name="ro1">
          <table:table-cell office:value-type="float" office:value="-0.0838696" calcext:value-type="float">
            <text:p>-0.0838696</text:p>
          </table:table-cell>
          <table:table-cell office:value-type="float" office:value="3259.87" calcext:value-type="float">
            <text:p>3259.87</text:p>
          </table:table-cell>
        </table:table-row>
        <table:table-row table:style-name="ro1">
          <table:table-cell office:value-type="float" office:value="-0.0777944" calcext:value-type="float">
            <text:p>-0.0777944</text:p>
          </table:table-cell>
          <table:table-cell office:value-type="float" office:value="3261.4" calcext:value-type="float">
            <text:p>3261.4</text:p>
          </table:table-cell>
        </table:table-row>
        <table:table-row table:style-name="ro1">
          <table:table-cell office:value-type="float" office:value="-0.0713368" calcext:value-type="float">
            <text:p>-0.0713368</text:p>
          </table:table-cell>
          <table:table-cell office:value-type="float" office:value="3262.93" calcext:value-type="float">
            <text:p>3262.93</text:p>
          </table:table-cell>
        </table:table-row>
        <table:table-row table:style-name="ro1">
          <table:table-cell office:value-type="float" office:value="-0.0644285" calcext:value-type="float">
            <text:p>-0.0644285</text:p>
          </table:table-cell>
          <table:table-cell office:value-type="float" office:value="3264.47" calcext:value-type="float">
            <text:p>3264.47</text:p>
          </table:table-cell>
        </table:table-row>
        <table:table-row table:style-name="ro1">
          <table:table-cell office:value-type="float" office:value="-0.0574003" calcext:value-type="float">
            <text:p>-0.0574003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-0.0500914" calcext:value-type="float">
            <text:p>-0.0500914</text:p>
          </table:table-cell>
          <table:table-cell office:value-type="float" office:value="3267.53" calcext:value-type="float">
            <text:p>3267.53</text:p>
          </table:table-cell>
        </table:table-row>
        <table:table-row table:style-name="ro1">
          <table:table-cell office:value-type="float" office:value="-0.0427954" calcext:value-type="float">
            <text:p>-0.0427954</text:p>
          </table:table-cell>
          <table:table-cell office:value-type="float" office:value="3269.07" calcext:value-type="float">
            <text:p>3269.07</text:p>
          </table:table-cell>
        </table:table-row>
        <table:table-row table:style-name="ro1">
          <table:table-cell office:value-type="float" office:value="-0.0357331" calcext:value-type="float">
            <text:p>-0.0357331</text:p>
          </table:table-cell>
          <table:table-cell office:value-type="float" office:value="3270.6" calcext:value-type="float">
            <text:p>3270.6</text:p>
          </table:table-cell>
        </table:table-row>
        <table:table-row table:style-name="ro1">
          <table:table-cell office:value-type="float" office:value="-0.0289049" calcext:value-type="float">
            <text:p>-0.0289049</text:p>
          </table:table-cell>
          <table:table-cell office:value-type="float" office:value="3272.13" calcext:value-type="float">
            <text:p>3272.13</text:p>
          </table:table-cell>
        </table:table-row>
        <table:table-row table:style-name="ro1">
          <table:table-cell office:value-type="float" office:value="-0.0227833" calcext:value-type="float">
            <text:p>-0.0227833</text:p>
          </table:table-cell>
          <table:table-cell office:value-type="float" office:value="3273.67" calcext:value-type="float">
            <text:p>3273.67</text:p>
          </table:table-cell>
        </table:table-row>
        <table:table-row table:style-name="ro1">
          <table:table-cell office:value-type="float" office:value="-0.0173191" calcext:value-type="float">
            <text:p>-0.0173191</text:p>
          </table:table-cell>
          <table:table-cell office:value-type="float" office:value="3275.2" calcext:value-type="float">
            <text:p>3275.2</text:p>
          </table:table-cell>
        </table:table-row>
        <table:table-row table:style-name="ro1">
          <table:table-cell office:value-type="float" office:value="-0.0126742" calcext:value-type="float">
            <text:p>-0.0126742</text:p>
          </table:table-cell>
          <table:table-cell office:value-type="float" office:value="3276.73" calcext:value-type="float">
            <text:p>3276.73</text:p>
          </table:table-cell>
        </table:table-row>
        <table:table-row table:style-name="ro1">
          <table:table-cell office:value-type="float" office:value="-0.00903832" calcext:value-type="float">
            <text:p>-0.00903832</text:p>
          </table:table-cell>
          <table:table-cell office:value-type="float" office:value="3278.27" calcext:value-type="float">
            <text:p>3278.27</text:p>
          </table:table-cell>
        </table:table-row>
        <table:table-row table:style-name="ro1">
          <table:table-cell office:value-type="float" office:value="-0.00613105" calcext:value-type="float">
            <text:p>-0.00613105</text:p>
          </table:table-cell>
          <table:table-cell office:value-type="float" office:value="3279.8" calcext:value-type="float">
            <text:p>3279.8</text:p>
          </table:table-cell>
        </table:table-row>
        <table:table-row table:style-name="ro1">
          <table:table-cell office:value-type="float" office:value="-0.00416745" calcext:value-type="float">
            <text:p>-0.00416745</text:p>
          </table:table-cell>
          <table:table-cell office:value-type="float" office:value="3281.33" calcext:value-type="float">
            <text:p>3281.33</text:p>
          </table:table-cell>
        </table:table-row>
        <table:table-row table:style-name="ro1">
          <table:table-cell office:value-type="float" office:value="-0.00297448" calcext:value-type="float">
            <text:p>-0.00297448</text:p>
          </table:table-cell>
          <table:table-cell office:value-type="float" office:value="3282.87" calcext:value-type="float">
            <text:p>3282.87</text:p>
          </table:table-cell>
        </table:table-row>
        <table:table-row table:style-name="ro1">
          <table:table-cell office:value-type="float" office:value="-0.00244569" calcext:value-type="float">
            <text:p>-0.00244569</text:p>
          </table:table-cell>
          <table:table-cell office:value-type="float" office:value="3284.4" calcext:value-type="float">
            <text:p>3284.4</text:p>
          </table:table-cell>
        </table:table-row>
        <table:table-row table:style-name="ro1">
          <table:table-cell office:value-type="float" office:value="-0.00283185" calcext:value-type="float">
            <text:p>-0.00283185</text:p>
          </table:table-cell>
          <table:table-cell office:value-type="float" office:value="3285.93" calcext:value-type="float">
            <text:p>3285.93</text:p>
          </table:table-cell>
        </table:table-row>
        <table:table-row table:style-name="ro1">
          <table:table-cell office:value-type="float" office:value="-0.00391639" calcext:value-type="float">
            <text:p>-0.00391639</text:p>
          </table:table-cell>
          <table:table-cell office:value-type="float" office:value="3287.47" calcext:value-type="float">
            <text:p>3287.47</text:p>
          </table:table-cell>
        </table:table-row>
        <table:table-row table:style-name="ro1">
          <table:table-cell office:value-type="float" office:value="-0.00596143" calcext:value-type="float">
            <text:p>-0.00596143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-0.00904726" calcext:value-type="float">
            <text:p>-0.00904726</text:p>
          </table:table-cell>
          <table:table-cell office:value-type="float" office:value="3290.53" calcext:value-type="float">
            <text:p>3290.53</text:p>
          </table:table-cell>
        </table:table-row>
        <table:table-row table:style-name="ro1">
          <table:table-cell office:value-type="float" office:value="-0.0130382" calcext:value-type="float">
            <text:p>-0.0130382</text:p>
          </table:table-cell>
          <table:table-cell office:value-type="float" office:value="3292.07" calcext:value-type="float">
            <text:p>3292.07</text:p>
          </table:table-cell>
        </table:table-row>
        <table:table-row table:style-name="ro1">
          <table:table-cell office:value-type="float" office:value="-0.0181633" calcext:value-type="float">
            <text:p>-0.0181633</text:p>
          </table:table-cell>
          <table:table-cell office:value-type="float" office:value="3293.6" calcext:value-type="float">
            <text:p>3293.6</text:p>
          </table:table-cell>
        </table:table-row>
        <table:table-row table:style-name="ro1">
          <table:table-cell office:value-type="float" office:value="-0.0240728" calcext:value-type="float">
            <text:p>-0.0240728</text:p>
          </table:table-cell>
          <table:table-cell office:value-type="float" office:value="3295.13" calcext:value-type="float">
            <text:p>3295.13</text:p>
          </table:table-cell>
        </table:table-row>
        <table:table-row table:style-name="ro1">
          <table:table-cell office:value-type="float" office:value="-0.0306531" calcext:value-type="float">
            <text:p>-0.0306531</text:p>
          </table:table-cell>
          <table:table-cell office:value-type="float" office:value="3296.67" calcext:value-type="float">
            <text:p>3296.67</text:p>
          </table:table-cell>
        </table:table-row>
        <table:table-row table:style-name="ro1">
          <table:table-cell office:value-type="float" office:value="-0.037755" calcext:value-type="float">
            <text:p>-0.037755</text:p>
          </table:table-cell>
          <table:table-cell office:value-type="float" office:value="3298.2" calcext:value-type="float">
            <text:p>3298.2</text:p>
          </table:table-cell>
        </table:table-row>
        <table:table-row table:style-name="ro1">
          <table:table-cell office:value-type="float" office:value="-0.0448828" calcext:value-type="float">
            <text:p>-0.0448828</text:p>
          </table:table-cell>
          <table:table-cell office:value-type="float" office:value="3299.73" calcext:value-type="float">
            <text:p>3299.73</text:p>
          </table:table-cell>
        </table:table-row>
        <table:table-row table:style-name="ro1">
          <table:table-cell office:value-type="float" office:value="-0.0520846" calcext:value-type="float">
            <text:p>-0.0520846</text:p>
          </table:table-cell>
          <table:table-cell office:value-type="float" office:value="3301.27" calcext:value-type="float">
            <text:p>3301.27</text:p>
          </table:table-cell>
        </table:table-row>
        <table:table-row table:style-name="ro1">
          <table:table-cell office:value-type="float" office:value="-0.0590474" calcext:value-type="float">
            <text:p>-0.0590474</text:p>
          </table:table-cell>
          <table:table-cell office:value-type="float" office:value="3302.8" calcext:value-type="float">
            <text:p>3302.8</text:p>
          </table:table-cell>
        </table:table-row>
        <table:table-row table:style-name="ro1">
          <table:table-cell office:value-type="float" office:value="-0.0656735" calcext:value-type="float">
            <text:p>-0.0656735</text:p>
          </table:table-cell>
          <table:table-cell office:value-type="float" office:value="3304.33" calcext:value-type="float">
            <text:p>3304.33</text:p>
          </table:table-cell>
        </table:table-row>
        <table:table-row table:style-name="ro1">
          <table:table-cell office:value-type="float" office:value="-0.072161" calcext:value-type="float">
            <text:p>-0.072161</text:p>
          </table:table-cell>
          <table:table-cell office:value-type="float" office:value="3305.87" calcext:value-type="float">
            <text:p>3305.87</text:p>
          </table:table-cell>
        </table:table-row>
        <table:table-row table:style-name="ro1">
          <table:table-cell office:value-type="float" office:value="-0.0782554" calcext:value-type="float">
            <text:p>-0.0782554</text:p>
          </table:table-cell>
          <table:table-cell office:value-type="float" office:value="3307.4" calcext:value-type="float">
            <text:p>3307.4</text:p>
          </table:table-cell>
        </table:table-row>
        <table:table-row table:style-name="ro1">
          <table:table-cell office:value-type="float" office:value="-0.0841822" calcext:value-type="float">
            <text:p>-0.0841822</text:p>
          </table:table-cell>
          <table:table-cell office:value-type="float" office:value="3308.93" calcext:value-type="float">
            <text:p>3308.93</text:p>
          </table:table-cell>
        </table:table-row>
        <table:table-row table:style-name="ro1">
          <table:table-cell office:value-type="float" office:value="-0.0898556" calcext:value-type="float">
            <text:p>-0.0898556</text:p>
          </table:table-cell>
          <table:table-cell office:value-type="float" office:value="3310.47" calcext:value-type="float">
            <text:p>3310.47</text:p>
          </table:table-cell>
        </table:table-row>
        <table:table-row table:style-name="ro1">
          <table:table-cell office:value-type="float" office:value="-0.0950162" calcext:value-type="float">
            <text:p>-0.0950162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-0.0997395" calcext:value-type="float">
            <text:p>-0.0997395</text:p>
          </table:table-cell>
          <table:table-cell office:value-type="float" office:value="3313.53" calcext:value-type="float">
            <text:p>3313.53</text:p>
          </table:table-cell>
        </table:table-row>
        <table:table-row table:style-name="ro1">
          <table:table-cell office:value-type="float" office:value="-0.103554" calcext:value-type="float">
            <text:p>-0.103554</text:p>
          </table:table-cell>
          <table:table-cell office:value-type="float" office:value="3315.07" calcext:value-type="float">
            <text:p>3315.07</text:p>
          </table:table-cell>
        </table:table-row>
        <table:table-row table:style-name="ro1">
          <table:table-cell office:value-type="float" office:value="-0.106363" calcext:value-type="float">
            <text:p>-0.106363</text:p>
          </table:table-cell>
          <table:table-cell office:value-type="float" office:value="3316.6" calcext:value-type="float">
            <text:p>3316.6</text:p>
          </table:table-cell>
        </table:table-row>
        <table:table-row table:style-name="ro1">
          <table:table-cell office:value-type="float" office:value="-0.108078" calcext:value-type="float">
            <text:p>-0.108078</text:p>
          </table:table-cell>
          <table:table-cell office:value-type="float" office:value="3318.13" calcext:value-type="float">
            <text:p>3318.13</text:p>
          </table:table-cell>
        </table:table-row>
        <table:table-row table:style-name="ro1">
          <table:table-cell office:value-type="float" office:value="-0.108413" calcext:value-type="float">
            <text:p>-0.108413</text:p>
          </table:table-cell>
          <table:table-cell office:value-type="float" office:value="3319.67" calcext:value-type="float">
            <text:p>3319.67</text:p>
          </table:table-cell>
        </table:table-row>
        <table:table-row table:style-name="ro1">
          <table:table-cell office:value-type="float" office:value="-0.107685" calcext:value-type="float">
            <text:p>-0.107685</text:p>
          </table:table-cell>
          <table:table-cell office:value-type="float" office:value="3321.2" calcext:value-type="float">
            <text:p>3321.2</text:p>
          </table:table-cell>
        </table:table-row>
        <table:table-row table:style-name="ro1">
          <table:table-cell office:value-type="float" office:value="-0.10585" calcext:value-type="float">
            <text:p>-0.10585</text:p>
          </table:table-cell>
          <table:table-cell office:value-type="float" office:value="3322.73" calcext:value-type="float">
            <text:p>3322.73</text:p>
          </table:table-cell>
        </table:table-row>
        <table:table-row table:style-name="ro1">
          <table:table-cell office:value-type="float" office:value="-0.103101" calcext:value-type="float">
            <text:p>-0.103101</text:p>
          </table:table-cell>
          <table:table-cell office:value-type="float" office:value="3324.27" calcext:value-type="float">
            <text:p>3324.27</text:p>
          </table:table-cell>
        </table:table-row>
        <table:table-row table:style-name="ro1">
          <table:table-cell office:value-type="float" office:value="-0.0998087" calcext:value-type="float">
            <text:p>-0.0998087</text:p>
          </table:table-cell>
          <table:table-cell office:value-type="float" office:value="3325.8" calcext:value-type="float">
            <text:p>3325.8</text:p>
          </table:table-cell>
        </table:table-row>
        <table:table-row table:style-name="ro1">
          <table:table-cell office:value-type="float" office:value="-0.0958464" calcext:value-type="float">
            <text:p>-0.0958464</text:p>
          </table:table-cell>
          <table:table-cell office:value-type="float" office:value="3327.33" calcext:value-type="float">
            <text:p>3327.33</text:p>
          </table:table-cell>
        </table:table-row>
        <table:table-row table:style-name="ro1">
          <table:table-cell office:value-type="float" office:value="-0.0915025" calcext:value-type="float">
            <text:p>-0.0915025</text:p>
          </table:table-cell>
          <table:table-cell office:value-type="float" office:value="3328.87" calcext:value-type="float">
            <text:p>3328.87</text:p>
          </table:table-cell>
        </table:table-row>
        <table:table-row table:style-name="ro1">
          <table:table-cell office:value-type="float" office:value="-0.0866903" calcext:value-type="float">
            <text:p>-0.0866903</text:p>
          </table:table-cell>
          <table:table-cell office:value-type="float" office:value="3330.4" calcext:value-type="float">
            <text:p>3330.4</text:p>
          </table:table-cell>
        </table:table-row>
        <table:table-row table:style-name="ro1">
          <table:table-cell office:value-type="float" office:value="-0.081238" calcext:value-type="float">
            <text:p>-0.081238</text:p>
          </table:table-cell>
          <table:table-cell office:value-type="float" office:value="3331.93" calcext:value-type="float">
            <text:p>3331.93</text:p>
          </table:table-cell>
        </table:table-row>
        <table:table-row table:style-name="ro1">
          <table:table-cell office:value-type="float" office:value="-0.0753037" calcext:value-type="float">
            <text:p>-0.0753037</text:p>
          </table:table-cell>
          <table:table-cell office:value-type="float" office:value="3333.47" calcext:value-type="float">
            <text:p>3333.47</text:p>
          </table:table-cell>
        </table:table-row>
        <table:table-row table:style-name="ro1">
          <table:table-cell office:value-type="float" office:value="-0.0686202" calcext:value-type="float">
            <text:p>-0.0686202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-0.0614055" calcext:value-type="float">
            <text:p>-0.0614055</text:p>
          </table:table-cell>
          <table:table-cell office:value-type="float" office:value="3336.53" calcext:value-type="float">
            <text:p>3336.53</text:p>
          </table:table-cell>
        </table:table-row>
        <table:table-row table:style-name="ro1">
          <table:table-cell office:value-type="float" office:value="-0.0538496" calcext:value-type="float">
            <text:p>-0.0538496</text:p>
          </table:table-cell>
          <table:table-cell office:value-type="float" office:value="3338.07" calcext:value-type="float">
            <text:p>3338.07</text:p>
          </table:table-cell>
        </table:table-row>
        <table:table-row table:style-name="ro1">
          <table:table-cell office:value-type="float" office:value="-0.0460341" calcext:value-type="float">
            <text:p>-0.0460341</text:p>
          </table:table-cell>
          <table:table-cell office:value-type="float" office:value="3339.6" calcext:value-type="float">
            <text:p>3339.6</text:p>
          </table:table-cell>
        </table:table-row>
        <table:table-row table:style-name="ro1">
          <table:table-cell office:value-type="float" office:value="-0.0385348" calcext:value-type="float">
            <text:p>-0.0385348</text:p>
          </table:table-cell>
          <table:table-cell office:value-type="float" office:value="3341.13" calcext:value-type="float">
            <text:p>3341.13</text:p>
          </table:table-cell>
        </table:table-row>
        <table:table-row table:style-name="ro1">
          <table:table-cell office:value-type="float" office:value="-0.0314383" calcext:value-type="float">
            <text:p>-0.0314383</text:p>
          </table:table-cell>
          <table:table-cell office:value-type="float" office:value="3342.67" calcext:value-type="float">
            <text:p>3342.67</text:p>
          </table:table-cell>
        </table:table-row>
        <table:table-row table:style-name="ro1">
          <table:table-cell office:value-type="float" office:value="-0.0250429" calcext:value-type="float">
            <text:p>-0.0250429</text:p>
          </table:table-cell>
          <table:table-cell office:value-type="float" office:value="3344.2" calcext:value-type="float">
            <text:p>3344.2</text:p>
          </table:table-cell>
        </table:table-row>
        <table:table-row table:style-name="ro1">
          <table:table-cell office:value-type="float" office:value="-0.01962" calcext:value-type="float">
            <text:p>-0.01962</text:p>
          </table:table-cell>
          <table:table-cell office:value-type="float" office:value="3345.73" calcext:value-type="float">
            <text:p>3345.73</text:p>
          </table:table-cell>
        </table:table-row>
        <table:table-row table:style-name="ro1">
          <table:table-cell office:value-type="float" office:value="-0.0149384" calcext:value-type="float">
            <text:p>-0.0149384</text:p>
          </table:table-cell>
          <table:table-cell office:value-type="float" office:value="3347.27" calcext:value-type="float">
            <text:p>3347.27</text:p>
          </table:table-cell>
        </table:table-row>
        <table:table-row table:style-name="ro1">
          <table:table-cell office:value-type="float" office:value="-0.0111864" calcext:value-type="float">
            <text:p>-0.0111864</text:p>
          </table:table-cell>
          <table:table-cell office:value-type="float" office:value="3348.8" calcext:value-type="float">
            <text:p>3348.8</text:p>
          </table:table-cell>
        </table:table-row>
        <table:table-row table:style-name="ro1">
          <table:table-cell office:value-type="float" office:value="-0.00813995" calcext:value-type="float">
            <text:p>-0.00813995</text:p>
          </table:table-cell>
          <table:table-cell office:value-type="float" office:value="3350.33" calcext:value-type="float">
            <text:p>3350.33</text:p>
          </table:table-cell>
        </table:table-row>
        <table:table-row table:style-name="ro1">
          <table:table-cell office:value-type="float" office:value="-0.0056387" calcext:value-type="float">
            <text:p>-0.0056387</text:p>
          </table:table-cell>
          <table:table-cell office:value-type="float" office:value="3351.87" calcext:value-type="float">
            <text:p>3351.87</text:p>
          </table:table-cell>
        </table:table-row>
        <table:table-row table:style-name="ro1">
          <table:table-cell office:value-type="float" office:value="-0.00386482" calcext:value-type="float">
            <text:p>-0.00386482</text:p>
          </table:table-cell>
          <table:table-cell office:value-type="float" office:value="3353.4" calcext:value-type="float">
            <text:p>3353.4</text:p>
          </table:table-cell>
        </table:table-row>
        <table:table-row table:style-name="ro1">
          <table:table-cell office:value-type="float" office:value="-0.00260921" calcext:value-type="float">
            <text:p>-0.00260921</text:p>
          </table:table-cell>
          <table:table-cell office:value-type="float" office:value="3354.93" calcext:value-type="float">
            <text:p>3354.93</text:p>
          </table:table-cell>
        </table:table-row>
        <table:table-row table:style-name="ro1">
          <table:table-cell office:value-type="float" office:value="-0.00217781" calcext:value-type="float">
            <text:p>-0.00217781</text:p>
          </table:table-cell>
          <table:table-cell office:value-type="float" office:value="3356.47" calcext:value-type="float">
            <text:p>3356.47</text:p>
          </table:table-cell>
        </table:table-row>
        <table:table-row table:style-name="ro1">
          <table:table-cell office:value-type="float" office:value="-0.00272458" calcext:value-type="float">
            <text:p>-0.00272458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-0.00425313" calcext:value-type="float">
            <text:p>-0.00425313</text:p>
          </table:table-cell>
          <table:table-cell office:value-type="float" office:value="3359.53" calcext:value-type="float">
            <text:p>3359.53</text:p>
          </table:table-cell>
        </table:table-row>
        <table:table-row table:style-name="ro1">
          <table:table-cell office:value-type="float" office:value="-0.00711367" calcext:value-type="float">
            <text:p>-0.00711367</text:p>
          </table:table-cell>
          <table:table-cell office:value-type="float" office:value="3361.07" calcext:value-type="float">
            <text:p>3361.07</text:p>
          </table:table-cell>
        </table:table-row>
        <table:table-row table:style-name="ro1">
          <table:table-cell office:value-type="float" office:value="-0.0110605" calcext:value-type="float">
            <text:p>-0.0110605</text:p>
          </table:table-cell>
          <table:table-cell office:value-type="float" office:value="3362.6" calcext:value-type="float">
            <text:p>3362.6</text:p>
          </table:table-cell>
        </table:table-row>
        <table:table-row table:style-name="ro1">
          <table:table-cell office:value-type="float" office:value="-0.0160586" calcext:value-type="float">
            <text:p>-0.0160586</text:p>
          </table:table-cell>
          <table:table-cell office:value-type="float" office:value="3364.13" calcext:value-type="float">
            <text:p>3364.13</text:p>
          </table:table-cell>
        </table:table-row>
        <table:table-row table:style-name="ro1">
          <table:table-cell office:value-type="float" office:value="-0.0219758" calcext:value-type="float">
            <text:p>-0.0219758</text:p>
          </table:table-cell>
          <table:table-cell office:value-type="float" office:value="3365.67" calcext:value-type="float">
            <text:p>3365.67</text:p>
          </table:table-cell>
        </table:table-row>
        <table:table-row table:style-name="ro1">
          <table:table-cell office:value-type="float" office:value="-0.0282953" calcext:value-type="float">
            <text:p>-0.0282953</text:p>
          </table:table-cell>
          <table:table-cell office:value-type="float" office:value="3367.2" calcext:value-type="float">
            <text:p>3367.2</text:p>
          </table:table-cell>
        </table:table-row>
        <table:table-row table:style-name="ro1">
          <table:table-cell office:value-type="float" office:value="-0.0350116" calcext:value-type="float">
            <text:p>-0.0350116</text:p>
          </table:table-cell>
          <table:table-cell office:value-type="float" office:value="3368.73" calcext:value-type="float">
            <text:p>3368.73</text:p>
          </table:table-cell>
        </table:table-row>
        <table:table-row table:style-name="ro1">
          <table:table-cell office:value-type="float" office:value="-0.0417591" calcext:value-type="float">
            <text:p>-0.0417591</text:p>
          </table:table-cell>
          <table:table-cell office:value-type="float" office:value="3370.27" calcext:value-type="float">
            <text:p>3370.27</text:p>
          </table:table-cell>
        </table:table-row>
        <table:table-row table:style-name="ro1">
          <table:table-cell office:value-type="float" office:value="-0.0483892" calcext:value-type="float">
            <text:p>-0.0483892</text:p>
          </table:table-cell>
          <table:table-cell office:value-type="float" office:value="3371.8" calcext:value-type="float">
            <text:p>3371.8</text:p>
          </table:table-cell>
        </table:table-row>
        <table:table-row table:style-name="ro1">
          <table:table-cell office:value-type="float" office:value="-0.0550766" calcext:value-type="float">
            <text:p>-0.0550766</text:p>
          </table:table-cell>
          <table:table-cell office:value-type="float" office:value="3373.33" calcext:value-type="float">
            <text:p>3373.33</text:p>
          </table:table-cell>
        </table:table-row>
        <table:table-row table:style-name="ro1">
          <table:table-cell office:value-type="float" office:value="-0.0615958" calcext:value-type="float">
            <text:p>-0.0615958</text:p>
          </table:table-cell>
          <table:table-cell office:value-type="float" office:value="3374.87" calcext:value-type="float">
            <text:p>3374.87</text:p>
          </table:table-cell>
        </table:table-row>
        <table:table-row table:style-name="ro1">
          <table:table-cell office:value-type="float" office:value="-0.0682005" calcext:value-type="float">
            <text:p>-0.0682005</text:p>
          </table:table-cell>
          <table:table-cell office:value-type="float" office:value="3376.4" calcext:value-type="float">
            <text:p>3376.4</text:p>
          </table:table-cell>
        </table:table-row>
        <table:table-row table:style-name="ro1">
          <table:table-cell office:value-type="float" office:value="-0.07486" calcext:value-type="float">
            <text:p>-0.07486</text:p>
          </table:table-cell>
          <table:table-cell office:value-type="float" office:value="3377.93" calcext:value-type="float">
            <text:p>3377.93</text:p>
          </table:table-cell>
        </table:table-row>
        <table:table-row table:style-name="ro1">
          <table:table-cell office:value-type="float" office:value="-0.0813702" calcext:value-type="float">
            <text:p>-0.0813702</text:p>
          </table:table-cell>
          <table:table-cell office:value-type="float" office:value="3379.47" calcext:value-type="float">
            <text:p>3379.47</text:p>
          </table:table-cell>
        </table:table-row>
        <table:table-row table:style-name="ro1">
          <table:table-cell office:value-type="float" office:value="-0.0878098" calcext:value-type="float">
            <text:p>-0.0878098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-0.0936974" calcext:value-type="float">
            <text:p>-0.0936974</text:p>
          </table:table-cell>
          <table:table-cell office:value-type="float" office:value="3382.53" calcext:value-type="float">
            <text:p>3382.53</text:p>
          </table:table-cell>
        </table:table-row>
        <table:table-row table:style-name="ro1">
          <table:table-cell office:value-type="float" office:value="-0.0988724" calcext:value-type="float">
            <text:p>-0.0988724</text:p>
          </table:table-cell>
          <table:table-cell office:value-type="float" office:value="3384.07" calcext:value-type="float">
            <text:p>3384.07</text:p>
          </table:table-cell>
        </table:table-row>
        <table:table-row table:style-name="ro1">
          <table:table-cell office:value-type="float" office:value="-0.103143" calcext:value-type="float">
            <text:p>-0.103143</text:p>
          </table:table-cell>
          <table:table-cell office:value-type="float" office:value="3385.6" calcext:value-type="float">
            <text:p>3385.6</text:p>
          </table:table-cell>
        </table:table-row>
        <table:table-row table:style-name="ro1">
          <table:table-cell office:value-type="float" office:value="-0.106119" calcext:value-type="float">
            <text:p>-0.106119</text:p>
          </table:table-cell>
          <table:table-cell office:value-type="float" office:value="3387.13" calcext:value-type="float">
            <text:p>3387.13</text:p>
          </table:table-cell>
        </table:table-row>
        <table:table-row table:style-name="ro1">
          <table:table-cell office:value-type="float" office:value="-0.10799" calcext:value-type="float">
            <text:p>-0.10799</text:p>
          </table:table-cell>
          <table:table-cell office:value-type="float" office:value="3388.67" calcext:value-type="float">
            <text:p>3388.67</text:p>
          </table:table-cell>
        </table:table-row>
        <table:table-row table:style-name="ro1">
          <table:table-cell office:value-type="float" office:value="-0.108626" calcext:value-type="float">
            <text:p>-0.108626</text:p>
          </table:table-cell>
          <table:table-cell office:value-type="float" office:value="3390.2" calcext:value-type="float">
            <text:p>3390.2</text:p>
          </table:table-cell>
        </table:table-row>
        <table:table-row table:style-name="ro1">
          <table:table-cell office:value-type="float" office:value="-0.108163" calcext:value-type="float">
            <text:p>-0.108163</text:p>
          </table:table-cell>
          <table:table-cell office:value-type="float" office:value="3391.73" calcext:value-type="float">
            <text:p>3391.73</text:p>
          </table:table-cell>
        </table:table-row>
        <table:table-row table:style-name="ro1">
          <table:table-cell office:value-type="float" office:value="-0.106934" calcext:value-type="float">
            <text:p>-0.106934</text:p>
          </table:table-cell>
          <table:table-cell office:value-type="float" office:value="3393.27" calcext:value-type="float">
            <text:p>3393.27</text:p>
          </table:table-cell>
        </table:table-row>
        <table:table-row table:style-name="ro1">
          <table:table-cell office:value-type="float" office:value="-0.104851" calcext:value-type="float">
            <text:p>-0.104851</text:p>
          </table:table-cell>
          <table:table-cell office:value-type="float" office:value="3394.8" calcext:value-type="float">
            <text:p>3394.8</text:p>
          </table:table-cell>
        </table:table-row>
        <table:table-row table:style-name="ro1">
          <table:table-cell office:value-type="float" office:value="-0.102225" calcext:value-type="float">
            <text:p>-0.102225</text:p>
          </table:table-cell>
          <table:table-cell office:value-type="float" office:value="3396.33" calcext:value-type="float">
            <text:p>3396.33</text:p>
          </table:table-cell>
        </table:table-row>
        <table:table-row table:style-name="ro1">
          <table:table-cell office:value-type="float" office:value="-0.0990075" calcext:value-type="float">
            <text:p>-0.0990075</text:p>
          </table:table-cell>
          <table:table-cell office:value-type="float" office:value="3397.87" calcext:value-type="float">
            <text:p>3397.87</text:p>
          </table:table-cell>
        </table:table-row>
        <table:table-row table:style-name="ro1">
          <table:table-cell office:value-type="float" office:value="-0.095071" calcext:value-type="float">
            <text:p>-0.095071</text:p>
          </table:table-cell>
          <table:table-cell office:value-type="float" office:value="3399.4" calcext:value-type="float">
            <text:p>3399.4</text:p>
          </table:table-cell>
        </table:table-row>
        <table:table-row table:style-name="ro1">
          <table:table-cell office:value-type="float" office:value="-0.0905583" calcext:value-type="float">
            <text:p>-0.0905583</text:p>
          </table:table-cell>
          <table:table-cell office:value-type="float" office:value="3400.93" calcext:value-type="float">
            <text:p>3400.93</text:p>
          </table:table-cell>
        </table:table-row>
        <table:table-row table:style-name="ro1">
          <table:table-cell office:value-type="float" office:value="-0.0851672" calcext:value-type="float">
            <text:p>-0.0851672</text:p>
          </table:table-cell>
          <table:table-cell office:value-type="float" office:value="3402.47" calcext:value-type="float">
            <text:p>3402.47</text:p>
          </table:table-cell>
        </table:table-row>
        <table:table-row table:style-name="ro1">
          <table:table-cell office:value-type="float" office:value="-0.0790477" calcext:value-type="float">
            <text:p>-0.0790477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-0.0722964" calcext:value-type="float">
            <text:p>-0.0722964</text:p>
          </table:table-cell>
          <table:table-cell office:value-type="float" office:value="3405.53" calcext:value-type="float">
            <text:p>3405.53</text:p>
          </table:table-cell>
        </table:table-row>
        <table:table-row table:style-name="ro1">
          <table:table-cell office:value-type="float" office:value="-0.0649008" calcext:value-type="float">
            <text:p>-0.0649008</text:p>
          </table:table-cell>
          <table:table-cell office:value-type="float" office:value="3407.07" calcext:value-type="float">
            <text:p>3407.07</text:p>
          </table:table-cell>
        </table:table-row>
        <table:table-row table:style-name="ro1">
          <table:table-cell office:value-type="float" office:value="-0.0573592" calcext:value-type="float">
            <text:p>-0.0573592</text:p>
          </table:table-cell>
          <table:table-cell office:value-type="float" office:value="3408.6" calcext:value-type="float">
            <text:p>3408.6</text:p>
          </table:table-cell>
        </table:table-row>
        <table:table-row table:style-name="ro1">
          <table:table-cell office:value-type="float" office:value="-0.0497369" calcext:value-type="float">
            <text:p>-0.0497369</text:p>
          </table:table-cell>
          <table:table-cell office:value-type="float" office:value="3410.13" calcext:value-type="float">
            <text:p>3410.13</text:p>
          </table:table-cell>
        </table:table-row>
        <table:table-row table:style-name="ro1">
          <table:table-cell office:value-type="float" office:value="-0.0423318" calcext:value-type="float">
            <text:p>-0.0423318</text:p>
          </table:table-cell>
          <table:table-cell office:value-type="float" office:value="3411.67" calcext:value-type="float">
            <text:p>3411.67</text:p>
          </table:table-cell>
        </table:table-row>
        <table:table-row table:style-name="ro1">
          <table:table-cell office:value-type="float" office:value="-0.0354782" calcext:value-type="float">
            <text:p>-0.0354782</text:p>
          </table:table-cell>
          <table:table-cell office:value-type="float" office:value="3413.2" calcext:value-type="float">
            <text:p>3413.2</text:p>
          </table:table-cell>
        </table:table-row>
        <table:table-row table:style-name="ro1">
          <table:table-cell office:value-type="float" office:value="-0.0290586" calcext:value-type="float">
            <text:p>-0.0290586</text:p>
          </table:table-cell>
          <table:table-cell office:value-type="float" office:value="3414.73" calcext:value-type="float">
            <text:p>3414.73</text:p>
          </table:table-cell>
        </table:table-row>
        <table:table-row table:style-name="ro1">
          <table:table-cell office:value-type="float" office:value="-0.0233445" calcext:value-type="float">
            <text:p>-0.0233445</text:p>
          </table:table-cell>
          <table:table-cell office:value-type="float" office:value="3416.27" calcext:value-type="float">
            <text:p>3416.27</text:p>
          </table:table-cell>
        </table:table-row>
        <table:table-row table:style-name="ro1">
          <table:table-cell office:value-type="float" office:value="-0.0182242" calcext:value-type="float">
            <text:p>-0.0182242</text:p>
          </table:table-cell>
          <table:table-cell office:value-type="float" office:value="3417.8" calcext:value-type="float">
            <text:p>3417.8</text:p>
          </table:table-cell>
        </table:table-row>
        <table:table-row table:style-name="ro1">
          <table:table-cell office:value-type="float" office:value="-0.0136115" calcext:value-type="float">
            <text:p>-0.0136115</text:p>
          </table:table-cell>
          <table:table-cell office:value-type="float" office:value="3419.33" calcext:value-type="float">
            <text:p>3419.33</text:p>
          </table:table-cell>
        </table:table-row>
        <table:table-row table:style-name="ro1">
          <table:table-cell office:value-type="float" office:value="-0.00969228" calcext:value-type="float">
            <text:p>-0.00969228</text:p>
          </table:table-cell>
          <table:table-cell office:value-type="float" office:value="3420.87" calcext:value-type="float">
            <text:p>3420.87</text:p>
          </table:table-cell>
        </table:table-row>
        <table:table-row table:style-name="ro1">
          <table:table-cell office:value-type="float" office:value="-0.00626434" calcext:value-type="float">
            <text:p>-0.00626434</text:p>
          </table:table-cell>
          <table:table-cell office:value-type="float" office:value="3422.4" calcext:value-type="float">
            <text:p>3422.4</text:p>
          </table:table-cell>
        </table:table-row>
        <table:table-row table:style-name="ro1">
          <table:table-cell office:value-type="float" office:value="-0.00358852" calcext:value-type="float">
            <text:p>-0.00358852</text:p>
          </table:table-cell>
          <table:table-cell office:value-type="float" office:value="3423.93" calcext:value-type="float">
            <text:p>3423.93</text:p>
          </table:table-cell>
        </table:table-row>
        <table:table-row table:style-name="ro1">
          <table:table-cell office:value-type="float" office:value="-0.00177663" calcext:value-type="float">
            <text:p>-0.00177663</text:p>
          </table:table-cell>
          <table:table-cell office:value-type="float" office:value="3425.47" calcext:value-type="float">
            <text:p>3425.47</text:p>
          </table:table-cell>
        </table:table-row>
        <table:table-row table:style-name="ro1">
          <table:table-cell office:value-type="float" office:value="-0.000828127" calcext:value-type="float">
            <text:p>-0.000828127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-0.0011111" calcext:value-type="float">
            <text:p>-0.0011111</text:p>
          </table:table-cell>
          <table:table-cell office:value-type="float" office:value="3428.53" calcext:value-type="float">
            <text:p>3428.53</text:p>
          </table:table-cell>
        </table:table-row>
        <table:table-row table:style-name="ro1">
          <table:table-cell office:value-type="float" office:value="-0.00247315" calcext:value-type="float">
            <text:p>-0.00247315</text:p>
          </table:table-cell>
          <table:table-cell office:value-type="float" office:value="3430.07" calcext:value-type="float">
            <text:p>3430.07</text:p>
          </table:table-cell>
        </table:table-row>
        <table:table-row table:style-name="ro1">
          <table:table-cell office:value-type="float" office:value="-0.0049846" calcext:value-type="float">
            <text:p>-0.0049846</text:p>
          </table:table-cell>
          <table:table-cell office:value-type="float" office:value="3431.6" calcext:value-type="float">
            <text:p>3431.6</text:p>
          </table:table-cell>
        </table:table-row>
        <table:table-row table:style-name="ro1">
          <table:table-cell office:value-type="float" office:value="-0.00865084" calcext:value-type="float">
            <text:p>-0.00865084</text:p>
          </table:table-cell>
          <table:table-cell office:value-type="float" office:value="3433.13" calcext:value-type="float">
            <text:p>3433.13</text:p>
          </table:table-cell>
        </table:table-row>
        <table:table-row table:style-name="ro1">
          <table:table-cell office:value-type="float" office:value="-0.0130962" calcext:value-type="float">
            <text:p>-0.0130962</text:p>
          </table:table-cell>
          <table:table-cell office:value-type="float" office:value="3434.67" calcext:value-type="float">
            <text:p>3434.67</text:p>
          </table:table-cell>
        </table:table-row>
        <table:table-row table:style-name="ro1">
          <table:table-cell office:value-type="float" office:value="-0.0183688" calcext:value-type="float">
            <text:p>-0.0183688</text:p>
          </table:table-cell>
          <table:table-cell office:value-type="float" office:value="3436.2" calcext:value-type="float">
            <text:p>3436.2</text:p>
          </table:table-cell>
        </table:table-row>
        <table:table-row table:style-name="ro1">
          <table:table-cell office:value-type="float" office:value="-0.0241512" calcext:value-type="float">
            <text:p>-0.0241512</text:p>
          </table:table-cell>
          <table:table-cell office:value-type="float" office:value="3437.73" calcext:value-type="float">
            <text:p>3437.73</text:p>
          </table:table-cell>
        </table:table-row>
        <table:table-row table:style-name="ro1">
          <table:table-cell office:value-type="float" office:value="-0.0302594" calcext:value-type="float">
            <text:p>-0.0302594</text:p>
          </table:table-cell>
          <table:table-cell office:value-type="float" office:value="3439.27" calcext:value-type="float">
            <text:p>3439.27</text:p>
          </table:table-cell>
        </table:table-row>
        <table:table-row table:style-name="ro1">
          <table:table-cell office:value-type="float" office:value="-0.0367549" calcext:value-type="float">
            <text:p>-0.0367549</text:p>
          </table:table-cell>
          <table:table-cell office:value-type="float" office:value="3440.8" calcext:value-type="float">
            <text:p>3440.8</text:p>
          </table:table-cell>
        </table:table-row>
        <table:table-row table:style-name="ro1">
          <table:table-cell office:value-type="float" office:value="-0.0433411" calcext:value-type="float">
            <text:p>-0.0433411</text:p>
          </table:table-cell>
          <table:table-cell office:value-type="float" office:value="3442.33" calcext:value-type="float">
            <text:p>3442.33</text:p>
          </table:table-cell>
        </table:table-row>
        <table:table-row table:style-name="ro1">
          <table:table-cell office:value-type="float" office:value="-0.0501595" calcext:value-type="float">
            <text:p>-0.0501595</text:p>
          </table:table-cell>
          <table:table-cell office:value-type="float" office:value="3443.87" calcext:value-type="float">
            <text:p>3443.87</text:p>
          </table:table-cell>
        </table:table-row>
        <table:table-row table:style-name="ro1">
          <table:table-cell office:value-type="float" office:value="-0.0571236" calcext:value-type="float">
            <text:p>-0.0571236</text:p>
          </table:table-cell>
          <table:table-cell office:value-type="float" office:value="3445.4" calcext:value-type="float">
            <text:p>3445.4</text:p>
          </table:table-cell>
        </table:table-row>
        <table:table-row table:style-name="ro1">
          <table:table-cell office:value-type="float" office:value="-0.0640604" calcext:value-type="float">
            <text:p>-0.0640604</text:p>
          </table:table-cell>
          <table:table-cell office:value-type="float" office:value="3446.93" calcext:value-type="float">
            <text:p>3446.93</text:p>
          </table:table-cell>
        </table:table-row>
        <table:table-row table:style-name="ro1">
          <table:table-cell office:value-type="float" office:value="-0.0710855" calcext:value-type="float">
            <text:p>-0.0710855</text:p>
          </table:table-cell>
          <table:table-cell office:value-type="float" office:value="3448.47" calcext:value-type="float">
            <text:p>3448.47</text:p>
          </table:table-cell>
        </table:table-row>
        <table:table-row table:style-name="ro1">
          <table:table-cell office:value-type="float" office:value="-0.0778388" calcext:value-type="float">
            <text:p>-0.0778388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-0.0842624" calcext:value-type="float">
            <text:p>-0.0842624</text:p>
          </table:table-cell>
          <table:table-cell office:value-type="float" office:value="3451.53" calcext:value-type="float">
            <text:p>3451.53</text:p>
          </table:table-cell>
        </table:table-row>
        <table:table-row table:style-name="ro1">
          <table:table-cell office:value-type="float" office:value="-0.0902258" calcext:value-type="float">
            <text:p>-0.0902258</text:p>
          </table:table-cell>
          <table:table-cell office:value-type="float" office:value="3453.07" calcext:value-type="float">
            <text:p>3453.07</text:p>
          </table:table-cell>
        </table:table-row>
        <table:table-row table:style-name="ro1">
          <table:table-cell office:value-type="float" office:value="-0.0953786" calcext:value-type="float">
            <text:p>-0.0953786</text:p>
          </table:table-cell>
          <table:table-cell office:value-type="float" office:value="3454.6" calcext:value-type="float">
            <text:p>3454.6</text:p>
          </table:table-cell>
        </table:table-row>
        <table:table-row table:style-name="ro1">
          <table:table-cell office:value-type="float" office:value="-0.0998226" calcext:value-type="float">
            <text:p>-0.0998226</text:p>
          </table:table-cell>
          <table:table-cell office:value-type="float" office:value="3456.13" calcext:value-type="float">
            <text:p>3456.13</text:p>
          </table:table-cell>
        </table:table-row>
        <table:table-row table:style-name="ro1">
          <table:table-cell office:value-type="float" office:value="-0.10331" calcext:value-type="float">
            <text:p>-0.10331</text:p>
          </table:table-cell>
          <table:table-cell office:value-type="float" office:value="3457.67" calcext:value-type="float">
            <text:p>3457.67</text:p>
          </table:table-cell>
        </table:table-row>
        <table:table-row table:style-name="ro1">
          <table:table-cell office:value-type="float" office:value="-0.105816" calcext:value-type="float">
            <text:p>-0.105816</text:p>
          </table:table-cell>
          <table:table-cell office:value-type="float" office:value="3459.2" calcext:value-type="float">
            <text:p>3459.2</text:p>
          </table:table-cell>
        </table:table-row>
        <table:table-row table:style-name="ro1">
          <table:table-cell office:value-type="float" office:value="-0.10747" calcext:value-type="float">
            <text:p>-0.10747</text:p>
          </table:table-cell>
          <table:table-cell office:value-type="float" office:value="3460.73" calcext:value-type="float">
            <text:p>3460.73</text:p>
          </table:table-cell>
        </table:table-row>
        <table:table-row table:style-name="ro1">
          <table:table-cell office:value-type="float" office:value="-0.108062" calcext:value-type="float">
            <text:p>-0.108062</text:p>
          </table:table-cell>
          <table:table-cell office:value-type="float" office:value="3462.27" calcext:value-type="float">
            <text:p>3462.27</text:p>
          </table:table-cell>
        </table:table-row>
        <table:table-row table:style-name="ro1">
          <table:table-cell office:value-type="float" office:value="-0.107817" calcext:value-type="float">
            <text:p>-0.107817</text:p>
          </table:table-cell>
          <table:table-cell office:value-type="float" office:value="3463.8" calcext:value-type="float">
            <text:p>3463.8</text:p>
          </table:table-cell>
        </table:table-row>
        <table:table-row table:style-name="ro1">
          <table:table-cell office:value-type="float" office:value="-0.106668" calcext:value-type="float">
            <text:p>-0.106668</text:p>
          </table:table-cell>
          <table:table-cell office:value-type="float" office:value="3465.33" calcext:value-type="float">
            <text:p>3465.33</text:p>
          </table:table-cell>
        </table:table-row>
        <table:table-row table:style-name="ro1">
          <table:table-cell office:value-type="float" office:value="-0.10456" calcext:value-type="float">
            <text:p>-0.10456</text:p>
          </table:table-cell>
          <table:table-cell office:value-type="float" office:value="3466.87" calcext:value-type="float">
            <text:p>3466.87</text:p>
          </table:table-cell>
        </table:table-row>
        <table:table-row table:style-name="ro1">
          <table:table-cell office:value-type="float" office:value="-0.101718" calcext:value-type="float">
            <text:p>-0.101718</text:p>
          </table:table-cell>
          <table:table-cell office:value-type="float" office:value="3468.4" calcext:value-type="float">
            <text:p>3468.4</text:p>
          </table:table-cell>
        </table:table-row>
        <table:table-row table:style-name="ro1">
          <table:table-cell office:value-type="float" office:value="-0.0979359" calcext:value-type="float">
            <text:p>-0.0979359</text:p>
          </table:table-cell>
          <table:table-cell office:value-type="float" office:value="3469.93" calcext:value-type="float">
            <text:p>3469.93</text:p>
          </table:table-cell>
        </table:table-row>
        <table:table-row table:style-name="ro1">
          <table:table-cell office:value-type="float" office:value="-0.0934058" calcext:value-type="float">
            <text:p>-0.0934058</text:p>
          </table:table-cell>
          <table:table-cell office:value-type="float" office:value="3471.47" calcext:value-type="float">
            <text:p>3471.47</text:p>
          </table:table-cell>
        </table:table-row>
        <table:table-row table:style-name="ro1">
          <table:table-cell office:value-type="float" office:value="-0.0882084" calcext:value-type="float">
            <text:p>-0.0882084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-0.0822552" calcext:value-type="float">
            <text:p>-0.0822552</text:p>
          </table:table-cell>
          <table:table-cell office:value-type="float" office:value="3474.53" calcext:value-type="float">
            <text:p>3474.53</text:p>
          </table:table-cell>
        </table:table-row>
        <table:table-row table:style-name="ro1">
          <table:table-cell office:value-type="float" office:value="-0.0758835" calcext:value-type="float">
            <text:p>-0.0758835</text:p>
          </table:table-cell>
          <table:table-cell office:value-type="float" office:value="3476.07" calcext:value-type="float">
            <text:p>3476.07</text:p>
          </table:table-cell>
        </table:table-row>
        <table:table-row table:style-name="ro1">
          <table:table-cell office:value-type="float" office:value="-0.0690318" calcext:value-type="float">
            <text:p>-0.0690318</text:p>
          </table:table-cell>
          <table:table-cell office:value-type="float" office:value="3477.6" calcext:value-type="float">
            <text:p>3477.6</text:p>
          </table:table-cell>
        </table:table-row>
        <table:table-row table:style-name="ro1">
          <table:table-cell office:value-type="float" office:value="-0.0618688" calcext:value-type="float">
            <text:p>-0.0618688</text:p>
          </table:table-cell>
          <table:table-cell office:value-type="float" office:value="3479.13" calcext:value-type="float">
            <text:p>3479.13</text:p>
          </table:table-cell>
        </table:table-row>
        <table:table-row table:style-name="ro1">
          <table:table-cell office:value-type="float" office:value="-0.0546518" calcext:value-type="float">
            <text:p>-0.0546518</text:p>
          </table:table-cell>
          <table:table-cell office:value-type="float" office:value="3480.67" calcext:value-type="float">
            <text:p>3480.67</text:p>
          </table:table-cell>
        </table:table-row>
        <table:table-row table:style-name="ro1">
          <table:table-cell office:value-type="float" office:value="-0.0473282" calcext:value-type="float">
            <text:p>-0.0473282</text:p>
          </table:table-cell>
          <table:table-cell office:value-type="float" office:value="3482.2" calcext:value-type="float">
            <text:p>3482.2</text:p>
          </table:table-cell>
        </table:table-row>
        <table:table-row table:style-name="ro1">
          <table:table-cell office:value-type="float" office:value="-0.0402529" calcext:value-type="float">
            <text:p>-0.0402529</text:p>
          </table:table-cell>
          <table:table-cell office:value-type="float" office:value="3483.73" calcext:value-type="float">
            <text:p>3483.73</text:p>
          </table:table-cell>
        </table:table-row>
        <table:table-row table:style-name="ro1">
          <table:table-cell office:value-type="float" office:value="-0.0334749" calcext:value-type="float">
            <text:p>-0.0334749</text:p>
          </table:table-cell>
          <table:table-cell office:value-type="float" office:value="3485.27" calcext:value-type="float">
            <text:p>3485.27</text:p>
          </table:table-cell>
        </table:table-row>
        <table:table-row table:style-name="ro1">
          <table:table-cell office:value-type="float" office:value="-0.0270995" calcext:value-type="float">
            <text:p>-0.0270995</text:p>
          </table:table-cell>
          <table:table-cell office:value-type="float" office:value="3486.8" calcext:value-type="float">
            <text:p>3486.8</text:p>
          </table:table-cell>
        </table:table-row>
        <table:table-row table:style-name="ro1">
          <table:table-cell office:value-type="float" office:value="-0.0214153" calcext:value-type="float">
            <text:p>-0.0214153</text:p>
          </table:table-cell>
          <table:table-cell office:value-type="float" office:value="3488.33" calcext:value-type="float">
            <text:p>3488.33</text:p>
          </table:table-cell>
        </table:table-row>
        <table:table-row table:style-name="ro1">
          <table:table-cell office:value-type="float" office:value="-0.016297" calcext:value-type="float">
            <text:p>-0.016297</text:p>
          </table:table-cell>
          <table:table-cell office:value-type="float" office:value="3489.87" calcext:value-type="float">
            <text:p>3489.87</text:p>
          </table:table-cell>
        </table:table-row>
        <table:table-row table:style-name="ro1">
          <table:table-cell office:value-type="float" office:value="-0.0119735" calcext:value-type="float">
            <text:p>-0.0119735</text:p>
          </table:table-cell>
          <table:table-cell office:value-type="float" office:value="3491.4" calcext:value-type="float">
            <text:p>3491.4</text:p>
          </table:table-cell>
        </table:table-row>
        <table:table-row table:style-name="ro1">
          <table:table-cell office:value-type="float" office:value="-0.00845494" calcext:value-type="float">
            <text:p>-0.00845494</text:p>
          </table:table-cell>
          <table:table-cell office:value-type="float" office:value="3492.93" calcext:value-type="float">
            <text:p>3492.93</text:p>
          </table:table-cell>
        </table:table-row>
        <table:table-row table:style-name="ro1">
          <table:table-cell office:value-type="float" office:value="-0.0056302" calcext:value-type="float">
            <text:p>-0.0056302</text:p>
          </table:table-cell>
          <table:table-cell office:value-type="float" office:value="3494.47" calcext:value-type="float">
            <text:p>3494.47</text:p>
          </table:table-cell>
        </table:table-row>
        <table:table-row table:style-name="ro1">
          <table:table-cell office:value-type="float" office:value="-0.00373202" calcext:value-type="float">
            <text:p>-0.00373202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-0.00258659" calcext:value-type="float">
            <text:p>-0.00258659</text:p>
          </table:table-cell>
          <table:table-cell office:value-type="float" office:value="3497.53" calcext:value-type="float">
            <text:p>3497.53</text:p>
          </table:table-cell>
        </table:table-row>
        <table:table-row table:style-name="ro1">
          <table:table-cell office:value-type="float" office:value="-0.0023041" calcext:value-type="float">
            <text:p>-0.0023041</text:p>
          </table:table-cell>
          <table:table-cell office:value-type="float" office:value="3499.07" calcext:value-type="float">
            <text:p>3499.07</text:p>
          </table:table-cell>
        </table:table-row>
        <table:table-row table:style-name="ro1">
          <table:table-cell office:value-type="float" office:value="-0.00300543" calcext:value-type="float">
            <text:p>-0.00300543</text:p>
          </table:table-cell>
          <table:table-cell office:value-type="float" office:value="3500.6" calcext:value-type="float">
            <text:p>3500.6</text:p>
          </table:table-cell>
        </table:table-row>
        <table:table-row table:style-name="ro1">
          <table:table-cell office:value-type="float" office:value="-0.00455606" calcext:value-type="float">
            <text:p>-0.00455606</text:p>
          </table:table-cell>
          <table:table-cell office:value-type="float" office:value="3502.13" calcext:value-type="float">
            <text:p>3502.13</text:p>
          </table:table-cell>
        </table:table-row>
        <table:table-row table:style-name="ro1">
          <table:table-cell office:value-type="float" office:value="-0.00719313" calcext:value-type="float">
            <text:p>-0.00719313</text:p>
          </table:table-cell>
          <table:table-cell office:value-type="float" office:value="3503.67" calcext:value-type="float">
            <text:p>3503.67</text:p>
          </table:table-cell>
        </table:table-row>
        <table:table-row table:style-name="ro1">
          <table:table-cell office:value-type="float" office:value="-0.0107853" calcext:value-type="float">
            <text:p>-0.0107853</text:p>
          </table:table-cell>
          <table:table-cell office:value-type="float" office:value="3505.2" calcext:value-type="float">
            <text:p>3505.2</text:p>
          </table:table-cell>
        </table:table-row>
        <table:table-row table:style-name="ro1">
          <table:table-cell office:value-type="float" office:value="-0.0152805" calcext:value-type="float">
            <text:p>-0.0152805</text:p>
          </table:table-cell>
          <table:table-cell office:value-type="float" office:value="3506.73" calcext:value-type="float">
            <text:p>3506.73</text:p>
          </table:table-cell>
        </table:table-row>
        <table:table-row table:style-name="ro1">
          <table:table-cell office:value-type="float" office:value="-0.0207082" calcext:value-type="float">
            <text:p>-0.0207082</text:p>
          </table:table-cell>
          <table:table-cell office:value-type="float" office:value="3508.27" calcext:value-type="float">
            <text:p>3508.27</text:p>
          </table:table-cell>
        </table:table-row>
        <table:table-row table:style-name="ro1">
          <table:table-cell office:value-type="float" office:value="-0.0267076" calcext:value-type="float">
            <text:p>-0.0267076</text:p>
          </table:table-cell>
          <table:table-cell office:value-type="float" office:value="3509.8" calcext:value-type="float">
            <text:p>3509.8</text:p>
          </table:table-cell>
        </table:table-row>
        <table:table-row table:style-name="ro1">
          <table:table-cell office:value-type="float" office:value="-0.0332741" calcext:value-type="float">
            <text:p>-0.0332741</text:p>
          </table:table-cell>
          <table:table-cell office:value-type="float" office:value="3511.33" calcext:value-type="float">
            <text:p>3511.33</text:p>
          </table:table-cell>
        </table:table-row>
        <table:table-row table:style-name="ro1">
          <table:table-cell office:value-type="float" office:value="-0.0401519" calcext:value-type="float">
            <text:p>-0.0401519</text:p>
          </table:table-cell>
          <table:table-cell office:value-type="float" office:value="3512.87" calcext:value-type="float">
            <text:p>3512.87</text:p>
          </table:table-cell>
        </table:table-row>
        <table:table-row table:style-name="ro1">
          <table:table-cell office:value-type="float" office:value="-0.0470808" calcext:value-type="float">
            <text:p>-0.0470808</text:p>
          </table:table-cell>
          <table:table-cell office:value-type="float" office:value="3514.4" calcext:value-type="float">
            <text:p>3514.4</text:p>
          </table:table-cell>
        </table:table-row>
        <table:table-row table:style-name="ro1">
          <table:table-cell office:value-type="float" office:value="-0.0541199" calcext:value-type="float">
            <text:p>-0.0541199</text:p>
          </table:table-cell>
          <table:table-cell office:value-type="float" office:value="3515.93" calcext:value-type="float">
            <text:p>3515.93</text:p>
          </table:table-cell>
        </table:table-row>
        <table:table-row table:style-name="ro1">
          <table:table-cell office:value-type="float" office:value="-0.0609719" calcext:value-type="float">
            <text:p>-0.0609719</text:p>
          </table:table-cell>
          <table:table-cell office:value-type="float" office:value="3517.47" calcext:value-type="float">
            <text:p>3517.47</text:p>
          </table:table-cell>
        </table:table-row>
        <table:table-row table:style-name="ro1">
          <table:table-cell office:value-type="float" office:value="-0.0676998" calcext:value-type="float">
            <text:p>-0.0676998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-0.0742979" calcext:value-type="float">
            <text:p>-0.0742979</text:p>
          </table:table-cell>
          <table:table-cell office:value-type="float" office:value="3520.53" calcext:value-type="float">
            <text:p>3520.53</text:p>
          </table:table-cell>
        </table:table-row>
        <table:table-row table:style-name="ro1">
          <table:table-cell office:value-type="float" office:value="-0.0805636" calcext:value-type="float">
            <text:p>-0.0805636</text:p>
          </table:table-cell>
          <table:table-cell office:value-type="float" office:value="3522.07" calcext:value-type="float">
            <text:p>3522.07</text:p>
          </table:table-cell>
        </table:table-row>
        <table:table-row table:style-name="ro1">
          <table:table-cell office:value-type="float" office:value="-0.0866333" calcext:value-type="float">
            <text:p>-0.0866333</text:p>
          </table:table-cell>
          <table:table-cell office:value-type="float" office:value="3523.6" calcext:value-type="float">
            <text:p>3523.6</text:p>
          </table:table-cell>
        </table:table-row>
        <table:table-row table:style-name="ro1">
          <table:table-cell office:value-type="float" office:value="-0.0922265" calcext:value-type="float">
            <text:p>-0.0922265</text:p>
          </table:table-cell>
          <table:table-cell office:value-type="float" office:value="3525.13" calcext:value-type="float">
            <text:p>3525.13</text:p>
          </table:table-cell>
        </table:table-row>
        <table:table-row table:style-name="ro1">
          <table:table-cell office:value-type="float" office:value="-0.0972157" calcext:value-type="float">
            <text:p>-0.0972157</text:p>
          </table:table-cell>
          <table:table-cell office:value-type="float" office:value="3526.67" calcext:value-type="float">
            <text:p>3526.67</text:p>
          </table:table-cell>
        </table:table-row>
        <table:table-row table:style-name="ro1">
          <table:table-cell office:value-type="float" office:value="-0.101524" calcext:value-type="float">
            <text:p>-0.101524</text:p>
          </table:table-cell>
          <table:table-cell office:value-type="float" office:value="3528.2" calcext:value-type="float">
            <text:p>3528.2</text:p>
          </table:table-cell>
        </table:table-row>
        <table:table-row table:style-name="ro1">
          <table:table-cell office:value-type="float" office:value="-0.104769" calcext:value-type="float">
            <text:p>-0.104769</text:p>
          </table:table-cell>
          <table:table-cell office:value-type="float" office:value="3529.73" calcext:value-type="float">
            <text:p>3529.73</text:p>
          </table:table-cell>
        </table:table-row>
        <table:table-row table:style-name="ro1">
          <table:table-cell office:value-type="float" office:value="-0.107011" calcext:value-type="float">
            <text:p>-0.107011</text:p>
          </table:table-cell>
          <table:table-cell office:value-type="float" office:value="3531.27" calcext:value-type="float">
            <text:p>3531.27</text:p>
          </table:table-cell>
        </table:table-row>
        <table:table-row table:style-name="ro1">
          <table:table-cell office:value-type="float" office:value="-0.108091" calcext:value-type="float">
            <text:p>-0.108091</text:p>
          </table:table-cell>
          <table:table-cell office:value-type="float" office:value="3532.8" calcext:value-type="float">
            <text:p>3532.8</text:p>
          </table:table-cell>
        </table:table-row>
        <table:table-row table:style-name="ro1">
          <table:table-cell office:value-type="float" office:value="-0.107969" calcext:value-type="float">
            <text:p>-0.107969</text:p>
          </table:table-cell>
          <table:table-cell office:value-type="float" office:value="3534.33" calcext:value-type="float">
            <text:p>3534.33</text:p>
          </table:table-cell>
        </table:table-row>
        <table:table-row table:style-name="ro1">
          <table:table-cell office:value-type="float" office:value="-0.106922" calcext:value-type="float">
            <text:p>-0.106922</text:p>
          </table:table-cell>
          <table:table-cell office:value-type="float" office:value="3535.87" calcext:value-type="float">
            <text:p>3535.87</text:p>
          </table:table-cell>
        </table:table-row>
        <table:table-row table:style-name="ro1">
          <table:table-cell office:value-type="float" office:value="-0.104878" calcext:value-type="float">
            <text:p>-0.104878</text:p>
          </table:table-cell>
          <table:table-cell office:value-type="float" office:value="3537.4" calcext:value-type="float">
            <text:p>3537.4</text:p>
          </table:table-cell>
        </table:table-row>
        <table:table-row table:style-name="ro1">
          <table:table-cell office:value-type="float" office:value="-0.102127" calcext:value-type="float">
            <text:p>-0.102127</text:p>
          </table:table-cell>
          <table:table-cell office:value-type="float" office:value="3538.93" calcext:value-type="float">
            <text:p>3538.93</text:p>
          </table:table-cell>
        </table:table-row>
        <table:table-row table:style-name="ro1">
          <table:table-cell office:value-type="float" office:value="-0.0987955" calcext:value-type="float">
            <text:p>-0.0987955</text:p>
          </table:table-cell>
          <table:table-cell office:value-type="float" office:value="3540.47" calcext:value-type="float">
            <text:p>3540.47</text:p>
          </table:table-cell>
        </table:table-row>
        <table:table-row table:style-name="ro1">
          <table:table-cell office:value-type="float" office:value="-0.0948078" calcext:value-type="float">
            <text:p>-0.0948078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-0.0903657" calcext:value-type="float">
            <text:p>-0.0903657</text:p>
          </table:table-cell>
          <table:table-cell office:value-type="float" office:value="3543.53" calcext:value-type="float">
            <text:p>3543.53</text:p>
          </table:table-cell>
        </table:table-row>
        <table:table-row table:style-name="ro1">
          <table:table-cell office:value-type="float" office:value="-0.0852544" calcext:value-type="float">
            <text:p>-0.0852544</text:p>
          </table:table-cell>
          <table:table-cell office:value-type="float" office:value="3545.07" calcext:value-type="float">
            <text:p>3545.07</text:p>
          </table:table-cell>
        </table:table-row>
        <table:table-row table:style-name="ro1">
          <table:table-cell office:value-type="float" office:value="-0.0794787" calcext:value-type="float">
            <text:p>-0.0794787</text:p>
          </table:table-cell>
          <table:table-cell office:value-type="float" office:value="3546.6" calcext:value-type="float">
            <text:p>3546.6</text:p>
          </table:table-cell>
        </table:table-row>
        <table:table-row table:style-name="ro1">
          <table:table-cell office:value-type="float" office:value="-0.0730986" calcext:value-type="float">
            <text:p>-0.0730986</text:p>
          </table:table-cell>
          <table:table-cell office:value-type="float" office:value="3548.13" calcext:value-type="float">
            <text:p>3548.13</text:p>
          </table:table-cell>
        </table:table-row>
        <table:table-row table:style-name="ro1">
          <table:table-cell office:value-type="float" office:value="-0.0659991" calcext:value-type="float">
            <text:p>-0.0659991</text:p>
          </table:table-cell>
          <table:table-cell office:value-type="float" office:value="3549.67" calcext:value-type="float">
            <text:p>3549.67</text:p>
          </table:table-cell>
        </table:table-row>
        <table:table-row table:style-name="ro1">
          <table:table-cell office:value-type="float" office:value="-0.058532" calcext:value-type="float">
            <text:p>-0.058532</text:p>
          </table:table-cell>
          <table:table-cell office:value-type="float" office:value="3551.2" calcext:value-type="float">
            <text:p>3551.2</text:p>
          </table:table-cell>
        </table:table-row>
        <table:table-row table:style-name="ro1">
          <table:table-cell office:value-type="float" office:value="-0.0508149" calcext:value-type="float">
            <text:p>-0.0508149</text:p>
          </table:table-cell>
          <table:table-cell office:value-type="float" office:value="3552.73" calcext:value-type="float">
            <text:p>3552.73</text:p>
          </table:table-cell>
        </table:table-row>
        <table:table-row table:style-name="ro1">
          <table:table-cell office:value-type="float" office:value="-0.0431277" calcext:value-type="float">
            <text:p>-0.0431277</text:p>
          </table:table-cell>
          <table:table-cell office:value-type="float" office:value="3554.27" calcext:value-type="float">
            <text:p>3554.27</text:p>
          </table:table-cell>
        </table:table-row>
        <table:table-row table:style-name="ro1">
          <table:table-cell office:value-type="float" office:value="-0.035913" calcext:value-type="float">
            <text:p>-0.035913</text:p>
          </table:table-cell>
          <table:table-cell office:value-type="float" office:value="3555.8" calcext:value-type="float">
            <text:p>3555.8</text:p>
          </table:table-cell>
        </table:table-row>
        <table:table-row table:style-name="ro1">
          <table:table-cell office:value-type="float" office:value="-0.0291975" calcext:value-type="float">
            <text:p>-0.0291975</text:p>
          </table:table-cell>
          <table:table-cell office:value-type="float" office:value="3557.33" calcext:value-type="float">
            <text:p>3557.33</text:p>
          </table:table-cell>
        </table:table-row>
        <table:table-row table:style-name="ro1">
          <table:table-cell office:value-type="float" office:value="-0.0232951" calcext:value-type="float">
            <text:p>-0.0232951</text:p>
          </table:table-cell>
          <table:table-cell office:value-type="float" office:value="3558.87" calcext:value-type="float">
            <text:p>3558.87</text:p>
          </table:table-cell>
        </table:table-row>
        <table:table-row table:style-name="ro1">
          <table:table-cell office:value-type="float" office:value="-0.0182132" calcext:value-type="float">
            <text:p>-0.0182132</text:p>
          </table:table-cell>
          <table:table-cell office:value-type="float" office:value="3560.4" calcext:value-type="float">
            <text:p>3560.4</text:p>
          </table:table-cell>
        </table:table-row>
        <table:table-row table:style-name="ro1">
          <table:table-cell office:value-type="float" office:value="-0.013799" calcext:value-type="float">
            <text:p>-0.013799</text:p>
          </table:table-cell>
          <table:table-cell office:value-type="float" office:value="3561.93" calcext:value-type="float">
            <text:p>3561.93</text:p>
          </table:table-cell>
        </table:table-row>
        <table:table-row table:style-name="ro1">
          <table:table-cell office:value-type="float" office:value="-0.0101634" calcext:value-type="float">
            <text:p>-0.0101634</text:p>
          </table:table-cell>
          <table:table-cell office:value-type="float" office:value="3563.47" calcext:value-type="float">
            <text:p>3563.47</text:p>
          </table:table-cell>
        </table:table-row>
        <table:table-row table:style-name="ro1">
          <table:table-cell office:value-type="float" office:value="-0.00704823" calcext:value-type="float">
            <text:p>-0.00704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-0.00452243" calcext:value-type="float">
            <text:p>-0.00452243</text:p>
          </table:table-cell>
          <table:table-cell office:value-type="float" office:value="3566.53" calcext:value-type="float">
            <text:p>3566.53</text:p>
          </table:table-cell>
        </table:table-row>
        <table:table-row table:style-name="ro1">
          <table:table-cell office:value-type="float" office:value="-0.00269665" calcext:value-type="float">
            <text:p>-0.00269665</text:p>
          </table:table-cell>
          <table:table-cell office:value-type="float" office:value="3568.07" calcext:value-type="float">
            <text:p>3568.07</text:p>
          </table:table-cell>
        </table:table-row>
        <table:table-row table:style-name="ro1">
          <table:table-cell office:value-type="float" office:value="-0.00155316" calcext:value-type="float">
            <text:p>-0.00155316</text:p>
          </table:table-cell>
          <table:table-cell office:value-type="float" office:value="3569.6" calcext:value-type="float">
            <text:p>3569.6</text:p>
          </table:table-cell>
        </table:table-row>
        <table:table-row table:style-name="ro1">
          <table:table-cell office:value-type="float" office:value="-0.00146804" calcext:value-type="float">
            <text:p>-0.00146804</text:p>
          </table:table-cell>
          <table:table-cell office:value-type="float" office:value="3571.13" calcext:value-type="float">
            <text:p>3571.13</text:p>
          </table:table-cell>
        </table:table-row>
        <table:table-row table:style-name="ro1">
          <table:table-cell office:value-type="float" office:value="-0.00246496" calcext:value-type="float">
            <text:p>-0.00246496</text:p>
          </table:table-cell>
          <table:table-cell office:value-type="float" office:value="3572.67" calcext:value-type="float">
            <text:p>3572.67</text:p>
          </table:table-cell>
        </table:table-row>
        <table:table-row table:style-name="ro1">
          <table:table-cell office:value-type="float" office:value="-0.00466287" calcext:value-type="float">
            <text:p>-0.00466287</text:p>
          </table:table-cell>
          <table:table-cell office:value-type="float" office:value="3574.2" calcext:value-type="float">
            <text:p>3574.2</text:p>
          </table:table-cell>
        </table:table-row>
        <table:table-row table:style-name="ro1">
          <table:table-cell office:value-type="float" office:value="-0.00817158" calcext:value-type="float">
            <text:p>-0.00817158</text:p>
          </table:table-cell>
          <table:table-cell office:value-type="float" office:value="3575.73" calcext:value-type="float">
            <text:p>3575.73</text:p>
          </table:table-cell>
        </table:table-row>
        <table:table-row table:style-name="ro1">
          <table:table-cell office:value-type="float" office:value="-0.012662" calcext:value-type="float">
            <text:p>-0.012662</text:p>
          </table:table-cell>
          <table:table-cell office:value-type="float" office:value="3577.27" calcext:value-type="float">
            <text:p>3577.27</text:p>
          </table:table-cell>
        </table:table-row>
        <table:table-row table:style-name="ro1">
          <table:table-cell office:value-type="float" office:value="-0.0180943" calcext:value-type="float">
            <text:p>-0.0180943</text:p>
          </table:table-cell>
          <table:table-cell office:value-type="float" office:value="3578.8" calcext:value-type="float">
            <text:p>3578.8</text:p>
          </table:table-cell>
        </table:table-row>
        <table:table-row table:style-name="ro1">
          <table:table-cell office:value-type="float" office:value="-0.0241248" calcext:value-type="float">
            <text:p>-0.0241248</text:p>
          </table:table-cell>
          <table:table-cell office:value-type="float" office:value="3580.33" calcext:value-type="float">
            <text:p>3580.33</text:p>
          </table:table-cell>
        </table:table-row>
        <table:table-row table:style-name="ro1">
          <table:table-cell office:value-type="float" office:value="-0.0304125" calcext:value-type="float">
            <text:p>-0.0304125</text:p>
          </table:table-cell>
          <table:table-cell office:value-type="float" office:value="3581.87" calcext:value-type="float">
            <text:p>3581.87</text:p>
          </table:table-cell>
        </table:table-row>
        <table:table-row table:style-name="ro1">
          <table:table-cell office:value-type="float" office:value="-0.0369401" calcext:value-type="float">
            <text:p>-0.0369401</text:p>
          </table:table-cell>
          <table:table-cell office:value-type="float" office:value="3583.4" calcext:value-type="float">
            <text:p>3583.4</text:p>
          </table:table-cell>
        </table:table-row>
        <table:table-row table:style-name="ro1">
          <table:table-cell office:value-type="float" office:value="-0.0434053" calcext:value-type="float">
            <text:p>-0.0434053</text:p>
          </table:table-cell>
          <table:table-cell office:value-type="float" office:value="3584.93" calcext:value-type="float">
            <text:p>3584.93</text:p>
          </table:table-cell>
        </table:table-row>
        <table:table-row table:style-name="ro1">
          <table:table-cell office:value-type="float" office:value="-0.0499085" calcext:value-type="float">
            <text:p>-0.0499085</text:p>
          </table:table-cell>
          <table:table-cell office:value-type="float" office:value="3586.47" calcext:value-type="float">
            <text:p>3586.47</text:p>
          </table:table-cell>
        </table:table-row>
        <table:table-row table:style-name="ro1">
          <table:table-cell office:value-type="float" office:value="-0.0565194" calcext:value-type="float">
            <text:p>-0.0565194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-0.0631554" calcext:value-type="float">
            <text:p>-0.0631554</text:p>
          </table:table-cell>
          <table:table-cell office:value-type="float" office:value="3589.53" calcext:value-type="float">
            <text:p>3589.53</text:p>
          </table:table-cell>
        </table:table-row>
        <table:table-row table:style-name="ro1">
          <table:table-cell office:value-type="float" office:value="-0.0700254" calcext:value-type="float">
            <text:p>-0.0700254</text:p>
          </table:table-cell>
          <table:table-cell office:value-type="float" office:value="3591.07" calcext:value-type="float">
            <text:p>3591.07</text:p>
          </table:table-cell>
        </table:table-row>
        <table:table-row table:style-name="ro1">
          <table:table-cell office:value-type="float" office:value="-0.0769029" calcext:value-type="float">
            <text:p>-0.0769029</text:p>
          </table:table-cell>
          <table:table-cell office:value-type="float" office:value="3592.6" calcext:value-type="float">
            <text:p>3592.6</text:p>
          </table:table-cell>
        </table:table-row>
        <table:table-row table:style-name="ro1">
          <table:table-cell office:value-type="float" office:value="-0.083654" calcext:value-type="float">
            <text:p>-0.083654</text:p>
          </table:table-cell>
          <table:table-cell office:value-type="float" office:value="3594.13" calcext:value-type="float">
            <text:p>3594.13</text:p>
          </table:table-cell>
        </table:table-row>
        <table:table-row table:style-name="ro1">
          <table:table-cell office:value-type="float" office:value="-0.0901168" calcext:value-type="float">
            <text:p>-0.0901168</text:p>
          </table:table-cell>
          <table:table-cell office:value-type="float" office:value="3595.67" calcext:value-type="float">
            <text:p>3595.67</text:p>
          </table:table-cell>
        </table:table-row>
        <table:table-row table:style-name="ro1">
          <table:table-cell office:value-type="float" office:value="-0.0958121" calcext:value-type="float">
            <text:p>-0.0958121</text:p>
          </table:table-cell>
          <table:table-cell office:value-type="float" office:value="3597.2" calcext:value-type="float">
            <text:p>3597.2</text:p>
          </table:table-cell>
        </table:table-row>
        <table:table-row table:style-name="ro1">
          <table:table-cell office:value-type="float" office:value="-0.100646" calcext:value-type="float">
            <text:p>-0.100646</text:p>
          </table:table-cell>
          <table:table-cell office:value-type="float" office:value="3598.73" calcext:value-type="float">
            <text:p>3598.73</text:p>
          </table:table-cell>
        </table:table-row>
        <table:table-row table:style-name="ro1">
          <table:table-cell office:value-type="float" office:value="-0.104334" calcext:value-type="float">
            <text:p>-0.104334</text:p>
          </table:table-cell>
          <table:table-cell office:value-type="float" office:value="3600.27" calcext:value-type="float">
            <text:p>3600.27</text:p>
          </table:table-cell>
        </table:table-row>
        <table:table-row table:style-name="ro1">
          <table:table-cell office:value-type="float" office:value="-0.106749" calcext:value-type="float">
            <text:p>-0.106749</text:p>
          </table:table-cell>
          <table:table-cell office:value-type="float" office:value="3601.8" calcext:value-type="float">
            <text:p>3601.8</text:p>
          </table:table-cell>
        </table:table-row>
        <table:table-row table:style-name="ro1">
          <table:table-cell office:value-type="float" office:value="-0.10808" calcext:value-type="float">
            <text:p>-0.10808</text:p>
          </table:table-cell>
          <table:table-cell office:value-type="float" office:value="3603.33" calcext:value-type="float">
            <text:p>3603.33</text:p>
          </table:table-cell>
        </table:table-row>
        <table:table-row table:style-name="ro1">
          <table:table-cell office:value-type="float" office:value="-0.108276" calcext:value-type="float">
            <text:p>-0.108276</text:p>
          </table:table-cell>
          <table:table-cell office:value-type="float" office:value="3604.87" calcext:value-type="float">
            <text:p>3604.87</text:p>
          </table:table-cell>
        </table:table-row>
        <table:table-row table:style-name="ro1">
          <table:table-cell office:value-type="float" office:value="-0.107637" calcext:value-type="float">
            <text:p>-0.107637</text:p>
          </table:table-cell>
          <table:table-cell office:value-type="float" office:value="3606.4" calcext:value-type="float">
            <text:p>3606.4</text:p>
          </table:table-cell>
        </table:table-row>
        <table:table-row table:style-name="ro1">
          <table:table-cell office:value-type="float" office:value="-0.106309" calcext:value-type="float">
            <text:p>-0.106309</text:p>
          </table:table-cell>
          <table:table-cell office:value-type="float" office:value="3607.93" calcext:value-type="float">
            <text:p>3607.93</text:p>
          </table:table-cell>
        </table:table-row>
        <table:table-row table:style-name="ro1">
          <table:table-cell office:value-type="float" office:value="-0.104288" calcext:value-type="float">
            <text:p>-0.104288</text:p>
          </table:table-cell>
          <table:table-cell office:value-type="float" office:value="3609.47" calcext:value-type="float">
            <text:p>3609.47</text:p>
          </table:table-cell>
        </table:table-row>
        <table:table-row table:style-name="ro1">
          <table:table-cell office:value-type="float" office:value="-0.101762" calcext:value-type="float">
            <text:p>-0.101762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-0.0984994" calcext:value-type="float">
            <text:p>-0.0984994</text:p>
          </table:table-cell>
          <table:table-cell office:value-type="float" office:value="3612.53" calcext:value-type="float">
            <text:p>3612.53</text:p>
          </table:table-cell>
        </table:table-row>
        <table:table-row table:style-name="ro1">
          <table:table-cell office:value-type="float" office:value="-0.0944732" calcext:value-type="float">
            <text:p>-0.0944732</text:p>
          </table:table-cell>
          <table:table-cell office:value-type="float" office:value="3614.07" calcext:value-type="float">
            <text:p>3614.07</text:p>
          </table:table-cell>
        </table:table-row>
        <table:table-row table:style-name="ro1">
          <table:table-cell office:value-type="float" office:value="-0.0896385" calcext:value-type="float">
            <text:p>-0.0896385</text:p>
          </table:table-cell>
          <table:table-cell office:value-type="float" office:value="3615.6" calcext:value-type="float">
            <text:p>3615.6</text:p>
          </table:table-cell>
        </table:table-row>
        <table:table-row table:style-name="ro1">
          <table:table-cell office:value-type="float" office:value="-0.0838097" calcext:value-type="float">
            <text:p>-0.0838097</text:p>
          </table:table-cell>
          <table:table-cell office:value-type="float" office:value="3617.13" calcext:value-type="float">
            <text:p>3617.13</text:p>
          </table:table-cell>
        </table:table-row>
        <table:table-row table:style-name="ro1">
          <table:table-cell office:value-type="float" office:value="-0.0772515" calcext:value-type="float">
            <text:p>-0.0772515</text:p>
          </table:table-cell>
          <table:table-cell office:value-type="float" office:value="3618.67" calcext:value-type="float">
            <text:p>3618.67</text:p>
          </table:table-cell>
        </table:table-row>
        <table:table-row table:style-name="ro1">
          <table:table-cell office:value-type="float" office:value="-0.0700172" calcext:value-type="float">
            <text:p>-0.0700172</text:p>
          </table:table-cell>
          <table:table-cell office:value-type="float" office:value="3620.2" calcext:value-type="float">
            <text:p>3620.2</text:p>
          </table:table-cell>
        </table:table-row>
        <table:table-row table:style-name="ro1">
          <table:table-cell office:value-type="float" office:value="-0.0623724" calcext:value-type="float">
            <text:p>-0.0623724</text:p>
          </table:table-cell>
          <table:table-cell office:value-type="float" office:value="3621.73" calcext:value-type="float">
            <text:p>3621.73</text:p>
          </table:table-cell>
        </table:table-row>
        <table:table-row table:style-name="ro1">
          <table:table-cell office:value-type="float" office:value="-0.0547549" calcext:value-type="float">
            <text:p>-0.0547549</text:p>
          </table:table-cell>
          <table:table-cell office:value-type="float" office:value="3623.27" calcext:value-type="float">
            <text:p>3623.27</text:p>
          </table:table-cell>
        </table:table-row>
        <table:table-row table:style-name="ro1">
          <table:table-cell office:value-type="float" office:value="-0.0472565" calcext:value-type="float">
            <text:p>-0.0472565</text:p>
          </table:table-cell>
          <table:table-cell office:value-type="float" office:value="3624.8" calcext:value-type="float">
            <text:p>3624.8</text:p>
          </table:table-cell>
        </table:table-row>
        <table:table-row table:style-name="ro1">
          <table:table-cell office:value-type="float" office:value="-0.0402449" calcext:value-type="float">
            <text:p>-0.0402449</text:p>
          </table:table-cell>
          <table:table-cell office:value-type="float" office:value="3626.33" calcext:value-type="float">
            <text:p>3626.33</text:p>
          </table:table-cell>
        </table:table-row>
        <table:table-row table:style-name="ro1">
          <table:table-cell office:value-type="float" office:value="-0.0337929" calcext:value-type="float">
            <text:p>-0.0337929</text:p>
          </table:table-cell>
          <table:table-cell office:value-type="float" office:value="3627.87" calcext:value-type="float">
            <text:p>3627.87</text:p>
          </table:table-cell>
        </table:table-row>
        <table:table-row table:style-name="ro1">
          <table:table-cell office:value-type="float" office:value="-0.0278325" calcext:value-type="float">
            <text:p>-0.0278325</text:p>
          </table:table-cell>
          <table:table-cell office:value-type="float" office:value="3629.4" calcext:value-type="float">
            <text:p>3629.4</text:p>
          </table:table-cell>
        </table:table-row>
        <table:table-row table:style-name="ro1">
          <table:table-cell office:value-type="float" office:value="-0.0224831" calcext:value-type="float">
            <text:p>-0.0224831</text:p>
          </table:table-cell>
          <table:table-cell office:value-type="float" office:value="3630.93" calcext:value-type="float">
            <text:p>3630.93</text:p>
          </table:table-cell>
        </table:table-row>
        <table:table-row table:style-name="ro1">
          <table:table-cell office:value-type="float" office:value="-0.0175125" calcext:value-type="float">
            <text:p>-0.0175125</text:p>
          </table:table-cell>
          <table:table-cell office:value-type="float" office:value="3632.47" calcext:value-type="float">
            <text:p>3632.47</text:p>
          </table:table-cell>
        </table:table-row>
        <table:table-row table:style-name="ro1">
          <table:table-cell office:value-type="float" office:value="-0.0129877" calcext:value-type="float">
            <text:p>-0.0129877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-0.0089739" calcext:value-type="float">
            <text:p>-0.0089739</text:p>
          </table:table-cell>
          <table:table-cell office:value-type="float" office:value="3635.53" calcext:value-type="float">
            <text:p>3635.53</text:p>
          </table:table-cell>
        </table:table-row>
        <table:table-row table:style-name="ro1">
          <table:table-cell office:value-type="float" office:value="-0.005462" calcext:value-type="float">
            <text:p>-0.005462</text:p>
          </table:table-cell>
          <table:table-cell office:value-type="float" office:value="3637.07" calcext:value-type="float">
            <text:p>3637.07</text:p>
          </table:table-cell>
        </table:table-row>
        <table:table-row table:style-name="ro1">
          <table:table-cell office:value-type="float" office:value="-0.00282282" calcext:value-type="float">
            <text:p>-0.00282282</text:p>
          </table:table-cell>
          <table:table-cell office:value-type="float" office:value="3638.6" calcext:value-type="float">
            <text:p>3638.6</text:p>
          </table:table-cell>
        </table:table-row>
        <table:table-row table:style-name="ro1">
          <table:table-cell office:value-type="float" office:value="-0.00111861" calcext:value-type="float">
            <text:p>-0.00111861</text:p>
          </table:table-cell>
          <table:table-cell office:value-type="float" office:value="3640.13" calcext:value-type="float">
            <text:p>3640.13</text:p>
          </table:table-cell>
        </table:table-row>
        <table:table-row table:style-name="ro1">
          <table:table-cell office:value-type="float" office:value="-0.000554081" calcext:value-type="float">
            <text:p>-0.000554081</text:p>
          </table:table-cell>
          <table:table-cell office:value-type="float" office:value="3641.67" calcext:value-type="float">
            <text:p>3641.67</text:p>
          </table:table-cell>
        </table:table-row>
        <table:table-row table:style-name="ro1">
          <table:table-cell office:value-type="float" office:value="-0.00132794" calcext:value-type="float">
            <text:p>-0.00132794</text:p>
          </table:table-cell>
          <table:table-cell office:value-type="float" office:value="3643.2" calcext:value-type="float">
            <text:p>3643.2</text:p>
          </table:table-cell>
        </table:table-row>
        <table:table-row table:style-name="ro1">
          <table:table-cell office:value-type="float" office:value="-0.00324944" calcext:value-type="float">
            <text:p>-0.00324944</text:p>
          </table:table-cell>
          <table:table-cell office:value-type="float" office:value="3644.73" calcext:value-type="float">
            <text:p>3644.73</text:p>
          </table:table-cell>
        </table:table-row>
        <table:table-row table:style-name="ro1">
          <table:table-cell office:value-type="float" office:value="-0.00637371" calcext:value-type="float">
            <text:p>-0.00637371</text:p>
          </table:table-cell>
          <table:table-cell office:value-type="float" office:value="3646.27" calcext:value-type="float">
            <text:p>3646.27</text:p>
          </table:table-cell>
        </table:table-row>
        <table:table-row table:style-name="ro1">
          <table:table-cell office:value-type="float" office:value="-0.0104449" calcext:value-type="float">
            <text:p>-0.0104449</text:p>
          </table:table-cell>
          <table:table-cell office:value-type="float" office:value="3647.8" calcext:value-type="float">
            <text:p>3647.8</text:p>
          </table:table-cell>
        </table:table-row>
        <table:table-row table:style-name="ro1">
          <table:table-cell office:value-type="float" office:value="-0.0151863" calcext:value-type="float">
            <text:p>-0.0151863</text:p>
          </table:table-cell>
          <table:table-cell office:value-type="float" office:value="3649.33" calcext:value-type="float">
            <text:p>3649.33</text:p>
          </table:table-cell>
        </table:table-row>
        <table:table-row table:style-name="ro1">
          <table:table-cell office:value-type="float" office:value="-0.0205451" calcext:value-type="float">
            <text:p>-0.0205451</text:p>
          </table:table-cell>
          <table:table-cell office:value-type="float" office:value="3650.87" calcext:value-type="float">
            <text:p>3650.87</text:p>
          </table:table-cell>
        </table:table-row>
        <table:table-row table:style-name="ro1">
          <table:table-cell office:value-type="float" office:value="-0.0262028" calcext:value-type="float">
            <text:p>-0.0262028</text:p>
          </table:table-cell>
          <table:table-cell office:value-type="float" office:value="3652.4" calcext:value-type="float">
            <text:p>3652.4</text:p>
          </table:table-cell>
        </table:table-row>
        <table:table-row table:style-name="ro1">
          <table:table-cell office:value-type="float" office:value="-0.0321897" calcext:value-type="float">
            <text:p>-0.0321897</text:p>
          </table:table-cell>
          <table:table-cell office:value-type="float" office:value="3653.93" calcext:value-type="float">
            <text:p>3653.93</text:p>
          </table:table-cell>
        </table:table-row>
        <table:table-row table:style-name="ro1">
          <table:table-cell office:value-type="float" office:value="-0.0384809" calcext:value-type="float">
            <text:p>-0.0384809</text:p>
          </table:table-cell>
          <table:table-cell office:value-type="float" office:value="3655.47" calcext:value-type="float">
            <text:p>3655.47</text:p>
          </table:table-cell>
        </table:table-row>
        <table:table-row table:style-name="ro1">
          <table:table-cell office:value-type="float" office:value="-0.0449769" calcext:value-type="float">
            <text:p>-0.0449769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-0.051845" calcext:value-type="float">
            <text:p>-0.051845</text:p>
          </table:table-cell>
          <table:table-cell office:value-type="float" office:value="3658.53" calcext:value-type="float">
            <text:p>3658.53</text:p>
          </table:table-cell>
        </table:table-row>
        <table:table-row table:style-name="ro1">
          <table:table-cell office:value-type="float" office:value="-0.0588903" calcext:value-type="float">
            <text:p>-0.0588903</text:p>
          </table:table-cell>
          <table:table-cell office:value-type="float" office:value="3660.07" calcext:value-type="float">
            <text:p>3660.07</text:p>
          </table:table-cell>
        </table:table-row>
        <table:table-row table:style-name="ro1">
          <table:table-cell office:value-type="float" office:value="-0.0660586" calcext:value-type="float">
            <text:p>-0.0660586</text:p>
          </table:table-cell>
          <table:table-cell office:value-type="float" office:value="3661.6" calcext:value-type="float">
            <text:p>3661.6</text:p>
          </table:table-cell>
        </table:table-row>
        <table:table-row table:style-name="ro1">
          <table:table-cell office:value-type="float" office:value="-0.0732411" calcext:value-type="float">
            <text:p>-0.0732411</text:p>
          </table:table-cell>
          <table:table-cell office:value-type="float" office:value="3663.13" calcext:value-type="float">
            <text:p>3663.13</text:p>
          </table:table-cell>
        </table:table-row>
        <table:table-row table:style-name="ro1">
          <table:table-cell office:value-type="float" office:value="-0.0800633" calcext:value-type="float">
            <text:p>-0.0800633</text:p>
          </table:table-cell>
          <table:table-cell office:value-type="float" office:value="3664.67" calcext:value-type="float">
            <text:p>3664.67</text:p>
          </table:table-cell>
        </table:table-row>
        <table:table-row table:style-name="ro1">
          <table:table-cell office:value-type="float" office:value="-0.0864594" calcext:value-type="float">
            <text:p>-0.0864594</text:p>
          </table:table-cell>
          <table:table-cell office:value-type="float" office:value="3666.2" calcext:value-type="float">
            <text:p>3666.2</text:p>
          </table:table-cell>
        </table:table-row>
        <table:table-row table:style-name="ro1">
          <table:table-cell office:value-type="float" office:value="-0.0921304" calcext:value-type="float">
            <text:p>-0.0921304</text:p>
          </table:table-cell>
          <table:table-cell office:value-type="float" office:value="3667.73" calcext:value-type="float">
            <text:p>3667.73</text:p>
          </table:table-cell>
        </table:table-row>
        <table:table-row table:style-name="ro1">
          <table:table-cell office:value-type="float" office:value="-0.096912" calcext:value-type="float">
            <text:p>-0.096912</text:p>
          </table:table-cell>
          <table:table-cell office:value-type="float" office:value="3669.27" calcext:value-type="float">
            <text:p>3669.27</text:p>
          </table:table-cell>
        </table:table-row>
        <table:table-row table:style-name="ro1">
          <table:table-cell office:value-type="float" office:value="-0.100844" calcext:value-type="float">
            <text:p>-0.100844</text:p>
          </table:table-cell>
          <table:table-cell office:value-type="float" office:value="3670.8" calcext:value-type="float">
            <text:p>3670.8</text:p>
          </table:table-cell>
        </table:table-row>
        <table:table-row table:style-name="ro1">
          <table:table-cell office:value-type="float" office:value="-0.103752" calcext:value-type="float">
            <text:p>-0.103752</text:p>
          </table:table-cell>
          <table:table-cell office:value-type="float" office:value="3672.33" calcext:value-type="float">
            <text:p>3672.33</text:p>
          </table:table-cell>
        </table:table-row>
        <table:table-row table:style-name="ro1">
          <table:table-cell office:value-type="float" office:value="-0.105804" calcext:value-type="float">
            <text:p>-0.105804</text:p>
          </table:table-cell>
          <table:table-cell office:value-type="float" office:value="3673.87" calcext:value-type="float">
            <text:p>3673.87</text:p>
          </table:table-cell>
        </table:table-row>
        <table:table-row table:style-name="ro1">
          <table:table-cell office:value-type="float" office:value="-0.107008" calcext:value-type="float">
            <text:p>-0.107008</text:p>
          </table:table-cell>
          <table:table-cell office:value-type="float" office:value="3675.4" calcext:value-type="float">
            <text:p>3675.4</text:p>
          </table:table-cell>
        </table:table-row>
        <table:table-row table:style-name="ro1">
          <table:table-cell office:value-type="float" office:value="-0.107336" calcext:value-type="float">
            <text:p>-0.107336</text:p>
          </table:table-cell>
          <table:table-cell office:value-type="float" office:value="3676.93" calcext:value-type="float">
            <text:p>3676.93</text:p>
          </table:table-cell>
        </table:table-row>
        <table:table-row table:style-name="ro1">
          <table:table-cell office:value-type="float" office:value="-0.106959" calcext:value-type="float">
            <text:p>-0.106959</text:p>
          </table:table-cell>
          <table:table-cell office:value-type="float" office:value="3678.47" calcext:value-type="float">
            <text:p>3678.47</text:p>
          </table:table-cell>
        </table:table-row>
        <table:table-row table:style-name="ro1">
          <table:table-cell office:value-type="float" office:value="-0.105695" calcext:value-type="float">
            <text:p>-0.105695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-0.103595" calcext:value-type="float">
            <text:p>-0.103595</text:p>
          </table:table-cell>
          <table:table-cell office:value-type="float" office:value="3681.53" calcext:value-type="float">
            <text:p>3681.53</text:p>
          </table:table-cell>
        </table:table-row>
        <table:table-row table:style-name="ro1">
          <table:table-cell office:value-type="float" office:value="-0.100652" calcext:value-type="float">
            <text:p>-0.100652</text:p>
          </table:table-cell>
          <table:table-cell office:value-type="float" office:value="3683.07" calcext:value-type="float">
            <text:p>3683.07</text:p>
          </table:table-cell>
        </table:table-row>
        <table:table-row table:style-name="ro1">
          <table:table-cell office:value-type="float" office:value="-0.0967081" calcext:value-type="float">
            <text:p>-0.0967081</text:p>
          </table:table-cell>
          <table:table-cell office:value-type="float" office:value="3684.6" calcext:value-type="float">
            <text:p>3684.6</text:p>
          </table:table-cell>
        </table:table-row>
        <table:table-row table:style-name="ro1">
          <table:table-cell office:value-type="float" office:value="-0.0919634" calcext:value-type="float">
            <text:p>-0.0919634</text:p>
          </table:table-cell>
          <table:table-cell office:value-type="float" office:value="3686.13" calcext:value-type="float">
            <text:p>3686.13</text:p>
          </table:table-cell>
        </table:table-row>
        <table:table-row table:style-name="ro1">
          <table:table-cell office:value-type="float" office:value="-0.0863731" calcext:value-type="float">
            <text:p>-0.0863731</text:p>
          </table:table-cell>
          <table:table-cell office:value-type="float" office:value="3687.67" calcext:value-type="float">
            <text:p>3687.67</text:p>
          </table:table-cell>
        </table:table-row>
        <table:table-row table:style-name="ro1">
          <table:table-cell office:value-type="float" office:value="-0.0800759" calcext:value-type="float">
            <text:p>-0.0800759</text:p>
          </table:table-cell>
          <table:table-cell office:value-type="float" office:value="3689.2" calcext:value-type="float">
            <text:p>3689.2</text:p>
          </table:table-cell>
        </table:table-row>
        <table:table-row table:style-name="ro1">
          <table:table-cell office:value-type="float" office:value="-0.073339" calcext:value-type="float">
            <text:p>-0.073339</text:p>
          </table:table-cell>
          <table:table-cell office:value-type="float" office:value="3690.73" calcext:value-type="float">
            <text:p>3690.73</text:p>
          </table:table-cell>
        </table:table-row>
        <table:table-row table:style-name="ro1">
          <table:table-cell office:value-type="float" office:value="-0.0661923" calcext:value-type="float">
            <text:p>-0.0661923</text:p>
          </table:table-cell>
          <table:table-cell office:value-type="float" office:value="3692.27" calcext:value-type="float">
            <text:p>3692.27</text:p>
          </table:table-cell>
        </table:table-row>
        <table:table-row table:style-name="ro1">
          <table:table-cell office:value-type="float" office:value="-0.0589618" calcext:value-type="float">
            <text:p>-0.0589618</text:p>
          </table:table-cell>
          <table:table-cell office:value-type="float" office:value="3693.8" calcext:value-type="float">
            <text:p>3693.8</text:p>
          </table:table-cell>
        </table:table-row>
        <table:table-row table:style-name="ro1">
          <table:table-cell office:value-type="float" office:value="-0.051752" calcext:value-type="float">
            <text:p>-0.051752</text:p>
          </table:table-cell>
          <table:table-cell office:value-type="float" office:value="3695.33" calcext:value-type="float">
            <text:p>3695.33</text:p>
          </table:table-cell>
        </table:table-row>
        <table:table-row table:style-name="ro1">
          <table:table-cell office:value-type="float" office:value="-0.0446568" calcext:value-type="float">
            <text:p>-0.0446568</text:p>
          </table:table-cell>
          <table:table-cell office:value-type="float" office:value="3696.87" calcext:value-type="float">
            <text:p>3696.87</text:p>
          </table:table-cell>
        </table:table-row>
        <table:table-row table:style-name="ro1">
          <table:table-cell office:value-type="float" office:value="-0.0379154" calcext:value-type="float">
            <text:p>-0.0379154</text:p>
          </table:table-cell>
          <table:table-cell office:value-type="float" office:value="3698.4" calcext:value-type="float">
            <text:p>3698.4</text:p>
          </table:table-cell>
        </table:table-row>
        <table:table-row table:style-name="ro1">
          <table:table-cell office:value-type="float" office:value="-0.0314544" calcext:value-type="float">
            <text:p>-0.0314544</text:p>
          </table:table-cell>
          <table:table-cell office:value-type="float" office:value="3699.93" calcext:value-type="float">
            <text:p>3699.93</text:p>
          </table:table-cell>
        </table:table-row>
        <table:table-row table:style-name="ro1">
          <table:table-cell office:value-type="float" office:value="-0.0254606" calcext:value-type="float">
            <text:p>-0.0254606</text:p>
          </table:table-cell>
          <table:table-cell office:value-type="float" office:value="3701.47" calcext:value-type="float">
            <text:p>3701.47</text:p>
          </table:table-cell>
        </table:table-row>
        <table:table-row table:style-name="ro1">
          <table:table-cell office:value-type="float" office:value="-0.019996" calcext:value-type="float">
            <text:p>-0.01999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-0.0150304" calcext:value-type="float">
            <text:p>-0.0150304</text:p>
          </table:table-cell>
          <table:table-cell office:value-type="float" office:value="3704.53" calcext:value-type="float">
            <text:p>3704.53</text:p>
          </table:table-cell>
        </table:table-row>
        <table:table-row table:style-name="ro1">
          <table:table-cell office:value-type="float" office:value="-0.0108141" calcext:value-type="float">
            <text:p>-0.0108141</text:p>
          </table:table-cell>
          <table:table-cell office:value-type="float" office:value="3706.07" calcext:value-type="float">
            <text:p>3706.07</text:p>
          </table:table-cell>
        </table:table-row>
        <table:table-row table:style-name="ro1">
          <table:table-cell office:value-type="float" office:value="-0.00728948" calcext:value-type="float">
            <text:p>-0.00728948</text:p>
          </table:table-cell>
          <table:table-cell office:value-type="float" office:value="3707.6" calcext:value-type="float">
            <text:p>3707.6</text:p>
          </table:table-cell>
        </table:table-row>
        <table:table-row table:style-name="ro1">
          <table:table-cell office:value-type="float" office:value="-0.00458841" calcext:value-type="float">
            <text:p>-0.00458841</text:p>
          </table:table-cell>
          <table:table-cell office:value-type="float" office:value="3709.13" calcext:value-type="float">
            <text:p>3709.13</text:p>
          </table:table-cell>
        </table:table-row>
        <table:table-row table:style-name="ro1">
          <table:table-cell office:value-type="float" office:value="-0.00285562" calcext:value-type="float">
            <text:p>-0.00285562</text:p>
          </table:table-cell>
          <table:table-cell office:value-type="float" office:value="3710.67" calcext:value-type="float">
            <text:p>3710.67</text:p>
          </table:table-cell>
        </table:table-row>
        <table:table-row table:style-name="ro1">
          <table:table-cell office:value-type="float" office:value="-0.00200112" calcext:value-type="float">
            <text:p>-0.00200112</text:p>
          </table:table-cell>
          <table:table-cell office:value-type="float" office:value="3712.2" calcext:value-type="float">
            <text:p>3712.2</text:p>
          </table:table-cell>
        </table:table-row>
        <table:table-row table:style-name="ro1">
          <table:table-cell office:value-type="float" office:value="-0.00221059" calcext:value-type="float">
            <text:p>-0.00221059</text:p>
          </table:table-cell>
          <table:table-cell office:value-type="float" office:value="3713.73" calcext:value-type="float">
            <text:p>3713.73</text:p>
          </table:table-cell>
        </table:table-row>
        <table:table-row table:style-name="ro1">
          <table:table-cell office:value-type="float" office:value="-0.00340754" calcext:value-type="float">
            <text:p>-0.00340754</text:p>
          </table:table-cell>
          <table:table-cell office:value-type="float" office:value="3715.27" calcext:value-type="float">
            <text:p>3715.27</text:p>
          </table:table-cell>
        </table:table-row>
        <table:table-row table:style-name="ro1">
          <table:table-cell office:value-type="float" office:value="-0.00556053" calcext:value-type="float">
            <text:p>-0.00556053</text:p>
          </table:table-cell>
          <table:table-cell office:value-type="float" office:value="3716.8" calcext:value-type="float">
            <text:p>3716.8</text:p>
          </table:table-cell>
        </table:table-row>
        <table:table-row table:style-name="ro1">
          <table:table-cell office:value-type="float" office:value="-0.00873136" calcext:value-type="float">
            <text:p>-0.00873136</text:p>
          </table:table-cell>
          <table:table-cell office:value-type="float" office:value="3718.33" calcext:value-type="float">
            <text:p>3718.33</text:p>
          </table:table-cell>
        </table:table-row>
        <table:table-row table:style-name="ro1">
          <table:table-cell office:value-type="float" office:value="-0.0126966" calcext:value-type="float">
            <text:p>-0.0126966</text:p>
          </table:table-cell>
          <table:table-cell office:value-type="float" office:value="3719.87" calcext:value-type="float">
            <text:p>3719.87</text:p>
          </table:table-cell>
        </table:table-row>
        <table:table-row table:style-name="ro1">
          <table:table-cell office:value-type="float" office:value="-0.0174962" calcext:value-type="float">
            <text:p>-0.0174962</text:p>
          </table:table-cell>
          <table:table-cell office:value-type="float" office:value="3721.4" calcext:value-type="float">
            <text:p>3721.4</text:p>
          </table:table-cell>
        </table:table-row>
        <table:table-row table:style-name="ro1">
          <table:table-cell office:value-type="float" office:value="-0.0229757" calcext:value-type="float">
            <text:p>-0.0229757</text:p>
          </table:table-cell>
          <table:table-cell office:value-type="float" office:value="3722.93" calcext:value-type="float">
            <text:p>3722.93</text:p>
          </table:table-cell>
        </table:table-row>
        <table:table-row table:style-name="ro1">
          <table:table-cell office:value-type="float" office:value="-0.0289442" calcext:value-type="float">
            <text:p>-0.0289442</text:p>
          </table:table-cell>
          <table:table-cell office:value-type="float" office:value="3724.47" calcext:value-type="float">
            <text:p>3724.47</text:p>
          </table:table-cell>
        </table:table-row>
        <table:table-row table:style-name="ro1">
          <table:table-cell office:value-type="float" office:value="-0.0354291" calcext:value-type="float">
            <text:p>-0.0354291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-0.0421473" calcext:value-type="float">
            <text:p>-0.0421473</text:p>
          </table:table-cell>
          <table:table-cell office:value-type="float" office:value="3727.53" calcext:value-type="float">
            <text:p>3727.53</text:p>
          </table:table-cell>
        </table:table-row>
        <table:table-row table:style-name="ro1">
          <table:table-cell office:value-type="float" office:value="-0.0490717" calcext:value-type="float">
            <text:p>-0.0490717</text:p>
          </table:table-cell>
          <table:table-cell office:value-type="float" office:value="3729.07" calcext:value-type="float">
            <text:p>3729.07</text:p>
          </table:table-cell>
        </table:table-row>
        <table:table-row table:style-name="ro1">
          <table:table-cell office:value-type="float" office:value="-0.0561331" calcext:value-type="float">
            <text:p>-0.0561331</text:p>
          </table:table-cell>
          <table:table-cell office:value-type="float" office:value="3730.6" calcext:value-type="float">
            <text:p>3730.6</text:p>
          </table:table-cell>
        </table:table-row>
        <table:table-row table:style-name="ro1">
          <table:table-cell office:value-type="float" office:value="-0.063108" calcext:value-type="float">
            <text:p>-0.063108</text:p>
          </table:table-cell>
          <table:table-cell office:value-type="float" office:value="3732.13" calcext:value-type="float">
            <text:p>3732.13</text:p>
          </table:table-cell>
        </table:table-row>
        <table:table-row table:style-name="ro1">
          <table:table-cell office:value-type="float" office:value="-0.070069" calcext:value-type="float">
            <text:p>-0.070069</text:p>
          </table:table-cell>
          <table:table-cell office:value-type="float" office:value="3733.67" calcext:value-type="float">
            <text:p>3733.67</text:p>
          </table:table-cell>
        </table:table-row>
        <table:table-row table:style-name="ro1">
          <table:table-cell office:value-type="float" office:value="-0.0767973" calcext:value-type="float">
            <text:p>-0.0767973</text:p>
          </table:table-cell>
          <table:table-cell office:value-type="float" office:value="3735.2" calcext:value-type="float">
            <text:p>3735.2</text:p>
          </table:table-cell>
        </table:table-row>
        <table:table-row table:style-name="ro1">
          <table:table-cell office:value-type="float" office:value="-0.0831967" calcext:value-type="float">
            <text:p>-0.0831967</text:p>
          </table:table-cell>
          <table:table-cell office:value-type="float" office:value="3736.73" calcext:value-type="float">
            <text:p>3736.73</text:p>
          </table:table-cell>
        </table:table-row>
        <table:table-row table:style-name="ro1">
          <table:table-cell office:value-type="float" office:value="-0.0892213" calcext:value-type="float">
            <text:p>-0.0892213</text:p>
          </table:table-cell>
          <table:table-cell office:value-type="float" office:value="3738.27" calcext:value-type="float">
            <text:p>3738.27</text:p>
          </table:table-cell>
        </table:table-row>
        <table:table-row table:style-name="ro1">
          <table:table-cell office:value-type="float" office:value="-0.094559" calcext:value-type="float">
            <text:p>-0.094559</text:p>
          </table:table-cell>
          <table:table-cell office:value-type="float" office:value="3739.8" calcext:value-type="float">
            <text:p>3739.8</text:p>
          </table:table-cell>
        </table:table-row>
        <table:table-row table:style-name="ro1">
          <table:table-cell office:value-type="float" office:value="-0.0992081" calcext:value-type="float">
            <text:p>-0.0992081</text:p>
          </table:table-cell>
          <table:table-cell office:value-type="float" office:value="3741.33" calcext:value-type="float">
            <text:p>3741.33</text:p>
          </table:table-cell>
        </table:table-row>
        <table:table-row table:style-name="ro1">
          <table:table-cell office:value-type="float" office:value="-0.102959" calcext:value-type="float">
            <text:p>-0.102959</text:p>
          </table:table-cell>
          <table:table-cell office:value-type="float" office:value="3742.87" calcext:value-type="float">
            <text:p>3742.87</text:p>
          </table:table-cell>
        </table:table-row>
        <table:table-row table:style-name="ro1">
          <table:table-cell office:value-type="float" office:value="-0.105657" calcext:value-type="float">
            <text:p>-0.105657</text:p>
          </table:table-cell>
          <table:table-cell office:value-type="float" office:value="3744.4" calcext:value-type="float">
            <text:p>3744.4</text:p>
          </table:table-cell>
        </table:table-row>
        <table:table-row table:style-name="ro1">
          <table:table-cell office:value-type="float" office:value="-0.1074" calcext:value-type="float">
            <text:p>-0.1074</text:p>
          </table:table-cell>
          <table:table-cell office:value-type="float" office:value="3745.93" calcext:value-type="float">
            <text:p>3745.93</text:p>
          </table:table-cell>
        </table:table-row>
        <table:table-row table:style-name="ro1">
          <table:table-cell office:value-type="float" office:value="-0.108027" calcext:value-type="float">
            <text:p>-0.108027</text:p>
          </table:table-cell>
          <table:table-cell office:value-type="float" office:value="3747.47" calcext:value-type="float">
            <text:p>3747.47</text:p>
          </table:table-cell>
        </table:table-row>
        <table:table-row table:style-name="ro1">
          <table:table-cell office:value-type="float" office:value="-0.107694" calcext:value-type="float">
            <text:p>-0.107694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-0.106501" calcext:value-type="float">
            <text:p>-0.106501</text:p>
          </table:table-cell>
          <table:table-cell office:value-type="float" office:value="3750.53" calcext:value-type="float">
            <text:p>3750.53</text:p>
          </table:table-cell>
        </table:table-row>
        <table:table-row table:style-name="ro1">
          <table:table-cell office:value-type="float" office:value="-0.104428" calcext:value-type="float">
            <text:p>-0.104428</text:p>
          </table:table-cell>
          <table:table-cell office:value-type="float" office:value="3752.07" calcext:value-type="float">
            <text:p>3752.07</text:p>
          </table:table-cell>
        </table:table-row>
        <table:table-row table:style-name="ro1">
          <table:table-cell office:value-type="float" office:value="-0.101703" calcext:value-type="float">
            <text:p>-0.101703</text:p>
          </table:table-cell>
          <table:table-cell office:value-type="float" office:value="3753.6" calcext:value-type="float">
            <text:p>3753.6</text:p>
          </table:table-cell>
        </table:table-row>
        <table:table-row table:style-name="ro1">
          <table:table-cell office:value-type="float" office:value="-0.0982422" calcext:value-type="float">
            <text:p>-0.0982422</text:p>
          </table:table-cell>
          <table:table-cell office:value-type="float" office:value="3755.13" calcext:value-type="float">
            <text:p>3755.13</text:p>
          </table:table-cell>
        </table:table-row>
        <table:table-row table:style-name="ro1">
          <table:table-cell office:value-type="float" office:value="-0.0940877" calcext:value-type="float">
            <text:p>-0.0940877</text:p>
          </table:table-cell>
          <table:table-cell office:value-type="float" office:value="3756.67" calcext:value-type="float">
            <text:p>3756.67</text:p>
          </table:table-cell>
        </table:table-row>
        <table:table-row table:style-name="ro1">
          <table:table-cell office:value-type="float" office:value="-0.0892841" calcext:value-type="float">
            <text:p>-0.0892841</text:p>
          </table:table-cell>
          <table:table-cell office:value-type="float" office:value="3758.2" calcext:value-type="float">
            <text:p>3758.2</text:p>
          </table:table-cell>
        </table:table-row>
        <table:table-row table:style-name="ro1">
          <table:table-cell office:value-type="float" office:value="-0.0836851" calcext:value-type="float">
            <text:p>-0.0836851</text:p>
          </table:table-cell>
          <table:table-cell office:value-type="float" office:value="3759.73" calcext:value-type="float">
            <text:p>3759.73</text:p>
          </table:table-cell>
        </table:table-row>
        <table:table-row table:style-name="ro1">
          <table:table-cell office:value-type="float" office:value="-0.0774644" calcext:value-type="float">
            <text:p>-0.0774644</text:p>
          </table:table-cell>
          <table:table-cell office:value-type="float" office:value="3761.27" calcext:value-type="float">
            <text:p>3761.27</text:p>
          </table:table-cell>
        </table:table-row>
        <table:table-row table:style-name="ro1">
          <table:table-cell office:value-type="float" office:value="-0.0706122" calcext:value-type="float">
            <text:p>-0.0706122</text:p>
          </table:table-cell>
          <table:table-cell office:value-type="float" office:value="3762.8" calcext:value-type="float">
            <text:p>3762.8</text:p>
          </table:table-cell>
        </table:table-row>
        <table:table-row table:style-name="ro1">
          <table:table-cell office:value-type="float" office:value="-0.0632689" calcext:value-type="float">
            <text:p>-0.0632689</text:p>
          </table:table-cell>
          <table:table-cell office:value-type="float" office:value="3764.33" calcext:value-type="float">
            <text:p>3764.33</text:p>
          </table:table-cell>
        </table:table-row>
        <table:table-row table:style-name="ro1">
          <table:table-cell office:value-type="float" office:value="-0.0557614" calcext:value-type="float">
            <text:p>-0.0557614</text:p>
          </table:table-cell>
          <table:table-cell office:value-type="float" office:value="3765.87" calcext:value-type="float">
            <text:p>3765.87</text:p>
          </table:table-cell>
        </table:table-row>
        <table:table-row table:style-name="ro1">
          <table:table-cell office:value-type="float" office:value="-0.04817" calcext:value-type="float">
            <text:p>-0.04817</text:p>
          </table:table-cell>
          <table:table-cell office:value-type="float" office:value="3767.4" calcext:value-type="float">
            <text:p>3767.4</text:p>
          </table:table-cell>
        </table:table-row>
        <table:table-row table:style-name="ro1">
          <table:table-cell office:value-type="float" office:value="-0.0408672" calcext:value-type="float">
            <text:p>-0.0408672</text:p>
          </table:table-cell>
          <table:table-cell office:value-type="float" office:value="3768.93" calcext:value-type="float">
            <text:p>3768.93</text:p>
          </table:table-cell>
        </table:table-row>
        <table:table-row table:style-name="ro1">
          <table:table-cell office:value-type="float" office:value="-0.0340243" calcext:value-type="float">
            <text:p>-0.0340243</text:p>
          </table:table-cell>
          <table:table-cell office:value-type="float" office:value="3770.47" calcext:value-type="float">
            <text:p>3770.47</text:p>
          </table:table-cell>
        </table:table-row>
        <table:table-row table:style-name="ro1">
          <table:table-cell office:value-type="float" office:value="-0.0276893" calcext:value-type="float">
            <text:p>-0.0276893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-0.0220793" calcext:value-type="float">
            <text:p>-0.0220793</text:p>
          </table:table-cell>
          <table:table-cell office:value-type="float" office:value="3773.53" calcext:value-type="float">
            <text:p>3773.53</text:p>
          </table:table-cell>
        </table:table-row>
        <table:table-row table:style-name="ro1">
          <table:table-cell office:value-type="float" office:value="-0.0170497" calcext:value-type="float">
            <text:p>-0.0170497</text:p>
          </table:table-cell>
          <table:table-cell office:value-type="float" office:value="3775.07" calcext:value-type="float">
            <text:p>3775.07</text:p>
          </table:table-cell>
        </table:table-row>
        <table:table-row table:style-name="ro1">
          <table:table-cell office:value-type="float" office:value="-0.0126413" calcext:value-type="float">
            <text:p>-0.0126413</text:p>
          </table:table-cell>
          <table:table-cell office:value-type="float" office:value="3776.6" calcext:value-type="float">
            <text:p>3776.6</text:p>
          </table:table-cell>
        </table:table-row>
        <table:table-row table:style-name="ro1">
          <table:table-cell office:value-type="float" office:value="-0.00887323" calcext:value-type="float">
            <text:p>-0.00887323</text:p>
          </table:table-cell>
          <table:table-cell office:value-type="float" office:value="3778.13" calcext:value-type="float">
            <text:p>3778.13</text:p>
          </table:table-cell>
        </table:table-row>
        <table:table-row table:style-name="ro1">
          <table:table-cell office:value-type="float" office:value="-0.00564264" calcext:value-type="float">
            <text:p>-0.00564264</text:p>
          </table:table-cell>
          <table:table-cell office:value-type="float" office:value="3779.67" calcext:value-type="float">
            <text:p>3779.67</text:p>
          </table:table-cell>
        </table:table-row>
        <table:table-row table:style-name="ro1">
          <table:table-cell office:value-type="float" office:value="-0.00318043" calcext:value-type="float">
            <text:p>-0.00318043</text:p>
          </table:table-cell>
          <table:table-cell office:value-type="float" office:value="3781.2" calcext:value-type="float">
            <text:p>3781.2</text:p>
          </table:table-cell>
        </table:table-row>
        <table:table-row table:style-name="ro1">
          <table:table-cell office:value-type="float" office:value="-0.00150444" calcext:value-type="float">
            <text:p>-0.00150444</text:p>
          </table:table-cell>
          <table:table-cell office:value-type="float" office:value="3782.73" calcext:value-type="float">
            <text:p>3782.73</text:p>
          </table:table-cell>
        </table:table-row>
        <table:table-row table:style-name="ro1">
          <table:table-cell office:value-type="float" office:value="-0.000790306" calcext:value-type="float">
            <text:p>-0.000790306</text:p>
          </table:table-cell>
          <table:table-cell office:value-type="float" office:value="3784.27" calcext:value-type="float">
            <text:p>3784.27</text:p>
          </table:table-cell>
        </table:table-row>
        <table:table-row table:style-name="ro1">
          <table:table-cell office:value-type="float" office:value="-0.00126606" calcext:value-type="float">
            <text:p>-0.00126606</text:p>
          </table:table-cell>
          <table:table-cell office:value-type="float" office:value="3785.8" calcext:value-type="float">
            <text:p>3785.8</text:p>
          </table:table-cell>
        </table:table-row>
        <table:table-row table:style-name="ro1">
          <table:table-cell office:value-type="float" office:value="-0.00285563" calcext:value-type="float">
            <text:p>-0.00285563</text:p>
          </table:table-cell>
          <table:table-cell office:value-type="float" office:value="3787.33" calcext:value-type="float">
            <text:p>3787.33</text:p>
          </table:table-cell>
        </table:table-row>
        <table:table-row table:style-name="ro1">
          <table:table-cell office:value-type="float" office:value="-0.00570187" calcext:value-type="float">
            <text:p>-0.00570187</text:p>
          </table:table-cell>
          <table:table-cell office:value-type="float" office:value="3788.87" calcext:value-type="float">
            <text:p>3788.87</text:p>
          </table:table-cell>
        </table:table-row>
        <table:table-row table:style-name="ro1">
          <table:table-cell office:value-type="float" office:value="-0.00963397" calcext:value-type="float">
            <text:p>-0.00963397</text:p>
          </table:table-cell>
          <table:table-cell office:value-type="float" office:value="3790.4" calcext:value-type="float">
            <text:p>3790.4</text:p>
          </table:table-cell>
        </table:table-row>
        <table:table-row table:style-name="ro1">
          <table:table-cell office:value-type="float" office:value="-0.0144077" calcext:value-type="float">
            <text:p>-0.0144077</text:p>
          </table:table-cell>
          <table:table-cell office:value-type="float" office:value="3791.93" calcext:value-type="float">
            <text:p>3791.93</text:p>
          </table:table-cell>
        </table:table-row>
        <table:table-row table:style-name="ro1">
          <table:table-cell office:value-type="float" office:value="-0.0199341" calcext:value-type="float">
            <text:p>-0.0199341</text:p>
          </table:table-cell>
          <table:table-cell office:value-type="float" office:value="3793.47" calcext:value-type="float">
            <text:p>3793.47</text:p>
          </table:table-cell>
        </table:table-row>
        <table:table-row table:style-name="ro1">
          <table:table-cell office:value-type="float" office:value="-0.0258196" calcext:value-type="float">
            <text:p>-0.0258196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-0.0319789" calcext:value-type="float">
            <text:p>-0.0319789</text:p>
          </table:table-cell>
          <table:table-cell office:value-type="float" office:value="3796.53" calcext:value-type="float">
            <text:p>3796.53</text:p>
          </table:table-cell>
        </table:table-row>
        <table:table-row table:style-name="ro1">
          <table:table-cell office:value-type="float" office:value="-0.0383182" calcext:value-type="float">
            <text:p>-0.0383182</text:p>
          </table:table-cell>
          <table:table-cell office:value-type="float" office:value="3798.07" calcext:value-type="float">
            <text:p>3798.07</text:p>
          </table:table-cell>
        </table:table-row>
        <table:table-row table:style-name="ro1">
          <table:table-cell office:value-type="float" office:value="-0.0447022" calcext:value-type="float">
            <text:p>-0.0447022</text:p>
          </table:table-cell>
          <table:table-cell office:value-type="float" office:value="3799.6" calcext:value-type="float">
            <text:p>3799.6</text:p>
          </table:table-cell>
        </table:table-row>
        <table:table-row table:style-name="ro1">
          <table:table-cell office:value-type="float" office:value="-0.0513179" calcext:value-type="float">
            <text:p>-0.0513179</text:p>
          </table:table-cell>
          <table:table-cell office:value-type="float" office:value="3801.13" calcext:value-type="float">
            <text:p>3801.13</text:p>
          </table:table-cell>
        </table:table-row>
        <table:table-row table:style-name="ro1">
          <table:table-cell office:value-type="float" office:value="-0.058075" calcext:value-type="float">
            <text:p>-0.058075</text:p>
          </table:table-cell>
          <table:table-cell office:value-type="float" office:value="3802.67" calcext:value-type="float">
            <text:p>3802.67</text:p>
          </table:table-cell>
        </table:table-row>
        <table:table-row table:style-name="ro1">
          <table:table-cell office:value-type="float" office:value="-0.0650204" calcext:value-type="float">
            <text:p>-0.0650204</text:p>
          </table:table-cell>
          <table:table-cell office:value-type="float" office:value="3804.2" calcext:value-type="float">
            <text:p>3804.2</text:p>
          </table:table-cell>
        </table:table-row>
        <table:table-row table:style-name="ro1">
          <table:table-cell office:value-type="float" office:value="-0.0721486" calcext:value-type="float">
            <text:p>-0.0721486</text:p>
          </table:table-cell>
          <table:table-cell office:value-type="float" office:value="3805.73" calcext:value-type="float">
            <text:p>3805.73</text:p>
          </table:table-cell>
        </table:table-row>
        <table:table-row table:style-name="ro1">
          <table:table-cell office:value-type="float" office:value="-0.0791414" calcext:value-type="float">
            <text:p>-0.0791414</text:p>
          </table:table-cell>
          <table:table-cell office:value-type="float" office:value="3807.27" calcext:value-type="float">
            <text:p>3807.27</text:p>
          </table:table-cell>
        </table:table-row>
        <table:table-row table:style-name="ro1">
          <table:table-cell office:value-type="float" office:value="-0.0859079" calcext:value-type="float">
            <text:p>-0.0859079</text:p>
          </table:table-cell>
          <table:table-cell office:value-type="float" office:value="3808.8" calcext:value-type="float">
            <text:p>3808.8</text:p>
          </table:table-cell>
        </table:table-row>
        <table:table-row table:style-name="ro1">
          <table:table-cell office:value-type="float" office:value="-0.0920773" calcext:value-type="float">
            <text:p>-0.0920773</text:p>
          </table:table-cell>
          <table:table-cell office:value-type="float" office:value="3810.33" calcext:value-type="float">
            <text:p>3810.33</text:p>
          </table:table-cell>
        </table:table-row>
        <table:table-row table:style-name="ro1">
          <table:table-cell office:value-type="float" office:value="-0.097347" calcext:value-type="float">
            <text:p>-0.097347</text:p>
          </table:table-cell>
          <table:table-cell office:value-type="float" office:value="3811.87" calcext:value-type="float">
            <text:p>3811.87</text:p>
          </table:table-cell>
        </table:table-row>
        <table:table-row table:style-name="ro1">
          <table:table-cell office:value-type="float" office:value="-0.101643" calcext:value-type="float">
            <text:p>-0.101643</text:p>
          </table:table-cell>
          <table:table-cell office:value-type="float" office:value="3813.4" calcext:value-type="float">
            <text:p>3813.4</text:p>
          </table:table-cell>
        </table:table-row>
        <table:table-row table:style-name="ro1">
          <table:table-cell office:value-type="float" office:value="-0.104716" calcext:value-type="float">
            <text:p>-0.104716</text:p>
          </table:table-cell>
          <table:table-cell office:value-type="float" office:value="3814.93" calcext:value-type="float">
            <text:p>3814.93</text:p>
          </table:table-cell>
        </table:table-row>
        <table:table-row table:style-name="ro1">
          <table:table-cell office:value-type="float" office:value="-0.106695" calcext:value-type="float">
            <text:p>-0.106695</text:p>
          </table:table-cell>
          <table:table-cell office:value-type="float" office:value="3816.47" calcext:value-type="float">
            <text:p>3816.47</text:p>
          </table:table-cell>
        </table:table-row>
        <table:table-row table:style-name="ro1">
          <table:table-cell office:value-type="float" office:value="-0.107674" calcext:value-type="float">
            <text:p>-0.107674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-0.107726" calcext:value-type="float">
            <text:p>-0.107726</text:p>
          </table:table-cell>
          <table:table-cell office:value-type="float" office:value="3819.53" calcext:value-type="float">
            <text:p>3819.53</text:p>
          </table:table-cell>
        </table:table-row>
        <table:table-row table:style-name="ro1">
          <table:table-cell office:value-type="float" office:value="-0.107134" calcext:value-type="float">
            <text:p>-0.107134</text:p>
          </table:table-cell>
          <table:table-cell office:value-type="float" office:value="3821.07" calcext:value-type="float">
            <text:p>3821.07</text:p>
          </table:table-cell>
        </table:table-row>
        <table:table-row table:style-name="ro1">
          <table:table-cell office:value-type="float" office:value="-0.10584" calcext:value-type="float">
            <text:p>-0.10584</text:p>
          </table:table-cell>
          <table:table-cell office:value-type="float" office:value="3822.6" calcext:value-type="float">
            <text:p>3822.6</text:p>
          </table:table-cell>
        </table:table-row>
        <table:table-row table:style-name="ro1">
          <table:table-cell office:value-type="float" office:value="-0.103917" calcext:value-type="float">
            <text:p>-0.103917</text:p>
          </table:table-cell>
          <table:table-cell office:value-type="float" office:value="3824.13" calcext:value-type="float">
            <text:p>3824.13</text:p>
          </table:table-cell>
        </table:table-row>
        <table:table-row table:style-name="ro1">
          <table:table-cell office:value-type="float" office:value="-0.101319" calcext:value-type="float">
            <text:p>-0.101319</text:p>
          </table:table-cell>
          <table:table-cell office:value-type="float" office:value="3825.67" calcext:value-type="float">
            <text:p>3825.67</text:p>
          </table:table-cell>
        </table:table-row>
        <table:table-row table:style-name="ro1">
          <table:table-cell office:value-type="float" office:value="-0.0978027" calcext:value-type="float">
            <text:p>-0.0978027</text:p>
          </table:table-cell>
          <table:table-cell office:value-type="float" office:value="3827.2" calcext:value-type="float">
            <text:p>3827.2</text:p>
          </table:table-cell>
        </table:table-row>
        <table:table-row table:style-name="ro1">
          <table:table-cell office:value-type="float" office:value="-0.093431" calcext:value-type="float">
            <text:p>-0.093431</text:p>
          </table:table-cell>
          <table:table-cell office:value-type="float" office:value="3828.73" calcext:value-type="float">
            <text:p>3828.73</text:p>
          </table:table-cell>
        </table:table-row>
        <table:table-row table:style-name="ro1">
          <table:table-cell office:value-type="float" office:value="-0.0880527" calcext:value-type="float">
            <text:p>-0.0880527</text:p>
          </table:table-cell>
          <table:table-cell office:value-type="float" office:value="3830.27" calcext:value-type="float">
            <text:p>3830.27</text:p>
          </table:table-cell>
        </table:table-row>
        <table:table-row table:style-name="ro1">
          <table:table-cell office:value-type="float" office:value="-0.0817441" calcext:value-type="float">
            <text:p>-0.0817441</text:p>
          </table:table-cell>
          <table:table-cell office:value-type="float" office:value="3831.8" calcext:value-type="float">
            <text:p>3831.8</text:p>
          </table:table-cell>
        </table:table-row>
        <table:table-row table:style-name="ro1">
          <table:table-cell office:value-type="float" office:value="-0.0747909" calcext:value-type="float">
            <text:p>-0.0747909</text:p>
          </table:table-cell>
          <table:table-cell office:value-type="float" office:value="3833.33" calcext:value-type="float">
            <text:p>3833.33</text:p>
          </table:table-cell>
        </table:table-row>
        <table:table-row table:style-name="ro1">
          <table:table-cell office:value-type="float" office:value="-0.0673005" calcext:value-type="float">
            <text:p>-0.0673005</text:p>
          </table:table-cell>
          <table:table-cell office:value-type="float" office:value="3834.87" calcext:value-type="float">
            <text:p>3834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9:20:06.102824250</meta:creation-date>
    <dc:date>2019-10-12T19:58:58.333342589</dc:date>
    <meta:editing-duration>PT6M31S</meta:editing-duration>
    <meta:editing-cycles>1</meta:editing-cycles>
    <meta:document-statistic meta:table-count="2" meta:cell-count="563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200" chart:origin="0" chart:interval-major="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8.999cm" xlink:href=".." xlink:type="simple" chart:class="chart:scatter" chart:column-mapping="1 0" chart:style-name="ch1">
        <chart:legend chart:legend-position="end" svg:x="13.247cm" svg:y="4.2cm" style:legend-expansion="high" chart:style-name="ch2"/>
        <chart:plot-area chart:style-name="ch3" table:cell-range-address="Planilha2.A1:Planilha2.B2501" svg:x="0.319cm" svg:y="0.179cm" svg:width="12.609cm" svg:height="8.641cm">
          <chartooo:coordinate-region svg:x="1.337cm" svg:y="0.378cm" svg:width="11.219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2.A1:Planilha2.A2501" chart:class="chart:scatter">
            <chart:domain table:cell-range-address="Planilha2.B1:Planilha2.B2501"/>
            <chart:data-point chart:repeated="2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333">
                <text:p>1.53333</text:p>
                <draw:g>
                  <svg:desc>Planilha2.B1:Planilha2.B2501</svg:desc>
                </draw:g>
              </table:table-cell>
              <table:table-cell office:value-type="float" office:value="-0.000753427">
                <text:p>-0.000753427</text:p>
                <draw:g>
                  <svg:desc>Planilha2.A1:Planilha2.A2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6667">
                <text:p>3.06667</text:p>
              </table:table-cell>
              <table:table-cell office:value-type="float" office:value="-0.00264703">
                <text:p>-0.00264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">
                <text:p>4.6</text:p>
              </table:table-cell>
              <table:table-cell office:value-type="float" office:value="-0.00565605">
                <text:p>-0.00565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3333">
                <text:p>6.13333</text:p>
              </table:table-cell>
              <table:table-cell office:value-type="float" office:value="-0.00962443">
                <text:p>-0.0096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6666">
                <text:p>7.66666</text:p>
              </table:table-cell>
              <table:table-cell office:value-type="float" office:value="-0.0140535">
                <text:p>-0.0140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">
                <text:p>9.2</text:p>
              </table:table-cell>
              <table:table-cell office:value-type="float" office:value="-0.0190622">
                <text:p>-0.0190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7333">
                <text:p>10.7333</text:p>
              </table:table-cell>
              <table:table-cell office:value-type="float" office:value="-0.0243408">
                <text:p>-0.0243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2667">
                <text:p>12.2667</text:p>
              </table:table-cell>
              <table:table-cell office:value-type="float" office:value="-0.0298912">
                <text:p>-0.0298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">
                <text:p>13.8</text:p>
              </table:table-cell>
              <table:table-cell office:value-type="float" office:value="-0.035949">
                <text:p>-0.035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3333">
                <text:p>15.3333</text:p>
              </table:table-cell>
              <table:table-cell office:value-type="float" office:value="-0.042285">
                <text:p>-0.042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667">
                <text:p>16.8667</text:p>
              </table:table-cell>
              <table:table-cell office:value-type="float" office:value="-0.0491913">
                <text:p>-0.0491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4">
                <text:p>18.4</text:p>
              </table:table-cell>
              <table:table-cell office:value-type="float" office:value="-0.0564982">
                <text:p>-0.0564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9333">
                <text:p>19.9333</text:p>
              </table:table-cell>
              <table:table-cell office:value-type="float" office:value="-0.0639377">
                <text:p>-0.0639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4667">
                <text:p>21.4667</text:p>
              </table:table-cell>
              <table:table-cell office:value-type="float" office:value="-0.0715327">
                <text:p>-0.0715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-0.0786835">
                <text:p>-0.0786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333">
                <text:p>24.5333</text:p>
              </table:table-cell>
              <table:table-cell office:value-type="float" office:value="-0.085287">
                <text:p>-0.085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0667">
                <text:p>26.0667</text:p>
              </table:table-cell>
              <table:table-cell office:value-type="float" office:value="-0.0911462">
                <text:p>-0.0911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6">
                <text:p>27.6</text:p>
              </table:table-cell>
              <table:table-cell office:value-type="float" office:value="-0.095913">
                <text:p>-0.095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1333">
                <text:p>29.1333</text:p>
              </table:table-cell>
              <table:table-cell office:value-type="float" office:value="-0.0998725">
                <text:p>-0.0998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6667">
                <text:p>30.6667</text:p>
              </table:table-cell>
              <table:table-cell office:value-type="float" office:value="-0.102848">
                <text:p>-0.102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2">
                <text:p>32.2</text:p>
              </table:table-cell>
              <table:table-cell office:value-type="float" office:value="-0.105008">
                <text:p>-0.105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7333">
                <text:p>33.7333</text:p>
              </table:table-cell>
              <table:table-cell office:value-type="float" office:value="-0.106592">
                <text:p>-0.106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2667">
                <text:p>35.2667</text:p>
              </table:table-cell>
              <table:table-cell office:value-type="float" office:value="-0.107358">
                <text:p>-0.107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8">
                <text:p>36.8</text:p>
              </table:table-cell>
              <table:table-cell office:value-type="float" office:value="-0.107562">
                <text:p>-0.107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3333">
                <text:p>38.3333</text:p>
              </table:table-cell>
              <table:table-cell office:value-type="float" office:value="-0.106956">
                <text:p>-0.106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8667">
                <text:p>39.8667</text:p>
              </table:table-cell>
              <table:table-cell office:value-type="float" office:value="-0.105342">
                <text:p>-0.105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">
                <text:p>41.4</text:p>
              </table:table-cell>
              <table:table-cell office:value-type="float" office:value="-0.102847">
                <text:p>-0.1028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9333">
                <text:p>42.9333</text:p>
              </table:table-cell>
              <table:table-cell office:value-type="float" office:value="-0.0990937">
                <text:p>-0.0990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666">
                <text:p>44.4666</text:p>
              </table:table-cell>
              <table:table-cell office:value-type="float" office:value="-0.0943309">
                <text:p>-0.0943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-0.0886712">
                <text:p>-0.0886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5333">
                <text:p>47.5333</text:p>
              </table:table-cell>
              <table:table-cell office:value-type="float" office:value="-0.0821381">
                <text:p>-0.0821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0666">
                <text:p>49.0666</text:p>
              </table:table-cell>
              <table:table-cell office:value-type="float" office:value="-0.0752994">
                <text:p>-0.0752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6">
                <text:p>50.6</text:p>
              </table:table-cell>
              <table:table-cell office:value-type="float" office:value="-0.0681494">
                <text:p>-0.0681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1333">
                <text:p>52.1333</text:p>
              </table:table-cell>
              <table:table-cell office:value-type="float" office:value="-0.0610037">
                <text:p>-0.0610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.6666">
                <text:p>53.6666</text:p>
              </table:table-cell>
              <table:table-cell office:value-type="float" office:value="-0.0541159">
                <text:p>-0.0541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.2">
                <text:p>55.2</text:p>
              </table:table-cell>
              <table:table-cell office:value-type="float" office:value="-0.0472804">
                <text:p>-0.0472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.7333">
                <text:p>56.7333</text:p>
              </table:table-cell>
              <table:table-cell office:value-type="float" office:value="-0.0407995">
                <text:p>-0.0407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2666">
                <text:p>58.2666</text:p>
              </table:table-cell>
              <table:table-cell office:value-type="float" office:value="-0.0344732">
                <text:p>-0.0344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.8">
                <text:p>59.8</text:p>
              </table:table-cell>
              <table:table-cell office:value-type="float" office:value="-0.028283">
                <text:p>-0.028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333">
                <text:p>61.3333</text:p>
              </table:table-cell>
              <table:table-cell office:value-type="float" office:value="-0.0225058">
                <text:p>-0.0225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8666">
                <text:p>62.8666</text:p>
              </table:table-cell>
              <table:table-cell office:value-type="float" office:value="-0.0169489">
                <text:p>-0.0169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4">
                <text:p>64.4</text:p>
              </table:table-cell>
              <table:table-cell office:value-type="float" office:value="-0.0120382">
                <text:p>-0.0120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.9333">
                <text:p>65.9333</text:p>
              </table:table-cell>
              <table:table-cell office:value-type="float" office:value="-0.00792166">
                <text:p>-0.00792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.4666">
                <text:p>67.4666</text:p>
              </table:table-cell>
              <table:table-cell office:value-type="float" office:value="-0.00462785">
                <text:p>-0.004627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-0.00259385">
                <text:p>-0.00259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.5333">
                <text:p>70.5333</text:p>
              </table:table-cell>
              <table:table-cell office:value-type="float" office:value="-0.0016026">
                <text:p>-0.0016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0666">
                <text:p>72.0666</text:p>
              </table:table-cell>
              <table:table-cell office:value-type="float" office:value="-0.00175815">
                <text:p>-0.00175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.6">
                <text:p>73.6</text:p>
              </table:table-cell>
              <table:table-cell office:value-type="float" office:value="-0.00305016">
                <text:p>-0.00305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1333">
                <text:p>75.1333</text:p>
              </table:table-cell>
              <table:table-cell office:value-type="float" office:value="-0.00510899">
                <text:p>-0.00510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.6666">
                <text:p>76.6666</text:p>
              </table:table-cell>
              <table:table-cell office:value-type="float" office:value="-0.00809318">
                <text:p>-0.00809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2">
                <text:p>78.2</text:p>
              </table:table-cell>
              <table:table-cell office:value-type="float" office:value="-0.0116991">
                <text:p>-0.0116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7333">
                <text:p>79.7333</text:p>
              </table:table-cell>
              <table:table-cell office:value-type="float" office:value="-0.0158864">
                <text:p>-0.0158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.2666">
                <text:p>81.2666</text:p>
              </table:table-cell>
              <table:table-cell office:value-type="float" office:value="-0.0208094">
                <text:p>-0.02080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.8">
                <text:p>82.8</text:p>
              </table:table-cell>
              <table:table-cell office:value-type="float" office:value="-0.0261774">
                <text:p>-0.0261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3333">
                <text:p>84.3333</text:p>
              </table:table-cell>
              <table:table-cell office:value-type="float" office:value="-0.0322466">
                <text:p>-0.0322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8666">
                <text:p>85.8666</text:p>
              </table:table-cell>
              <table:table-cell office:value-type="float" office:value="-0.0388648">
                <text:p>-0.03886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4">
                <text:p>87.4</text:p>
              </table:table-cell>
              <table:table-cell office:value-type="float" office:value="-0.0458244">
                <text:p>-0.0458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9333">
                <text:p>88.9333</text:p>
              </table:table-cell>
              <table:table-cell office:value-type="float" office:value="-0.0532404">
                <text:p>-0.0532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4666">
                <text:p>90.4666</text:p>
              </table:table-cell>
              <table:table-cell office:value-type="float" office:value="-0.0606233">
                <text:p>-0.06062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">
                <text:p>92</text:p>
              </table:table-cell>
              <table:table-cell office:value-type="float" office:value="-0.067933">
                <text:p>-0.0679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5333">
                <text:p>93.5333</text:p>
              </table:table-cell>
              <table:table-cell office:value-type="float" office:value="-0.0749947">
                <text:p>-0.0749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.0666">
                <text:p>95.0666</text:p>
              </table:table-cell>
              <table:table-cell office:value-type="float" office:value="-0.0814252">
                <text:p>-0.0814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6">
                <text:p>96.6</text:p>
              </table:table-cell>
              <table:table-cell office:value-type="float" office:value="-0.0873913">
                <text:p>-0.0873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.1333">
                <text:p>98.1333</text:p>
              </table:table-cell>
              <table:table-cell office:value-type="float" office:value="-0.0925791">
                <text:p>-0.09257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.6666">
                <text:p>99.6666</text:p>
              </table:table-cell>
              <table:table-cell office:value-type="float" office:value="-0.0970102">
                <text:p>-0.0970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.2">
                <text:p>101.2</text:p>
              </table:table-cell>
              <table:table-cell office:value-type="float" office:value="-0.100799">
                <text:p>-0.100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.733">
                <text:p>102.733</text:p>
              </table:table-cell>
              <table:table-cell office:value-type="float" office:value="-0.103649">
                <text:p>-0.1036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267">
                <text:p>104.267</text:p>
              </table:table-cell>
              <table:table-cell office:value-type="float" office:value="-0.105818">
                <text:p>-0.105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.8">
                <text:p>105.8</text:p>
              </table:table-cell>
              <table:table-cell office:value-type="float" office:value="-0.107125">
                <text:p>-0.107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.333">
                <text:p>107.333</text:p>
              </table:table-cell>
              <table:table-cell office:value-type="float" office:value="-0.107466">
                <text:p>-0.1074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.867">
                <text:p>108.867</text:p>
              </table:table-cell>
              <table:table-cell office:value-type="float" office:value="-0.10705">
                <text:p>-0.10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0.4">
                <text:p>110.4</text:p>
              </table:table-cell>
              <table:table-cell office:value-type="float" office:value="-0.105548">
                <text:p>-0.105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.933">
                <text:p>111.933</text:p>
              </table:table-cell>
              <table:table-cell office:value-type="float" office:value="-0.103168">
                <text:p>-0.1031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.467">
                <text:p>113.467</text:p>
              </table:table-cell>
              <table:table-cell office:value-type="float" office:value="-0.0999151">
                <text:p>-0.09991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-0.0956574">
                <text:p>-0.0956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.533">
                <text:p>116.533</text:p>
              </table:table-cell>
              <table:table-cell office:value-type="float" office:value="-0.0907615">
                <text:p>-0.0907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.067">
                <text:p>118.067</text:p>
              </table:table-cell>
              <table:table-cell office:value-type="float" office:value="-0.0850662">
                <text:p>-0.0850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.6">
                <text:p>119.6</text:p>
              </table:table-cell>
              <table:table-cell office:value-type="float" office:value="-0.0787929">
                <text:p>-0.07879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.133">
                <text:p>121.133</text:p>
              </table:table-cell>
              <table:table-cell office:value-type="float" office:value="-0.072178">
                <text:p>-0.072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.667">
                <text:p>122.667</text:p>
              </table:table-cell>
              <table:table-cell office:value-type="float" office:value="-0.0651">
                <text:p>-0.0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.2">
                <text:p>124.2</text:p>
              </table:table-cell>
              <table:table-cell office:value-type="float" office:value="-0.0579981">
                <text:p>-0.0579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.733">
                <text:p>125.733</text:p>
              </table:table-cell>
              <table:table-cell office:value-type="float" office:value="-0.050834">
                <text:p>-0.0508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.267">
                <text:p>127.267</text:p>
              </table:table-cell>
              <table:table-cell office:value-type="float" office:value="-0.0437171">
                <text:p>-0.0437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.8">
                <text:p>128.8</text:p>
              </table:table-cell>
              <table:table-cell office:value-type="float" office:value="-0.0369861">
                <text:p>-0.0369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.333">
                <text:p>130.333</text:p>
              </table:table-cell>
              <table:table-cell office:value-type="float" office:value="-0.030445">
                <text:p>-0.0304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.867">
                <text:p>131.867</text:p>
              </table:table-cell>
              <table:table-cell office:value-type="float" office:value="-0.0244196">
                <text:p>-0.0244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.4">
                <text:p>133.4</text:p>
              </table:table-cell>
              <table:table-cell office:value-type="float" office:value="-0.0189387">
                <text:p>-0.0189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.933">
                <text:p>134.933</text:p>
              </table:table-cell>
              <table:table-cell office:value-type="float" office:value="-0.0139328">
                <text:p>-0.0139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.467">
                <text:p>136.467</text:p>
              </table:table-cell>
              <table:table-cell office:value-type="float" office:value="-0.00975998">
                <text:p>-0.00975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8">
                <text:p>138</text:p>
              </table:table-cell>
              <table:table-cell office:value-type="float" office:value="-0.00624293">
                <text:p>-0.00624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.533">
                <text:p>139.533</text:p>
              </table:table-cell>
              <table:table-cell office:value-type="float" office:value="-0.00361038">
                <text:p>-0.00361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.067">
                <text:p>141.067</text:p>
              </table:table-cell>
              <table:table-cell office:value-type="float" office:value="-0.00200955">
                <text:p>-0.00200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2.6">
                <text:p>142.6</text:p>
              </table:table-cell>
              <table:table-cell office:value-type="float" office:value="-0.00128813">
                <text:p>-0.00128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.133">
                <text:p>144.133</text:p>
              </table:table-cell>
              <table:table-cell office:value-type="float" office:value="-0.00177925">
                <text:p>-0.001779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.667">
                <text:p>145.667</text:p>
              </table:table-cell>
              <table:table-cell office:value-type="float" office:value="-0.00326608">
                <text:p>-0.003266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.2">
                <text:p>147.2</text:p>
              </table:table-cell>
              <table:table-cell office:value-type="float" office:value="-0.00573395">
                <text:p>-0.00573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.733">
                <text:p>148.733</text:p>
              </table:table-cell>
              <table:table-cell office:value-type="float" office:value="-0.00926257">
                <text:p>-0.009262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.267">
                <text:p>150.267</text:p>
              </table:table-cell>
              <table:table-cell office:value-type="float" office:value="-0.0134286">
                <text:p>-0.0134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.8">
                <text:p>151.8</text:p>
              </table:table-cell>
              <table:table-cell office:value-type="float" office:value="-0.0183672">
                <text:p>-0.0183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.333">
                <text:p>153.333</text:p>
              </table:table-cell>
              <table:table-cell office:value-type="float" office:value="-0.0238419">
                <text:p>-0.02384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.867">
                <text:p>154.867</text:p>
              </table:table-cell>
              <table:table-cell office:value-type="float" office:value="-0.029636">
                <text:p>-0.029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.4">
                <text:p>156.4</text:p>
              </table:table-cell>
              <table:table-cell office:value-type="float" office:value="-0.0359479">
                <text:p>-0.0359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.933">
                <text:p>157.933</text:p>
              </table:table-cell>
              <table:table-cell office:value-type="float" office:value="-0.0424423">
                <text:p>-0.04244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9.467">
                <text:p>159.467</text:p>
              </table:table-cell>
              <table:table-cell office:value-type="float" office:value="-0.049258">
                <text:p>-0.049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1">
                <text:p>161</text:p>
              </table:table-cell>
              <table:table-cell office:value-type="float" office:value="-0.0563759">
                <text:p>-0.0563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2.533">
                <text:p>162.533</text:p>
              </table:table-cell>
              <table:table-cell office:value-type="float" office:value="-0.0635037">
                <text:p>-0.0635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.067">
                <text:p>164.067</text:p>
              </table:table-cell>
              <table:table-cell office:value-type="float" office:value="-0.0708007">
                <text:p>-0.0708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.6">
                <text:p>165.6</text:p>
              </table:table-cell>
              <table:table-cell office:value-type="float" office:value="-0.0778448">
                <text:p>-0.07784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.133">
                <text:p>167.133</text:p>
              </table:table-cell>
              <table:table-cell office:value-type="float" office:value="-0.0844792">
                <text:p>-0.08447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.667">
                <text:p>168.667</text:p>
              </table:table-cell>
              <table:table-cell office:value-type="float" office:value="-0.0906224">
                <text:p>-0.09062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.2">
                <text:p>170.2</text:p>
              </table:table-cell>
              <table:table-cell office:value-type="float" office:value="-0.0957955">
                <text:p>-0.09579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1.733">
                <text:p>171.733</text:p>
              </table:table-cell>
              <table:table-cell office:value-type="float" office:value="-0.100144">
                <text:p>-0.100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3.267">
                <text:p>173.267</text:p>
              </table:table-cell>
              <table:table-cell office:value-type="float" office:value="-0.103477">
                <text:p>-0.1034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4.8">
                <text:p>174.8</text:p>
              </table:table-cell>
              <table:table-cell office:value-type="float" office:value="-0.10574">
                <text:p>-0.105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.333">
                <text:p>176.333</text:p>
              </table:table-cell>
              <table:table-cell office:value-type="float" office:value="-0.10725">
                <text:p>-0.10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.867">
                <text:p>177.867</text:p>
              </table:table-cell>
              <table:table-cell office:value-type="float" office:value="-0.107804">
                <text:p>-0.107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9.4">
                <text:p>179.4</text:p>
              </table:table-cell>
              <table:table-cell office:value-type="float" office:value="-0.107667">
                <text:p>-0.107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0.933">
                <text:p>180.933</text:p>
              </table:table-cell>
              <table:table-cell office:value-type="float" office:value="-0.106844">
                <text:p>-0.106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.467">
                <text:p>182.467</text:p>
              </table:table-cell>
              <table:table-cell office:value-type="float" office:value="-0.105121">
                <text:p>-0.105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4">
                <text:p>184</text:p>
              </table:table-cell>
              <table:table-cell office:value-type="float" office:value="-0.102699">
                <text:p>-0.102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5.533">
                <text:p>185.533</text:p>
              </table:table-cell>
              <table:table-cell office:value-type="float" office:value="-0.0992372">
                <text:p>-0.09923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.067">
                <text:p>187.067</text:p>
              </table:table-cell>
              <table:table-cell office:value-type="float" office:value="-0.0947875">
                <text:p>-0.0947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8.6">
                <text:p>188.6</text:p>
              </table:table-cell>
              <table:table-cell office:value-type="float" office:value="-0.0894759">
                <text:p>-0.08947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0.133">
                <text:p>190.133</text:p>
              </table:table-cell>
              <table:table-cell office:value-type="float" office:value="-0.0831627">
                <text:p>-0.08316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1.667">
                <text:p>191.667</text:p>
              </table:table-cell>
              <table:table-cell office:value-type="float" office:value="-0.0763418">
                <text:p>-0.0763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3.2">
                <text:p>193.2</text:p>
              </table:table-cell>
              <table:table-cell office:value-type="float" office:value="-0.0691023">
                <text:p>-0.06910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4.733">
                <text:p>194.733</text:p>
              </table:table-cell>
              <table:table-cell office:value-type="float" office:value="-0.0616906">
                <text:p>-0.06169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6.267">
                <text:p>196.267</text:p>
              </table:table-cell>
              <table:table-cell office:value-type="float" office:value="-0.0545487">
                <text:p>-0.05454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7.8">
                <text:p>197.8</text:p>
              </table:table-cell>
              <table:table-cell office:value-type="float" office:value="-0.0475425">
                <text:p>-0.04754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.333">
                <text:p>199.333</text:p>
              </table:table-cell>
              <table:table-cell office:value-type="float" office:value="-0.0409625">
                <text:p>-0.0409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.867">
                <text:p>200.867</text:p>
              </table:table-cell>
              <table:table-cell office:value-type="float" office:value="-0.0347403">
                <text:p>-0.03474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2.4">
                <text:p>202.4</text:p>
              </table:table-cell>
              <table:table-cell office:value-type="float" office:value="-0.0286923">
                <text:p>-0.02869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3.933">
                <text:p>203.933</text:p>
              </table:table-cell>
              <table:table-cell office:value-type="float" office:value="-0.0230515">
                <text:p>-0.0230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5.467">
                <text:p>205.467</text:p>
              </table:table-cell>
              <table:table-cell office:value-type="float" office:value="-0.017575">
                <text:p>-0.0175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7">
                <text:p>207</text:p>
              </table:table-cell>
              <table:table-cell office:value-type="float" office:value="-0.0125176">
                <text:p>-0.01251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8.533">
                <text:p>208.533</text:p>
              </table:table-cell>
              <table:table-cell office:value-type="float" office:value="-0.00812243">
                <text:p>-0.00812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0.067">
                <text:p>210.067</text:p>
              </table:table-cell>
              <table:table-cell office:value-type="float" office:value="-0.00439622">
                <text:p>-0.004396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1.6">
                <text:p>211.6</text:p>
              </table:table-cell>
              <table:table-cell office:value-type="float" office:value="-0.0018731">
                <text:p>-0.00187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3.133">
                <text:p>213.133</text:p>
              </table:table-cell>
              <table:table-cell office:value-type="float" office:value="-0.000513247">
                <text:p>-0.0005132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.667">
                <text:p>214.667</text:p>
              </table:table-cell>
              <table:table-cell office:value-type="float" office:value="-0.000412385">
                <text:p>-0.0004123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.2">
                <text:p>216.2</text:p>
              </table:table-cell>
              <table:table-cell office:value-type="float" office:value="-0.00171148">
                <text:p>-0.001711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7.733">
                <text:p>217.733</text:p>
              </table:table-cell>
              <table:table-cell office:value-type="float" office:value="-0.00396346">
                <text:p>-0.003963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9.267">
                <text:p>219.267</text:p>
              </table:table-cell>
              <table:table-cell office:value-type="float" office:value="-0.0072115">
                <text:p>-0.0072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0.8">
                <text:p>220.8</text:p>
              </table:table-cell>
              <table:table-cell office:value-type="float" office:value="-0.0111453">
                <text:p>-0.01114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2.333">
                <text:p>222.333</text:p>
              </table:table-cell>
              <table:table-cell office:value-type="float" office:value="-0.015473">
                <text:p>-0.0154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3.867">
                <text:p>223.867</text:p>
              </table:table-cell>
              <table:table-cell office:value-type="float" office:value="-0.0203584">
                <text:p>-0.0203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5.4">
                <text:p>225.4</text:p>
              </table:table-cell>
              <table:table-cell office:value-type="float" office:value="-0.0255198">
                <text:p>-0.02551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6.933">
                <text:p>226.933</text:p>
              </table:table-cell>
              <table:table-cell office:value-type="float" office:value="-0.0311755">
                <text:p>-0.03117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8.467">
                <text:p>228.467</text:p>
              </table:table-cell>
              <table:table-cell office:value-type="float" office:value="-0.037422">
                <text:p>-0.0374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0">
                <text:p>230</text:p>
              </table:table-cell>
              <table:table-cell office:value-type="float" office:value="-0.0440861">
                <text:p>-0.04408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1.533">
                <text:p>231.533</text:p>
              </table:table-cell>
              <table:table-cell office:value-type="float" office:value="-0.0513976">
                <text:p>-0.05139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3.067">
                <text:p>233.067</text:p>
              </table:table-cell>
              <table:table-cell office:value-type="float" office:value="-0.0589655">
                <text:p>-0.0589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4.6">
                <text:p>234.6</text:p>
              </table:table-cell>
              <table:table-cell office:value-type="float" office:value="-0.0665897">
                <text:p>-0.06658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6.133">
                <text:p>236.133</text:p>
              </table:table-cell>
              <table:table-cell office:value-type="float" office:value="-0.0741073">
                <text:p>-0.07410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7.667">
                <text:p>237.667</text:p>
              </table:table-cell>
              <table:table-cell office:value-type="float" office:value="-0.0809388">
                <text:p>-0.08093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9.2">
                <text:p>239.2</text:p>
              </table:table-cell>
              <table:table-cell office:value-type="float" office:value="-0.0871085">
                <text:p>-0.0871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0.733">
                <text:p>240.733</text:p>
              </table:table-cell>
              <table:table-cell office:value-type="float" office:value="-0.0923594">
                <text:p>-0.09235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2.267">
                <text:p>242.267</text:p>
              </table:table-cell>
              <table:table-cell office:value-type="float" office:value="-0.0965998">
                <text:p>-0.0965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3.8">
                <text:p>243.8</text:p>
              </table:table-cell>
              <table:table-cell office:value-type="float" office:value="-0.100134">
                <text:p>-0.10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5.333">
                <text:p>245.333</text:p>
              </table:table-cell>
              <table:table-cell office:value-type="float" office:value="-0.10281">
                <text:p>-0.102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6.867">
                <text:p>246.867</text:p>
              </table:table-cell>
              <table:table-cell office:value-type="float" office:value="-0.104921">
                <text:p>-0.1049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8.4">
                <text:p>248.4</text:p>
              </table:table-cell>
              <table:table-cell office:value-type="float" office:value="-0.106494">
                <text:p>-0.1064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9.933">
                <text:p>249.933</text:p>
              </table:table-cell>
              <table:table-cell office:value-type="float" office:value="-0.107316">
                <text:p>-0.1073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1.467">
                <text:p>251.467</text:p>
              </table:table-cell>
              <table:table-cell office:value-type="float" office:value="-0.107527">
                <text:p>-0.1075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3">
                <text:p>253</text:p>
              </table:table-cell>
              <table:table-cell office:value-type="float" office:value="-0.106706">
                <text:p>-0.1067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4.533">
                <text:p>254.533</text:p>
              </table:table-cell>
              <table:table-cell office:value-type="float" office:value="-0.104782">
                <text:p>-0.1047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6.067">
                <text:p>256.067</text:p>
              </table:table-cell>
              <table:table-cell office:value-type="float" office:value="-0.101764">
                <text:p>-0.101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7.6">
                <text:p>257.6</text:p>
              </table:table-cell>
              <table:table-cell office:value-type="float" office:value="-0.0974146">
                <text:p>-0.0974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9.133">
                <text:p>259.133</text:p>
              </table:table-cell>
              <table:table-cell office:value-type="float" office:value="-0.0921419">
                <text:p>-0.09214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0.667">
                <text:p>260.667</text:p>
              </table:table-cell>
              <table:table-cell office:value-type="float" office:value="-0.0860242">
                <text:p>-0.08602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2.2">
                <text:p>262.2</text:p>
              </table:table-cell>
              <table:table-cell office:value-type="float" office:value="-0.0793203">
                <text:p>-0.07932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3.733">
                <text:p>263.733</text:p>
              </table:table-cell>
              <table:table-cell office:value-type="float" office:value="-0.072509">
                <text:p>-0.0725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5.267">
                <text:p>265.267</text:p>
              </table:table-cell>
              <table:table-cell office:value-type="float" office:value="-0.0655414">
                <text:p>-0.06554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6.8">
                <text:p>266.8</text:p>
              </table:table-cell>
              <table:table-cell office:value-type="float" office:value="-0.0587603">
                <text:p>-0.05876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8.333">
                <text:p>268.333</text:p>
              </table:table-cell>
              <table:table-cell office:value-type="float" office:value="-0.0521433">
                <text:p>-0.05214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9.867">
                <text:p>269.867</text:p>
              </table:table-cell>
              <table:table-cell office:value-type="float" office:value="-0.0455325">
                <text:p>-0.04553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1.4">
                <text:p>271.4</text:p>
              </table:table-cell>
              <table:table-cell office:value-type="float" office:value="-0.0391409">
                <text:p>-0.03914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2.933">
                <text:p>272.933</text:p>
              </table:table-cell>
              <table:table-cell office:value-type="float" office:value="-0.0326974">
                <text:p>-0.03269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4.467">
                <text:p>274.467</text:p>
              </table:table-cell>
              <table:table-cell office:value-type="float" office:value="-0.0263999">
                <text:p>-0.0263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6">
                <text:p>276</text:p>
              </table:table-cell>
              <table:table-cell office:value-type="float" office:value="-0.0204613">
                <text:p>-0.02046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7.533">
                <text:p>277.533</text:p>
              </table:table-cell>
              <table:table-cell office:value-type="float" office:value="-0.0148698">
                <text:p>-0.01486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9.067">
                <text:p>279.067</text:p>
              </table:table-cell>
              <table:table-cell office:value-type="float" office:value="-0.0101554">
                <text:p>-0.01015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0.6">
                <text:p>280.6</text:p>
              </table:table-cell>
              <table:table-cell office:value-type="float" office:value="-0.00636076">
                <text:p>-0.006360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2.133">
                <text:p>282.133</text:p>
              </table:table-cell>
              <table:table-cell office:value-type="float" office:value="-0.00364894">
                <text:p>-0.003648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3.667">
                <text:p>283.667</text:p>
              </table:table-cell>
              <table:table-cell office:value-type="float" office:value="-0.00225799">
                <text:p>-0.002257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5.2">
                <text:p>285.2</text:p>
              </table:table-cell>
              <table:table-cell office:value-type="float" office:value="-0.00188553">
                <text:p>-0.001885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6.733">
                <text:p>286.733</text:p>
              </table:table-cell>
              <table:table-cell office:value-type="float" office:value="-0.00263532">
                <text:p>-0.002635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8.267">
                <text:p>288.267</text:p>
              </table:table-cell>
              <table:table-cell office:value-type="float" office:value="-0.00427286">
                <text:p>-0.004272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9.8">
                <text:p>289.8</text:p>
              </table:table-cell>
              <table:table-cell office:value-type="float" office:value="-0.00655546">
                <text:p>-0.00655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1.333">
                <text:p>291.333</text:p>
              </table:table-cell>
              <table:table-cell office:value-type="float" office:value="-0.0096081">
                <text:p>-0.00960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2.867">
                <text:p>292.867</text:p>
              </table:table-cell>
              <table:table-cell office:value-type="float" office:value="-0.0131455">
                <text:p>-0.0131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4.4">
                <text:p>294.4</text:p>
              </table:table-cell>
              <table:table-cell office:value-type="float" office:value="-0.0173494">
                <text:p>-0.01734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5.933">
                <text:p>295.933</text:p>
              </table:table-cell>
              <table:table-cell office:value-type="float" office:value="-0.0222854">
                <text:p>-0.02228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7.467">
                <text:p>297.467</text:p>
              </table:table-cell>
              <table:table-cell office:value-type="float" office:value="-0.0278125">
                <text:p>-0.0278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9">
                <text:p>299</text:p>
              </table:table-cell>
              <table:table-cell office:value-type="float" office:value="-0.0341866">
                <text:p>-0.03418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0.533">
                <text:p>300.533</text:p>
              </table:table-cell>
              <table:table-cell office:value-type="float" office:value="-0.0411038">
                <text:p>-0.0411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2.067">
                <text:p>302.067</text:p>
              </table:table-cell>
              <table:table-cell office:value-type="float" office:value="-0.0484519">
                <text:p>-0.04845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3.6">
                <text:p>303.6</text:p>
              </table:table-cell>
              <table:table-cell office:value-type="float" office:value="-0.0561255">
                <text:p>-0.05612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5.133">
                <text:p>305.133</text:p>
              </table:table-cell>
              <table:table-cell office:value-type="float" office:value="-0.0636124">
                <text:p>-0.0636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6.667">
                <text:p>306.667</text:p>
              </table:table-cell>
              <table:table-cell office:value-type="float" office:value="-0.0709074">
                <text:p>-0.07090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8.2">
                <text:p>308.2</text:p>
              </table:table-cell>
              <table:table-cell office:value-type="float" office:value="-0.0776877">
                <text:p>-0.07768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9.733">
                <text:p>309.733</text:p>
              </table:table-cell>
              <table:table-cell office:value-type="float" office:value="-0.083773">
                <text:p>-0.0837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1.267">
                <text:p>311.267</text:p>
              </table:table-cell>
              <table:table-cell office:value-type="float" office:value="-0.0893129">
                <text:p>-0.08931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2.8">
                <text:p>312.8</text:p>
              </table:table-cell>
              <table:table-cell office:value-type="float" office:value="-0.0940456">
                <text:p>-0.09404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4.333">
                <text:p>314.333</text:p>
              </table:table-cell>
              <table:table-cell office:value-type="float" office:value="-0.098183">
                <text:p>-0.0981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5.867">
                <text:p>315.867</text:p>
              </table:table-cell>
              <table:table-cell office:value-type="float" office:value="-0.101706">
                <text:p>-0.1017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7.4">
                <text:p>317.4</text:p>
              </table:table-cell>
              <table:table-cell office:value-type="float" office:value="-0.104436">
                <text:p>-0.1044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8.933">
                <text:p>318.933</text:p>
              </table:table-cell>
              <table:table-cell office:value-type="float" office:value="-0.10657">
                <text:p>-0.106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0.467">
                <text:p>320.467</text:p>
              </table:table-cell>
              <table:table-cell office:value-type="float" office:value="-0.10777">
                <text:p>-0.107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2">
                <text:p>322</text:p>
              </table:table-cell>
              <table:table-cell office:value-type="float" office:value="-0.10802">
                <text:p>-0.108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3.533">
                <text:p>323.533</text:p>
              </table:table-cell>
              <table:table-cell office:value-type="float" office:value="-0.107334">
                <text:p>-0.107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5.067">
                <text:p>325.067</text:p>
              </table:table-cell>
              <table:table-cell office:value-type="float" office:value="-0.105438">
                <text:p>-0.1054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6.6">
                <text:p>326.6</text:p>
              </table:table-cell>
              <table:table-cell office:value-type="float" office:value="-0.102605">
                <text:p>-0.1026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8.133">
                <text:p>328.133</text:p>
              </table:table-cell>
              <table:table-cell office:value-type="float" office:value="-0.0987651">
                <text:p>-0.09876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9.667">
                <text:p>329.667</text:p>
              </table:table-cell>
              <table:table-cell office:value-type="float" office:value="-0.0940245">
                <text:p>-0.0940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1.2">
                <text:p>331.2</text:p>
              </table:table-cell>
              <table:table-cell office:value-type="float" office:value="-0.0887125">
                <text:p>-0.0887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2.733">
                <text:p>332.733</text:p>
              </table:table-cell>
              <table:table-cell office:value-type="float" office:value="-0.0827264">
                <text:p>-0.0827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4.267">
                <text:p>334.267</text:p>
              </table:table-cell>
              <table:table-cell office:value-type="float" office:value="-0.0764113">
                <text:p>-0.07641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5.8">
                <text:p>335.8</text:p>
              </table:table-cell>
              <table:table-cell office:value-type="float" office:value="-0.0698154">
                <text:p>-0.06981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7.333">
                <text:p>337.333</text:p>
              </table:table-cell>
              <table:table-cell office:value-type="float" office:value="-0.0629048">
                <text:p>-0.06290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8.867">
                <text:p>338.867</text:p>
              </table:table-cell>
              <table:table-cell office:value-type="float" office:value="-0.0560031">
                <text:p>-0.05600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0.4">
                <text:p>340.4</text:p>
              </table:table-cell>
              <table:table-cell office:value-type="float" office:value="-0.0489408">
                <text:p>-0.04894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1.933">
                <text:p>341.933</text:p>
              </table:table-cell>
              <table:table-cell office:value-type="float" office:value="-0.0419321">
                <text:p>-0.04193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3.467">
                <text:p>343.467</text:p>
              </table:table-cell>
              <table:table-cell office:value-type="float" office:value="-0.0351498">
                <text:p>-0.03514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">
                <text:p>345</text:p>
              </table:table-cell>
              <table:table-cell office:value-type="float" office:value="-0.0285136">
                <text:p>-0.0285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6.533">
                <text:p>346.533</text:p>
              </table:table-cell>
              <table:table-cell office:value-type="float" office:value="-0.0224167">
                <text:p>-0.02241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8.067">
                <text:p>348.067</text:p>
              </table:table-cell>
              <table:table-cell office:value-type="float" office:value="-0.0168351">
                <text:p>-0.01683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6">
                <text:p>349.6</text:p>
              </table:table-cell>
              <table:table-cell office:value-type="float" office:value="-0.0119195">
                <text:p>-0.01191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1.133">
                <text:p>351.133</text:p>
              </table:table-cell>
              <table:table-cell office:value-type="float" office:value="-0.00793322">
                <text:p>-0.007933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2.667">
                <text:p>352.667</text:p>
              </table:table-cell>
              <table:table-cell office:value-type="float" office:value="-0.00473478">
                <text:p>-0.004734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4.2">
                <text:p>354.2</text:p>
              </table:table-cell>
              <table:table-cell office:value-type="float" office:value="-0.00260368">
                <text:p>-0.002603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5.733">
                <text:p>355.733</text:p>
              </table:table-cell>
              <table:table-cell office:value-type="float" office:value="-0.00147762">
                <text:p>-0.001477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7.267">
                <text:p>357.267</text:p>
              </table:table-cell>
              <table:table-cell office:value-type="float" office:value="-0.00128802">
                <text:p>-0.001288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8.8">
                <text:p>358.8</text:p>
              </table:table-cell>
              <table:table-cell office:value-type="float" office:value="-0.00222307">
                <text:p>-0.002223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0.333">
                <text:p>360.333</text:p>
              </table:table-cell>
              <table:table-cell office:value-type="float" office:value="-0.00398808">
                <text:p>-0.003988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1.867">
                <text:p>361.867</text:p>
              </table:table-cell>
              <table:table-cell office:value-type="float" office:value="-0.00668489">
                <text:p>-0.00668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3.4">
                <text:p>363.4</text:p>
              </table:table-cell>
              <table:table-cell office:value-type="float" office:value="-0.0102489">
                <text:p>-0.01024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4.933">
                <text:p>364.933</text:p>
              </table:table-cell>
              <table:table-cell office:value-type="float" office:value="-0.0144298">
                <text:p>-0.01442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6.467">
                <text:p>366.467</text:p>
              </table:table-cell>
              <table:table-cell office:value-type="float" office:value="-0.0194075">
                <text:p>-0.0194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8">
                <text:p>368</text:p>
              </table:table-cell>
              <table:table-cell office:value-type="float" office:value="-0.0249049">
                <text:p>-0.02490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9.533">
                <text:p>369.533</text:p>
              </table:table-cell>
              <table:table-cell office:value-type="float" office:value="-0.0309116">
                <text:p>-0.03091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1.067">
                <text:p>371.067</text:p>
              </table:table-cell>
              <table:table-cell office:value-type="float" office:value="-0.0374727">
                <text:p>-0.03747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2.6">
                <text:p>372.6</text:p>
              </table:table-cell>
              <table:table-cell office:value-type="float" office:value="-0.0442769">
                <text:p>-0.04427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4.133">
                <text:p>374.133</text:p>
              </table:table-cell>
              <table:table-cell office:value-type="float" office:value="-0.0514578">
                <text:p>-0.05145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5.667">
                <text:p>375.667</text:p>
              </table:table-cell>
              <table:table-cell office:value-type="float" office:value="-0.0587648">
                <text:p>-0.05876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7.2">
                <text:p>377.2</text:p>
              </table:table-cell>
              <table:table-cell office:value-type="float" office:value="-0.0660071">
                <text:p>-0.06600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8.733">
                <text:p>378.733</text:p>
              </table:table-cell>
              <table:table-cell office:value-type="float" office:value="-0.0732066">
                <text:p>-0.07320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0.267">
                <text:p>380.267</text:p>
              </table:table-cell>
              <table:table-cell office:value-type="float" office:value="-0.0799345">
                <text:p>-0.07993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1.8">
                <text:p>381.8</text:p>
              </table:table-cell>
              <table:table-cell office:value-type="float" office:value="-0.0862078">
                <text:p>-0.0862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3.333">
                <text:p>383.333</text:p>
              </table:table-cell>
              <table:table-cell office:value-type="float" office:value="-0.091854">
                <text:p>-0.0918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4.867">
                <text:p>384.867</text:p>
              </table:table-cell>
              <table:table-cell office:value-type="float" office:value="-0.0966192">
                <text:p>-0.09661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6.4">
                <text:p>386.4</text:p>
              </table:table-cell>
              <table:table-cell office:value-type="float" office:value="-0.100688">
                <text:p>-0.1006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7.933">
                <text:p>387.933</text:p>
              </table:table-cell>
              <table:table-cell office:value-type="float" office:value="-0.103815">
                <text:p>-0.1038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9.467">
                <text:p>389.467</text:p>
              </table:table-cell>
              <table:table-cell office:value-type="float" office:value="-0.106093">
                <text:p>-0.1060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1">
                <text:p>391</text:p>
              </table:table-cell>
              <table:table-cell office:value-type="float" office:value="-0.107619">
                <text:p>-0.1076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2.533">
                <text:p>392.533</text:p>
              </table:table-cell>
              <table:table-cell office:value-type="float" office:value="-0.108189">
                <text:p>-0.1081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4.067">
                <text:p>394.067</text:p>
              </table:table-cell>
              <table:table-cell office:value-type="float" office:value="-0.108022">
                <text:p>-0.1080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5.6">
                <text:p>395.6</text:p>
              </table:table-cell>
              <table:table-cell office:value-type="float" office:value="-0.106932">
                <text:p>-0.1069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7.133">
                <text:p>397.133</text:p>
              </table:table-cell>
              <table:table-cell office:value-type="float" office:value="-0.104862">
                <text:p>-0.1048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8.667">
                <text:p>398.667</text:p>
              </table:table-cell>
              <table:table-cell office:value-type="float" office:value="-0.101931">
                <text:p>-0.1019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0.2">
                <text:p>400.2</text:p>
              </table:table-cell>
              <table:table-cell office:value-type="float" office:value="-0.09789">
                <text:p>-0.097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1.733">
                <text:p>401.733</text:p>
              </table:table-cell>
              <table:table-cell office:value-type="float" office:value="-0.0929902">
                <text:p>-0.0929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3.267">
                <text:p>403.267</text:p>
              </table:table-cell>
              <table:table-cell office:value-type="float" office:value="-0.0872816">
                <text:p>-0.08728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4.8">
                <text:p>404.8</text:p>
              </table:table-cell>
              <table:table-cell office:value-type="float" office:value="-0.080823">
                <text:p>-0.0808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6.333">
                <text:p>406.333</text:p>
              </table:table-cell>
              <table:table-cell office:value-type="float" office:value="-0.0740557">
                <text:p>-0.07405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7.866">
                <text:p>407.866</text:p>
              </table:table-cell>
              <table:table-cell office:value-type="float" office:value="-0.0669716">
                <text:p>-0.06697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9.4">
                <text:p>409.4</text:p>
              </table:table-cell>
              <table:table-cell office:value-type="float" office:value="-0.0598791">
                <text:p>-0.05987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0.933">
                <text:p>410.933</text:p>
              </table:table-cell>
              <table:table-cell office:value-type="float" office:value="-0.0529671">
                <text:p>-0.05296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2.466">
                <text:p>412.466</text:p>
              </table:table-cell>
              <table:table-cell office:value-type="float" office:value="-0.0461297">
                <text:p>-0.04612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4">
                <text:p>414</text:p>
              </table:table-cell>
              <table:table-cell office:value-type="float" office:value="-0.0396211">
                <text:p>-0.03962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5.533">
                <text:p>415.533</text:p>
              </table:table-cell>
              <table:table-cell office:value-type="float" office:value="-0.0332689">
                <text:p>-0.03326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7.066">
                <text:p>417.066</text:p>
              </table:table-cell>
              <table:table-cell office:value-type="float" office:value="-0.0271148">
                <text:p>-0.02711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8.6">
                <text:p>418.6</text:p>
              </table:table-cell>
              <table:table-cell office:value-type="float" office:value="-0.0213359">
                <text:p>-0.02133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0.133">
                <text:p>420.133</text:p>
              </table:table-cell>
              <table:table-cell office:value-type="float" office:value="-0.0158194">
                <text:p>-0.01581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1.666">
                <text:p>421.666</text:p>
              </table:table-cell>
              <table:table-cell office:value-type="float" office:value="-0.0109629">
                <text:p>-0.01096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3.2">
                <text:p>423.2</text:p>
              </table:table-cell>
              <table:table-cell office:value-type="float" office:value="-0.00687695">
                <text:p>-0.006876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4.733">
                <text:p>424.733</text:p>
              </table:table-cell>
              <table:table-cell office:value-type="float" office:value="-0.00369892">
                <text:p>-0.003698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6.266">
                <text:p>426.266</text:p>
              </table:table-cell>
              <table:table-cell office:value-type="float" office:value="-0.00180063">
                <text:p>-0.001800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7.8">
                <text:p>427.8</text:p>
              </table:table-cell>
              <table:table-cell office:value-type="float" office:value="-0.00101246">
                <text:p>-0.001012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9.333">
                <text:p>429.333</text:p>
              </table:table-cell>
              <table:table-cell office:value-type="float" office:value="-0.00146044">
                <text:p>-0.001460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0.866">
                <text:p>430.866</text:p>
              </table:table-cell>
              <table:table-cell office:value-type="float" office:value="-0.00304727">
                <text:p>-0.00304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2.4">
                <text:p>432.4</text:p>
              </table:table-cell>
              <table:table-cell office:value-type="float" office:value="-0.00543384">
                <text:p>-0.005433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3.933">
                <text:p>433.933</text:p>
              </table:table-cell>
              <table:table-cell office:value-type="float" office:value="-0.00867824">
                <text:p>-0.008678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5.466">
                <text:p>435.466</text:p>
              </table:table-cell>
              <table:table-cell office:value-type="float" office:value="-0.0124523">
                <text:p>-0.01245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7">
                <text:p>437</text:p>
              </table:table-cell>
              <table:table-cell office:value-type="float" office:value="-0.0167291">
                <text:p>-0.01672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8.533">
                <text:p>438.533</text:p>
              </table:table-cell>
              <table:table-cell office:value-type="float" office:value="-0.0216112">
                <text:p>-0.02161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0.066">
                <text:p>440.066</text:p>
              </table:table-cell>
              <table:table-cell office:value-type="float" office:value="-0.0269308">
                <text:p>-0.02693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1.6">
                <text:p>441.6</text:p>
              </table:table-cell>
              <table:table-cell office:value-type="float" office:value="-0.0329516">
                <text:p>-0.03295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3.133">
                <text:p>443.133</text:p>
              </table:table-cell>
              <table:table-cell office:value-type="float" office:value="-0.0395687">
                <text:p>-0.03956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4.666">
                <text:p>444.666</text:p>
              </table:table-cell>
              <table:table-cell office:value-type="float" office:value="-0.0466725">
                <text:p>-0.04667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6.2">
                <text:p>446.2</text:p>
              </table:table-cell>
              <table:table-cell office:value-type="float" office:value="-0.0542759">
                <text:p>-0.05427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7.733">
                <text:p>447.733</text:p>
              </table:table-cell>
              <table:table-cell office:value-type="float" office:value="-0.0619046">
                <text:p>-0.0619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9.266">
                <text:p>449.266</text:p>
              </table:table-cell>
              <table:table-cell office:value-type="float" office:value="-0.0694292">
                <text:p>-0.0694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0.8">
                <text:p>450.8</text:p>
              </table:table-cell>
              <table:table-cell office:value-type="float" office:value="-0.0765414">
                <text:p>-0.07654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2.333">
                <text:p>452.333</text:p>
              </table:table-cell>
              <table:table-cell office:value-type="float" office:value="-0.0828822">
                <text:p>-0.08288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3.866">
                <text:p>453.866</text:p>
              </table:table-cell>
              <table:table-cell office:value-type="float" office:value="-0.0885328">
                <text:p>-0.08853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5.4">
                <text:p>455.4</text:p>
              </table:table-cell>
              <table:table-cell office:value-type="float" office:value="-0.0932722">
                <text:p>-0.09327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6.933">
                <text:p>456.933</text:p>
              </table:table-cell>
              <table:table-cell office:value-type="float" office:value="-0.097237">
                <text:p>-0.0972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8.466">
                <text:p>458.466</text:p>
              </table:table-cell>
              <table:table-cell office:value-type="float" office:value="-0.100588">
                <text:p>-0.1005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0">
                <text:p>460</text:p>
              </table:table-cell>
              <table:table-cell office:value-type="float" office:value="-0.103232">
                <text:p>-0.1032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1.533">
                <text:p>461.533</text:p>
              </table:table-cell>
              <table:table-cell office:value-type="float" office:value="-0.105407">
                <text:p>-0.1054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3.066">
                <text:p>463.066</text:p>
              </table:table-cell>
              <table:table-cell office:value-type="float" office:value="-0.106916">
                <text:p>-0.1069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4.6">
                <text:p>464.6</text:p>
              </table:table-cell>
              <table:table-cell office:value-type="float" office:value="-0.107632">
                <text:p>-0.1076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6.133">
                <text:p>466.133</text:p>
              </table:table-cell>
              <table:table-cell office:value-type="float" office:value="-0.107518">
                <text:p>-0.1075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7.666">
                <text:p>467.666</text:p>
              </table:table-cell>
              <table:table-cell office:value-type="float" office:value="-0.106188">
                <text:p>-0.1061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9.2">
                <text:p>469.2</text:p>
              </table:table-cell>
              <table:table-cell office:value-type="float" office:value="-0.103721">
                <text:p>-0.1037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70.733">
                <text:p>470.733</text:p>
              </table:table-cell>
              <table:table-cell office:value-type="float" office:value="-0.100056">
                <text:p>-0.1000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2.266">
                <text:p>472.266</text:p>
              </table:table-cell>
              <table:table-cell office:value-type="float" office:value="-0.0952117">
                <text:p>-0.09521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3.8">
                <text:p>473.8</text:p>
              </table:table-cell>
              <table:table-cell office:value-type="float" office:value="-0.0896039">
                <text:p>-0.0896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75.333">
                <text:p>475.333</text:p>
              </table:table-cell>
              <table:table-cell office:value-type="float" office:value="-0.0833052">
                <text:p>-0.08330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6.866">
                <text:p>476.866</text:p>
              </table:table-cell>
              <table:table-cell office:value-type="float" office:value="-0.0767037">
                <text:p>-0.0767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8.4">
                <text:p>478.4</text:p>
              </table:table-cell>
              <table:table-cell office:value-type="float" office:value="-0.070049">
                <text:p>-0.0700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79.933">
                <text:p>479.933</text:p>
              </table:table-cell>
              <table:table-cell office:value-type="float" office:value="-0.063321">
                <text:p>-0.0633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81.466">
                <text:p>481.466</text:p>
              </table:table-cell>
              <table:table-cell office:value-type="float" office:value="-0.0567681">
                <text:p>-0.05676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3">
                <text:p>483</text:p>
              </table:table-cell>
              <table:table-cell office:value-type="float" office:value="-0.0501909">
                <text:p>-0.0501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84.533">
                <text:p>484.533</text:p>
              </table:table-cell>
              <table:table-cell office:value-type="float" office:value="-0.0435796">
                <text:p>-0.04357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6.066">
                <text:p>486.066</text:p>
              </table:table-cell>
              <table:table-cell office:value-type="float" office:value="-0.0370236">
                <text:p>-0.03702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7.6">
                <text:p>487.6</text:p>
              </table:table-cell>
              <table:table-cell office:value-type="float" office:value="-0.0303674">
                <text:p>-0.03036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9.133">
                <text:p>489.133</text:p>
              </table:table-cell>
              <table:table-cell office:value-type="float" office:value="-0.0239684">
                <text:p>-0.02396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0.666">
                <text:p>490.666</text:p>
              </table:table-cell>
              <table:table-cell office:value-type="float" office:value="-0.0179696">
                <text:p>-0.01796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2.2">
                <text:p>492.2</text:p>
              </table:table-cell>
              <table:table-cell office:value-type="float" office:value="-0.0125833">
                <text:p>-0.01258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3.733">
                <text:p>493.733</text:p>
              </table:table-cell>
              <table:table-cell office:value-type="float" office:value="-0.0082594">
                <text:p>-0.00825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5.266">
                <text:p>495.266</text:p>
              </table:table-cell>
              <table:table-cell office:value-type="float" office:value="-0.004979">
                <text:p>-0.004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6.8">
                <text:p>496.8</text:p>
              </table:table-cell>
              <table:table-cell office:value-type="float" office:value="-0.00295327">
                <text:p>-0.002953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8.333">
                <text:p>498.333</text:p>
              </table:table-cell>
              <table:table-cell office:value-type="float" office:value="-0.00215095">
                <text:p>-0.002150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9.866">
                <text:p>499.866</text:p>
              </table:table-cell>
              <table:table-cell office:value-type="float" office:value="-0.00230607">
                <text:p>-0.002306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1.4">
                <text:p>501.4</text:p>
              </table:table-cell>
              <table:table-cell office:value-type="float" office:value="-0.00343598">
                <text:p>-0.003435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2.933">
                <text:p>502.933</text:p>
              </table:table-cell>
              <table:table-cell office:value-type="float" office:value="-0.00520311">
                <text:p>-0.005203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4.466">
                <text:p>504.466</text:p>
              </table:table-cell>
              <table:table-cell office:value-type="float" office:value="-0.00756216">
                <text:p>-0.007562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6">
                <text:p>506</text:p>
              </table:table-cell>
              <table:table-cell office:value-type="float" office:value="-0.0105657">
                <text:p>-0.01056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7.533">
                <text:p>507.533</text:p>
              </table:table-cell>
              <table:table-cell office:value-type="float" office:value="-0.0140913">
                <text:p>-0.01409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9.066">
                <text:p>509.066</text:p>
              </table:table-cell>
              <table:table-cell office:value-type="float" office:value="-0.0184372">
                <text:p>-0.01843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0.6">
                <text:p>510.6</text:p>
              </table:table-cell>
              <table:table-cell office:value-type="float" office:value="-0.0235751">
                <text:p>-0.02357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2.133">
                <text:p>512.133</text:p>
              </table:table-cell>
              <table:table-cell office:value-type="float" office:value="-0.0295124">
                <text:p>-0.02951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3.666">
                <text:p>513.666</text:p>
              </table:table-cell>
              <table:table-cell office:value-type="float" office:value="-0.0363274">
                <text:p>-0.03632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5.2">
                <text:p>515.2</text:p>
              </table:table-cell>
              <table:table-cell office:value-type="float" office:value="-0.043639">
                <text:p>-0.0436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6.733">
                <text:p>516.733</text:p>
              </table:table-cell>
              <table:table-cell office:value-type="float" office:value="-0.0513372">
                <text:p>-0.05133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8.266">
                <text:p>518.266</text:p>
              </table:table-cell>
              <table:table-cell office:value-type="float" office:value="-0.0590827">
                <text:p>-0.05908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9.8">
                <text:p>519.8</text:p>
              </table:table-cell>
              <table:table-cell office:value-type="float" office:value="-0.0664886">
                <text:p>-0.06648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21.333">
                <text:p>521.333</text:p>
              </table:table-cell>
              <table:table-cell office:value-type="float" office:value="-0.0735172">
                <text:p>-0.07351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22.866">
                <text:p>522.866</text:p>
              </table:table-cell>
              <table:table-cell office:value-type="float" office:value="-0.0798601">
                <text:p>-0.07986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24.4">
                <text:p>524.4</text:p>
              </table:table-cell>
              <table:table-cell office:value-type="float" office:value="-0.0855774">
                <text:p>-0.08557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5.933">
                <text:p>525.933</text:p>
              </table:table-cell>
              <table:table-cell office:value-type="float" office:value="-0.0907388">
                <text:p>-0.09073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27.466">
                <text:p>527.466</text:p>
              </table:table-cell>
              <table:table-cell office:value-type="float" office:value="-0.0952428">
                <text:p>-0.09524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9">
                <text:p>529</text:p>
              </table:table-cell>
              <table:table-cell office:value-type="float" office:value="-0.0993195">
                <text:p>-0.09931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0.533">
                <text:p>530.533</text:p>
              </table:table-cell>
              <table:table-cell office:value-type="float" office:value="-0.102797">
                <text:p>-0.1027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2.066">
                <text:p>532.066</text:p>
              </table:table-cell>
              <table:table-cell office:value-type="float" office:value="-0.105598">
                <text:p>-0.1055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33.6">
                <text:p>533.6</text:p>
              </table:table-cell>
              <table:table-cell office:value-type="float" office:value="-0.107693">
                <text:p>-0.1076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35.133">
                <text:p>535.133</text:p>
              </table:table-cell>
              <table:table-cell office:value-type="float" office:value="-0.108719">
                <text:p>-0.1087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36.666">
                <text:p>536.666</text:p>
              </table:table-cell>
              <table:table-cell office:value-type="float" office:value="-0.108707">
                <text:p>-0.1087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8.2">
                <text:p>538.2</text:p>
              </table:table-cell>
              <table:table-cell office:value-type="float" office:value="-0.107516">
                <text:p>-0.1075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9.733">
                <text:p>539.733</text:p>
              </table:table-cell>
              <table:table-cell office:value-type="float" office:value="-0.105086">
                <text:p>-0.1050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41.266">
                <text:p>541.266</text:p>
              </table:table-cell>
              <table:table-cell office:value-type="float" office:value="-0.101685">
                <text:p>-0.1016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2.8">
                <text:p>542.8</text:p>
              </table:table-cell>
              <table:table-cell office:value-type="float" office:value="-0.0972939">
                <text:p>-0.09729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4.333">
                <text:p>544.333</text:p>
              </table:table-cell>
              <table:table-cell office:value-type="float" office:value="-0.0922296">
                <text:p>-0.09222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5.866">
                <text:p>545.866</text:p>
              </table:table-cell>
              <table:table-cell office:value-type="float" office:value="-0.0866864">
                <text:p>-0.08668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47.4">
                <text:p>547.4</text:p>
              </table:table-cell>
              <table:table-cell office:value-type="float" office:value="-0.0806829">
                <text:p>-0.08068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48.933">
                <text:p>548.933</text:p>
              </table:table-cell>
              <table:table-cell office:value-type="float" office:value="-0.0745048">
                <text:p>-0.07450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0.466">
                <text:p>550.466</text:p>
              </table:table-cell>
              <table:table-cell office:value-type="float" office:value="-0.0680279">
                <text:p>-0.06802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2">
                <text:p>552</text:p>
              </table:table-cell>
              <table:table-cell office:value-type="float" office:value="-0.0613118">
                <text:p>-0.06131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3.533">
                <text:p>553.533</text:p>
              </table:table-cell>
              <table:table-cell office:value-type="float" office:value="-0.0544642">
                <text:p>-0.05446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5.066">
                <text:p>555.066</text:p>
              </table:table-cell>
              <table:table-cell office:value-type="float" office:value="-0.0473471">
                <text:p>-0.04734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56.6">
                <text:p>556.6</text:p>
              </table:table-cell>
              <table:table-cell office:value-type="float" office:value="-0.0402428">
                <text:p>-0.04024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58.133">
                <text:p>558.133</text:p>
              </table:table-cell>
              <table:table-cell office:value-type="float" office:value="-0.033225">
                <text:p>-0.0332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9.666">
                <text:p>559.666</text:p>
              </table:table-cell>
              <table:table-cell office:value-type="float" office:value="-0.0264557">
                <text:p>-0.02645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1.2">
                <text:p>561.2</text:p>
              </table:table-cell>
              <table:table-cell office:value-type="float" office:value="-0.0202986">
                <text:p>-0.02029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2.733">
                <text:p>562.733</text:p>
              </table:table-cell>
              <table:table-cell office:value-type="float" office:value="-0.0147824">
                <text:p>-0.01478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4.266">
                <text:p>564.266</text:p>
              </table:table-cell>
              <table:table-cell office:value-type="float" office:value="-0.0101936">
                <text:p>-0.01019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5.8">
                <text:p>565.8</text:p>
              </table:table-cell>
              <table:table-cell office:value-type="float" office:value="-0.00659744">
                <text:p>-0.006597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67.333">
                <text:p>567.333</text:p>
              </table:table-cell>
              <table:table-cell office:value-type="float" office:value="-0.00393409">
                <text:p>-0.003934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68.866">
                <text:p>568.866</text:p>
              </table:table-cell>
              <table:table-cell office:value-type="float" office:value="-0.00235314">
                <text:p>-0.002353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0.4">
                <text:p>570.4</text:p>
              </table:table-cell>
              <table:table-cell office:value-type="float" office:value="-0.00162881">
                <text:p>-0.001628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1.933">
                <text:p>571.933</text:p>
              </table:table-cell>
              <table:table-cell office:value-type="float" office:value="-0.0017969">
                <text:p>-0.00179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3.466">
                <text:p>573.466</text:p>
              </table:table-cell>
              <table:table-cell office:value-type="float" office:value="-0.00286471">
                <text:p>-0.002864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5">
                <text:p>575</text:p>
              </table:table-cell>
              <table:table-cell office:value-type="float" office:value="-0.00465738">
                <text:p>-0.004657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6.533">
                <text:p>576.533</text:p>
              </table:table-cell>
              <table:table-cell office:value-type="float" office:value="-0.00737278">
                <text:p>-0.007372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8.066">
                <text:p>578.066</text:p>
              </table:table-cell>
              <table:table-cell office:value-type="float" office:value="-0.0108893">
                <text:p>-0.01088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9.6">
                <text:p>579.6</text:p>
              </table:table-cell>
              <table:table-cell office:value-type="float" office:value="-0.0151992">
                <text:p>-0.01519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1.133">
                <text:p>581.133</text:p>
              </table:table-cell>
              <table:table-cell office:value-type="float" office:value="-0.0203871">
                <text:p>-0.02038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2.666">
                <text:p>582.666</text:p>
              </table:table-cell>
              <table:table-cell office:value-type="float" office:value="-0.026187">
                <text:p>-0.0261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4.2">
                <text:p>584.2</text:p>
              </table:table-cell>
              <table:table-cell office:value-type="float" office:value="-0.0326379">
                <text:p>-0.03263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5.733">
                <text:p>585.733</text:p>
              </table:table-cell>
              <table:table-cell office:value-type="float" office:value="-0.0395341">
                <text:p>-0.03953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7.266">
                <text:p>587.266</text:p>
              </table:table-cell>
              <table:table-cell office:value-type="float" office:value="-0.0466386">
                <text:p>-0.04663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88.8">
                <text:p>588.8</text:p>
              </table:table-cell>
              <table:table-cell office:value-type="float" office:value="-0.0539577">
                <text:p>-0.05395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90.333">
                <text:p>590.333</text:p>
              </table:table-cell>
              <table:table-cell office:value-type="float" office:value="-0.0611582">
                <text:p>-0.06115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1.866">
                <text:p>591.866</text:p>
              </table:table-cell>
              <table:table-cell office:value-type="float" office:value="-0.0682142">
                <text:p>-0.06821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3.4">
                <text:p>593.4</text:p>
              </table:table-cell>
              <table:table-cell office:value-type="float" office:value="-0.0750328">
                <text:p>-0.07503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4.933">
                <text:p>594.933</text:p>
              </table:table-cell>
              <table:table-cell office:value-type="float" office:value="-0.0813672">
                <text:p>-0.08136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6.466">
                <text:p>596.466</text:p>
              </table:table-cell>
              <table:table-cell office:value-type="float" office:value="-0.0873123">
                <text:p>-0.08731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8">
                <text:p>598</text:p>
              </table:table-cell>
              <table:table-cell office:value-type="float" office:value="-0.0926376">
                <text:p>-0.09263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9.533">
                <text:p>599.533</text:p>
              </table:table-cell>
              <table:table-cell office:value-type="float" office:value="-0.097283">
                <text:p>-0.0972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1.066">
                <text:p>601.066</text:p>
              </table:table-cell>
              <table:table-cell office:value-type="float" office:value="-0.101272">
                <text:p>-0.1012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2.6">
                <text:p>602.6</text:p>
              </table:table-cell>
              <table:table-cell office:value-type="float" office:value="-0.104363">
                <text:p>-0.1043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4.133">
                <text:p>604.133</text:p>
              </table:table-cell>
              <table:table-cell office:value-type="float" office:value="-0.106659">
                <text:p>-0.1066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5.666">
                <text:p>605.666</text:p>
              </table:table-cell>
              <table:table-cell office:value-type="float" office:value="-0.10804">
                <text:p>-0.108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7.2">
                <text:p>607.2</text:p>
              </table:table-cell>
              <table:table-cell office:value-type="float" office:value="-0.108424">
                <text:p>-0.108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8.733">
                <text:p>608.733</text:p>
              </table:table-cell>
              <table:table-cell office:value-type="float" office:value="-0.107926">
                <text:p>-0.1079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0.266">
                <text:p>610.266</text:p>
              </table:table-cell>
              <table:table-cell office:value-type="float" office:value="-0.106354">
                <text:p>-0.1063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1.8">
                <text:p>611.8</text:p>
              </table:table-cell>
              <table:table-cell office:value-type="float" office:value="-0.103833">
                <text:p>-0.1038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3.333">
                <text:p>613.333</text:p>
              </table:table-cell>
              <table:table-cell office:value-type="float" office:value="-0.100383">
                <text:p>-0.1003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4.866">
                <text:p>614.866</text:p>
              </table:table-cell>
              <table:table-cell office:value-type="float" office:value="-0.0959527">
                <text:p>-0.09595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16.4">
                <text:p>616.4</text:p>
              </table:table-cell>
              <table:table-cell office:value-type="float" office:value="-0.0908216">
                <text:p>-0.09082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17.933">
                <text:p>617.933</text:p>
              </table:table-cell>
              <table:table-cell office:value-type="float" office:value="-0.0849694">
                <text:p>-0.08496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9.466">
                <text:p>619.466</text:p>
              </table:table-cell>
              <table:table-cell office:value-type="float" office:value="-0.0786043">
                <text:p>-0.07860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1">
                <text:p>621</text:p>
              </table:table-cell>
              <table:table-cell office:value-type="float" office:value="-0.0719634">
                <text:p>-0.07196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2.533">
                <text:p>622.533</text:p>
              </table:table-cell>
              <table:table-cell office:value-type="float" office:value="-0.065044">
                <text:p>-0.0650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4.066">
                <text:p>624.066</text:p>
              </table:table-cell>
              <table:table-cell office:value-type="float" office:value="-0.0581301">
                <text:p>-0.05813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5.6">
                <text:p>625.6</text:p>
              </table:table-cell>
              <table:table-cell office:value-type="float" office:value="-0.0512204">
                <text:p>-0.05122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7.133">
                <text:p>627.133</text:p>
              </table:table-cell>
              <table:table-cell office:value-type="float" office:value="-0.0443677">
                <text:p>-0.04436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8.666">
                <text:p>628.666</text:p>
              </table:table-cell>
              <table:table-cell office:value-type="float" office:value="-0.0377343">
                <text:p>-0.03773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30.2">
                <text:p>630.2</text:p>
              </table:table-cell>
              <table:table-cell office:value-type="float" office:value="-0.0312181">
                <text:p>-0.03121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31.733">
                <text:p>631.733</text:p>
              </table:table-cell>
              <table:table-cell office:value-type="float" office:value="-0.0250467">
                <text:p>-0.02504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33.266">
                <text:p>633.266</text:p>
              </table:table-cell>
              <table:table-cell office:value-type="float" office:value="-0.0192924">
                <text:p>-0.01929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34.8">
                <text:p>634.8</text:p>
              </table:table-cell>
              <table:table-cell office:value-type="float" office:value="-0.0140391">
                <text:p>-0.01403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36.333">
                <text:p>636.333</text:p>
              </table:table-cell>
              <table:table-cell office:value-type="float" office:value="-0.00962631">
                <text:p>-0.009626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37.866">
                <text:p>637.866</text:p>
              </table:table-cell>
              <table:table-cell office:value-type="float" office:value="-0.00604717">
                <text:p>-0.006047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39.4">
                <text:p>639.4</text:p>
              </table:table-cell>
              <table:table-cell office:value-type="float" office:value="-0.00351882">
                <text:p>-0.003518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0.933">
                <text:p>640.933</text:p>
              </table:table-cell>
              <table:table-cell office:value-type="float" office:value="-0.00214639">
                <text:p>-0.002146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42.466">
                <text:p>642.466</text:p>
              </table:table-cell>
              <table:table-cell office:value-type="float" office:value="-0.00178471">
                <text:p>-0.001784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4">
                <text:p>644</text:p>
              </table:table-cell>
              <table:table-cell office:value-type="float" office:value="-0.00253931">
                <text:p>-0.002539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5.533">
                <text:p>645.533</text:p>
              </table:table-cell>
              <table:table-cell office:value-type="float" office:value="-0.00418433">
                <text:p>-0.004184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47.066">
                <text:p>647.066</text:p>
              </table:table-cell>
              <table:table-cell office:value-type="float" office:value="-0.00661217">
                <text:p>-0.006612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48.6">
                <text:p>648.6</text:p>
              </table:table-cell>
              <table:table-cell office:value-type="float" office:value="-0.00981972">
                <text:p>-0.009819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0.133">
                <text:p>650.133</text:p>
              </table:table-cell>
              <table:table-cell office:value-type="float" office:value="-0.0135901">
                <text:p>-0.01359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1.666">
                <text:p>651.666</text:p>
              </table:table-cell>
              <table:table-cell office:value-type="float" office:value="-0.0180566">
                <text:p>-0.01805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3.2">
                <text:p>653.2</text:p>
              </table:table-cell>
              <table:table-cell office:value-type="float" office:value="-0.0231682">
                <text:p>-0.0231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4.733">
                <text:p>654.733</text:p>
              </table:table-cell>
              <table:table-cell office:value-type="float" office:value="-0.0288926">
                <text:p>-0.02889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56.266">
                <text:p>656.266</text:p>
              </table:table-cell>
              <table:table-cell office:value-type="float" office:value="-0.0353561">
                <text:p>-0.03535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57.8">
                <text:p>657.8</text:p>
              </table:table-cell>
              <table:table-cell office:value-type="float" office:value="-0.0423144">
                <text:p>-0.04231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59.333">
                <text:p>659.333</text:p>
              </table:table-cell>
              <table:table-cell office:value-type="float" office:value="-0.0497184">
                <text:p>-0.04971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60.866">
                <text:p>660.866</text:p>
              </table:table-cell>
              <table:table-cell office:value-type="float" office:value="-0.0573508">
                <text:p>-0.05735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62.4">
                <text:p>662.4</text:p>
              </table:table-cell>
              <table:table-cell office:value-type="float" office:value="-0.0648359">
                <text:p>-0.06483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63.933">
                <text:p>663.933</text:p>
              </table:table-cell>
              <table:table-cell office:value-type="float" office:value="-0.0720703">
                <text:p>-0.07207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65.466">
                <text:p>665.466</text:p>
              </table:table-cell>
              <table:table-cell office:value-type="float" office:value="-0.0787066">
                <text:p>-0.0787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67">
                <text:p>667</text:p>
              </table:table-cell>
              <table:table-cell office:value-type="float" office:value="-0.0846485">
                <text:p>-0.08464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68.533">
                <text:p>668.533</text:p>
              </table:table-cell>
              <table:table-cell office:value-type="float" office:value="-0.0899096">
                <text:p>-0.08990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70.066">
                <text:p>670.066</text:p>
              </table:table-cell>
              <table:table-cell office:value-type="float" office:value="-0.0943766">
                <text:p>-0.09437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71.6">
                <text:p>671.6</text:p>
              </table:table-cell>
              <table:table-cell office:value-type="float" office:value="-0.0982676">
                <text:p>-0.09826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73.133">
                <text:p>673.133</text:p>
              </table:table-cell>
              <table:table-cell office:value-type="float" office:value="-0.101553">
                <text:p>-0.1015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4.666">
                <text:p>674.666</text:p>
              </table:table-cell>
              <table:table-cell office:value-type="float" office:value="-0.104233">
                <text:p>-0.1042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76.2">
                <text:p>676.2</text:p>
              </table:table-cell>
              <table:table-cell office:value-type="float" office:value="-0.106363">
                <text:p>-0.1063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77.733">
                <text:p>677.733</text:p>
              </table:table-cell>
              <table:table-cell office:value-type="float" office:value="-0.107653">
                <text:p>-0.1076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79.266">
                <text:p>679.266</text:p>
              </table:table-cell>
              <table:table-cell office:value-type="float" office:value="-0.108058">
                <text:p>-0.1080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0.8">
                <text:p>680.8</text:p>
              </table:table-cell>
              <table:table-cell office:value-type="float" office:value="-0.107381">
                <text:p>-0.1073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2.333">
                <text:p>682.333</text:p>
              </table:table-cell>
              <table:table-cell office:value-type="float" office:value="-0.105432">
                <text:p>-0.1054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3.866">
                <text:p>683.866</text:p>
              </table:table-cell>
              <table:table-cell office:value-type="float" office:value="-0.102351">
                <text:p>-0.1023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5.4">
                <text:p>685.4</text:p>
              </table:table-cell>
              <table:table-cell office:value-type="float" office:value="-0.098094">
                <text:p>-0.0980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6.933">
                <text:p>686.933</text:p>
              </table:table-cell>
              <table:table-cell office:value-type="float" office:value="-0.0929333">
                <text:p>-0.0929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88.466">
                <text:p>688.466</text:p>
              </table:table-cell>
              <table:table-cell office:value-type="float" office:value="-0.0871597">
                <text:p>-0.08715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0">
                <text:p>690</text:p>
              </table:table-cell>
              <table:table-cell office:value-type="float" office:value="-0.0809116">
                <text:p>-0.08091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1.533">
                <text:p>691.533</text:p>
              </table:table-cell>
              <table:table-cell office:value-type="float" office:value="-0.0745463">
                <text:p>-0.07454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3.066">
                <text:p>693.066</text:p>
              </table:table-cell>
              <table:table-cell office:value-type="float" office:value="-0.0680688">
                <text:p>-0.06806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4.6">
                <text:p>694.6</text:p>
              </table:table-cell>
              <table:table-cell office:value-type="float" office:value="-0.06153">
                <text:p>-0.061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6.133">
                <text:p>696.133</text:p>
              </table:table-cell>
              <table:table-cell office:value-type="float" office:value="-0.054983">
                <text:p>-0.0549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7.666">
                <text:p>697.666</text:p>
              </table:table-cell>
              <table:table-cell office:value-type="float" office:value="-0.0482219">
                <text:p>-0.04822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9.2">
                <text:p>699.2</text:p>
              </table:table-cell>
              <table:table-cell office:value-type="float" office:value="-0.0413856">
                <text:p>-0.04138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0.733">
                <text:p>700.733</text:p>
              </table:table-cell>
              <table:table-cell office:value-type="float" office:value="-0.0344825">
                <text:p>-0.0344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2.266">
                <text:p>702.266</text:p>
              </table:table-cell>
              <table:table-cell office:value-type="float" office:value="-0.0276242">
                <text:p>-0.02762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03.8">
                <text:p>703.8</text:p>
              </table:table-cell>
              <table:table-cell office:value-type="float" office:value="-0.0212089">
                <text:p>-0.02120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5.333">
                <text:p>705.333</text:p>
              </table:table-cell>
              <table:table-cell office:value-type="float" office:value="-0.0153721">
                <text:p>-0.01537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6.866">
                <text:p>706.866</text:p>
              </table:table-cell>
              <table:table-cell office:value-type="float" office:value="-0.0104716">
                <text:p>-0.01047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8.4">
                <text:p>708.4</text:p>
              </table:table-cell>
              <table:table-cell office:value-type="float" office:value="-0.00671866">
                <text:p>-0.006718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9.933">
                <text:p>709.933</text:p>
              </table:table-cell>
              <table:table-cell office:value-type="float" office:value="-0.00408918">
                <text:p>-0.004089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11.466">
                <text:p>711.466</text:p>
              </table:table-cell>
              <table:table-cell office:value-type="float" office:value="-0.00268742">
                <text:p>-0.002687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3">
                <text:p>713</text:p>
              </table:table-cell>
              <table:table-cell office:value-type="float" office:value="-0.00226874">
                <text:p>-0.002268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14.533">
                <text:p>714.533</text:p>
              </table:table-cell>
              <table:table-cell office:value-type="float" office:value="-0.00269924">
                <text:p>-0.002699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16.066">
                <text:p>716.066</text:p>
              </table:table-cell>
              <table:table-cell office:value-type="float" office:value="-0.00387547">
                <text:p>-0.003875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17.6">
                <text:p>717.6</text:p>
              </table:table-cell>
              <table:table-cell office:value-type="float" office:value="-0.00557622">
                <text:p>-0.005576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9.133">
                <text:p>719.133</text:p>
              </table:table-cell>
              <table:table-cell office:value-type="float" office:value="-0.00793898">
                <text:p>-0.007938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0.666">
                <text:p>720.666</text:p>
              </table:table-cell>
              <table:table-cell office:value-type="float" office:value="-0.0109506">
                <text:p>-0.01095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2.2">
                <text:p>722.2</text:p>
              </table:table-cell>
              <table:table-cell office:value-type="float" office:value="-0.0147159">
                <text:p>-0.01471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23.733">
                <text:p>723.733</text:p>
              </table:table-cell>
              <table:table-cell office:value-type="float" office:value="-0.0194502">
                <text:p>-0.01945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25.266">
                <text:p>725.266</text:p>
              </table:table-cell>
              <table:table-cell office:value-type="float" office:value="-0.0250453">
                <text:p>-0.02504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26.8">
                <text:p>726.8</text:p>
              </table:table-cell>
              <table:table-cell office:value-type="float" office:value="-0.031554">
                <text:p>-0.0315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28.333">
                <text:p>728.333</text:p>
              </table:table-cell>
              <table:table-cell office:value-type="float" office:value="-0.038769">
                <text:p>-0.038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29.866">
                <text:p>729.866</text:p>
              </table:table-cell>
              <table:table-cell office:value-type="float" office:value="-0.0463509">
                <text:p>-0.04635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1.4">
                <text:p>731.4</text:p>
              </table:table-cell>
              <table:table-cell office:value-type="float" office:value="-0.0541195">
                <text:p>-0.05411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2.933">
                <text:p>732.933</text:p>
              </table:table-cell>
              <table:table-cell office:value-type="float" office:value="-0.0616379">
                <text:p>-0.06163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34.466">
                <text:p>734.466</text:p>
              </table:table-cell>
              <table:table-cell office:value-type="float" office:value="-0.0687553">
                <text:p>-0.06875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6">
                <text:p>736</text:p>
              </table:table-cell>
              <table:table-cell office:value-type="float" office:value="-0.075365">
                <text:p>-0.0753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37.533">
                <text:p>737.533</text:p>
              </table:table-cell>
              <table:table-cell office:value-type="float" office:value="-0.0813245">
                <text:p>-0.08132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39.066">
                <text:p>739.066</text:p>
              </table:table-cell>
              <table:table-cell office:value-type="float" office:value="-0.086834">
                <text:p>-0.0868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40.6">
                <text:p>740.6</text:p>
              </table:table-cell>
              <table:table-cell office:value-type="float" office:value="-0.0918451">
                <text:p>-0.09184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42.133">
                <text:p>742.133</text:p>
              </table:table-cell>
              <table:table-cell office:value-type="float" office:value="-0.0964152">
                <text:p>-0.09641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43.666">
                <text:p>743.666</text:p>
              </table:table-cell>
              <table:table-cell office:value-type="float" office:value="-0.100601">
                <text:p>-0.1006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45.2">
                <text:p>745.2</text:p>
              </table:table-cell>
              <table:table-cell office:value-type="float" office:value="-0.104134">
                <text:p>-0.1041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46.733">
                <text:p>746.733</text:p>
              </table:table-cell>
              <table:table-cell office:value-type="float" office:value="-0.106965">
                <text:p>-0.1069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48.266">
                <text:p>748.266</text:p>
              </table:table-cell>
              <table:table-cell office:value-type="float" office:value="-0.108823">
                <text:p>-0.1088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49.8">
                <text:p>749.8</text:p>
              </table:table-cell>
              <table:table-cell office:value-type="float" office:value="-0.109478">
                <text:p>-0.1094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51.333">
                <text:p>751.333</text:p>
              </table:table-cell>
              <table:table-cell office:value-type="float" office:value="-0.108952">
                <text:p>-0.1089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52.866">
                <text:p>752.866</text:p>
              </table:table-cell>
              <table:table-cell office:value-type="float" office:value="-0.107098">
                <text:p>-0.1070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54.4">
                <text:p>754.4</text:p>
              </table:table-cell>
              <table:table-cell office:value-type="float" office:value="-0.10413">
                <text:p>-0.104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55.933">
                <text:p>755.933</text:p>
              </table:table-cell>
              <table:table-cell office:value-type="float" office:value="-0.100238">
                <text:p>-0.1002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57.466">
                <text:p>757.466</text:p>
              </table:table-cell>
              <table:table-cell office:value-type="float" office:value="-0.0955578">
                <text:p>-0.09555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59">
                <text:p>759</text:p>
              </table:table-cell>
              <table:table-cell office:value-type="float" office:value="-0.0904537">
                <text:p>-0.09045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60.533">
                <text:p>760.533</text:p>
              </table:table-cell>
              <table:table-cell office:value-type="float" office:value="-0.0849392">
                <text:p>-0.08493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2.066">
                <text:p>762.066</text:p>
              </table:table-cell>
              <table:table-cell office:value-type="float" office:value="-0.0791342">
                <text:p>-0.07913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63.6">
                <text:p>763.6</text:p>
              </table:table-cell>
              <table:table-cell office:value-type="float" office:value="-0.0731038">
                <text:p>-0.07310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65.133">
                <text:p>765.133</text:p>
              </table:table-cell>
              <table:table-cell office:value-type="float" office:value="-0.0666631">
                <text:p>-0.06666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6.666">
                <text:p>766.666</text:p>
              </table:table-cell>
              <table:table-cell office:value-type="float" office:value="-0.0599347">
                <text:p>-0.05993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68.2">
                <text:p>768.2</text:p>
              </table:table-cell>
              <table:table-cell office:value-type="float" office:value="-0.0528611">
                <text:p>-0.05286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69.733">
                <text:p>769.733</text:p>
              </table:table-cell>
              <table:table-cell office:value-type="float" office:value="-0.045516">
                <text:p>-0.0455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71.266">
                <text:p>771.266</text:p>
              </table:table-cell>
              <table:table-cell office:value-type="float" office:value="-0.038201">
                <text:p>-0.0382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72.8">
                <text:p>772.8</text:p>
              </table:table-cell>
              <table:table-cell office:value-type="float" office:value="-0.0310182">
                <text:p>-0.03101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74.333">
                <text:p>774.333</text:p>
              </table:table-cell>
              <table:table-cell office:value-type="float" office:value="-0.0243429">
                <text:p>-0.02434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75.866">
                <text:p>775.866</text:p>
              </table:table-cell>
              <table:table-cell office:value-type="float" office:value="-0.0183907">
                <text:p>-0.01839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77.4">
                <text:p>777.4</text:p>
              </table:table-cell>
              <table:table-cell office:value-type="float" office:value="-0.0132714">
                <text:p>-0.01327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78.933">
                <text:p>778.933</text:p>
              </table:table-cell>
              <table:table-cell office:value-type="float" office:value="-0.00921049">
                <text:p>-0.009210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80.466">
                <text:p>780.466</text:p>
              </table:table-cell>
              <table:table-cell office:value-type="float" office:value="-0.00607563">
                <text:p>-0.006075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82">
                <text:p>782</text:p>
              </table:table-cell>
              <table:table-cell office:value-type="float" office:value="-0.00389566">
                <text:p>-0.003895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83.533">
                <text:p>783.533</text:p>
              </table:table-cell>
              <table:table-cell office:value-type="float" office:value="-0.00261753">
                <text:p>-0.002617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85.066">
                <text:p>785.066</text:p>
              </table:table-cell>
              <table:table-cell office:value-type="float" office:value="-0.00205243">
                <text:p>-0.002052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86.6">
                <text:p>786.6</text:p>
              </table:table-cell>
              <table:table-cell office:value-type="float" office:value="-0.0023325">
                <text:p>-0.00233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88.133">
                <text:p>788.133</text:p>
              </table:table-cell>
              <table:table-cell office:value-type="float" office:value="-0.00336217">
                <text:p>-0.003362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89.666">
                <text:p>789.666</text:p>
              </table:table-cell>
              <table:table-cell office:value-type="float" office:value="-0.00520692">
                <text:p>-0.005206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91.2">
                <text:p>791.2</text:p>
              </table:table-cell>
              <table:table-cell office:value-type="float" office:value="-0.00802574">
                <text:p>-0.008025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92.733">
                <text:p>792.733</text:p>
              </table:table-cell>
              <table:table-cell office:value-type="float" office:value="-0.0117114">
                <text:p>-0.01171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94.266">
                <text:p>794.266</text:p>
              </table:table-cell>
              <table:table-cell office:value-type="float" office:value="-0.01639">
                <text:p>-0.016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95.8">
                <text:p>795.8</text:p>
              </table:table-cell>
              <table:table-cell office:value-type="float" office:value="-0.0219304">
                <text:p>-0.02193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97.333">
                <text:p>797.333</text:p>
              </table:table-cell>
              <table:table-cell office:value-type="float" office:value="-0.0281439">
                <text:p>-0.02814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98.866">
                <text:p>798.866</text:p>
              </table:table-cell>
              <table:table-cell office:value-type="float" office:value="-0.0349677">
                <text:p>-0.03496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00.4">
                <text:p>800.4</text:p>
              </table:table-cell>
              <table:table-cell office:value-type="float" office:value="-0.0420355">
                <text:p>-0.04203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01.933">
                <text:p>801.933</text:p>
              </table:table-cell>
              <table:table-cell office:value-type="float" office:value="-0.0492467">
                <text:p>-0.04924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03.466">
                <text:p>803.466</text:p>
              </table:table-cell>
              <table:table-cell office:value-type="float" office:value="-0.0564346">
                <text:p>-0.05643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05">
                <text:p>805</text:p>
              </table:table-cell>
              <table:table-cell office:value-type="float" office:value="-0.0633698">
                <text:p>-0.06336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06.533">
                <text:p>806.533</text:p>
              </table:table-cell>
              <table:table-cell office:value-type="float" office:value="-0.0701346">
                <text:p>-0.07013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08.066">
                <text:p>808.066</text:p>
              </table:table-cell>
              <table:table-cell office:value-type="float" office:value="-0.0765529">
                <text:p>-0.07655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09.6">
                <text:p>809.6</text:p>
              </table:table-cell>
              <table:table-cell office:value-type="float" office:value="-0.0826198">
                <text:p>-0.08261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11.133">
                <text:p>811.133</text:p>
              </table:table-cell>
              <table:table-cell office:value-type="float" office:value="-0.088354">
                <text:p>-0.0883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12.666">
                <text:p>812.666</text:p>
              </table:table-cell>
              <table:table-cell office:value-type="float" office:value="-0.0935351">
                <text:p>-0.09353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14.2">
                <text:p>814.2</text:p>
              </table:table-cell>
              <table:table-cell office:value-type="float" office:value="-0.0981915">
                <text:p>-0.09819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15.733">
                <text:p>815.733</text:p>
              </table:table-cell>
              <table:table-cell office:value-type="float" office:value="-0.102115">
                <text:p>-0.1021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7.266">
                <text:p>817.266</text:p>
              </table:table-cell>
              <table:table-cell office:value-type="float" office:value="-0.105154">
                <text:p>-0.1051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18.8">
                <text:p>818.8</text:p>
              </table:table-cell>
              <table:table-cell office:value-type="float" office:value="-0.107303">
                <text:p>-0.1073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20.333">
                <text:p>820.333</text:p>
              </table:table-cell>
              <table:table-cell office:value-type="float" office:value="-0.108334">
                <text:p>-0.1083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21.866">
                <text:p>821.866</text:p>
              </table:table-cell>
              <table:table-cell office:value-type="float" office:value="-0.108335">
                <text:p>-0.1083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23.4">
                <text:p>823.4</text:p>
              </table:table-cell>
              <table:table-cell office:value-type="float" office:value="-0.10729">
                <text:p>-0.107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24.933">
                <text:p>824.933</text:p>
              </table:table-cell>
              <table:table-cell office:value-type="float" office:value="-0.105175">
                <text:p>-0.1051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26.466">
                <text:p>826.466</text:p>
              </table:table-cell>
              <table:table-cell office:value-type="float" office:value="-0.102215">
                <text:p>-0.1022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28">
                <text:p>828</text:p>
              </table:table-cell>
              <table:table-cell office:value-type="float" office:value="-0.0983629">
                <text:p>-0.09836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29.533">
                <text:p>829.533</text:p>
              </table:table-cell>
              <table:table-cell office:value-type="float" office:value="-0.0937788">
                <text:p>-0.09377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31.066">
                <text:p>831.066</text:p>
              </table:table-cell>
              <table:table-cell office:value-type="float" office:value="-0.0885989">
                <text:p>-0.08859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2.6">
                <text:p>832.6</text:p>
              </table:table-cell>
              <table:table-cell office:value-type="float" office:value="-0.0827917">
                <text:p>-0.08279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34.133">
                <text:p>834.133</text:p>
              </table:table-cell>
              <table:table-cell office:value-type="float" office:value="-0.0765929">
                <text:p>-0.07659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35.666">
                <text:p>835.666</text:p>
              </table:table-cell>
              <table:table-cell office:value-type="float" office:value="-0.0699952">
                <text:p>-0.06999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37.2">
                <text:p>837.2</text:p>
              </table:table-cell>
              <table:table-cell office:value-type="float" office:value="-0.0631091">
                <text:p>-0.06310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38.733">
                <text:p>838.733</text:p>
              </table:table-cell>
              <table:table-cell office:value-type="float" office:value="-0.0561204">
                <text:p>-0.05612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40.266">
                <text:p>840.266</text:p>
              </table:table-cell>
              <table:table-cell office:value-type="float" office:value="-0.0489999">
                <text:p>-0.04899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1.8">
                <text:p>841.8</text:p>
              </table:table-cell>
              <table:table-cell office:value-type="float" office:value="-0.0420046">
                <text:p>-0.04200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3.333">
                <text:p>843.333</text:p>
              </table:table-cell>
              <table:table-cell office:value-type="float" office:value="-0.0351915">
                <text:p>-0.03519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44.866">
                <text:p>844.866</text:p>
              </table:table-cell>
              <table:table-cell office:value-type="float" office:value="-0.0286504">
                <text:p>-0.02865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46.4">
                <text:p>846.4</text:p>
              </table:table-cell>
              <table:table-cell office:value-type="float" office:value="-0.0226534">
                <text:p>-0.02265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47.933">
                <text:p>847.933</text:p>
              </table:table-cell>
              <table:table-cell office:value-type="float" office:value="-0.0171706">
                <text:p>-0.0171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49.466">
                <text:p>849.466</text:p>
              </table:table-cell>
              <table:table-cell office:value-type="float" office:value="-0.012436">
                <text:p>-0.0124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51">
                <text:p>851</text:p>
              </table:table-cell>
              <table:table-cell office:value-type="float" office:value="-0.00856743">
                <text:p>-0.008567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52.533">
                <text:p>852.533</text:p>
              </table:table-cell>
              <table:table-cell office:value-type="float" office:value="-0.0055297">
                <text:p>-0.00552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54.066">
                <text:p>854.066</text:p>
              </table:table-cell>
              <table:table-cell office:value-type="float" office:value="-0.00353554">
                <text:p>-0.003535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55.6">
                <text:p>855.6</text:p>
              </table:table-cell>
              <table:table-cell office:value-type="float" office:value="-0.0024714">
                <text:p>-0.00247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57.133">
                <text:p>857.133</text:p>
              </table:table-cell>
              <table:table-cell office:value-type="float" office:value="-0.00234852">
                <text:p>-0.002348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58.666">
                <text:p>858.666</text:p>
              </table:table-cell>
              <table:table-cell office:value-type="float" office:value="-0.00319976">
                <text:p>-0.003199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60.2">
                <text:p>860.2</text:p>
              </table:table-cell>
              <table:table-cell office:value-type="float" office:value="-0.00483548">
                <text:p>-0.004835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61.733">
                <text:p>861.733</text:p>
              </table:table-cell>
              <table:table-cell office:value-type="float" office:value="-0.00735719">
                <text:p>-0.007357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63.266">
                <text:p>863.266</text:p>
              </table:table-cell>
              <table:table-cell office:value-type="float" office:value="-0.0106548">
                <text:p>-0.01065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64.8">
                <text:p>864.8</text:p>
              </table:table-cell>
              <table:table-cell office:value-type="float" office:value="-0.0146889">
                <text:p>-0.01468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66.333">
                <text:p>866.333</text:p>
              </table:table-cell>
              <table:table-cell office:value-type="float" office:value="-0.0195627">
                <text:p>-0.01956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67.866">
                <text:p>867.866</text:p>
              </table:table-cell>
              <table:table-cell office:value-type="float" office:value="-0.0250893">
                <text:p>-0.02508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69.4">
                <text:p>869.4</text:p>
              </table:table-cell>
              <table:table-cell office:value-type="float" office:value="-0.0313277">
                <text:p>-0.03132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70.933">
                <text:p>870.933</text:p>
              </table:table-cell>
              <table:table-cell office:value-type="float" office:value="-0.0381531">
                <text:p>-0.03815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72.466">
                <text:p>872.466</text:p>
              </table:table-cell>
              <table:table-cell office:value-type="float" office:value="-0.0453222">
                <text:p>-0.04532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74">
                <text:p>874</text:p>
              </table:table-cell>
              <table:table-cell office:value-type="float" office:value="-0.0527868">
                <text:p>-0.05278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75.533">
                <text:p>875.533</text:p>
              </table:table-cell>
              <table:table-cell office:value-type="float" office:value="-0.0601941">
                <text:p>-0.06019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77.066">
                <text:p>877.066</text:p>
              </table:table-cell>
              <table:table-cell office:value-type="float" office:value="-0.0673951">
                <text:p>-0.06739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78.6">
                <text:p>878.6</text:p>
              </table:table-cell>
              <table:table-cell office:value-type="float" office:value="-0.0742502">
                <text:p>-0.07425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80.133">
                <text:p>880.133</text:p>
              </table:table-cell>
              <table:table-cell office:value-type="float" office:value="-0.0805155">
                <text:p>-0.08051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81.666">
                <text:p>881.666</text:p>
              </table:table-cell>
              <table:table-cell office:value-type="float" office:value="-0.0862716">
                <text:p>-0.08627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83.2">
                <text:p>883.2</text:p>
              </table:table-cell>
              <table:table-cell office:value-type="float" office:value="-0.0913873">
                <text:p>-0.09138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84.733">
                <text:p>884.733</text:p>
              </table:table-cell>
              <table:table-cell office:value-type="float" office:value="-0.0958847">
                <text:p>-0.09588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86.266">
                <text:p>886.266</text:p>
              </table:table-cell>
              <table:table-cell office:value-type="float" office:value="-0.099857">
                <text:p>-0.0998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87.8">
                <text:p>887.8</text:p>
              </table:table-cell>
              <table:table-cell office:value-type="float" office:value="-0.103119">
                <text:p>-0.1031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89.333">
                <text:p>889.333</text:p>
              </table:table-cell>
              <table:table-cell office:value-type="float" office:value="-0.105742">
                <text:p>-0.1057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90.866">
                <text:p>890.866</text:p>
              </table:table-cell>
              <table:table-cell office:value-type="float" office:value="-0.107558">
                <text:p>-0.1075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92.4">
                <text:p>892.4</text:p>
              </table:table-cell>
              <table:table-cell office:value-type="float" office:value="-0.108374">
                <text:p>-0.1083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93.933">
                <text:p>893.933</text:p>
              </table:table-cell>
              <table:table-cell office:value-type="float" office:value="-0.108207">
                <text:p>-0.1082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95.466">
                <text:p>895.466</text:p>
              </table:table-cell>
              <table:table-cell office:value-type="float" office:value="-0.106828">
                <text:p>-0.1068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97">
                <text:p>897</text:p>
              </table:table-cell>
              <table:table-cell office:value-type="float" office:value="-0.104324">
                <text:p>-0.1043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98.533">
                <text:p>898.533</text:p>
              </table:table-cell>
              <table:table-cell office:value-type="float" office:value="-0.10078">
                <text:p>-0.100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00.066">
                <text:p>900.066</text:p>
              </table:table-cell>
              <table:table-cell office:value-type="float" office:value="-0.0962486">
                <text:p>-0.09624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01.6">
                <text:p>901.6</text:p>
              </table:table-cell>
              <table:table-cell office:value-type="float" office:value="-0.0910808">
                <text:p>-0.09108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03.133">
                <text:p>903.133</text:p>
              </table:table-cell>
              <table:table-cell office:value-type="float" office:value="-0.0853462">
                <text:p>-0.08534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4.666">
                <text:p>904.666</text:p>
              </table:table-cell>
              <table:table-cell office:value-type="float" office:value="-0.0792688">
                <text:p>-0.07926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06.2">
                <text:p>906.2</text:p>
              </table:table-cell>
              <table:table-cell office:value-type="float" office:value="-0.0730222">
                <text:p>-0.07302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07.733">
                <text:p>907.733</text:p>
              </table:table-cell>
              <table:table-cell office:value-type="float" office:value="-0.0665025">
                <text:p>-0.06650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09.266">
                <text:p>909.266</text:p>
              </table:table-cell>
              <table:table-cell office:value-type="float" office:value="-0.0598745">
                <text:p>-0.05987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10.8">
                <text:p>910.8</text:p>
              </table:table-cell>
              <table:table-cell office:value-type="float" office:value="-0.0530295">
                <text:p>-0.05302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12.333">
                <text:p>912.333</text:p>
              </table:table-cell>
              <table:table-cell office:value-type="float" office:value="-0.045957">
                <text:p>-0.0459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13.866">
                <text:p>913.866</text:p>
              </table:table-cell>
              <table:table-cell office:value-type="float" office:value="-0.0388713">
                <text:p>-0.03887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15.4">
                <text:p>915.4</text:p>
              </table:table-cell>
              <table:table-cell office:value-type="float" office:value="-0.0317641">
                <text:p>-0.03176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16.933">
                <text:p>916.933</text:p>
              </table:table-cell>
              <table:table-cell office:value-type="float" office:value="-0.0249917">
                <text:p>-0.02499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18.466">
                <text:p>918.466</text:p>
              </table:table-cell>
              <table:table-cell office:value-type="float" office:value="-0.018808">
                <text:p>-0.0188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20">
                <text:p>920</text:p>
              </table:table-cell>
              <table:table-cell office:value-type="float" office:value="-0.01338">
                <text:p>-0.013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21.533">
                <text:p>921.533</text:p>
              </table:table-cell>
              <table:table-cell office:value-type="float" office:value="-0.00905848">
                <text:p>-0.009058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23.066">
                <text:p>923.066</text:p>
              </table:table-cell>
              <table:table-cell office:value-type="float" office:value="-0.00579673">
                <text:p>-0.005796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4.6">
                <text:p>924.6</text:p>
              </table:table-cell>
              <table:table-cell office:value-type="float" office:value="-0.00365587">
                <text:p>-0.003655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26.133">
                <text:p>926.133</text:p>
              </table:table-cell>
              <table:table-cell office:value-type="float" office:value="-0.00257306">
                <text:p>-0.002573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27.666">
                <text:p>927.666</text:p>
              </table:table-cell>
              <table:table-cell office:value-type="float" office:value="-0.00227053">
                <text:p>-0.002270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29.2">
                <text:p>929.2</text:p>
              </table:table-cell>
              <table:table-cell office:value-type="float" office:value="-0.00277588">
                <text:p>-0.002775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30.733">
                <text:p>930.733</text:p>
              </table:table-cell>
              <table:table-cell office:value-type="float" office:value="-0.00388408">
                <text:p>-0.003884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32.266">
                <text:p>932.266</text:p>
              </table:table-cell>
              <table:table-cell office:value-type="float" office:value="-0.00560323">
                <text:p>-0.005603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33.8">
                <text:p>933.8</text:p>
              </table:table-cell>
              <table:table-cell office:value-type="float" office:value="-0.00811073">
                <text:p>-0.0081107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35.333">
                <text:p>935.333</text:p>
              </table:table-cell>
              <table:table-cell office:value-type="float" office:value="-0.0113537">
                <text:p>-0.01135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36.866">
                <text:p>936.866</text:p>
              </table:table-cell>
              <table:table-cell office:value-type="float" office:value="-0.0155924">
                <text:p>-0.01559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38.4">
                <text:p>938.4</text:p>
              </table:table-cell>
              <table:table-cell office:value-type="float" office:value="-0.0208191">
                <text:p>-0.02081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39.933">
                <text:p>939.933</text:p>
              </table:table-cell>
              <table:table-cell office:value-type="float" office:value="-0.0269199">
                <text:p>-0.026919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41.466">
                <text:p>941.466</text:p>
              </table:table-cell>
              <table:table-cell office:value-type="float" office:value="-0.0338766">
                <text:p>-0.03387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43">
                <text:p>943</text:p>
              </table:table-cell>
              <table:table-cell office:value-type="float" office:value="-0.0412624">
                <text:p>-0.04126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4.533">
                <text:p>944.533</text:p>
              </table:table-cell>
              <table:table-cell office:value-type="float" office:value="-0.048877">
                <text:p>-0.0488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46.066">
                <text:p>946.066</text:p>
              </table:table-cell>
              <table:table-cell office:value-type="float" office:value="-0.0564299">
                <text:p>-0.05642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47.6">
                <text:p>947.6</text:p>
              </table:table-cell>
              <table:table-cell office:value-type="float" office:value="-0.0635742">
                <text:p>-0.06357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49.133">
                <text:p>949.133</text:p>
              </table:table-cell>
              <table:table-cell office:value-type="float" office:value="-0.07036">
                <text:p>-0.070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50.666">
                <text:p>950.666</text:p>
              </table:table-cell>
              <table:table-cell office:value-type="float" office:value="-0.076607">
                <text:p>-0.0766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52.2">
                <text:p>952.2</text:p>
              </table:table-cell>
              <table:table-cell office:value-type="float" office:value="-0.082405">
                <text:p>-0.0824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53.733">
                <text:p>953.733</text:p>
              </table:table-cell>
              <table:table-cell office:value-type="float" office:value="-0.0879084">
                <text:p>-0.08790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5.266">
                <text:p>955.266</text:p>
              </table:table-cell>
              <table:table-cell office:value-type="float" office:value="-0.0929769">
                <text:p>-0.09297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56.8">
                <text:p>956.8</text:p>
              </table:table-cell>
              <table:table-cell office:value-type="float" office:value="-0.0977411">
                <text:p>-0.09774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58.333">
                <text:p>958.333</text:p>
              </table:table-cell>
              <table:table-cell office:value-type="float" office:value="-0.101984">
                <text:p>-0.1019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59.866">
                <text:p>959.866</text:p>
              </table:table-cell>
              <table:table-cell office:value-type="float" office:value="-0.105462">
                <text:p>-0.1054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61.4">
                <text:p>961.4</text:p>
              </table:table-cell>
              <table:table-cell office:value-type="float" office:value="-0.108079">
                <text:p>-0.10807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62.933">
                <text:p>962.933</text:p>
              </table:table-cell>
              <table:table-cell office:value-type="float" office:value="-0.10945">
                <text:p>-0.109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64.466">
                <text:p>964.466</text:p>
              </table:table-cell>
              <table:table-cell office:value-type="float" office:value="-0.109576">
                <text:p>-0.1095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6">
                <text:p>966</text:p>
              </table:table-cell>
              <table:table-cell office:value-type="float" office:value="-0.108423">
                <text:p>-0.1084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67.533">
                <text:p>967.533</text:p>
              </table:table-cell>
              <table:table-cell office:value-type="float" office:value="-0.105995">
                <text:p>-0.1059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.066">
                <text:p>969.066</text:p>
              </table:table-cell>
              <table:table-cell office:value-type="float" office:value="-0.102671">
                <text:p>-0.1026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0.6">
                <text:p>970.6</text:p>
              </table:table-cell>
              <table:table-cell office:value-type="float" office:value="-0.0985196">
                <text:p>-0.09851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72.133">
                <text:p>972.133</text:p>
              </table:table-cell>
              <table:table-cell office:value-type="float" office:value="-0.0938362">
                <text:p>-0.09383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73.666">
                <text:p>973.666</text:p>
              </table:table-cell>
              <table:table-cell office:value-type="float" office:value="-0.088842">
                <text:p>-0.0888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75.2">
                <text:p>975.2</text:p>
              </table:table-cell>
              <table:table-cell office:value-type="float" office:value="-0.0834361">
                <text:p>-0.08343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76.733">
                <text:p>976.733</text:p>
              </table:table-cell>
              <table:table-cell office:value-type="float" office:value="-0.0777854">
                <text:p>-0.07778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8.266">
                <text:p>978.266</text:p>
              </table:table-cell>
              <table:table-cell office:value-type="float" office:value="-0.0717166">
                <text:p>-0.07171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79.8">
                <text:p>979.8</text:p>
              </table:table-cell>
              <table:table-cell office:value-type="float" office:value="-0.065151">
                <text:p>-0.0651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81.333">
                <text:p>981.333</text:p>
              </table:table-cell>
              <table:table-cell office:value-type="float" office:value="-0.0582094">
                <text:p>-0.05820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82.866">
                <text:p>982.866</text:p>
              </table:table-cell>
              <table:table-cell office:value-type="float" office:value="-0.0508051">
                <text:p>-0.05080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84.4">
                <text:p>984.4</text:p>
              </table:table-cell>
              <table:table-cell office:value-type="float" office:value="-0.0432711">
                <text:p>-0.04327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5.933">
                <text:p>985.933</text:p>
              </table:table-cell>
              <table:table-cell office:value-type="float" office:value="-0.0358309">
                <text:p>-0.03583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87.466">
                <text:p>987.466</text:p>
              </table:table-cell>
              <table:table-cell office:value-type="float" office:value="-0.028718">
                <text:p>-0.0287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89">
                <text:p>989</text:p>
              </table:table-cell>
              <table:table-cell office:value-type="float" office:value="-0.0223734">
                <text:p>-0.022373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90.533">
                <text:p>990.533</text:p>
              </table:table-cell>
              <table:table-cell office:value-type="float" office:value="-0.0168269">
                <text:p>-0.01682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92.066">
                <text:p>992.066</text:p>
              </table:table-cell>
              <table:table-cell office:value-type="float" office:value="-0.012288">
                <text:p>-0.0122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93.6">
                <text:p>993.6</text:p>
              </table:table-cell>
              <table:table-cell office:value-type="float" office:value="-0.00876976">
                <text:p>-0.0087697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95.133">
                <text:p>995.133</text:p>
              </table:table-cell>
              <table:table-cell office:value-type="float" office:value="-0.00605016">
                <text:p>-0.006050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6.666">
                <text:p>996.666</text:p>
              </table:table-cell>
              <table:table-cell office:value-type="float" office:value="-0.00421337">
                <text:p>-0.004213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98.2">
                <text:p>998.2</text:p>
              </table:table-cell>
              <table:table-cell office:value-type="float" office:value="-0.00302005">
                <text:p>-0.003020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9.733">
                <text:p>999.733</text:p>
              </table:table-cell>
              <table:table-cell office:value-type="float" office:value="-0.00247578">
                <text:p>-0.002475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01.27">
                <text:p>1001.27</text:p>
              </table:table-cell>
              <table:table-cell office:value-type="float" office:value="-0.00273518">
                <text:p>-0.0027351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02.8">
                <text:p>1002.8</text:p>
              </table:table-cell>
              <table:table-cell office:value-type="float" office:value="-0.00372047">
                <text:p>-0.003720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04.33">
                <text:p>1004.33</text:p>
              </table:table-cell>
              <table:table-cell office:value-type="float" office:value="-0.00574222">
                <text:p>-0.005742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05.87">
                <text:p>1005.87</text:p>
              </table:table-cell>
              <table:table-cell office:value-type="float" office:value="-0.00882226">
                <text:p>-0.008822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07.4">
                <text:p>1007.4</text:p>
              </table:table-cell>
              <table:table-cell office:value-type="float" office:value="-0.0129374">
                <text:p>-0.01293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08.93">
                <text:p>1008.93</text:p>
              </table:table-cell>
              <table:table-cell office:value-type="float" office:value="-0.0181773">
                <text:p>-0.01817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10.47">
                <text:p>1010.47</text:p>
              </table:table-cell>
              <table:table-cell office:value-type="float" office:value="-0.0241749">
                <text:p>-0.02417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12">
                <text:p>1012</text:p>
              </table:table-cell>
              <table:table-cell office:value-type="float" office:value="-0.0308215">
                <text:p>-0.03082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13.53">
                <text:p>1013.53</text:p>
              </table:table-cell>
              <table:table-cell office:value-type="float" office:value="-0.0378433">
                <text:p>-0.03784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15.07">
                <text:p>1015.07</text:p>
              </table:table-cell>
              <table:table-cell office:value-type="float" office:value="-0.0448699">
                <text:p>-0.04486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16.6">
                <text:p>1016.6</text:p>
              </table:table-cell>
              <table:table-cell office:value-type="float" office:value="-0.0519235">
                <text:p>-0.05192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18.13">
                <text:p>1018.13</text:p>
              </table:table-cell>
              <table:table-cell office:value-type="float" office:value="-0.0587338">
                <text:p>-0.05873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19.67">
                <text:p>1019.67</text:p>
              </table:table-cell>
              <table:table-cell office:value-type="float" office:value="-0.0653295">
                <text:p>-0.06532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21.2">
                <text:p>1021.2</text:p>
              </table:table-cell>
              <table:table-cell office:value-type="float" office:value="-0.0718082">
                <text:p>-0.07180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22.73">
                <text:p>1022.73</text:p>
              </table:table-cell>
              <table:table-cell office:value-type="float" office:value="-0.0779997">
                <text:p>-0.07799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24.27">
                <text:p>1024.27</text:p>
              </table:table-cell>
              <table:table-cell office:value-type="float" office:value="-0.0840613">
                <text:p>-0.08406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25.8">
                <text:p>1025.8</text:p>
              </table:table-cell>
              <table:table-cell office:value-type="float" office:value="-0.0897955">
                <text:p>-0.08979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27.33">
                <text:p>1027.33</text:p>
              </table:table-cell>
              <table:table-cell office:value-type="float" office:value="-0.095026">
                <text:p>-0.0950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28.87">
                <text:p>1028.87</text:p>
              </table:table-cell>
              <table:table-cell office:value-type="float" office:value="-0.0997003">
                <text:p>-0.09970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30.4">
                <text:p>1030.4</text:p>
              </table:table-cell>
              <table:table-cell office:value-type="float" office:value="-0.103424">
                <text:p>-0.1034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31.93">
                <text:p>1031.93</text:p>
              </table:table-cell>
              <table:table-cell office:value-type="float" office:value="-0.106191">
                <text:p>-0.1061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33.47">
                <text:p>1033.47</text:p>
              </table:table-cell>
              <table:table-cell office:value-type="float" office:value="-0.107857">
                <text:p>-0.1078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35">
                <text:p>1035</text:p>
              </table:table-cell>
              <table:table-cell office:value-type="float" office:value="-0.108295">
                <text:p>-0.1082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36.53">
                <text:p>1036.53</text:p>
              </table:table-cell>
              <table:table-cell office:value-type="float" office:value="-0.107751">
                <text:p>-0.1077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38.07">
                <text:p>1038.07</text:p>
              </table:table-cell>
              <table:table-cell office:value-type="float" office:value="-0.10613">
                <text:p>-0.106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39.6">
                <text:p>1039.6</text:p>
              </table:table-cell>
              <table:table-cell office:value-type="float" office:value="-0.103638">
                <text:p>-0.1036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41.13">
                <text:p>1041.13</text:p>
              </table:table-cell>
              <table:table-cell office:value-type="float" office:value="-0.100442">
                <text:p>-0.1004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42.67">
                <text:p>1042.67</text:p>
              </table:table-cell>
              <table:table-cell office:value-type="float" office:value="-0.096459">
                <text:p>-0.0964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44.2">
                <text:p>1044.2</text:p>
              </table:table-cell>
              <table:table-cell office:value-type="float" office:value="-0.0919329">
                <text:p>-0.09193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45.73">
                <text:p>1045.73</text:p>
              </table:table-cell>
              <table:table-cell office:value-type="float" office:value="-0.0867643">
                <text:p>-0.08676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47.27">
                <text:p>1047.27</text:p>
              </table:table-cell>
              <table:table-cell office:value-type="float" office:value="-0.0809842">
                <text:p>-0.08098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48.8">
                <text:p>1048.8</text:p>
              </table:table-cell>
              <table:table-cell office:value-type="float" office:value="-0.0747482">
                <text:p>-0.07474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50.33">
                <text:p>1050.33</text:p>
              </table:table-cell>
              <table:table-cell office:value-type="float" office:value="-0.0679417">
                <text:p>-0.06794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51.87">
                <text:p>1051.87</text:p>
              </table:table-cell>
              <table:table-cell office:value-type="float" office:value="-0.060857">
                <text:p>-0.0608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53.4">
                <text:p>1053.4</text:p>
              </table:table-cell>
              <table:table-cell office:value-type="float" office:value="-0.0535717">
                <text:p>-0.05357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54.93">
                <text:p>1054.93</text:p>
              </table:table-cell>
              <table:table-cell office:value-type="float" office:value="-0.0462041">
                <text:p>-0.04620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56.47">
                <text:p>1056.47</text:p>
              </table:table-cell>
              <table:table-cell office:value-type="float" office:value="-0.0391232">
                <text:p>-0.03912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58">
                <text:p>1058</text:p>
              </table:table-cell>
              <table:table-cell office:value-type="float" office:value="-0.0322982">
                <text:p>-0.032298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59.53">
                <text:p>1059.53</text:p>
              </table:table-cell>
              <table:table-cell office:value-type="float" office:value="-0.0260098">
                <text:p>-0.02600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61.07">
                <text:p>1061.07</text:p>
              </table:table-cell>
              <table:table-cell office:value-type="float" office:value="-0.0203879">
                <text:p>-0.02038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62.6">
                <text:p>1062.6</text:p>
              </table:table-cell>
              <table:table-cell office:value-type="float" office:value="-0.0153576">
                <text:p>-0.01535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64.13">
                <text:p>1064.13</text:p>
              </table:table-cell>
              <table:table-cell office:value-type="float" office:value="-0.0111814">
                <text:p>-0.01118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65.67">
                <text:p>1065.67</text:p>
              </table:table-cell>
              <table:table-cell office:value-type="float" office:value="-0.00772737">
                <text:p>-0.007727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67.2">
                <text:p>1067.2</text:p>
              </table:table-cell>
              <table:table-cell office:value-type="float" office:value="-0.00506223">
                <text:p>-0.005062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68.73">
                <text:p>1068.73</text:p>
              </table:table-cell>
              <table:table-cell office:value-type="float" office:value="-0.00331718">
                <text:p>-0.003317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70.27">
                <text:p>1070.27</text:p>
              </table:table-cell>
              <table:table-cell office:value-type="float" office:value="-0.00233014">
                <text:p>-0.002330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71.8">
                <text:p>1071.8</text:p>
              </table:table-cell>
              <table:table-cell office:value-type="float" office:value="-0.00232617">
                <text:p>-0.002326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73.33">
                <text:p>1073.33</text:p>
              </table:table-cell>
              <table:table-cell office:value-type="float" office:value="-0.00323407">
                <text:p>-0.003234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74.87">
                <text:p>1074.87</text:p>
              </table:table-cell>
              <table:table-cell office:value-type="float" office:value="-0.00502837">
                <text:p>-0.005028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76.4">
                <text:p>1076.4</text:p>
              </table:table-cell>
              <table:table-cell office:value-type="float" office:value="-0.00786842">
                <text:p>-0.00786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77.93">
                <text:p>1077.93</text:p>
              </table:table-cell>
              <table:table-cell office:value-type="float" office:value="-0.0115148">
                <text:p>-0.01151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79.47">
                <text:p>1079.47</text:p>
              </table:table-cell>
              <table:table-cell office:value-type="float" office:value="-0.0160631">
                <text:p>-0.01606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81">
                <text:p>1081</text:p>
              </table:table-cell>
              <table:table-cell office:value-type="float" office:value="-0.021413">
                <text:p>-0.0214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82.53">
                <text:p>1082.53</text:p>
              </table:table-cell>
              <table:table-cell office:value-type="float" office:value="-0.0273343">
                <text:p>-0.02733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84.07">
                <text:p>1084.07</text:p>
              </table:table-cell>
              <table:table-cell office:value-type="float" office:value="-0.0339074">
                <text:p>-0.03390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85.6">
                <text:p>1085.6</text:p>
              </table:table-cell>
              <table:table-cell office:value-type="float" office:value="-0.0408059">
                <text:p>-0.04080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87.13">
                <text:p>1087.13</text:p>
              </table:table-cell>
              <table:table-cell office:value-type="float" office:value="-0.0479522">
                <text:p>-0.04795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88.67">
                <text:p>1088.67</text:p>
              </table:table-cell>
              <table:table-cell office:value-type="float" office:value="-0.0552571">
                <text:p>-0.05525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90.2">
                <text:p>1090.2</text:p>
              </table:table-cell>
              <table:table-cell office:value-type="float" office:value="-0.0623914">
                <text:p>-0.06239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91.73">
                <text:p>1091.73</text:p>
              </table:table-cell>
              <table:table-cell office:value-type="float" office:value="-0.0694167">
                <text:p>-0.06941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93.27">
                <text:p>1093.27</text:p>
              </table:table-cell>
              <table:table-cell office:value-type="float" office:value="-0.0760758">
                <text:p>-0.07607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94.8">
                <text:p>1094.8</text:p>
              </table:table-cell>
              <table:table-cell office:value-type="float" office:value="-0.0822718">
                <text:p>-0.08227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96.33">
                <text:p>1096.33</text:p>
              </table:table-cell>
              <table:table-cell office:value-type="float" office:value="-0.0880667">
                <text:p>-0.0880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97.87">
                <text:p>1097.87</text:p>
              </table:table-cell>
              <table:table-cell office:value-type="float" office:value="-0.0931866">
                <text:p>-0.093186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99.4">
                <text:p>1099.4</text:p>
              </table:table-cell>
              <table:table-cell office:value-type="float" office:value="-0.0977627">
                <text:p>-0.09776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00.93">
                <text:p>1100.93</text:p>
              </table:table-cell>
              <table:table-cell office:value-type="float" office:value="-0.10167">
                <text:p>-0.101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02.47">
                <text:p>1102.47</text:p>
              </table:table-cell>
              <table:table-cell office:value-type="float" office:value="-0.104736">
                <text:p>-0.1047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04">
                <text:p>1104</text:p>
              </table:table-cell>
              <table:table-cell office:value-type="float" office:value="-0.107074">
                <text:p>-0.1070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05.53">
                <text:p>1105.53</text:p>
              </table:table-cell>
              <table:table-cell office:value-type="float" office:value="-0.108378">
                <text:p>-0.10837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07.07">
                <text:p>1107.07</text:p>
              </table:table-cell>
              <table:table-cell office:value-type="float" office:value="-0.108674">
                <text:p>-0.1086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08.6">
                <text:p>1108.6</text:p>
              </table:table-cell>
              <table:table-cell office:value-type="float" office:value="-0.107946">
                <text:p>-0.1079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10.13">
                <text:p>1110.13</text:p>
              </table:table-cell>
              <table:table-cell office:value-type="float" office:value="-0.106029">
                <text:p>-0.1060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11.67">
                <text:p>1111.67</text:p>
              </table:table-cell>
              <table:table-cell office:value-type="float" office:value="-0.103198">
                <text:p>-0.1031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13.2">
                <text:p>1113.2</text:p>
              </table:table-cell>
              <table:table-cell office:value-type="float" office:value="-0.0993954">
                <text:p>-0.09939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14.73">
                <text:p>1114.73</text:p>
              </table:table-cell>
              <table:table-cell office:value-type="float" office:value="-0.09481">
                <text:p>-0.094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16.27">
                <text:p>1116.27</text:p>
              </table:table-cell>
              <table:table-cell office:value-type="float" office:value="-0.0897083">
                <text:p>-0.08970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17.8">
                <text:p>1117.8</text:p>
              </table:table-cell>
              <table:table-cell office:value-type="float" office:value="-0.084006">
                <text:p>-0.0840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19.33">
                <text:p>1119.33</text:p>
              </table:table-cell>
              <table:table-cell office:value-type="float" office:value="-0.0780179">
                <text:p>-0.07801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20.87">
                <text:p>1120.87</text:p>
              </table:table-cell>
              <table:table-cell office:value-type="float" office:value="-0.0716924">
                <text:p>-0.0716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22.4">
                <text:p>1122.4</text:p>
              </table:table-cell>
              <table:table-cell office:value-type="float" office:value="-0.0649838">
                <text:p>-0.06498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23.93">
                <text:p>1123.93</text:p>
              </table:table-cell>
              <table:table-cell office:value-type="float" office:value="-0.0581174">
                <text:p>-0.05811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25.47">
                <text:p>1125.47</text:p>
              </table:table-cell>
              <table:table-cell office:value-type="float" office:value="-0.0509057">
                <text:p>-0.05090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27">
                <text:p>1127</text:p>
              </table:table-cell>
              <table:table-cell office:value-type="float" office:value="-0.043597">
                <text:p>-0.0435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28.53">
                <text:p>1128.53</text:p>
              </table:table-cell>
              <table:table-cell office:value-type="float" office:value="-0.0363717">
                <text:p>-0.03637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30.07">
                <text:p>1130.07</text:p>
              </table:table-cell>
              <table:table-cell office:value-type="float" office:value="-0.0292929">
                <text:p>-0.02929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31.6">
                <text:p>1131.6</text:p>
              </table:table-cell>
              <table:table-cell office:value-type="float" office:value="-0.0228303">
                <text:p>-0.02283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33.13">
                <text:p>1133.13</text:p>
              </table:table-cell>
              <table:table-cell office:value-type="float" office:value="-0.0170312">
                <text:p>-0.01703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34.67">
                <text:p>1134.67</text:p>
              </table:table-cell>
              <table:table-cell office:value-type="float" office:value="-0.0121332">
                <text:p>-0.01213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36.2">
                <text:p>1136.2</text:p>
              </table:table-cell>
              <table:table-cell office:value-type="float" office:value="-0.00832513">
                <text:p>-0.008325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37.73">
                <text:p>1137.73</text:p>
              </table:table-cell>
              <table:table-cell office:value-type="float" office:value="-0.00541054">
                <text:p>-0.005410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39.27">
                <text:p>1139.27</text:p>
              </table:table-cell>
              <table:table-cell office:value-type="float" office:value="-0.00354565">
                <text:p>-0.003545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40.8">
                <text:p>1140.8</text:p>
              </table:table-cell>
              <table:table-cell office:value-type="float" office:value="-0.00250335">
                <text:p>-0.002503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42.33">
                <text:p>1142.33</text:p>
              </table:table-cell>
              <table:table-cell office:value-type="float" office:value="-0.00216229">
                <text:p>-0.002162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43.87">
                <text:p>1143.87</text:p>
              </table:table-cell>
              <table:table-cell office:value-type="float" office:value="-0.00264683">
                <text:p>-0.002646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45.4">
                <text:p>1145.4</text:p>
              </table:table-cell>
              <table:table-cell office:value-type="float" office:value="-0.00373395">
                <text:p>-0.003733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46.93">
                <text:p>1146.93</text:p>
              </table:table-cell>
              <table:table-cell office:value-type="float" office:value="-0.0056695">
                <text:p>-0.00566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48.47">
                <text:p>1148.47</text:p>
              </table:table-cell>
              <table:table-cell office:value-type="float" office:value="-0.00851578">
                <text:p>-0.008515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50">
                <text:p>1150</text:p>
              </table:table-cell>
              <table:table-cell office:value-type="float" office:value="-0.012234">
                <text:p>-0.0122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51.53">
                <text:p>1151.53</text:p>
              </table:table-cell>
              <table:table-cell office:value-type="float" office:value="-0.0170765">
                <text:p>-0.01707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53.07">
                <text:p>1153.07</text:p>
              </table:table-cell>
              <table:table-cell office:value-type="float" office:value="-0.0227708">
                <text:p>-0.02277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54.6">
                <text:p>1154.6</text:p>
              </table:table-cell>
              <table:table-cell office:value-type="float" office:value="-0.029265">
                <text:p>-0.0292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56.13">
                <text:p>1156.13</text:p>
              </table:table-cell>
              <table:table-cell office:value-type="float" office:value="-0.0363838">
                <text:p>-0.03638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57.67">
                <text:p>1157.67</text:p>
              </table:table-cell>
              <table:table-cell office:value-type="float" office:value="-0.0436582">
                <text:p>-0.043658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59.2">
                <text:p>1159.2</text:p>
              </table:table-cell>
              <table:table-cell office:value-type="float" office:value="-0.0510625">
                <text:p>-0.0510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60.73">
                <text:p>1160.73</text:p>
              </table:table-cell>
              <table:table-cell office:value-type="float" office:value="-0.0582218">
                <text:p>-0.05822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62.27">
                <text:p>1162.27</text:p>
              </table:table-cell>
              <table:table-cell office:value-type="float" office:value="-0.0650194">
                <text:p>-0.06501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63.8">
                <text:p>1163.8</text:p>
              </table:table-cell>
              <table:table-cell office:value-type="float" office:value="-0.0715744">
                <text:p>-0.07157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65.33">
                <text:p>1165.33</text:p>
              </table:table-cell>
              <table:table-cell office:value-type="float" office:value="-0.0776683">
                <text:p>-0.07766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66.87">
                <text:p>1166.87</text:p>
              </table:table-cell>
              <table:table-cell office:value-type="float" office:value="-0.083555">
                <text:p>-0.0835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68.4">
                <text:p>1168.4</text:p>
              </table:table-cell>
              <table:table-cell office:value-type="float" office:value="-0.0891791">
                <text:p>-0.08917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69.93">
                <text:p>1169.93</text:p>
              </table:table-cell>
              <table:table-cell office:value-type="float" office:value="-0.0943831">
                <text:p>-0.09438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71.47">
                <text:p>1171.47</text:p>
              </table:table-cell>
              <table:table-cell office:value-type="float" office:value="-0.0992469">
                <text:p>-0.09924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73">
                <text:p>1173</text:p>
              </table:table-cell>
              <table:table-cell office:value-type="float" office:value="-0.10333">
                <text:p>-0.103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74.53">
                <text:p>1174.53</text:p>
              </table:table-cell>
              <table:table-cell office:value-type="float" office:value="-0.106525">
                <text:p>-0.1065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76.07">
                <text:p>1176.07</text:p>
              </table:table-cell>
              <table:table-cell office:value-type="float" office:value="-0.108639">
                <text:p>-0.1086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77.6">
                <text:p>1177.6</text:p>
              </table:table-cell>
              <table:table-cell office:value-type="float" office:value="-0.109361">
                <text:p>-0.1093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79.13">
                <text:p>1179.13</text:p>
              </table:table-cell>
              <table:table-cell office:value-type="float" office:value="-0.108908">
                <text:p>-0.1089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80.67">
                <text:p>1180.67</text:p>
              </table:table-cell>
              <table:table-cell office:value-type="float" office:value="-0.107179">
                <text:p>-0.1071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82.2">
                <text:p>1182.2</text:p>
              </table:table-cell>
              <table:table-cell office:value-type="float" office:value="-0.104409">
                <text:p>-0.10440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83.73">
                <text:p>1183.73</text:p>
              </table:table-cell>
              <table:table-cell office:value-type="float" office:value="-0.100958">
                <text:p>-0.10095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85.27">
                <text:p>1185.27</text:p>
              </table:table-cell>
              <table:table-cell office:value-type="float" office:value="-0.0967907">
                <text:p>-0.09679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86.8">
                <text:p>1186.8</text:p>
              </table:table-cell>
              <table:table-cell office:value-type="float" office:value="-0.0922927">
                <text:p>-0.09229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88.33">
                <text:p>1188.33</text:p>
              </table:table-cell>
              <table:table-cell office:value-type="float" office:value="-0.0874146">
                <text:p>-0.08741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89.87">
                <text:p>1189.87</text:p>
              </table:table-cell>
              <table:table-cell office:value-type="float" office:value="-0.0820496">
                <text:p>-0.08204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91.4">
                <text:p>1191.4</text:p>
              </table:table-cell>
              <table:table-cell office:value-type="float" office:value="-0.0763352">
                <text:p>-0.07633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92.93">
                <text:p>1192.93</text:p>
              </table:table-cell>
              <table:table-cell office:value-type="float" office:value="-0.0699586">
                <text:p>-0.06995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94.47">
                <text:p>1194.47</text:p>
              </table:table-cell>
              <table:table-cell office:value-type="float" office:value="-0.063067">
                <text:p>-0.0630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96">
                <text:p>1196</text:p>
              </table:table-cell>
              <table:table-cell office:value-type="float" office:value="-0.055753">
                <text:p>-0.05575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97.53">
                <text:p>1197.53</text:p>
              </table:table-cell>
              <table:table-cell office:value-type="float" office:value="-0.0480621">
                <text:p>-0.04806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99.07">
                <text:p>1199.07</text:p>
              </table:table-cell>
              <table:table-cell office:value-type="float" office:value="-0.0405135">
                <text:p>-0.04051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00.6">
                <text:p>1200.6</text:p>
              </table:table-cell>
              <table:table-cell office:value-type="float" office:value="-0.0332098">
                <text:p>-0.03320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02.13">
                <text:p>1202.13</text:p>
              </table:table-cell>
              <table:table-cell office:value-type="float" office:value="-0.0265199">
                <text:p>-0.02651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03.67">
                <text:p>1203.67</text:p>
              </table:table-cell>
              <table:table-cell office:value-type="float" office:value="-0.0207423">
                <text:p>-0.02074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05.2">
                <text:p>1205.2</text:p>
              </table:table-cell>
              <table:table-cell office:value-type="float" office:value="-0.0157463">
                <text:p>-0.01574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06.73">
                <text:p>1206.73</text:p>
              </table:table-cell>
              <table:table-cell office:value-type="float" office:value="-0.0117694">
                <text:p>-0.01176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08.27">
                <text:p>1208.27</text:p>
              </table:table-cell>
              <table:table-cell office:value-type="float" office:value="-0.0085786">
                <text:p>-0.00857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09.8">
                <text:p>1209.8</text:p>
              </table:table-cell>
              <table:table-cell office:value-type="float" office:value="-0.00603428">
                <text:p>-0.006034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11.33">
                <text:p>1211.33</text:p>
              </table:table-cell>
              <table:table-cell office:value-type="float" office:value="-0.00425066">
                <text:p>-0.004250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12.87">
                <text:p>1212.87</text:p>
              </table:table-cell>
              <table:table-cell office:value-type="float" office:value="-0.00296345">
                <text:p>-0.002963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14.4">
                <text:p>1214.4</text:p>
              </table:table-cell>
              <table:table-cell office:value-type="float" office:value="-0.0024445">
                <text:p>-0.00244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15.93">
                <text:p>1215.93</text:p>
              </table:table-cell>
              <table:table-cell office:value-type="float" office:value="-0.00279215">
                <text:p>-0.002792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17.47">
                <text:p>1217.47</text:p>
              </table:table-cell>
              <table:table-cell office:value-type="float" office:value="-0.00403598">
                <text:p>-0.004035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19">
                <text:p>1219</text:p>
              </table:table-cell>
              <table:table-cell office:value-type="float" office:value="-0.00655021">
                <text:p>-0.006550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20.53">
                <text:p>1220.53</text:p>
              </table:table-cell>
              <table:table-cell office:value-type="float" office:value="-0.0101427">
                <text:p>-0.01014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22.07">
                <text:p>1222.07</text:p>
              </table:table-cell>
              <table:table-cell office:value-type="float" office:value="-0.0148647">
                <text:p>-0.01486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23.6">
                <text:p>1223.6</text:p>
              </table:table-cell>
              <table:table-cell office:value-type="float" office:value="-0.0206092">
                <text:p>-0.02060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25.13">
                <text:p>1225.13</text:p>
              </table:table-cell>
              <table:table-cell office:value-type="float" office:value="-0.0269021">
                <text:p>-0.02690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26.67">
                <text:p>1226.67</text:p>
              </table:table-cell>
              <table:table-cell office:value-type="float" office:value="-0.0337225">
                <text:p>-0.03372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28.2">
                <text:p>1228.2</text:p>
              </table:table-cell>
              <table:table-cell office:value-type="float" office:value="-0.0406377">
                <text:p>-0.04063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29.73">
                <text:p>1229.73</text:p>
              </table:table-cell>
              <table:table-cell office:value-type="float" office:value="-0.0474588">
                <text:p>-0.04745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31.27">
                <text:p>1231.27</text:p>
              </table:table-cell>
              <table:table-cell office:value-type="float" office:value="-0.0542635">
                <text:p>-0.05426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32.8">
                <text:p>1232.8</text:p>
              </table:table-cell>
              <table:table-cell office:value-type="float" office:value="-0.0607807">
                <text:p>-0.06078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34.33">
                <text:p>1234.33</text:p>
              </table:table-cell>
              <table:table-cell office:value-type="float" office:value="-0.0672628">
                <text:p>-0.06726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35.87">
                <text:p>1235.87</text:p>
              </table:table-cell>
              <table:table-cell office:value-type="float" office:value="-0.0736779">
                <text:p>-0.07367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37.4">
                <text:p>1237.4</text:p>
              </table:table-cell>
              <table:table-cell office:value-type="float" office:value="-0.0799104">
                <text:p>-0.07991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38.93">
                <text:p>1238.93</text:p>
              </table:table-cell>
              <table:table-cell office:value-type="float" office:value="-0.0861047">
                <text:p>-0.086104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40.47">
                <text:p>1240.47</text:p>
              </table:table-cell>
              <table:table-cell office:value-type="float" office:value="-0.0918484">
                <text:p>-0.09184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42">
                <text:p>1242</text:p>
              </table:table-cell>
              <table:table-cell office:value-type="float" office:value="-0.097057">
                <text:p>-0.09705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43.53">
                <text:p>1243.53</text:p>
              </table:table-cell>
              <table:table-cell office:value-type="float" office:value="-0.101516">
                <text:p>-0.1015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45.07">
                <text:p>1245.07</text:p>
              </table:table-cell>
              <table:table-cell office:value-type="float" office:value="-0.104822">
                <text:p>-0.1048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46.6">
                <text:p>1246.6</text:p>
              </table:table-cell>
              <table:table-cell office:value-type="float" office:value="-0.107104">
                <text:p>-0.1071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48.13">
                <text:p>1248.13</text:p>
              </table:table-cell>
              <table:table-cell office:value-type="float" office:value="-0.108126">
                <text:p>-0.1081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49.67">
                <text:p>1249.67</text:p>
              </table:table-cell>
              <table:table-cell office:value-type="float" office:value="-0.107988">
                <text:p>-0.1079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51.2">
                <text:p>1251.2</text:p>
              </table:table-cell>
              <table:table-cell office:value-type="float" office:value="-0.10696">
                <text:p>-0.106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52.73">
                <text:p>1252.73</text:p>
              </table:table-cell>
              <table:table-cell office:value-type="float" office:value="-0.104945">
                <text:p>-0.1049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54.27">
                <text:p>1254.27</text:p>
              </table:table-cell>
              <table:table-cell office:value-type="float" office:value="-0.102309">
                <text:p>-0.1023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55.8">
                <text:p>1255.8</text:p>
              </table:table-cell>
              <table:table-cell office:value-type="float" office:value="-0.099031">
                <text:p>-0.0990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57.33">
                <text:p>1257.33</text:p>
              </table:table-cell>
              <table:table-cell office:value-type="float" office:value="-0.095062">
                <text:p>-0.0950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58.87">
                <text:p>1258.87</text:p>
              </table:table-cell>
              <table:table-cell office:value-type="float" office:value="-0.0905826">
                <text:p>-0.090582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60.4">
                <text:p>1260.4</text:p>
              </table:table-cell>
              <table:table-cell office:value-type="float" office:value="-0.0853059">
                <text:p>-0.08530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61.93">
                <text:p>1261.93</text:p>
              </table:table-cell>
              <table:table-cell office:value-type="float" office:value="-0.0793879">
                <text:p>-0.079387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63.47">
                <text:p>1263.47</text:p>
              </table:table-cell>
              <table:table-cell office:value-type="float" office:value="-0.0728522">
                <text:p>-0.072852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65">
                <text:p>1265</text:p>
              </table:table-cell>
              <table:table-cell office:value-type="float" office:value="-0.0656659">
                <text:p>-0.06566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66.53">
                <text:p>1266.53</text:p>
              </table:table-cell>
              <table:table-cell office:value-type="float" office:value="-0.0582727">
                <text:p>-0.05827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68.07">
                <text:p>1268.07</text:p>
              </table:table-cell>
              <table:table-cell office:value-type="float" office:value="-0.0506748">
                <text:p>-0.05067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69.6">
                <text:p>1269.6</text:p>
              </table:table-cell>
              <table:table-cell office:value-type="float" office:value="-0.0432178">
                <text:p>-0.04321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71.13">
                <text:p>1271.13</text:p>
              </table:table-cell>
              <table:table-cell office:value-type="float" office:value="-0.0362242">
                <text:p>-0.03622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72.67">
                <text:p>1272.67</text:p>
              </table:table-cell>
              <table:table-cell office:value-type="float" office:value="-0.0296191">
                <text:p>-0.02961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74.2">
                <text:p>1274.2</text:p>
              </table:table-cell>
              <table:table-cell office:value-type="float" office:value="-0.0237682">
                <text:p>-0.02376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75.73">
                <text:p>1275.73</text:p>
              </table:table-cell>
              <table:table-cell office:value-type="float" office:value="-0.0185575">
                <text:p>-0.01855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77.27">
                <text:p>1277.27</text:p>
              </table:table-cell>
              <table:table-cell office:value-type="float" office:value="-0.0139532">
                <text:p>-0.01395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78.8">
                <text:p>1278.8</text:p>
              </table:table-cell>
              <table:table-cell office:value-type="float" office:value="-0.0101428">
                <text:p>-0.01014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80.33">
                <text:p>1280.33</text:p>
              </table:table-cell>
              <table:table-cell office:value-type="float" office:value="-0.00686529">
                <text:p>-0.006865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81.87">
                <text:p>1281.87</text:p>
              </table:table-cell>
              <table:table-cell office:value-type="float" office:value="-0.00436373">
                <text:p>-0.0043637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83.4">
                <text:p>1283.4</text:p>
              </table:table-cell>
              <table:table-cell office:value-type="float" office:value="-0.00266277">
                <text:p>-0.002662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84.93">
                <text:p>1284.93</text:p>
              </table:table-cell>
              <table:table-cell office:value-type="float" office:value="-0.00172399">
                <text:p>-0.001723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86.47">
                <text:p>1286.47</text:p>
              </table:table-cell>
              <table:table-cell office:value-type="float" office:value="-0.00189871">
                <text:p>-0.001898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88">
                <text:p>1288</text:p>
              </table:table-cell>
              <table:table-cell office:value-type="float" office:value="-0.00300853">
                <text:p>-0.0030085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89.53">
                <text:p>1289.53</text:p>
              </table:table-cell>
              <table:table-cell office:value-type="float" office:value="-0.00520148">
                <text:p>-0.005201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91.07">
                <text:p>1291.07</text:p>
              </table:table-cell>
              <table:table-cell office:value-type="float" office:value="-0.00851464">
                <text:p>-0.008514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92.6">
                <text:p>1292.6</text:p>
              </table:table-cell>
              <table:table-cell office:value-type="float" office:value="-0.012638">
                <text:p>-0.0126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94.13">
                <text:p>1294.13</text:p>
              </table:table-cell>
              <table:table-cell office:value-type="float" office:value="-0.0177113">
                <text:p>-0.01771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95.67">
                <text:p>1295.67</text:p>
              </table:table-cell>
              <table:table-cell office:value-type="float" office:value="-0.0234027">
                <text:p>-0.02340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97.2">
                <text:p>1297.2</text:p>
              </table:table-cell>
              <table:table-cell office:value-type="float" office:value="-0.0295645">
                <text:p>-0.02956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98.73">
                <text:p>1298.73</text:p>
              </table:table-cell>
              <table:table-cell office:value-type="float" office:value="-0.0362224">
                <text:p>-0.03622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00.27">
                <text:p>1300.27</text:p>
              </table:table-cell>
              <table:table-cell office:value-type="float" office:value="-0.0429952">
                <text:p>-0.04299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01.8">
                <text:p>1301.8</text:p>
              </table:table-cell>
              <table:table-cell office:value-type="float" office:value="-0.0500126">
                <text:p>-0.05001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03.33">
                <text:p>1303.33</text:p>
              </table:table-cell>
              <table:table-cell office:value-type="float" office:value="-0.057098">
                <text:p>-0.0570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04.87">
                <text:p>1304.87</text:p>
              </table:table-cell>
              <table:table-cell office:value-type="float" office:value="-0.0640679">
                <text:p>-0.064067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06.4">
                <text:p>1306.4</text:p>
              </table:table-cell>
              <table:table-cell office:value-type="float" office:value="-0.071065">
                <text:p>-0.0710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07.93">
                <text:p>1307.93</text:p>
              </table:table-cell>
              <table:table-cell office:value-type="float" office:value="-0.0777125">
                <text:p>-0.07771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09.47">
                <text:p>1309.47</text:p>
              </table:table-cell>
              <table:table-cell office:value-type="float" office:value="-0.0840488">
                <text:p>-0.08404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11">
                <text:p>1311</text:p>
              </table:table-cell>
              <table:table-cell office:value-type="float" office:value="-0.0899647">
                <text:p>-0.08996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12.53">
                <text:p>1312.53</text:p>
              </table:table-cell>
              <table:table-cell office:value-type="float" office:value="-0.0951257">
                <text:p>-0.095125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14.07">
                <text:p>1314.07</text:p>
              </table:table-cell>
              <table:table-cell office:value-type="float" office:value="-0.0996867">
                <text:p>-0.09968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15.6">
                <text:p>1315.6</text:p>
              </table:table-cell>
              <table:table-cell office:value-type="float" office:value="-0.103329">
                <text:p>-0.1033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17.13">
                <text:p>1317.13</text:p>
              </table:table-cell>
              <table:table-cell office:value-type="float" office:value="-0.106023">
                <text:p>-0.1060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18.67">
                <text:p>1318.67</text:p>
              </table:table-cell>
              <table:table-cell office:value-type="float" office:value="-0.107859">
                <text:p>-0.1078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20.2">
                <text:p>1320.2</text:p>
              </table:table-cell>
              <table:table-cell office:value-type="float" office:value="-0.108556">
                <text:p>-0.1085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21.73">
                <text:p>1321.73</text:p>
              </table:table-cell>
              <table:table-cell office:value-type="float" office:value="-0.108366">
                <text:p>-0.1083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23.27">
                <text:p>1323.27</text:p>
              </table:table-cell>
              <table:table-cell office:value-type="float" office:value="-0.10719">
                <text:p>-0.107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24.8">
                <text:p>1324.8</text:p>
              </table:table-cell>
              <table:table-cell office:value-type="float" office:value="-0.105014">
                <text:p>-0.1050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26.33">
                <text:p>1326.33</text:p>
              </table:table-cell>
              <table:table-cell office:value-type="float" office:value="-0.102111">
                <text:p>-0.102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27.87">
                <text:p>1327.87</text:p>
              </table:table-cell>
              <table:table-cell office:value-type="float" office:value="-0.0982784">
                <text:p>-0.09827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29.4">
                <text:p>1329.4</text:p>
              </table:table-cell>
              <table:table-cell office:value-type="float" office:value="-0.0937907">
                <text:p>-0.09379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30.93">
                <text:p>1330.93</text:p>
              </table:table-cell>
              <table:table-cell office:value-type="float" office:value="-0.0886978">
                <text:p>-0.08869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32.47">
                <text:p>1332.47</text:p>
              </table:table-cell>
              <table:table-cell office:value-type="float" office:value="-0.0829037">
                <text:p>-0.082903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34">
                <text:p>1334</text:p>
              </table:table-cell>
              <table:table-cell office:value-type="float" office:value="-0.076762">
                <text:p>-0.0767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35.53">
                <text:p>1335.53</text:p>
              </table:table-cell>
              <table:table-cell office:value-type="float" office:value="-0.0700919">
                <text:p>-0.07009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37.07">
                <text:p>1337.07</text:p>
              </table:table-cell>
              <table:table-cell office:value-type="float" office:value="-0.063069">
                <text:p>-0.0630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38.6">
                <text:p>1338.6</text:p>
              </table:table-cell>
              <table:table-cell office:value-type="float" office:value="-0.0559089">
                <text:p>-0.05590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40.13">
                <text:p>1340.13</text:p>
              </table:table-cell>
              <table:table-cell office:value-type="float" office:value="-0.0484834">
                <text:p>-0.04848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41.67">
                <text:p>1341.67</text:p>
              </table:table-cell>
              <table:table-cell office:value-type="float" office:value="-0.0412218">
                <text:p>-0.04122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43.2">
                <text:p>1343.2</text:p>
              </table:table-cell>
              <table:table-cell office:value-type="float" office:value="-0.0341505">
                <text:p>-0.03415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44.73">
                <text:p>1344.73</text:p>
              </table:table-cell>
              <table:table-cell office:value-type="float" office:value="-0.0274255">
                <text:p>-0.02742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46.27">
                <text:p>1346.27</text:p>
              </table:table-cell>
              <table:table-cell office:value-type="float" office:value="-0.0214262">
                <text:p>-0.02142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47.8">
                <text:p>1347.8</text:p>
              </table:table-cell>
              <table:table-cell office:value-type="float" office:value="-0.0160246">
                <text:p>-0.01602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49.33">
                <text:p>1349.33</text:p>
              </table:table-cell>
              <table:table-cell office:value-type="float" office:value="-0.0115374">
                <text:p>-0.01153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50.87">
                <text:p>1350.87</text:p>
              </table:table-cell>
              <table:table-cell office:value-type="float" office:value="-0.00795372">
                <text:p>-0.007953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52.4">
                <text:p>1352.4</text:p>
              </table:table-cell>
              <table:table-cell office:value-type="float" office:value="-0.00513601">
                <text:p>-0.005136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53.93">
                <text:p>1353.93</text:p>
              </table:table-cell>
              <table:table-cell office:value-type="float" office:value="-0.00332292">
                <text:p>-0.003322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55.47">
                <text:p>1355.47</text:p>
              </table:table-cell>
              <table:table-cell office:value-type="float" office:value="-0.0022184">
                <text:p>-0.00221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57">
                <text:p>1357</text:p>
              </table:table-cell>
              <table:table-cell office:value-type="float" office:value="-0.00193804">
                <text:p>-0.001938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58.53">
                <text:p>1358.53</text:p>
              </table:table-cell>
              <table:table-cell office:value-type="float" office:value="-0.00256649">
                <text:p>-0.002566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60.07">
                <text:p>1360.07</text:p>
              </table:table-cell>
              <table:table-cell office:value-type="float" office:value="-0.00391886">
                <text:p>-0.00391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61.6">
                <text:p>1361.6</text:p>
              </table:table-cell>
              <table:table-cell office:value-type="float" office:value="-0.00633317">
                <text:p>-0.006333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63.13">
                <text:p>1363.13</text:p>
              </table:table-cell>
              <table:table-cell office:value-type="float" office:value="-0.00966266">
                <text:p>-0.009662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64.67">
                <text:p>1364.67</text:p>
              </table:table-cell>
              <table:table-cell office:value-type="float" office:value="-0.0139258">
                <text:p>-0.01392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66.2">
                <text:p>1366.2</text:p>
              </table:table-cell>
              <table:table-cell office:value-type="float" office:value="-0.0192292">
                <text:p>-0.01922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67.73">
                <text:p>1367.73</text:p>
              </table:table-cell>
              <table:table-cell office:value-type="float" office:value="-0.0251648">
                <text:p>-0.02516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69.27">
                <text:p>1369.27</text:p>
              </table:table-cell>
              <table:table-cell office:value-type="float" office:value="-0.0317894">
                <text:p>-0.03178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70.8">
                <text:p>1370.8</text:p>
              </table:table-cell>
              <table:table-cell office:value-type="float" office:value="-0.0387747">
                <text:p>-0.03877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72.33">
                <text:p>1372.33</text:p>
              </table:table-cell>
              <table:table-cell office:value-type="float" office:value="-0.0458003">
                <text:p>-0.04580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73.87">
                <text:p>1373.87</text:p>
              </table:table-cell>
              <table:table-cell office:value-type="float" office:value="-0.0529411">
                <text:p>-0.05294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75.4">
                <text:p>1375.4</text:p>
              </table:table-cell>
              <table:table-cell office:value-type="float" office:value="-0.0597899">
                <text:p>-0.05978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76.93">
                <text:p>1376.93</text:p>
              </table:table-cell>
              <table:table-cell office:value-type="float" office:value="-0.0664649">
                <text:p>-0.06646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78.47">
                <text:p>1378.47</text:p>
              </table:table-cell>
              <table:table-cell office:value-type="float" office:value="-0.0729862">
                <text:p>-0.07298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80">
                <text:p>1380</text:p>
              </table:table-cell>
              <table:table-cell office:value-type="float" office:value="-0.0791443">
                <text:p>-0.07914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81.53">
                <text:p>1381.53</text:p>
              </table:table-cell>
              <table:table-cell office:value-type="float" office:value="-0.0852109">
                <text:p>-0.08521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83.07">
                <text:p>1383.07</text:p>
              </table:table-cell>
              <table:table-cell office:value-type="float" office:value="-0.0908858">
                <text:p>-0.09088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84.6">
                <text:p>1384.6</text:p>
              </table:table-cell>
              <table:table-cell office:value-type="float" office:value="-0.0960806">
                <text:p>-0.09608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86.13">
                <text:p>1386.13</text:p>
              </table:table-cell>
              <table:table-cell office:value-type="float" office:value="-0.100744">
                <text:p>-0.1007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87.67">
                <text:p>1387.67</text:p>
              </table:table-cell>
              <table:table-cell office:value-type="float" office:value="-0.104383">
                <text:p>-0.1043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89.2">
                <text:p>1389.2</text:p>
              </table:table-cell>
              <table:table-cell office:value-type="float" office:value="-0.10707">
                <text:p>-0.1070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90.73">
                <text:p>1390.73</text:p>
              </table:table-cell>
              <table:table-cell office:value-type="float" office:value="-0.108534">
                <text:p>-0.1085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92.27">
                <text:p>1392.27</text:p>
              </table:table-cell>
              <table:table-cell office:value-type="float" office:value="-0.108674">
                <text:p>-0.10867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93.8">
                <text:p>1393.8</text:p>
              </table:table-cell>
              <table:table-cell office:value-type="float" office:value="-0.107793">
                <text:p>-0.1077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95.33">
                <text:p>1395.33</text:p>
              </table:table-cell>
              <table:table-cell office:value-type="float" office:value="-0.105739">
                <text:p>-0.1057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96.87">
                <text:p>1396.87</text:p>
              </table:table-cell>
              <table:table-cell office:value-type="float" office:value="-0.102906">
                <text:p>-0.1029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98.4">
                <text:p>1398.4</text:p>
              </table:table-cell>
              <table:table-cell office:value-type="float" office:value="-0.0994675">
                <text:p>-0.09946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99.93">
                <text:p>1399.93</text:p>
              </table:table-cell>
              <table:table-cell office:value-type="float" office:value="-0.0953589">
                <text:p>-0.09535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01.47">
                <text:p>1401.47</text:p>
              </table:table-cell>
              <table:table-cell office:value-type="float" office:value="-0.090934">
                <text:p>-0.0909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03">
                <text:p>1403</text:p>
              </table:table-cell>
              <table:table-cell office:value-type="float" office:value="-0.0859295">
                <text:p>-0.085929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04.53">
                <text:p>1404.53</text:p>
              </table:table-cell>
              <table:table-cell office:value-type="float" office:value="-0.0803655">
                <text:p>-0.08036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06.07">
                <text:p>1406.07</text:p>
              </table:table-cell>
              <table:table-cell office:value-type="float" office:value="-0.0743109">
                <text:p>-0.07431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07.6">
                <text:p>1407.6</text:p>
              </table:table-cell>
              <table:table-cell office:value-type="float" office:value="-0.0675044">
                <text:p>-0.06750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09.13">
                <text:p>1409.13</text:p>
              </table:table-cell>
              <table:table-cell office:value-type="float" office:value="-0.0603021">
                <text:p>-0.06030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10.67">
                <text:p>1410.67</text:p>
              </table:table-cell>
              <table:table-cell office:value-type="float" office:value="-0.0527327">
                <text:p>-0.05273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12.2">
                <text:p>1412.2</text:p>
              </table:table-cell>
              <table:table-cell office:value-type="float" office:value="-0.0450309">
                <text:p>-0.04503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13.73">
                <text:p>1413.73</text:p>
              </table:table-cell>
              <table:table-cell office:value-type="float" office:value="-0.0377032">
                <text:p>-0.03770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15.27">
                <text:p>1415.27</text:p>
              </table:table-cell>
              <table:table-cell office:value-type="float" office:value="-0.0307478">
                <text:p>-0.03074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16.8">
                <text:p>1416.8</text:p>
              </table:table-cell>
              <table:table-cell office:value-type="float" office:value="-0.0246058">
                <text:p>-0.02460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18.33">
                <text:p>1418.33</text:p>
              </table:table-cell>
              <table:table-cell office:value-type="float" office:value="-0.0193283">
                <text:p>-0.01932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19.87">
                <text:p>1419.87</text:p>
              </table:table-cell>
              <table:table-cell office:value-type="float" office:value="-0.0147695">
                <text:p>-0.01476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21.4">
                <text:p>1421.4</text:p>
              </table:table-cell>
              <table:table-cell office:value-type="float" office:value="-0.0111354">
                <text:p>-0.01113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22.93">
                <text:p>1422.93</text:p>
              </table:table-cell>
              <table:table-cell office:value-type="float" office:value="-0.00805105">
                <text:p>-0.008051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24.47">
                <text:p>1424.47</text:p>
              </table:table-cell>
              <table:table-cell office:value-type="float" office:value="-0.00556855">
                <text:p>-0.005568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26">
                <text:p>1426</text:p>
              </table:table-cell>
              <table:table-cell office:value-type="float" office:value="-0.00376056">
                <text:p>-0.003760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27.53">
                <text:p>1427.53</text:p>
              </table:table-cell>
              <table:table-cell office:value-type="float" office:value="-0.00247065">
                <text:p>-0.002470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29.07">
                <text:p>1429.07</text:p>
              </table:table-cell>
              <table:table-cell office:value-type="float" office:value="-0.00214339">
                <text:p>-0.002143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30.6">
                <text:p>1430.6</text:p>
              </table:table-cell>
              <table:table-cell office:value-type="float" office:value="-0.00277052">
                <text:p>-0.002770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32.13">
                <text:p>1432.13</text:p>
              </table:table-cell>
              <table:table-cell office:value-type="float" office:value="-0.00452179">
                <text:p>-0.0045217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33.67">
                <text:p>1433.67</text:p>
              </table:table-cell>
              <table:table-cell office:value-type="float" office:value="-0.00765105">
                <text:p>-0.007651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35.2">
                <text:p>1435.2</text:p>
              </table:table-cell>
              <table:table-cell office:value-type="float" office:value="-0.0118219">
                <text:p>-0.01182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36.73">
                <text:p>1436.73</text:p>
              </table:table-cell>
              <table:table-cell office:value-type="float" office:value="-0.0171206">
                <text:p>-0.017120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38.27">
                <text:p>1438.27</text:p>
              </table:table-cell>
              <table:table-cell office:value-type="float" office:value="-0.023192">
                <text:p>-0.0231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39.8">
                <text:p>1439.8</text:p>
              </table:table-cell>
              <table:table-cell office:value-type="float" office:value="-0.029619">
                <text:p>-0.0296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41.33">
                <text:p>1441.33</text:p>
              </table:table-cell>
              <table:table-cell office:value-type="float" office:value="-0.0363991">
                <text:p>-0.03639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42.87">
                <text:p>1442.87</text:p>
              </table:table-cell>
              <table:table-cell office:value-type="float" office:value="-0.0430547">
                <text:p>-0.043054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44.4">
                <text:p>1444.4</text:p>
              </table:table-cell>
              <table:table-cell office:value-type="float" office:value="-0.0496539">
                <text:p>-0.04965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45.93">
                <text:p>1445.93</text:p>
              </table:table-cell>
              <table:table-cell office:value-type="float" office:value="-0.0562425">
                <text:p>-0.05624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47.47">
                <text:p>1447.47</text:p>
              </table:table-cell>
              <table:table-cell office:value-type="float" office:value="-0.0626649">
                <text:p>-0.06266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49">
                <text:p>1449</text:p>
              </table:table-cell>
              <table:table-cell office:value-type="float" office:value="-0.0692633">
                <text:p>-0.06926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50.53">
                <text:p>1450.53</text:p>
              </table:table-cell>
              <table:table-cell office:value-type="float" office:value="-0.0758187">
                <text:p>-0.075818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52.07">
                <text:p>1452.07</text:p>
              </table:table-cell>
              <table:table-cell office:value-type="float" office:value="-0.0822914">
                <text:p>-0.08229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53.6">
                <text:p>1453.6</text:p>
              </table:table-cell>
              <table:table-cell office:value-type="float" office:value="-0.0886369">
                <text:p>-0.088636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55.13">
                <text:p>1455.13</text:p>
              </table:table-cell>
              <table:table-cell office:value-type="float" office:value="-0.0943198">
                <text:p>-0.09431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56.67">
                <text:p>1456.67</text:p>
              </table:table-cell>
              <table:table-cell office:value-type="float" office:value="-0.0993328">
                <text:p>-0.09933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58.2">
                <text:p>1458.2</text:p>
              </table:table-cell>
              <table:table-cell office:value-type="float" office:value="-0.103302">
                <text:p>-0.1033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59.73">
                <text:p>1459.73</text:p>
              </table:table-cell>
              <table:table-cell office:value-type="float" office:value="-0.106005">
                <text:p>-0.1060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61.27">
                <text:p>1461.27</text:p>
              </table:table-cell>
              <table:table-cell office:value-type="float" office:value="-0.107656">
                <text:p>-0.1076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62.8">
                <text:p>1462.8</text:p>
              </table:table-cell>
              <table:table-cell office:value-type="float" office:value="-0.108035">
                <text:p>-0.1080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64.33">
                <text:p>1464.33</text:p>
              </table:table-cell>
              <table:table-cell office:value-type="float" office:value="-0.107485">
                <text:p>-0.1074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65.87">
                <text:p>1465.87</text:p>
              </table:table-cell>
              <table:table-cell office:value-type="float" office:value="-0.106179">
                <text:p>-0.1061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67.4">
                <text:p>1467.4</text:p>
              </table:table-cell>
              <table:table-cell office:value-type="float" office:value="-0.104066">
                <text:p>-0.1040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68.93">
                <text:p>1468.93</text:p>
              </table:table-cell>
              <table:table-cell office:value-type="float" office:value="-0.101499">
                <text:p>-0.10149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70.47">
                <text:p>1470.47</text:p>
              </table:table-cell>
              <table:table-cell office:value-type="float" office:value="-0.0982296">
                <text:p>-0.09822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72">
                <text:p>1472</text:p>
              </table:table-cell>
              <table:table-cell office:value-type="float" office:value="-0.0942728">
                <text:p>-0.09427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73.53">
                <text:p>1473.53</text:p>
              </table:table-cell>
              <table:table-cell office:value-type="float" office:value="-0.0896453">
                <text:p>-0.08964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75.07">
                <text:p>1475.07</text:p>
              </table:table-cell>
              <table:table-cell office:value-type="float" office:value="-0.0840392">
                <text:p>-0.08403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76.6">
                <text:p>1476.6</text:p>
              </table:table-cell>
              <table:table-cell office:value-type="float" office:value="-0.0777479">
                <text:p>-0.077747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78.13">
                <text:p>1478.13</text:p>
              </table:table-cell>
              <table:table-cell office:value-type="float" office:value="-0.0707172">
                <text:p>-0.07071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79.67">
                <text:p>1479.67</text:p>
              </table:table-cell>
              <table:table-cell office:value-type="float" office:value="-0.0631382">
                <text:p>-0.06313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81.2">
                <text:p>1481.2</text:p>
              </table:table-cell>
              <table:table-cell office:value-type="float" office:value="-0.0554974">
                <text:p>-0.055497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82.73">
                <text:p>1482.73</text:p>
              </table:table-cell>
              <table:table-cell office:value-type="float" office:value="-0.0477927">
                <text:p>-0.047792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84.27">
                <text:p>1484.27</text:p>
              </table:table-cell>
              <table:table-cell office:value-type="float" office:value="-0.0405213">
                <text:p>-0.04052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85.8">
                <text:p>1485.8</text:p>
              </table:table-cell>
              <table:table-cell office:value-type="float" office:value="-0.033814">
                <text:p>-0.0338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87.33">
                <text:p>1487.33</text:p>
              </table:table-cell>
              <table:table-cell office:value-type="float" office:value="-0.0276086">
                <text:p>-0.02760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88.87">
                <text:p>1488.87</text:p>
              </table:table-cell>
              <table:table-cell office:value-type="float" office:value="-0.0221988">
                <text:p>-0.02219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90.4">
                <text:p>1490.4</text:p>
              </table:table-cell>
              <table:table-cell office:value-type="float" office:value="-0.0172719">
                <text:p>-0.01727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91.93">
                <text:p>1491.93</text:p>
              </table:table-cell>
              <table:table-cell office:value-type="float" office:value="-0.0129059">
                <text:p>-0.01290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93.47">
                <text:p>1493.47</text:p>
              </table:table-cell>
              <table:table-cell office:value-type="float" office:value="-0.00916205">
                <text:p>-0.009162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95">
                <text:p>1495</text:p>
              </table:table-cell>
              <table:table-cell office:value-type="float" office:value="-0.00584611">
                <text:p>-0.005846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96.53">
                <text:p>1496.53</text:p>
              </table:table-cell>
              <table:table-cell office:value-type="float" office:value="-0.00336051">
                <text:p>-0.003360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98.07">
                <text:p>1498.07</text:p>
              </table:table-cell>
              <table:table-cell office:value-type="float" office:value="-0.00166123">
                <text:p>-0.001661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99.6">
                <text:p>1499.6</text:p>
              </table:table-cell>
              <table:table-cell office:value-type="float" office:value="-0.000921351">
                <text:p>-0.00092135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01.13">
                <text:p>1501.13</text:p>
              </table:table-cell>
              <table:table-cell office:value-type="float" office:value="-0.00145295">
                <text:p>-0.001452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02.67">
                <text:p>1502.67</text:p>
              </table:table-cell>
              <table:table-cell office:value-type="float" office:value="-0.00301364">
                <text:p>-0.003013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04.2">
                <text:p>1504.2</text:p>
              </table:table-cell>
              <table:table-cell office:value-type="float" office:value="-0.00581939">
                <text:p>-0.005819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05.73">
                <text:p>1505.73</text:p>
              </table:table-cell>
              <table:table-cell office:value-type="float" office:value="-0.00966355">
                <text:p>-0.009663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07.27">
                <text:p>1507.27</text:p>
              </table:table-cell>
              <table:table-cell office:value-type="float" office:value="-0.0142463">
                <text:p>-0.01424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08.8">
                <text:p>1508.8</text:p>
              </table:table-cell>
              <table:table-cell office:value-type="float" office:value="-0.0196371">
                <text:p>-0.01963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10.33">
                <text:p>1510.33</text:p>
              </table:table-cell>
              <table:table-cell office:value-type="float" office:value="-0.0253837">
                <text:p>-0.02538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11.87">
                <text:p>1511.87</text:p>
              </table:table-cell>
              <table:table-cell office:value-type="float" office:value="-0.0315128">
                <text:p>-0.03151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13.4">
                <text:p>1513.4</text:p>
              </table:table-cell>
              <table:table-cell office:value-type="float" office:value="-0.0379835">
                <text:p>-0.03798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14.93">
                <text:p>1514.93</text:p>
              </table:table-cell>
              <table:table-cell office:value-type="float" office:value="-0.0445525">
                <text:p>-0.04455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16.47">
                <text:p>1516.47</text:p>
              </table:table-cell>
              <table:table-cell office:value-type="float" office:value="-0.0514821">
                <text:p>-0.05148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18">
                <text:p>1518</text:p>
              </table:table-cell>
              <table:table-cell office:value-type="float" office:value="-0.058507">
                <text:p>-0.05850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19.53">
                <text:p>1519.53</text:p>
              </table:table-cell>
              <table:table-cell office:value-type="float" office:value="-0.0656025">
                <text:p>-0.06560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21.07">
                <text:p>1521.07</text:p>
              </table:table-cell>
              <table:table-cell office:value-type="float" office:value="-0.0727805">
                <text:p>-0.07278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22.6">
                <text:p>1522.6</text:p>
              </table:table-cell>
              <table:table-cell office:value-type="float" office:value="-0.0795824">
                <text:p>-0.07958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24.13">
                <text:p>1524.13</text:p>
              </table:table-cell>
              <table:table-cell office:value-type="float" office:value="-0.0860767">
                <text:p>-0.08607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25.67">
                <text:p>1525.67</text:p>
              </table:table-cell>
              <table:table-cell office:value-type="float" office:value="-0.0919347">
                <text:p>-0.091934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27.2">
                <text:p>1527.2</text:p>
              </table:table-cell>
              <table:table-cell office:value-type="float" office:value="-0.096914">
                <text:p>-0.0969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28.73">
                <text:p>1528.73</text:p>
              </table:table-cell>
              <table:table-cell office:value-type="float" office:value="-0.101143">
                <text:p>-0.1011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30.27">
                <text:p>1530.27</text:p>
              </table:table-cell>
              <table:table-cell office:value-type="float" office:value="-0.10428">
                <text:p>-0.1042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31.8">
                <text:p>1531.8</text:p>
              </table:table-cell>
              <table:table-cell office:value-type="float" office:value="-0.106507">
                <text:p>-0.1065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33.33">
                <text:p>1533.33</text:p>
              </table:table-cell>
              <table:table-cell office:value-type="float" office:value="-0.10784">
                <text:p>-0.1078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34.87">
                <text:p>1534.87</text:p>
              </table:table-cell>
              <table:table-cell office:value-type="float" office:value="-0.108141">
                <text:p>-0.10814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36.4">
                <text:p>1536.4</text:p>
              </table:table-cell>
              <table:table-cell office:value-type="float" office:value="-0.107722">
                <text:p>-0.10772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37.93">
                <text:p>1537.93</text:p>
              </table:table-cell>
              <table:table-cell office:value-type="float" office:value="-0.106355">
                <text:p>-0.1063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39.47">
                <text:p>1539.47</text:p>
              </table:table-cell>
              <table:table-cell office:value-type="float" office:value="-0.104152">
                <text:p>-0.1041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41">
                <text:p>1541</text:p>
              </table:table-cell>
              <table:table-cell office:value-type="float" office:value="-0.101218">
                <text:p>-0.10121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42.53">
                <text:p>1542.53</text:p>
              </table:table-cell>
              <table:table-cell office:value-type="float" office:value="-0.097307">
                <text:p>-0.0973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44.07">
                <text:p>1544.07</text:p>
              </table:table-cell>
              <table:table-cell office:value-type="float" office:value="-0.0927457">
                <text:p>-0.09274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45.6">
                <text:p>1545.6</text:p>
              </table:table-cell>
              <table:table-cell office:value-type="float" office:value="-0.0874096">
                <text:p>-0.08740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47.13">
                <text:p>1547.13</text:p>
              </table:table-cell>
              <table:table-cell office:value-type="float" office:value="-0.0813544">
                <text:p>-0.08135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48.67">
                <text:p>1548.67</text:p>
              </table:table-cell>
              <table:table-cell office:value-type="float" office:value="-0.0749115">
                <text:p>-0.07491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50.2">
                <text:p>1550.2</text:p>
              </table:table-cell>
              <table:table-cell office:value-type="float" office:value="-0.0679063">
                <text:p>-0.067906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51.73">
                <text:p>1551.73</text:p>
              </table:table-cell>
              <table:table-cell office:value-type="float" office:value="-0.0607169">
                <text:p>-0.060716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53.27">
                <text:p>1553.27</text:p>
              </table:table-cell>
              <table:table-cell office:value-type="float" office:value="-0.0534493">
                <text:p>-0.053449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54.8">
                <text:p>1554.8</text:p>
              </table:table-cell>
              <table:table-cell office:value-type="float" office:value="-0.0460995">
                <text:p>-0.04609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56.33">
                <text:p>1556.33</text:p>
              </table:table-cell>
              <table:table-cell office:value-type="float" office:value="-0.0391002">
                <text:p>-0.03910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57.87">
                <text:p>1557.87</text:p>
              </table:table-cell>
              <table:table-cell office:value-type="float" office:value="-0.0323246">
                <text:p>-0.032324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59.4">
                <text:p>1559.4</text:p>
              </table:table-cell>
              <table:table-cell office:value-type="float" office:value="-0.0260273">
                <text:p>-0.026027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60.93">
                <text:p>1560.93</text:p>
              </table:table-cell>
              <table:table-cell office:value-type="float" office:value="-0.0203908">
                <text:p>-0.020390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62.47">
                <text:p>1562.47</text:p>
              </table:table-cell>
              <table:table-cell office:value-type="float" office:value="-0.0152621">
                <text:p>-0.015262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64">
                <text:p>1564</text:p>
              </table:table-cell>
              <table:table-cell office:value-type="float" office:value="-0.0110006">
                <text:p>-0.011000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65.53">
                <text:p>1565.53</text:p>
              </table:table-cell>
              <table:table-cell office:value-type="float" office:value="-0.007457">
                <text:p>-0.0074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67.07">
                <text:p>1567.07</text:p>
              </table:table-cell>
              <table:table-cell office:value-type="float" office:value="-0.00468418">
                <text:p>-0.0046841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68.6">
                <text:p>1568.6</text:p>
              </table:table-cell>
              <table:table-cell office:value-type="float" office:value="-0.00290689">
                <text:p>-0.002906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0.13">
                <text:p>1570.13</text:p>
              </table:table-cell>
              <table:table-cell office:value-type="float" office:value="-0.0018698">
                <text:p>-0.001869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71.67">
                <text:p>1571.67</text:p>
              </table:table-cell>
              <table:table-cell office:value-type="float" office:value="-0.00186347">
                <text:p>-0.0018634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73.2">
                <text:p>1573.2</text:p>
              </table:table-cell>
              <table:table-cell office:value-type="float" office:value="-0.0028329">
                <text:p>-0.002832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74.73">
                <text:p>1574.73</text:p>
              </table:table-cell>
              <table:table-cell office:value-type="float" office:value="-0.00468251">
                <text:p>-0.0046825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76.27">
                <text:p>1576.27</text:p>
              </table:table-cell>
              <table:table-cell office:value-type="float" office:value="-0.00767006">
                <text:p>-0.0076700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7.8">
                <text:p>1577.8</text:p>
              </table:table-cell>
              <table:table-cell office:value-type="float" office:value="-0.0114749">
                <text:p>-0.011474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9.33">
                <text:p>1579.33</text:p>
              </table:table-cell>
              <table:table-cell office:value-type="float" office:value="-0.0161841">
                <text:p>-0.016184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80.87">
                <text:p>1580.87</text:p>
              </table:table-cell>
              <table:table-cell office:value-type="float" office:value="-0.021707">
                <text:p>-0.0217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82.4">
                <text:p>1582.4</text:p>
              </table:table-cell>
              <table:table-cell office:value-type="float" office:value="-0.0276807">
                <text:p>-0.027680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83.93">
                <text:p>1583.93</text:p>
              </table:table-cell>
              <table:table-cell office:value-type="float" office:value="-0.0342376">
                <text:p>-0.034237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85.47">
                <text:p>1585.47</text:p>
              </table:table-cell>
              <table:table-cell office:value-type="float" office:value="-0.0409801">
                <text:p>-0.04098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87">
                <text:p>1587</text:p>
              </table:table-cell>
              <table:table-cell office:value-type="float" office:value="-0.047821">
                <text:p>-0.04782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88.53">
                <text:p>1588.53</text:p>
              </table:table-cell>
              <table:table-cell office:value-type="float" office:value="-0.0548102">
                <text:p>-0.05481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90.07">
                <text:p>1590.07</text:p>
              </table:table-cell>
              <table:table-cell office:value-type="float" office:value="-0.0615824">
                <text:p>-0.061582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91.6">
                <text:p>1591.6</text:p>
              </table:table-cell>
              <table:table-cell office:value-type="float" office:value="-0.0683579">
                <text:p>-0.068357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93.13">
                <text:p>1593.13</text:p>
              </table:table-cell>
              <table:table-cell office:value-type="float" office:value="-0.0749661">
                <text:p>-0.074966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94.67">
                <text:p>1594.67</text:p>
              </table:table-cell>
              <table:table-cell office:value-type="float" office:value="-0.0812578">
                <text:p>-0.081257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96.2">
                <text:p>1596.2</text:p>
              </table:table-cell>
              <table:table-cell office:value-type="float" office:value="-0.0873791">
                <text:p>-0.08737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97.73">
                <text:p>1597.73</text:p>
              </table:table-cell>
              <table:table-cell office:value-type="float" office:value="-0.0929064">
                <text:p>-0.09290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99.27">
                <text:p>1599.27</text:p>
              </table:table-cell>
              <table:table-cell office:value-type="float" office:value="-0.0978591">
                <text:p>-0.09785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00.8">
                <text:p>1600.8</text:p>
              </table:table-cell>
              <table:table-cell office:value-type="float" office:value="-0.102043">
                <text:p>-0.10204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02.33">
                <text:p>1602.33</text:p>
              </table:table-cell>
              <table:table-cell office:value-type="float" office:value="-0.105111">
                <text:p>-0.1051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03.87">
                <text:p>1603.87</text:p>
              </table:table-cell>
              <table:table-cell office:value-type="float" office:value="-0.107235">
                <text:p>-0.10723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05.4">
                <text:p>1605.4</text:p>
              </table:table-cell>
              <table:table-cell office:value-type="float" office:value="-0.108115">
                <text:p>-0.1081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06.93">
                <text:p>1606.93</text:p>
              </table:table-cell>
              <table:table-cell office:value-type="float" office:value="-0.107879">
                <text:p>-0.10787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08.47">
                <text:p>1608.47</text:p>
              </table:table-cell>
              <table:table-cell office:value-type="float" office:value="-0.106744">
                <text:p>-0.1067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10">
                <text:p>1610</text:p>
              </table:table-cell>
              <table:table-cell office:value-type="float" office:value="-0.104572">
                <text:p>-0.1045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11.53">
                <text:p>1611.53</text:p>
              </table:table-cell>
              <table:table-cell office:value-type="float" office:value="-0.101787">
                <text:p>-0.10178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13.07">
                <text:p>1613.07</text:p>
              </table:table-cell>
              <table:table-cell office:value-type="float" office:value="-0.0983309">
                <text:p>-0.098330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14.6">
                <text:p>1614.6</text:p>
              </table:table-cell>
              <table:table-cell office:value-type="float" office:value="-0.0942011">
                <text:p>-0.09420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16.13">
                <text:p>1616.13</text:p>
              </table:table-cell>
              <table:table-cell office:value-type="float" office:value="-0.0896192">
                <text:p>-0.08961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17.67">
                <text:p>1617.67</text:p>
              </table:table-cell>
              <table:table-cell office:value-type="float" office:value="-0.0842608">
                <text:p>-0.08426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19.2">
                <text:p>1619.2</text:p>
              </table:table-cell>
              <table:table-cell office:value-type="float" office:value="-0.0783124">
                <text:p>-0.078312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20.73">
                <text:p>1620.73</text:p>
              </table:table-cell>
              <table:table-cell office:value-type="float" office:value="-0.0717614">
                <text:p>-0.07176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22.27">
                <text:p>1622.27</text:p>
              </table:table-cell>
              <table:table-cell office:value-type="float" office:value="-0.0645517">
                <text:p>-0.06455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23.8">
                <text:p>1623.8</text:p>
              </table:table-cell>
              <table:table-cell office:value-type="float" office:value="-0.0571351">
                <text:p>-0.057135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25.33">
                <text:p>1625.33</text:p>
              </table:table-cell>
              <table:table-cell office:value-type="float" office:value="-0.0495031">
                <text:p>-0.049503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26.87">
                <text:p>1626.87</text:p>
              </table:table-cell>
              <table:table-cell office:value-type="float" office:value="-0.0420535">
                <text:p>-0.042053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28.4">
                <text:p>1628.4</text:p>
              </table:table-cell>
              <table:table-cell office:value-type="float" office:value="-0.0351149">
                <text:p>-0.035114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29.93">
                <text:p>1629.93</text:p>
              </table:table-cell>
              <table:table-cell office:value-type="float" office:value="-0.0286414">
                <text:p>-0.028641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31.47">
                <text:p>1631.47</text:p>
              </table:table-cell>
              <table:table-cell office:value-type="float" office:value="-0.0230172">
                <text:p>-0.023017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33">
                <text:p>1633</text:p>
              </table:table-cell>
              <table:table-cell office:value-type="float" office:value="-0.018061">
                <text:p>-0.01806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34.53">
                <text:p>1634.53</text:p>
              </table:table-cell>
              <table:table-cell office:value-type="float" office:value="-0.0137283">
                <text:p>-0.013728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36.07">
                <text:p>1636.07</text:p>
              </table:table-cell>
              <table:table-cell office:value-type="float" office:value="-0.0101355">
                <text:p>-0.010135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37.6">
                <text:p>1637.6</text:p>
              </table:table-cell>
              <table:table-cell office:value-type="float" office:value="-0.00695995">
                <text:p>-0.006959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39.13">
                <text:p>1639.13</text:p>
              </table:table-cell>
              <table:table-cell office:value-type="float" office:value="-0.00446791">
                <text:p>-0.004467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40.67">
                <text:p>1640.67</text:p>
              </table:table-cell>
              <table:table-cell office:value-type="float" office:value="-0.0026752">
                <text:p>-0.002675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42.2">
                <text:p>1642.2</text:p>
              </table:table-cell>
              <table:table-cell office:value-type="float" office:value="-0.0016296">
                <text:p>-0.00162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43.73">
                <text:p>1643.73</text:p>
              </table:table-cell>
              <table:table-cell office:value-type="float" office:value="-0.00176444">
                <text:p>-0.0017644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45.27">
                <text:p>1645.27</text:p>
              </table:table-cell>
              <table:table-cell office:value-type="float" office:value="-0.00294909">
                <text:p>-0.0029490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46.8">
                <text:p>1646.8</text:p>
              </table:table-cell>
              <table:table-cell office:value-type="float" office:value="-0.00541344">
                <text:p>-0.005413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48.33">
                <text:p>1648.33</text:p>
              </table:table-cell>
              <table:table-cell office:value-type="float" office:value="-0.00914568">
                <text:p>-0.0091456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49.87">
                <text:p>1649.87</text:p>
              </table:table-cell>
              <table:table-cell office:value-type="float" office:value="-0.0137794">
                <text:p>-0.013779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51.4">
                <text:p>1651.4</text:p>
              </table:table-cell>
              <table:table-cell office:value-type="float" office:value="-0.0193746">
                <text:p>-0.01937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52.93">
                <text:p>1652.93</text:p>
              </table:table-cell>
              <table:table-cell office:value-type="float" office:value="-0.0254388">
                <text:p>-0.025438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54.47">
                <text:p>1654.47</text:p>
              </table:table-cell>
              <table:table-cell office:value-type="float" office:value="-0.0317681">
                <text:p>-0.031768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56">
                <text:p>1656</text:p>
              </table:table-cell>
              <table:table-cell office:value-type="float" office:value="-0.0383438">
                <text:p>-0.038343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57.53">
                <text:p>1657.53</text:p>
              </table:table-cell>
              <table:table-cell office:value-type="float" office:value="-0.0447987">
                <text:p>-0.044798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59.07">
                <text:p>1659.07</text:p>
              </table:table-cell>
              <table:table-cell office:value-type="float" office:value="-0.0513834">
                <text:p>-0.051383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60.6">
                <text:p>1660.6</text:p>
              </table:table-cell>
              <table:table-cell office:value-type="float" office:value="-0.058026">
                <text:p>-0.05802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62.13">
                <text:p>1662.13</text:p>
              </table:table-cell>
              <table:table-cell office:value-type="float" office:value="-0.0646862">
                <text:p>-0.064686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63.67">
                <text:p>1663.67</text:p>
              </table:table-cell>
              <table:table-cell office:value-type="float" office:value="-0.071587">
                <text:p>-0.07158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65.2">
                <text:p>1665.2</text:p>
              </table:table-cell>
              <table:table-cell office:value-type="float" office:value="-0.078356">
                <text:p>-0.0783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66.73">
                <text:p>1666.73</text:p>
              </table:table-cell>
              <table:table-cell office:value-type="float" office:value="-0.0849937">
                <text:p>-0.084993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68.27">
                <text:p>1668.27</text:p>
              </table:table-cell>
              <table:table-cell office:value-type="float" office:value="-0.0912333">
                <text:p>-0.091233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69.8">
                <text:p>1669.8</text:p>
              </table:table-cell>
              <table:table-cell office:value-type="float" office:value="-0.0966114">
                <text:p>-0.096611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71.33">
                <text:p>1671.33</text:p>
              </table:table-cell>
              <table:table-cell office:value-type="float" office:value="-0.101169">
                <text:p>-0.10116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72.87">
                <text:p>1672.87</text:p>
              </table:table-cell>
              <table:table-cell office:value-type="float" office:value="-0.1045">
                <text:p>-0.104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74.4">
                <text:p>1674.4</text:p>
              </table:table-cell>
              <table:table-cell office:value-type="float" office:value="-0.106637">
                <text:p>-0.10663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75.93">
                <text:p>1675.93</text:p>
              </table:table-cell>
              <table:table-cell office:value-type="float" office:value="-0.107771">
                <text:p>-0.10777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77.47">
                <text:p>1677.47</text:p>
              </table:table-cell>
              <table:table-cell office:value-type="float" office:value="-0.107782">
                <text:p>-0.10778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79">
                <text:p>1679</text:p>
              </table:table-cell>
              <table:table-cell office:value-type="float" office:value="-0.107103">
                <text:p>-0.10710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80.53">
                <text:p>1680.53</text:p>
              </table:table-cell>
              <table:table-cell office:value-type="float" office:value="-0.105733">
                <text:p>-0.1057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82.07">
                <text:p>1682.07</text:p>
              </table:table-cell>
              <table:table-cell office:value-type="float" office:value="-0.103691">
                <text:p>-0.1036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83.6">
                <text:p>1683.6</text:p>
              </table:table-cell>
              <table:table-cell office:value-type="float" office:value="-0.101159">
                <text:p>-0.1011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85.13">
                <text:p>1685.13</text:p>
              </table:table-cell>
              <table:table-cell office:value-type="float" office:value="-0.0977796">
                <text:p>-0.09777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86.67">
                <text:p>1686.67</text:p>
              </table:table-cell>
              <table:table-cell office:value-type="float" office:value="-0.0936389">
                <text:p>-0.093638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88.2">
                <text:p>1688.2</text:p>
              </table:table-cell>
              <table:table-cell office:value-type="float" office:value="-0.0886022">
                <text:p>-0.08860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89.73">
                <text:p>1689.73</text:p>
              </table:table-cell>
              <table:table-cell office:value-type="float" office:value="-0.0825278">
                <text:p>-0.08252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91.27">
                <text:p>1691.27</text:p>
              </table:table-cell>
              <table:table-cell office:value-type="float" office:value="-0.07578">
                <text:p>-0.0757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92.8">
                <text:p>1692.8</text:p>
              </table:table-cell>
              <table:table-cell office:value-type="float" office:value="-0.0683192">
                <text:p>-0.068319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94.33">
                <text:p>1694.33</text:p>
              </table:table-cell>
              <table:table-cell office:value-type="float" office:value="-0.0605664">
                <text:p>-0.060566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95.87">
                <text:p>1695.87</text:p>
              </table:table-cell>
              <table:table-cell office:value-type="float" office:value="-0.0529101">
                <text:p>-0.052910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97.4">
                <text:p>1697.4</text:p>
              </table:table-cell>
              <table:table-cell office:value-type="float" office:value="-0.0454002">
                <text:p>-0.045400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98.93">
                <text:p>1698.93</text:p>
              </table:table-cell>
              <table:table-cell office:value-type="float" office:value="-0.0385108">
                <text:p>-0.038510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00.47">
                <text:p>1700.47</text:p>
              </table:table-cell>
              <table:table-cell office:value-type="float" office:value="-0.0321481">
                <text:p>-0.032148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02">
                <text:p>1702</text:p>
              </table:table-cell>
              <table:table-cell office:value-type="float" office:value="-0.0263129">
                <text:p>-0.02631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03.53">
                <text:p>1703.53</text:p>
              </table:table-cell>
              <table:table-cell office:value-type="float" office:value="-0.0211224">
                <text:p>-0.021122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05.07">
                <text:p>1705.07</text:p>
              </table:table-cell>
              <table:table-cell office:value-type="float" office:value="-0.0162399">
                <text:p>-0.016239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06.6">
                <text:p>1706.6</text:p>
              </table:table-cell>
              <table:table-cell office:value-type="float" office:value="-0.0118773">
                <text:p>-0.011877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08.13">
                <text:p>1708.13</text:p>
              </table:table-cell>
              <table:table-cell office:value-type="float" office:value="-0.00800783">
                <text:p>-0.0080078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09.67">
                <text:p>1709.67</text:p>
              </table:table-cell>
              <table:table-cell office:value-type="float" office:value="-0.00466234">
                <text:p>-0.0046623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11.2">
                <text:p>1711.2</text:p>
              </table:table-cell>
              <table:table-cell office:value-type="float" office:value="-0.0022812">
                <text:p>-0.002281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12.73">
                <text:p>1712.73</text:p>
              </table:table-cell>
              <table:table-cell office:value-type="float" office:value="-0.000800953">
                <text:p>-0.00080095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14.27">
                <text:p>1714.27</text:p>
              </table:table-cell>
              <table:table-cell office:value-type="float" office:value="-0.000536035">
                <text:p>-0.00053603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15.8">
                <text:p>1715.8</text:p>
              </table:table-cell>
              <table:table-cell office:value-type="float" office:value="-0.00159456">
                <text:p>-0.001594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17.33">
                <text:p>1717.33</text:p>
              </table:table-cell>
              <table:table-cell office:value-type="float" office:value="-0.00373674">
                <text:p>-0.0037367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18.87">
                <text:p>1718.87</text:p>
              </table:table-cell>
              <table:table-cell office:value-type="float" office:value="-0.00710353">
                <text:p>-0.0071035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20.4">
                <text:p>1720.4</text:p>
              </table:table-cell>
              <table:table-cell office:value-type="float" office:value="-0.0112875">
                <text:p>-0.011287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21.93">
                <text:p>1721.93</text:p>
              </table:table-cell>
              <table:table-cell office:value-type="float" office:value="-0.0161068">
                <text:p>-0.016106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23.47">
                <text:p>1723.47</text:p>
              </table:table-cell>
              <table:table-cell office:value-type="float" office:value="-0.021513">
                <text:p>-0.02151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25">
                <text:p>1725</text:p>
              </table:table-cell>
              <table:table-cell office:value-type="float" office:value="-0.0271254">
                <text:p>-0.027125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26.53">
                <text:p>1726.53</text:p>
              </table:table-cell>
              <table:table-cell office:value-type="float" office:value="-0.0331323">
                <text:p>-0.033132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28.07">
                <text:p>1728.07</text:p>
              </table:table-cell>
              <table:table-cell office:value-type="float" office:value="-0.0394195">
                <text:p>-0.03941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29.6">
                <text:p>1729.6</text:p>
              </table:table-cell>
              <table:table-cell office:value-type="float" office:value="-0.0459514">
                <text:p>-0.045951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31.13">
                <text:p>1731.13</text:p>
              </table:table-cell>
              <table:table-cell office:value-type="float" office:value="-0.0529494">
                <text:p>-0.052949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32.67">
                <text:p>1732.67</text:p>
              </table:table-cell>
              <table:table-cell office:value-type="float" office:value="-0.0600917">
                <text:p>-0.06009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34.2">
                <text:p>1734.2</text:p>
              </table:table-cell>
              <table:table-cell office:value-type="float" office:value="-0.0674377">
                <text:p>-0.067437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35.73">
                <text:p>1735.73</text:p>
              </table:table-cell>
              <table:table-cell office:value-type="float" office:value="-0.0747669">
                <text:p>-0.074766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37.27">
                <text:p>1737.27</text:p>
              </table:table-cell>
              <table:table-cell office:value-type="float" office:value="-0.0816507">
                <text:p>-0.081650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38.8">
                <text:p>1738.8</text:p>
              </table:table-cell>
              <table:table-cell office:value-type="float" office:value="-0.0881038">
                <text:p>-0.088103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40.33">
                <text:p>1740.33</text:p>
              </table:table-cell>
              <table:table-cell office:value-type="float" office:value="-0.0936747">
                <text:p>-0.093674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41.87">
                <text:p>1741.87</text:p>
              </table:table-cell>
              <table:table-cell office:value-type="float" office:value="-0.0982946">
                <text:p>-0.098294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43.4">
                <text:p>1743.4</text:p>
              </table:table-cell>
              <table:table-cell office:value-type="float" office:value="-0.102015">
                <text:p>-0.10201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44.93">
                <text:p>1744.93</text:p>
              </table:table-cell>
              <table:table-cell office:value-type="float" office:value="-0.104617">
                <text:p>-0.1046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46.47">
                <text:p>1746.47</text:p>
              </table:table-cell>
              <table:table-cell office:value-type="float" office:value="-0.106421">
                <text:p>-0.10642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48">
                <text:p>1748</text:p>
              </table:table-cell>
              <table:table-cell office:value-type="float" office:value="-0.107362">
                <text:p>-0.10736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49.53">
                <text:p>1749.53</text:p>
              </table:table-cell>
              <table:table-cell office:value-type="float" office:value="-0.107481">
                <text:p>-0.1074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51.07">
                <text:p>1751.07</text:p>
              </table:table-cell>
              <table:table-cell office:value-type="float" office:value="-0.106978">
                <text:p>-0.10697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52.6">
                <text:p>1752.6</text:p>
              </table:table-cell>
              <table:table-cell office:value-type="float" office:value="-0.10556">
                <text:p>-0.1055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54.13">
                <text:p>1754.13</text:p>
              </table:table-cell>
              <table:table-cell office:value-type="float" office:value="-0.103383">
                <text:p>-0.10338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55.67">
                <text:p>1755.67</text:p>
              </table:table-cell>
              <table:table-cell office:value-type="float" office:value="-0.100328">
                <text:p>-0.10032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57.2">
                <text:p>1757.2</text:p>
              </table:table-cell>
              <table:table-cell office:value-type="float" office:value="-0.0962271">
                <text:p>-0.096227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758.73">
                <text:p>1758.73</text:p>
              </table:table-cell>
              <table:table-cell office:value-type="float" office:value="-0.0913711">
                <text:p>-0.09137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60.27">
                <text:p>1760.27</text:p>
              </table:table-cell>
              <table:table-cell office:value-type="float" office:value="-0.0855918">
                <text:p>-0.085591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61.8">
                <text:p>1761.8</text:p>
              </table:table-cell>
              <table:table-cell office:value-type="float" office:value="-0.0791646">
                <text:p>-0.079164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63.33">
                <text:p>1763.33</text:p>
              </table:table-cell>
              <table:table-cell office:value-type="float" office:value="-0.0723567">
                <text:p>-0.072356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64.87">
                <text:p>1764.87</text:p>
              </table:table-cell>
              <table:table-cell office:value-type="float" office:value="-0.0651438">
                <text:p>-0.065143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766.4">
                <text:p>1766.4</text:p>
              </table:table-cell>
              <table:table-cell office:value-type="float" office:value="-0.0579831">
                <text:p>-0.057983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67.93">
                <text:p>1767.93</text:p>
              </table:table-cell>
              <table:table-cell office:value-type="float" office:value="-0.0508478">
                <text:p>-0.050847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769.47">
                <text:p>1769.47</text:p>
              </table:table-cell>
              <table:table-cell office:value-type="float" office:value="-0.0438526">
                <text:p>-0.043852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771">
                <text:p>1771</text:p>
              </table:table-cell>
              <table:table-cell office:value-type="float" office:value="-0.0372448">
                <text:p>-0.037244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772.53">
                <text:p>1772.53</text:p>
              </table:table-cell>
              <table:table-cell office:value-type="float" office:value="-0.0308172">
                <text:p>-0.030817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774.07">
                <text:p>1774.07</text:p>
              </table:table-cell>
              <table:table-cell office:value-type="float" office:value="-0.0248557">
                <text:p>-0.024855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775.6">
                <text:p>1775.6</text:p>
              </table:table-cell>
              <table:table-cell office:value-type="float" office:value="-0.0193519">
                <text:p>-0.019351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777.13">
                <text:p>1777.13</text:p>
              </table:table-cell>
              <table:table-cell office:value-type="float" office:value="-0.0142951">
                <text:p>-0.014295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778.67">
                <text:p>1778.67</text:p>
              </table:table-cell>
              <table:table-cell office:value-type="float" office:value="-0.0100445">
                <text:p>-0.010044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780.2">
                <text:p>1780.2</text:p>
              </table:table-cell>
              <table:table-cell office:value-type="float" office:value="-0.00646762">
                <text:p>-0.0064676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781.73">
                <text:p>1781.73</text:p>
              </table:table-cell>
              <table:table-cell office:value-type="float" office:value="-0.00382459">
                <text:p>-0.0038245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783.27">
                <text:p>1783.27</text:p>
              </table:table-cell>
              <table:table-cell office:value-type="float" office:value="-0.00224362">
                <text:p>-0.0022436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784.8">
                <text:p>1784.8</text:p>
              </table:table-cell>
              <table:table-cell office:value-type="float" office:value="-0.00158262">
                <text:p>-0.0015826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786.33">
                <text:p>1786.33</text:p>
              </table:table-cell>
              <table:table-cell office:value-type="float" office:value="-0.00211236">
                <text:p>-0.0021123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787.87">
                <text:p>1787.87</text:p>
              </table:table-cell>
              <table:table-cell office:value-type="float" office:value="-0.00360975">
                <text:p>-0.0036097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89.4">
                <text:p>1789.4</text:p>
              </table:table-cell>
              <table:table-cell office:value-type="float" office:value="-0.00605617">
                <text:p>-0.006056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90.93">
                <text:p>1790.93</text:p>
              </table:table-cell>
              <table:table-cell office:value-type="float" office:value="-0.00949991">
                <text:p>-0.009499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792.47">
                <text:p>1792.47</text:p>
              </table:table-cell>
              <table:table-cell office:value-type="float" office:value="-0.0136054">
                <text:p>-0.013605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94">
                <text:p>1794</text:p>
              </table:table-cell>
              <table:table-cell office:value-type="float" office:value="-0.0185119">
                <text:p>-0.018511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795.53">
                <text:p>1795.53</text:p>
              </table:table-cell>
              <table:table-cell office:value-type="float" office:value="-0.0240005">
                <text:p>-0.02400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797.07">
                <text:p>1797.07</text:p>
              </table:table-cell>
              <table:table-cell office:value-type="float" office:value="-0.0299131">
                <text:p>-0.029913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798.6">
                <text:p>1798.6</text:p>
              </table:table-cell>
              <table:table-cell office:value-type="float" office:value="-0.036367">
                <text:p>-0.0363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00.13">
                <text:p>1800.13</text:p>
              </table:table-cell>
              <table:table-cell office:value-type="float" office:value="-0.0430036">
                <text:p>-0.043003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01.67">
                <text:p>1801.67</text:p>
              </table:table-cell>
              <table:table-cell office:value-type="float" office:value="-0.0499057">
                <text:p>-0.049905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03.2">
                <text:p>1803.2</text:p>
              </table:table-cell>
              <table:table-cell office:value-type="float" office:value="-0.0569675">
                <text:p>-0.05696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04.73">
                <text:p>1804.73</text:p>
              </table:table-cell>
              <table:table-cell office:value-type="float" office:value="-0.0639153">
                <text:p>-0.063915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06.27">
                <text:p>1806.27</text:p>
              </table:table-cell>
              <table:table-cell office:value-type="float" office:value="-0.0708926">
                <text:p>-0.070892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07.8">
                <text:p>1807.8</text:p>
              </table:table-cell>
              <table:table-cell office:value-type="float" office:value="-0.0775629">
                <text:p>-0.077562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09.33">
                <text:p>1809.33</text:p>
              </table:table-cell>
              <table:table-cell office:value-type="float" office:value="-0.0838722">
                <text:p>-0.083872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10.87">
                <text:p>1810.87</text:p>
              </table:table-cell>
              <table:table-cell office:value-type="float" office:value="-0.0897799">
                <text:p>-0.089779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12.4">
                <text:p>1812.4</text:p>
              </table:table-cell>
              <table:table-cell office:value-type="float" office:value="-0.0949235">
                <text:p>-0.09492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13.93">
                <text:p>1813.93</text:p>
              </table:table-cell>
              <table:table-cell office:value-type="float" office:value="-0.0994155">
                <text:p>-0.099415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15.47">
                <text:p>1815.47</text:p>
              </table:table-cell>
              <table:table-cell office:value-type="float" office:value="-0.102993">
                <text:p>-0.10299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17">
                <text:p>1817</text:p>
              </table:table-cell>
              <table:table-cell office:value-type="float" office:value="-0.105555">
                <text:p>-0.10555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18.53">
                <text:p>1818.53</text:p>
              </table:table-cell>
              <table:table-cell office:value-type="float" office:value="-0.107246">
                <text:p>-0.10724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20.07">
                <text:p>1820.07</text:p>
              </table:table-cell>
              <table:table-cell office:value-type="float" office:value="-0.107798">
                <text:p>-0.10779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21.6">
                <text:p>1821.6</text:p>
              </table:table-cell>
              <table:table-cell office:value-type="float" office:value="-0.107456">
                <text:p>-0.10745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23.13">
                <text:p>1823.13</text:p>
              </table:table-cell>
              <table:table-cell office:value-type="float" office:value="-0.106232">
                <text:p>-0.1062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24.67">
                <text:p>1824.67</text:p>
              </table:table-cell>
              <table:table-cell office:value-type="float" office:value="-0.104047">
                <text:p>-0.10404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26.2">
                <text:p>1826.2</text:p>
              </table:table-cell>
              <table:table-cell office:value-type="float" office:value="-0.101209">
                <text:p>-0.10120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27.73">
                <text:p>1827.73</text:p>
              </table:table-cell>
              <table:table-cell office:value-type="float" office:value="-0.097525">
                <text:p>-0.0975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29.27">
                <text:p>1829.27</text:p>
              </table:table-cell>
              <table:table-cell office:value-type="float" office:value="-0.0931159">
                <text:p>-0.093115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30.8">
                <text:p>1830.8</text:p>
              </table:table-cell>
              <table:table-cell office:value-type="float" office:value="-0.0880716">
                <text:p>-0.088071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32.33">
                <text:p>1832.33</text:p>
              </table:table-cell>
              <table:table-cell office:value-type="float" office:value="-0.0822134">
                <text:p>-0.082213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33.87">
                <text:p>1833.87</text:p>
              </table:table-cell>
              <table:table-cell office:value-type="float" office:value="-0.0758434">
                <text:p>-0.07584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35.4">
                <text:p>1835.4</text:p>
              </table:table-cell>
              <table:table-cell office:value-type="float" office:value="-0.0689065">
                <text:p>-0.06890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36.93">
                <text:p>1836.93</text:p>
              </table:table-cell>
              <table:table-cell office:value-type="float" office:value="-0.0615714">
                <text:p>-0.061571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38.47">
                <text:p>1838.47</text:p>
              </table:table-cell>
              <table:table-cell office:value-type="float" office:value="-0.0541941">
                <text:p>-0.05419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40">
                <text:p>1840</text:p>
              </table:table-cell>
              <table:table-cell office:value-type="float" office:value="-0.0467542">
                <text:p>-0.04675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41.53">
                <text:p>1841.53</text:p>
              </table:table-cell>
              <table:table-cell office:value-type="float" office:value="-0.0396764">
                <text:p>-0.039676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843.07">
                <text:p>1843.07</text:p>
              </table:table-cell>
              <table:table-cell office:value-type="float" office:value="-0.0330522">
                <text:p>-0.033052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44.6">
                <text:p>1844.6</text:p>
              </table:table-cell>
              <table:table-cell office:value-type="float" office:value="-0.0268958">
                <text:p>-0.026895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46.13">
                <text:p>1846.13</text:p>
              </table:table-cell>
              <table:table-cell office:value-type="float" office:value="-0.021478">
                <text:p>-0.02147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47.67">
                <text:p>1847.67</text:p>
              </table:table-cell>
              <table:table-cell office:value-type="float" office:value="-0.0165619">
                <text:p>-0.016561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49.2">
                <text:p>1849.2</text:p>
              </table:table-cell>
              <table:table-cell office:value-type="float" office:value="-0.0122654">
                <text:p>-0.012265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50.73">
                <text:p>1850.73</text:p>
              </table:table-cell>
              <table:table-cell office:value-type="float" office:value="-0.00861116">
                <text:p>-0.0086111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52.27">
                <text:p>1852.27</text:p>
              </table:table-cell>
              <table:table-cell office:value-type="float" office:value="-0.00546036">
                <text:p>-0.0054603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53.8">
                <text:p>1853.8</text:p>
              </table:table-cell>
              <table:table-cell office:value-type="float" office:value="-0.00314665">
                <text:p>-0.0031466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55.33">
                <text:p>1855.33</text:p>
              </table:table-cell>
              <table:table-cell office:value-type="float" office:value="-0.00161645">
                <text:p>-0.001616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56.87">
                <text:p>1856.87</text:p>
              </table:table-cell>
              <table:table-cell office:value-type="float" office:value="-0.00107105">
                <text:p>-0.001071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58.4">
                <text:p>1858.4</text:p>
              </table:table-cell>
              <table:table-cell office:value-type="float" office:value="-0.00176202">
                <text:p>-0.0017620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59.93">
                <text:p>1859.93</text:p>
              </table:table-cell>
              <table:table-cell office:value-type="float" office:value="-0.00352394">
                <text:p>-0.0035239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61.47">
                <text:p>1861.47</text:p>
              </table:table-cell>
              <table:table-cell office:value-type="float" office:value="-0.00656276">
                <text:p>-0.0065627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63">
                <text:p>1863</text:p>
              </table:table-cell>
              <table:table-cell office:value-type="float" office:value="-0.010649">
                <text:p>-0.01064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64.53">
                <text:p>1864.53</text:p>
              </table:table-cell>
              <table:table-cell office:value-type="float" office:value="-0.0155253">
                <text:p>-0.015525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66.07">
                <text:p>1866.07</text:p>
              </table:table-cell>
              <table:table-cell office:value-type="float" office:value="-0.0211643">
                <text:p>-0.021164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67.6">
                <text:p>1867.6</text:p>
              </table:table-cell>
              <table:table-cell office:value-type="float" office:value="-0.027106">
                <text:p>-0.02710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869.13">
                <text:p>1869.13</text:p>
              </table:table-cell>
              <table:table-cell office:value-type="float" office:value="-0.0333433">
                <text:p>-0.033343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870.67">
                <text:p>1870.67</text:p>
              </table:table-cell>
              <table:table-cell office:value-type="float" office:value="-0.0397829">
                <text:p>-0.039782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872.2">
                <text:p>1872.2</text:p>
              </table:table-cell>
              <table:table-cell office:value-type="float" office:value="-0.0462533">
                <text:p>-0.046253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873.73">
                <text:p>1873.73</text:p>
              </table:table-cell>
              <table:table-cell office:value-type="float" office:value="-0.053006">
                <text:p>-0.05300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75.27">
                <text:p>1875.27</text:p>
              </table:table-cell>
              <table:table-cell office:value-type="float" office:value="-0.0598644">
                <text:p>-0.059864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876.8">
                <text:p>1876.8</text:p>
              </table:table-cell>
              <table:table-cell office:value-type="float" office:value="-0.0668781">
                <text:p>-0.066878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78.33">
                <text:p>1878.33</text:p>
              </table:table-cell>
              <table:table-cell office:value-type="float" office:value="-0.0740264">
                <text:p>-0.074026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79.87">
                <text:p>1879.87</text:p>
              </table:table-cell>
              <table:table-cell office:value-type="float" office:value="-0.0809137">
                <text:p>-0.080913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881.4">
                <text:p>1881.4</text:p>
              </table:table-cell>
              <table:table-cell office:value-type="float" office:value="-0.0875135">
                <text:p>-0.087513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882.93">
                <text:p>1882.93</text:p>
              </table:table-cell>
              <table:table-cell office:value-type="float" office:value="-0.0934096">
                <text:p>-0.093409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884.47">
                <text:p>1884.47</text:p>
              </table:table-cell>
              <table:table-cell office:value-type="float" office:value="-0.0983406">
                <text:p>-0.098340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886">
                <text:p>1886</text:p>
              </table:table-cell>
              <table:table-cell office:value-type="float" office:value="-0.10232">
                <text:p>-0.1023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887.53">
                <text:p>1887.53</text:p>
              </table:table-cell>
              <table:table-cell office:value-type="float" office:value="-0.105057">
                <text:p>-0.10505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889.07">
                <text:p>1889.07</text:p>
              </table:table-cell>
              <table:table-cell office:value-type="float" office:value="-0.106784">
                <text:p>-0.10678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890.6">
                <text:p>1890.6</text:p>
              </table:table-cell>
              <table:table-cell office:value-type="float" office:value="-0.107595">
                <text:p>-0.10759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892.13">
                <text:p>1892.13</text:p>
              </table:table-cell>
              <table:table-cell office:value-type="float" office:value="-0.107517">
                <text:p>-0.1075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893.67">
                <text:p>1893.67</text:p>
              </table:table-cell>
              <table:table-cell office:value-type="float" office:value="-0.106883">
                <text:p>-0.10688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895.2">
                <text:p>1895.2</text:p>
              </table:table-cell>
              <table:table-cell office:value-type="float" office:value="-0.105544">
                <text:p>-0.10554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896.73">
                <text:p>1896.73</text:p>
              </table:table-cell>
              <table:table-cell office:value-type="float" office:value="-0.103562">
                <text:p>-0.10356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98.27">
                <text:p>1898.27</text:p>
              </table:table-cell>
              <table:table-cell office:value-type="float" office:value="-0.100882">
                <text:p>-0.10088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99.8">
                <text:p>1899.8</text:p>
              </table:table-cell>
              <table:table-cell office:value-type="float" office:value="-0.0972099">
                <text:p>-0.097209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901.33">
                <text:p>1901.33</text:p>
              </table:table-cell>
              <table:table-cell office:value-type="float" office:value="-0.0926638">
                <text:p>-0.092663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902.87">
                <text:p>1902.87</text:p>
              </table:table-cell>
              <table:table-cell office:value-type="float" office:value="-0.0870677">
                <text:p>-0.087067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904.4">
                <text:p>1904.4</text:p>
              </table:table-cell>
              <table:table-cell office:value-type="float" office:value="-0.0805437">
                <text:p>-0.080543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905.93">
                <text:p>1905.93</text:p>
              </table:table-cell>
              <table:table-cell office:value-type="float" office:value="-0.0734284">
                <text:p>-0.073428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907.47">
                <text:p>1907.47</text:p>
              </table:table-cell>
              <table:table-cell office:value-type="float" office:value="-0.0657916">
                <text:p>-0.065791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09">
                <text:p>1909</text:p>
              </table:table-cell>
              <table:table-cell office:value-type="float" office:value="-0.0581537">
                <text:p>-0.058153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910.53">
                <text:p>1910.53</text:p>
              </table:table-cell>
              <table:table-cell office:value-type="float" office:value="-0.0507151">
                <text:p>-0.050715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912.07">
                <text:p>1912.07</text:p>
              </table:table-cell>
              <table:table-cell office:value-type="float" office:value="-0.043601">
                <text:p>-0.04360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913.6">
                <text:p>1913.6</text:p>
              </table:table-cell>
              <table:table-cell office:value-type="float" office:value="-0.037102">
                <text:p>-0.03710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915.13">
                <text:p>1915.13</text:p>
              </table:table-cell>
              <table:table-cell office:value-type="float" office:value="-0.0309972">
                <text:p>-0.030997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916.67">
                <text:p>1916.67</text:p>
              </table:table-cell>
              <table:table-cell office:value-type="float" office:value="-0.0253619">
                <text:p>-0.025361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918.2">
                <text:p>1918.2</text:p>
              </table:table-cell>
              <table:table-cell office:value-type="float" office:value="-0.0201353">
                <text:p>-0.020135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919.73">
                <text:p>1919.73</text:p>
              </table:table-cell>
              <table:table-cell office:value-type="float" office:value="-0.0151464">
                <text:p>-0.015146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921.27">
                <text:p>1921.27</text:p>
              </table:table-cell>
              <table:table-cell office:value-type="float" office:value="-0.0106841">
                <text:p>-0.010684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922.8">
                <text:p>1922.8</text:p>
              </table:table-cell>
              <table:table-cell office:value-type="float" office:value="-0.00671644">
                <text:p>-0.0067164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924.33">
                <text:p>1924.33</text:p>
              </table:table-cell>
              <table:table-cell office:value-type="float" office:value="-0.0035211">
                <text:p>-0.003521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925.87">
                <text:p>1925.87</text:p>
              </table:table-cell>
              <table:table-cell office:value-type="float" office:value="-0.0014369">
                <text:p>-0.00143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927.4">
                <text:p>1927.4</text:p>
              </table:table-cell>
              <table:table-cell office:value-type="float" office:value="-0.000439127">
                <text:p>-0.00043912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928.93">
                <text:p>1928.93</text:p>
              </table:table-cell>
              <table:table-cell office:value-type="float" office:value="-0.000835559">
                <text:p>-0.00083555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930.47">
                <text:p>1930.47</text:p>
              </table:table-cell>
              <table:table-cell office:value-type="float" office:value="-0.00248857">
                <text:p>-0.0024885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932">
                <text:p>1932</text:p>
              </table:table-cell>
              <table:table-cell office:value-type="float" office:value="-0.00520548">
                <text:p>-0.0052054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933.53">
                <text:p>1933.53</text:p>
              </table:table-cell>
              <table:table-cell office:value-type="float" office:value="-0.00894346">
                <text:p>-0.0089434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935.07">
                <text:p>1935.07</text:p>
              </table:table-cell>
              <table:table-cell office:value-type="float" office:value="-0.0132452">
                <text:p>-0.013245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936.6">
                <text:p>1936.6</text:p>
              </table:table-cell>
              <table:table-cell office:value-type="float" office:value="-0.0180633">
                <text:p>-0.01806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938.13">
                <text:p>1938.13</text:p>
              </table:table-cell>
              <table:table-cell office:value-type="float" office:value="-0.023259">
                <text:p>-0.02325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939.67">
                <text:p>1939.67</text:p>
              </table:table-cell>
              <table:table-cell office:value-type="float" office:value="-0.0286818">
                <text:p>-0.02868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941.2">
                <text:p>1941.2</text:p>
              </table:table-cell>
              <table:table-cell office:value-type="float" office:value="-0.0345833">
                <text:p>-0.03458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942.73">
                <text:p>1942.73</text:p>
              </table:table-cell>
              <table:table-cell office:value-type="float" office:value="-0.0408405">
                <text:p>-0.040840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944.27">
                <text:p>1944.27</text:p>
              </table:table-cell>
              <table:table-cell office:value-type="float" office:value="-0.0475814">
                <text:p>-0.047581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945.8">
                <text:p>1945.8</text:p>
              </table:table-cell>
              <table:table-cell office:value-type="float" office:value="-0.0548351">
                <text:p>-0.054835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947.33">
                <text:p>1947.33</text:p>
              </table:table-cell>
              <table:table-cell office:value-type="float" office:value="-0.0622721">
                <text:p>-0.062272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948.87">
                <text:p>1948.87</text:p>
              </table:table-cell>
              <table:table-cell office:value-type="float" office:value="-0.0698734">
                <text:p>-0.069873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950.4">
                <text:p>1950.4</text:p>
              </table:table-cell>
              <table:table-cell office:value-type="float" office:value="-0.0772052">
                <text:p>-0.077205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951.93">
                <text:p>1951.93</text:p>
              </table:table-cell>
              <table:table-cell office:value-type="float" office:value="-0.0839534">
                <text:p>-0.083953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953.47">
                <text:p>1953.47</text:p>
              </table:table-cell>
              <table:table-cell office:value-type="float" office:value="-0.0900214">
                <text:p>-0.090021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955">
                <text:p>1955</text:p>
              </table:table-cell>
              <table:table-cell office:value-type="float" office:value="-0.0950398">
                <text:p>-0.095039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956.53">
                <text:p>1956.53</text:p>
              </table:table-cell>
              <table:table-cell office:value-type="float" office:value="-0.0991285">
                <text:p>-0.099128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958.07">
                <text:p>1958.07</text:p>
              </table:table-cell>
              <table:table-cell office:value-type="float" office:value="-0.102286">
                <text:p>-0.1022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959.6">
                <text:p>1959.6</text:p>
              </table:table-cell>
              <table:table-cell office:value-type="float" office:value="-0.104521">
                <text:p>-0.10452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961.13">
                <text:p>1961.13</text:p>
              </table:table-cell>
              <table:table-cell office:value-type="float" office:value="-0.106119">
                <text:p>-0.10611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962.67">
                <text:p>1962.67</text:p>
              </table:table-cell>
              <table:table-cell office:value-type="float" office:value="-0.10695">
                <text:p>-0.1069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964.2">
                <text:p>1964.2</text:p>
              </table:table-cell>
              <table:table-cell office:value-type="float" office:value="-0.10712">
                <text:p>-0.1071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965.73">
                <text:p>1965.73</text:p>
              </table:table-cell>
              <table:table-cell office:value-type="float" office:value="-0.106584">
                <text:p>-0.10658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967.27">
                <text:p>1967.27</text:p>
              </table:table-cell>
              <table:table-cell office:value-type="float" office:value="-0.105071">
                <text:p>-0.10507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968.8">
                <text:p>1968.8</text:p>
              </table:table-cell>
              <table:table-cell office:value-type="float" office:value="-0.10269">
                <text:p>-0.102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970.33">
                <text:p>1970.33</text:p>
              </table:table-cell>
              <table:table-cell office:value-type="float" office:value="-0.0992037">
                <text:p>-0.099203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71.87">
                <text:p>1971.87</text:p>
              </table:table-cell>
              <table:table-cell office:value-type="float" office:value="-0.0946572">
                <text:p>-0.094657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973.4">
                <text:p>1973.4</text:p>
              </table:table-cell>
              <table:table-cell office:value-type="float" office:value="-0.0892765">
                <text:p>-0.08927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974.93">
                <text:p>1974.93</text:p>
              </table:table-cell>
              <table:table-cell office:value-type="float" office:value="-0.0830327">
                <text:p>-0.083032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976.47">
                <text:p>1976.47</text:p>
              </table:table-cell>
              <table:table-cell office:value-type="float" office:value="-0.0763509">
                <text:p>-0.076350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978">
                <text:p>1978</text:p>
              </table:table-cell>
              <table:table-cell office:value-type="float" office:value="-0.0693903">
                <text:p>-0.069390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979.53">
                <text:p>1979.53</text:p>
              </table:table-cell>
              <table:table-cell office:value-type="float" office:value="-0.0622879">
                <text:p>-0.062287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981.07">
                <text:p>1981.07</text:p>
              </table:table-cell>
              <table:table-cell office:value-type="float" office:value="-0.0553688">
                <text:p>-0.055368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982.6">
                <text:p>1982.6</text:p>
              </table:table-cell>
              <table:table-cell office:value-type="float" office:value="-0.0485132">
                <text:p>-0.048513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984.13">
                <text:p>1984.13</text:p>
              </table:table-cell>
              <table:table-cell office:value-type="float" office:value="-0.0418843">
                <text:p>-0.041884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985.67">
                <text:p>1985.67</text:p>
              </table:table-cell>
              <table:table-cell office:value-type="float" office:value="-0.035491">
                <text:p>-0.03549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987.2">
                <text:p>1987.2</text:p>
              </table:table-cell>
              <table:table-cell office:value-type="float" office:value="-0.0292176">
                <text:p>-0.029217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988.73">
                <text:p>1988.73</text:p>
              </table:table-cell>
              <table:table-cell office:value-type="float" office:value="-0.0233296">
                <text:p>-0.023329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990.27">
                <text:p>1990.27</text:p>
              </table:table-cell>
              <table:table-cell office:value-type="float" office:value="-0.0177639">
                <text:p>-0.017763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991.8">
                <text:p>1991.8</text:p>
              </table:table-cell>
              <table:table-cell office:value-type="float" office:value="-0.0127356">
                <text:p>-0.012735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993.33">
                <text:p>1993.33</text:p>
              </table:table-cell>
              <table:table-cell office:value-type="float" office:value="-0.00852111">
                <text:p>-0.0085211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994.87">
                <text:p>1994.87</text:p>
              </table:table-cell>
              <table:table-cell office:value-type="float" office:value="-0.00511121">
                <text:p>-0.0051112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996.4">
                <text:p>1996.4</text:p>
              </table:table-cell>
              <table:table-cell office:value-type="float" office:value="-0.00283938">
                <text:p>-0.0028393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997.93">
                <text:p>1997.93</text:p>
              </table:table-cell>
              <table:table-cell office:value-type="float" office:value="-0.00168116">
                <text:p>-0.0016811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999.47">
                <text:p>1999.47</text:p>
              </table:table-cell>
              <table:table-cell office:value-type="float" office:value="-0.00161209">
                <text:p>-0.0016120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001">
                <text:p>2001</text:p>
              </table:table-cell>
              <table:table-cell office:value-type="float" office:value="-0.00271841">
                <text:p>-0.0027184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002.53">
                <text:p>2002.53</text:p>
              </table:table-cell>
              <table:table-cell office:value-type="float" office:value="-0.00470059">
                <text:p>-0.0047005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004.07">
                <text:p>2004.07</text:p>
              </table:table-cell>
              <table:table-cell office:value-type="float" office:value="-0.00759082">
                <text:p>-0.0075908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005.6">
                <text:p>2005.6</text:p>
              </table:table-cell>
              <table:table-cell office:value-type="float" office:value="-0.0112395">
                <text:p>-0.011239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007.13">
                <text:p>2007.13</text:p>
              </table:table-cell>
              <table:table-cell office:value-type="float" office:value="-0.0154609">
                <text:p>-0.015460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008.67">
                <text:p>2008.67</text:p>
              </table:table-cell>
              <table:table-cell office:value-type="float" office:value="-0.0203933">
                <text:p>-0.020393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010.2">
                <text:p>2010.2</text:p>
              </table:table-cell>
              <table:table-cell office:value-type="float" office:value="-0.0258105">
                <text:p>-0.025810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011.73">
                <text:p>2011.73</text:p>
              </table:table-cell>
              <table:table-cell office:value-type="float" office:value="-0.0317714">
                <text:p>-0.031771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013.27">
                <text:p>2013.27</text:p>
              </table:table-cell>
              <table:table-cell office:value-type="float" office:value="-0.0382833">
                <text:p>-0.03828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014.8">
                <text:p>2014.8</text:p>
              </table:table-cell>
              <table:table-cell office:value-type="float" office:value="-0.0450908">
                <text:p>-0.045090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016.33">
                <text:p>2016.33</text:p>
              </table:table-cell>
              <table:table-cell office:value-type="float" office:value="-0.0522713">
                <text:p>-0.052271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017.87">
                <text:p>2017.87</text:p>
              </table:table-cell>
              <table:table-cell office:value-type="float" office:value="-0.0595413">
                <text:p>-0.059541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019.4">
                <text:p>2019.4</text:p>
              </table:table-cell>
              <table:table-cell office:value-type="float" office:value="-0.0667238">
                <text:p>-0.066723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020.93">
                <text:p>2020.93</text:p>
              </table:table-cell>
              <table:table-cell office:value-type="float" office:value="-0.0737681">
                <text:p>-0.073768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022.47">
                <text:p>2022.47</text:p>
              </table:table-cell>
              <table:table-cell office:value-type="float" office:value="-0.080325">
                <text:p>-0.08032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024">
                <text:p>2024</text:p>
              </table:table-cell>
              <table:table-cell office:value-type="float" office:value="-0.0864218">
                <text:p>-0.086421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025.53">
                <text:p>2025.53</text:p>
              </table:table-cell>
              <table:table-cell office:value-type="float" office:value="-0.0918894">
                <text:p>-0.091889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027.07">
                <text:p>2027.07</text:p>
              </table:table-cell>
              <table:table-cell office:value-type="float" office:value="-0.0965809">
                <text:p>-0.096580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028.6">
                <text:p>2028.6</text:p>
              </table:table-cell>
              <table:table-cell office:value-type="float" office:value="-0.100609">
                <text:p>-0.10060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030.13">
                <text:p>2030.13</text:p>
              </table:table-cell>
              <table:table-cell office:value-type="float" office:value="-0.103732">
                <text:p>-0.1037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031.67">
                <text:p>2031.67</text:p>
              </table:table-cell>
              <table:table-cell office:value-type="float" office:value="-0.106031">
                <text:p>-0.10603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033.2">
                <text:p>2033.2</text:p>
              </table:table-cell>
              <table:table-cell office:value-type="float" office:value="-0.107491">
                <text:p>-0.10749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034.73">
                <text:p>2034.73</text:p>
              </table:table-cell>
              <table:table-cell office:value-type="float" office:value="-0.107937">
                <text:p>-0.10793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036.27">
                <text:p>2036.27</text:p>
              </table:table-cell>
              <table:table-cell office:value-type="float" office:value="-0.107557">
                <text:p>-0.10755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037.8">
                <text:p>2037.8</text:p>
              </table:table-cell>
              <table:table-cell office:value-type="float" office:value="-0.106195">
                <text:p>-0.10619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039.33">
                <text:p>2039.33</text:p>
              </table:table-cell>
              <table:table-cell office:value-type="float" office:value="-0.103886">
                <text:p>-0.10388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040.87">
                <text:p>2040.87</text:p>
              </table:table-cell>
              <table:table-cell office:value-type="float" office:value="-0.100762">
                <text:p>-0.10076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042.4">
                <text:p>2042.4</text:p>
              </table:table-cell>
              <table:table-cell office:value-type="float" office:value="-0.0966781">
                <text:p>-0.096678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043.93">
                <text:p>2043.93</text:p>
              </table:table-cell>
              <table:table-cell office:value-type="float" office:value="-0.0918548">
                <text:p>-0.091854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045.47">
                <text:p>2045.47</text:p>
              </table:table-cell>
              <table:table-cell office:value-type="float" office:value="-0.0862939">
                <text:p>-0.086293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047">
                <text:p>2047</text:p>
              </table:table-cell>
              <table:table-cell office:value-type="float" office:value="-0.0800442">
                <text:p>-0.080044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048.53">
                <text:p>2048.53</text:p>
              </table:table-cell>
              <table:table-cell office:value-type="float" office:value="-0.0733811">
                <text:p>-0.073381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050.07">
                <text:p>2050.07</text:p>
              </table:table-cell>
              <table:table-cell office:value-type="float" office:value="-0.0662772">
                <text:p>-0.066277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051.6">
                <text:p>2051.6</text:p>
              </table:table-cell>
              <table:table-cell office:value-type="float" office:value="-0.0590266">
                <text:p>-0.059026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053.13">
                <text:p>2053.13</text:p>
              </table:table-cell>
              <table:table-cell office:value-type="float" office:value="-0.0517936">
                <text:p>-0.051793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054.67">
                <text:p>2054.67</text:p>
              </table:table-cell>
              <table:table-cell office:value-type="float" office:value="-0.0446249">
                <text:p>-0.044624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056.2">
                <text:p>2056.2</text:p>
              </table:table-cell>
              <table:table-cell office:value-type="float" office:value="-0.0378359">
                <text:p>-0.03783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057.73">
                <text:p>2057.73</text:p>
              </table:table-cell>
              <table:table-cell office:value-type="float" office:value="-0.0313733">
                <text:p>-0.031373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059.27">
                <text:p>2059.27</text:p>
              </table:table-cell>
              <table:table-cell office:value-type="float" office:value="-0.0253613">
                <text:p>-0.025361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060.8">
                <text:p>2060.8</text:p>
              </table:table-cell>
              <table:table-cell office:value-type="float" office:value="-0.019914">
                <text:p>-0.01991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062.33">
                <text:p>2062.33</text:p>
              </table:table-cell>
              <table:table-cell office:value-type="float" office:value="-0.0149181">
                <text:p>-0.014918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063.87">
                <text:p>2063.87</text:p>
              </table:table-cell>
              <table:table-cell office:value-type="float" office:value="-0.0105928">
                <text:p>-0.01059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065.4">
                <text:p>2065.4</text:p>
              </table:table-cell>
              <table:table-cell office:value-type="float" office:value="-0.00691146">
                <text:p>-0.0069114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066.93">
                <text:p>2066.93</text:p>
              </table:table-cell>
              <table:table-cell office:value-type="float" office:value="-0.00397103">
                <text:p>-0.0039710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068.47">
                <text:p>2068.47</text:p>
              </table:table-cell>
              <table:table-cell office:value-type="float" office:value="-0.00200578">
                <text:p>-0.0020057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070">
                <text:p>2070</text:p>
              </table:table-cell>
              <table:table-cell office:value-type="float" office:value="-0.000954917">
                <text:p>-0.00095491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071.53">
                <text:p>2071.53</text:p>
              </table:table-cell>
              <table:table-cell office:value-type="float" office:value="-0.00105475">
                <text:p>-0.0010547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073.07">
                <text:p>2073.07</text:p>
              </table:table-cell>
              <table:table-cell office:value-type="float" office:value="-0.00229202">
                <text:p>-0.0022920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074.6">
                <text:p>2074.6</text:p>
              </table:table-cell>
              <table:table-cell office:value-type="float" office:value="-0.00455569">
                <text:p>-0.0045556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076.13">
                <text:p>2076.13</text:p>
              </table:table-cell>
              <table:table-cell office:value-type="float" office:value="-0.00792386">
                <text:p>-0.0079238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077.67">
                <text:p>2077.67</text:p>
              </table:table-cell>
              <table:table-cell office:value-type="float" office:value="-0.0120855">
                <text:p>-0.01208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079.2">
                <text:p>2079.2</text:p>
              </table:table-cell>
              <table:table-cell office:value-type="float" office:value="-0.0169639">
                <text:p>-0.016963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080.73">
                <text:p>2080.73</text:p>
              </table:table-cell>
              <table:table-cell office:value-type="float" office:value="-0.022443">
                <text:p>-0.0224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082.27">
                <text:p>2082.27</text:p>
              </table:table-cell>
              <table:table-cell office:value-type="float" office:value="-0.0282618">
                <text:p>-0.028261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083.8">
                <text:p>2083.8</text:p>
              </table:table-cell>
              <table:table-cell office:value-type="float" office:value="-0.0345071">
                <text:p>-0.034507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085.33">
                <text:p>2085.33</text:p>
              </table:table-cell>
              <table:table-cell office:value-type="float" office:value="-0.0410134">
                <text:p>-0.041013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086.87">
                <text:p>2086.87</text:p>
              </table:table-cell>
              <table:table-cell office:value-type="float" office:value="-0.0477782">
                <text:p>-0.047778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088.4">
                <text:p>2088.4</text:p>
              </table:table-cell>
              <table:table-cell office:value-type="float" office:value="-0.0548597">
                <text:p>-0.054859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089.93">
                <text:p>2089.93</text:p>
              </table:table-cell>
              <table:table-cell office:value-type="float" office:value="-0.0620285">
                <text:p>-0.062028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91.47">
                <text:p>2091.47</text:p>
              </table:table-cell>
              <table:table-cell office:value-type="float" office:value="-0.0693187">
                <text:p>-0.069318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093">
                <text:p>2093</text:p>
              </table:table-cell>
              <table:table-cell office:value-type="float" office:value="-0.0764708">
                <text:p>-0.076470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094.53">
                <text:p>2094.53</text:p>
              </table:table-cell>
              <table:table-cell office:value-type="float" office:value="-0.0832132">
                <text:p>-0.08321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096.07">
                <text:p>2096.07</text:p>
              </table:table-cell>
              <table:table-cell office:value-type="float" office:value="-0.0894589">
                <text:p>-0.08945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097.6">
                <text:p>2097.6</text:p>
              </table:table-cell>
              <table:table-cell office:value-type="float" office:value="-0.0948227">
                <text:p>-0.094822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099.13">
                <text:p>2099.13</text:p>
              </table:table-cell>
              <table:table-cell office:value-type="float" office:value="-0.0992701">
                <text:p>-0.099270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100.67">
                <text:p>2100.67</text:p>
              </table:table-cell>
              <table:table-cell office:value-type="float" office:value="-0.102744">
                <text:p>-0.10274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102.2">
                <text:p>2102.2</text:p>
              </table:table-cell>
              <table:table-cell office:value-type="float" office:value="-0.105147">
                <text:p>-0.10514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103.73">
                <text:p>2103.73</text:p>
              </table:table-cell>
              <table:table-cell office:value-type="float" office:value="-0.106727">
                <text:p>-0.10672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105.27">
                <text:p>2105.27</text:p>
              </table:table-cell>
              <table:table-cell office:value-type="float" office:value="-0.107454">
                <text:p>-0.10745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106.8">
                <text:p>2106.8</text:p>
              </table:table-cell>
              <table:table-cell office:value-type="float" office:value="-0.107455">
                <text:p>-0.10745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108.33">
                <text:p>2108.33</text:p>
              </table:table-cell>
              <table:table-cell office:value-type="float" office:value="-0.106828">
                <text:p>-0.10682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109.87">
                <text:p>2109.87</text:p>
              </table:table-cell>
              <table:table-cell office:value-type="float" office:value="-0.105401">
                <text:p>-0.10540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111.4">
                <text:p>2111.4</text:p>
              </table:table-cell>
              <table:table-cell office:value-type="float" office:value="-0.103237">
                <text:p>-0.10323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112.93">
                <text:p>2112.93</text:p>
              </table:table-cell>
              <table:table-cell office:value-type="float" office:value="-0.100134">
                <text:p>-0.10013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114.47">
                <text:p>2114.47</text:p>
              </table:table-cell>
              <table:table-cell office:value-type="float" office:value="-0.0959982">
                <text:p>-0.095998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116">
                <text:p>2116</text:p>
              </table:table-cell>
              <table:table-cell office:value-type="float" office:value="-0.090931">
                <text:p>-0.09093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117.53">
                <text:p>2117.53</text:p>
              </table:table-cell>
              <table:table-cell office:value-type="float" office:value="-0.0848529">
                <text:p>-0.084852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119.07">
                <text:p>2119.07</text:p>
              </table:table-cell>
              <table:table-cell office:value-type="float" office:value="-0.0780871">
                <text:p>-0.078087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120.6">
                <text:p>2120.6</text:p>
              </table:table-cell>
              <table:table-cell office:value-type="float" office:value="-0.070859">
                <text:p>-0.07085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122.13">
                <text:p>2122.13</text:p>
              </table:table-cell>
              <table:table-cell office:value-type="float" office:value="-0.0633768">
                <text:p>-0.063376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123.67">
                <text:p>2123.67</text:p>
              </table:table-cell>
              <table:table-cell office:value-type="float" office:value="-0.0560615">
                <text:p>-0.056061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125.2">
                <text:p>2125.2</text:p>
              </table:table-cell>
              <table:table-cell office:value-type="float" office:value="-0.04895">
                <text:p>-0.0489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126.73">
                <text:p>2126.73</text:p>
              </table:table-cell>
              <table:table-cell office:value-type="float" office:value="-0.0422182">
                <text:p>-0.042218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128.27">
                <text:p>2128.27</text:p>
              </table:table-cell>
              <table:table-cell office:value-type="float" office:value="-0.0359113">
                <text:p>-0.03591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129.8">
                <text:p>2129.8</text:p>
              </table:table-cell>
              <table:table-cell office:value-type="float" office:value="-0.0298574">
                <text:p>-0.029857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131.33">
                <text:p>2131.33</text:p>
              </table:table-cell>
              <table:table-cell office:value-type="float" office:value="-0.0241746">
                <text:p>-0.02417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132.87">
                <text:p>2132.87</text:p>
              </table:table-cell>
              <table:table-cell office:value-type="float" office:value="-0.0187448">
                <text:p>-0.018744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134.4">
                <text:p>2134.4</text:p>
              </table:table-cell>
              <table:table-cell office:value-type="float" office:value="-0.013668">
                <text:p>-0.01366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135.93">
                <text:p>2135.93</text:p>
              </table:table-cell>
              <table:table-cell office:value-type="float" office:value="-0.00920559">
                <text:p>-0.0092055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137.47">
                <text:p>2137.47</text:p>
              </table:table-cell>
              <table:table-cell office:value-type="float" office:value="-0.00541702">
                <text:p>-0.0054170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139">
                <text:p>2139</text:p>
              </table:table-cell>
              <table:table-cell office:value-type="float" office:value="-0.00268739">
                <text:p>-0.0026873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140.53">
                <text:p>2140.53</text:p>
              </table:table-cell>
              <table:table-cell office:value-type="float" office:value="-0.00114821">
                <text:p>-0.0011482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142.07">
                <text:p>2142.07</text:p>
              </table:table-cell>
              <table:table-cell office:value-type="float" office:value="-0.000835366">
                <text:p>-0.00083536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143.6">
                <text:p>2143.6</text:p>
              </table:table-cell>
              <table:table-cell office:value-type="float" office:value="-0.0018724">
                <text:p>-0.001872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145.13">
                <text:p>2145.13</text:p>
              </table:table-cell>
              <table:table-cell office:value-type="float" office:value="-0.00397323">
                <text:p>-0.0039732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146.67">
                <text:p>2146.67</text:p>
              </table:table-cell>
              <table:table-cell office:value-type="float" office:value="-0.0070249">
                <text:p>-0.007024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148.2">
                <text:p>2148.2</text:p>
              </table:table-cell>
              <table:table-cell office:value-type="float" office:value="-0.0108119">
                <text:p>-0.010811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149.73">
                <text:p>2149.73</text:p>
              </table:table-cell>
              <table:table-cell office:value-type="float" office:value="-0.0150438">
                <text:p>-0.015043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151.27">
                <text:p>2151.27</text:p>
              </table:table-cell>
              <table:table-cell office:value-type="float" office:value="-0.0197595">
                <text:p>-0.019759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152.8">
                <text:p>2152.8</text:p>
              </table:table-cell>
              <table:table-cell office:value-type="float" office:value="-0.0248054">
                <text:p>-0.024805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154.33">
                <text:p>2154.33</text:p>
              </table:table-cell>
              <table:table-cell office:value-type="float" office:value="-0.0302793">
                <text:p>-0.030279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155.87">
                <text:p>2155.87</text:p>
              </table:table-cell>
              <table:table-cell office:value-type="float" office:value="-0.0363204">
                <text:p>-0.036320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157.4">
                <text:p>2157.4</text:p>
              </table:table-cell>
              <table:table-cell office:value-type="float" office:value="-0.0428329">
                <text:p>-0.042832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158.93">
                <text:p>2158.93</text:p>
              </table:table-cell>
              <table:table-cell office:value-type="float" office:value="-0.0499488">
                <text:p>-0.049948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160.47">
                <text:p>2160.47</text:p>
              </table:table-cell>
              <table:table-cell office:value-type="float" office:value="-0.0574493">
                <text:p>-0.057449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162">
                <text:p>2162</text:p>
              </table:table-cell>
              <table:table-cell office:value-type="float" office:value="-0.0650752">
                <text:p>-0.065075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163.53">
                <text:p>2163.53</text:p>
              </table:table-cell>
              <table:table-cell office:value-type="float" office:value="-0.0726522">
                <text:p>-0.07265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165.07">
                <text:p>2165.07</text:p>
              </table:table-cell>
              <table:table-cell office:value-type="float" office:value="-0.0797103">
                <text:p>-0.079710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166.6">
                <text:p>2166.6</text:p>
              </table:table-cell>
              <table:table-cell office:value-type="float" office:value="-0.0860924">
                <text:p>-0.086092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168.13">
                <text:p>2168.13</text:p>
              </table:table-cell>
              <table:table-cell office:value-type="float" office:value="-0.0916034">
                <text:p>-0.091603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169.67">
                <text:p>2169.67</text:p>
              </table:table-cell>
              <table:table-cell office:value-type="float" office:value="-0.0961012">
                <text:p>-0.096101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171.2">
                <text:p>2171.2</text:p>
              </table:table-cell>
              <table:table-cell office:value-type="float" office:value="-0.0997631">
                <text:p>-0.099763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172.73">
                <text:p>2172.73</text:p>
              </table:table-cell>
              <table:table-cell office:value-type="float" office:value="-0.102556">
                <text:p>-0.10255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174.27">
                <text:p>2174.27</text:p>
              </table:table-cell>
              <table:table-cell office:value-type="float" office:value="-0.104665">
                <text:p>-0.10466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175.8">
                <text:p>2175.8</text:p>
              </table:table-cell>
              <table:table-cell office:value-type="float" office:value="-0.106188">
                <text:p>-0.10618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177.33">
                <text:p>2177.33</text:p>
              </table:table-cell>
              <table:table-cell office:value-type="float" office:value="-0.106998">
                <text:p>-0.10699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178.87">
                <text:p>2178.87</text:p>
              </table:table-cell>
              <table:table-cell office:value-type="float" office:value="-0.107165">
                <text:p>-0.10716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180.4">
                <text:p>2180.4</text:p>
              </table:table-cell>
              <table:table-cell office:value-type="float" office:value="-0.106425">
                <text:p>-0.10642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181.93">
                <text:p>2181.93</text:p>
              </table:table-cell>
              <table:table-cell office:value-type="float" office:value="-0.104643">
                <text:p>-0.10464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183.47">
                <text:p>2183.47</text:p>
              </table:table-cell>
              <table:table-cell office:value-type="float" office:value="-0.101804">
                <text:p>-0.10180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185">
                <text:p>2185</text:p>
              </table:table-cell>
              <table:table-cell office:value-type="float" office:value="-0.0977323">
                <text:p>-0.097732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186.53">
                <text:p>2186.53</text:p>
              </table:table-cell>
              <table:table-cell office:value-type="float" office:value="-0.0926677">
                <text:p>-0.092667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188.07">
                <text:p>2188.07</text:p>
              </table:table-cell>
              <table:table-cell office:value-type="float" office:value="-0.0867548">
                <text:p>-0.086754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189.6">
                <text:p>2189.6</text:p>
              </table:table-cell>
              <table:table-cell office:value-type="float" office:value="-0.0802">
                <text:p>-0.080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191.13">
                <text:p>2191.13</text:p>
              </table:table-cell>
              <table:table-cell office:value-type="float" office:value="-0.0734206">
                <text:p>-0.073420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192.67">
                <text:p>2192.67</text:p>
              </table:table-cell>
              <table:table-cell office:value-type="float" office:value="-0.0664971">
                <text:p>-0.066497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194.2">
                <text:p>2194.2</text:p>
              </table:table-cell>
              <table:table-cell office:value-type="float" office:value="-0.0596771">
                <text:p>-0.059677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195.73">
                <text:p>2195.73</text:p>
              </table:table-cell>
              <table:table-cell office:value-type="float" office:value="-0.0530332">
                <text:p>-0.053033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197.27">
                <text:p>2197.27</text:p>
              </table:table-cell>
              <table:table-cell office:value-type="float" office:value="-0.046445">
                <text:p>-0.04644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198.8">
                <text:p>2198.8</text:p>
              </table:table-cell>
              <table:table-cell office:value-type="float" office:value="-0.0400279">
                <text:p>-0.040027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200.33">
                <text:p>2200.33</text:p>
              </table:table-cell>
              <table:table-cell office:value-type="float" office:value="-0.0336301">
                <text:p>-0.033630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201.87">
                <text:p>2201.87</text:p>
              </table:table-cell>
              <table:table-cell office:value-type="float" office:value="-0.0273257">
                <text:p>-0.027325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203.4">
                <text:p>2203.4</text:p>
              </table:table-cell>
              <table:table-cell office:value-type="float" office:value="-0.0213138">
                <text:p>-0.021313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204.93">
                <text:p>2204.93</text:p>
              </table:table-cell>
              <table:table-cell office:value-type="float" office:value="-0.0156441">
                <text:p>-0.015644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206.47">
                <text:p>2206.47</text:p>
              </table:table-cell>
              <table:table-cell office:value-type="float" office:value="-0.0107048">
                <text:p>-0.010704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208">
                <text:p>2208</text:p>
              </table:table-cell>
              <table:table-cell office:value-type="float" office:value="-0.00666828">
                <text:p>-0.0066682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209.53">
                <text:p>2209.53</text:p>
              </table:table-cell>
              <table:table-cell office:value-type="float" office:value="-0.00368879">
                <text:p>-0.0036887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211.07">
                <text:p>2211.07</text:p>
              </table:table-cell>
              <table:table-cell office:value-type="float" office:value="-0.00198359">
                <text:p>-0.0019835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212.6">
                <text:p>2212.6</text:p>
              </table:table-cell>
              <table:table-cell office:value-type="float" office:value="-0.00140731">
                <text:p>-0.0014073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214.13">
                <text:p>2214.13</text:p>
              </table:table-cell>
              <table:table-cell office:value-type="float" office:value="-0.00197513">
                <text:p>-0.0019751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215.67">
                <text:p>2215.67</text:p>
              </table:table-cell>
              <table:table-cell office:value-type="float" office:value="-0.00352208">
                <text:p>-0.0035220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217.2">
                <text:p>2217.2</text:p>
              </table:table-cell>
              <table:table-cell office:value-type="float" office:value="-0.00581873">
                <text:p>-0.0058187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218.73">
                <text:p>2218.73</text:p>
              </table:table-cell>
              <table:table-cell office:value-type="float" office:value="-0.00888405">
                <text:p>-0.0088840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220.27">
                <text:p>2220.27</text:p>
              </table:table-cell>
              <table:table-cell office:value-type="float" office:value="-0.0125079">
                <text:p>-0.012507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221.8">
                <text:p>2221.8</text:p>
              </table:table-cell>
              <table:table-cell office:value-type="float" office:value="-0.0167459">
                <text:p>-0.016745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223.33">
                <text:p>2223.33</text:p>
              </table:table-cell>
              <table:table-cell office:value-type="float" office:value="-0.0216663">
                <text:p>-0.021666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224.87">
                <text:p>2224.87</text:p>
              </table:table-cell>
              <table:table-cell office:value-type="float" office:value="-0.027165">
                <text:p>-0.02716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226.4">
                <text:p>2226.4</text:p>
              </table:table-cell>
              <table:table-cell office:value-type="float" office:value="-0.0333885">
                <text:p>-0.033388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227.93">
                <text:p>2227.93</text:p>
              </table:table-cell>
              <table:table-cell office:value-type="float" office:value="-0.0401751">
                <text:p>-0.040175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229.47">
                <text:p>2229.47</text:p>
              </table:table-cell>
              <table:table-cell office:value-type="float" office:value="-0.0473791">
                <text:p>-0.047379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231">
                <text:p>2231</text:p>
              </table:table-cell>
              <table:table-cell office:value-type="float" office:value="-0.0548969">
                <text:p>-0.054896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232.53">
                <text:p>2232.53</text:p>
              </table:table-cell>
              <table:table-cell office:value-type="float" office:value="-0.0623558">
                <text:p>-0.062355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34.07">
                <text:p>2234.07</text:p>
              </table:table-cell>
              <table:table-cell office:value-type="float" office:value="-0.0696411">
                <text:p>-0.069641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235.6">
                <text:p>2235.6</text:p>
              </table:table-cell>
              <table:table-cell office:value-type="float" office:value="-0.0765078">
                <text:p>-0.076507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237.13">
                <text:p>2237.13</text:p>
              </table:table-cell>
              <table:table-cell office:value-type="float" office:value="-0.0827672">
                <text:p>-0.082767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238.67">
                <text:p>2238.67</text:p>
              </table:table-cell>
              <table:table-cell office:value-type="float" office:value="-0.0884664">
                <text:p>-0.08846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240.2">
                <text:p>2240.2</text:p>
              </table:table-cell>
              <table:table-cell office:value-type="float" office:value="-0.0934326">
                <text:p>-0.093432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241.73">
                <text:p>2241.73</text:p>
              </table:table-cell>
              <table:table-cell office:value-type="float" office:value="-0.0977592">
                <text:p>-0.097759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243.27">
                <text:p>2243.27</text:p>
              </table:table-cell>
              <table:table-cell office:value-type="float" office:value="-0.101454">
                <text:p>-0.10145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244.8">
                <text:p>2244.8</text:p>
              </table:table-cell>
              <table:table-cell office:value-type="float" office:value="-0.104382">
                <text:p>-0.10438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246.33">
                <text:p>2246.33</text:p>
              </table:table-cell>
              <table:table-cell office:value-type="float" office:value="-0.106643">
                <text:p>-0.10664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247.87">
                <text:p>2247.87</text:p>
              </table:table-cell>
              <table:table-cell office:value-type="float" office:value="-0.108033">
                <text:p>-0.10803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249.4">
                <text:p>2249.4</text:p>
              </table:table-cell>
              <table:table-cell office:value-type="float" office:value="-0.108481">
                <text:p>-0.10848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250.93">
                <text:p>2250.93</text:p>
              </table:table-cell>
              <table:table-cell office:value-type="float" office:value="-0.10798">
                <text:p>-0.1079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252.47">
                <text:p>2252.47</text:p>
              </table:table-cell>
              <table:table-cell office:value-type="float" office:value="-0.106345">
                <text:p>-0.10634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254">
                <text:p>2254</text:p>
              </table:table-cell>
              <table:table-cell office:value-type="float" office:value="-0.103705">
                <text:p>-0.10370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255.53">
                <text:p>2255.53</text:p>
              </table:table-cell>
              <table:table-cell office:value-type="float" office:value="-0.100055">
                <text:p>-0.10005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257.07">
                <text:p>2257.07</text:p>
              </table:table-cell>
              <table:table-cell office:value-type="float" office:value="-0.0954711">
                <text:p>-0.09547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258.6">
                <text:p>2258.6</text:p>
              </table:table-cell>
              <table:table-cell office:value-type="float" office:value="-0.0901963">
                <text:p>-0.090196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260.13">
                <text:p>2260.13</text:p>
              </table:table-cell>
              <table:table-cell office:value-type="float" office:value="-0.0842442">
                <text:p>-0.084244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261.67">
                <text:p>2261.67</text:p>
              </table:table-cell>
              <table:table-cell office:value-type="float" office:value="-0.0778644">
                <text:p>-0.077864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263.2">
                <text:p>2263.2</text:p>
              </table:table-cell>
              <table:table-cell office:value-type="float" office:value="-0.0711706">
                <text:p>-0.071170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264.73">
                <text:p>2264.73</text:p>
              </table:table-cell>
              <table:table-cell office:value-type="float" office:value="-0.064201">
                <text:p>-0.06420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266.27">
                <text:p>2266.27</text:p>
              </table:table-cell>
              <table:table-cell office:value-type="float" office:value="-0.0571919">
                <text:p>-0.057191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267.8">
                <text:p>2267.8</text:p>
              </table:table-cell>
              <table:table-cell office:value-type="float" office:value="-0.050109">
                <text:p>-0.05010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269.33">
                <text:p>2269.33</text:p>
              </table:table-cell>
              <table:table-cell office:value-type="float" office:value="-0.0431066">
                <text:p>-0.043106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270.87">
                <text:p>2270.87</text:p>
              </table:table-cell>
              <table:table-cell office:value-type="float" office:value="-0.0363277">
                <text:p>-0.03632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272.4">
                <text:p>2272.4</text:p>
              </table:table-cell>
              <table:table-cell office:value-type="float" office:value="-0.0297674">
                <text:p>-0.029767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273.93">
                <text:p>2273.93</text:p>
              </table:table-cell>
              <table:table-cell office:value-type="float" office:value="-0.0236783">
                <text:p>-0.023678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275.47">
                <text:p>2275.47</text:p>
              </table:table-cell>
              <table:table-cell office:value-type="float" office:value="-0.0180854">
                <text:p>-0.018085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277">
                <text:p>2277</text:p>
              </table:table-cell>
              <table:table-cell office:value-type="float" office:value="-0.0131119">
                <text:p>-0.013111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278.53">
                <text:p>2278.53</text:p>
              </table:table-cell>
              <table:table-cell office:value-type="float" office:value="-0.00894485">
                <text:p>-0.0089448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280.07">
                <text:p>2280.07</text:p>
              </table:table-cell>
              <table:table-cell office:value-type="float" office:value="-0.0055406">
                <text:p>-0.005540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281.6">
                <text:p>2281.6</text:p>
              </table:table-cell>
              <table:table-cell office:value-type="float" office:value="-0.00310425">
                <text:p>-0.003104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283.13">
                <text:p>2283.13</text:p>
              </table:table-cell>
              <table:table-cell office:value-type="float" office:value="-0.00163748">
                <text:p>-0.0016374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284.67">
                <text:p>2284.67</text:p>
              </table:table-cell>
              <table:table-cell office:value-type="float" office:value="-0.00112779">
                <text:p>-0.0011277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286.2">
                <text:p>2286.2</text:p>
              </table:table-cell>
              <table:table-cell office:value-type="float" office:value="-0.00171643">
                <text:p>-0.0017164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287.73">
                <text:p>2287.73</text:p>
              </table:table-cell>
              <table:table-cell office:value-type="float" office:value="-0.00323568">
                <text:p>-0.0032356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289.27">
                <text:p>2289.27</text:p>
              </table:table-cell>
              <table:table-cell office:value-type="float" office:value="-0.00572367">
                <text:p>-0.0057236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290.8">
                <text:p>2290.8</text:p>
              </table:table-cell>
              <table:table-cell office:value-type="float" office:value="-0.00912297">
                <text:p>-0.0091229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292.33">
                <text:p>2292.33</text:p>
              </table:table-cell>
              <table:table-cell office:value-type="float" office:value="-0.0132383">
                <text:p>-0.013238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93.87">
                <text:p>2293.87</text:p>
              </table:table-cell>
              <table:table-cell office:value-type="float" office:value="-0.0181147">
                <text:p>-0.018114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295.4">
                <text:p>2295.4</text:p>
              </table:table-cell>
              <table:table-cell office:value-type="float" office:value="-0.0235516">
                <text:p>-0.023551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296.93">
                <text:p>2296.93</text:p>
              </table:table-cell>
              <table:table-cell office:value-type="float" office:value="-0.0294994">
                <text:p>-0.029499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298.47">
                <text:p>2298.47</text:p>
              </table:table-cell>
              <table:table-cell office:value-type="float" office:value="-0.0359444">
                <text:p>-0.035944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300">
                <text:p>2300</text:p>
              </table:table-cell>
              <table:table-cell office:value-type="float" office:value="-0.0426929">
                <text:p>-0.042692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301.53">
                <text:p>2301.53</text:p>
              </table:table-cell>
              <table:table-cell office:value-type="float" office:value="-0.0498042">
                <text:p>-0.049804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303.07">
                <text:p>2303.07</text:p>
              </table:table-cell>
              <table:table-cell office:value-type="float" office:value="-0.0570909">
                <text:p>-0.057090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304.6">
                <text:p>2304.6</text:p>
              </table:table-cell>
              <table:table-cell office:value-type="float" office:value="-0.0643994">
                <text:p>-0.064399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306.13">
                <text:p>2306.13</text:p>
              </table:table-cell>
              <table:table-cell office:value-type="float" office:value="-0.0716755">
                <text:p>-0.071675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307.67">
                <text:p>2307.67</text:p>
              </table:table-cell>
              <table:table-cell office:value-type="float" office:value="-0.0785709">
                <text:p>-0.078570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309.2">
                <text:p>2309.2</text:p>
              </table:table-cell>
              <table:table-cell office:value-type="float" office:value="-0.0850021">
                <text:p>-0.085002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310.73">
                <text:p>2310.73</text:p>
              </table:table-cell>
              <table:table-cell office:value-type="float" office:value="-0.0907814">
                <text:p>-0.090781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312.27">
                <text:p>2312.27</text:p>
              </table:table-cell>
              <table:table-cell office:value-type="float" office:value="-0.0956881">
                <text:p>-0.095688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313.8">
                <text:p>2313.8</text:p>
              </table:table-cell>
              <table:table-cell office:value-type="float" office:value="-0.0997904">
                <text:p>-0.099790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15.33">
                <text:p>2315.33</text:p>
              </table:table-cell>
              <table:table-cell office:value-type="float" office:value="-0.102953">
                <text:p>-0.10295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316.87">
                <text:p>2316.87</text:p>
              </table:table-cell>
              <table:table-cell office:value-type="float" office:value="-0.105256">
                <text:p>-0.10525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318.4">
                <text:p>2318.4</text:p>
              </table:table-cell>
              <table:table-cell office:value-type="float" office:value="-0.106789">
                <text:p>-0.1067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319.93">
                <text:p>2319.93</text:p>
              </table:table-cell>
              <table:table-cell office:value-type="float" office:value="-0.10748">
                <text:p>-0.1074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321.47">
                <text:p>2321.47</text:p>
              </table:table-cell>
              <table:table-cell office:value-type="float" office:value="-0.107473">
                <text:p>-0.10747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323">
                <text:p>2323</text:p>
              </table:table-cell>
              <table:table-cell office:value-type="float" office:value="-0.106636">
                <text:p>-0.10663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324.53">
                <text:p>2324.53</text:p>
              </table:table-cell>
              <table:table-cell office:value-type="float" office:value="-0.104917">
                <text:p>-0.10491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326.07">
                <text:p>2326.07</text:p>
              </table:table-cell>
              <table:table-cell office:value-type="float" office:value="-0.102321">
                <text:p>-0.10232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327.6">
                <text:p>2327.6</text:p>
              </table:table-cell>
              <table:table-cell office:value-type="float" office:value="-0.0986561">
                <text:p>-0.098656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329.13">
                <text:p>2329.13</text:p>
              </table:table-cell>
              <table:table-cell office:value-type="float" office:value="-0.0940555">
                <text:p>-0.094055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330.67">
                <text:p>2330.67</text:p>
              </table:table-cell>
              <table:table-cell office:value-type="float" office:value="-0.0885457">
                <text:p>-0.088545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332.2">
                <text:p>2332.2</text:p>
              </table:table-cell>
              <table:table-cell office:value-type="float" office:value="-0.0822369">
                <text:p>-0.082236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333.73">
                <text:p>2333.73</text:p>
              </table:table-cell>
              <table:table-cell office:value-type="float" office:value="-0.0754723">
                <text:p>-0.075472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335.27">
                <text:p>2335.27</text:p>
              </table:table-cell>
              <table:table-cell office:value-type="float" office:value="-0.0683508">
                <text:p>-0.068350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336.8">
                <text:p>2336.8</text:p>
              </table:table-cell>
              <table:table-cell office:value-type="float" office:value="-0.06119">
                <text:p>-0.0611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338.33">
                <text:p>2338.33</text:p>
              </table:table-cell>
              <table:table-cell office:value-type="float" office:value="-0.0541666">
                <text:p>-0.054166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339.87">
                <text:p>2339.87</text:p>
              </table:table-cell>
              <table:table-cell office:value-type="float" office:value="-0.0472872">
                <text:p>-0.047287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341.4">
                <text:p>2341.4</text:p>
              </table:table-cell>
              <table:table-cell office:value-type="float" office:value="-0.040734">
                <text:p>-0.04073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342.93">
                <text:p>2342.93</text:p>
              </table:table-cell>
              <table:table-cell office:value-type="float" office:value="-0.0343727">
                <text:p>-0.034372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344.47">
                <text:p>2344.47</text:p>
              </table:table-cell>
              <table:table-cell office:value-type="float" office:value="-0.0282395">
                <text:p>-0.028239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346">
                <text:p>2346</text:p>
              </table:table-cell>
              <table:table-cell office:value-type="float" office:value="-0.0224265">
                <text:p>-0.022426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347.53">
                <text:p>2347.53</text:p>
              </table:table-cell>
              <table:table-cell office:value-type="float" office:value="-0.0168835">
                <text:p>-0.016883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349.07">
                <text:p>2349.07</text:p>
              </table:table-cell>
              <table:table-cell office:value-type="float" office:value="-0.0119256">
                <text:p>-0.011925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350.6">
                <text:p>2350.6</text:p>
              </table:table-cell>
              <table:table-cell office:value-type="float" office:value="-0.00768468">
                <text:p>-0.0076846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352.13">
                <text:p>2352.13</text:p>
              </table:table-cell>
              <table:table-cell office:value-type="float" office:value="-0.00435664">
                <text:p>-0.0043566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353.67">
                <text:p>2353.67</text:p>
              </table:table-cell>
              <table:table-cell office:value-type="float" office:value="-0.00224912">
                <text:p>-0.0022491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55.2">
                <text:p>2355.2</text:p>
              </table:table-cell>
              <table:table-cell office:value-type="float" office:value="-0.00131108">
                <text:p>-0.0013110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356.73">
                <text:p>2356.73</text:p>
              </table:table-cell>
              <table:table-cell office:value-type="float" office:value="-0.00164591">
                <text:p>-0.0016459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358.27">
                <text:p>2358.27</text:p>
              </table:table-cell>
              <table:table-cell office:value-type="float" office:value="-0.00312743">
                <text:p>-0.0031274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59.8">
                <text:p>2359.8</text:p>
              </table:table-cell>
              <table:table-cell office:value-type="float" office:value="-0.00549509">
                <text:p>-0.0054950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361.33">
                <text:p>2361.33</text:p>
              </table:table-cell>
              <table:table-cell office:value-type="float" office:value="-0.00868537">
                <text:p>-0.0086853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362.87">
                <text:p>2362.87</text:p>
              </table:table-cell>
              <table:table-cell office:value-type="float" office:value="-0.012388">
                <text:p>-0.01238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364.4">
                <text:p>2364.4</text:p>
              </table:table-cell>
              <table:table-cell office:value-type="float" office:value="-0.016572">
                <text:p>-0.01657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365.93">
                <text:p>2365.93</text:p>
              </table:table-cell>
              <table:table-cell office:value-type="float" office:value="-0.0212519">
                <text:p>-0.02125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367.47">
                <text:p>2367.47</text:p>
              </table:table-cell>
              <table:table-cell office:value-type="float" office:value="-0.0263515">
                <text:p>-0.026351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369">
                <text:p>2369</text:p>
              </table:table-cell>
              <table:table-cell office:value-type="float" office:value="-0.0321109">
                <text:p>-0.032110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370.53">
                <text:p>2370.53</text:p>
              </table:table-cell>
              <table:table-cell office:value-type="float" office:value="-0.0384696">
                <text:p>-0.038469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372.07">
                <text:p>2372.07</text:p>
              </table:table-cell>
              <table:table-cell office:value-type="float" office:value="-0.0454058">
                <text:p>-0.045405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373.6">
                <text:p>2373.6</text:p>
              </table:table-cell>
              <table:table-cell office:value-type="float" office:value="-0.052896">
                <text:p>-0.05289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375.13">
                <text:p>2375.13</text:p>
              </table:table-cell>
              <table:table-cell office:value-type="float" office:value="-0.0605515">
                <text:p>-0.060551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376.67">
                <text:p>2376.67</text:p>
              </table:table-cell>
              <table:table-cell office:value-type="float" office:value="-0.0682024">
                <text:p>-0.068202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378.2">
                <text:p>2378.2</text:p>
              </table:table-cell>
              <table:table-cell office:value-type="float" office:value="-0.075492">
                <text:p>-0.07549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379.73">
                <text:p>2379.73</text:p>
              </table:table-cell>
              <table:table-cell office:value-type="float" office:value="-0.0820928">
                <text:p>-0.082092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381.27">
                <text:p>2381.27</text:p>
              </table:table-cell>
              <table:table-cell office:value-type="float" office:value="-0.0879601">
                <text:p>-0.087960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382.8">
                <text:p>2382.8</text:p>
              </table:table-cell>
              <table:table-cell office:value-type="float" office:value="-0.0928871">
                <text:p>-0.092887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384.33">
                <text:p>2384.33</text:p>
              </table:table-cell>
              <table:table-cell office:value-type="float" office:value="-0.0970072">
                <text:p>-0.097007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385.87">
                <text:p>2385.87</text:p>
              </table:table-cell>
              <table:table-cell office:value-type="float" office:value="-0.100419">
                <text:p>-0.10041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387.4">
                <text:p>2387.4</text:p>
              </table:table-cell>
              <table:table-cell office:value-type="float" office:value="-0.103119">
                <text:p>-0.10311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388.93">
                <text:p>2388.93</text:p>
              </table:table-cell>
              <table:table-cell office:value-type="float" office:value="-0.105322">
                <text:p>-0.10532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390.47">
                <text:p>2390.47</text:p>
              </table:table-cell>
              <table:table-cell office:value-type="float" office:value="-0.106858">
                <text:p>-0.10685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392">
                <text:p>2392</text:p>
              </table:table-cell>
              <table:table-cell office:value-type="float" office:value="-0.107657">
                <text:p>-0.10765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393.53">
                <text:p>2393.53</text:p>
              </table:table-cell>
              <table:table-cell office:value-type="float" office:value="-0.107627">
                <text:p>-0.10762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395.07">
                <text:p>2395.07</text:p>
              </table:table-cell>
              <table:table-cell office:value-type="float" office:value="-0.106436">
                <text:p>-0.10643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396.6">
                <text:p>2396.6</text:p>
              </table:table-cell>
              <table:table-cell office:value-type="float" office:value="-0.104119">
                <text:p>-0.10411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398.13">
                <text:p>2398.13</text:p>
              </table:table-cell>
              <table:table-cell office:value-type="float" office:value="-0.100579">
                <text:p>-0.10057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399.67">
                <text:p>2399.67</text:p>
              </table:table-cell>
              <table:table-cell office:value-type="float" office:value="-0.095878">
                <text:p>-0.09587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01.2">
                <text:p>2401.2</text:p>
              </table:table-cell>
              <table:table-cell office:value-type="float" office:value="-0.0903526">
                <text:p>-0.090352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402.73">
                <text:p>2402.73</text:p>
              </table:table-cell>
              <table:table-cell office:value-type="float" office:value="-0.0841145">
                <text:p>-0.084114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404.27">
                <text:p>2404.27</text:p>
              </table:table-cell>
              <table:table-cell office:value-type="float" office:value="-0.0775606">
                <text:p>-0.077560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405.8">
                <text:p>2405.8</text:p>
              </table:table-cell>
              <table:table-cell office:value-type="float" office:value="-0.0709102">
                <text:p>-0.070910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407.33">
                <text:p>2407.33</text:p>
              </table:table-cell>
              <table:table-cell office:value-type="float" office:value="-0.0642156">
                <text:p>-0.064215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408.87">
                <text:p>2408.87</text:p>
              </table:table-cell>
              <table:table-cell office:value-type="float" office:value="-0.0576854">
                <text:p>-0.057685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410.4">
                <text:p>2410.4</text:p>
              </table:table-cell>
              <table:table-cell office:value-type="float" office:value="-0.0511452">
                <text:p>-0.051145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411.93">
                <text:p>2411.93</text:p>
              </table:table-cell>
              <table:table-cell office:value-type="float" office:value="-0.044595">
                <text:p>-0.04459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413.47">
                <text:p>2413.47</text:p>
              </table:table-cell>
              <table:table-cell office:value-type="float" office:value="-0.0380557">
                <text:p>-0.038055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415">
                <text:p>2415</text:p>
              </table:table-cell>
              <table:table-cell office:value-type="float" office:value="-0.0314197">
                <text:p>-0.031419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416.53">
                <text:p>2416.53</text:p>
              </table:table-cell>
              <table:table-cell office:value-type="float" office:value="-0.0249728">
                <text:p>-0.024972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418.07">
                <text:p>2418.07</text:p>
              </table:table-cell>
              <table:table-cell office:value-type="float" office:value="-0.0188363">
                <text:p>-0.018836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419.6">
                <text:p>2419.6</text:p>
              </table:table-cell>
              <table:table-cell office:value-type="float" office:value="-0.0132744">
                <text:p>-0.013274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421.13">
                <text:p>2421.13</text:p>
              </table:table-cell>
              <table:table-cell office:value-type="float" office:value="-0.00866443">
                <text:p>-0.0086644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422.67">
                <text:p>2422.67</text:p>
              </table:table-cell>
              <table:table-cell office:value-type="float" office:value="-0.00506857">
                <text:p>-0.0050685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424.2">
                <text:p>2424.2</text:p>
              </table:table-cell>
              <table:table-cell office:value-type="float" office:value="-0.00273494">
                <text:p>-0.0027349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425.73">
                <text:p>2425.73</text:p>
              </table:table-cell>
              <table:table-cell office:value-type="float" office:value="-0.00161635">
                <text:p>-0.0016163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427.27">
                <text:p>2427.27</text:p>
              </table:table-cell>
              <table:table-cell office:value-type="float" office:value="-0.00155307">
                <text:p>-0.0015530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428.8">
                <text:p>2428.8</text:p>
              </table:table-cell>
              <table:table-cell office:value-type="float" office:value="-0.00253011">
                <text:p>-0.0025301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430.33">
                <text:p>2430.33</text:p>
              </table:table-cell>
              <table:table-cell office:value-type="float" office:value="-0.0042198">
                <text:p>-0.004219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431.87">
                <text:p>2431.87</text:p>
              </table:table-cell>
              <table:table-cell office:value-type="float" office:value="-0.00659314">
                <text:p>-0.0065931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433.4">
                <text:p>2433.4</text:p>
              </table:table-cell>
              <table:table-cell office:value-type="float" office:value="-0.00961453">
                <text:p>-0.0096145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434.93">
                <text:p>2434.93</text:p>
              </table:table-cell>
              <table:table-cell office:value-type="float" office:value="-0.0131785">
                <text:p>-0.013178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436.47">
                <text:p>2436.47</text:p>
              </table:table-cell>
              <table:table-cell office:value-type="float" office:value="-0.0175248">
                <text:p>-0.017524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438">
                <text:p>2438</text:p>
              </table:table-cell>
              <table:table-cell office:value-type="float" office:value="-0.0226013">
                <text:p>-0.022601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439.53">
                <text:p>2439.53</text:p>
              </table:table-cell>
              <table:table-cell office:value-type="float" office:value="-0.0284603">
                <text:p>-0.028460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441.07">
                <text:p>2441.07</text:p>
              </table:table-cell>
              <table:table-cell office:value-type="float" office:value="-0.0351351">
                <text:p>-0.035135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442.6">
                <text:p>2442.6</text:p>
              </table:table-cell>
              <table:table-cell office:value-type="float" office:value="-0.0423221">
                <text:p>-0.042322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444.13">
                <text:p>2444.13</text:p>
              </table:table-cell>
              <table:table-cell office:value-type="float" office:value="-0.0499332">
                <text:p>-0.049933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445.67">
                <text:p>2445.67</text:p>
              </table:table-cell>
              <table:table-cell office:value-type="float" office:value="-0.0576116">
                <text:p>-0.057611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447.2">
                <text:p>2447.2</text:p>
              </table:table-cell>
              <table:table-cell office:value-type="float" office:value="-0.0650516">
                <text:p>-0.065051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448.73">
                <text:p>2448.73</text:p>
              </table:table-cell>
              <table:table-cell office:value-type="float" office:value="-0.0721531">
                <text:p>-0.072153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450.27">
                <text:p>2450.27</text:p>
              </table:table-cell>
              <table:table-cell office:value-type="float" office:value="-0.0786055">
                <text:p>-0.07860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451.8">
                <text:p>2451.8</text:p>
              </table:table-cell>
              <table:table-cell office:value-type="float" office:value="-0.0844848">
                <text:p>-0.084484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453.33">
                <text:p>2453.33</text:p>
              </table:table-cell>
              <table:table-cell office:value-type="float" office:value="-0.0897811">
                <text:p>-0.089781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454.87">
                <text:p>2454.87</text:p>
              </table:table-cell>
              <table:table-cell office:value-type="float" office:value="-0.094433">
                <text:p>-0.0944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456.4">
                <text:p>2456.4</text:p>
              </table:table-cell>
              <table:table-cell office:value-type="float" office:value="-0.0986486">
                <text:p>-0.098648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457.93">
                <text:p>2457.93</text:p>
              </table:table-cell>
              <table:table-cell office:value-type="float" office:value="-0.10225">
                <text:p>-0.102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59.47">
                <text:p>2459.47</text:p>
              </table:table-cell>
              <table:table-cell office:value-type="float" office:value="-0.105218">
                <text:p>-0.10521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461">
                <text:p>2461</text:p>
              </table:table-cell>
              <table:table-cell office:value-type="float" office:value="-0.107489">
                <text:p>-0.10748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462.53">
                <text:p>2462.53</text:p>
              </table:table-cell>
              <table:table-cell office:value-type="float" office:value="-0.108749">
                <text:p>-0.10874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464.07">
                <text:p>2464.07</text:p>
              </table:table-cell>
              <table:table-cell office:value-type="float" office:value="-0.109024">
                <text:p>-0.10902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465.6">
                <text:p>2465.6</text:p>
              </table:table-cell>
              <table:table-cell office:value-type="float" office:value="-0.108123">
                <text:p>-0.10812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467.13">
                <text:p>2467.13</text:p>
              </table:table-cell>
              <table:table-cell office:value-type="float" office:value="-0.10602">
                <text:p>-0.1060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468.67">
                <text:p>2468.67</text:p>
              </table:table-cell>
              <table:table-cell office:value-type="float" office:value="-0.102901">
                <text:p>-0.10290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470.2">
                <text:p>2470.2</text:p>
              </table:table-cell>
              <table:table-cell office:value-type="float" office:value="-0.0987282">
                <text:p>-0.098728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471.73">
                <text:p>2471.73</text:p>
              </table:table-cell>
              <table:table-cell office:value-type="float" office:value="-0.0938182">
                <text:p>-0.093818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473.27">
                <text:p>2473.27</text:p>
              </table:table-cell>
              <table:table-cell office:value-type="float" office:value="-0.0883073">
                <text:p>-0.088307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474.8">
                <text:p>2474.8</text:p>
              </table:table-cell>
              <table:table-cell office:value-type="float" office:value="-0.0822744">
                <text:p>-0.082274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476.33">
                <text:p>2476.33</text:p>
              </table:table-cell>
              <table:table-cell office:value-type="float" office:value="-0.0760004">
                <text:p>-0.076000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477.87">
                <text:p>2477.87</text:p>
              </table:table-cell>
              <table:table-cell office:value-type="float" office:value="-0.069398">
                <text:p>-0.06939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479.4">
                <text:p>2479.4</text:p>
              </table:table-cell>
              <table:table-cell office:value-type="float" office:value="-0.0626039">
                <text:p>-0.062603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480.93">
                <text:p>2480.93</text:p>
              </table:table-cell>
              <table:table-cell office:value-type="float" office:value="-0.055694">
                <text:p>-0.05569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482.47">
                <text:p>2482.47</text:p>
              </table:table-cell>
              <table:table-cell office:value-type="float" office:value="-0.0485984">
                <text:p>-0.048598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484">
                <text:p>2484</text:p>
              </table:table-cell>
              <table:table-cell office:value-type="float" office:value="-0.0415798">
                <text:p>-0.041579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485.53">
                <text:p>2485.53</text:p>
              </table:table-cell>
              <table:table-cell office:value-type="float" office:value="-0.0346403">
                <text:p>-0.034640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487.07">
                <text:p>2487.07</text:p>
              </table:table-cell>
              <table:table-cell office:value-type="float" office:value="-0.0279728">
                <text:p>-0.027972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488.6">
                <text:p>2488.6</text:p>
              </table:table-cell>
              <table:table-cell office:value-type="float" office:value="-0.0218455">
                <text:p>-0.021845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490.13">
                <text:p>2490.13</text:p>
              </table:table-cell>
              <table:table-cell office:value-type="float" office:value="-0.0162658">
                <text:p>-0.016265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491.67">
                <text:p>2491.67</text:p>
              </table:table-cell>
              <table:table-cell office:value-type="float" office:value="-0.0115488">
                <text:p>-0.011548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493.2">
                <text:p>2493.2</text:p>
              </table:table-cell>
              <table:table-cell office:value-type="float" office:value="-0.00771581">
                <text:p>-0.0077158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494.73">
                <text:p>2494.73</text:p>
              </table:table-cell>
              <table:table-cell office:value-type="float" office:value="-0.00477984">
                <text:p>-0.0047798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496.27">
                <text:p>2496.27</text:p>
              </table:table-cell>
              <table:table-cell office:value-type="float" office:value="-0.00291068">
                <text:p>-0.0029106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497.8">
                <text:p>2497.8</text:p>
              </table:table-cell>
              <table:table-cell office:value-type="float" office:value="-0.00190423">
                <text:p>-0.0019042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499.33">
                <text:p>2499.33</text:p>
              </table:table-cell>
              <table:table-cell office:value-type="float" office:value="-0.00185161">
                <text:p>-0.0018516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500.87">
                <text:p>2500.87</text:p>
              </table:table-cell>
              <table:table-cell office:value-type="float" office:value="-0.0027175">
                <text:p>-0.002717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502.4">
                <text:p>2502.4</text:p>
              </table:table-cell>
              <table:table-cell office:value-type="float" office:value="-0.00435139">
                <text:p>-0.0043513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503.93">
                <text:p>2503.93</text:p>
              </table:table-cell>
              <table:table-cell office:value-type="float" office:value="-0.006916">
                <text:p>-0.00691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505.47">
                <text:p>2505.47</text:p>
              </table:table-cell>
              <table:table-cell office:value-type="float" office:value="-0.0102457">
                <text:p>-0.010245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507">
                <text:p>2507</text:p>
              </table:table-cell>
              <table:table-cell office:value-type="float" office:value="-0.0143756">
                <text:p>-0.014375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508.53">
                <text:p>2508.53</text:p>
              </table:table-cell>
              <table:table-cell office:value-type="float" office:value="-0.0193388">
                <text:p>-0.019338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510.07">
                <text:p>2510.07</text:p>
              </table:table-cell>
              <table:table-cell office:value-type="float" office:value="-0.0249161">
                <text:p>-0.02491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511.6">
                <text:p>2511.6</text:p>
              </table:table-cell>
              <table:table-cell office:value-type="float" office:value="-0.0311956">
                <text:p>-0.031195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513.13">
                <text:p>2513.13</text:p>
              </table:table-cell>
              <table:table-cell office:value-type="float" office:value="-0.0379448">
                <text:p>-0.037944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514.67">
                <text:p>2514.67</text:p>
              </table:table-cell>
              <table:table-cell office:value-type="float" office:value="-0.0450106">
                <text:p>-0.045010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516.2">
                <text:p>2516.2</text:p>
              </table:table-cell>
              <table:table-cell office:value-type="float" office:value="-0.0523701">
                <text:p>-0.052370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517.73">
                <text:p>2517.73</text:p>
              </table:table-cell>
              <table:table-cell office:value-type="float" office:value="-0.0596639">
                <text:p>-0.059663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519.27">
                <text:p>2519.27</text:p>
              </table:table-cell>
              <table:table-cell office:value-type="float" office:value="-0.0668891">
                <text:p>-0.066889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520.8">
                <text:p>2520.8</text:p>
              </table:table-cell>
              <table:table-cell office:value-type="float" office:value="-0.0738596">
                <text:p>-0.073859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522.33">
                <text:p>2522.33</text:p>
              </table:table-cell>
              <table:table-cell office:value-type="float" office:value="-0.0803361">
                <text:p>-0.080336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23.87">
                <text:p>2523.87</text:p>
              </table:table-cell>
              <table:table-cell office:value-type="float" office:value="-0.0863853">
                <text:p>-0.086385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525.4">
                <text:p>2525.4</text:p>
              </table:table-cell>
              <table:table-cell office:value-type="float" office:value="-0.0917358">
                <text:p>-0.091735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526.93">
                <text:p>2526.93</text:p>
              </table:table-cell>
              <table:table-cell office:value-type="float" office:value="-0.0963922">
                <text:p>-0.096392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528.47">
                <text:p>2528.47</text:p>
              </table:table-cell>
              <table:table-cell office:value-type="float" office:value="-0.100344">
                <text:p>-0.10034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530">
                <text:p>2530</text:p>
              </table:table-cell>
              <table:table-cell office:value-type="float" office:value="-0.103406">
                <text:p>-0.10340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531.53">
                <text:p>2531.53</text:p>
              </table:table-cell>
              <table:table-cell office:value-type="float" office:value="-0.105734">
                <text:p>-0.10573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533.07">
                <text:p>2533.07</text:p>
              </table:table-cell>
              <table:table-cell office:value-type="float" office:value="-0.10717">
                <text:p>-0.1071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534.6">
                <text:p>2534.6</text:p>
              </table:table-cell>
              <table:table-cell office:value-type="float" office:value="-0.107711">
                <text:p>-0.1077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536.13">
                <text:p>2536.13</text:p>
              </table:table-cell>
              <table:table-cell office:value-type="float" office:value="-0.107435">
                <text:p>-0.10743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537.67">
                <text:p>2537.67</text:p>
              </table:table-cell>
              <table:table-cell office:value-type="float" office:value="-0.106116">
                <text:p>-0.10611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539.2">
                <text:p>2539.2</text:p>
              </table:table-cell>
              <table:table-cell office:value-type="float" office:value="-0.103909">
                <text:p>-0.10390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540.73">
                <text:p>2540.73</text:p>
              </table:table-cell>
              <table:table-cell office:value-type="float" office:value="-0.100734">
                <text:p>-0.1007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542.27">
                <text:p>2542.27</text:p>
              </table:table-cell>
              <table:table-cell office:value-type="float" office:value="-0.0965571">
                <text:p>-0.096557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543.8">
                <text:p>2543.8</text:p>
              </table:table-cell>
              <table:table-cell office:value-type="float" office:value="-0.0916343">
                <text:p>-0.091634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545.33">
                <text:p>2545.33</text:p>
              </table:table-cell>
              <table:table-cell office:value-type="float" office:value="-0.0858942">
                <text:p>-0.085894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546.87">
                <text:p>2546.87</text:p>
              </table:table-cell>
              <table:table-cell office:value-type="float" office:value="-0.0796226">
                <text:p>-0.079622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548.4">
                <text:p>2548.4</text:p>
              </table:table-cell>
              <table:table-cell office:value-type="float" office:value="-0.0730067">
                <text:p>-0.073006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549.93">
                <text:p>2549.93</text:p>
              </table:table-cell>
              <table:table-cell office:value-type="float" office:value="-0.0660823">
                <text:p>-0.066082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551.47">
                <text:p>2551.47</text:p>
              </table:table-cell>
              <table:table-cell office:value-type="float" office:value="-0.0591924">
                <text:p>-0.059192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553">
                <text:p>2553</text:p>
              </table:table-cell>
              <table:table-cell office:value-type="float" office:value="-0.0522655">
                <text:p>-0.052265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554.53">
                <text:p>2554.53</text:p>
              </table:table-cell>
              <table:table-cell office:value-type="float" office:value="-0.0454204">
                <text:p>-0.045420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556.07">
                <text:p>2556.07</text:p>
              </table:table-cell>
              <table:table-cell office:value-type="float" office:value="-0.0387901">
                <text:p>-0.038790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557.6">
                <text:p>2557.6</text:p>
              </table:table-cell>
              <table:table-cell office:value-type="float" office:value="-0.0322208">
                <text:p>-0.032220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559.13">
                <text:p>2559.13</text:p>
              </table:table-cell>
              <table:table-cell office:value-type="float" office:value="-0.0259908">
                <text:p>-0.025990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560.67">
                <text:p>2560.67</text:p>
              </table:table-cell>
              <table:table-cell office:value-type="float" office:value="-0.0201106">
                <text:p>-0.020110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562.2">
                <text:p>2562.2</text:p>
              </table:table-cell>
              <table:table-cell office:value-type="float" office:value="-0.0146964">
                <text:p>-0.014696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563.73">
                <text:p>2563.73</text:p>
              </table:table-cell>
              <table:table-cell office:value-type="float" office:value="-0.0101125">
                <text:p>-0.010112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565.27">
                <text:p>2565.27</text:p>
              </table:table-cell>
              <table:table-cell office:value-type="float" office:value="-0.00633808">
                <text:p>-0.0063380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566.8">
                <text:p>2566.8</text:p>
              </table:table-cell>
              <table:table-cell office:value-type="float" office:value="-0.00367068">
                <text:p>-0.0036706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568.33">
                <text:p>2568.33</text:p>
              </table:table-cell>
              <table:table-cell office:value-type="float" office:value="-0.00218117">
                <text:p>-0.0021811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569.87">
                <text:p>2569.87</text:p>
              </table:table-cell>
              <table:table-cell office:value-type="float" office:value="-0.00175074">
                <text:p>-0.0017507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571.4">
                <text:p>2571.4</text:p>
              </table:table-cell>
              <table:table-cell office:value-type="float" office:value="-0.00250333">
                <text:p>-0.0025033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572.93">
                <text:p>2572.93</text:p>
              </table:table-cell>
              <table:table-cell office:value-type="float" office:value="-0.00412629">
                <text:p>-0.0041262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574.47">
                <text:p>2574.47</text:p>
              </table:table-cell>
              <table:table-cell office:value-type="float" office:value="-0.00655687">
                <text:p>-0.0065568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576">
                <text:p>2576</text:p>
              </table:table-cell>
              <table:table-cell office:value-type="float" office:value="-0.00973214">
                <text:p>-0.0097321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577.53">
                <text:p>2577.53</text:p>
              </table:table-cell>
              <table:table-cell office:value-type="float" office:value="-0.0133914">
                <text:p>-0.013391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579.07">
                <text:p>2579.07</text:p>
              </table:table-cell>
              <table:table-cell office:value-type="float" office:value="-0.0177295">
                <text:p>-0.017729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580.6">
                <text:p>2580.6</text:p>
              </table:table-cell>
              <table:table-cell office:value-type="float" office:value="-0.022633">
                <text:p>-0.02263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582.13">
                <text:p>2582.13</text:p>
              </table:table-cell>
              <table:table-cell office:value-type="float" office:value="-0.0281309">
                <text:p>-0.028130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583.67">
                <text:p>2583.67</text:p>
              </table:table-cell>
              <table:table-cell office:value-type="float" office:value="-0.034392">
                <text:p>-0.03439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585.2">
                <text:p>2585.2</text:p>
              </table:table-cell>
              <table:table-cell office:value-type="float" office:value="-0.0411522">
                <text:p>-0.041152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586.73">
                <text:p>2586.73</text:p>
              </table:table-cell>
              <table:table-cell office:value-type="float" office:value="-0.0484578">
                <text:p>-0.048457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588.27">
                <text:p>2588.27</text:p>
              </table:table-cell>
              <table:table-cell office:value-type="float" office:value="-0.0560612">
                <text:p>-0.056061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89.8">
                <text:p>2589.8</text:p>
              </table:table-cell>
              <table:table-cell office:value-type="float" office:value="-0.0636005">
                <text:p>-0.063600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591.33">
                <text:p>2591.33</text:p>
              </table:table-cell>
              <table:table-cell office:value-type="float" office:value="-0.0709942">
                <text:p>-0.070994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592.87">
                <text:p>2592.87</text:p>
              </table:table-cell>
              <table:table-cell office:value-type="float" office:value="-0.0778081">
                <text:p>-0.077808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594.4">
                <text:p>2594.4</text:p>
              </table:table-cell>
              <table:table-cell office:value-type="float" office:value="-0.0839786">
                <text:p>-0.083978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595.93">
                <text:p>2595.93</text:p>
              </table:table-cell>
              <table:table-cell office:value-type="float" office:value="-0.0894559">
                <text:p>-0.089455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597.47">
                <text:p>2597.47</text:p>
              </table:table-cell>
              <table:table-cell office:value-type="float" office:value="-0.0940877">
                <text:p>-0.094087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599">
                <text:p>2599</text:p>
              </table:table-cell>
              <table:table-cell office:value-type="float" office:value="-0.098143">
                <text:p>-0.09814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600.53">
                <text:p>2600.53</text:p>
              </table:table-cell>
              <table:table-cell office:value-type="float" office:value="-0.101519">
                <text:p>-0.10151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602.07">
                <text:p>2602.07</text:p>
              </table:table-cell>
              <table:table-cell office:value-type="float" office:value="-0.104282">
                <text:p>-0.10428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603.6">
                <text:p>2603.6</text:p>
              </table:table-cell>
              <table:table-cell office:value-type="float" office:value="-0.106514">
                <text:p>-0.10651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605.13">
                <text:p>2605.13</text:p>
              </table:table-cell>
              <table:table-cell office:value-type="float" office:value="-0.107888">
                <text:p>-0.10788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606.67">
                <text:p>2606.67</text:p>
              </table:table-cell>
              <table:table-cell office:value-type="float" office:value="-0.108447">
                <text:p>-0.10844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608.2">
                <text:p>2608.2</text:p>
              </table:table-cell>
              <table:table-cell office:value-type="float" office:value="-0.107932">
                <text:p>-0.10793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609.73">
                <text:p>2609.73</text:p>
              </table:table-cell>
              <table:table-cell office:value-type="float" office:value="-0.106148">
                <text:p>-0.10614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611.27">
                <text:p>2611.27</text:p>
              </table:table-cell>
              <table:table-cell office:value-type="float" office:value="-0.103247">
                <text:p>-0.10324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612.8">
                <text:p>2612.8</text:p>
              </table:table-cell>
              <table:table-cell office:value-type="float" office:value="-0.0990903">
                <text:p>-0.099090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614.33">
                <text:p>2614.33</text:p>
              </table:table-cell>
              <table:table-cell office:value-type="float" office:value="-0.0940039">
                <text:p>-0.094003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615.87">
                <text:p>2615.87</text:p>
              </table:table-cell>
              <table:table-cell office:value-type="float" office:value="-0.0882442">
                <text:p>-0.088244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617.4">
                <text:p>2617.4</text:p>
              </table:table-cell>
              <table:table-cell office:value-type="float" office:value="-0.0819403">
                <text:p>-0.081940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618.93">
                <text:p>2618.93</text:p>
              </table:table-cell>
              <table:table-cell office:value-type="float" office:value="-0.0755518">
                <text:p>-0.075551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620.47">
                <text:p>2620.47</text:p>
              </table:table-cell>
              <table:table-cell office:value-type="float" office:value="-0.0690377">
                <text:p>-0.069037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622">
                <text:p>2622</text:p>
              </table:table-cell>
              <table:table-cell office:value-type="float" office:value="-0.0625151">
                <text:p>-0.062515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623.53">
                <text:p>2623.53</text:p>
              </table:table-cell>
              <table:table-cell office:value-type="float" office:value="-0.056059">
                <text:p>-0.0560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625.07">
                <text:p>2625.07</text:p>
              </table:table-cell>
              <table:table-cell office:value-type="float" office:value="-0.0493933">
                <text:p>-0.049393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626.6">
                <text:p>2626.6</text:p>
              </table:table-cell>
              <table:table-cell office:value-type="float" office:value="-0.0426911">
                <text:p>-0.042691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628.13">
                <text:p>2628.13</text:p>
              </table:table-cell>
              <table:table-cell office:value-type="float" office:value="-0.0358681">
                <text:p>-0.035868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629.67">
                <text:p>2629.67</text:p>
              </table:table-cell>
              <table:table-cell office:value-type="float" office:value="-0.029009">
                <text:p>-0.02900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631.2">
                <text:p>2631.2</text:p>
              </table:table-cell>
              <table:table-cell office:value-type="float" office:value="-0.0225078">
                <text:p>-0.022507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632.73">
                <text:p>2632.73</text:p>
              </table:table-cell>
              <table:table-cell office:value-type="float" office:value="-0.0164334">
                <text:p>-0.016433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634.27">
                <text:p>2634.27</text:p>
              </table:table-cell>
              <table:table-cell office:value-type="float" office:value="-0.011239">
                <text:p>-0.01123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635.8">
                <text:p>2635.8</text:p>
              </table:table-cell>
              <table:table-cell office:value-type="float" office:value="-0.0071229">
                <text:p>-0.007122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637.33">
                <text:p>2637.33</text:p>
              </table:table-cell>
              <table:table-cell office:value-type="float" office:value="-0.00410194">
                <text:p>-0.0041019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638.87">
                <text:p>2638.87</text:p>
              </table:table-cell>
              <table:table-cell office:value-type="float" office:value="-0.0023982">
                <text:p>-0.002398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640.4">
                <text:p>2640.4</text:p>
              </table:table-cell>
              <table:table-cell office:value-type="float" office:value="-0.0017018">
                <text:p>-0.001701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641.93">
                <text:p>2641.93</text:p>
              </table:table-cell>
              <table:table-cell office:value-type="float" office:value="-0.00195531">
                <text:p>-0.0019553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643.47">
                <text:p>2643.47</text:p>
              </table:table-cell>
              <table:table-cell office:value-type="float" office:value="-0.00305131">
                <text:p>-0.0030513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645">
                <text:p>2645</text:p>
              </table:table-cell>
              <table:table-cell office:value-type="float" office:value="-0.0046725">
                <text:p>-0.004672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646.53">
                <text:p>2646.53</text:p>
              </table:table-cell>
              <table:table-cell office:value-type="float" office:value="-0.00701441">
                <text:p>-0.0070144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648.07">
                <text:p>2648.07</text:p>
              </table:table-cell>
              <table:table-cell office:value-type="float" office:value="-0.00996991">
                <text:p>-0.0099699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649.6">
                <text:p>2649.6</text:p>
              </table:table-cell>
              <table:table-cell office:value-type="float" office:value="-0.0136371">
                <text:p>-0.013637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651.13">
                <text:p>2651.13</text:p>
              </table:table-cell>
              <table:table-cell office:value-type="float" office:value="-0.0182753">
                <text:p>-0.018275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652.67">
                <text:p>2652.67</text:p>
              </table:table-cell>
              <table:table-cell office:value-type="float" office:value="-0.0237124">
                <text:p>-0.023712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654.2">
                <text:p>2654.2</text:p>
              </table:table-cell>
              <table:table-cell office:value-type="float" office:value="-0.0300999">
                <text:p>-0.030099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655.73">
                <text:p>2655.73</text:p>
              </table:table-cell>
              <table:table-cell office:value-type="float" office:value="-0.0372195">
                <text:p>-0.037219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657.27">
                <text:p>2657.27</text:p>
              </table:table-cell>
              <table:table-cell office:value-type="float" office:value="-0.044732">
                <text:p>-0.04473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658.8">
                <text:p>2658.8</text:p>
              </table:table-cell>
              <table:table-cell office:value-type="float" office:value="-0.0525345">
                <text:p>-0.052534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660.33">
                <text:p>2660.33</text:p>
              </table:table-cell>
              <table:table-cell office:value-type="float" office:value="-0.0600956">
                <text:p>-0.060095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661.87">
                <text:p>2661.87</text:p>
              </table:table-cell>
              <table:table-cell office:value-type="float" office:value="-0.0673048">
                <text:p>-0.067304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663.4">
                <text:p>2663.4</text:p>
              </table:table-cell>
              <table:table-cell office:value-type="float" office:value="-0.0740305">
                <text:p>-0.074030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664.93">
                <text:p>2664.93</text:p>
              </table:table-cell>
              <table:table-cell office:value-type="float" office:value="-0.0800483">
                <text:p>-0.080048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666.47">
                <text:p>2666.47</text:p>
              </table:table-cell>
              <table:table-cell office:value-type="float" office:value="-0.0856355">
                <text:p>-0.085635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668">
                <text:p>2668</text:p>
              </table:table-cell>
              <table:table-cell office:value-type="float" office:value="-0.0906737">
                <text:p>-0.090673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669.53">
                <text:p>2669.53</text:p>
              </table:table-cell>
              <table:table-cell office:value-type="float" office:value="-0.0952571">
                <text:p>-0.095257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671.07">
                <text:p>2671.07</text:p>
              </table:table-cell>
              <table:table-cell office:value-type="float" office:value="-0.0995152">
                <text:p>-0.099515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672.6">
                <text:p>2672.6</text:p>
              </table:table-cell>
              <table:table-cell office:value-type="float" office:value="-0.103129">
                <text:p>-0.10312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674.13">
                <text:p>2674.13</text:p>
              </table:table-cell>
              <table:table-cell office:value-type="float" office:value="-0.106152">
                <text:p>-0.10615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675.67">
                <text:p>2675.67</text:p>
              </table:table-cell>
              <table:table-cell office:value-type="float" office:value="-0.108284">
                <text:p>-0.10828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677.2">
                <text:p>2677.2</text:p>
              </table:table-cell>
              <table:table-cell office:value-type="float" office:value="-0.109261">
                <text:p>-0.10926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678.73">
                <text:p>2678.73</text:p>
              </table:table-cell>
              <table:table-cell office:value-type="float" office:value="-0.109141">
                <text:p>-0.10914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680.27">
                <text:p>2680.27</text:p>
              </table:table-cell>
              <table:table-cell office:value-type="float" office:value="-0.107651">
                <text:p>-0.10765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681.8">
                <text:p>2681.8</text:p>
              </table:table-cell>
              <table:table-cell office:value-type="float" office:value="-0.105019">
                <text:p>-0.10501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683.33">
                <text:p>2683.33</text:p>
              </table:table-cell>
              <table:table-cell office:value-type="float" office:value="-0.101395">
                <text:p>-0.10139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684.87">
                <text:p>2684.87</text:p>
              </table:table-cell>
              <table:table-cell office:value-type="float" office:value="-0.0968423">
                <text:p>-0.096842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686.4">
                <text:p>2686.4</text:p>
              </table:table-cell>
              <table:table-cell office:value-type="float" office:value="-0.0918149">
                <text:p>-0.091814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687.93">
                <text:p>2687.93</text:p>
              </table:table-cell>
              <table:table-cell office:value-type="float" office:value="-0.0862801">
                <text:p>-0.086280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689.47">
                <text:p>2689.47</text:p>
              </table:table-cell>
              <table:table-cell office:value-type="float" office:value="-0.0804179">
                <text:p>-0.080417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691">
                <text:p>2691</text:p>
              </table:table-cell>
              <table:table-cell office:value-type="float" office:value="-0.0743587">
                <text:p>-0.074358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92.53">
                <text:p>2692.53</text:p>
              </table:table-cell>
              <table:table-cell office:value-type="float" office:value="-0.0678777">
                <text:p>-0.067877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694.07">
                <text:p>2694.07</text:p>
              </table:table-cell>
              <table:table-cell office:value-type="float" office:value="-0.0611856">
                <text:p>-0.061185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695.6">
                <text:p>2695.6</text:p>
              </table:table-cell>
              <table:table-cell office:value-type="float" office:value="-0.0541653">
                <text:p>-0.054165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697.13">
                <text:p>2697.13</text:p>
              </table:table-cell>
              <table:table-cell office:value-type="float" office:value="-0.0468792">
                <text:p>-0.046879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698.67">
                <text:p>2698.67</text:p>
              </table:table-cell>
              <table:table-cell office:value-type="float" office:value="-0.0396533">
                <text:p>-0.039653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700.2">
                <text:p>2700.2</text:p>
              </table:table-cell>
              <table:table-cell office:value-type="float" office:value="-0.032474">
                <text:p>-0.03247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701.73">
                <text:p>2701.73</text:p>
              </table:table-cell>
              <table:table-cell office:value-type="float" office:value="-0.0257911">
                <text:p>-0.025791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703.27">
                <text:p>2703.27</text:p>
              </table:table-cell>
              <table:table-cell office:value-type="float" office:value="-0.0197839">
                <text:p>-0.019783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704.8">
                <text:p>2704.8</text:p>
              </table:table-cell>
              <table:table-cell office:value-type="float" office:value="-0.0145221">
                <text:p>-0.014522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706.33">
                <text:p>2706.33</text:p>
              </table:table-cell>
              <table:table-cell office:value-type="float" office:value="-0.0103487">
                <text:p>-0.010348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707.87">
                <text:p>2707.87</text:p>
              </table:table-cell>
              <table:table-cell office:value-type="float" office:value="-0.00704861">
                <text:p>-0.0070486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709.4">
                <text:p>2709.4</text:p>
              </table:table-cell>
              <table:table-cell office:value-type="float" office:value="-0.00470334">
                <text:p>-0.0047033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710.93">
                <text:p>2710.93</text:p>
              </table:table-cell>
              <table:table-cell office:value-type="float" office:value="-0.00330167">
                <text:p>-0.0033016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712.47">
                <text:p>2712.47</text:p>
              </table:table-cell>
              <table:table-cell office:value-type="float" office:value="-0.00256776">
                <text:p>-0.0025677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714">
                <text:p>2714</text:p>
              </table:table-cell>
              <table:table-cell office:value-type="float" office:value="-0.00271564">
                <text:p>-0.0027156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715.53">
                <text:p>2715.53</text:p>
              </table:table-cell>
              <table:table-cell office:value-type="float" office:value="-0.00358176">
                <text:p>-0.0035817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717.07">
                <text:p>2717.07</text:p>
              </table:table-cell>
              <table:table-cell office:value-type="float" office:value="-0.00522457">
                <text:p>-0.0052245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718.6">
                <text:p>2718.6</text:p>
              </table:table-cell>
              <table:table-cell office:value-type="float" office:value="-0.00785401">
                <text:p>-0.0078540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720.13">
                <text:p>2720.13</text:p>
              </table:table-cell>
              <table:table-cell office:value-type="float" office:value="-0.011274">
                <text:p>-0.01127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721.67">
                <text:p>2721.67</text:p>
              </table:table-cell>
              <table:table-cell office:value-type="float" office:value="-0.0157112">
                <text:p>-0.015711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723.2">
                <text:p>2723.2</text:p>
              </table:table-cell>
              <table:table-cell office:value-type="float" office:value="-0.0210161">
                <text:p>-0.021016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724.73">
                <text:p>2724.73</text:p>
              </table:table-cell>
              <table:table-cell office:value-type="float" office:value="-0.026988">
                <text:p>-0.02698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726.27">
                <text:p>2726.27</text:p>
              </table:table-cell>
              <table:table-cell office:value-type="float" office:value="-0.0336871">
                <text:p>-0.033687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27.8">
                <text:p>2727.8</text:p>
              </table:table-cell>
              <table:table-cell office:value-type="float" office:value="-0.0406577">
                <text:p>-0.040657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729.33">
                <text:p>2729.33</text:p>
              </table:table-cell>
              <table:table-cell office:value-type="float" office:value="-0.0478654">
                <text:p>-0.047865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730.87">
                <text:p>2730.87</text:p>
              </table:table-cell>
              <table:table-cell office:value-type="float" office:value="-0.0551578">
                <text:p>-0.055157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732.4">
                <text:p>2732.4</text:p>
              </table:table-cell>
              <table:table-cell office:value-type="float" office:value="-0.0621995">
                <text:p>-0.062199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733.93">
                <text:p>2733.93</text:p>
              </table:table-cell>
              <table:table-cell office:value-type="float" office:value="-0.0691508">
                <text:p>-0.069150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735.47">
                <text:p>2735.47</text:p>
              </table:table-cell>
              <table:table-cell office:value-type="float" office:value="-0.075724">
                <text:p>-0.07572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737">
                <text:p>2737</text:p>
              </table:table-cell>
              <table:table-cell office:value-type="float" office:value="-0.081894">
                <text:p>-0.08189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738.53">
                <text:p>2738.53</text:p>
              </table:table-cell>
              <table:table-cell office:value-type="float" office:value="-0.0877251">
                <text:p>-0.087725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740.07">
                <text:p>2740.07</text:p>
              </table:table-cell>
              <table:table-cell office:value-type="float" office:value="-0.0928901">
                <text:p>-0.092890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741.6">
                <text:p>2741.6</text:p>
              </table:table-cell>
              <table:table-cell office:value-type="float" office:value="-0.0975305">
                <text:p>-0.097530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743.13">
                <text:p>2743.13</text:p>
              </table:table-cell>
              <table:table-cell office:value-type="float" office:value="-0.101426">
                <text:p>-0.10142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744.67">
                <text:p>2744.67</text:p>
              </table:table-cell>
              <table:table-cell office:value-type="float" office:value="-0.104419">
                <text:p>-0.10441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746.2">
                <text:p>2746.2</text:p>
              </table:table-cell>
              <table:table-cell office:value-type="float" office:value="-0.10663">
                <text:p>-0.1066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747.73">
                <text:p>2747.73</text:p>
              </table:table-cell>
              <table:table-cell office:value-type="float" office:value="-0.107739">
                <text:p>-0.10773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749.27">
                <text:p>2749.27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50.8">
                <text:p>2750.8</text:p>
              </table:table-cell>
              <table:table-cell office:value-type="float" office:value="-0.107089">
                <text:p>-0.10708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752.33">
                <text:p>2752.33</text:p>
              </table:table-cell>
              <table:table-cell office:value-type="float" office:value="-0.105174">
                <text:p>-0.10517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753.87">
                <text:p>2753.87</text:p>
              </table:table-cell>
              <table:table-cell office:value-type="float" office:value="-0.102466">
                <text:p>-0.10246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755.4">
                <text:p>2755.4</text:p>
              </table:table-cell>
              <table:table-cell office:value-type="float" office:value="-0.0988013">
                <text:p>-0.098801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756.93">
                <text:p>2756.93</text:p>
              </table:table-cell>
              <table:table-cell office:value-type="float" office:value="-0.094353">
                <text:p>-0.09435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758.47">
                <text:p>2758.47</text:p>
              </table:table-cell>
              <table:table-cell office:value-type="float" office:value="-0.0893112">
                <text:p>-0.089311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760">
                <text:p>2760</text:p>
              </table:table-cell>
              <table:table-cell office:value-type="float" office:value="-0.0835448">
                <text:p>-0.083544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761.53">
                <text:p>2761.53</text:p>
              </table:table-cell>
              <table:table-cell office:value-type="float" office:value="-0.0774192">
                <text:p>-0.077419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763.07">
                <text:p>2763.07</text:p>
              </table:table-cell>
              <table:table-cell office:value-type="float" office:value="-0.070883">
                <text:p>-0.07088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764.6">
                <text:p>2764.6</text:p>
              </table:table-cell>
              <table:table-cell office:value-type="float" office:value="-0.0640264">
                <text:p>-0.064026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766.13">
                <text:p>2766.13</text:p>
              </table:table-cell>
              <table:table-cell office:value-type="float" office:value="-0.0571381">
                <text:p>-0.057138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767.67">
                <text:p>2767.67</text:p>
              </table:table-cell>
              <table:table-cell office:value-type="float" office:value="-0.050043">
                <text:p>-0.05004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769.2">
                <text:p>2769.2</text:p>
              </table:table-cell>
              <table:table-cell office:value-type="float" office:value="-0.0430643">
                <text:p>-0.043064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770.73">
                <text:p>2770.73</text:p>
              </table:table-cell>
              <table:table-cell office:value-type="float" office:value="-0.0362472">
                <text:p>-0.036247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772.27">
                <text:p>2772.27</text:p>
              </table:table-cell>
              <table:table-cell office:value-type="float" office:value="-0.0295702">
                <text:p>-0.029570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773.8">
                <text:p>2773.8</text:p>
              </table:table-cell>
              <table:table-cell office:value-type="float" office:value="-0.023433">
                <text:p>-0.02343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775.33">
                <text:p>2775.33</text:p>
              </table:table-cell>
              <table:table-cell office:value-type="float" office:value="-0.0177253">
                <text:p>-0.017725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776.87">
                <text:p>2776.87</text:p>
              </table:table-cell>
              <table:table-cell office:value-type="float" office:value="-0.0127202">
                <text:p>-0.012720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778.4">
                <text:p>2778.4</text:p>
              </table:table-cell>
              <table:table-cell office:value-type="float" office:value="-0.00863412">
                <text:p>-0.0086341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779.93">
                <text:p>2779.93</text:p>
              </table:table-cell>
              <table:table-cell office:value-type="float" office:value="-0.00536083">
                <text:p>-0.0053608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781.47">
                <text:p>2781.47</text:p>
              </table:table-cell>
              <table:table-cell office:value-type="float" office:value="-0.00323918">
                <text:p>-0.0032391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783">
                <text:p>2783</text:p>
              </table:table-cell>
              <table:table-cell office:value-type="float" office:value="-0.00210948">
                <text:p>-0.0021094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784.53">
                <text:p>2784.53</text:p>
              </table:table-cell>
              <table:table-cell office:value-type="float" office:value="-0.00195971">
                <text:p>-0.0019597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786.07">
                <text:p>2786.07</text:p>
              </table:table-cell>
              <table:table-cell office:value-type="float" office:value="-0.00288385">
                <text:p>-0.0028838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787.6">
                <text:p>2787.6</text:p>
              </table:table-cell>
              <table:table-cell office:value-type="float" office:value="-0.00453189">
                <text:p>-0.0045318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789.13">
                <text:p>2789.13</text:p>
              </table:table-cell>
              <table:table-cell office:value-type="float" office:value="-0.0070649">
                <text:p>-0.007064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790.67">
                <text:p>2790.67</text:p>
              </table:table-cell>
              <table:table-cell office:value-type="float" office:value="-0.0103262">
                <text:p>-0.010326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792.2">
                <text:p>2792.2</text:p>
              </table:table-cell>
              <table:table-cell office:value-type="float" office:value="-0.0141884">
                <text:p>-0.014188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793.73">
                <text:p>2793.73</text:p>
              </table:table-cell>
              <table:table-cell office:value-type="float" office:value="-0.0188978">
                <text:p>-0.018897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795.27">
                <text:p>2795.27</text:p>
              </table:table-cell>
              <table:table-cell office:value-type="float" office:value="-0.0241821">
                <text:p>-0.024182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796.8">
                <text:p>2796.8</text:p>
              </table:table-cell>
              <table:table-cell office:value-type="float" office:value="-0.030181">
                <text:p>-0.03018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798.33">
                <text:p>2798.33</text:p>
              </table:table-cell>
              <table:table-cell office:value-type="float" office:value="-0.0368627">
                <text:p>-0.036862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799.87">
                <text:p>2799.87</text:p>
              </table:table-cell>
              <table:table-cell office:value-type="float" office:value="-0.0439004">
                <text:p>-0.043900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801.4">
                <text:p>2801.4</text:p>
              </table:table-cell>
              <table:table-cell office:value-type="float" office:value="-0.0513811">
                <text:p>-0.051381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802.93">
                <text:p>2802.93</text:p>
              </table:table-cell>
              <table:table-cell office:value-type="float" office:value="-0.0588686">
                <text:p>-0.058868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804.47">
                <text:p>2804.47</text:p>
              </table:table-cell>
              <table:table-cell office:value-type="float" office:value="-0.0661785">
                <text:p>-0.066178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806">
                <text:p>2806</text:p>
              </table:table-cell>
              <table:table-cell office:value-type="float" office:value="-0.0732314">
                <text:p>-0.073231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807.53">
                <text:p>2807.53</text:p>
              </table:table-cell>
              <table:table-cell office:value-type="float" office:value="-0.0796212">
                <text:p>-0.079621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809.07">
                <text:p>2809.07</text:p>
              </table:table-cell>
              <table:table-cell office:value-type="float" office:value="-0.0855198">
                <text:p>-0.085519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810.6">
                <text:p>2810.6</text:p>
              </table:table-cell>
              <table:table-cell office:value-type="float" office:value="-0.0907702">
                <text:p>-0.090770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812.13">
                <text:p>2812.13</text:p>
              </table:table-cell>
              <table:table-cell office:value-type="float" office:value="-0.0953382">
                <text:p>-0.095338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813.67">
                <text:p>2813.67</text:p>
              </table:table-cell>
              <table:table-cell office:value-type="float" office:value="-0.0994713">
                <text:p>-0.099471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15.2">
                <text:p>2815.2</text:p>
              </table:table-cell>
              <table:table-cell office:value-type="float" office:value="-0.102879">
                <text:p>-0.10287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816.73">
                <text:p>2816.73</text:p>
              </table:table-cell>
              <table:table-cell office:value-type="float" office:value="-0.105702">
                <text:p>-0.10570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818.27">
                <text:p>2818.27</text:p>
              </table:table-cell>
              <table:table-cell office:value-type="float" office:value="-0.107804">
                <text:p>-0.10780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819.8">
                <text:p>2819.8</text:p>
              </table:table-cell>
              <table:table-cell office:value-type="float" office:value="-0.108854">
                <text:p>-0.10885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821.33">
                <text:p>2821.33</text:p>
              </table:table-cell>
              <table:table-cell office:value-type="float" office:value="-0.108976">
                <text:p>-0.10897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822.87">
                <text:p>2822.87</text:p>
              </table:table-cell>
              <table:table-cell office:value-type="float" office:value="-0.107815">
                <text:p>-0.10781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824.4">
                <text:p>2824.4</text:p>
              </table:table-cell>
              <table:table-cell office:value-type="float" office:value="-0.105434">
                <text:p>-0.10543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825.93">
                <text:p>2825.93</text:p>
              </table:table-cell>
              <table:table-cell office:value-type="float" office:value="-0.102006">
                <text:p>-0.10200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827.47">
                <text:p>2827.47</text:p>
              </table:table-cell>
              <table:table-cell office:value-type="float" office:value="-0.097443">
                <text:p>-0.09744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829">
                <text:p>2829</text:p>
              </table:table-cell>
              <table:table-cell office:value-type="float" office:value="-0.0922457">
                <text:p>-0.092245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830.53">
                <text:p>2830.53</text:p>
              </table:table-cell>
              <table:table-cell office:value-type="float" office:value="-0.0864844">
                <text:p>-0.086484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832.07">
                <text:p>2832.07</text:p>
              </table:table-cell>
              <table:table-cell office:value-type="float" office:value="-0.08034">
                <text:p>-0.0803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833.6">
                <text:p>2833.6</text:p>
              </table:table-cell>
              <table:table-cell office:value-type="float" office:value="-0.0741555">
                <text:p>-0.074155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835.13">
                <text:p>2835.13</text:p>
              </table:table-cell>
              <table:table-cell office:value-type="float" office:value="-0.0676951">
                <text:p>-0.067695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836.67">
                <text:p>2836.67</text:p>
              </table:table-cell>
              <table:table-cell office:value-type="float" office:value="-0.061175">
                <text:p>-0.06117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838.2">
                <text:p>2838.2</text:p>
              </table:table-cell>
              <table:table-cell office:value-type="float" office:value="-0.0545086">
                <text:p>-0.054508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839.73">
                <text:p>2839.73</text:p>
              </table:table-cell>
              <table:table-cell office:value-type="float" office:value="-0.0475268">
                <text:p>-0.047526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841.27">
                <text:p>2841.27</text:p>
              </table:table-cell>
              <table:table-cell office:value-type="float" office:value="-0.0405471">
                <text:p>-0.040547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842.8">
                <text:p>2842.8</text:p>
              </table:table-cell>
              <table:table-cell office:value-type="float" office:value="-0.0334468">
                <text:p>-0.033446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844.33">
                <text:p>2844.33</text:p>
              </table:table-cell>
              <table:table-cell office:value-type="float" office:value="-0.026565">
                <text:p>-0.02656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845.87">
                <text:p>2845.87</text:p>
              </table:table-cell>
              <table:table-cell office:value-type="float" office:value="-0.0202436">
                <text:p>-0.020243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847.4">
                <text:p>2847.4</text:p>
              </table:table-cell>
              <table:table-cell office:value-type="float" office:value="-0.0145345">
                <text:p>-0.014534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848.93">
                <text:p>2848.93</text:p>
              </table:table-cell>
              <table:table-cell office:value-type="float" office:value="-0.00993545">
                <text:p>-0.0099354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850.47">
                <text:p>2850.47</text:p>
              </table:table-cell>
              <table:table-cell office:value-type="float" office:value="-0.00638007">
                <text:p>-0.0063800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852">
                <text:p>2852</text:p>
              </table:table-cell>
              <table:table-cell office:value-type="float" office:value="-0.00390941">
                <text:p>-0.0039094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853.53">
                <text:p>2853.53</text:p>
              </table:table-cell>
              <table:table-cell office:value-type="float" office:value="-0.00261414">
                <text:p>-0.0026141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855.07">
                <text:p>2855.07</text:p>
              </table:table-cell>
              <table:table-cell office:value-type="float" office:value="-0.0020729">
                <text:p>-0.002072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856.6">
                <text:p>2856.6</text:p>
              </table:table-cell>
              <table:table-cell office:value-type="float" office:value="-0.00239488">
                <text:p>-0.0023948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858.13">
                <text:p>2858.13</text:p>
              </table:table-cell>
              <table:table-cell office:value-type="float" office:value="-0.00338558">
                <text:p>-0.0033855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859.67">
                <text:p>2859.67</text:p>
              </table:table-cell>
              <table:table-cell office:value-type="float" office:value="-0.00491172">
                <text:p>-0.0049117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861.2">
                <text:p>2861.2</text:p>
              </table:table-cell>
              <table:table-cell office:value-type="float" office:value="-0.00729179">
                <text:p>-0.0072917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862.73">
                <text:p>2862.73</text:p>
              </table:table-cell>
              <table:table-cell office:value-type="float" office:value="-0.0103654">
                <text:p>-0.010365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864.27">
                <text:p>2864.27</text:p>
              </table:table-cell>
              <table:table-cell office:value-type="float" office:value="-0.0144059">
                <text:p>-0.014405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865.8">
                <text:p>2865.8</text:p>
              </table:table-cell>
              <table:table-cell office:value-type="float" office:value="-0.0195086">
                <text:p>-0.019508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867.33">
                <text:p>2867.33</text:p>
              </table:table-cell>
              <table:table-cell office:value-type="float" office:value="-0.025444">
                <text:p>-0.02544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868.87">
                <text:p>2868.87</text:p>
              </table:table-cell>
              <table:table-cell office:value-type="float" office:value="-0.032337">
                <text:p>-0.03233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870.4">
                <text:p>2870.4</text:p>
              </table:table-cell>
              <table:table-cell office:value-type="float" office:value="-0.0397133">
                <text:p>-0.039713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871.93">
                <text:p>2871.93</text:p>
              </table:table-cell>
              <table:table-cell office:value-type="float" office:value="-0.0473257">
                <text:p>-0.047325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873.47">
                <text:p>2873.47</text:p>
              </table:table-cell>
              <table:table-cell office:value-type="float" office:value="-0.0549896">
                <text:p>-0.054989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875">
                <text:p>2875</text:p>
              </table:table-cell>
              <table:table-cell office:value-type="float" office:value="-0.0621844">
                <text:p>-0.062184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876.53">
                <text:p>2876.53</text:p>
              </table:table-cell>
              <table:table-cell office:value-type="float" office:value="-0.0690312">
                <text:p>-0.069031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878.07">
                <text:p>2878.07</text:p>
              </table:table-cell>
              <table:table-cell office:value-type="float" office:value="-0.0753383">
                <text:p>-0.075338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879.6">
                <text:p>2879.6</text:p>
              </table:table-cell>
              <table:table-cell office:value-type="float" office:value="-0.081084">
                <text:p>-0.08108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881.13">
                <text:p>2881.13</text:p>
              </table:table-cell>
              <table:table-cell office:value-type="float" office:value="-0.086585">
                <text:p>-0.08658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882.67">
                <text:p>2882.67</text:p>
              </table:table-cell>
              <table:table-cell office:value-type="float" office:value="-0.0916064">
                <text:p>-0.091606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884.2">
                <text:p>2884.2</text:p>
              </table:table-cell>
              <table:table-cell office:value-type="float" office:value="-0.0963429">
                <text:p>-0.096342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885.73">
                <text:p>2885.73</text:p>
              </table:table-cell>
              <table:table-cell office:value-type="float" office:value="-0.100679">
                <text:p>-0.10067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887.27">
                <text:p>2887.27</text:p>
              </table:table-cell>
              <table:table-cell office:value-type="float" office:value="-0.104251">
                <text:p>-0.10425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888.8">
                <text:p>2888.8</text:p>
              </table:table-cell>
              <table:table-cell office:value-type="float" office:value="-0.107112">
                <text:p>-0.10711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890.33">
                <text:p>2890.33</text:p>
              </table:table-cell>
              <table:table-cell office:value-type="float" office:value="-0.108788">
                <text:p>-0.10878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891.87">
                <text:p>2891.87</text:p>
              </table:table-cell>
              <table:table-cell office:value-type="float" office:value="-0.109223">
                <text:p>-0.10922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893.4">
                <text:p>2893.4</text:p>
              </table:table-cell>
              <table:table-cell office:value-type="float" office:value="-0.108471">
                <text:p>-0.10847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894.93">
                <text:p>2894.93</text:p>
              </table:table-cell>
              <table:table-cell office:value-type="float" office:value="-0.106346">
                <text:p>-0.10634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896.47">
                <text:p>2896.47</text:p>
              </table:table-cell>
              <table:table-cell office:value-type="float" office:value="-0.1033">
                <text:p>-0.103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898">
                <text:p>2898</text:p>
              </table:table-cell>
              <table:table-cell office:value-type="float" office:value="-0.0993801">
                <text:p>-0.099380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899.53">
                <text:p>2899.53</text:p>
              </table:table-cell>
              <table:table-cell office:value-type="float" office:value="-0.0947816">
                <text:p>-0.094781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901.07">
                <text:p>2901.07</text:p>
              </table:table-cell>
              <table:table-cell office:value-type="float" office:value="-0.0898826">
                <text:p>-0.089882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902.6">
                <text:p>2902.6</text:p>
              </table:table-cell>
              <table:table-cell office:value-type="float" office:value="-0.0844796">
                <text:p>-0.084479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904.13">
                <text:p>2904.13</text:p>
              </table:table-cell>
              <table:table-cell office:value-type="float" office:value="-0.0788106">
                <text:p>-0.078810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905.67">
                <text:p>2905.67</text:p>
              </table:table-cell>
              <table:table-cell office:value-type="float" office:value="-0.0727783">
                <text:p>-0.072778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907.2">
                <text:p>2907.2</text:p>
              </table:table-cell>
              <table:table-cell office:value-type="float" office:value="-0.0661958">
                <text:p>-0.066195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908.73">
                <text:p>2908.73</text:p>
              </table:table-cell>
              <table:table-cell office:value-type="float" office:value="-0.0593274">
                <text:p>-0.059327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910.27">
                <text:p>2910.27</text:p>
              </table:table-cell>
              <table:table-cell office:value-type="float" office:value="-0.0519827">
                <text:p>-0.051982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911.8">
                <text:p>2911.8</text:p>
              </table:table-cell>
              <table:table-cell office:value-type="float" office:value="-0.0444747">
                <text:p>-0.044474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913.33">
                <text:p>2913.33</text:p>
              </table:table-cell>
              <table:table-cell office:value-type="float" office:value="-0.0371053">
                <text:p>-0.037105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914.87">
                <text:p>2914.87</text:p>
              </table:table-cell>
              <table:table-cell office:value-type="float" office:value="-0.029934">
                <text:p>-0.02993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916.4">
                <text:p>2916.4</text:p>
              </table:table-cell>
              <table:table-cell office:value-type="float" office:value="-0.0235324">
                <text:p>-0.023532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917.93">
                <text:p>2917.93</text:p>
              </table:table-cell>
              <table:table-cell office:value-type="float" office:value="-0.0178932">
                <text:p>-0.017893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919.47">
                <text:p>2919.47</text:p>
              </table:table-cell>
              <table:table-cell office:value-type="float" office:value="-0.0131666">
                <text:p>-0.013166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921">
                <text:p>2921</text:p>
              </table:table-cell>
              <table:table-cell office:value-type="float" office:value="-0.0095564">
                <text:p>-0.009556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922.53">
                <text:p>2922.53</text:p>
              </table:table-cell>
              <table:table-cell office:value-type="float" office:value="-0.00670286">
                <text:p>-0.0067028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924.07">
                <text:p>2924.07</text:p>
              </table:table-cell>
              <table:table-cell office:value-type="float" office:value="-0.00477461">
                <text:p>-0.0047746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925.6">
                <text:p>2925.6</text:p>
              </table:table-cell>
              <table:table-cell office:value-type="float" office:value="-0.00358025">
                <text:p>-0.0035802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927.13">
                <text:p>2927.13</text:p>
              </table:table-cell>
              <table:table-cell office:value-type="float" office:value="-0.00295891">
                <text:p>-0.0029589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928.67">
                <text:p>2928.67</text:p>
              </table:table-cell>
              <table:table-cell office:value-type="float" office:value="-0.00319398">
                <text:p>-0.0031939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930.2">
                <text:p>2930.2</text:p>
              </table:table-cell>
              <table:table-cell office:value-type="float" office:value="-0.00407791">
                <text:p>-0.0040779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931.73">
                <text:p>2931.73</text:p>
              </table:table-cell>
              <table:table-cell office:value-type="float" office:value="-0.00589518">
                <text:p>-0.0058951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33.27">
                <text:p>2933.27</text:p>
              </table:table-cell>
              <table:table-cell office:value-type="float" office:value="-0.00876739">
                <text:p>-0.0087673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934.8">
                <text:p>2934.8</text:p>
              </table:table-cell>
              <table:table-cell office:value-type="float" office:value="-0.0125383">
                <text:p>-0.012538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936.33">
                <text:p>2936.33</text:p>
              </table:table-cell>
              <table:table-cell office:value-type="float" office:value="-0.0174754">
                <text:p>-0.017475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937.87">
                <text:p>2937.87</text:p>
              </table:table-cell>
              <table:table-cell office:value-type="float" office:value="-0.0232091">
                <text:p>-0.023209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939.4">
                <text:p>2939.4</text:p>
              </table:table-cell>
              <table:table-cell office:value-type="float" office:value="-0.0296103">
                <text:p>-0.029610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940.93">
                <text:p>2940.93</text:p>
              </table:table-cell>
              <table:table-cell office:value-type="float" office:value="-0.0365873">
                <text:p>-0.036587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942.47">
                <text:p>2942.47</text:p>
              </table:table-cell>
              <table:table-cell office:value-type="float" office:value="-0.0436084">
                <text:p>-0.043608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944">
                <text:p>2944</text:p>
              </table:table-cell>
              <table:table-cell office:value-type="float" office:value="-0.0507659">
                <text:p>-0.050765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945.53">
                <text:p>2945.53</text:p>
              </table:table-cell>
              <table:table-cell office:value-type="float" office:value="-0.0577853">
                <text:p>-0.057785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947.07">
                <text:p>2947.07</text:p>
              </table:table-cell>
              <table:table-cell office:value-type="float" office:value="-0.0645161">
                <text:p>-0.064516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948.6">
                <text:p>2948.6</text:p>
              </table:table-cell>
              <table:table-cell office:value-type="float" office:value="-0.0711824">
                <text:p>-0.071182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950.13">
                <text:p>2950.13</text:p>
              </table:table-cell>
              <table:table-cell office:value-type="float" office:value="-0.0774729">
                <text:p>-0.077472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951.67">
                <text:p>2951.67</text:p>
              </table:table-cell>
              <table:table-cell office:value-type="float" office:value="-0.0835563">
                <text:p>-0.083556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953.2">
                <text:p>2953.2</text:p>
              </table:table-cell>
              <table:table-cell office:value-type="float" office:value="-0.0893439">
                <text:p>-0.089343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954.73">
                <text:p>2954.73</text:p>
              </table:table-cell>
              <table:table-cell office:value-type="float" office:value="-0.0945257">
                <text:p>-0.094525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956.27">
                <text:p>2956.27</text:p>
              </table:table-cell>
              <table:table-cell office:value-type="float" office:value="-0.0992273">
                <text:p>-0.099227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957.8">
                <text:p>2957.8</text:p>
              </table:table-cell>
              <table:table-cell office:value-type="float" office:value="-0.103013">
                <text:p>-0.10301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959.33">
                <text:p>2959.33</text:p>
              </table:table-cell>
              <table:table-cell office:value-type="float" office:value="-0.10583">
                <text:p>-0.1058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960.87">
                <text:p>2960.87</text:p>
              </table:table-cell>
              <table:table-cell office:value-type="float" office:value="-0.10768">
                <text:p>-0.1076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962.4">
                <text:p>2962.4</text:p>
              </table:table-cell>
              <table:table-cell office:value-type="float" office:value="-0.108256">
                <text:p>-0.10825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63.93">
                <text:p>2963.93</text:p>
              </table:table-cell>
              <table:table-cell office:value-type="float" office:value="-0.107878">
                <text:p>-0.10787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965.47">
                <text:p>2965.47</text:p>
              </table:table-cell>
              <table:table-cell office:value-type="float" office:value="-0.106443">
                <text:p>-0.10644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967">
                <text:p>2967</text:p>
              </table:table-cell>
              <table:table-cell office:value-type="float" office:value="-0.10403">
                <text:p>-0.1040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968.53">
                <text:p>2968.53</text:p>
              </table:table-cell>
              <table:table-cell office:value-type="float" office:value="-0.10096">
                <text:p>-0.1009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970.07">
                <text:p>2970.07</text:p>
              </table:table-cell>
              <table:table-cell office:value-type="float" office:value="-0.0970282">
                <text:p>-0.097028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971.6">
                <text:p>2971.6</text:p>
              </table:table-cell>
              <table:table-cell office:value-type="float" office:value="-0.0925385">
                <text:p>-0.092538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973.13">
                <text:p>2973.13</text:p>
              </table:table-cell>
              <table:table-cell office:value-type="float" office:value="-0.0874766">
                <text:p>-0.087476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974.67">
                <text:p>2974.67</text:p>
              </table:table-cell>
              <table:table-cell office:value-type="float" office:value="-0.0817385">
                <text:p>-0.081738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976.2">
                <text:p>2976.2</text:p>
              </table:table-cell>
              <table:table-cell office:value-type="float" office:value="-0.0756513">
                <text:p>-0.075651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977.73">
                <text:p>2977.73</text:p>
              </table:table-cell>
              <table:table-cell office:value-type="float" office:value="-0.068992">
                <text:p>-0.06899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979.27">
                <text:p>2979.27</text:p>
              </table:table-cell>
              <table:table-cell office:value-type="float" office:value="-0.0620059">
                <text:p>-0.062005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980.8">
                <text:p>2980.8</text:p>
              </table:table-cell>
              <table:table-cell office:value-type="float" office:value="-0.0548817">
                <text:p>-0.054881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982.33">
                <text:p>2982.33</text:p>
              </table:table-cell>
              <table:table-cell office:value-type="float" office:value="-0.0475187">
                <text:p>-0.047518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983.87">
                <text:p>2983.87</text:p>
              </table:table-cell>
              <table:table-cell office:value-type="float" office:value="-0.0403971">
                <text:p>-0.040397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985.4">
                <text:p>2985.4</text:p>
              </table:table-cell>
              <table:table-cell office:value-type="float" office:value="-0.033466">
                <text:p>-0.03346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986.93">
                <text:p>2986.93</text:p>
              </table:table-cell>
              <table:table-cell office:value-type="float" office:value="-0.0268987">
                <text:p>-0.026898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988.47">
                <text:p>2988.47</text:p>
              </table:table-cell>
              <table:table-cell office:value-type="float" office:value="-0.0210353">
                <text:p>-0.021035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990">
                <text:p>2990</text:p>
              </table:table-cell>
              <table:table-cell office:value-type="float" office:value="-0.0156876">
                <text:p>-0.015687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991.53">
                <text:p>2991.53</text:p>
              </table:table-cell>
              <table:table-cell office:value-type="float" office:value="-0.0112106">
                <text:p>-0.011210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993.07">
                <text:p>2993.07</text:p>
              </table:table-cell>
              <table:table-cell office:value-type="float" office:value="-0.00757635">
                <text:p>-0.0075763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994.6">
                <text:p>2994.6</text:p>
              </table:table-cell>
              <table:table-cell office:value-type="float" office:value="-0.00471243">
                <text:p>-0.0047124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996.13">
                <text:p>2996.13</text:p>
              </table:table-cell>
              <table:table-cell office:value-type="float" office:value="-0.00291332">
                <text:p>-0.0029133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997.67">
                <text:p>2997.67</text:p>
              </table:table-cell>
              <table:table-cell office:value-type="float" office:value="-0.00189634">
                <text:p>-0.0018963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999.2">
                <text:p>2999.2</text:p>
              </table:table-cell>
              <table:table-cell office:value-type="float" office:value="-0.00184463">
                <text:p>-0.0018446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000.73">
                <text:p>3000.73</text:p>
              </table:table-cell>
              <table:table-cell office:value-type="float" office:value="-0.00277783">
                <text:p>-0.0027778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002.27">
                <text:p>3002.27</text:p>
              </table:table-cell>
              <table:table-cell office:value-type="float" office:value="-0.00446564">
                <text:p>-0.0044656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003.8">
                <text:p>3003.8</text:p>
              </table:table-cell>
              <table:table-cell office:value-type="float" office:value="-0.00720883">
                <text:p>-0.0072088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005.33">
                <text:p>3005.33</text:p>
              </table:table-cell>
              <table:table-cell office:value-type="float" office:value="-0.010734">
                <text:p>-0.01073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006.87">
                <text:p>3006.87</text:p>
              </table:table-cell>
              <table:table-cell office:value-type="float" office:value="-0.0150592">
                <text:p>-0.015059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008.4">
                <text:p>3008.4</text:p>
              </table:table-cell>
              <table:table-cell office:value-type="float" office:value="-0.0202917">
                <text:p>-0.020291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009.93">
                <text:p>3009.93</text:p>
              </table:table-cell>
              <table:table-cell office:value-type="float" office:value="-0.026047">
                <text:p>-0.02604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011.47">
                <text:p>3011.47</text:p>
              </table:table-cell>
              <table:table-cell office:value-type="float" office:value="-0.0324988">
                <text:p>-0.032498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013">
                <text:p>3013</text:p>
              </table:table-cell>
              <table:table-cell office:value-type="float" office:value="-0.0393845">
                <text:p>-0.039384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014.53">
                <text:p>3014.53</text:p>
              </table:table-cell>
              <table:table-cell office:value-type="float" office:value="-0.0464623">
                <text:p>-0.046462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016.07">
                <text:p>3016.07</text:p>
              </table:table-cell>
              <table:table-cell office:value-type="float" office:value="-0.0538149">
                <text:p>-0.053814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017.6">
                <text:p>3017.6</text:p>
              </table:table-cell>
              <table:table-cell office:value-type="float" office:value="-0.0609825">
                <text:p>-0.060982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019.13">
                <text:p>3019.13</text:p>
              </table:table-cell>
              <table:table-cell office:value-type="float" office:value="-0.0680182">
                <text:p>-0.068018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020.67">
                <text:p>3020.67</text:p>
              </table:table-cell>
              <table:table-cell office:value-type="float" office:value="-0.074784">
                <text:p>-0.07478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022.2">
                <text:p>3022.2</text:p>
              </table:table-cell>
              <table:table-cell office:value-type="float" office:value="-0.0810007">
                <text:p>-0.081000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023.73">
                <text:p>3023.73</text:p>
              </table:table-cell>
              <table:table-cell office:value-type="float" office:value="-0.0868996">
                <text:p>-0.086899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025.27">
                <text:p>3025.27</text:p>
              </table:table-cell>
              <table:table-cell office:value-type="float" office:value="-0.0921654">
                <text:p>-0.092165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026.8">
                <text:p>3026.8</text:p>
              </table:table-cell>
              <table:table-cell office:value-type="float" office:value="-0.0968545">
                <text:p>-0.096854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028.33">
                <text:p>3028.33</text:p>
              </table:table-cell>
              <table:table-cell office:value-type="float" office:value="-0.101027">
                <text:p>-0.10102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029.87">
                <text:p>3029.87</text:p>
              </table:table-cell>
              <table:table-cell office:value-type="float" office:value="-0.104327">
                <text:p>-0.10432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031.4">
                <text:p>3031.4</text:p>
              </table:table-cell>
              <table:table-cell office:value-type="float" office:value="-0.10695">
                <text:p>-0.1069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032.93">
                <text:p>3032.93</text:p>
              </table:table-cell>
              <table:table-cell office:value-type="float" office:value="-0.108605">
                <text:p>-0.10860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034.47">
                <text:p>3034.47</text:p>
              </table:table-cell>
              <table:table-cell office:value-type="float" office:value="-0.109149">
                <text:p>-0.10914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036">
                <text:p>3036</text:p>
              </table:table-cell>
              <table:table-cell office:value-type="float" office:value="-0.108726">
                <text:p>-0.10872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037.53">
                <text:p>3037.53</text:p>
              </table:table-cell>
              <table:table-cell office:value-type="float" office:value="-0.107009">
                <text:p>-0.10700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039.07">
                <text:p>3039.07</text:p>
              </table:table-cell>
              <table:table-cell office:value-type="float" office:value="-0.104282">
                <text:p>-0.10428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040.6">
                <text:p>3040.6</text:p>
              </table:table-cell>
              <table:table-cell office:value-type="float" office:value="-0.100598">
                <text:p>-0.10059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042.13">
                <text:p>3042.13</text:p>
              </table:table-cell>
              <table:table-cell office:value-type="float" office:value="-0.0959652">
                <text:p>-0.095965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043.67">
                <text:p>3043.67</text:p>
              </table:table-cell>
              <table:table-cell office:value-type="float" office:value="-0.0908585">
                <text:p>-0.090858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045.2">
                <text:p>3045.2</text:p>
              </table:table-cell>
              <table:table-cell office:value-type="float" office:value="-0.085157">
                <text:p>-0.08515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046.73">
                <text:p>3046.73</text:p>
              </table:table-cell>
              <table:table-cell office:value-type="float" office:value="-0.0791222">
                <text:p>-0.079122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048.27">
                <text:p>3048.27</text:p>
              </table:table-cell>
              <table:table-cell office:value-type="float" office:value="-0.0729098">
                <text:p>-0.072909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049.8">
                <text:p>3049.8</text:p>
              </table:table-cell>
              <table:table-cell office:value-type="float" office:value="-0.066285">
                <text:p>-0.06628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051.33">
                <text:p>3051.33</text:p>
              </table:table-cell>
              <table:table-cell office:value-type="float" office:value="-0.0595566">
                <text:p>-0.059556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052.87">
                <text:p>3052.87</text:p>
              </table:table-cell>
              <table:table-cell office:value-type="float" office:value="-0.0525436">
                <text:p>-0.052543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054.4">
                <text:p>3054.4</text:p>
              </table:table-cell>
              <table:table-cell office:value-type="float" office:value="-0.0453099">
                <text:p>-0.045309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055.93">
                <text:p>3055.93</text:p>
              </table:table-cell>
              <table:table-cell office:value-type="float" office:value="-0.0381843">
                <text:p>-0.038184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057.47">
                <text:p>3057.47</text:p>
              </table:table-cell>
              <table:table-cell office:value-type="float" office:value="-0.031075">
                <text:p>-0.03107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059">
                <text:p>3059</text:p>
              </table:table-cell>
              <table:table-cell office:value-type="float" office:value="-0.0244748">
                <text:p>-0.024474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060.53">
                <text:p>3060.53</text:p>
              </table:table-cell>
              <table:table-cell office:value-type="float" office:value="-0.0185393">
                <text:p>-0.018539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062.07">
                <text:p>3062.07</text:p>
              </table:table-cell>
              <table:table-cell office:value-type="float" office:value="-0.013363">
                <text:p>-0.01336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063.6">
                <text:p>3063.6</text:p>
              </table:table-cell>
              <table:table-cell office:value-type="float" office:value="-0.00933571">
                <text:p>-0.0093357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065.13">
                <text:p>3065.13</text:p>
              </table:table-cell>
              <table:table-cell office:value-type="float" office:value="-0.00620128">
                <text:p>-0.0062012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66.67">
                <text:p>3066.67</text:p>
              </table:table-cell>
              <table:table-cell office:value-type="float" office:value="-0.00408847">
                <text:p>-0.0040884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068.2">
                <text:p>3068.2</text:p>
              </table:table-cell>
              <table:table-cell office:value-type="float" office:value="-0.00292311">
                <text:p>-0.0029231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069.73">
                <text:p>3069.73</text:p>
              </table:table-cell>
              <table:table-cell office:value-type="float" office:value="-0.00237587">
                <text:p>-0.0023758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071.27">
                <text:p>3071.27</text:p>
              </table:table-cell>
              <table:table-cell office:value-type="float" office:value="-0.00268495">
                <text:p>-0.0026849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072.8">
                <text:p>3072.8</text:p>
              </table:table-cell>
              <table:table-cell office:value-type="float" office:value="-0.00360727">
                <text:p>-0.0036072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074.33">
                <text:p>3074.33</text:p>
              </table:table-cell>
              <table:table-cell office:value-type="float" office:value="-0.00525412">
                <text:p>-0.0052541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075.87">
                <text:p>3075.87</text:p>
              </table:table-cell>
              <table:table-cell office:value-type="float" office:value="-0.00789097">
                <text:p>-0.0078909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077.4">
                <text:p>3077.4</text:p>
              </table:table-cell>
              <table:table-cell office:value-type="float" office:value="-0.0113394">
                <text:p>-0.011339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078.93">
                <text:p>3078.93</text:p>
              </table:table-cell>
              <table:table-cell office:value-type="float" office:value="-0.0159304">
                <text:p>-0.015930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080.47">
                <text:p>3080.47</text:p>
              </table:table-cell>
              <table:table-cell office:value-type="float" office:value="-0.0215048">
                <text:p>-0.021504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082">
                <text:p>3082</text:p>
              </table:table-cell>
              <table:table-cell office:value-type="float" office:value="-0.0278586">
                <text:p>-0.027858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083.53">
                <text:p>3083.53</text:p>
              </table:table-cell>
              <table:table-cell office:value-type="float" office:value="-0.034999">
                <text:p>-0.03499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085.07">
                <text:p>3085.07</text:p>
              </table:table-cell>
              <table:table-cell office:value-type="float" office:value="-0.0423411">
                <text:p>-0.042341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086.6">
                <text:p>3086.6</text:p>
              </table:table-cell>
              <table:table-cell office:value-type="float" office:value="-0.0498059">
                <text:p>-0.049805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088.13">
                <text:p>3088.13</text:p>
              </table:table-cell>
              <table:table-cell office:value-type="float" office:value="-0.0571251">
                <text:p>-0.057125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89.67">
                <text:p>3089.67</text:p>
              </table:table-cell>
              <table:table-cell office:value-type="float" office:value="-0.0639528">
                <text:p>-0.063952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091.2">
                <text:p>3091.2</text:p>
              </table:table-cell>
              <table:table-cell office:value-type="float" office:value="-0.0705334">
                <text:p>-0.070533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092.73">
                <text:p>3092.73</text:p>
              </table:table-cell>
              <table:table-cell office:value-type="float" office:value="-0.0766153">
                <text:p>-0.076615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094.27">
                <text:p>3094.27</text:p>
              </table:table-cell>
              <table:table-cell office:value-type="float" office:value="-0.082356">
                <text:p>-0.08235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095.8">
                <text:p>3095.8</text:p>
              </table:table-cell>
              <table:table-cell office:value-type="float" office:value="-0.0879227">
                <text:p>-0.087922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097.33">
                <text:p>3097.33</text:p>
              </table:table-cell>
              <table:table-cell office:value-type="float" office:value="-0.0930232">
                <text:p>-0.093023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098.87">
                <text:p>3098.87</text:p>
              </table:table-cell>
              <table:table-cell office:value-type="float" office:value="-0.0978512">
                <text:p>-0.097851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100.4">
                <text:p>3100.4</text:p>
              </table:table-cell>
              <table:table-cell office:value-type="float" office:value="-0.102053">
                <text:p>-0.10205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101.93">
                <text:p>3101.93</text:p>
              </table:table-cell>
              <table:table-cell office:value-type="float" office:value="-0.105364">
                <text:p>-0.10536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103.47">
                <text:p>3103.47</text:p>
              </table:table-cell>
              <table:table-cell office:value-type="float" office:value="-0.107773">
                <text:p>-0.10777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105">
                <text:p>3105</text:p>
              </table:table-cell>
              <table:table-cell office:value-type="float" office:value="-0.108808">
                <text:p>-0.10880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106.53">
                <text:p>3106.53</text:p>
              </table:table-cell>
              <table:table-cell office:value-type="float" office:value="-0.10864">
                <text:p>-0.1086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108.07">
                <text:p>3108.07</text:p>
              </table:table-cell>
              <table:table-cell office:value-type="float" office:value="-0.107266">
                <text:p>-0.10726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109.6">
                <text:p>3109.6</text:p>
              </table:table-cell>
              <table:table-cell office:value-type="float" office:value="-0.104685">
                <text:p>-0.10468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3111.13">
                <text:p>3111.13</text:p>
              </table:table-cell>
              <table:table-cell office:value-type="float" office:value="-0.101408">
                <text:p>-0.10140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112.67">
                <text:p>3112.67</text:p>
              </table:table-cell>
              <table:table-cell office:value-type="float" office:value="-0.0973771">
                <text:p>-0.097377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114.2">
                <text:p>3114.2</text:p>
              </table:table-cell>
              <table:table-cell office:value-type="float" office:value="-0.0928903">
                <text:p>-0.092890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115.73">
                <text:p>3115.73</text:p>
              </table:table-cell>
              <table:table-cell office:value-type="float" office:value="-0.0881163">
                <text:p>-0.088116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117.27">
                <text:p>3117.27</text:p>
              </table:table-cell>
              <table:table-cell office:value-type="float" office:value="-0.0827989">
                <text:p>-0.082798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18.8">
                <text:p>3118.8</text:p>
              </table:table-cell>
              <table:table-cell office:value-type="float" office:value="-0.0771652">
                <text:p>-0.077165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120.33">
                <text:p>3120.33</text:p>
              </table:table-cell>
              <table:table-cell office:value-type="float" office:value="-0.0709408">
                <text:p>-0.070940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121.87">
                <text:p>3121.87</text:p>
              </table:table-cell>
              <table:table-cell office:value-type="float" office:value="-0.064103">
                <text:p>-0.06410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123.4">
                <text:p>3123.4</text:p>
              </table:table-cell>
              <table:table-cell office:value-type="float" office:value="-0.0568967">
                <text:p>-0.056896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124.93">
                <text:p>3124.93</text:p>
              </table:table-cell>
              <table:table-cell office:value-type="float" office:value="-0.0492074">
                <text:p>-0.049207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126.47">
                <text:p>3126.47</text:p>
              </table:table-cell>
              <table:table-cell office:value-type="float" office:value="-0.0415642">
                <text:p>-0.041564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128">
                <text:p>3128</text:p>
              </table:table-cell>
              <table:table-cell office:value-type="float" office:value="-0.0341856">
                <text:p>-0.034185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129.53">
                <text:p>3129.53</text:p>
              </table:table-cell>
              <table:table-cell office:value-type="float" office:value="-0.0272744">
                <text:p>-0.027274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131.07">
                <text:p>3131.07</text:p>
              </table:table-cell>
              <table:table-cell office:value-type="float" office:value="-0.0213428">
                <text:p>-0.021342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132.6">
                <text:p>3132.6</text:p>
              </table:table-cell>
              <table:table-cell office:value-type="float" office:value="-0.0162233">
                <text:p>-0.016223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134.13">
                <text:p>3134.13</text:p>
              </table:table-cell>
              <table:table-cell office:value-type="float" office:value="-0.0121064">
                <text:p>-0.012106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135.67">
                <text:p>3135.67</text:p>
              </table:table-cell>
              <table:table-cell office:value-type="float" office:value="-0.00894703">
                <text:p>-0.0089470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137.2">
                <text:p>3137.2</text:p>
              </table:table-cell>
              <table:table-cell office:value-type="float" office:value="-0.00639497">
                <text:p>-0.0063949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138.73">
                <text:p>3138.73</text:p>
              </table:table-cell>
              <table:table-cell office:value-type="float" office:value="-0.0046452">
                <text:p>-0.004645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140.27">
                <text:p>3140.27</text:p>
              </table:table-cell>
              <table:table-cell office:value-type="float" office:value="-0.00342242">
                <text:p>-0.0034224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141.8">
                <text:p>3141.8</text:p>
              </table:table-cell>
              <table:table-cell office:value-type="float" office:value="-0.0028162">
                <text:p>-0.002816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143.33">
                <text:p>3143.33</text:p>
              </table:table-cell>
              <table:table-cell office:value-type="float" office:value="-0.00309747">
                <text:p>-0.0030974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144.87">
                <text:p>3144.87</text:p>
              </table:table-cell>
              <table:table-cell office:value-type="float" office:value="-0.00414619">
                <text:p>-0.0041461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146.4">
                <text:p>3146.4</text:p>
              </table:table-cell>
              <table:table-cell office:value-type="float" office:value="-0.00638161">
                <text:p>-0.0063816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147.93">
                <text:p>3147.93</text:p>
              </table:table-cell>
              <table:table-cell office:value-type="float" office:value="-0.00974194">
                <text:p>-0.0097419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149.47">
                <text:p>3149.47</text:p>
              </table:table-cell>
              <table:table-cell office:value-type="float" office:value="-0.0141365">
                <text:p>-0.014136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151">
                <text:p>3151</text:p>
              </table:table-cell>
              <table:table-cell office:value-type="float" office:value="-0.0196706">
                <text:p>-0.019670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152.53">
                <text:p>3152.53</text:p>
              </table:table-cell>
              <table:table-cell office:value-type="float" office:value="-0.0258093">
                <text:p>-0.025809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154.07">
                <text:p>3154.07</text:p>
              </table:table-cell>
              <table:table-cell office:value-type="float" office:value="-0.0324985">
                <text:p>-0.032498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155.6">
                <text:p>3155.6</text:p>
              </table:table-cell>
              <table:table-cell office:value-type="float" office:value="-0.0394646">
                <text:p>-0.039464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157.13">
                <text:p>3157.13</text:p>
              </table:table-cell>
              <table:table-cell office:value-type="float" office:value="-0.0463069">
                <text:p>-0.046306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158.67">
                <text:p>3158.67</text:p>
              </table:table-cell>
              <table:table-cell office:value-type="float" office:value="-0.0532142">
                <text:p>-0.053214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160.2">
                <text:p>3160.2</text:p>
              </table:table-cell>
              <table:table-cell office:value-type="float" office:value="-0.0598878">
                <text:p>-0.059887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161.73">
                <text:p>3161.73</text:p>
              </table:table-cell>
              <table:table-cell office:value-type="float" office:value="-0.0664306">
                <text:p>-0.066430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163.27">
                <text:p>3163.27</text:p>
              </table:table-cell>
              <table:table-cell office:value-type="float" office:value="-0.0729935">
                <text:p>-0.072993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164.8">
                <text:p>3164.8</text:p>
              </table:table-cell>
              <table:table-cell office:value-type="float" office:value="-0.0792961">
                <text:p>-0.079296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166.33">
                <text:p>3166.33</text:p>
              </table:table-cell>
              <table:table-cell office:value-type="float" office:value="-0.0855453">
                <text:p>-0.085545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167.87">
                <text:p>3167.87</text:p>
              </table:table-cell>
              <table:table-cell office:value-type="float" office:value="-0.0914207">
                <text:p>-0.091420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169.4">
                <text:p>3169.4</text:p>
              </table:table-cell>
              <table:table-cell office:value-type="float" office:value="-0.0966764">
                <text:p>-0.096676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170.93">
                <text:p>3170.93</text:p>
              </table:table-cell>
              <table:table-cell office:value-type="float" office:value="-0.101295">
                <text:p>-0.10129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172.47">
                <text:p>3172.47</text:p>
              </table:table-cell>
              <table:table-cell office:value-type="float" office:value="-0.104765">
                <text:p>-0.10476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174">
                <text:p>3174</text:p>
              </table:table-cell>
              <table:table-cell office:value-type="float" office:value="-0.107179">
                <text:p>-0.10717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175.53">
                <text:p>3175.53</text:p>
              </table:table-cell>
              <table:table-cell office:value-type="float" office:value="-0.108433">
                <text:p>-0.10843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177.07">
                <text:p>3177.07</text:p>
              </table:table-cell>
              <table:table-cell office:value-type="float" office:value="-0.10841">
                <text:p>-0.1084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178.6">
                <text:p>3178.6</text:p>
              </table:table-cell>
              <table:table-cell office:value-type="float" office:value="-0.107509">
                <text:p>-0.10750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180.13">
                <text:p>3180.13</text:p>
              </table:table-cell>
              <table:table-cell office:value-type="float" office:value="-0.105605">
                <text:p>-0.10560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181.67">
                <text:p>3181.67</text:p>
              </table:table-cell>
              <table:table-cell office:value-type="float" office:value="-0.102964">
                <text:p>-0.10296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3183.2">
                <text:p>3183.2</text:p>
              </table:table-cell>
              <table:table-cell office:value-type="float" office:value="-0.0997591">
                <text:p>-0.099759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184.73">
                <text:p>3184.73</text:p>
              </table:table-cell>
              <table:table-cell office:value-type="float" office:value="-0.0957972">
                <text:p>-0.095797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186.27">
                <text:p>3186.27</text:p>
              </table:table-cell>
              <table:table-cell office:value-type="float" office:value="-0.0913668">
                <text:p>-0.091366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187.8">
                <text:p>3187.8</text:p>
              </table:table-cell>
              <table:table-cell office:value-type="float" office:value="-0.0862366">
                <text:p>-0.086236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189.33">
                <text:p>3189.33</text:p>
              </table:table-cell>
              <table:table-cell office:value-type="float" office:value="-0.0804089">
                <text:p>-0.080408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190.87">
                <text:p>3190.87</text:p>
              </table:table-cell>
              <table:table-cell office:value-type="float" office:value="-0.0740931">
                <text:p>-0.074093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192.4">
                <text:p>3192.4</text:p>
              </table:table-cell>
              <table:table-cell office:value-type="float" office:value="-0.0670785">
                <text:p>-0.067078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193.93">
                <text:p>3193.93</text:p>
              </table:table-cell>
              <table:table-cell office:value-type="float" office:value="-0.0597889">
                <text:p>-0.059788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195.47">
                <text:p>3195.47</text:p>
              </table:table-cell>
              <table:table-cell office:value-type="float" office:value="-0.0523308">
                <text:p>-0.052330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3197">
                <text:p>3197</text:p>
              </table:table-cell>
              <table:table-cell office:value-type="float" office:value="-0.0448074">
                <text:p>-0.044807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198.53">
                <text:p>3198.53</text:p>
              </table:table-cell>
              <table:table-cell office:value-type="float" office:value="-0.0377166">
                <text:p>-0.03771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200.07">
                <text:p>3200.07</text:p>
              </table:table-cell>
              <table:table-cell office:value-type="float" office:value="-0.0309416">
                <text:p>-0.030941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201.6">
                <text:p>3201.6</text:p>
              </table:table-cell>
              <table:table-cell office:value-type="float" office:value="-0.0247694">
                <text:p>-0.024769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3203.13">
                <text:p>3203.13</text:p>
              </table:table-cell>
              <table:table-cell office:value-type="float" office:value="-0.0193194">
                <text:p>-0.019319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204.67">
                <text:p>3204.67</text:p>
              </table:table-cell>
              <table:table-cell office:value-type="float" office:value="-0.014398">
                <text:p>-0.01439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206.2">
                <text:p>3206.2</text:p>
              </table:table-cell>
              <table:table-cell office:value-type="float" office:value="-0.0103166">
                <text:p>-0.010316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207.73">
                <text:p>3207.73</text:p>
              </table:table-cell>
              <table:table-cell office:value-type="float" office:value="-0.00687555">
                <text:p>-0.0068755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09.27">
                <text:p>3209.27</text:p>
              </table:table-cell>
              <table:table-cell office:value-type="float" office:value="-0.00415996">
                <text:p>-0.0041599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210.8">
                <text:p>3210.8</text:p>
              </table:table-cell>
              <table:table-cell office:value-type="float" office:value="-0.00238689">
                <text:p>-0.0023868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12.33">
                <text:p>3212.33</text:p>
              </table:table-cell>
              <table:table-cell office:value-type="float" office:value="-0.00135239">
                <text:p>-0.0013523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213.87">
                <text:p>3213.87</text:p>
              </table:table-cell>
              <table:table-cell office:value-type="float" office:value="-0.0014035">
                <text:p>-0.001403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215.4">
                <text:p>3215.4</text:p>
              </table:table-cell>
              <table:table-cell office:value-type="float" office:value="-0.00246373">
                <text:p>-0.0024637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3216.93">
                <text:p>3216.93</text:p>
              </table:table-cell>
              <table:table-cell office:value-type="float" office:value="-0.00446945">
                <text:p>-0.0044694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3218.47">
                <text:p>3218.47</text:p>
              </table:table-cell>
              <table:table-cell office:value-type="float" office:value="-0.00764362">
                <text:p>-0.0076436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220">
                <text:p>3220</text:p>
              </table:table-cell>
              <table:table-cell office:value-type="float" office:value="-0.0116143">
                <text:p>-0.011614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3221.53">
                <text:p>3221.53</text:p>
              </table:table-cell>
              <table:table-cell office:value-type="float" office:value="-0.0164656">
                <text:p>-0.016465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3223.07">
                <text:p>3223.07</text:p>
              </table:table-cell>
              <table:table-cell office:value-type="float" office:value="-0.0220741">
                <text:p>-0.022074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3224.6">
                <text:p>3224.6</text:p>
              </table:table-cell>
              <table:table-cell office:value-type="float" office:value="-0.0281032">
                <text:p>-0.028103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3226.13">
                <text:p>3226.13</text:p>
              </table:table-cell>
              <table:table-cell office:value-type="float" office:value="-0.0347038">
                <text:p>-0.034703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3227.67">
                <text:p>3227.67</text:p>
              </table:table-cell>
              <table:table-cell office:value-type="float" office:value="-0.0415118">
                <text:p>-0.04151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3229.2">
                <text:p>3229.2</text:p>
              </table:table-cell>
              <table:table-cell office:value-type="float" office:value="-0.0484851">
                <text:p>-0.048485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3230.73">
                <text:p>3230.73</text:p>
              </table:table-cell>
              <table:table-cell office:value-type="float" office:value="-0.0556315">
                <text:p>-0.055631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3232.27">
                <text:p>3232.27</text:p>
              </table:table-cell>
              <table:table-cell office:value-type="float" office:value="-0.0625933">
                <text:p>-0.062593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3233.8">
                <text:p>3233.8</text:p>
              </table:table-cell>
              <table:table-cell office:value-type="float" office:value="-0.0695388">
                <text:p>-0.069538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3235.33">
                <text:p>3235.33</text:p>
              </table:table-cell>
              <table:table-cell office:value-type="float" office:value="-0.0762065">
                <text:p>-0.076206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3236.87">
                <text:p>3236.87</text:p>
              </table:table-cell>
              <table:table-cell office:value-type="float" office:value="-0.0824631">
                <text:p>-0.082463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3238.4">
                <text:p>3238.4</text:p>
              </table:table-cell>
              <table:table-cell office:value-type="float" office:value="-0.0884194">
                <text:p>-0.088419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3239.93">
                <text:p>3239.93</text:p>
              </table:table-cell>
              <table:table-cell office:value-type="float" office:value="-0.0936845">
                <text:p>-0.093684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3241.47">
                <text:p>3241.47</text:p>
              </table:table-cell>
              <table:table-cell office:value-type="float" office:value="-0.098378">
                <text:p>-0.09837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3243">
                <text:p>3243</text:p>
              </table:table-cell>
              <table:table-cell office:value-type="float" office:value="-0.102354">
                <text:p>-0.10235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3244.53">
                <text:p>3244.53</text:p>
              </table:table-cell>
              <table:table-cell office:value-type="float" office:value="-0.105361">
                <text:p>-0.10536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3246.07">
                <text:p>3246.07</text:p>
              </table:table-cell>
              <table:table-cell office:value-type="float" office:value="-0.107582">
                <text:p>-0.10758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3247.6">
                <text:p>3247.6</text:p>
              </table:table-cell>
              <table:table-cell office:value-type="float" office:value="-0.10869">
                <text:p>-0.1086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249.13">
                <text:p>3249.13</text:p>
              </table:table-cell>
              <table:table-cell office:value-type="float" office:value="-0.108763">
                <text:p>-0.10876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3250.67">
                <text:p>3250.67</text:p>
              </table:table-cell>
              <table:table-cell office:value-type="float" office:value="-0.107868">
                <text:p>-0.10786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3252.2">
                <text:p>3252.2</text:p>
              </table:table-cell>
              <table:table-cell office:value-type="float" office:value="-0.105808">
                <text:p>-0.10580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3253.73">
                <text:p>3253.73</text:p>
              </table:table-cell>
              <table:table-cell office:value-type="float" office:value="-0.102941">
                <text:p>-0.10294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255.27">
                <text:p>3255.27</text:p>
              </table:table-cell>
              <table:table-cell office:value-type="float" office:value="-0.0991698">
                <text:p>-0.099169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3256.8">
                <text:p>3256.8</text:p>
              </table:table-cell>
              <table:table-cell office:value-type="float" office:value="-0.0946195">
                <text:p>-0.094619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3258.33">
                <text:p>3258.33</text:p>
              </table:table-cell>
              <table:table-cell office:value-type="float" office:value="-0.0895848">
                <text:p>-0.089584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3259.87">
                <text:p>3259.87</text:p>
              </table:table-cell>
              <table:table-cell office:value-type="float" office:value="-0.0838696">
                <text:p>-0.083869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261.4">
                <text:p>3261.4</text:p>
              </table:table-cell>
              <table:table-cell office:value-type="float" office:value="-0.0777944">
                <text:p>-0.077794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262.93">
                <text:p>3262.93</text:p>
              </table:table-cell>
              <table:table-cell office:value-type="float" office:value="-0.0713368">
                <text:p>-0.071336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264.47">
                <text:p>3264.47</text:p>
              </table:table-cell>
              <table:table-cell office:value-type="float" office:value="-0.0644285">
                <text:p>-0.064428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66">
                <text:p>3266</text:p>
              </table:table-cell>
              <table:table-cell office:value-type="float" office:value="-0.0574003">
                <text:p>-0.057400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267.53">
                <text:p>3267.53</text:p>
              </table:table-cell>
              <table:table-cell office:value-type="float" office:value="-0.0500914">
                <text:p>-0.050091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269.07">
                <text:p>3269.07</text:p>
              </table:table-cell>
              <table:table-cell office:value-type="float" office:value="-0.0427954">
                <text:p>-0.042795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270.6">
                <text:p>3270.6</text:p>
              </table:table-cell>
              <table:table-cell office:value-type="float" office:value="-0.0357331">
                <text:p>-0.035733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3272.13">
                <text:p>3272.13</text:p>
              </table:table-cell>
              <table:table-cell office:value-type="float" office:value="-0.0289049">
                <text:p>-0.028904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273.67">
                <text:p>3273.67</text:p>
              </table:table-cell>
              <table:table-cell office:value-type="float" office:value="-0.0227833">
                <text:p>-0.022783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275.2">
                <text:p>3275.2</text:p>
              </table:table-cell>
              <table:table-cell office:value-type="float" office:value="-0.0173191">
                <text:p>-0.017319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276.73">
                <text:p>3276.73</text:p>
              </table:table-cell>
              <table:table-cell office:value-type="float" office:value="-0.0126742">
                <text:p>-0.012674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3278.27">
                <text:p>3278.27</text:p>
              </table:table-cell>
              <table:table-cell office:value-type="float" office:value="-0.00903832">
                <text:p>-0.0090383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279.8">
                <text:p>3279.8</text:p>
              </table:table-cell>
              <table:table-cell office:value-type="float" office:value="-0.00613105">
                <text:p>-0.0061310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281.33">
                <text:p>3281.33</text:p>
              </table:table-cell>
              <table:table-cell office:value-type="float" office:value="-0.00416745">
                <text:p>-0.0041674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282.87">
                <text:p>3282.87</text:p>
              </table:table-cell>
              <table:table-cell office:value-type="float" office:value="-0.00297448">
                <text:p>-0.0029744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284.4">
                <text:p>3284.4</text:p>
              </table:table-cell>
              <table:table-cell office:value-type="float" office:value="-0.00244569">
                <text:p>-0.0024456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285.93">
                <text:p>3285.93</text:p>
              </table:table-cell>
              <table:table-cell office:value-type="float" office:value="-0.00283185">
                <text:p>-0.0028318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287.47">
                <text:p>3287.47</text:p>
              </table:table-cell>
              <table:table-cell office:value-type="float" office:value="-0.00391639">
                <text:p>-0.0039163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289">
                <text:p>3289</text:p>
              </table:table-cell>
              <table:table-cell office:value-type="float" office:value="-0.00596143">
                <text:p>-0.0059614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3290.53">
                <text:p>3290.53</text:p>
              </table:table-cell>
              <table:table-cell office:value-type="float" office:value="-0.00904726">
                <text:p>-0.0090472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3292.07">
                <text:p>3292.07</text:p>
              </table:table-cell>
              <table:table-cell office:value-type="float" office:value="-0.0130382">
                <text:p>-0.013038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293.6">
                <text:p>3293.6</text:p>
              </table:table-cell>
              <table:table-cell office:value-type="float" office:value="-0.0181633">
                <text:p>-0.018163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295.13">
                <text:p>3295.13</text:p>
              </table:table-cell>
              <table:table-cell office:value-type="float" office:value="-0.0240728">
                <text:p>-0.024072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96.67">
                <text:p>3296.67</text:p>
              </table:table-cell>
              <table:table-cell office:value-type="float" office:value="-0.0306531">
                <text:p>-0.030653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298.2">
                <text:p>3298.2</text:p>
              </table:table-cell>
              <table:table-cell office:value-type="float" office:value="-0.037755">
                <text:p>-0.03775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299.73">
                <text:p>3299.73</text:p>
              </table:table-cell>
              <table:table-cell office:value-type="float" office:value="-0.0448828">
                <text:p>-0.044882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3301.27">
                <text:p>3301.27</text:p>
              </table:table-cell>
              <table:table-cell office:value-type="float" office:value="-0.0520846">
                <text:p>-0.052084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302.8">
                <text:p>3302.8</text:p>
              </table:table-cell>
              <table:table-cell office:value-type="float" office:value="-0.0590474">
                <text:p>-0.059047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304.33">
                <text:p>3304.33</text:p>
              </table:table-cell>
              <table:table-cell office:value-type="float" office:value="-0.0656735">
                <text:p>-0.065673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305.87">
                <text:p>3305.87</text:p>
              </table:table-cell>
              <table:table-cell office:value-type="float" office:value="-0.072161">
                <text:p>-0.07216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307.4">
                <text:p>3307.4</text:p>
              </table:table-cell>
              <table:table-cell office:value-type="float" office:value="-0.0782554">
                <text:p>-0.078255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3308.93">
                <text:p>3308.93</text:p>
              </table:table-cell>
              <table:table-cell office:value-type="float" office:value="-0.0841822">
                <text:p>-0.084182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310.47">
                <text:p>3310.47</text:p>
              </table:table-cell>
              <table:table-cell office:value-type="float" office:value="-0.0898556">
                <text:p>-0.089855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3312">
                <text:p>3312</text:p>
              </table:table-cell>
              <table:table-cell office:value-type="float" office:value="-0.0950162">
                <text:p>-0.095016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3313.53">
                <text:p>3313.53</text:p>
              </table:table-cell>
              <table:table-cell office:value-type="float" office:value="-0.0997395">
                <text:p>-0.099739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315.07">
                <text:p>3315.07</text:p>
              </table:table-cell>
              <table:table-cell office:value-type="float" office:value="-0.103554">
                <text:p>-0.10355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316.6">
                <text:p>3316.6</text:p>
              </table:table-cell>
              <table:table-cell office:value-type="float" office:value="-0.106363">
                <text:p>-0.10636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318.13">
                <text:p>3318.13</text:p>
              </table:table-cell>
              <table:table-cell office:value-type="float" office:value="-0.108078">
                <text:p>-0.10807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319.67">
                <text:p>3319.67</text:p>
              </table:table-cell>
              <table:table-cell office:value-type="float" office:value="-0.108413">
                <text:p>-0.10841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321.2">
                <text:p>3321.2</text:p>
              </table:table-cell>
              <table:table-cell office:value-type="float" office:value="-0.107685">
                <text:p>-0.10768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322.73">
                <text:p>3322.73</text:p>
              </table:table-cell>
              <table:table-cell office:value-type="float" office:value="-0.10585">
                <text:p>-0.1058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24.27">
                <text:p>3324.27</text:p>
              </table:table-cell>
              <table:table-cell office:value-type="float" office:value="-0.103101">
                <text:p>-0.10310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325.8">
                <text:p>3325.8</text:p>
              </table:table-cell>
              <table:table-cell office:value-type="float" office:value="-0.0998087">
                <text:p>-0.099808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327.33">
                <text:p>3327.33</text:p>
              </table:table-cell>
              <table:table-cell office:value-type="float" office:value="-0.0958464">
                <text:p>-0.095846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28.87">
                <text:p>3328.87</text:p>
              </table:table-cell>
              <table:table-cell office:value-type="float" office:value="-0.0915025">
                <text:p>-0.091502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330.4">
                <text:p>3330.4</text:p>
              </table:table-cell>
              <table:table-cell office:value-type="float" office:value="-0.0866903">
                <text:p>-0.086690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331.93">
                <text:p>3331.93</text:p>
              </table:table-cell>
              <table:table-cell office:value-type="float" office:value="-0.081238">
                <text:p>-0.081238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333.47">
                <text:p>3333.47</text:p>
              </table:table-cell>
              <table:table-cell office:value-type="float" office:value="-0.0753037">
                <text:p>-0.075303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335">
                <text:p>3335</text:p>
              </table:table-cell>
              <table:table-cell office:value-type="float" office:value="-0.0686202">
                <text:p>-0.068620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336.53">
                <text:p>3336.53</text:p>
              </table:table-cell>
              <table:table-cell office:value-type="float" office:value="-0.0614055">
                <text:p>-0.061405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3338.07">
                <text:p>3338.07</text:p>
              </table:table-cell>
              <table:table-cell office:value-type="float" office:value="-0.0538496">
                <text:p>-0.053849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3339.6">
                <text:p>3339.6</text:p>
              </table:table-cell>
              <table:table-cell office:value-type="float" office:value="-0.0460341">
                <text:p>-0.046034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341.13">
                <text:p>3341.13</text:p>
              </table:table-cell>
              <table:table-cell office:value-type="float" office:value="-0.0385348">
                <text:p>-0.038534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3342.67">
                <text:p>3342.67</text:p>
              </table:table-cell>
              <table:table-cell office:value-type="float" office:value="-0.0314383">
                <text:p>-0.031438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344.2">
                <text:p>3344.2</text:p>
              </table:table-cell>
              <table:table-cell office:value-type="float" office:value="-0.0250429">
                <text:p>-0.025042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345.73">
                <text:p>3345.73</text:p>
              </table:table-cell>
              <table:table-cell office:value-type="float" office:value="-0.01962">
                <text:p>-0.019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347.27">
                <text:p>3347.27</text:p>
              </table:table-cell>
              <table:table-cell office:value-type="float" office:value="-0.0149384">
                <text:p>-0.014938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348.8">
                <text:p>3348.8</text:p>
              </table:table-cell>
              <table:table-cell office:value-type="float" office:value="-0.0111864">
                <text:p>-0.011186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350.33">
                <text:p>3350.33</text:p>
              </table:table-cell>
              <table:table-cell office:value-type="float" office:value="-0.00813995">
                <text:p>-0.008139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351.87">
                <text:p>3351.87</text:p>
              </table:table-cell>
              <table:table-cell office:value-type="float" office:value="-0.0056387">
                <text:p>-0.005638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353.4">
                <text:p>3353.4</text:p>
              </table:table-cell>
              <table:table-cell office:value-type="float" office:value="-0.00386482">
                <text:p>-0.0038648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354.93">
                <text:p>3354.93</text:p>
              </table:table-cell>
              <table:table-cell office:value-type="float" office:value="-0.00260921">
                <text:p>-0.0026092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356.47">
                <text:p>3356.47</text:p>
              </table:table-cell>
              <table:table-cell office:value-type="float" office:value="-0.00217781">
                <text:p>-0.0021778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358">
                <text:p>3358</text:p>
              </table:table-cell>
              <table:table-cell office:value-type="float" office:value="-0.00272458">
                <text:p>-0.0027245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59.53">
                <text:p>3359.53</text:p>
              </table:table-cell>
              <table:table-cell office:value-type="float" office:value="-0.00425313">
                <text:p>-0.0042531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361.07">
                <text:p>3361.07</text:p>
              </table:table-cell>
              <table:table-cell office:value-type="float" office:value="-0.00711367">
                <text:p>-0.0071136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362.6">
                <text:p>3362.6</text:p>
              </table:table-cell>
              <table:table-cell office:value-type="float" office:value="-0.0110605">
                <text:p>-0.011060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364.13">
                <text:p>3364.13</text:p>
              </table:table-cell>
              <table:table-cell office:value-type="float" office:value="-0.0160586">
                <text:p>-0.016058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365.67">
                <text:p>3365.67</text:p>
              </table:table-cell>
              <table:table-cell office:value-type="float" office:value="-0.0219758">
                <text:p>-0.0219758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367.2">
                <text:p>3367.2</text:p>
              </table:table-cell>
              <table:table-cell office:value-type="float" office:value="-0.0282953">
                <text:p>-0.028295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368.73">
                <text:p>3368.73</text:p>
              </table:table-cell>
              <table:table-cell office:value-type="float" office:value="-0.0350116">
                <text:p>-0.035011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370.27">
                <text:p>3370.27</text:p>
              </table:table-cell>
              <table:table-cell office:value-type="float" office:value="-0.0417591">
                <text:p>-0.041759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371.8">
                <text:p>3371.8</text:p>
              </table:table-cell>
              <table:table-cell office:value-type="float" office:value="-0.0483892">
                <text:p>-0.048389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73.33">
                <text:p>3373.33</text:p>
              </table:table-cell>
              <table:table-cell office:value-type="float" office:value="-0.0550766">
                <text:p>-0.055076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374.87">
                <text:p>3374.87</text:p>
              </table:table-cell>
              <table:table-cell office:value-type="float" office:value="-0.0615958">
                <text:p>-0.061595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376.4">
                <text:p>3376.4</text:p>
              </table:table-cell>
              <table:table-cell office:value-type="float" office:value="-0.0682005">
                <text:p>-0.068200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377.93">
                <text:p>3377.93</text:p>
              </table:table-cell>
              <table:table-cell office:value-type="float" office:value="-0.07486">
                <text:p>-0.0748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379.47">
                <text:p>3379.47</text:p>
              </table:table-cell>
              <table:table-cell office:value-type="float" office:value="-0.0813702">
                <text:p>-0.081370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381">
                <text:p>3381</text:p>
              </table:table-cell>
              <table:table-cell office:value-type="float" office:value="-0.0878098">
                <text:p>-0.087809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382.53">
                <text:p>3382.53</text:p>
              </table:table-cell>
              <table:table-cell office:value-type="float" office:value="-0.0936974">
                <text:p>-0.093697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384.07">
                <text:p>3384.07</text:p>
              </table:table-cell>
              <table:table-cell office:value-type="float" office:value="-0.0988724">
                <text:p>-0.098872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3385.6">
                <text:p>3385.6</text:p>
              </table:table-cell>
              <table:table-cell office:value-type="float" office:value="-0.103143">
                <text:p>-0.10314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387.13">
                <text:p>3387.13</text:p>
              </table:table-cell>
              <table:table-cell office:value-type="float" office:value="-0.106119">
                <text:p>-0.10611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388.67">
                <text:p>3388.67</text:p>
              </table:table-cell>
              <table:table-cell office:value-type="float" office:value="-0.10799">
                <text:p>-0.1079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90.2">
                <text:p>3390.2</text:p>
              </table:table-cell>
              <table:table-cell office:value-type="float" office:value="-0.108626">
                <text:p>-0.10862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391.73">
                <text:p>3391.73</text:p>
              </table:table-cell>
              <table:table-cell office:value-type="float" office:value="-0.108163">
                <text:p>-0.10816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393.27">
                <text:p>3393.27</text:p>
              </table:table-cell>
              <table:table-cell office:value-type="float" office:value="-0.106934">
                <text:p>-0.10693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394.8">
                <text:p>3394.8</text:p>
              </table:table-cell>
              <table:table-cell office:value-type="float" office:value="-0.104851">
                <text:p>-0.10485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396.33">
                <text:p>3396.33</text:p>
              </table:table-cell>
              <table:table-cell office:value-type="float" office:value="-0.102225">
                <text:p>-0.10222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397.87">
                <text:p>3397.87</text:p>
              </table:table-cell>
              <table:table-cell office:value-type="float" office:value="-0.0990075">
                <text:p>-0.099007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399.4">
                <text:p>3399.4</text:p>
              </table:table-cell>
              <table:table-cell office:value-type="float" office:value="-0.095071">
                <text:p>-0.09507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400.93">
                <text:p>3400.93</text:p>
              </table:table-cell>
              <table:table-cell office:value-type="float" office:value="-0.0905583">
                <text:p>-0.090558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402.47">
                <text:p>3402.47</text:p>
              </table:table-cell>
              <table:table-cell office:value-type="float" office:value="-0.0851672">
                <text:p>-0.085167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404">
                <text:p>3404</text:p>
              </table:table-cell>
              <table:table-cell office:value-type="float" office:value="-0.0790477">
                <text:p>-0.079047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405.53">
                <text:p>3405.53</text:p>
              </table:table-cell>
              <table:table-cell office:value-type="float" office:value="-0.0722964">
                <text:p>-0.072296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407.07">
                <text:p>3407.07</text:p>
              </table:table-cell>
              <table:table-cell office:value-type="float" office:value="-0.0649008">
                <text:p>-0.064900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408.6">
                <text:p>3408.6</text:p>
              </table:table-cell>
              <table:table-cell office:value-type="float" office:value="-0.0573592">
                <text:p>-0.057359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410.13">
                <text:p>3410.13</text:p>
              </table:table-cell>
              <table:table-cell office:value-type="float" office:value="-0.0497369">
                <text:p>-0.049736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411.67">
                <text:p>3411.67</text:p>
              </table:table-cell>
              <table:table-cell office:value-type="float" office:value="-0.0423318">
                <text:p>-0.042331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413.2">
                <text:p>3413.2</text:p>
              </table:table-cell>
              <table:table-cell office:value-type="float" office:value="-0.0354782">
                <text:p>-0.035478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414.73">
                <text:p>3414.73</text:p>
              </table:table-cell>
              <table:table-cell office:value-type="float" office:value="-0.0290586">
                <text:p>-0.029058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416.27">
                <text:p>3416.27</text:p>
              </table:table-cell>
              <table:table-cell office:value-type="float" office:value="-0.0233445">
                <text:p>-0.023344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417.8">
                <text:p>3417.8</text:p>
              </table:table-cell>
              <table:table-cell office:value-type="float" office:value="-0.0182242">
                <text:p>-0.018224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3419.33">
                <text:p>3419.33</text:p>
              </table:table-cell>
              <table:table-cell office:value-type="float" office:value="-0.0136115">
                <text:p>-0.013611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420.87">
                <text:p>3420.87</text:p>
              </table:table-cell>
              <table:table-cell office:value-type="float" office:value="-0.00969228">
                <text:p>-0.0096922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422.4">
                <text:p>3422.4</text:p>
              </table:table-cell>
              <table:table-cell office:value-type="float" office:value="-0.00626434">
                <text:p>-0.0062643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423.93">
                <text:p>3423.93</text:p>
              </table:table-cell>
              <table:table-cell office:value-type="float" office:value="-0.00358852">
                <text:p>-0.0035885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425.47">
                <text:p>3425.47</text:p>
              </table:table-cell>
              <table:table-cell office:value-type="float" office:value="-0.00177663">
                <text:p>-0.0017766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427">
                <text:p>3427</text:p>
              </table:table-cell>
              <table:table-cell office:value-type="float" office:value="-0.000828127">
                <text:p>-0.00082812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428.53">
                <text:p>3428.53</text:p>
              </table:table-cell>
              <table:table-cell office:value-type="float" office:value="-0.0011111">
                <text:p>-0.001111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430.07">
                <text:p>3430.07</text:p>
              </table:table-cell>
              <table:table-cell office:value-type="float" office:value="-0.00247315">
                <text:p>-0.0024731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431.6">
                <text:p>3431.6</text:p>
              </table:table-cell>
              <table:table-cell office:value-type="float" office:value="-0.0049846">
                <text:p>-0.004984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433.13">
                <text:p>3433.13</text:p>
              </table:table-cell>
              <table:table-cell office:value-type="float" office:value="-0.00865084">
                <text:p>-0.0086508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434.67">
                <text:p>3434.67</text:p>
              </table:table-cell>
              <table:table-cell office:value-type="float" office:value="-0.0130962">
                <text:p>-0.01309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36.2">
                <text:p>3436.2</text:p>
              </table:table-cell>
              <table:table-cell office:value-type="float" office:value="-0.0183688">
                <text:p>-0.018368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437.73">
                <text:p>3437.73</text:p>
              </table:table-cell>
              <table:table-cell office:value-type="float" office:value="-0.0241512">
                <text:p>-0.024151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439.27">
                <text:p>3439.27</text:p>
              </table:table-cell>
              <table:table-cell office:value-type="float" office:value="-0.0302594">
                <text:p>-0.030259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440.8">
                <text:p>3440.8</text:p>
              </table:table-cell>
              <table:table-cell office:value-type="float" office:value="-0.0367549">
                <text:p>-0.0367549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442.33">
                <text:p>3442.33</text:p>
              </table:table-cell>
              <table:table-cell office:value-type="float" office:value="-0.0433411">
                <text:p>-0.043341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443.87">
                <text:p>3443.87</text:p>
              </table:table-cell>
              <table:table-cell office:value-type="float" office:value="-0.0501595">
                <text:p>-0.050159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445.4">
                <text:p>3445.4</text:p>
              </table:table-cell>
              <table:table-cell office:value-type="float" office:value="-0.0571236">
                <text:p>-0.057123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446.93">
                <text:p>3446.93</text:p>
              </table:table-cell>
              <table:table-cell office:value-type="float" office:value="-0.0640604">
                <text:p>-0.064060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448.47">
                <text:p>3448.47</text:p>
              </table:table-cell>
              <table:table-cell office:value-type="float" office:value="-0.0710855">
                <text:p>-0.071085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450">
                <text:p>3450</text:p>
              </table:table-cell>
              <table:table-cell office:value-type="float" office:value="-0.0778388">
                <text:p>-0.077838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451.53">
                <text:p>3451.53</text:p>
              </table:table-cell>
              <table:table-cell office:value-type="float" office:value="-0.0842624">
                <text:p>-0.084262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453.07">
                <text:p>3453.07</text:p>
              </table:table-cell>
              <table:table-cell office:value-type="float" office:value="-0.0902258">
                <text:p>-0.090225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454.6">
                <text:p>3454.6</text:p>
              </table:table-cell>
              <table:table-cell office:value-type="float" office:value="-0.0953786">
                <text:p>-0.095378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456.13">
                <text:p>3456.13</text:p>
              </table:table-cell>
              <table:table-cell office:value-type="float" office:value="-0.0998226">
                <text:p>-0.099822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457.67">
                <text:p>3457.67</text:p>
              </table:table-cell>
              <table:table-cell office:value-type="float" office:value="-0.10331">
                <text:p>-0.1033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459.2">
                <text:p>3459.2</text:p>
              </table:table-cell>
              <table:table-cell office:value-type="float" office:value="-0.105816">
                <text:p>-0.10581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460.73">
                <text:p>3460.73</text:p>
              </table:table-cell>
              <table:table-cell office:value-type="float" office:value="-0.10747">
                <text:p>-0.1074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462.27">
                <text:p>3462.27</text:p>
              </table:table-cell>
              <table:table-cell office:value-type="float" office:value="-0.108062">
                <text:p>-0.10806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463.8">
                <text:p>3463.8</text:p>
              </table:table-cell>
              <table:table-cell office:value-type="float" office:value="-0.107817">
                <text:p>-0.10781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465.33">
                <text:p>3465.33</text:p>
              </table:table-cell>
              <table:table-cell office:value-type="float" office:value="-0.106668">
                <text:p>-0.10666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466.87">
                <text:p>3466.87</text:p>
              </table:table-cell>
              <table:table-cell office:value-type="float" office:value="-0.10456">
                <text:p>-0.1045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468.4">
                <text:p>3468.4</text:p>
              </table:table-cell>
              <table:table-cell office:value-type="float" office:value="-0.101718">
                <text:p>-0.10171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469.93">
                <text:p>3469.93</text:p>
              </table:table-cell>
              <table:table-cell office:value-type="float" office:value="-0.0979359">
                <text:p>-0.097935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471.47">
                <text:p>3471.47</text:p>
              </table:table-cell>
              <table:table-cell office:value-type="float" office:value="-0.0934058">
                <text:p>-0.093405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73">
                <text:p>3473</text:p>
              </table:table-cell>
              <table:table-cell office:value-type="float" office:value="-0.0882084">
                <text:p>-0.088208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474.53">
                <text:p>3474.53</text:p>
              </table:table-cell>
              <table:table-cell office:value-type="float" office:value="-0.0822552">
                <text:p>-0.082255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476.07">
                <text:p>3476.07</text:p>
              </table:table-cell>
              <table:table-cell office:value-type="float" office:value="-0.0758835">
                <text:p>-0.075883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477.6">
                <text:p>3477.6</text:p>
              </table:table-cell>
              <table:table-cell office:value-type="float" office:value="-0.0690318">
                <text:p>-0.069031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479.13">
                <text:p>3479.13</text:p>
              </table:table-cell>
              <table:table-cell office:value-type="float" office:value="-0.0618688">
                <text:p>-0.061868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480.67">
                <text:p>3480.67</text:p>
              </table:table-cell>
              <table:table-cell office:value-type="float" office:value="-0.0546518">
                <text:p>-0.054651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482.2">
                <text:p>3482.2</text:p>
              </table:table-cell>
              <table:table-cell office:value-type="float" office:value="-0.0473282">
                <text:p>-0.047328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483.73">
                <text:p>3483.73</text:p>
              </table:table-cell>
              <table:table-cell office:value-type="float" office:value="-0.0402529">
                <text:p>-0.040252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485.27">
                <text:p>3485.27</text:p>
              </table:table-cell>
              <table:table-cell office:value-type="float" office:value="-0.0334749">
                <text:p>-0.033474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486.8">
                <text:p>3486.8</text:p>
              </table:table-cell>
              <table:table-cell office:value-type="float" office:value="-0.0270995">
                <text:p>-0.027099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488.33">
                <text:p>3488.33</text:p>
              </table:table-cell>
              <table:table-cell office:value-type="float" office:value="-0.0214153">
                <text:p>-0.021415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489.87">
                <text:p>3489.87</text:p>
              </table:table-cell>
              <table:table-cell office:value-type="float" office:value="-0.016297">
                <text:p>-0.01629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491.4">
                <text:p>3491.4</text:p>
              </table:table-cell>
              <table:table-cell office:value-type="float" office:value="-0.0119735">
                <text:p>-0.011973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492.93">
                <text:p>3492.93</text:p>
              </table:table-cell>
              <table:table-cell office:value-type="float" office:value="-0.00845494">
                <text:p>-0.0084549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494.47">
                <text:p>3494.47</text:p>
              </table:table-cell>
              <table:table-cell office:value-type="float" office:value="-0.0056302">
                <text:p>-0.005630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496">
                <text:p>3496</text:p>
              </table:table-cell>
              <table:table-cell office:value-type="float" office:value="-0.00373202">
                <text:p>-0.0037320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497.53">
                <text:p>3497.53</text:p>
              </table:table-cell>
              <table:table-cell office:value-type="float" office:value="-0.00258659">
                <text:p>-0.0025865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499.07">
                <text:p>3499.07</text:p>
              </table:table-cell>
              <table:table-cell office:value-type="float" office:value="-0.0023041">
                <text:p>-0.002304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500.6">
                <text:p>3500.6</text:p>
              </table:table-cell>
              <table:table-cell office:value-type="float" office:value="-0.00300543">
                <text:p>-0.0030054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502.13">
                <text:p>3502.13</text:p>
              </table:table-cell>
              <table:table-cell office:value-type="float" office:value="-0.00455606">
                <text:p>-0.0045560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503.67">
                <text:p>3503.67</text:p>
              </table:table-cell>
              <table:table-cell office:value-type="float" office:value="-0.00719313">
                <text:p>-0.00719313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505.2">
                <text:p>3505.2</text:p>
              </table:table-cell>
              <table:table-cell office:value-type="float" office:value="-0.0107853">
                <text:p>-0.010785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506.73">
                <text:p>3506.73</text:p>
              </table:table-cell>
              <table:table-cell office:value-type="float" office:value="-0.0152805">
                <text:p>-0.015280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508.27">
                <text:p>3508.27</text:p>
              </table:table-cell>
              <table:table-cell office:value-type="float" office:value="-0.0207082">
                <text:p>-0.020708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509.8">
                <text:p>3509.8</text:p>
              </table:table-cell>
              <table:table-cell office:value-type="float" office:value="-0.0267076">
                <text:p>-0.026707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511.33">
                <text:p>3511.33</text:p>
              </table:table-cell>
              <table:table-cell office:value-type="float" office:value="-0.0332741">
                <text:p>-0.033274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512.87">
                <text:p>3512.87</text:p>
              </table:table-cell>
              <table:table-cell office:value-type="float" office:value="-0.0401519">
                <text:p>-0.040151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514.4">
                <text:p>3514.4</text:p>
              </table:table-cell>
              <table:table-cell office:value-type="float" office:value="-0.0470808">
                <text:p>-0.047080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515.93">
                <text:p>3515.93</text:p>
              </table:table-cell>
              <table:table-cell office:value-type="float" office:value="-0.0541199">
                <text:p>-0.0541199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517.47">
                <text:p>3517.47</text:p>
              </table:table-cell>
              <table:table-cell office:value-type="float" office:value="-0.0609719">
                <text:p>-0.060971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19">
                <text:p>3519</text:p>
              </table:table-cell>
              <table:table-cell office:value-type="float" office:value="-0.0676998">
                <text:p>-0.0676998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520.53">
                <text:p>3520.53</text:p>
              </table:table-cell>
              <table:table-cell office:value-type="float" office:value="-0.0742979">
                <text:p>-0.074297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522.07">
                <text:p>3522.07</text:p>
              </table:table-cell>
              <table:table-cell office:value-type="float" office:value="-0.0805636">
                <text:p>-0.080563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523.6">
                <text:p>3523.6</text:p>
              </table:table-cell>
              <table:table-cell office:value-type="float" office:value="-0.0866333">
                <text:p>-0.086633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525.13">
                <text:p>3525.13</text:p>
              </table:table-cell>
              <table:table-cell office:value-type="float" office:value="-0.0922265">
                <text:p>-0.092226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526.67">
                <text:p>3526.67</text:p>
              </table:table-cell>
              <table:table-cell office:value-type="float" office:value="-0.0972157">
                <text:p>-0.097215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528.2">
                <text:p>3528.2</text:p>
              </table:table-cell>
              <table:table-cell office:value-type="float" office:value="-0.101524">
                <text:p>-0.10152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529.73">
                <text:p>3529.73</text:p>
              </table:table-cell>
              <table:table-cell office:value-type="float" office:value="-0.104769">
                <text:p>-0.10476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531.27">
                <text:p>3531.27</text:p>
              </table:table-cell>
              <table:table-cell office:value-type="float" office:value="-0.107011">
                <text:p>-0.10701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532.8">
                <text:p>3532.8</text:p>
              </table:table-cell>
              <table:table-cell office:value-type="float" office:value="-0.108091">
                <text:p>-0.10809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534.33">
                <text:p>3534.33</text:p>
              </table:table-cell>
              <table:table-cell office:value-type="float" office:value="-0.107969">
                <text:p>-0.10796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535.87">
                <text:p>3535.87</text:p>
              </table:table-cell>
              <table:table-cell office:value-type="float" office:value="-0.106922">
                <text:p>-0.10692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537.4">
                <text:p>3537.4</text:p>
              </table:table-cell>
              <table:table-cell office:value-type="float" office:value="-0.104878">
                <text:p>-0.10487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538.93">
                <text:p>3538.93</text:p>
              </table:table-cell>
              <table:table-cell office:value-type="float" office:value="-0.102127">
                <text:p>-0.10212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540.47">
                <text:p>3540.47</text:p>
              </table:table-cell>
              <table:table-cell office:value-type="float" office:value="-0.0987955">
                <text:p>-0.098795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542">
                <text:p>3542</text:p>
              </table:table-cell>
              <table:table-cell office:value-type="float" office:value="-0.0948078">
                <text:p>-0.094807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543.53">
                <text:p>3543.53</text:p>
              </table:table-cell>
              <table:table-cell office:value-type="float" office:value="-0.0903657">
                <text:p>-0.0903657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545.07">
                <text:p>3545.07</text:p>
              </table:table-cell>
              <table:table-cell office:value-type="float" office:value="-0.0852544">
                <text:p>-0.085254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546.6">
                <text:p>3546.6</text:p>
              </table:table-cell>
              <table:table-cell office:value-type="float" office:value="-0.0794787">
                <text:p>-0.079478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548.13">
                <text:p>3548.13</text:p>
              </table:table-cell>
              <table:table-cell office:value-type="float" office:value="-0.0730986">
                <text:p>-0.073098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549.67">
                <text:p>3549.67</text:p>
              </table:table-cell>
              <table:table-cell office:value-type="float" office:value="-0.0659991">
                <text:p>-0.065999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551.2">
                <text:p>3551.2</text:p>
              </table:table-cell>
              <table:table-cell office:value-type="float" office:value="-0.058532">
                <text:p>-0.0585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552.73">
                <text:p>3552.73</text:p>
              </table:table-cell>
              <table:table-cell office:value-type="float" office:value="-0.0508149">
                <text:p>-0.050814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554.27">
                <text:p>3554.27</text:p>
              </table:table-cell>
              <table:table-cell office:value-type="float" office:value="-0.0431277">
                <text:p>-0.043127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555.8">
                <text:p>3555.8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557.33">
                <text:p>3557.33</text:p>
              </table:table-cell>
              <table:table-cell office:value-type="float" office:value="-0.0291975">
                <text:p>-0.029197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558.87">
                <text:p>3558.87</text:p>
              </table:table-cell>
              <table:table-cell office:value-type="float" office:value="-0.0232951">
                <text:p>-0.023295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3560.4">
                <text:p>3560.4</text:p>
              </table:table-cell>
              <table:table-cell office:value-type="float" office:value="-0.0182132">
                <text:p>-0.018213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3561.93">
                <text:p>3561.93</text:p>
              </table:table-cell>
              <table:table-cell office:value-type="float" office:value="-0.013799">
                <text:p>-0.01379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563.47">
                <text:p>3563.47</text:p>
              </table:table-cell>
              <table:table-cell office:value-type="float" office:value="-0.0101634">
                <text:p>-0.010163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565">
                <text:p>3565</text:p>
              </table:table-cell>
              <table:table-cell office:value-type="float" office:value="-0.00704823">
                <text:p>-0.0070482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3566.53">
                <text:p>3566.53</text:p>
              </table:table-cell>
              <table:table-cell office:value-type="float" office:value="-0.00452243">
                <text:p>-0.00452243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568.07">
                <text:p>3568.07</text:p>
              </table:table-cell>
              <table:table-cell office:value-type="float" office:value="-0.00269665">
                <text:p>-0.0026966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569.6">
                <text:p>3569.6</text:p>
              </table:table-cell>
              <table:table-cell office:value-type="float" office:value="-0.00155316">
                <text:p>-0.0015531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571.13">
                <text:p>3571.13</text:p>
              </table:table-cell>
              <table:table-cell office:value-type="float" office:value="-0.00146804">
                <text:p>-0.0014680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572.67">
                <text:p>3572.67</text:p>
              </table:table-cell>
              <table:table-cell office:value-type="float" office:value="-0.00246496">
                <text:p>-0.00246496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574.2">
                <text:p>3574.2</text:p>
              </table:table-cell>
              <table:table-cell office:value-type="float" office:value="-0.00466287">
                <text:p>-0.0046628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575.73">
                <text:p>3575.73</text:p>
              </table:table-cell>
              <table:table-cell office:value-type="float" office:value="-0.00817158">
                <text:p>-0.0081715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577.27">
                <text:p>3577.27</text:p>
              </table:table-cell>
              <table:table-cell office:value-type="float" office:value="-0.012662">
                <text:p>-0.01266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578.8">
                <text:p>3578.8</text:p>
              </table:table-cell>
              <table:table-cell office:value-type="float" office:value="-0.0180943">
                <text:p>-0.018094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580.33">
                <text:p>3580.33</text:p>
              </table:table-cell>
              <table:table-cell office:value-type="float" office:value="-0.0241248">
                <text:p>-0.024124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581.87">
                <text:p>3581.87</text:p>
              </table:table-cell>
              <table:table-cell office:value-type="float" office:value="-0.0304125">
                <text:p>-0.030412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583.4">
                <text:p>3583.4</text:p>
              </table:table-cell>
              <table:table-cell office:value-type="float" office:value="-0.0369401">
                <text:p>-0.036940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584.93">
                <text:p>3584.93</text:p>
              </table:table-cell>
              <table:table-cell office:value-type="float" office:value="-0.0434053">
                <text:p>-0.0434053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86.47">
                <text:p>3586.47</text:p>
              </table:table-cell>
              <table:table-cell office:value-type="float" office:value="-0.0499085">
                <text:p>-0.049908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588">
                <text:p>3588</text:p>
              </table:table-cell>
              <table:table-cell office:value-type="float" office:value="-0.0565194">
                <text:p>-0.056519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589.53">
                <text:p>3589.53</text:p>
              </table:table-cell>
              <table:table-cell office:value-type="float" office:value="-0.0631554">
                <text:p>-0.063155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591.07">
                <text:p>3591.07</text:p>
              </table:table-cell>
              <table:table-cell office:value-type="float" office:value="-0.0700254">
                <text:p>-0.070025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592.6">
                <text:p>3592.6</text:p>
              </table:table-cell>
              <table:table-cell office:value-type="float" office:value="-0.0769029">
                <text:p>-0.076902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594.13">
                <text:p>3594.13</text:p>
              </table:table-cell>
              <table:table-cell office:value-type="float" office:value="-0.083654">
                <text:p>-0.08365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595.67">
                <text:p>3595.67</text:p>
              </table:table-cell>
              <table:table-cell office:value-type="float" office:value="-0.0901168">
                <text:p>-0.0901168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597.2">
                <text:p>3597.2</text:p>
              </table:table-cell>
              <table:table-cell office:value-type="float" office:value="-0.0958121">
                <text:p>-0.095812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598.73">
                <text:p>3598.73</text:p>
              </table:table-cell>
              <table:table-cell office:value-type="float" office:value="-0.100646">
                <text:p>-0.1006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600.27">
                <text:p>3600.27</text:p>
              </table:table-cell>
              <table:table-cell office:value-type="float" office:value="-0.104334">
                <text:p>-0.10433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601.8">
                <text:p>3601.8</text:p>
              </table:table-cell>
              <table:table-cell office:value-type="float" office:value="-0.106749">
                <text:p>-0.10674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03.33">
                <text:p>3603.33</text:p>
              </table:table-cell>
              <table:table-cell office:value-type="float" office:value="-0.10808">
                <text:p>-0.1080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604.87">
                <text:p>3604.87</text:p>
              </table:table-cell>
              <table:table-cell office:value-type="float" office:value="-0.108276">
                <text:p>-0.10827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606.4">
                <text:p>3606.4</text:p>
              </table:table-cell>
              <table:table-cell office:value-type="float" office:value="-0.107637">
                <text:p>-0.107637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607.93">
                <text:p>3607.93</text:p>
              </table:table-cell>
              <table:table-cell office:value-type="float" office:value="-0.106309">
                <text:p>-0.10630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609.47">
                <text:p>3609.47</text:p>
              </table:table-cell>
              <table:table-cell office:value-type="float" office:value="-0.104288">
                <text:p>-0.104288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611">
                <text:p>3611</text:p>
              </table:table-cell>
              <table:table-cell office:value-type="float" office:value="-0.101762">
                <text:p>-0.10176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612.53">
                <text:p>3612.53</text:p>
              </table:table-cell>
              <table:table-cell office:value-type="float" office:value="-0.0984994">
                <text:p>-0.098499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614.07">
                <text:p>3614.07</text:p>
              </table:table-cell>
              <table:table-cell office:value-type="float" office:value="-0.0944732">
                <text:p>-0.094473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615.6">
                <text:p>3615.6</text:p>
              </table:table-cell>
              <table:table-cell office:value-type="float" office:value="-0.0896385">
                <text:p>-0.089638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617.13">
                <text:p>3617.13</text:p>
              </table:table-cell>
              <table:table-cell office:value-type="float" office:value="-0.0838097">
                <text:p>-0.0838097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618.67">
                <text:p>3618.67</text:p>
              </table:table-cell>
              <table:table-cell office:value-type="float" office:value="-0.0772515">
                <text:p>-0.077251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620.2">
                <text:p>3620.2</text:p>
              </table:table-cell>
              <table:table-cell office:value-type="float" office:value="-0.0700172">
                <text:p>-0.07001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621.73">
                <text:p>3621.73</text:p>
              </table:table-cell>
              <table:table-cell office:value-type="float" office:value="-0.0623724">
                <text:p>-0.062372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623.27">
                <text:p>3623.27</text:p>
              </table:table-cell>
              <table:table-cell office:value-type="float" office:value="-0.0547549">
                <text:p>-0.054754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624.8">
                <text:p>3624.8</text:p>
              </table:table-cell>
              <table:table-cell office:value-type="float" office:value="-0.0472565">
                <text:p>-0.047256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626.33">
                <text:p>3626.33</text:p>
              </table:table-cell>
              <table:table-cell office:value-type="float" office:value="-0.0402449">
                <text:p>-0.040244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627.87">
                <text:p>3627.87</text:p>
              </table:table-cell>
              <table:table-cell office:value-type="float" office:value="-0.0337929">
                <text:p>-0.033792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629.4">
                <text:p>3629.4</text:p>
              </table:table-cell>
              <table:table-cell office:value-type="float" office:value="-0.0278325">
                <text:p>-0.027832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630.93">
                <text:p>3630.93</text:p>
              </table:table-cell>
              <table:table-cell office:value-type="float" office:value="-0.0224831">
                <text:p>-0.0224831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632.47">
                <text:p>3632.47</text:p>
              </table:table-cell>
              <table:table-cell office:value-type="float" office:value="-0.0175125">
                <text:p>-0.017512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634">
                <text:p>3634</text:p>
              </table:table-cell>
              <table:table-cell office:value-type="float" office:value="-0.0129877">
                <text:p>-0.012987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635.53">
                <text:p>3635.53</text:p>
              </table:table-cell>
              <table:table-cell office:value-type="float" office:value="-0.0089739">
                <text:p>-0.008973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637.07">
                <text:p>3637.07</text:p>
              </table:table-cell>
              <table:table-cell office:value-type="float" office:value="-0.005462">
                <text:p>-0.00546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638.6">
                <text:p>3638.6</text:p>
              </table:table-cell>
              <table:table-cell office:value-type="float" office:value="-0.00282282">
                <text:p>-0.0028228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640.13">
                <text:p>3640.13</text:p>
              </table:table-cell>
              <table:table-cell office:value-type="float" office:value="-0.00111861">
                <text:p>-0.0011186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641.67">
                <text:p>3641.67</text:p>
              </table:table-cell>
              <table:table-cell office:value-type="float" office:value="-0.000554081">
                <text:p>-0.00055408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643.2">
                <text:p>3643.2</text:p>
              </table:table-cell>
              <table:table-cell office:value-type="float" office:value="-0.00132794">
                <text:p>-0.0013279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644.73">
                <text:p>3644.73</text:p>
              </table:table-cell>
              <table:table-cell office:value-type="float" office:value="-0.00324944">
                <text:p>-0.0032494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646.27">
                <text:p>3646.27</text:p>
              </table:table-cell>
              <table:table-cell office:value-type="float" office:value="-0.00637371">
                <text:p>-0.00637371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647.8">
                <text:p>3647.8</text:p>
              </table:table-cell>
              <table:table-cell office:value-type="float" office:value="-0.0104449">
                <text:p>-0.010444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649.33">
                <text:p>3649.33</text:p>
              </table:table-cell>
              <table:table-cell office:value-type="float" office:value="-0.0151863">
                <text:p>-0.015186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650.87">
                <text:p>3650.87</text:p>
              </table:table-cell>
              <table:table-cell office:value-type="float" office:value="-0.0205451">
                <text:p>-0.020545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652.4">
                <text:p>3652.4</text:p>
              </table:table-cell>
              <table:table-cell office:value-type="float" office:value="-0.0262028">
                <text:p>-0.026202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653.93">
                <text:p>3653.93</text:p>
              </table:table-cell>
              <table:table-cell office:value-type="float" office:value="-0.0321897">
                <text:p>-0.032189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655.47">
                <text:p>3655.47</text:p>
              </table:table-cell>
              <table:table-cell office:value-type="float" office:value="-0.0384809">
                <text:p>-0.038480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657">
                <text:p>3657</text:p>
              </table:table-cell>
              <table:table-cell office:value-type="float" office:value="-0.0449769">
                <text:p>-0.044976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658.53">
                <text:p>3658.53</text:p>
              </table:table-cell>
              <table:table-cell office:value-type="float" office:value="-0.051845">
                <text:p>-0.0518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660.07">
                <text:p>3660.07</text:p>
              </table:table-cell>
              <table:table-cell office:value-type="float" office:value="-0.0588903">
                <text:p>-0.058890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661.6">
                <text:p>3661.6</text:p>
              </table:table-cell>
              <table:table-cell office:value-type="float" office:value="-0.0660586">
                <text:p>-0.0660586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663.13">
                <text:p>3663.13</text:p>
              </table:table-cell>
              <table:table-cell office:value-type="float" office:value="-0.0732411">
                <text:p>-0.073241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664.67">
                <text:p>3664.67</text:p>
              </table:table-cell>
              <table:table-cell office:value-type="float" office:value="-0.0800633">
                <text:p>-0.080063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666.2">
                <text:p>3666.2</text:p>
              </table:table-cell>
              <table:table-cell office:value-type="float" office:value="-0.0864594">
                <text:p>-0.0864594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667.73">
                <text:p>3667.73</text:p>
              </table:table-cell>
              <table:table-cell office:value-type="float" office:value="-0.0921304">
                <text:p>-0.092130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669.27">
                <text:p>3669.27</text:p>
              </table:table-cell>
              <table:table-cell office:value-type="float" office:value="-0.096912">
                <text:p>-0.09691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670.8">
                <text:p>3670.8</text:p>
              </table:table-cell>
              <table:table-cell office:value-type="float" office:value="-0.100844">
                <text:p>-0.10084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672.33">
                <text:p>3672.33</text:p>
              </table:table-cell>
              <table:table-cell office:value-type="float" office:value="-0.103752">
                <text:p>-0.10375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673.87">
                <text:p>3673.87</text:p>
              </table:table-cell>
              <table:table-cell office:value-type="float" office:value="-0.105804">
                <text:p>-0.10580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675.4">
                <text:p>3675.4</text:p>
              </table:table-cell>
              <table:table-cell office:value-type="float" office:value="-0.107008">
                <text:p>-0.10700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676.93">
                <text:p>3676.93</text:p>
              </table:table-cell>
              <table:table-cell office:value-type="float" office:value="-0.107336">
                <text:p>-0.107336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3678.47">
                <text:p>3678.47</text:p>
              </table:table-cell>
              <table:table-cell office:value-type="float" office:value="-0.106959">
                <text:p>-0.10695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680">
                <text:p>3680</text:p>
              </table:table-cell>
              <table:table-cell office:value-type="float" office:value="-0.105695">
                <text:p>-0.10569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681.53">
                <text:p>3681.53</text:p>
              </table:table-cell>
              <table:table-cell office:value-type="float" office:value="-0.103595">
                <text:p>-0.10359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3683.07">
                <text:p>3683.07</text:p>
              </table:table-cell>
              <table:table-cell office:value-type="float" office:value="-0.100652">
                <text:p>-0.10065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3684.6">
                <text:p>3684.6</text:p>
              </table:table-cell>
              <table:table-cell office:value-type="float" office:value="-0.0967081">
                <text:p>-0.096708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3686.13">
                <text:p>3686.13</text:p>
              </table:table-cell>
              <table:table-cell office:value-type="float" office:value="-0.0919634">
                <text:p>-0.091963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3687.67">
                <text:p>3687.67</text:p>
              </table:table-cell>
              <table:table-cell office:value-type="float" office:value="-0.0863731">
                <text:p>-0.0863731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689.2">
                <text:p>3689.2</text:p>
              </table:table-cell>
              <table:table-cell office:value-type="float" office:value="-0.0800759">
                <text:p>-0.080075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3690.73">
                <text:p>3690.73</text:p>
              </table:table-cell>
              <table:table-cell office:value-type="float" office:value="-0.073339">
                <text:p>-0.07333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3692.27">
                <text:p>3692.27</text:p>
              </table:table-cell>
              <table:table-cell office:value-type="float" office:value="-0.0661923">
                <text:p>-0.066192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693.8">
                <text:p>3693.8</text:p>
              </table:table-cell>
              <table:table-cell office:value-type="float" office:value="-0.0589618">
                <text:p>-0.058961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3695.33">
                <text:p>3695.33</text:p>
              </table:table-cell>
              <table:table-cell office:value-type="float" office:value="-0.051752">
                <text:p>-0.05175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3696.87">
                <text:p>3696.87</text:p>
              </table:table-cell>
              <table:table-cell office:value-type="float" office:value="-0.0446568">
                <text:p>-0.044656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698.4">
                <text:p>3698.4</text:p>
              </table:table-cell>
              <table:table-cell office:value-type="float" office:value="-0.0379154">
                <text:p>-0.037915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3699.93">
                <text:p>3699.93</text:p>
              </table:table-cell>
              <table:table-cell office:value-type="float" office:value="-0.0314544">
                <text:p>-0.031454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3701.47">
                <text:p>3701.47</text:p>
              </table:table-cell>
              <table:table-cell office:value-type="float" office:value="-0.0254606">
                <text:p>-0.025460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3703">
                <text:p>3703</text:p>
              </table:table-cell>
              <table:table-cell office:value-type="float" office:value="-0.019996">
                <text:p>-0.01999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704.53">
                <text:p>3704.53</text:p>
              </table:table-cell>
              <table:table-cell office:value-type="float" office:value="-0.0150304">
                <text:p>-0.015030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3706.07">
                <text:p>3706.07</text:p>
              </table:table-cell>
              <table:table-cell office:value-type="float" office:value="-0.0108141">
                <text:p>-0.010814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3707.6">
                <text:p>3707.6</text:p>
              </table:table-cell>
              <table:table-cell office:value-type="float" office:value="-0.00728948">
                <text:p>-0.0072894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3709.13">
                <text:p>3709.13</text:p>
              </table:table-cell>
              <table:table-cell office:value-type="float" office:value="-0.00458841">
                <text:p>-0.0045884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3710.67">
                <text:p>3710.67</text:p>
              </table:table-cell>
              <table:table-cell office:value-type="float" office:value="-0.00285562">
                <text:p>-0.0028556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712.2">
                <text:p>3712.2</text:p>
              </table:table-cell>
              <table:table-cell office:value-type="float" office:value="-0.00200112">
                <text:p>-0.0020011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3713.73">
                <text:p>3713.73</text:p>
              </table:table-cell>
              <table:table-cell office:value-type="float" office:value="-0.00221059">
                <text:p>-0.0022105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3715.27">
                <text:p>3715.27</text:p>
              </table:table-cell>
              <table:table-cell office:value-type="float" office:value="-0.00340754">
                <text:p>-0.0034075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3716.8">
                <text:p>3716.8</text:p>
              </table:table-cell>
              <table:table-cell office:value-type="float" office:value="-0.00556053">
                <text:p>-0.005560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718.33">
                <text:p>3718.33</text:p>
              </table:table-cell>
              <table:table-cell office:value-type="float" office:value="-0.00873136">
                <text:p>-0.00873136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719.87">
                <text:p>3719.87</text:p>
              </table:table-cell>
              <table:table-cell office:value-type="float" office:value="-0.0126966">
                <text:p>-0.0126966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3721.4">
                <text:p>3721.4</text:p>
              </table:table-cell>
              <table:table-cell office:value-type="float" office:value="-0.0174962">
                <text:p>-0.017496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722.93">
                <text:p>3722.93</text:p>
              </table:table-cell>
              <table:table-cell office:value-type="float" office:value="-0.0229757">
                <text:p>-0.0229757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724.47">
                <text:p>3724.47</text:p>
              </table:table-cell>
              <table:table-cell office:value-type="float" office:value="-0.0289442">
                <text:p>-0.0289442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726">
                <text:p>3726</text:p>
              </table:table-cell>
              <table:table-cell office:value-type="float" office:value="-0.0354291">
                <text:p>-0.035429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727.53">
                <text:p>3727.53</text:p>
              </table:table-cell>
              <table:table-cell office:value-type="float" office:value="-0.0421473">
                <text:p>-0.0421473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729.07">
                <text:p>3729.07</text:p>
              </table:table-cell>
              <table:table-cell office:value-type="float" office:value="-0.0490717">
                <text:p>-0.049071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3730.6">
                <text:p>3730.6</text:p>
              </table:table-cell>
              <table:table-cell office:value-type="float" office:value="-0.0561331">
                <text:p>-0.0561331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3732.13">
                <text:p>3732.13</text:p>
              </table:table-cell>
              <table:table-cell office:value-type="float" office:value="-0.063108">
                <text:p>-0.063108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3733.67">
                <text:p>3733.67</text:p>
              </table:table-cell>
              <table:table-cell office:value-type="float" office:value="-0.070069">
                <text:p>-0.07006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3735.2">
                <text:p>3735.2</text:p>
              </table:table-cell>
              <table:table-cell office:value-type="float" office:value="-0.0767973">
                <text:p>-0.076797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736.73">
                <text:p>3736.73</text:p>
              </table:table-cell>
              <table:table-cell office:value-type="float" office:value="-0.0831967">
                <text:p>-0.0831967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738.27">
                <text:p>3738.27</text:p>
              </table:table-cell>
              <table:table-cell office:value-type="float" office:value="-0.0892213">
                <text:p>-0.0892213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39.8">
                <text:p>3739.8</text:p>
              </table:table-cell>
              <table:table-cell office:value-type="float" office:value="-0.094559">
                <text:p>-0.094559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741.33">
                <text:p>3741.33</text:p>
              </table:table-cell>
              <table:table-cell office:value-type="float" office:value="-0.0992081">
                <text:p>-0.099208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742.87">
                <text:p>3742.87</text:p>
              </table:table-cell>
              <table:table-cell office:value-type="float" office:value="-0.102959">
                <text:p>-0.10295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744.4">
                <text:p>3744.4</text:p>
              </table:table-cell>
              <table:table-cell office:value-type="float" office:value="-0.105657">
                <text:p>-0.105657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3745.93">
                <text:p>3745.93</text:p>
              </table:table-cell>
              <table:table-cell office:value-type="float" office:value="-0.1074">
                <text:p>-0.107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3747.47">
                <text:p>3747.47</text:p>
              </table:table-cell>
              <table:table-cell office:value-type="float" office:value="-0.108027">
                <text:p>-0.108027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749">
                <text:p>3749</text:p>
              </table:table-cell>
              <table:table-cell office:value-type="float" office:value="-0.107694">
                <text:p>-0.10769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3750.53">
                <text:p>3750.53</text:p>
              </table:table-cell>
              <table:table-cell office:value-type="float" office:value="-0.106501">
                <text:p>-0.10650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3752.07">
                <text:p>3752.07</text:p>
              </table:table-cell>
              <table:table-cell office:value-type="float" office:value="-0.104428">
                <text:p>-0.10442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753.6">
                <text:p>3753.6</text:p>
              </table:table-cell>
              <table:table-cell office:value-type="float" office:value="-0.101703">
                <text:p>-0.10170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3755.13">
                <text:p>3755.13</text:p>
              </table:table-cell>
              <table:table-cell office:value-type="float" office:value="-0.0982422">
                <text:p>-0.098242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3756.67">
                <text:p>3756.67</text:p>
              </table:table-cell>
              <table:table-cell office:value-type="float" office:value="-0.0940877">
                <text:p>-0.094087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3758.2">
                <text:p>3758.2</text:p>
              </table:table-cell>
              <table:table-cell office:value-type="float" office:value="-0.0892841">
                <text:p>-0.089284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3759.73">
                <text:p>3759.73</text:p>
              </table:table-cell>
              <table:table-cell office:value-type="float" office:value="-0.0836851">
                <text:p>-0.0836851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3761.27">
                <text:p>3761.27</text:p>
              </table:table-cell>
              <table:table-cell office:value-type="float" office:value="-0.0774644">
                <text:p>-0.077464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762.8">
                <text:p>3762.8</text:p>
              </table:table-cell>
              <table:table-cell office:value-type="float" office:value="-0.0706122">
                <text:p>-0.070612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764.33">
                <text:p>3764.33</text:p>
              </table:table-cell>
              <table:table-cell office:value-type="float" office:value="-0.0632689">
                <text:p>-0.063268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765.87">
                <text:p>3765.87</text:p>
              </table:table-cell>
              <table:table-cell office:value-type="float" office:value="-0.0557614">
                <text:p>-0.055761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767.4">
                <text:p>3767.4</text:p>
              </table:table-cell>
              <table:table-cell office:value-type="float" office:value="-0.04817">
                <text:p>-0.0481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768.93">
                <text:p>3768.93</text:p>
              </table:table-cell>
              <table:table-cell office:value-type="float" office:value="-0.0408672">
                <text:p>-0.040867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770.47">
                <text:p>3770.47</text:p>
              </table:table-cell>
              <table:table-cell office:value-type="float" office:value="-0.0340243">
                <text:p>-0.034024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772">
                <text:p>3772</text:p>
              </table:table-cell>
              <table:table-cell office:value-type="float" office:value="-0.0276893">
                <text:p>-0.027689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3773.53">
                <text:p>3773.53</text:p>
              </table:table-cell>
              <table:table-cell office:value-type="float" office:value="-0.0220793">
                <text:p>-0.022079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3775.07">
                <text:p>3775.07</text:p>
              </table:table-cell>
              <table:table-cell office:value-type="float" office:value="-0.0170497">
                <text:p>-0.017049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3776.6">
                <text:p>3776.6</text:p>
              </table:table-cell>
              <table:table-cell office:value-type="float" office:value="-0.0126413">
                <text:p>-0.012641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3778.13">
                <text:p>3778.13</text:p>
              </table:table-cell>
              <table:table-cell office:value-type="float" office:value="-0.00887323">
                <text:p>-0.0088732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3779.67">
                <text:p>3779.67</text:p>
              </table:table-cell>
              <table:table-cell office:value-type="float" office:value="-0.00564264">
                <text:p>-0.00564264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781.2">
                <text:p>3781.2</text:p>
              </table:table-cell>
              <table:table-cell office:value-type="float" office:value="-0.00318043">
                <text:p>-0.00318043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3782.73">
                <text:p>3782.73</text:p>
              </table:table-cell>
              <table:table-cell office:value-type="float" office:value="-0.00150444">
                <text:p>-0.0015044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3784.27">
                <text:p>3784.27</text:p>
              </table:table-cell>
              <table:table-cell office:value-type="float" office:value="-0.000790306">
                <text:p>-0.000790306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785.8">
                <text:p>3785.8</text:p>
              </table:table-cell>
              <table:table-cell office:value-type="float" office:value="-0.00126606">
                <text:p>-0.0012660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787.33">
                <text:p>3787.33</text:p>
              </table:table-cell>
              <table:table-cell office:value-type="float" office:value="-0.00285563">
                <text:p>-0.0028556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788.87">
                <text:p>3788.87</text:p>
              </table:table-cell>
              <table:table-cell office:value-type="float" office:value="-0.00570187">
                <text:p>-0.0057018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790.4">
                <text:p>3790.4</text:p>
              </table:table-cell>
              <table:table-cell office:value-type="float" office:value="-0.00963397">
                <text:p>-0.0096339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791.93">
                <text:p>3791.93</text:p>
              </table:table-cell>
              <table:table-cell office:value-type="float" office:value="-0.0144077">
                <text:p>-0.0144077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793.47">
                <text:p>3793.47</text:p>
              </table:table-cell>
              <table:table-cell office:value-type="float" office:value="-0.0199341">
                <text:p>-0.019934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3795">
                <text:p>3795</text:p>
              </table:table-cell>
              <table:table-cell office:value-type="float" office:value="-0.0258196">
                <text:p>-0.025819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3796.53">
                <text:p>3796.53</text:p>
              </table:table-cell>
              <table:table-cell office:value-type="float" office:value="-0.0319789">
                <text:p>-0.0319789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3798.07">
                <text:p>3798.07</text:p>
              </table:table-cell>
              <table:table-cell office:value-type="float" office:value="-0.0383182">
                <text:p>-0.038318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3799.6">
                <text:p>3799.6</text:p>
              </table:table-cell>
              <table:table-cell office:value-type="float" office:value="-0.0447022">
                <text:p>-0.044702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3801.13">
                <text:p>3801.13</text:p>
              </table:table-cell>
              <table:table-cell office:value-type="float" office:value="-0.0513179">
                <text:p>-0.051317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3802.67">
                <text:p>3802.67</text:p>
              </table:table-cell>
              <table:table-cell office:value-type="float" office:value="-0.058075">
                <text:p>-0.05807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3804.2">
                <text:p>3804.2</text:p>
              </table:table-cell>
              <table:table-cell office:value-type="float" office:value="-0.0650204">
                <text:p>-0.065020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805.73">
                <text:p>3805.73</text:p>
              </table:table-cell>
              <table:table-cell office:value-type="float" office:value="-0.0721486">
                <text:p>-0.072148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3807.27">
                <text:p>3807.27</text:p>
              </table:table-cell>
              <table:table-cell office:value-type="float" office:value="-0.0791414">
                <text:p>-0.079141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3808.8">
                <text:p>3808.8</text:p>
              </table:table-cell>
              <table:table-cell office:value-type="float" office:value="-0.0859079">
                <text:p>-0.085907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3810.33">
                <text:p>3810.33</text:p>
              </table:table-cell>
              <table:table-cell office:value-type="float" office:value="-0.0920773">
                <text:p>-0.092077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3811.87">
                <text:p>3811.87</text:p>
              </table:table-cell>
              <table:table-cell office:value-type="float" office:value="-0.097347">
                <text:p>-0.09734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3813.4">
                <text:p>3813.4</text:p>
              </table:table-cell>
              <table:table-cell office:value-type="float" office:value="-0.101643">
                <text:p>-0.10164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3814.93">
                <text:p>3814.93</text:p>
              </table:table-cell>
              <table:table-cell office:value-type="float" office:value="-0.104716">
                <text:p>-0.10471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3816.47">
                <text:p>3816.47</text:p>
              </table:table-cell>
              <table:table-cell office:value-type="float" office:value="-0.106695">
                <text:p>-0.10669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3818">
                <text:p>3818</text:p>
              </table:table-cell>
              <table:table-cell office:value-type="float" office:value="-0.107674">
                <text:p>-0.107674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3819.53">
                <text:p>3819.53</text:p>
              </table:table-cell>
              <table:table-cell office:value-type="float" office:value="-0.107726">
                <text:p>-0.10772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3821.07">
                <text:p>3821.07</text:p>
              </table:table-cell>
              <table:table-cell office:value-type="float" office:value="-0.107134">
                <text:p>-0.107134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3822.6">
                <text:p>3822.6</text:p>
              </table:table-cell>
              <table:table-cell office:value-type="float" office:value="-0.10584">
                <text:p>-0.1058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3824.13">
                <text:p>3824.13</text:p>
              </table:table-cell>
              <table:table-cell office:value-type="float" office:value="-0.103917">
                <text:p>-0.10391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825.67">
                <text:p>3825.67</text:p>
              </table:table-cell>
              <table:table-cell office:value-type="float" office:value="-0.101319">
                <text:p>-0.10131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827.2">
                <text:p>3827.2</text:p>
              </table:table-cell>
              <table:table-cell office:value-type="float" office:value="-0.0978027">
                <text:p>-0.0978027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3828.73">
                <text:p>3828.73</text:p>
              </table:table-cell>
              <table:table-cell office:value-type="float" office:value="-0.093431">
                <text:p>-0.09343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830.27">
                <text:p>3830.27</text:p>
              </table:table-cell>
              <table:table-cell office:value-type="float" office:value="-0.0880527">
                <text:p>-0.0880527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31.8">
                <text:p>3831.8</text:p>
              </table:table-cell>
              <table:table-cell office:value-type="float" office:value="-0.0817441">
                <text:p>-0.0817441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833.33">
                <text:p>3833.33</text:p>
              </table:table-cell>
              <table:table-cell office:value-type="float" office:value="-0.0747909">
                <text:p>-0.074790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834.87">
                <text:p>3834.87</text:p>
              </table:table-cell>
              <table:table-cell office:value-type="float" office:value="-0.0673005">
                <text:p>-0.0673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